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ackground-color="#ffff00" fo:border="none"/>
    </style:style>
    <style:style style:name="ce26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9" style:family="table-cell" style:parent-style-name="Default">
      <style:table-cell-properties fo:background-color="#ffff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20"/>
        <table:table-column table:style-name="co2" table:number-columns-repeated="2" table:default-cell-style-name="ce20"/>
        <table:table-column table:style-name="co2" table:default-cell-style-name="Default"/>
        <table:table-column table:style-name="co2" table:default-cell-style-name="ce20"/>
        <table:table-column table:style-name="co2" table:number-columns-repeated="4" table:default-cell-style-name="Default"/>
        <table:table-column table:style-name="co2" table:default-cell-style-name="ce20"/>
        <table:table-column table:style-name="co2" table:number-columns-repeated="4" table:default-cell-style-name="Default"/>
        <table:table-column table:style-name="co2" table:default-cell-style-name="ce20"/>
        <table:table-column table:style-name="co2" table:number-columns-repeated="5" table:default-cell-style-name="Default"/>
        <table:table-column table:style-name="co2" table:default-cell-style-name="ce20"/>
        <table:table-column table:style-name="co2" table:number-columns-repeated="4" table:default-cell-style-name="Default"/>
        <table:table-column table:style-name="co2" table:default-cell-style-name="ce20"/>
        <table:table-column table:style-name="co2" table:number-columns-repeated="4" table:default-cell-style-name="Default"/>
        <table:table-column table:style-name="co2" table:default-cell-style-name="ce20"/>
        <table:table-column table:style-name="co2" table:number-columns-repeated="5" table:default-cell-style-name="Default"/>
        <table:table-column table:style-name="co2" table:default-cell-style-name="ce20"/>
        <table:table-column table:style-name="co2" table:number-columns-repeated="987" table:default-cell-style-name="Default"/>
        <table:table-row table:style-name="ro1">
          <table:table-cell office:value-type="string" calcext:value-type="string">
            <text:p>BO instan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blank spaces are out of memory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2"/>
          <table:table-cell table:style-name="ce4" office:value-type="string" calcext:value-type="string" table:number-columns-spanned="2" table:number-rows-spanned="1">
            <text:p>Epsilon constraint</text:p>
          </table:table-cell>
          <table:covered-table-cell/>
          <table:table-cell table:style-name="ce4" office:value-type="string" calcext:value-type="string" table:number-columns-spanned="5" table:number-rows-spanned="1">
            <text:p>BB(QCR0)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BB(UQCR preprocessing)</text:p>
          </table:table-cell>
          <table:covered-table-cell table:number-columns-repeated="4"/>
          <table:table-cell table:style-name="ce4" office:value-type="string" calcext:value-type="string" table:number-columns-spanned="6" table:number-rows-spanned="1">
            <text:p>Heuristic + BB(UQCR preprocessing)</text:p>
          </table:table-cell>
          <table:covered-table-cell table:number-columns-repeated="5"/>
          <table:table-cell table:style-name="ce4" office:value-type="string" calcext:value-type="string" table:number-columns-spanned="5" table:number-rows-spanned="1">
            <text:p>BB(QCR root + UQCR preprocessing)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BB(UQCR* preprocessing)</text:p>
          </table:table-cell>
          <table:covered-table-cell table:number-columns-repeated="4"/>
          <table:table-cell table:style-name="ce4" office:value-type="string" calcext:value-type="string" table:number-columns-spanned="6" table:number-rows-spanned="1">
            <text:p>Heuristic + BB(UQCR* preprocessing)</text:p>
          </table:table-cell>
          <table:covered-table-cell table:number-columns-repeated="5"/>
          <table:table-cell table:style-name="ce4" office:value-type="string" calcext:value-type="string" table:number-columns-spanned="5" table:number-rows-spanned="1">
            <text:p><text:span text:style-name="T1">BB(QCR root + UQCR* preprocessing</text:span>)</text:p>
          </table:table-cell>
          <table:covered-table-cell table:number-columns-repeated="4"/>
          <table:table-cell table:number-columns-repeated="982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heur time(s)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heur time(s)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table:style-name="ce20" office:value-type="string" calcext:value-type="string">
            <text:p>#NDP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QKP_20_100_100_1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78" calcext:value-type="float">
            <text:p>0.78</text:p>
          </table:table-cell>
          <table:table-cell office:value-type="float" office:value="17" calcext:value-type="float">
            <text:p>17</text:p>
          </table:table-cell>
          <table:table-cell office:value-type="float" office:value="1.06" calcext:value-type="float">
            <text:p>1.06</text:p>
          </table:table-cell>
          <table:table-cell office:value-type="float" office:value="567" calcext:value-type="float">
            <text:p>567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.06" calcext:value-type="float">
            <text:p>1.06</text:p>
          </table:table-cell>
          <table:table-cell office:value-type="float" office:value="593" calcext:value-type="float">
            <text:p>593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28" calcext:value-type="float">
            <text:p>0.28</text:p>
          </table:table-cell>
          <table:table-cell office:value-type="float" office:value="1.36" calcext:value-type="float">
            <text:p>1.36</text:p>
          </table:table-cell>
          <table:table-cell office:value-type="float" office:value="593" calcext:value-type="float">
            <text:p>593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.31" calcext:value-type="float">
            <text:p>1.31</text:p>
          </table:table-cell>
          <table:table-cell office:value-type="float" office:value="597" calcext:value-type="float">
            <text:p>597</text:p>
          </table:table-cell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.25" calcext:value-type="float">
            <text:p>1.25</text:p>
          </table:table-cell>
          <table:table-cell office:value-type="float" office:value="593" calcext:value-type="float">
            <text:p>593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44" calcext:value-type="float">
            <text:p>0.44</text:p>
          </table:table-cell>
          <table:table-cell office:value-type="float" office:value="3.25" calcext:value-type="float">
            <text:p>3.25</text:p>
          </table:table-cell>
          <table:table-cell office:value-type="float" office:value="593" calcext:value-type="float">
            <text:p>593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.44" calcext:value-type="float">
            <text:p>1.44</text:p>
          </table:table-cell>
          <table:table-cell office:value-type="float" office:value="595" calcext:value-type="float">
            <text:p>595</text:p>
          </table:table-cell>
          <table:table-cell office:value-type="float" office:value="298" calcext:value-type="float">
            <text:p>29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0_100_100_2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.12" calcext:value-type="float">
            <text:p>5.12</text:p>
          </table:table-cell>
          <table:table-cell office:value-type="float" office:value="37" calcext:value-type="float">
            <text:p>37</text:p>
          </table:table-cell>
          <table:table-cell office:value-type="float" office:value="5.03" calcext:value-type="float">
            <text:p>5.03</text:p>
          </table:table-cell>
          <table:table-cell office:value-type="float" office:value="3851" calcext:value-type="float">
            <text:p>3851</text:p>
          </table:table-cell>
          <table:table-cell office:value-type="float" office:value="1926" calcext:value-type="float">
            <text:p>192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.36" calcext:value-type="float">
            <text:p>4.36</text:p>
          </table:table-cell>
          <table:table-cell office:value-type="float" office:value="3953" calcext:value-type="float">
            <text:p>3953</text:p>
          </table:table-cell>
          <table:table-cell office:value-type="float" office:value="1977" calcext:value-type="float">
            <text:p>197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.19" calcext:value-type="float">
            <text:p>0.19</text:p>
          </table:table-cell>
          <table:table-cell office:value-type="float" office:value="4.47" calcext:value-type="float">
            <text:p>4.47</text:p>
          </table:table-cell>
          <table:table-cell office:value-type="float" office:value="3953" calcext:value-type="float">
            <text:p>3953</text:p>
          </table:table-cell>
          <table:table-cell office:value-type="float" office:value="1977" calcext:value-type="float">
            <text:p>197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.96" calcext:value-type="float">
            <text:p>4.96</text:p>
          </table:table-cell>
          <table:table-cell office:value-type="float" office:value="3953" calcext:value-type="float">
            <text:p>3953</text:p>
          </table:table-cell>
          <table:table-cell office:value-type="float" office:value="1977" calcext:value-type="float">
            <text:p>197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.59" calcext:value-type="float">
            <text:p>4.59</text:p>
          </table:table-cell>
          <table:table-cell office:value-type="float" office:value="3931" calcext:value-type="float">
            <text:p>3931</text:p>
          </table:table-cell>
          <table:table-cell office:value-type="float" office:value="1966" calcext:value-type="float">
            <text:p>1966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0.3" calcext:value-type="float">
            <text:p>0.3</text:p>
          </table:table-cell>
          <table:table-cell office:value-type="float" office:value="6.82" calcext:value-type="float">
            <text:p>6.82</text:p>
          </table:table-cell>
          <table:table-cell office:value-type="float" office:value="3927" calcext:value-type="float">
            <text:p>3927</text:p>
          </table:table-cell>
          <table:table-cell office:value-type="float" office:value="1964" calcext:value-type="float">
            <text:p>196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5.19" calcext:value-type="float">
            <text:p>5.19</text:p>
          </table:table-cell>
          <table:table-cell office:value-type="float" office:value="3931" calcext:value-type="float">
            <text:p>3931</text:p>
          </table:table-cell>
          <table:table-cell office:value-type="float" office:value="1966" calcext:value-type="float">
            <text:p>1966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0_100_100_3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.54" calcext:value-type="float">
            <text:p>2.54</text:p>
          </table:table-cell>
          <table:table-cell office:value-type="float" office:value="28" calcext:value-type="float">
            <text:p>28</text:p>
          </table:table-cell>
          <table:table-cell office:value-type="float" office:value="1.65" calcext:value-type="float">
            <text:p>1.65</text:p>
          </table:table-cell>
          <table:table-cell office:value-type="float" office:value="1205" calcext:value-type="float">
            <text:p>1205</text:p>
          </table:table-cell>
          <table:table-cell office:value-type="float" office:value="603" calcext:value-type="float">
            <text:p>60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.6" calcext:value-type="float">
            <text:p>1.6</text:p>
          </table:table-cell>
          <table:table-cell office:value-type="float" office:value="1207" calcext:value-type="float">
            <text:p>1207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.27" calcext:value-type="float">
            <text:p>0.27</text:p>
          </table:table-cell>
          <table:table-cell office:value-type="float" office:value="1.88" calcext:value-type="float">
            <text:p>1.88</text:p>
          </table:table-cell>
          <table:table-cell office:value-type="float" office:value="1207" calcext:value-type="float">
            <text:p>1207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.79" calcext:value-type="float">
            <text:p>1.79</text:p>
          </table:table-cell>
          <table:table-cell office:value-type="float" office:value="1207" calcext:value-type="float">
            <text:p>1207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.78" calcext:value-type="float">
            <text:p>1.78</text:p>
          </table:table-cell>
          <table:table-cell office:value-type="float" office:value="1209" calcext:value-type="float">
            <text:p>1209</text:p>
          </table:table-cell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.21" calcext:value-type="float">
            <text:p>0.21</text:p>
          </table:table-cell>
          <table:table-cell office:value-type="float" office:value="2.81" calcext:value-type="float">
            <text:p>2.81</text:p>
          </table:table-cell>
          <table:table-cell office:value-type="float" office:value="1209" calcext:value-type="float">
            <text:p>1209</text:p>
          </table:table-cell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.96" calcext:value-type="float">
            <text:p>1.96</text:p>
          </table:table-cell>
          <table:table-cell office:value-type="float" office:value="1209" calcext:value-type="float">
            <text:p>1209</text:p>
          </table:table-cell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5:.B7])" office:value-type="float" office:value="20" calcext:value-type="float">
            <text:p>20</text:p>
          </table:table-cell>
          <table:table-cell table:style-name="ce21" table:formula="of:=AVERAGE([.C5:.C7])" office:value-type="float" office:value="100" calcext:value-type="float">
            <text:p>100</text:p>
          </table:table-cell>
          <table:table-cell table:style-name="ce21" table:formula="of:=AVERAGE([.D5:.D7])" office:value-type="float" office:value="2.81333333333333" calcext:value-type="float">
            <text:p>2.81333333333333</text:p>
          </table:table-cell>
          <table:table-cell table:style-name="ce21" table:formula="of:=AVERAGE([.E5:.E7])" office:value-type="float" office:value="27.3333333333333" calcext:value-type="float">
            <text:p>27.3333333333333</text:p>
          </table:table-cell>
          <table:table-cell table:style-name="ce24" table:formula="of:=AVERAGE([.F5:.F7])" office:value-type="float" office:value="2.58" calcext:value-type="float">
            <text:p>2.58</text:p>
          </table:table-cell>
          <table:table-cell table:style-name="ce24" table:formula="of:=AVERAGE([.G5:.G7])" office:value-type="float" office:value="1874.33333333333" calcext:value-type="float">
            <text:p>1874.33333333333</text:p>
          </table:table-cell>
          <table:table-cell table:style-name="ce21" table:formula="of:=AVERAGE([.H5:.H7])" office:value-type="float" office:value="937.666666666667" calcext:value-type="float">
            <text:p>937.666666666667</text:p>
          </table:table-cell>
          <table:table-cell table:style-name="ce21" table:formula="of:=AVERAGE([.I5:.I7])" office:value-type="float" office:value="8.66666666666667" calcext:value-type="float">
            <text:p>8.66666666666667</text:p>
          </table:table-cell>
          <table:table-cell table:style-name="ce21" table:formula="of:=AVERAGE([.J5:.J7])" office:value-type="float" office:value="27.3333333333333" calcext:value-type="float">
            <text:p>27.3333333333333</text:p>
          </table:table-cell>
          <table:table-cell table:style-name="ce21" table:formula="of:=AVERAGE([.K5:.K7])" office:value-type="float" office:value="2.34" calcext:value-type="float">
            <text:p>2.34</text:p>
          </table:table-cell>
          <table:table-cell table:style-name="ce21" table:formula="of:=AVERAGE([.L5:.L7])" office:value-type="float" office:value="1917.66666666667" calcext:value-type="float">
            <text:p>1917.66666666667</text:p>
          </table:table-cell>
          <table:table-cell table:style-name="ce21" table:formula="of:=AVERAGE([.M5:.M7])" office:value-type="float" office:value="959.333333333333" calcext:value-type="float">
            <text:p>959.333333333333</text:p>
          </table:table-cell>
          <table:table-cell table:style-name="ce21" table:formula="of:=AVERAGE([.N5:.N7])" office:value-type="float" office:value="3.66666666666667" calcext:value-type="float">
            <text:p>3.66666666666667</text:p>
          </table:table-cell>
          <table:table-cell table:style-name="ce21" table:formula="of:=AVERAGE([.O5:.O7])" office:value-type="float" office:value="27.3333333333333" calcext:value-type="float">
            <text:p>27.3333333333333</text:p>
          </table:table-cell>
          <table:table-cell table:style-name="ce21" table:formula="of:=AVERAGE([.P5:.P7])" office:value-type="float" office:value="0.246666666666667" calcext:value-type="float">
            <text:p>0.246666666666667</text:p>
          </table:table-cell>
          <table:table-cell table:style-name="ce21" table:formula="of:=AVERAGE([.Q5:.Q7])" office:value-type="float" office:value="2.57" calcext:value-type="float">
            <text:p>2.57</text:p>
          </table:table-cell>
          <table:table-cell table:style-name="ce21" table:formula="of:=AVERAGE([.R5:.R7])" office:value-type="float" office:value="1917.66666666667" calcext:value-type="float">
            <text:p>1917.66666666667</text:p>
          </table:table-cell>
          <table:table-cell table:style-name="ce21" table:formula="of:=AVERAGE([.S5:.S7])" office:value-type="float" office:value="959.333333333333" calcext:value-type="float">
            <text:p>959.333333333333</text:p>
          </table:table-cell>
          <table:table-cell table:style-name="ce21" table:formula="of:=AVERAGE([.T5:.T7])" office:value-type="float" office:value="3.66666666666667" calcext:value-type="float">
            <text:p>3.66666666666667</text:p>
          </table:table-cell>
          <table:table-cell table:style-name="ce21" table:formula="of:=AVERAGE([.U5:.U7])" office:value-type="float" office:value="27.3333333333333" calcext:value-type="float">
            <text:p>27.3333333333333</text:p>
          </table:table-cell>
          <table:table-cell table:style-name="ce21" table:formula="of:=AVERAGE([.V5:.V7])" office:value-type="float" office:value="2.68666666666667" calcext:value-type="float">
            <text:p>2.68666666666667</text:p>
          </table:table-cell>
          <table:table-cell table:style-name="ce21" table:formula="of:=AVERAGE([.W5:.W7])" office:value-type="float" office:value="1919" calcext:value-type="float">
            <text:p>1919</text:p>
          </table:table-cell>
          <table:table-cell table:style-name="ce21" table:formula="of:=AVERAGE([.X5:.X7])" office:value-type="float" office:value="960" calcext:value-type="float">
            <text:p>960</text:p>
          </table:table-cell>
          <table:table-cell table:style-name="ce21" table:formula="of:=AVERAGE([.Y5:.Y7])" office:value-type="float" office:value="3.33333333333333" calcext:value-type="float">
            <text:p>3.33333333333333</text:p>
          </table:table-cell>
          <table:table-cell table:style-name="ce21" table:formula="of:=AVERAGE([.Z5:.Z7])" office:value-type="float" office:value="27.3333333333333" calcext:value-type="float">
            <text:p>27.3333333333333</text:p>
          </table:table-cell>
          <table:table-cell table:style-name="ce21" table:formula="of:=AVERAGE([.AA5:.AA7])" office:value-type="float" office:value="2.54" calcext:value-type="float">
            <text:p>2.54</text:p>
          </table:table-cell>
          <table:table-cell table:style-name="ce21" table:formula="of:=AVERAGE([.AB5:.AB7])" office:value-type="float" office:value="1911" calcext:value-type="float">
            <text:p>1911</text:p>
          </table:table-cell>
          <table:table-cell table:style-name="ce21" table:formula="of:=AVERAGE([.AC5:.AC7])" office:value-type="float" office:value="956" calcext:value-type="float">
            <text:p>956</text:p>
          </table:table-cell>
          <table:table-cell table:style-name="ce21" table:formula="of:=AVERAGE([.AD5:.AD7])" office:value-type="float" office:value="5" calcext:value-type="float">
            <text:p>5</text:p>
          </table:table-cell>
          <table:table-cell table:style-name="ce21" table:formula="of:=AVERAGE([.AE5:.AE7])" office:value-type="float" office:value="27.3333333333333" calcext:value-type="float">
            <text:p>27.3333333333333</text:p>
          </table:table-cell>
          <table:table-cell table:style-name="ce21" table:formula="of:=AVERAGE([.AF5:.AF7])" office:value-type="float" office:value="0.316666666666667" calcext:value-type="float">
            <text:p>0.316666666666667</text:p>
          </table:table-cell>
          <table:table-cell table:style-name="ce21" table:formula="of:=AVERAGE([.AG5:.AG7])" office:value-type="float" office:value="4.29333333333333" calcext:value-type="float">
            <text:p>4.29333333333333</text:p>
          </table:table-cell>
          <table:table-cell table:style-name="ce21" table:formula="of:=AVERAGE([.AH5:.AH7])" office:value-type="float" office:value="1909.66666666667" calcext:value-type="float">
            <text:p>1909.66666666667</text:p>
          </table:table-cell>
          <table:table-cell table:style-name="ce21" table:formula="of:=AVERAGE([.AI5:.AI7])" office:value-type="float" office:value="955.333333333333" calcext:value-type="float">
            <text:p>955.333333333333</text:p>
          </table:table-cell>
          <table:table-cell table:style-name="ce21" table:formula="of:=AVERAGE([.AJ5:.AJ7])" office:value-type="float" office:value="5.33333333333333" calcext:value-type="float">
            <text:p>5.33333333333333</text:p>
          </table:table-cell>
          <table:table-cell table:style-name="ce21" table:formula="of:=AVERAGE([.AK5:.AK7])" office:value-type="float" office:value="27.3333333333333" calcext:value-type="float">
            <text:p>27.3333333333333</text:p>
          </table:table-cell>
          <table:table-cell table:style-name="ce21" table:formula="of:=AVERAGE([.AL5:.AL7])" office:value-type="float" office:value="2.86333333333333" calcext:value-type="float">
            <text:p>2.86333333333333</text:p>
          </table:table-cell>
          <table:table-cell table:style-name="ce21" table:formula="of:=AVERAGE([.AM5:.AM7])" office:value-type="float" office:value="1911.66666666667" calcext:value-type="float">
            <text:p>1911.66666666667</text:p>
          </table:table-cell>
          <table:table-cell table:style-name="ce21" table:formula="of:=AVERAGE([.AN5:.AN7])" office:value-type="float" office:value="956.333333333333" calcext:value-type="float">
            <text:p>956.333333333333</text:p>
          </table:table-cell>
          <table:table-cell table:style-name="ce21" table:formula="of:=AVERAGE([.AO5:.AO7])" office:value-type="float" office:value="4.66666666666667" calcext:value-type="float">
            <text:p>4.66666666666667</text:p>
          </table:table-cell>
          <table:table-cell table:style-name="ce21" table:formula="of:=AVERAGE([.AP5:.AP7])" office:value-type="float" office:value="27.3333333333333" calcext:value-type="float">
            <text:p>27.3333333333333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20_100_25_1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7.24" calcext:value-type="float">
            <text:p>7.24</text:p>
          </table:table-cell>
          <table:table-cell office:value-type="float" office:value="36" calcext:value-type="float">
            <text:p>36</text:p>
          </table:table-cell>
          <table:table-cell office:value-type="float" office:value="10.03" calcext:value-type="float">
            <text:p>10.03</text:p>
          </table:table-cell>
          <table:table-cell office:value-type="float" office:value="7817" calcext:value-type="float">
            <text:p>7817</text:p>
          </table:table-cell>
          <table:table-cell office:value-type="float" office:value="3909" calcext:value-type="float">
            <text:p>3909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6.98" calcext:value-type="float">
            <text:p>6.98</text:p>
          </table:table-cell>
          <table:table-cell office:value-type="float" office:value="7941" calcext:value-type="float">
            <text:p>7941</text:p>
          </table:table-cell>
          <table:table-cell office:value-type="float" office:value="3971" calcext:value-type="float">
            <text:p>397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22" calcext:value-type="float">
            <text:p>0.22</text:p>
          </table:table-cell>
          <table:table-cell office:value-type="float" office:value="7.11" calcext:value-type="float">
            <text:p>7.11</text:p>
          </table:table-cell>
          <table:table-cell office:value-type="float" office:value="7939" calcext:value-type="float">
            <text:p>7939</text:p>
          </table:table-cell>
          <table:table-cell office:value-type="float" office:value="3970" calcext:value-type="float">
            <text:p>397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.65" calcext:value-type="float">
            <text:p>7.65</text:p>
          </table:table-cell>
          <table:table-cell office:value-type="float" office:value="7941" calcext:value-type="float">
            <text:p>7941</text:p>
          </table:table-cell>
          <table:table-cell office:value-type="float" office:value="3971" calcext:value-type="float">
            <text:p>397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.04" calcext:value-type="float">
            <text:p>7.04</text:p>
          </table:table-cell>
          <table:table-cell office:value-type="float" office:value="7937" calcext:value-type="float">
            <text:p>7937</text:p>
          </table:table-cell>
          <table:table-cell office:value-type="float" office:value="3969" calcext:value-type="float">
            <text:p>396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29" calcext:value-type="float">
            <text:p>0.29</text:p>
          </table:table-cell>
          <table:table-cell office:value-type="float" office:value="8.46" calcext:value-type="float">
            <text:p>8.46</text:p>
          </table:table-cell>
          <table:table-cell office:value-type="float" office:value="7935" calcext:value-type="float">
            <text:p>7935</text:p>
          </table:table-cell>
          <table:table-cell office:value-type="float" office:value="3968" calcext:value-type="float">
            <text:p>396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7.38" calcext:value-type="float">
            <text:p>7.38</text:p>
          </table:table-cell>
          <table:table-cell office:value-type="float" office:value="7937" calcext:value-type="float">
            <text:p>7937</text:p>
          </table:table-cell>
          <table:table-cell office:value-type="float" office:value="3969" calcext:value-type="float">
            <text:p>396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0_100_25_2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9.74" calcext:value-type="float">
            <text:p>9.74</text:p>
          </table:table-cell>
          <table:table-cell office:value-type="float" office:value="68" calcext:value-type="float">
            <text:p>68</text:p>
          </table:table-cell>
          <table:table-cell office:value-type="float" office:value="28.62" calcext:value-type="float">
            <text:p>28.62</text:p>
          </table:table-cell>
          <table:table-cell office:value-type="float" office:value="23645" calcext:value-type="float">
            <text:p>23645</text:p>
          </table:table-cell>
          <table:table-cell office:value-type="float" office:value="11823" calcext:value-type="float">
            <text:p>11823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19.56" calcext:value-type="float">
            <text:p>19.56</text:p>
          </table:table-cell>
          <table:table-cell office:value-type="float" office:value="23753" calcext:value-type="float">
            <text:p>23753</text:p>
          </table:table-cell>
          <table:table-cell office:value-type="float" office:value="11877" calcext:value-type="float">
            <text:p>1187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27" calcext:value-type="float">
            <text:p>0.27</text:p>
          </table:table-cell>
          <table:table-cell office:value-type="float" office:value="19.37" calcext:value-type="float">
            <text:p>19.37</text:p>
          </table:table-cell>
          <table:table-cell office:value-type="float" office:value="23753" calcext:value-type="float">
            <text:p>23753</text:p>
          </table:table-cell>
          <table:table-cell office:value-type="float" office:value="11877" calcext:value-type="float">
            <text:p>1187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6.11" calcext:value-type="float">
            <text:p>26.11</text:p>
          </table:table-cell>
          <table:table-cell office:value-type="float" office:value="23755" calcext:value-type="float">
            <text:p>23755</text:p>
          </table:table-cell>
          <table:table-cell office:value-type="float" office:value="11878" calcext:value-type="float">
            <text:p>1187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9.23" calcext:value-type="float">
            <text:p>19.23</text:p>
          </table:table-cell>
          <table:table-cell office:value-type="float" office:value="23753" calcext:value-type="float">
            <text:p>23753</text:p>
          </table:table-cell>
          <table:table-cell office:value-type="float" office:value="11877" calcext:value-type="float">
            <text:p>1187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35" calcext:value-type="float">
            <text:p>0.35</text:p>
          </table:table-cell>
          <table:table-cell office:value-type="float" office:value="21.06" calcext:value-type="float">
            <text:p>21.06</text:p>
          </table:table-cell>
          <table:table-cell office:value-type="float" office:value="23753" calcext:value-type="float">
            <text:p>23753</text:p>
          </table:table-cell>
          <table:table-cell office:value-type="float" office:value="11877" calcext:value-type="float">
            <text:p>1187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9.72" calcext:value-type="float">
            <text:p>19.72</text:p>
          </table:table-cell>
          <table:table-cell office:value-type="float" office:value="23755" calcext:value-type="float">
            <text:p>23755</text:p>
          </table:table-cell>
          <table:table-cell office:value-type="float" office:value="11878" calcext:value-type="float">
            <text:p>1187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0_100_25_3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.23" calcext:value-type="float">
            <text:p>5.23</text:p>
          </table:table-cell>
          <table:table-cell office:value-type="float" office:value="35" calcext:value-type="float">
            <text:p>35</text:p>
          </table:table-cell>
          <table:table-cell office:value-type="float" office:value="7.2" calcext:value-type="float">
            <text:p>7.2</text:p>
          </table:table-cell>
          <table:table-cell office:value-type="float" office:value="6245" calcext:value-type="float">
            <text:p>6245</text:p>
          </table:table-cell>
          <table:table-cell office:value-type="float" office:value="3123" calcext:value-type="float">
            <text:p>312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.22" calcext:value-type="float">
            <text:p>5.22</text:p>
          </table:table-cell>
          <table:table-cell office:value-type="float" office:value="6363" calcext:value-type="float">
            <text:p>6363</text:p>
          </table:table-cell>
          <table:table-cell office:value-type="float" office:value="3182" calcext:value-type="float">
            <text:p>318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32" calcext:value-type="float">
            <text:p>0.32</text:p>
          </table:table-cell>
          <table:table-cell office:value-type="float" office:value="5.55" calcext:value-type="float">
            <text:p>5.55</text:p>
          </table:table-cell>
          <table:table-cell office:value-type="float" office:value="6363" calcext:value-type="float">
            <text:p>6363</text:p>
          </table:table-cell>
          <table:table-cell office:value-type="float" office:value="3182" calcext:value-type="float">
            <text:p>318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.79" calcext:value-type="float">
            <text:p>7.79</text:p>
          </table:table-cell>
          <table:table-cell office:value-type="float" office:value="6381" calcext:value-type="float">
            <text:p>6381</text:p>
          </table:table-cell>
          <table:table-cell office:value-type="float" office:value="3191" calcext:value-type="float">
            <text:p>319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.22" calcext:value-type="float">
            <text:p>5.22</text:p>
          </table:table-cell>
          <table:table-cell office:value-type="float" office:value="6363" calcext:value-type="float">
            <text:p>6363</text:p>
          </table:table-cell>
          <table:table-cell office:value-type="float" office:value="3182" calcext:value-type="float">
            <text:p>318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24" calcext:value-type="float">
            <text:p>0.24</text:p>
          </table:table-cell>
          <table:table-cell office:value-type="float" office:value="7.77" calcext:value-type="float">
            <text:p>7.77</text:p>
          </table:table-cell>
          <table:table-cell office:value-type="float" office:value="6363" calcext:value-type="float">
            <text:p>6363</text:p>
          </table:table-cell>
          <table:table-cell office:value-type="float" office:value="3182" calcext:value-type="float">
            <text:p>318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.59" calcext:value-type="float">
            <text:p>5.59</text:p>
          </table:table-cell>
          <table:table-cell office:value-type="float" office:value="6381" calcext:value-type="float">
            <text:p>6381</text:p>
          </table:table-cell>
          <table:table-cell office:value-type="float" office:value="3191" calcext:value-type="float">
            <text:p>319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9:.B11])" office:value-type="float" office:value="20" calcext:value-type="float">
            <text:p>20</text:p>
          </table:table-cell>
          <table:table-cell table:style-name="ce21" table:formula="of:=AVERAGE([.C9:.C11])" office:value-type="float" office:value="25" calcext:value-type="float">
            <text:p>25</text:p>
          </table:table-cell>
          <table:table-cell table:style-name="ce21" table:formula="of:=AVERAGE([.D9:.D11])" office:value-type="float" office:value="7.40333333333333" calcext:value-type="float">
            <text:p>7.40333333333333</text:p>
          </table:table-cell>
          <table:table-cell table:style-name="ce21" table:formula="of:=AVERAGE([.E9:.E11])" office:value-type="float" office:value="46.3333333333333" calcext:value-type="float">
            <text:p>46.3333333333333</text:p>
          </table:table-cell>
          <table:table-cell table:style-name="ce24" table:formula="of:=AVERAGE([.F9:.F11])" office:value-type="float" office:value="15.2833333333333" calcext:value-type="float">
            <text:p>15.2833333333333</text:p>
          </table:table-cell>
          <table:table-cell table:style-name="ce24" table:formula="of:=AVERAGE([.G9:.G11])" office:value-type="float" office:value="12569" calcext:value-type="float">
            <text:p>12569</text:p>
          </table:table-cell>
          <table:table-cell table:style-name="ce21" table:formula="of:=AVERAGE([.H9:.H11])" office:value-type="float" office:value="6285" calcext:value-type="float">
            <text:p>6285</text:p>
          </table:table-cell>
          <table:table-cell table:style-name="ce21" table:formula="of:=AVERAGE([.I9:.I11])" office:value-type="float" office:value="42.6666666666667" calcext:value-type="float">
            <text:p>42.6666666666667</text:p>
          </table:table-cell>
          <table:table-cell table:style-name="ce21" table:formula="of:=AVERAGE([.J9:.J11])" office:value-type="float" office:value="46.3333333333333" calcext:value-type="float">
            <text:p>46.3333333333333</text:p>
          </table:table-cell>
          <table:table-cell table:style-name="ce21" table:formula="of:=AVERAGE([.K9:.K11])" office:value-type="float" office:value="10.5866666666667" calcext:value-type="float">
            <text:p>10.5866666666667</text:p>
          </table:table-cell>
          <table:table-cell table:style-name="ce21" table:formula="of:=AVERAGE([.L9:.L11])" office:value-type="float" office:value="12685.6666666667" calcext:value-type="float">
            <text:p>12685.6666666667</text:p>
          </table:table-cell>
          <table:table-cell table:style-name="ce21" table:formula="of:=AVERAGE([.M9:.M11])" office:value-type="float" office:value="6343.33333333333" calcext:value-type="float">
            <text:p>6343.33333333333</text:p>
          </table:table-cell>
          <table:table-cell table:style-name="ce21" table:formula="of:=AVERAGE([.N9:.N11])" office:value-type="float" office:value="3.66666666666667" calcext:value-type="float">
            <text:p>3.66666666666667</text:p>
          </table:table-cell>
          <table:table-cell table:style-name="ce21" table:formula="of:=AVERAGE([.O9:.O11])" office:value-type="float" office:value="46.3333333333333" calcext:value-type="float">
            <text:p>46.3333333333333</text:p>
          </table:table-cell>
          <table:table-cell table:style-name="ce21" table:formula="of:=AVERAGE([.P9:.P11])" office:value-type="float" office:value="0.27" calcext:value-type="float">
            <text:p>0.27</text:p>
          </table:table-cell>
          <table:table-cell table:style-name="ce21" table:formula="of:=AVERAGE([.Q9:.Q11])" office:value-type="float" office:value="10.6766666666667" calcext:value-type="float">
            <text:p>10.6766666666667</text:p>
          </table:table-cell>
          <table:table-cell table:style-name="ce21" table:formula="of:=AVERAGE([.R9:.R11])" office:value-type="float" office:value="12685" calcext:value-type="float">
            <text:p>12685</text:p>
          </table:table-cell>
          <table:table-cell table:style-name="ce21" table:formula="of:=AVERAGE([.S9:.S11])" office:value-type="float" office:value="6343" calcext:value-type="float">
            <text:p>6343</text:p>
          </table:table-cell>
          <table:table-cell table:style-name="ce21" table:formula="of:=AVERAGE([.T9:.T11])" office:value-type="float" office:value="4" calcext:value-type="float">
            <text:p>4</text:p>
          </table:table-cell>
          <table:table-cell table:style-name="ce21" table:formula="of:=AVERAGE([.U9:.U11])" office:value-type="float" office:value="46.3333333333333" calcext:value-type="float">
            <text:p>46.3333333333333</text:p>
          </table:table-cell>
          <table:table-cell table:style-name="ce21" table:formula="of:=AVERAGE([.V9:.V11])" office:value-type="float" office:value="13.85" calcext:value-type="float">
            <text:p>13.85</text:p>
          </table:table-cell>
          <table:table-cell table:style-name="ce21" table:formula="of:=AVERAGE([.W9:.W11])" office:value-type="float" office:value="12692.3333333333" calcext:value-type="float">
            <text:p>12692.3333333333</text:p>
          </table:table-cell>
          <table:table-cell table:style-name="ce21" table:formula="of:=AVERAGE([.X9:.X11])" office:value-type="float" office:value="6346.66666666667" calcext:value-type="float">
            <text:p>6346.66666666667</text:p>
          </table:table-cell>
          <table:table-cell table:style-name="ce21" table:formula="of:=AVERAGE([.Y9:.Y11])" office:value-type="float" office:value="0.333333333333333" calcext:value-type="float">
            <text:p>0.333333333333333</text:p>
          </table:table-cell>
          <table:table-cell table:style-name="ce21" table:formula="of:=AVERAGE([.Z9:.Z11])" office:value-type="float" office:value="46.3333333333333" calcext:value-type="float">
            <text:p>46.3333333333333</text:p>
          </table:table-cell>
          <table:table-cell table:style-name="ce21" table:formula="of:=AVERAGE([.AA9:.AA11])" office:value-type="float" office:value="10.4966666666667" calcext:value-type="float">
            <text:p>10.4966666666667</text:p>
          </table:table-cell>
          <table:table-cell table:style-name="ce21" table:formula="of:=AVERAGE([.AB9:.AB11])" office:value-type="float" office:value="12684.3333333333" calcext:value-type="float">
            <text:p>12684.3333333333</text:p>
          </table:table-cell>
          <table:table-cell table:style-name="ce21" table:formula="of:=AVERAGE([.AC9:.AC11])" office:value-type="float" office:value="6342.66666666667" calcext:value-type="float">
            <text:p>6342.66666666667</text:p>
          </table:table-cell>
          <table:table-cell table:style-name="ce21" table:formula="of:=AVERAGE([.AD9:.AD11])" office:value-type="float" office:value="4" calcext:value-type="float">
            <text:p>4</text:p>
          </table:table-cell>
          <table:table-cell table:style-name="ce21" table:formula="of:=AVERAGE([.AE9:.AE11])" office:value-type="float" office:value="46.3333333333333" calcext:value-type="float">
            <text:p>46.3333333333333</text:p>
          </table:table-cell>
          <table:table-cell table:style-name="ce21" table:formula="of:=AVERAGE([.AF9:.AF11])" office:value-type="float" office:value="0.293333333333333" calcext:value-type="float">
            <text:p>0.293333333333333</text:p>
          </table:table-cell>
          <table:table-cell table:style-name="ce21" table:formula="of:=AVERAGE([.AG9:.AG11])" office:value-type="float" office:value="12.43" calcext:value-type="float">
            <text:p>12.43</text:p>
          </table:table-cell>
          <table:table-cell table:style-name="ce21" table:formula="of:=AVERAGE([.AH9:.AH11])" office:value-type="float" office:value="12683.6666666667" calcext:value-type="float">
            <text:p>12683.6666666667</text:p>
          </table:table-cell>
          <table:table-cell table:style-name="ce21" table:formula="of:=AVERAGE([.AI9:.AI11])" office:value-type="float" office:value="6342.33333333333" calcext:value-type="float">
            <text:p>6342.33333333333</text:p>
          </table:table-cell>
          <table:table-cell table:style-name="ce21" table:formula="of:=AVERAGE([.AJ9:.AJ11])" office:value-type="float" office:value="4.33333333333333" calcext:value-type="float">
            <text:p>4.33333333333333</text:p>
          </table:table-cell>
          <table:table-cell table:style-name="ce21" table:formula="of:=AVERAGE([.AK9:.AK11])" office:value-type="float" office:value="46.3333333333333" calcext:value-type="float">
            <text:p>46.3333333333333</text:p>
          </table:table-cell>
          <table:table-cell table:style-name="ce21" table:formula="of:=AVERAGE([.AL9:.AL11])" office:value-type="float" office:value="10.8966666666667" calcext:value-type="float">
            <text:p>10.8966666666667</text:p>
          </table:table-cell>
          <table:table-cell table:style-name="ce21" table:formula="of:=AVERAGE([.AM9:.AM11])" office:value-type="float" office:value="12691" calcext:value-type="float">
            <text:p>12691</text:p>
          </table:table-cell>
          <table:table-cell table:style-name="ce21" table:formula="of:=AVERAGE([.AN9:.AN11])" office:value-type="float" office:value="6346" calcext:value-type="float">
            <text:p>6346</text:p>
          </table:table-cell>
          <table:table-cell table:style-name="ce21" table:formula="of:=AVERAGE([.AO9:.AO11])" office:value-type="float" office:value="0.666666666666667" calcext:value-type="float">
            <text:p>0.666666666666667</text:p>
          </table:table-cell>
          <table:table-cell table:style-name="ce21" table:formula="of:=AVERAGE([.AP9:.AP11])" office:value-type="float" office:value="46.3333333333333" calcext:value-type="float">
            <text:p>46.3333333333333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20_100_50_1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82" calcext:value-type="float">
            <text:p>0.82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34" calcext:value-type="float">
            <text:p>0.34</text:p>
          </table:table-cell>
          <table:table-cell office:value-type="float" office:value="1.16" calcext:value-type="float">
            <text:p>1.16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45" calcext:value-type="float">
            <text:p>1.45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89" calcext:value-type="float">
            <text:p>0.89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24" calcext:value-type="float">
            <text:p>0.24</text:p>
          </table:table-cell>
          <table:table-cell office:value-type="float" office:value="2.09" calcext:value-type="float">
            <text:p>2.09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16" calcext:value-type="float">
            <text:p>1.16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0_100_50_2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.11" calcext:value-type="float">
            <text:p>6.11</text:p>
          </table:table-cell>
          <table:table-cell office:value-type="float" office:value="37" calcext:value-type="float">
            <text:p>37</text:p>
          </table:table-cell>
          <table:table-cell office:value-type="float" office:value="4.84" calcext:value-type="float">
            <text:p>4.84</text:p>
          </table:table-cell>
          <table:table-cell office:value-type="float" office:value="3707" calcext:value-type="float">
            <text:p>3707</text:p>
          </table:table-cell>
          <table:table-cell office:value-type="float" office:value="1854" calcext:value-type="float">
            <text:p>185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.63" calcext:value-type="float">
            <text:p>3.63</text:p>
          </table:table-cell>
          <table:table-cell office:value-type="float" office:value="3855" calcext:value-type="float">
            <text:p>3855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24" calcext:value-type="float">
            <text:p>0.24</text:p>
          </table:table-cell>
          <table:table-cell office:value-type="float" office:value="3.97" calcext:value-type="float">
            <text:p>3.97</text:p>
          </table:table-cell>
          <table:table-cell office:value-type="float" office:value="3855" calcext:value-type="float">
            <text:p>3855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.09" calcext:value-type="float">
            <text:p>5.09</text:p>
          </table:table-cell>
          <table:table-cell office:value-type="float" office:value="3855" calcext:value-type="float">
            <text:p>3855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.11" calcext:value-type="float">
            <text:p>5.11</text:p>
          </table:table-cell>
          <table:table-cell office:value-type="float" office:value="3849" calcext:value-type="float">
            <text:p>3849</text:p>
          </table:table-cell>
          <table:table-cell office:value-type="float" office:value="1925" calcext:value-type="float">
            <text:p>192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28" calcext:value-type="float">
            <text:p>0.28</text:p>
          </table:table-cell>
          <table:table-cell office:value-type="float" office:value="5.38" calcext:value-type="float">
            <text:p>5.38</text:p>
          </table:table-cell>
          <table:table-cell office:value-type="float" office:value="3849" calcext:value-type="float">
            <text:p>3849</text:p>
          </table:table-cell>
          <table:table-cell office:value-type="float" office:value="1925" calcext:value-type="float">
            <text:p>192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38" calcext:value-type="float">
            <text:p>4.38</text:p>
          </table:table-cell>
          <table:table-cell office:value-type="float" office:value="3849" calcext:value-type="float">
            <text:p>3849</text:p>
          </table:table-cell>
          <table:table-cell office:value-type="float" office:value="1925" calcext:value-type="float">
            <text:p>192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0_100_50_3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.65" calcext:value-type="float">
            <text:p>4.65</text:p>
          </table:table-cell>
          <table:table-cell office:value-type="float" office:value="29" calcext:value-type="float">
            <text:p>29</text:p>
          </table:table-cell>
          <table:table-cell office:value-type="float" office:value="5.06" calcext:value-type="float">
            <text:p>5.06</text:p>
          </table:table-cell>
          <table:table-cell office:value-type="float" office:value="4431" calcext:value-type="float">
            <text:p>4431</text:p>
          </table:table-cell>
          <table:table-cell office:value-type="float" office:value="2216" calcext:value-type="float">
            <text:p>221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.16" calcext:value-type="float">
            <text:p>4.16</text:p>
          </table:table-cell>
          <table:table-cell office:value-type="float" office:value="4671" calcext:value-type="float">
            <text:p>4671</text:p>
          </table:table-cell>
          <table:table-cell office:value-type="float" office:value="2336" calcext:value-type="float">
            <text:p>233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.29" calcext:value-type="float">
            <text:p>0.29</text:p>
          </table:table-cell>
          <table:table-cell office:value-type="float" office:value="4.46" calcext:value-type="float">
            <text:p>4.46</text:p>
          </table:table-cell>
          <table:table-cell office:value-type="float" office:value="4671" calcext:value-type="float">
            <text:p>4671</text:p>
          </table:table-cell>
          <table:table-cell office:value-type="float" office:value="2336" calcext:value-type="float">
            <text:p>233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.02" calcext:value-type="float">
            <text:p>5.02</text:p>
          </table:table-cell>
          <table:table-cell office:value-type="float" office:value="4675" calcext:value-type="float">
            <text:p>4675</text:p>
          </table:table-cell>
          <table:table-cell office:value-type="float" office:value="2338" calcext:value-type="float">
            <text:p>233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.27" calcext:value-type="float">
            <text:p>4.27</text:p>
          </table:table-cell>
          <table:table-cell office:value-type="float" office:value="4667" calcext:value-type="float">
            <text:p>4667</text:p>
          </table:table-cell>
          <table:table-cell office:value-type="float" office:value="2334" calcext:value-type="float">
            <text:p>233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.3" calcext:value-type="float">
            <text:p>0.3</text:p>
          </table:table-cell>
          <table:table-cell office:value-type="float" office:value="5.73" calcext:value-type="float">
            <text:p>5.73</text:p>
          </table:table-cell>
          <table:table-cell office:value-type="float" office:value="4667" calcext:value-type="float">
            <text:p>4667</text:p>
          </table:table-cell>
          <table:table-cell office:value-type="float" office:value="2334" calcext:value-type="float">
            <text:p>233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.58" calcext:value-type="float">
            <text:p>4.58</text:p>
          </table:table-cell>
          <table:table-cell office:value-type="float" office:value="4673" calcext:value-type="float">
            <text:p>4673</text:p>
          </table:table-cell>
          <table:table-cell office:value-type="float" office:value="2337" calcext:value-type="float">
            <text:p>233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13:.B15])" office:value-type="float" office:value="20" calcext:value-type="float">
            <text:p>20</text:p>
          </table:table-cell>
          <table:table-cell table:style-name="ce21" table:formula="of:=AVERAGE([.C13:.C15])" office:value-type="float" office:value="50" calcext:value-type="float">
            <text:p>50</text:p>
          </table:table-cell>
          <table:table-cell table:style-name="ce21" table:formula="of:=AVERAGE([.D13:.D15])" office:value-type="float" office:value="3.69333333333333" calcext:value-type="float">
            <text:p>3.69333333333333</text:p>
          </table:table-cell>
          <table:table-cell table:style-name="ce21" table:formula="of:=AVERAGE([.E13:.E15])" office:value-type="float" office:value="26.6666666666667" calcext:value-type="float">
            <text:p>26.6666666666667</text:p>
          </table:table-cell>
          <table:table-cell table:style-name="ce24" table:formula="of:=AVERAGE([.F13:.F15])" office:value-type="float" office:value="3.55" calcext:value-type="float">
            <text:p>3.55</text:p>
          </table:table-cell>
          <table:table-cell table:style-name="ce24" table:formula="of:=AVERAGE([.G13:.G15])" office:value-type="float" office:value="2814.33333333333" calcext:value-type="float">
            <text:p>2814.33333333333</text:p>
          </table:table-cell>
          <table:table-cell table:style-name="ce21" table:formula="of:=AVERAGE([.H13:.H15])" office:value-type="float" office:value="1407.66666666667" calcext:value-type="float">
            <text:p>1407.66666666667</text:p>
          </table:table-cell>
          <table:table-cell table:style-name="ce21" table:formula="of:=AVERAGE([.I13:.I15])" office:value-type="float" office:value="19" calcext:value-type="float">
            <text:p>19</text:p>
          </table:table-cell>
          <table:table-cell table:style-name="ce21" table:formula="of:=AVERAGE([.J13:.J15])" office:value-type="float" office:value="26.6666666666667" calcext:value-type="float">
            <text:p>26.6666666666667</text:p>
          </table:table-cell>
          <table:table-cell table:style-name="ce21" table:formula="of:=AVERAGE([.K13:.K15])" office:value-type="float" office:value="2.87" calcext:value-type="float">
            <text:p>2.87</text:p>
          </table:table-cell>
          <table:table-cell table:style-name="ce21" table:formula="of:=AVERAGE([.L13:.L15])" office:value-type="float" office:value="2943.66666666667" calcext:value-type="float">
            <text:p>2943.66666666667</text:p>
          </table:table-cell>
          <table:table-cell table:style-name="ce21" table:formula="of:=AVERAGE([.M13:.M15])" office:value-type="float" office:value="1472.33333333333" calcext:value-type="float">
            <text:p>1472.33333333333</text:p>
          </table:table-cell>
          <table:table-cell table:style-name="ce21" table:formula="of:=AVERAGE([.N13:.N15])" office:value-type="float" office:value="1.66666666666667" calcext:value-type="float">
            <text:p>1.66666666666667</text:p>
          </table:table-cell>
          <table:table-cell table:style-name="ce21" table:formula="of:=AVERAGE([.O13:.O15])" office:value-type="float" office:value="26.6666666666667" calcext:value-type="float">
            <text:p>26.6666666666667</text:p>
          </table:table-cell>
          <table:table-cell table:style-name="ce21" table:formula="of:=AVERAGE([.P13:.P15])" office:value-type="float" office:value="0.29" calcext:value-type="float">
            <text:p>0.29</text:p>
          </table:table-cell>
          <table:table-cell table:style-name="ce21" table:formula="of:=AVERAGE([.Q13:.Q15])" office:value-type="float" office:value="3.19666666666667" calcext:value-type="float">
            <text:p>3.19666666666667</text:p>
          </table:table-cell>
          <table:table-cell table:style-name="ce21" table:formula="of:=AVERAGE([.R13:.R15])" office:value-type="float" office:value="2943.66666666667" calcext:value-type="float">
            <text:p>2943.66666666667</text:p>
          </table:table-cell>
          <table:table-cell table:style-name="ce21" table:formula="of:=AVERAGE([.S13:.S15])" office:value-type="float" office:value="1472.33333333333" calcext:value-type="float">
            <text:p>1472.33333333333</text:p>
          </table:table-cell>
          <table:table-cell table:style-name="ce21" table:formula="of:=AVERAGE([.T13:.T15])" office:value-type="float" office:value="1.66666666666667" calcext:value-type="float">
            <text:p>1.66666666666667</text:p>
          </table:table-cell>
          <table:table-cell table:style-name="ce21" table:formula="of:=AVERAGE([.U13:.U15])" office:value-type="float" office:value="26.6666666666667" calcext:value-type="float">
            <text:p>26.6666666666667</text:p>
          </table:table-cell>
          <table:table-cell table:style-name="ce21" table:formula="of:=AVERAGE([.V13:.V15])" office:value-type="float" office:value="3.85333333333333" calcext:value-type="float">
            <text:p>3.85333333333333</text:p>
          </table:table-cell>
          <table:table-cell table:style-name="ce21" table:formula="of:=AVERAGE([.W13:.W15])" office:value-type="float" office:value="2945" calcext:value-type="float">
            <text:p>2945</text:p>
          </table:table-cell>
          <table:table-cell table:style-name="ce21" table:formula="of:=AVERAGE([.X13:.X15])" office:value-type="float" office:value="1473" calcext:value-type="float">
            <text:p>1473</text:p>
          </table:table-cell>
          <table:table-cell table:style-name="ce21" table:formula="of:=AVERAGE([.Y13:.Y15])" office:value-type="float" office:value="1" calcext:value-type="float">
            <text:p>1</text:p>
          </table:table-cell>
          <table:table-cell table:style-name="ce21" table:formula="of:=AVERAGE([.Z13:.Z15])" office:value-type="float" office:value="26.6666666666667" calcext:value-type="float">
            <text:p>26.6666666666667</text:p>
          </table:table-cell>
          <table:table-cell table:style-name="ce21" table:formula="of:=AVERAGE([.AA13:.AA15])" office:value-type="float" office:value="3.42333333333333" calcext:value-type="float">
            <text:p>3.42333333333333</text:p>
          </table:table-cell>
          <table:table-cell table:style-name="ce21" table:formula="of:=AVERAGE([.AB13:.AB15])" office:value-type="float" office:value="2940.33333333333" calcext:value-type="float">
            <text:p>2940.33333333333</text:p>
          </table:table-cell>
          <table:table-cell table:style-name="ce21" table:formula="of:=AVERAGE([.AC13:.AC15])" office:value-type="float" office:value="1470.66666666667" calcext:value-type="float">
            <text:p>1470.66666666667</text:p>
          </table:table-cell>
          <table:table-cell table:style-name="ce21" table:formula="of:=AVERAGE([.AD13:.AD15])" office:value-type="float" office:value="2" calcext:value-type="float">
            <text:p>2</text:p>
          </table:table-cell>
          <table:table-cell table:style-name="ce21" table:formula="of:=AVERAGE([.AE13:.AE15])" office:value-type="float" office:value="26.6666666666667" calcext:value-type="float">
            <text:p>26.6666666666667</text:p>
          </table:table-cell>
          <table:table-cell table:style-name="ce21" table:formula="of:=AVERAGE([.AF13:.AF15])" office:value-type="float" office:value="0.273333333333333" calcext:value-type="float">
            <text:p>0.273333333333333</text:p>
          </table:table-cell>
          <table:table-cell table:style-name="ce21" table:formula="of:=AVERAGE([.AG13:.AG15])" office:value-type="float" office:value="4.4" calcext:value-type="float">
            <text:p>4.4</text:p>
          </table:table-cell>
          <table:table-cell table:style-name="ce21" table:formula="of:=AVERAGE([.AH13:.AH15])" office:value-type="float" office:value="2940.33333333333" calcext:value-type="float">
            <text:p>2940.33333333333</text:p>
          </table:table-cell>
          <table:table-cell table:style-name="ce21" table:formula="of:=AVERAGE([.AI13:.AI15])" office:value-type="float" office:value="1470.66666666667" calcext:value-type="float">
            <text:p>1470.66666666667</text:p>
          </table:table-cell>
          <table:table-cell table:style-name="ce21" table:formula="of:=AVERAGE([.AJ13:.AJ15])" office:value-type="float" office:value="2" calcext:value-type="float">
            <text:p>2</text:p>
          </table:table-cell>
          <table:table-cell table:style-name="ce21" table:formula="of:=AVERAGE([.AK13:.AK15])" office:value-type="float" office:value="26.6666666666667" calcext:value-type="float">
            <text:p>26.6666666666667</text:p>
          </table:table-cell>
          <table:table-cell table:style-name="ce21" table:formula="of:=AVERAGE([.AL13:.AL15])" office:value-type="float" office:value="3.37333333333333" calcext:value-type="float">
            <text:p>3.37333333333333</text:p>
          </table:table-cell>
          <table:table-cell table:style-name="ce21" table:formula="of:=AVERAGE([.AM13:.AM15])" office:value-type="float" office:value="2942.33333333333" calcext:value-type="float">
            <text:p>2942.33333333333</text:p>
          </table:table-cell>
          <table:table-cell table:style-name="ce21" table:formula="of:=AVERAGE([.AN13:.AN15])" office:value-type="float" office:value="1471.66666666667" calcext:value-type="float">
            <text:p>1471.66666666667</text:p>
          </table:table-cell>
          <table:table-cell table:style-name="ce21" table:formula="of:=AVERAGE([.AO13:.AO15])" office:value-type="float" office:value="1.33333333333333" calcext:value-type="float">
            <text:p>1.33333333333333</text:p>
          </table:table-cell>
          <table:table-cell table:style-name="ce21" table:formula="of:=AVERAGE([.AP13:.AP15])" office:value-type="float" office:value="26.6666666666667" calcext:value-type="float">
            <text:p>26.6666666666667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20_100_75_1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0.54" calcext:value-type="float">
            <text:p>0.54</text:p>
          </table:table-cell>
          <table:table-cell office:value-type="float" office:value="17" calcext:value-type="float">
            <text:p>17</text:p>
          </table:table-cell>
          <table:table-cell office:value-type="float" office:value="0.74" calcext:value-type="float">
            <text:p>0.74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88" calcext:value-type="float">
            <text:p>0.88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31" calcext:value-type="float">
            <text:p>0.31</text:p>
          </table:table-cell>
          <table:table-cell office:value-type="float" office:value="1.23" calcext:value-type="float">
            <text:p>1.23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14" calcext:value-type="float">
            <text:p>1.14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93" calcext:value-type="float">
            <text:p>0.93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25" calcext:value-type="float">
            <text:p>0.25</text:p>
          </table:table-cell>
          <table:table-cell office:value-type="float" office:value="2.13" calcext:value-type="float">
            <text:p>2.13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18" calcext:value-type="float">
            <text:p>1.18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0_100_75_2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.15" calcext:value-type="float">
            <text:p>1.15</text:p>
          </table:table-cell>
          <table:table-cell office:value-type="float" office:value="18" calcext:value-type="float">
            <text:p>18</text:p>
          </table:table-cell>
          <table:table-cell office:value-type="float" office:value="1.38" calcext:value-type="float">
            <text:p>1.38</text:p>
          </table:table-cell>
          <table:table-cell office:value-type="float" office:value="799" calcext:value-type="float">
            <text:p>799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.23" calcext:value-type="float">
            <text:p>1.23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22" calcext:value-type="float">
            <text:p>0.22</text:p>
          </table:table-cell>
          <table:table-cell office:value-type="float" office:value="1.56" calcext:value-type="float">
            <text:p>1.56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.7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.34" calcext:value-type="float">
            <text:p>1.34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.3</text:p>
          </table:table-cell>
          <table:table-cell office:value-type="float" office:value="2.6" calcext:value-type="float">
            <text:p>2.6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.77" calcext:value-type="float">
            <text:p>1.77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0_100_75_3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0.14" calcext:value-type="float">
            <text:p>10.14</text:p>
          </table:table-cell>
          <table:table-cell office:value-type="float" office:value="54" calcext:value-type="float">
            <text:p>54</text:p>
          </table:table-cell>
          <table:table-cell office:value-type="float" office:value="21.18" calcext:value-type="float">
            <text:p>21.18</text:p>
          </table:table-cell>
          <table:table-cell office:value-type="float" office:value="18593" calcext:value-type="float">
            <text:p>18593</text:p>
          </table:table-cell>
          <table:table-cell office:value-type="float" office:value="9297" calcext:value-type="float">
            <text:p>9297</text:p>
          </table:table-cell>
          <table:table-cell office:value-type="float" office:value="436" calcext:value-type="float">
            <text:p>436</text:p>
          </table:table-cell>
          <table:table-cell office:value-type="float" office:value="54" calcext:value-type="float">
            <text:p>54</text:p>
          </table:table-cell>
          <table:table-cell office:value-type="float" office:value="16.23" calcext:value-type="float">
            <text:p>16.23</text:p>
          </table:table-cell>
          <table:table-cell office:value-type="float" office:value="19769" calcext:value-type="float">
            <text:p>19769</text:p>
          </table:table-cell>
          <table:table-cell office:value-type="float" office:value="9885" calcext:value-type="float">
            <text:p>9885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0.31" calcext:value-type="float">
            <text:p>0.31</text:p>
          </table:table-cell>
          <table:table-cell office:value-type="float" office:value="17.44" calcext:value-type="float">
            <text:p>17.44</text:p>
          </table:table-cell>
          <table:table-cell office:value-type="float" office:value="19769" calcext:value-type="float">
            <text:p>19769</text:p>
          </table:table-cell>
          <table:table-cell office:value-type="float" office:value="9885" calcext:value-type="float">
            <text:p>9885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19.57" calcext:value-type="float">
            <text:p>19.57</text:p>
          </table:table-cell>
          <table:table-cell office:value-type="float" office:value="19973" calcext:value-type="float">
            <text:p>19973</text:p>
          </table:table-cell>
          <table:table-cell office:value-type="float" office:value="9987" calcext:value-type="float">
            <text:p>9987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17.72" calcext:value-type="float">
            <text:p>17.72</text:p>
          </table:table-cell>
          <table:table-cell office:value-type="float" office:value="19749" calcext:value-type="float">
            <text:p>19749</text:p>
          </table:table-cell>
          <table:table-cell office:value-type="float" office:value="9875" calcext:value-type="float">
            <text:p>9875</text:p>
          </table:table-cell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office:value-type="float" office:value="0.32" calcext:value-type="float">
            <text:p>0.32</text:p>
          </table:table-cell>
          <table:table-cell office:value-type="float" office:value="19.96" calcext:value-type="float">
            <text:p>19.96</text:p>
          </table:table-cell>
          <table:table-cell office:value-type="float" office:value="19749" calcext:value-type="float">
            <text:p>19749</text:p>
          </table:table-cell>
          <table:table-cell office:value-type="float" office:value="9875" calcext:value-type="float">
            <text:p>9875</text:p>
          </table:table-cell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office:value-type="float" office:value="18.65" calcext:value-type="float">
            <text:p>18.65</text:p>
          </table:table-cell>
          <table:table-cell office:value-type="float" office:value="19963" calcext:value-type="float">
            <text:p>19963</text:p>
          </table:table-cell>
          <table:table-cell office:value-type="float" office:value="9982" calcext:value-type="float">
            <text:p>9982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17:.B19])" office:value-type="float" office:value="20" calcext:value-type="float">
            <text:p>20</text:p>
          </table:table-cell>
          <table:table-cell table:style-name="ce21" table:formula="of:=AVERAGE([.C17:.C19])" office:value-type="float" office:value="75" calcext:value-type="float">
            <text:p>75</text:p>
          </table:table-cell>
          <table:table-cell table:style-name="ce21" table:formula="of:=AVERAGE([.D17:.D19])" office:value-type="float" office:value="3.94333333333333" calcext:value-type="float">
            <text:p>3.94333333333333</text:p>
          </table:table-cell>
          <table:table-cell table:style-name="ce21" table:formula="of:=AVERAGE([.E17:.E19])" office:value-type="float" office:value="29.6666666666667" calcext:value-type="float">
            <text:p>29.6666666666667</text:p>
          </table:table-cell>
          <table:table-cell table:style-name="ce24" table:formula="of:=AVERAGE([.F17:.F19])" office:value-type="float" office:value="7.76666666666667" calcext:value-type="float">
            <text:p>7.76666666666667</text:p>
          </table:table-cell>
          <table:table-cell table:style-name="ce24" table:formula="of:=AVERAGE([.G17:.G19])" office:value-type="float" office:value="6586.33333333333" calcext:value-type="float">
            <text:p>6586.33333333333</text:p>
          </table:table-cell>
          <table:table-cell table:style-name="ce21" table:formula="of:=AVERAGE([.H17:.H19])" office:value-type="float" office:value="3293.66666666667" calcext:value-type="float">
            <text:p>3293.66666666667</text:p>
          </table:table-cell>
          <table:table-cell table:style-name="ce21" table:formula="of:=AVERAGE([.I17:.I19])" office:value-type="float" office:value="146.333333333333" calcext:value-type="float">
            <text:p>146.333333333333</text:p>
          </table:table-cell>
          <table:table-cell table:style-name="ce21" table:formula="of:=AVERAGE([.J17:.J19])" office:value-type="float" office:value="29.6666666666667" calcext:value-type="float">
            <text:p>29.6666666666667</text:p>
          </table:table-cell>
          <table:table-cell table:style-name="ce21" table:formula="of:=AVERAGE([.K17:.K19])" office:value-type="float" office:value="6.11333333333333" calcext:value-type="float">
            <text:p>6.11333333333333</text:p>
          </table:table-cell>
          <table:table-cell table:style-name="ce21" table:formula="of:=AVERAGE([.L17:.L19])" office:value-type="float" office:value="6981" calcext:value-type="float">
            <text:p>6981</text:p>
          </table:table-cell>
          <table:table-cell table:style-name="ce21" table:formula="of:=AVERAGE([.M17:.M19])" office:value-type="float" office:value="3491" calcext:value-type="float">
            <text:p>3491</text:p>
          </table:table-cell>
          <table:table-cell table:style-name="ce21" table:formula="of:=AVERAGE([.N17:.N19])" office:value-type="float" office:value="33.3333333333333" calcext:value-type="float">
            <text:p>33.3333333333333</text:p>
          </table:table-cell>
          <table:table-cell table:style-name="ce21" table:formula="of:=AVERAGE([.O17:.O19])" office:value-type="float" office:value="29.6666666666667" calcext:value-type="float">
            <text:p>29.6666666666667</text:p>
          </table:table-cell>
          <table:table-cell table:style-name="ce21" table:formula="of:=AVERAGE([.P17:.P19])" office:value-type="float" office:value="0.28" calcext:value-type="float">
            <text:p>0.28</text:p>
          </table:table-cell>
          <table:table-cell table:style-name="ce21" table:formula="of:=AVERAGE([.Q17:.Q19])" office:value-type="float" office:value="6.74333333333333" calcext:value-type="float">
            <text:p>6.74333333333333</text:p>
          </table:table-cell>
          <table:table-cell table:style-name="ce21" table:formula="of:=AVERAGE([.R17:.R19])" office:value-type="float" office:value="6981" calcext:value-type="float">
            <text:p>6981</text:p>
          </table:table-cell>
          <table:table-cell table:style-name="ce21" table:formula="of:=AVERAGE([.S17:.S19])" office:value-type="float" office:value="3491" calcext:value-type="float">
            <text:p>3491</text:p>
          </table:table-cell>
          <table:table-cell table:style-name="ce21" table:formula="of:=AVERAGE([.T17:.T19])" office:value-type="float" office:value="33.3333333333333" calcext:value-type="float">
            <text:p>33.3333333333333</text:p>
          </table:table-cell>
          <table:table-cell table:style-name="ce21" table:formula="of:=AVERAGE([.U17:.U19])" office:value-type="float" office:value="29.6666666666667" calcext:value-type="float">
            <text:p>29.6666666666667</text:p>
          </table:table-cell>
          <table:table-cell table:style-name="ce21" table:formula="of:=AVERAGE([.V17:.V19])" office:value-type="float" office:value="7.47" calcext:value-type="float">
            <text:p>7.47</text:p>
          </table:table-cell>
          <table:table-cell table:style-name="ce21" table:formula="of:=AVERAGE([.W17:.W19])" office:value-type="float" office:value="7049" calcext:value-type="float">
            <text:p>7049</text:p>
          </table:table-cell>
          <table:table-cell table:style-name="ce21" table:formula="of:=AVERAGE([.X17:.X19])" office:value-type="float" office:value="3525" calcext:value-type="float">
            <text:p>3525</text:p>
          </table:table-cell>
          <table:table-cell table:style-name="ce21" table:formula="of:=AVERAGE([.Y17:.Y19])" office:value-type="float" office:value="8.33333333333333" calcext:value-type="float">
            <text:p>8.33333333333333</text:p>
          </table:table-cell>
          <table:table-cell table:style-name="ce21" table:formula="of:=AVERAGE([.Z17:.Z19])" office:value-type="float" office:value="29.6666666666667" calcext:value-type="float">
            <text:p>29.6666666666667</text:p>
          </table:table-cell>
          <table:table-cell table:style-name="ce21" table:formula="of:=AVERAGE([.AA17:.AA19])" office:value-type="float" office:value="6.66333333333333" calcext:value-type="float">
            <text:p>6.66333333333333</text:p>
          </table:table-cell>
          <table:table-cell table:style-name="ce21" table:formula="of:=AVERAGE([.AB17:.AB19])" office:value-type="float" office:value="6973" calcext:value-type="float">
            <text:p>6973</text:p>
          </table:table-cell>
          <table:table-cell table:style-name="ce21" table:formula="of:=AVERAGE([.AC17:.AC19])" office:value-type="float" office:value="3487" calcext:value-type="float">
            <text:p>3487</text:p>
          </table:table-cell>
          <table:table-cell table:style-name="ce21" table:formula="of:=AVERAGE([.AD17:.AD19])" office:value-type="float" office:value="34.6666666666667" calcext:value-type="float">
            <text:p>34.6666666666667</text:p>
          </table:table-cell>
          <table:table-cell table:style-name="ce21" table:formula="of:=AVERAGE([.AE17:.AE19])" office:value-type="float" office:value="29.6666666666667" calcext:value-type="float">
            <text:p>29.6666666666667</text:p>
          </table:table-cell>
          <table:table-cell table:style-name="ce21" table:formula="of:=AVERAGE([.AF17:.AF19])" office:value-type="float" office:value="0.29" calcext:value-type="float">
            <text:p>0.29</text:p>
          </table:table-cell>
          <table:table-cell table:style-name="ce21" table:formula="of:=AVERAGE([.AG17:.AG19])" office:value-type="float" office:value="8.23" calcext:value-type="float">
            <text:p>8.23</text:p>
          </table:table-cell>
          <table:table-cell table:style-name="ce21" table:formula="of:=AVERAGE([.AH17:.AH19])" office:value-type="float" office:value="6973" calcext:value-type="float">
            <text:p>6973</text:p>
          </table:table-cell>
          <table:table-cell table:style-name="ce21" table:formula="of:=AVERAGE([.AI17:.AI19])" office:value-type="float" office:value="3487" calcext:value-type="float">
            <text:p>3487</text:p>
          </table:table-cell>
          <table:table-cell table:style-name="ce21" table:formula="of:=AVERAGE([.AJ17:.AJ19])" office:value-type="float" office:value="34.6666666666667" calcext:value-type="float">
            <text:p>34.6666666666667</text:p>
          </table:table-cell>
          <table:table-cell table:style-name="ce21" table:formula="of:=AVERAGE([.AK17:.AK19])" office:value-type="float" office:value="29.6666666666667" calcext:value-type="float">
            <text:p>29.6666666666667</text:p>
          </table:table-cell>
          <table:table-cell table:style-name="ce21" table:formula="of:=AVERAGE([.AL17:.AL19])" office:value-type="float" office:value="7.2" calcext:value-type="float">
            <text:p>7.2</text:p>
          </table:table-cell>
          <table:table-cell table:style-name="ce21" table:formula="of:=AVERAGE([.AM17:.AM19])" office:value-type="float" office:value="7044.33333333333" calcext:value-type="float">
            <text:p>7044.33333333333</text:p>
          </table:table-cell>
          <table:table-cell table:style-name="ce21" table:formula="of:=AVERAGE([.AN17:.AN19])" office:value-type="float" office:value="3522.66666666667" calcext:value-type="float">
            <text:p>3522.66666666667</text:p>
          </table:table-cell>
          <table:table-cell table:style-name="ce21" table:formula="of:=AVERAGE([.AO17:.AO19])" office:value-type="float" office:value="9.33333333333333" calcext:value-type="float">
            <text:p>9.33333333333333</text:p>
          </table:table-cell>
          <table:table-cell table:style-name="ce21" table:formula="of:=AVERAGE([.AP17:.AP19])" office:value-type="float" office:value="29.6666666666667" calcext:value-type="float">
            <text:p>29.6666666666667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25_100_100_1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.04" calcext:value-type="float">
            <text:p>1.04</text:p>
          </table:table-cell>
          <table:table-cell office:value-type="float" office:value="24" calcext:value-type="float">
            <text:p>24</text:p>
          </table:table-cell>
          <table:table-cell office:value-type="float" office:value="1.42" calcext:value-type="float">
            <text:p>1.42</text:p>
          </table:table-cell>
          <table:table-cell office:value-type="float" office:value="503" calcext:value-type="float">
            <text:p>50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39" calcext:value-type="float">
            <text:p>1.39</text:p>
          </table:table-cell>
          <table:table-cell office:value-type="float" office:value="503" calcext:value-type="float">
            <text:p>50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37" calcext:value-type="float">
            <text:p>0.37</text:p>
          </table:table-cell>
          <table:table-cell office:value-type="float" office:value="1.84" calcext:value-type="float">
            <text:p>1.84</text:p>
          </table:table-cell>
          <table:table-cell office:value-type="float" office:value="503" calcext:value-type="float">
            <text:p>50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503" calcext:value-type="float">
            <text:p>50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57" calcext:value-type="float">
            <text:p>1.57</text:p>
          </table:table-cell>
          <table:table-cell office:value-type="float" office:value="501" calcext:value-type="float">
            <text:p>501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21" calcext:value-type="float">
            <text:p>0.21</text:p>
          </table:table-cell>
          <table:table-cell office:value-type="float" office:value="2.83" calcext:value-type="float">
            <text:p>2.83</text:p>
          </table:table-cell>
          <table:table-cell office:value-type="float" office:value="501" calcext:value-type="float">
            <text:p>501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.49" calcext:value-type="float">
            <text:p>2.49</text:p>
          </table:table-cell>
          <table:table-cell office:value-type="float" office:value="501" calcext:value-type="float">
            <text:p>501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5_100_100_2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7.09" calcext:value-type="float">
            <text:p>17.09</text:p>
          </table:table-cell>
          <table:table-cell office:value-type="float" office:value="43" calcext:value-type="float">
            <text:p>43</text:p>
          </table:table-cell>
          <table:table-cell office:value-type="float" office:value="6.06" calcext:value-type="float">
            <text:p>6.06</text:p>
          </table:table-cell>
          <table:table-cell office:value-type="float" office:value="4063" calcext:value-type="float">
            <text:p>4063</text:p>
          </table:table-cell>
          <table:table-cell office:value-type="float" office:value="2032" calcext:value-type="float">
            <text:p>203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.76" calcext:value-type="float">
            <text:p>4.76</text:p>
          </table:table-cell>
          <table:table-cell office:value-type="float" office:value="4101" calcext:value-type="float">
            <text:p>4101</text:p>
          </table:table-cell>
          <table:table-cell office:value-type="float" office:value="2051" calcext:value-type="float">
            <text:p>205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.31" calcext:value-type="float">
            <text:p>0.31</text:p>
          </table:table-cell>
          <table:table-cell office:value-type="float" office:value="5.19" calcext:value-type="float">
            <text:p>5.19</text:p>
          </table:table-cell>
          <table:table-cell office:value-type="float" office:value="4101" calcext:value-type="float">
            <text:p>4101</text:p>
          </table:table-cell>
          <table:table-cell office:value-type="float" office:value="2051" calcext:value-type="float">
            <text:p>205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.93" calcext:value-type="float">
            <text:p>6.93</text:p>
          </table:table-cell>
          <table:table-cell office:value-type="float" office:value="4101" calcext:value-type="float">
            <text:p>4101</text:p>
          </table:table-cell>
          <table:table-cell office:value-type="float" office:value="2051" calcext:value-type="float">
            <text:p>205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5.14" calcext:value-type="float">
            <text:p>5.14</text:p>
          </table:table-cell>
          <table:table-cell office:value-type="float" office:value="4075" calcext:value-type="float">
            <text:p>4075</text:p>
          </table:table-cell>
          <table:table-cell office:value-type="float" office:value="2038" calcext:value-type="float">
            <text:p>203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0.23" calcext:value-type="float">
            <text:p>0.23</text:p>
          </table:table-cell>
          <table:table-cell office:value-type="float" office:value="6.69" calcext:value-type="float">
            <text:p>6.69</text:p>
          </table:table-cell>
          <table:table-cell office:value-type="float" office:value="4075" calcext:value-type="float">
            <text:p>4075</text:p>
          </table:table-cell>
          <table:table-cell office:value-type="float" office:value="2038" calcext:value-type="float">
            <text:p>203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4075" calcext:value-type="float">
            <text:p>4075</text:p>
          </table:table-cell>
          <table:table-cell office:value-type="float" office:value="2038" calcext:value-type="float">
            <text:p>203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5_100_100_3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office:value-type="float" office:value="20" calcext:value-type="float">
            <text:p>20</text:p>
          </table:table-cell>
          <table:table-cell office:value-type="float" office:value="1.27" calcext:value-type="float">
            <text:p>1.27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.56" calcext:value-type="float">
            <text:p>1.56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1.88" calcext:value-type="float">
            <text:p>1.88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.68" calcext:value-type="float">
            <text:p>2.68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.56" calcext:value-type="float">
            <text:p>1.56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9" calcext:value-type="float">
            <text:p>0.39</text:p>
          </table:table-cell>
          <table:table-cell office:value-type="float" office:value="2.96" calcext:value-type="float">
            <text:p>2.96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.58" calcext:value-type="float">
            <text:p>2.58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21:.B23])" office:value-type="float" office:value="25" calcext:value-type="float">
            <text:p>25</text:p>
          </table:table-cell>
          <table:table-cell table:style-name="ce21" table:formula="of:=AVERAGE([.C21:.C23])" office:value-type="float" office:value="100" calcext:value-type="float">
            <text:p>100</text:p>
          </table:table-cell>
          <table:table-cell table:style-name="ce21" table:formula="of:=AVERAGE([.D21:.D23])" office:value-type="float" office:value="6.26" calcext:value-type="float">
            <text:p>6.26</text:p>
          </table:table-cell>
          <table:table-cell table:style-name="ce21" table:formula="of:=AVERAGE([.E21:.E23])" office:value-type="float" office:value="29" calcext:value-type="float">
            <text:p>29</text:p>
          </table:table-cell>
          <table:table-cell table:style-name="ce21" table:formula="of:=AVERAGE([.F21:.F23])" office:value-type="float" office:value="2.91666666666667" calcext:value-type="float">
            <text:p>2.91666666666667</text:p>
          </table:table-cell>
          <table:table-cell table:style-name="ce21" table:formula="of:=AVERAGE([.G21:.G23])" office:value-type="float" office:value="1721.66666666667" calcext:value-type="float">
            <text:p>1721.66666666667</text:p>
          </table:table-cell>
          <table:table-cell table:style-name="ce21" table:formula="of:=AVERAGE([.H21:.H23])" office:value-type="float" office:value="861.333333333333" calcext:value-type="float">
            <text:p>861.333333333333</text:p>
          </table:table-cell>
          <table:table-cell table:style-name="ce21" table:formula="of:=AVERAGE([.I21:.I23])" office:value-type="float" office:value="2.66666666666667" calcext:value-type="float">
            <text:p>2.66666666666667</text:p>
          </table:table-cell>
          <table:table-cell table:style-name="ce21" table:formula="of:=AVERAGE([.J21:.J23])" office:value-type="float" office:value="29" calcext:value-type="float">
            <text:p>29</text:p>
          </table:table-cell>
          <table:table-cell table:style-name="ce21" table:formula="of:=AVERAGE([.K21:.K23])" office:value-type="float" office:value="2.57" calcext:value-type="float">
            <text:p>2.57</text:p>
          </table:table-cell>
          <table:table-cell table:style-name="ce21" table:formula="of:=AVERAGE([.L21:.L23])" office:value-type="float" office:value="1734.33333333333" calcext:value-type="float">
            <text:p>1734.33333333333</text:p>
          </table:table-cell>
          <table:table-cell table:style-name="ce21" table:formula="of:=AVERAGE([.M21:.M23])" office:value-type="float" office:value="867.666666666667" calcext:value-type="float">
            <text:p>867.666666666667</text:p>
          </table:table-cell>
          <table:table-cell table:style-name="ce21" table:formula="of:=AVERAGE([.N21:.N23])" office:value-type="float" office:value="1" calcext:value-type="float">
            <text:p>1</text:p>
          </table:table-cell>
          <table:table-cell table:style-name="ce21" table:formula="of:=AVERAGE([.O21:.O23])" office:value-type="float" office:value="29" calcext:value-type="float">
            <text:p>29</text:p>
          </table:table-cell>
          <table:table-cell table:style-name="ce21" table:formula="of:=AVERAGE([.P21:.P23])" office:value-type="float" office:value="0.346666666666667" calcext:value-type="float">
            <text:p>0.346666666666667</text:p>
          </table:table-cell>
          <table:table-cell table:style-name="ce21" table:formula="of:=AVERAGE([.Q21:.Q23])" office:value-type="float" office:value="2.97" calcext:value-type="float">
            <text:p>2.97</text:p>
          </table:table-cell>
          <table:table-cell table:style-name="ce21" table:formula="of:=AVERAGE([.R21:.R23])" office:value-type="float" office:value="1734.33333333333" calcext:value-type="float">
            <text:p>1734.33333333333</text:p>
          </table:table-cell>
          <table:table-cell table:style-name="ce21" table:formula="of:=AVERAGE([.S21:.S23])" office:value-type="float" office:value="867.666666666667" calcext:value-type="float">
            <text:p>867.666666666667</text:p>
          </table:table-cell>
          <table:table-cell table:style-name="ce21" table:formula="of:=AVERAGE([.T21:.T23])" office:value-type="float" office:value="1" calcext:value-type="float">
            <text:p>1</text:p>
          </table:table-cell>
          <table:table-cell table:style-name="ce21" table:formula="of:=AVERAGE([.U21:.U23])" office:value-type="float" office:value="29" calcext:value-type="float">
            <text:p>29</text:p>
          </table:table-cell>
          <table:table-cell table:style-name="ce21" table:formula="of:=AVERAGE([.V21:.V23])" office:value-type="float" office:value="4.17" calcext:value-type="float">
            <text:p>4.17</text:p>
          </table:table-cell>
          <table:table-cell table:style-name="ce21" table:formula="of:=AVERAGE([.W21:.W23])" office:value-type="float" office:value="1734.33333333333" calcext:value-type="float">
            <text:p>1734.33333333333</text:p>
          </table:table-cell>
          <table:table-cell table:style-name="ce21" table:formula="of:=AVERAGE([.X21:.X23])" office:value-type="float" office:value="867.666666666667" calcext:value-type="float">
            <text:p>867.666666666667</text:p>
          </table:table-cell>
          <table:table-cell table:style-name="ce21" table:formula="of:=AVERAGE([.Y21:.Y23])" office:value-type="float" office:value="1" calcext:value-type="float">
            <text:p>1</text:p>
          </table:table-cell>
          <table:table-cell table:style-name="ce21" table:formula="of:=AVERAGE([.Z21:.Z23])" office:value-type="float" office:value="29" calcext:value-type="float">
            <text:p>29</text:p>
          </table:table-cell>
          <table:table-cell table:style-name="ce21" table:formula="of:=AVERAGE([.AA21:.AA23])" office:value-type="float" office:value="2.75666666666667" calcext:value-type="float">
            <text:p>2.75666666666667</text:p>
          </table:table-cell>
          <table:table-cell table:style-name="ce21" table:formula="of:=AVERAGE([.AB21:.AB23])" office:value-type="float" office:value="1725" calcext:value-type="float">
            <text:p>1725</text:p>
          </table:table-cell>
          <table:table-cell table:style-name="ce21" table:formula="of:=AVERAGE([.AC21:.AC23])" office:value-type="float" office:value="863" calcext:value-type="float">
            <text:p>863</text:p>
          </table:table-cell>
          <table:table-cell table:style-name="ce21" table:formula="of:=AVERAGE([.AD21:.AD23])" office:value-type="float" office:value="2.33333333333333" calcext:value-type="float">
            <text:p>2.33333333333333</text:p>
          </table:table-cell>
          <table:table-cell table:style-name="ce21" table:formula="of:=AVERAGE([.AE21:.AE23])" office:value-type="float" office:value="29" calcext:value-type="float">
            <text:p>29</text:p>
          </table:table-cell>
          <table:table-cell table:style-name="ce21" table:formula="of:=AVERAGE([.AF21:.AF23])" office:value-type="float" office:value="0.276666666666667" calcext:value-type="float">
            <text:p>0.276666666666667</text:p>
          </table:table-cell>
          <table:table-cell table:style-name="ce21" table:formula="of:=AVERAGE([.AG21:.AG23])" office:value-type="float" office:value="4.16" calcext:value-type="float">
            <text:p>4.16</text:p>
          </table:table-cell>
          <table:table-cell table:style-name="ce21" table:formula="of:=AVERAGE([.AH21:.AH23])" office:value-type="float" office:value="1725" calcext:value-type="float">
            <text:p>1725</text:p>
          </table:table-cell>
          <table:table-cell table:style-name="ce21" table:formula="of:=AVERAGE([.AI21:.AI23])" office:value-type="float" office:value="863" calcext:value-type="float">
            <text:p>863</text:p>
          </table:table-cell>
          <table:table-cell table:style-name="ce21" table:formula="of:=AVERAGE([.AJ21:.AJ23])" office:value-type="float" office:value="2.33333333333333" calcext:value-type="float">
            <text:p>2.33333333333333</text:p>
          </table:table-cell>
          <table:table-cell table:style-name="ce21" table:formula="of:=AVERAGE([.AK21:.AK23])" office:value-type="float" office:value="29" calcext:value-type="float">
            <text:p>29</text:p>
          </table:table-cell>
          <table:table-cell table:style-name="ce21" table:formula="of:=AVERAGE([.AL21:.AL23])" office:value-type="float" office:value="3.69" calcext:value-type="float">
            <text:p>3.69</text:p>
          </table:table-cell>
          <table:table-cell table:style-name="ce21" table:formula="of:=AVERAGE([.AM21:.AM23])" office:value-type="float" office:value="1725" calcext:value-type="float">
            <text:p>1725</text:p>
          </table:table-cell>
          <table:table-cell table:style-name="ce21" table:formula="of:=AVERAGE([.AN21:.AN23])" office:value-type="float" office:value="863" calcext:value-type="float">
            <text:p>863</text:p>
          </table:table-cell>
          <table:table-cell table:style-name="ce21" table:formula="of:=AVERAGE([.AO21:.AO23])" office:value-type="float" office:value="2.33333333333333" calcext:value-type="float">
            <text:p>2.33333333333333</text:p>
          </table:table-cell>
          <table:table-cell table:style-name="ce21" table:formula="of:=AVERAGE([.AP21:.AP23])" office:value-type="float" office:value="29" calcext:value-type="float">
            <text:p>29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25_100_25_1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.09" calcext:value-type="float">
            <text:p>4.09</text:p>
          </table:table-cell>
          <table:table-cell office:value-type="float" office:value="34" calcext:value-type="float">
            <text:p>34</text:p>
          </table:table-cell>
          <table:table-cell office:value-type="float" office:value="3.44" calcext:value-type="float">
            <text:p>3.44</text:p>
          </table:table-cell>
          <table:table-cell office:value-type="float" office:value="2203" calcext:value-type="float">
            <text:p>2203</text:p>
          </table:table-cell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.99" calcext:value-type="float">
            <text:p>2.99</text:p>
          </table:table-cell>
          <table:table-cell office:value-type="float" office:value="2207" calcext:value-type="float">
            <text:p>220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24" calcext:value-type="float">
            <text:p>0.24</text:p>
          </table:table-cell>
          <table:table-cell office:value-type="float" office:value="3.38" calcext:value-type="float">
            <text:p>3.38</text:p>
          </table:table-cell>
          <table:table-cell office:value-type="float" office:value="2207" calcext:value-type="float">
            <text:p>220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.26" calcext:value-type="float">
            <text:p>4.26</text:p>
          </table:table-cell>
          <table:table-cell office:value-type="float" office:value="2207" calcext:value-type="float">
            <text:p>220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.78" calcext:value-type="float">
            <text:p>3.78</text:p>
          </table:table-cell>
          <table:table-cell office:value-type="float" office:value="2207" calcext:value-type="float">
            <text:p>220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24" calcext:value-type="float">
            <text:p>0.24</text:p>
          </table:table-cell>
          <table:table-cell office:value-type="float" office:value="4.44" calcext:value-type="float">
            <text:p>4.44</text:p>
          </table:table-cell>
          <table:table-cell office:value-type="float" office:value="2207" calcext:value-type="float">
            <text:p>220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.84" calcext:value-type="float">
            <text:p>4.84</text:p>
          </table:table-cell>
          <table:table-cell office:value-type="float" office:value="2207" calcext:value-type="float">
            <text:p>220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5_100_25_2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5.92" calcext:value-type="float">
            <text:p>25.92</text:p>
          </table:table-cell>
          <table:table-cell office:value-type="float" office:value="59" calcext:value-type="float">
            <text:p>59</text:p>
          </table:table-cell>
          <table:table-cell office:value-type="float" office:value="224.1" calcext:value-type="float">
            <text:p>224.1</text:p>
          </table:table-cell>
          <table:table-cell office:value-type="float" office:value="169313" calcext:value-type="float">
            <text:p>169313</text:p>
          </table:table-cell>
          <table:table-cell office:value-type="float" office:value="84657" calcext:value-type="float">
            <text:p>84657</text:p>
          </table:table-cell>
          <table:table-cell office:value-type="float" office:value="9632" calcext:value-type="float">
            <text:p>9632</text:p>
          </table:table-cell>
          <table:table-cell office:value-type="float" office:value="59" calcext:value-type="float">
            <text:p>59</text:p>
          </table:table-cell>
          <table:table-cell office:value-type="float" office:value="703.34" calcext:value-type="float">
            <text:p>703.34</text:p>
          </table:table-cell>
          <table:table-cell office:value-type="float" office:value="206435" calcext:value-type="float">
            <text:p>206435</text:p>
          </table:table-cell>
          <table:table-cell office:value-type="float" office:value="103218" calcext:value-type="float">
            <text:p>103218</text:p>
          </table:table-cell>
          <table:table-cell office:value-type="float" office:value="1148" calcext:value-type="float">
            <text:p>1148</text:p>
          </table:table-cell>
          <table:table-cell office:value-type="float" office:value="59" calcext:value-type="float">
            <text:p>59</text:p>
          </table:table-cell>
          <table:table-cell office:value-type="float" office:value="0.25" calcext:value-type="float">
            <text:p>0.25</text:p>
          </table:table-cell>
          <table:table-cell office:value-type="float" office:value="188.53" calcext:value-type="float">
            <text:p>188.53</text:p>
          </table:table-cell>
          <table:table-cell office:value-type="float" office:value="206435" calcext:value-type="float">
            <text:p>206435</text:p>
          </table:table-cell>
          <table:table-cell office:value-type="float" office:value="103218" calcext:value-type="float">
            <text:p>103218</text:p>
          </table:table-cell>
          <table:table-cell office:value-type="float" office:value="1148" calcext:value-type="float">
            <text:p>1148</text:p>
          </table:table-cell>
          <table:table-cell office:value-type="float" office:value="59" calcext:value-type="float">
            <text:p>59</text:p>
          </table:table-cell>
          <table:table-cell office:value-type="float" office:value="235.66" calcext:value-type="float">
            <text:p>235.66</text:p>
          </table:table-cell>
          <table:table-cell office:value-type="float" office:value="206463" calcext:value-type="float">
            <text:p>206463</text:p>
          </table:table-cell>
          <table:table-cell office:value-type="float" office:value="103232" calcext:value-type="float">
            <text:p>103232</text:p>
          </table:table-cell>
          <table:table-cell office:value-type="float" office:value="1142" calcext:value-type="float">
            <text:p>1142</text:p>
          </table:table-cell>
          <table:table-cell office:value-type="float" office:value="59" calcext:value-type="float">
            <text:p>59</text:p>
          </table:table-cell>
          <table:table-cell office:value-type="float" office:value="200.46" calcext:value-type="float">
            <text:p>200.46</text:p>
          </table:table-cell>
          <table:table-cell office:value-type="float" office:value="206305" calcext:value-type="float">
            <text:p>206305</text:p>
          </table:table-cell>
          <table:table-cell office:value-type="float" office:value="103153" calcext:value-type="float">
            <text:p>103153</text:p>
          </table:table-cell>
          <table:table-cell office:value-type="float" office:value="1149" calcext:value-type="float">
            <text:p>1149</text:p>
          </table:table-cell>
          <table:table-cell office:value-type="float" office:value="59" calcext:value-type="float">
            <text:p>59</text:p>
          </table:table-cell>
          <table:table-cell office:value-type="float" office:value="0.19" calcext:value-type="float">
            <text:p>0.19</text:p>
          </table:table-cell>
          <table:table-cell office:value-type="float" office:value="190.14" calcext:value-type="float">
            <text:p>190.14</text:p>
          </table:table-cell>
          <table:table-cell office:value-type="float" office:value="206305" calcext:value-type="float">
            <text:p>206305</text:p>
          </table:table-cell>
          <table:table-cell office:value-type="float" office:value="103153" calcext:value-type="float">
            <text:p>103153</text:p>
          </table:table-cell>
          <table:table-cell office:value-type="float" office:value="1149" calcext:value-type="float">
            <text:p>1149</text:p>
          </table:table-cell>
          <table:table-cell office:value-type="float" office:value="59" calcext:value-type="float">
            <text:p>59</text:p>
          </table:table-cell>
          <table:table-cell office:value-type="float" office:value="201.84" calcext:value-type="float">
            <text:p>201.84</text:p>
          </table:table-cell>
          <table:table-cell office:value-type="float" office:value="206333" calcext:value-type="float">
            <text:p>206333</text:p>
          </table:table-cell>
          <table:table-cell office:value-type="float" office:value="103167" calcext:value-type="float">
            <text:p>103167</text:p>
          </table:table-cell>
          <table:table-cell office:value-type="float" office:value="1143" calcext:value-type="float">
            <text:p>114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5_100_25_3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.26" calcext:value-type="float">
            <text:p>3.26</text:p>
          </table:table-cell>
          <table:table-cell office:value-type="float" office:value="26" calcext:value-type="float">
            <text:p>26</text:p>
          </table:table-cell>
          <table:table-cell office:value-type="float" office:value="3.8" calcext:value-type="float">
            <text:p>3.8</text:p>
          </table:table-cell>
          <table:table-cell office:value-type="float" office:value="2443" calcext:value-type="float">
            <text:p>2443</text:p>
          </table:table-cell>
          <table:table-cell office:value-type="float" office:value="1222" calcext:value-type="float">
            <text:p>122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.17" calcext:value-type="float">
            <text:p>3.17</text:p>
          </table:table-cell>
          <table:table-cell office:value-type="float" office:value="2457" calcext:value-type="float">
            <text:p>2457</text:p>
          </table:table-cell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27" calcext:value-type="float">
            <text:p>0.27</text:p>
          </table:table-cell>
          <table:table-cell office:value-type="float" office:value="3.47" calcext:value-type="float">
            <text:p>3.47</text:p>
          </table:table-cell>
          <table:table-cell office:value-type="float" office:value="2457" calcext:value-type="float">
            <text:p>2457</text:p>
          </table:table-cell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6" calcext:value-type="float">
            <text:p>4.6</text:p>
          </table:table-cell>
          <table:table-cell office:value-type="float" office:value="2457" calcext:value-type="float">
            <text:p>2457</text:p>
          </table:table-cell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49" calcext:value-type="float">
            <text:p>3.49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.3" calcext:value-type="float">
            <text:p>0.3</text:p>
          </table:table-cell>
          <table:table-cell office:value-type="float" office:value="4.53" calcext:value-type="float">
            <text:p>4.53</text:p>
          </table:table-cell>
          <table:table-cell office:value-type="float" office:value="2445" calcext:value-type="float">
            <text:p>2445</text:p>
          </table:table-cell>
          <table:table-cell office:value-type="float" office:value="1223" calcext:value-type="float">
            <text:p>122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25:.B27])" office:value-type="float" office:value="25" calcext:value-type="float">
            <text:p>25</text:p>
          </table:table-cell>
          <table:table-cell table:style-name="ce21" table:formula="of:=AVERAGE([.C25:.C27])" office:value-type="float" office:value="25" calcext:value-type="float">
            <text:p>25</text:p>
          </table:table-cell>
          <table:table-cell table:style-name="ce21" table:formula="of:=AVERAGE([.D25:.D27])" office:value-type="float" office:value="11.09" calcext:value-type="float">
            <text:p>11.09</text:p>
          </table:table-cell>
          <table:table-cell table:style-name="ce21" table:formula="of:=AVERAGE([.E25:.E27])" office:value-type="float" office:value="39.6666666666667" calcext:value-type="float">
            <text:p>39.6666666666667</text:p>
          </table:table-cell>
          <table:table-cell table:style-name="ce21" table:formula="of:=AVERAGE([.F25:.F27])" office:value-type="float" office:value="77.1133333333333" calcext:value-type="float">
            <text:p>77.1133333333333</text:p>
          </table:table-cell>
          <table:table-cell table:style-name="ce21" table:formula="of:=AVERAGE([.G25:.G27])" office:value-type="float" office:value="57986.3333333333" calcext:value-type="float">
            <text:p>57986.3333333333</text:p>
          </table:table-cell>
          <table:table-cell table:style-name="ce21" table:formula="of:=AVERAGE([.H25:.H27])" office:value-type="float" office:value="28993.6666666667" calcext:value-type="float">
            <text:p>28993.6666666667</text:p>
          </table:table-cell>
          <table:table-cell table:style-name="ce21" table:formula="of:=AVERAGE([.I25:.I27])" office:value-type="float" office:value="3213" calcext:value-type="float">
            <text:p>3213</text:p>
          </table:table-cell>
          <table:table-cell table:style-name="ce21" table:formula="of:=AVERAGE([.J25:.J27])" office:value-type="float" office:value="39.6666666666667" calcext:value-type="float">
            <text:p>39.6666666666667</text:p>
          </table:table-cell>
          <table:table-cell table:style-name="ce21" table:formula="of:=AVERAGE([.K25:.K27])" office:value-type="float" office:value="236.5" calcext:value-type="float">
            <text:p>236.5</text:p>
          </table:table-cell>
          <table:table-cell table:style-name="ce21" table:formula="of:=AVERAGE([.L25:.L27])" office:value-type="float" office:value="70366.3333333333" calcext:value-type="float">
            <text:p>70366.3333333333</text:p>
          </table:table-cell>
          <table:table-cell table:style-name="ce21" table:formula="of:=AVERAGE([.M25:.M27])" office:value-type="float" office:value="35183.6666666667" calcext:value-type="float">
            <text:p>35183.6666666667</text:p>
          </table:table-cell>
          <table:table-cell table:style-name="ce21" table:formula="of:=AVERAGE([.N25:.N27])" office:value-type="float" office:value="383" calcext:value-type="float">
            <text:p>383</text:p>
          </table:table-cell>
          <table:table-cell table:style-name="ce21" table:formula="of:=AVERAGE([.O25:.O27])" office:value-type="float" office:value="39.6666666666667" calcext:value-type="float">
            <text:p>39.6666666666667</text:p>
          </table:table-cell>
          <table:table-cell table:style-name="ce21" table:formula="of:=AVERAGE([.P25:.P27])" office:value-type="float" office:value="0.253333333333333" calcext:value-type="float">
            <text:p>0.253333333333333</text:p>
          </table:table-cell>
          <table:table-cell table:style-name="ce21" table:formula="of:=AVERAGE([.Q25:.Q27])" office:value-type="float" office:value="65.1266666666667" calcext:value-type="float">
            <text:p>65.1266666666667</text:p>
          </table:table-cell>
          <table:table-cell table:style-name="ce21" table:formula="of:=AVERAGE([.R25:.R27])" office:value-type="float" office:value="70366.3333333333" calcext:value-type="float">
            <text:p>70366.3333333333</text:p>
          </table:table-cell>
          <table:table-cell table:style-name="ce21" table:formula="of:=AVERAGE([.S25:.S27])" office:value-type="float" office:value="35183.6666666667" calcext:value-type="float">
            <text:p>35183.6666666667</text:p>
          </table:table-cell>
          <table:table-cell table:style-name="ce21" table:formula="of:=AVERAGE([.T25:.T27])" office:value-type="float" office:value="383" calcext:value-type="float">
            <text:p>383</text:p>
          </table:table-cell>
          <table:table-cell table:style-name="ce21" table:formula="of:=AVERAGE([.U25:.U27])" office:value-type="float" office:value="39.6666666666667" calcext:value-type="float">
            <text:p>39.6666666666667</text:p>
          </table:table-cell>
          <table:table-cell table:style-name="ce21" table:formula="of:=AVERAGE([.V25:.V27])" office:value-type="float" office:value="81.5066666666667" calcext:value-type="float">
            <text:p>81.5066666666667</text:p>
          </table:table-cell>
          <table:table-cell table:style-name="ce21" table:formula="of:=AVERAGE([.W25:.W27])" office:value-type="float" office:value="70375.6666666667" calcext:value-type="float">
            <text:p>70375.6666666667</text:p>
          </table:table-cell>
          <table:table-cell table:style-name="ce21" table:formula="of:=AVERAGE([.X25:.X27])" office:value-type="float" office:value="35188.3333333333" calcext:value-type="float">
            <text:p>35188.3333333333</text:p>
          </table:table-cell>
          <table:table-cell table:style-name="ce21" table:formula="of:=AVERAGE([.Y25:.Y27])" office:value-type="float" office:value="381" calcext:value-type="float">
            <text:p>381</text:p>
          </table:table-cell>
          <table:table-cell table:style-name="ce21" table:formula="of:=AVERAGE([.Z25:.Z27])" office:value-type="float" office:value="39.6666666666667" calcext:value-type="float">
            <text:p>39.6666666666667</text:p>
          </table:table-cell>
          <table:table-cell table:style-name="ce21" table:formula="of:=AVERAGE([.AA25:.AA27])" office:value-type="float" office:value="69.2433333333333" calcext:value-type="float">
            <text:p>69.2433333333333</text:p>
          </table:table-cell>
          <table:table-cell table:style-name="ce21" table:formula="of:=AVERAGE([.AB25:.AB27])" office:value-type="float" office:value="70320.3333333333" calcext:value-type="float">
            <text:p>70320.3333333333</text:p>
          </table:table-cell>
          <table:table-cell table:style-name="ce21" table:formula="of:=AVERAGE([.AC25:.AC27])" office:value-type="float" office:value="35160.6666666667" calcext:value-type="float">
            <text:p>35160.6666666667</text:p>
          </table:table-cell>
          <table:table-cell table:style-name="ce21" table:formula="of:=AVERAGE([.AD25:.AD27])" office:value-type="float" office:value="384.333333333333" calcext:value-type="float">
            <text:p>384.333333333333</text:p>
          </table:table-cell>
          <table:table-cell table:style-name="ce21" table:formula="of:=AVERAGE([.AE25:.AE27])" office:value-type="float" office:value="39.6666666666667" calcext:value-type="float">
            <text:p>39.6666666666667</text:p>
          </table:table-cell>
          <table:table-cell table:style-name="ce21" table:formula="of:=AVERAGE([.AF25:.AF27])" office:value-type="float" office:value="0.243333333333333" calcext:value-type="float">
            <text:p>0.243333333333333</text:p>
          </table:table-cell>
          <table:table-cell table:style-name="ce21" table:formula="of:=AVERAGE([.AG25:.AG27])" office:value-type="float" office:value="66.37" calcext:value-type="float">
            <text:p>66.37</text:p>
          </table:table-cell>
          <table:table-cell table:style-name="ce21" table:formula="of:=AVERAGE([.AH25:.AH27])" office:value-type="float" office:value="70319" calcext:value-type="float">
            <text:p>70319</text:p>
          </table:table-cell>
          <table:table-cell table:style-name="ce21" table:formula="of:=AVERAGE([.AI25:.AI27])" office:value-type="float" office:value="35160" calcext:value-type="float">
            <text:p>35160</text:p>
          </table:table-cell>
          <table:table-cell table:style-name="ce21" table:formula="of:=AVERAGE([.AJ25:.AJ27])" office:value-type="float" office:value="385" calcext:value-type="float">
            <text:p>385</text:p>
          </table:table-cell>
          <table:table-cell table:style-name="ce21" table:formula="of:=AVERAGE([.AK25:.AK27])" office:value-type="float" office:value="39.6666666666667" calcext:value-type="float">
            <text:p>39.6666666666667</text:p>
          </table:table-cell>
          <table:table-cell table:style-name="ce21" table:formula="of:=AVERAGE([.AL25:.AL27])" office:value-type="float" office:value="70.2266666666667" calcext:value-type="float">
            <text:p>70.2266666666667</text:p>
          </table:table-cell>
          <table:table-cell table:style-name="ce21" table:formula="of:=AVERAGE([.AM25:.AM27])" office:value-type="float" office:value="70329.6666666667" calcext:value-type="float">
            <text:p>70329.6666666667</text:p>
          </table:table-cell>
          <table:table-cell table:style-name="ce21" table:formula="of:=AVERAGE([.AN25:.AN27])" office:value-type="float" office:value="35165.3333333333" calcext:value-type="float">
            <text:p>35165.3333333333</text:p>
          </table:table-cell>
          <table:table-cell table:style-name="ce21" table:formula="of:=AVERAGE([.AO25:.AO27])" office:value-type="float" office:value="382.333333333333" calcext:value-type="float">
            <text:p>382.333333333333</text:p>
          </table:table-cell>
          <table:table-cell table:style-name="ce21" table:formula="of:=AVERAGE([.AP25:.AP27])" office:value-type="float" office:value="39.6666666666667" calcext:value-type="float">
            <text:p>39.6666666666667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25_100_50_1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4.66" calcext:value-type="float">
            <text:p>14.66</text:p>
          </table:table-cell>
          <table:table-cell office:value-type="float" office:value="57" calcext:value-type="float">
            <text:p>57</text:p>
          </table:table-cell>
          <table:table-cell office:value-type="float" office:value="12.28" calcext:value-type="float">
            <text:p>12.28</text:p>
          </table:table-cell>
          <table:table-cell office:value-type="float" office:value="9025" calcext:value-type="float">
            <text:p>9025</text:p>
          </table:table-cell>
          <table:table-cell office:value-type="float" office:value="4513" calcext:value-type="float">
            <text:p>4513</text:p>
          </table:table-cell>
          <table:table-cell office:value-type="float" office:value="317" calcext:value-type="float">
            <text:p>317</text:p>
          </table:table-cell>
          <table:table-cell office:value-type="float" office:value="57" calcext:value-type="float">
            <text:p>57</text:p>
          </table:table-cell>
          <table:table-cell office:value-type="float" office:value="9.76" calcext:value-type="float">
            <text:p>9.76</text:p>
          </table:table-cell>
          <table:table-cell office:value-type="float" office:value="10249" calcext:value-type="float">
            <text:p>10249</text:p>
          </table:table-cell>
          <table:table-cell office:value-type="float" office:value="5125" calcext:value-type="float">
            <text:p>5125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0.29" calcext:value-type="float">
            <text:p>0.29</text:p>
          </table:table-cell>
          <table:table-cell office:value-type="float" office:value="10.12" calcext:value-type="float">
            <text:p>10.12</text:p>
          </table:table-cell>
          <table:table-cell office:value-type="float" office:value="10249" calcext:value-type="float">
            <text:p>10249</text:p>
          </table:table-cell>
          <table:table-cell office:value-type="float" office:value="5125" calcext:value-type="float">
            <text:p>5125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0261" calcext:value-type="float">
            <text:p>10261</text:p>
          </table:table-cell>
          <table:table-cell office:value-type="float" office:value="5131" calcext:value-type="float">
            <text:p>5131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0.85" calcext:value-type="float">
            <text:p>10.85</text:p>
          </table:table-cell>
          <table:table-cell office:value-type="float" office:value="10249" calcext:value-type="float">
            <text:p>10249</text:p>
          </table:table-cell>
          <table:table-cell office:value-type="float" office:value="5125" calcext:value-type="float">
            <text:p>5125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0.29" calcext:value-type="float">
            <text:p>0.29</text:p>
          </table:table-cell>
          <table:table-cell office:value-type="float" office:value="11.53" calcext:value-type="float">
            <text:p>11.53</text:p>
          </table:table-cell>
          <table:table-cell office:value-type="float" office:value="10249" calcext:value-type="float">
            <text:p>10249</text:p>
          </table:table-cell>
          <table:table-cell office:value-type="float" office:value="5125" calcext:value-type="float">
            <text:p>5125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1.38" calcext:value-type="float">
            <text:p>11.38</text:p>
          </table:table-cell>
          <table:table-cell office:value-type="float" office:value="10261" calcext:value-type="float">
            <text:p>10261</text:p>
          </table:table-cell>
          <table:table-cell office:value-type="float" office:value="5131" calcext:value-type="float">
            <text:p>5131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5_100_50_2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.79" calcext:value-type="float">
            <text:p>0.79</text:p>
          </table:table-cell>
          <table:table-cell office:value-type="float" office:value="17" calcext:value-type="float">
            <text:p>17</text:p>
          </table:table-cell>
          <table:table-cell office:value-type="float" office:value="1.54" calcext:value-type="float">
            <text:p>1.54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49" calcext:value-type="float">
            <text:p>1.49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27" calcext:value-type="float">
            <text:p>0.27</text:p>
          </table:table-cell>
          <table:table-cell office:value-type="float" office:value="1.77" calcext:value-type="float">
            <text:p>1.77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.51" calcext:value-type="float">
            <text:p>3.51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62" calcext:value-type="float">
            <text:p>1.62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31" calcext:value-type="float">
            <text:p>0.31</text:p>
          </table:table-cell>
          <table:table-cell office:value-type="float" office:value="2.75" calcext:value-type="float">
            <text:p>2.75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21" calcext:value-type="float">
            <text:p>2.21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5_100_50_3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.59" calcext:value-type="float">
            <text:p>5.59</text:p>
          </table:table-cell>
          <table:table-cell office:value-type="float" office:value="34" calcext:value-type="float">
            <text:p>34</text:p>
          </table:table-cell>
          <table:table-cell office:value-type="float" office:value="9.66" calcext:value-type="float">
            <text:p>9.66</text:p>
          </table:table-cell>
          <table:table-cell office:value-type="float" office:value="7121" calcext:value-type="float">
            <text:p>7121</text:p>
          </table:table-cell>
          <table:table-cell office:value-type="float" office:value="3561" calcext:value-type="float">
            <text:p>3561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7.1" calcext:value-type="float">
            <text:p>7.1</text:p>
          </table:table-cell>
          <table:table-cell office:value-type="float" office:value="7519" calcext:value-type="float">
            <text:p>7519</text:p>
          </table:table-cell>
          <table:table-cell office:value-type="float" office:value="3760" calcext:value-type="float">
            <text:p>376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34" calcext:value-type="float">
            <text:p>0.34</text:p>
          </table:table-cell>
          <table:table-cell office:value-type="float" office:value="8.02" calcext:value-type="float">
            <text:p>8.02</text:p>
          </table:table-cell>
          <table:table-cell office:value-type="float" office:value="7519" calcext:value-type="float">
            <text:p>7519</text:p>
          </table:table-cell>
          <table:table-cell office:value-type="float" office:value="3760" calcext:value-type="float">
            <text:p>376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1.21" calcext:value-type="float">
            <text:p>11.21</text:p>
          </table:table-cell>
          <table:table-cell office:value-type="float" office:value="7519" calcext:value-type="float">
            <text:p>7519</text:p>
          </table:table-cell>
          <table:table-cell office:value-type="float" office:value="3760" calcext:value-type="float">
            <text:p>376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.01" calcext:value-type="float">
            <text:p>8.01</text:p>
          </table:table-cell>
          <table:table-cell office:value-type="float" office:value="7515" calcext:value-type="float">
            <text:p>7515</text:p>
          </table:table-cell>
          <table:table-cell office:value-type="float" office:value="3758" calcext:value-type="float">
            <text:p>375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34" calcext:value-type="float">
            <text:p>0.34</text:p>
          </table:table-cell>
          <table:table-cell office:value-type="float" office:value="8.76" calcext:value-type="float">
            <text:p>8.76</text:p>
          </table:table-cell>
          <table:table-cell office:value-type="float" office:value="7515" calcext:value-type="float">
            <text:p>7515</text:p>
          </table:table-cell>
          <table:table-cell office:value-type="float" office:value="3758" calcext:value-type="float">
            <text:p>375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8.25" calcext:value-type="float">
            <text:p>8.25</text:p>
          </table:table-cell>
          <table:table-cell office:value-type="float" office:value="7515" calcext:value-type="float">
            <text:p>7515</text:p>
          </table:table-cell>
          <table:table-cell office:value-type="float" office:value="3758" calcext:value-type="float">
            <text:p>375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29:.B31])" office:value-type="float" office:value="25" calcext:value-type="float">
            <text:p>25</text:p>
          </table:table-cell>
          <table:table-cell table:style-name="ce21" table:formula="of:=AVERAGE([.C29:.C31])" office:value-type="float" office:value="50" calcext:value-type="float">
            <text:p>50</text:p>
          </table:table-cell>
          <table:table-cell table:style-name="ce21" table:formula="of:=AVERAGE([.D29:.D31])" office:value-type="float" office:value="7.01333333333333" calcext:value-type="float">
            <text:p>7.01333333333333</text:p>
          </table:table-cell>
          <table:table-cell table:style-name="ce21" table:formula="of:=AVERAGE([.E29:.E31])" office:value-type="float" office:value="36" calcext:value-type="float">
            <text:p>36</text:p>
          </table:table-cell>
          <table:table-cell table:style-name="ce21" table:formula="of:=AVERAGE([.F29:.F31])" office:value-type="float" office:value="7.82666666666667" calcext:value-type="float">
            <text:p>7.82666666666667</text:p>
          </table:table-cell>
          <table:table-cell table:style-name="ce21" table:formula="of:=AVERAGE([.G29:.G31])" office:value-type="float" office:value="5579" calcext:value-type="float">
            <text:p>5579</text:p>
          </table:table-cell>
          <table:table-cell table:style-name="ce21" table:formula="of:=AVERAGE([.H29:.H31])" office:value-type="float" office:value="2790" calcext:value-type="float">
            <text:p>2790</text:p>
          </table:table-cell>
          <table:table-cell table:style-name="ce21" table:formula="of:=AVERAGE([.I29:.I31])" office:value-type="float" office:value="121.333333333333" calcext:value-type="float">
            <text:p>121.333333333333</text:p>
          </table:table-cell>
          <table:table-cell table:style-name="ce21" table:formula="of:=AVERAGE([.J29:.J31])" office:value-type="float" office:value="36" calcext:value-type="float">
            <text:p>36</text:p>
          </table:table-cell>
          <table:table-cell table:style-name="ce21" table:formula="of:=AVERAGE([.K29:.K31])" office:value-type="float" office:value="6.11666666666667" calcext:value-type="float">
            <text:p>6.11666666666667</text:p>
          </table:table-cell>
          <table:table-cell table:style-name="ce21" table:formula="of:=AVERAGE([.L29:.L31])" office:value-type="float" office:value="6119.66666666667" calcext:value-type="float">
            <text:p>6119.66666666667</text:p>
          </table:table-cell>
          <table:table-cell table:style-name="ce21" table:formula="of:=AVERAGE([.M29:.M31])" office:value-type="float" office:value="3060.33333333333" calcext:value-type="float">
            <text:p>3060.33333333333</text:p>
          </table:table-cell>
          <table:table-cell table:style-name="ce21" table:formula="of:=AVERAGE([.N29:.N31])" office:value-type="float" office:value="7.33333333333333" calcext:value-type="float">
            <text:p>7.33333333333333</text:p>
          </table:table-cell>
          <table:table-cell table:style-name="ce21" table:formula="of:=AVERAGE([.O29:.O31])" office:value-type="float" office:value="36" calcext:value-type="float">
            <text:p>36</text:p>
          </table:table-cell>
          <table:table-cell table:style-name="ce21" table:formula="of:=AVERAGE([.P29:.P31])" office:value-type="float" office:value="0.3" calcext:value-type="float">
            <text:p>0.3</text:p>
          </table:table-cell>
          <table:table-cell table:style-name="ce21" table:formula="of:=AVERAGE([.Q29:.Q31])" office:value-type="float" office:value="6.63666666666667" calcext:value-type="float">
            <text:p>6.63666666666667</text:p>
          </table:table-cell>
          <table:table-cell table:style-name="ce21" table:formula="of:=AVERAGE([.R29:.R31])" office:value-type="float" office:value="6119.66666666667" calcext:value-type="float">
            <text:p>6119.66666666667</text:p>
          </table:table-cell>
          <table:table-cell table:style-name="ce21" table:formula="of:=AVERAGE([.S29:.S31])" office:value-type="float" office:value="3060.33333333333" calcext:value-type="float">
            <text:p>3060.33333333333</text:p>
          </table:table-cell>
          <table:table-cell table:style-name="ce21" table:formula="of:=AVERAGE([.T29:.T31])" office:value-type="float" office:value="7.33333333333333" calcext:value-type="float">
            <text:p>7.33333333333333</text:p>
          </table:table-cell>
          <table:table-cell table:style-name="ce21" table:formula="of:=AVERAGE([.U29:.U31])" office:value-type="float" office:value="36" calcext:value-type="float">
            <text:p>36</text:p>
          </table:table-cell>
          <table:table-cell table:style-name="ce21" table:formula="of:=AVERAGE([.V29:.V31])" office:value-type="float" office:value="8.90666666666667" calcext:value-type="float">
            <text:p>8.90666666666667</text:p>
          </table:table-cell>
          <table:table-cell table:style-name="ce21" table:formula="of:=AVERAGE([.W29:.W31])" office:value-type="float" office:value="6123.66666666667" calcext:value-type="float">
            <text:p>6123.66666666667</text:p>
          </table:table-cell>
          <table:table-cell table:style-name="ce21" table:formula="of:=AVERAGE([.X29:.X31])" office:value-type="float" office:value="3062.33333333333" calcext:value-type="float">
            <text:p>3062.33333333333</text:p>
          </table:table-cell>
          <table:table-cell table:style-name="ce21" table:formula="of:=AVERAGE([.Y29:.Y31])" office:value-type="float" office:value="6" calcext:value-type="float">
            <text:p>6</text:p>
          </table:table-cell>
          <table:table-cell table:style-name="ce21" table:formula="of:=AVERAGE([.Z29:.Z31])" office:value-type="float" office:value="36" calcext:value-type="float">
            <text:p>36</text:p>
          </table:table-cell>
          <table:table-cell table:style-name="ce21" table:formula="of:=AVERAGE([.AA29:.AA31])" office:value-type="float" office:value="6.82666666666667" calcext:value-type="float">
            <text:p>6.82666666666667</text:p>
          </table:table-cell>
          <table:table-cell table:style-name="ce21" table:formula="of:=AVERAGE([.AB29:.AB31])" office:value-type="float" office:value="6118.33333333333" calcext:value-type="float">
            <text:p>6118.33333333333</text:p>
          </table:table-cell>
          <table:table-cell table:style-name="ce21" table:formula="of:=AVERAGE([.AC29:.AC31])" office:value-type="float" office:value="3059.66666666667" calcext:value-type="float">
            <text:p>3059.66666666667</text:p>
          </table:table-cell>
          <table:table-cell table:style-name="ce21" table:formula="of:=AVERAGE([.AD29:.AD31])" office:value-type="float" office:value="8" calcext:value-type="float">
            <text:p>8</text:p>
          </table:table-cell>
          <table:table-cell table:style-name="ce21" table:formula="of:=AVERAGE([.AE29:.AE31])" office:value-type="float" office:value="36" calcext:value-type="float">
            <text:p>36</text:p>
          </table:table-cell>
          <table:table-cell table:style-name="ce21" table:formula="of:=AVERAGE([.AF29:.AF31])" office:value-type="float" office:value="0.313333333333333" calcext:value-type="float">
            <text:p>0.313333333333333</text:p>
          </table:table-cell>
          <table:table-cell table:style-name="ce21" table:formula="of:=AVERAGE([.AG29:.AG31])" office:value-type="float" office:value="7.68" calcext:value-type="float">
            <text:p>7.68</text:p>
          </table:table-cell>
          <table:table-cell table:style-name="ce21" table:formula="of:=AVERAGE([.AH29:.AH31])" office:value-type="float" office:value="6118.33333333333" calcext:value-type="float">
            <text:p>6118.33333333333</text:p>
          </table:table-cell>
          <table:table-cell table:style-name="ce21" table:formula="of:=AVERAGE([.AI29:.AI31])" office:value-type="float" office:value="3059.66666666667" calcext:value-type="float">
            <text:p>3059.66666666667</text:p>
          </table:table-cell>
          <table:table-cell table:style-name="ce21" table:formula="of:=AVERAGE([.AJ29:.AJ31])" office:value-type="float" office:value="8" calcext:value-type="float">
            <text:p>8</text:p>
          </table:table-cell>
          <table:table-cell table:style-name="ce21" table:formula="of:=AVERAGE([.AK29:.AK31])" office:value-type="float" office:value="36" calcext:value-type="float">
            <text:p>36</text:p>
          </table:table-cell>
          <table:table-cell table:style-name="ce21" table:formula="of:=AVERAGE([.AL29:.AL31])" office:value-type="float" office:value="7.28" calcext:value-type="float">
            <text:p>7.28</text:p>
          </table:table-cell>
          <table:table-cell table:style-name="ce21" table:formula="of:=AVERAGE([.AM29:.AM31])" office:value-type="float" office:value="6122.33333333333" calcext:value-type="float">
            <text:p>6122.33333333333</text:p>
          </table:table-cell>
          <table:table-cell table:style-name="ce21" table:formula="of:=AVERAGE([.AN29:.AN31])" office:value-type="float" office:value="3061.66666666667" calcext:value-type="float">
            <text:p>3061.66666666667</text:p>
          </table:table-cell>
          <table:table-cell table:style-name="ce21" table:formula="of:=AVERAGE([.AO29:.AO31])" office:value-type="float" office:value="6.66666666666667" calcext:value-type="float">
            <text:p>6.66666666666667</text:p>
          </table:table-cell>
          <table:table-cell table:style-name="ce21" table:formula="of:=AVERAGE([.AP29:.AP31])" office:value-type="float" office:value="36" calcext:value-type="float">
            <text:p>36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25_100_75_1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31.77" calcext:value-type="float">
            <text:p>31.77</text:p>
          </table:table-cell>
          <table:table-cell office:value-type="float" office:value="59" calcext:value-type="float">
            <text:p>59</text:p>
          </table:table-cell>
          <table:table-cell office:value-type="float" office:value="79.65" calcext:value-type="float">
            <text:p>79.65</text:p>
          </table:table-cell>
          <table:table-cell office:value-type="float" office:value="58025" calcext:value-type="float">
            <text:p>58025</text:p>
          </table:table-cell>
          <table:table-cell office:value-type="float" office:value="29013" calcext:value-type="float">
            <text:p>29013</text:p>
          </table:table-cell>
          <table:table-cell office:value-type="float" office:value="875" calcext:value-type="float">
            <text:p>875</text:p>
          </table:table-cell>
          <table:table-cell office:value-type="float" office:value="59" calcext:value-type="float">
            <text:p>59</text:p>
          </table:table-cell>
          <table:table-cell office:value-type="float" office:value="63.9" calcext:value-type="float">
            <text:p>63.9</text:p>
          </table:table-cell>
          <table:table-cell office:value-type="float" office:value="59659" calcext:value-type="float">
            <text:p>59659</text:p>
          </table:table-cell>
          <table:table-cell office:value-type="float" office:value="29830" calcext:value-type="float">
            <text:p>29830</text:p>
          </table:table-cell>
          <table:table-cell office:value-type="float" office:value="484" calcext:value-type="float">
            <text:p>484</text:p>
          </table:table-cell>
          <table:table-cell office:value-type="float" office:value="59" calcext:value-type="float">
            <text:p>59</text:p>
          </table:table-cell>
          <table:table-cell office:value-type="float" office:value="0.39" calcext:value-type="float">
            <text:p>0.39</text:p>
          </table:table-cell>
          <table:table-cell office:value-type="float" office:value="66.83" calcext:value-type="float">
            <text:p>66.83</text:p>
          </table:table-cell>
          <table:table-cell office:value-type="float" office:value="59653" calcext:value-type="float">
            <text:p>59653</text:p>
          </table:table-cell>
          <table:table-cell office:value-type="float" office:value="29827" calcext:value-type="float">
            <text:p>29827</text:p>
          </table:table-cell>
          <table:table-cell office:value-type="float" office:value="487" calcext:value-type="float">
            <text:p>487</text:p>
          </table:table-cell>
          <table:table-cell office:value-type="float" office:value="59" calcext:value-type="float">
            <text:p>59</text:p>
          </table:table-cell>
          <table:table-cell office:value-type="float" office:value="81.88" calcext:value-type="float">
            <text:p>81.88</text:p>
          </table:table-cell>
          <table:table-cell office:value-type="float" office:value="59685" calcext:value-type="float">
            <text:p>59685</text:p>
          </table:table-cell>
          <table:table-cell office:value-type="float" office:value="29843" calcext:value-type="float">
            <text:p>29843</text:p>
          </table:table-cell>
          <table:table-cell office:value-type="float" office:value="471" calcext:value-type="float">
            <text:p>471</text:p>
          </table:table-cell>
          <table:table-cell office:value-type="float" office:value="59" calcext:value-type="float">
            <text:p>59</text:p>
          </table:table-cell>
          <table:table-cell office:value-type="float" office:value="74.19" calcext:value-type="float">
            <text:p>74.19</text:p>
          </table:table-cell>
          <table:table-cell office:value-type="float" office:value="58971" calcext:value-type="float">
            <text:p>58971</text:p>
          </table:table-cell>
          <table:table-cell office:value-type="float" office:value="29486" calcext:value-type="float">
            <text:p>29486</text:p>
          </table:table-cell>
          <table:table-cell office:value-type="float" office:value="660" calcext:value-type="float">
            <text:p>660</text:p>
          </table:table-cell>
          <table:table-cell office:value-type="float" office:value="59" calcext:value-type="float">
            <text:p>59</text:p>
          </table:table-cell>
          <table:table-cell office:value-type="float" office:value="0.31" calcext:value-type="float">
            <text:p>0.31</text:p>
          </table:table-cell>
          <table:table-cell office:value-type="float" office:value="70.75" calcext:value-type="float">
            <text:p>70.75</text:p>
          </table:table-cell>
          <table:table-cell office:value-type="float" office:value="58969" calcext:value-type="float">
            <text:p>58969</text:p>
          </table:table-cell>
          <table:table-cell office:value-type="float" office:value="29485" calcext:value-type="float">
            <text:p>29485</text:p>
          </table:table-cell>
          <table:table-cell office:value-type="float" office:value="661" calcext:value-type="float">
            <text:p>661</text:p>
          </table:table-cell>
          <table:table-cell office:value-type="float" office:value="59" calcext:value-type="float">
            <text:p>59</text:p>
          </table:table-cell>
          <table:table-cell office:value-type="float" office:value="73.65" calcext:value-type="float">
            <text:p>73.65</text:p>
          </table:table-cell>
          <table:table-cell office:value-type="float" office:value="58997" calcext:value-type="float">
            <text:p>58997</text:p>
          </table:table-cell>
          <table:table-cell office:value-type="float" office:value="29499" calcext:value-type="float">
            <text:p>29499</text:p>
          </table:table-cell>
          <table:table-cell office:value-type="float" office:value="647" calcext:value-type="float">
            <text:p>64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5_100_75_2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22.41" calcext:value-type="float">
            <text:p>22.41</text:p>
          </table:table-cell>
          <table:table-cell office:value-type="float" office:value="69" calcext:value-type="float">
            <text:p>69</text:p>
          </table:table-cell>
          <table:table-cell office:value-type="float" office:value="28.37" calcext:value-type="float">
            <text:p>28.37</text:p>
          </table:table-cell>
          <table:table-cell office:value-type="float" office:value="21885" calcext:value-type="float">
            <text:p>21885</text:p>
          </table:table-cell>
          <table:table-cell office:value-type="float" office:value="10943" calcext:value-type="float">
            <text:p>10943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23.26" calcext:value-type="float">
            <text:p>23.26</text:p>
          </table:table-cell>
          <table:table-cell office:value-type="float" office:value="21981" calcext:value-type="float">
            <text:p>21981</text:p>
          </table:table-cell>
          <table:table-cell office:value-type="float" office:value="10991" calcext:value-type="float">
            <text:p>1099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5" calcext:value-type="float">
            <text:p>0.5</text:p>
          </table:table-cell>
          <table:table-cell office:value-type="float" office:value="24.27" calcext:value-type="float">
            <text:p>24.27</text:p>
          </table:table-cell>
          <table:table-cell office:value-type="float" office:value="21981" calcext:value-type="float">
            <text:p>21981</text:p>
          </table:table-cell>
          <table:table-cell office:value-type="float" office:value="10991" calcext:value-type="float">
            <text:p>1099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3.6" calcext:value-type="float">
            <text:p>23.6</text:p>
          </table:table-cell>
          <table:table-cell office:value-type="float" office:value="21981" calcext:value-type="float">
            <text:p>21981</text:p>
          </table:table-cell>
          <table:table-cell office:value-type="float" office:value="10991" calcext:value-type="float">
            <text:p>1099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3.08" calcext:value-type="float">
            <text:p>23.08</text:p>
          </table:table-cell>
          <table:table-cell office:value-type="float" office:value="21975" calcext:value-type="float">
            <text:p>21975</text:p>
          </table:table-cell>
          <table:table-cell office:value-type="float" office:value="10988" calcext:value-type="float">
            <text:p>10988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0.34" calcext:value-type="float">
            <text:p>0.34</text:p>
          </table:table-cell>
          <table:table-cell office:value-type="float" office:value="24.32" calcext:value-type="float">
            <text:p>24.32</text:p>
          </table:table-cell>
          <table:table-cell office:value-type="float" office:value="21975" calcext:value-type="float">
            <text:p>21975</text:p>
          </table:table-cell>
          <table:table-cell office:value-type="float" office:value="10988" calcext:value-type="float">
            <text:p>10988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24.14" calcext:value-type="float">
            <text:p>24.14</text:p>
          </table:table-cell>
          <table:table-cell office:value-type="float" office:value="21975" calcext:value-type="float">
            <text:p>21975</text:p>
          </table:table-cell>
          <table:table-cell office:value-type="float" office:value="10988" calcext:value-type="float">
            <text:p>10988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5_100_75_3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9.79" calcext:value-type="float">
            <text:p>9.79</text:p>
          </table:table-cell>
          <table:table-cell office:value-type="float" office:value="35" calcext:value-type="float">
            <text:p>35</text:p>
          </table:table-cell>
          <table:table-cell office:value-type="float" office:value="6.06" calcext:value-type="float">
            <text:p>6.06</text:p>
          </table:table-cell>
          <table:table-cell office:value-type="float" office:value="4121" calcext:value-type="float">
            <text:p>4121</text:p>
          </table:table-cell>
          <table:table-cell office:value-type="float" office:value="2061" calcext:value-type="float">
            <text:p>206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.28" calcext:value-type="float">
            <text:p>5.28</text:p>
          </table:table-cell>
          <table:table-cell office:value-type="float" office:value="4123" calcext:value-type="float">
            <text:p>4123</text:p>
          </table:table-cell>
          <table:table-cell office:value-type="float" office:value="2062" calcext:value-type="float">
            <text:p>206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35" calcext:value-type="float">
            <text:p>0.35</text:p>
          </table:table-cell>
          <table:table-cell office:value-type="float" office:value="5.89" calcext:value-type="float">
            <text:p>5.89</text:p>
          </table:table-cell>
          <table:table-cell office:value-type="float" office:value="4121" calcext:value-type="float">
            <text:p>4121</text:p>
          </table:table-cell>
          <table:table-cell office:value-type="float" office:value="2061" calcext:value-type="float">
            <text:p>206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.97" calcext:value-type="float">
            <text:p>5.97</text:p>
          </table:table-cell>
          <table:table-cell office:value-type="float" office:value="4123" calcext:value-type="float">
            <text:p>4123</text:p>
          </table:table-cell>
          <table:table-cell office:value-type="float" office:value="2062" calcext:value-type="float">
            <text:p>206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.26" calcext:value-type="float">
            <text:p>5.26</text:p>
          </table:table-cell>
          <table:table-cell office:value-type="float" office:value="4123" calcext:value-type="float">
            <text:p>4123</text:p>
          </table:table-cell>
          <table:table-cell office:value-type="float" office:value="2062" calcext:value-type="float">
            <text:p>206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29" calcext:value-type="float">
            <text:p>0.29</text:p>
          </table:table-cell>
          <table:table-cell office:value-type="float" office:value="6.57" calcext:value-type="float">
            <text:p>6.57</text:p>
          </table:table-cell>
          <table:table-cell office:value-type="float" office:value="4119" calcext:value-type="float">
            <text:p>4119</text:p>
          </table:table-cell>
          <table:table-cell office:value-type="float" office:value="2060" calcext:value-type="float">
            <text:p>206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.73" calcext:value-type="float">
            <text:p>5.73</text:p>
          </table:table-cell>
          <table:table-cell office:value-type="float" office:value="4123" calcext:value-type="float">
            <text:p>4123</text:p>
          </table:table-cell>
          <table:table-cell office:value-type="float" office:value="2062" calcext:value-type="float">
            <text:p>206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33:.B35])" office:value-type="float" office:value="25" calcext:value-type="float">
            <text:p>25</text:p>
          </table:table-cell>
          <table:table-cell table:style-name="ce21" table:formula="of:=AVERAGE([.C33:.C35])" office:value-type="float" office:value="75" calcext:value-type="float">
            <text:p>75</text:p>
          </table:table-cell>
          <table:table-cell table:style-name="ce21" table:formula="of:=AVERAGE([.D33:.D35])" office:value-type="float" office:value="21.3233333333333" calcext:value-type="float">
            <text:p>21.3233333333333</text:p>
          </table:table-cell>
          <table:table-cell table:style-name="ce21" table:formula="of:=AVERAGE([.E33:.E35])" office:value-type="float" office:value="54.3333333333333" calcext:value-type="float">
            <text:p>54.3333333333333</text:p>
          </table:table-cell>
          <table:table-cell table:style-name="ce21" table:formula="of:=AVERAGE([.F33:.F35])" office:value-type="float" office:value="38.0266666666667" calcext:value-type="float">
            <text:p>38.0266666666667</text:p>
          </table:table-cell>
          <table:table-cell table:style-name="ce21" table:formula="of:=AVERAGE([.G33:.G35])" office:value-type="float" office:value="28010.3333333333" calcext:value-type="float">
            <text:p>28010.3333333333</text:p>
          </table:table-cell>
          <table:table-cell table:style-name="ce21" table:formula="of:=AVERAGE([.H33:.H35])" office:value-type="float" office:value="14005.6666666667" calcext:value-type="float">
            <text:p>14005.6666666667</text:p>
          </table:table-cell>
          <table:table-cell table:style-name="ce21" table:formula="of:=AVERAGE([.I33:.I35])" office:value-type="float" office:value="304.333333333333" calcext:value-type="float">
            <text:p>304.333333333333</text:p>
          </table:table-cell>
          <table:table-cell table:style-name="ce21" table:formula="of:=AVERAGE([.J33:.J35])" office:value-type="float" office:value="54.3333333333333" calcext:value-type="float">
            <text:p>54.3333333333333</text:p>
          </table:table-cell>
          <table:table-cell table:style-name="ce21" table:formula="of:=AVERAGE([.K33:.K35])" office:value-type="float" office:value="30.8133333333333" calcext:value-type="float">
            <text:p>30.8133333333333</text:p>
          </table:table-cell>
          <table:table-cell table:style-name="ce21" table:formula="of:=AVERAGE([.L33:.L35])" office:value-type="float" office:value="28587.6666666667" calcext:value-type="float">
            <text:p>28587.6666666667</text:p>
          </table:table-cell>
          <table:table-cell table:style-name="ce21" table:formula="of:=AVERAGE([.M33:.M35])" office:value-type="float" office:value="14294.3333333333" calcext:value-type="float">
            <text:p>14294.3333333333</text:p>
          </table:table-cell>
          <table:table-cell table:style-name="ce21" table:formula="of:=AVERAGE([.N33:.N35])" office:value-type="float" office:value="162.333333333333" calcext:value-type="float">
            <text:p>162.333333333333</text:p>
          </table:table-cell>
          <table:table-cell table:style-name="ce21" table:formula="of:=AVERAGE([.O33:.O35])" office:value-type="float" office:value="54.3333333333333" calcext:value-type="float">
            <text:p>54.3333333333333</text:p>
          </table:table-cell>
          <table:table-cell table:style-name="ce21" table:formula="of:=AVERAGE([.P33:.P35])" office:value-type="float" office:value="0.413333333333333" calcext:value-type="float">
            <text:p>0.413333333333333</text:p>
          </table:table-cell>
          <table:table-cell table:style-name="ce21" table:formula="of:=AVERAGE([.Q33:.Q35])" office:value-type="float" office:value="32.33" calcext:value-type="float">
            <text:p>32.33</text:p>
          </table:table-cell>
          <table:table-cell table:style-name="ce21" table:formula="of:=AVERAGE([.R33:.R35])" office:value-type="float" office:value="28585" calcext:value-type="float">
            <text:p>28585</text:p>
          </table:table-cell>
          <table:table-cell table:style-name="ce21" table:formula="of:=AVERAGE([.S33:.S35])" office:value-type="float" office:value="14293" calcext:value-type="float">
            <text:p>14293</text:p>
          </table:table-cell>
          <table:table-cell table:style-name="ce21" table:formula="of:=AVERAGE([.T33:.T35])" office:value-type="float" office:value="163.666666666667" calcext:value-type="float">
            <text:p>163.666666666667</text:p>
          </table:table-cell>
          <table:table-cell table:style-name="ce21" table:formula="of:=AVERAGE([.U33:.U35])" office:value-type="float" office:value="54.3333333333333" calcext:value-type="float">
            <text:p>54.3333333333333</text:p>
          </table:table-cell>
          <table:table-cell table:style-name="ce21" table:formula="of:=AVERAGE([.V33:.V35])" office:value-type="float" office:value="37.15" calcext:value-type="float">
            <text:p>37.15</text:p>
          </table:table-cell>
          <table:table-cell table:style-name="ce21" table:formula="of:=AVERAGE([.W33:.W35])" office:value-type="float" office:value="28596.3333333333" calcext:value-type="float">
            <text:p>28596.3333333333</text:p>
          </table:table-cell>
          <table:table-cell table:style-name="ce21" table:formula="of:=AVERAGE([.X33:.X35])" office:value-type="float" office:value="14298.6666666667" calcext:value-type="float">
            <text:p>14298.6666666667</text:p>
          </table:table-cell>
          <table:table-cell table:style-name="ce21" table:formula="of:=AVERAGE([.Y33:.Y35])" office:value-type="float" office:value="158" calcext:value-type="float">
            <text:p>158</text:p>
          </table:table-cell>
          <table:table-cell table:style-name="ce21" table:formula="of:=AVERAGE([.Z33:.Z35])" office:value-type="float" office:value="54.3333333333333" calcext:value-type="float">
            <text:p>54.3333333333333</text:p>
          </table:table-cell>
          <table:table-cell table:style-name="ce21" table:formula="of:=AVERAGE([.AA33:.AA35])" office:value-type="float" office:value="34.1766666666667" calcext:value-type="float">
            <text:p>34.1766666666667</text:p>
          </table:table-cell>
          <table:table-cell table:style-name="ce21" table:formula="of:=AVERAGE([.AB33:.AB35])" office:value-type="float" office:value="28356.3333333333" calcext:value-type="float">
            <text:p>28356.3333333333</text:p>
          </table:table-cell>
          <table:table-cell table:style-name="ce21" table:formula="of:=AVERAGE([.AC33:.AC35])" office:value-type="float" office:value="14178.6666666667" calcext:value-type="float">
            <text:p>14178.6666666667</text:p>
          </table:table-cell>
          <table:table-cell table:style-name="ce21" table:formula="of:=AVERAGE([.AD33:.AD35])" office:value-type="float" office:value="221.666666666667" calcext:value-type="float">
            <text:p>221.666666666667</text:p>
          </table:table-cell>
          <table:table-cell table:style-name="ce21" table:formula="of:=AVERAGE([.AE33:.AE35])" office:value-type="float" office:value="54.3333333333333" calcext:value-type="float">
            <text:p>54.3333333333333</text:p>
          </table:table-cell>
          <table:table-cell table:style-name="ce21" table:formula="of:=AVERAGE([.AF33:.AF35])" office:value-type="float" office:value="0.313333333333333" calcext:value-type="float">
            <text:p>0.313333333333333</text:p>
          </table:table-cell>
          <table:table-cell table:style-name="ce21" table:formula="of:=AVERAGE([.AG33:.AG35])" office:value-type="float" office:value="33.88" calcext:value-type="float">
            <text:p>33.88</text:p>
          </table:table-cell>
          <table:table-cell table:style-name="ce21" table:formula="of:=AVERAGE([.AH33:.AH35])" office:value-type="float" office:value="28354.3333333333" calcext:value-type="float">
            <text:p>28354.3333333333</text:p>
          </table:table-cell>
          <table:table-cell table:style-name="ce21" table:formula="of:=AVERAGE([.AI33:.AI35])" office:value-type="float" office:value="14177.6666666667" calcext:value-type="float">
            <text:p>14177.6666666667</text:p>
          </table:table-cell>
          <table:table-cell table:style-name="ce21" table:formula="of:=AVERAGE([.AJ33:.AJ35])" office:value-type="float" office:value="222.333333333333" calcext:value-type="float">
            <text:p>222.333333333333</text:p>
          </table:table-cell>
          <table:table-cell table:style-name="ce21" table:formula="of:=AVERAGE([.AK33:.AK35])" office:value-type="float" office:value="54.3333333333333" calcext:value-type="float">
            <text:p>54.3333333333333</text:p>
          </table:table-cell>
          <table:table-cell table:style-name="ce21" table:formula="of:=AVERAGE([.AL33:.AL35])" office:value-type="float" office:value="34.5066666666667" calcext:value-type="float">
            <text:p>34.5066666666667</text:p>
          </table:table-cell>
          <table:table-cell table:style-name="ce21" table:formula="of:=AVERAGE([.AM33:.AM35])" office:value-type="float" office:value="28365" calcext:value-type="float">
            <text:p>28365</text:p>
          </table:table-cell>
          <table:table-cell table:style-name="ce21" table:formula="of:=AVERAGE([.AN33:.AN35])" office:value-type="float" office:value="14183" calcext:value-type="float">
            <text:p>14183</text:p>
          </table:table-cell>
          <table:table-cell table:style-name="ce21" table:formula="of:=AVERAGE([.AO33:.AO35])" office:value-type="float" office:value="217.333333333333" calcext:value-type="float">
            <text:p>217.333333333333</text:p>
          </table:table-cell>
          <table:table-cell table:style-name="ce21" table:formula="of:=AVERAGE([.AP33:.AP35])" office:value-type="float" office:value="54.3333333333333" calcext:value-type="float">
            <text:p>54.3333333333333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30_100_100_1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.62" calcext:value-type="float">
            <text:p>10.62</text:p>
          </table:table-cell>
          <table:table-cell office:value-type="float" office:value="34" calcext:value-type="float">
            <text:p>34</text:p>
          </table:table-cell>
          <table:table-cell office:value-type="float" office:value="8.21" calcext:value-type="float">
            <text:p>8.21</text:p>
          </table:table-cell>
          <table:table-cell office:value-type="float" office:value="4081" calcext:value-type="float">
            <text:p>4081</text:p>
          </table:table-cell>
          <table:table-cell office:value-type="float" office:value="2041" calcext:value-type="float">
            <text:p>2041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7.21" calcext:value-type="float">
            <text:p>7.21</text:p>
          </table:table-cell>
          <table:table-cell office:value-type="float" office:value="4149" calcext:value-type="float">
            <text:p>4149</text:p>
          </table:table-cell>
          <table:table-cell office:value-type="float" office:value="2075" calcext:value-type="float">
            <text:p>2075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office:value-type="float" office:value="7.74" calcext:value-type="float">
            <text:p>7.74</text:p>
          </table:table-cell>
          <table:table-cell office:value-type="float" office:value="4149" calcext:value-type="float">
            <text:p>4149</text:p>
          </table:table-cell>
          <table:table-cell office:value-type="float" office:value="2075" calcext:value-type="float">
            <text:p>2075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9.38" calcext:value-type="float">
            <text:p>9.38</text:p>
          </table:table-cell>
          <table:table-cell office:value-type="float" office:value="4149" calcext:value-type="float">
            <text:p>4149</text:p>
          </table:table-cell>
          <table:table-cell office:value-type="float" office:value="2075" calcext:value-type="float">
            <text:p>2075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.99" calcext:value-type="float">
            <text:p>7.99</text:p>
          </table:table-cell>
          <table:table-cell office:value-type="float" office:value="4113" calcext:value-type="float">
            <text:p>4113</text:p>
          </table:table-cell>
          <table:table-cell office:value-type="float" office:value="2057" calcext:value-type="float">
            <text:p>205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.45" calcext:value-type="float">
            <text:p>0.45</text:p>
          </table:table-cell>
          <table:table-cell office:value-type="float" office:value="8.85" calcext:value-type="float">
            <text:p>8.85</text:p>
          </table:table-cell>
          <table:table-cell office:value-type="float" office:value="4109" calcext:value-type="float">
            <text:p>4109</text:p>
          </table:table-cell>
          <table:table-cell office:value-type="float" office:value="2055" calcext:value-type="float">
            <text:p>2055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9.16" calcext:value-type="float">
            <text:p>9.16</text:p>
          </table:table-cell>
          <table:table-cell office:value-type="float" office:value="4113" calcext:value-type="float">
            <text:p>4113</text:p>
          </table:table-cell>
          <table:table-cell office:value-type="float" office:value="2057" calcext:value-type="float">
            <text:p>205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0_100_100_2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.51" calcext:value-type="float">
            <text:p>1.51</text:p>
          </table:table-cell>
          <table:table-cell office:value-type="float" office:value="24" calcext:value-type="float">
            <text:p>24</text:p>
          </table:table-cell>
          <table:table-cell office:value-type="float" office:value="2.43" calcext:value-type="float">
            <text:p>2.43</text:p>
          </table:table-cell>
          <table:table-cell office:value-type="float" office:value="799" calcext:value-type="float">
            <text:p>799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06" calcext:value-type="float">
            <text:p>3.06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45" calcext:value-type="float">
            <text:p>0.45</text:p>
          </table:table-cell>
          <table:table-cell office:value-type="float" office:value="3.27" calcext:value-type="float">
            <text:p>3.27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.26" calcext:value-type="float">
            <text:p>4.26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.94" calcext:value-type="float">
            <text:p>2.94</text:p>
          </table:table-cell>
          <table:table-cell office:value-type="float" office:value="799" calcext:value-type="float">
            <text:p>799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43" calcext:value-type="float">
            <text:p>0.43</text:p>
          </table:table-cell>
          <table:table-cell office:value-type="float" office:value="4.17" calcext:value-type="float">
            <text:p>4.17</text:p>
          </table:table-cell>
          <table:table-cell office:value-type="float" office:value="797" calcext:value-type="float">
            <text:p>797</text:p>
          </table:table-cell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.93" calcext:value-type="float">
            <text:p>3.93</text:p>
          </table:table-cell>
          <table:table-cell office:value-type="float" office:value="799" calcext:value-type="float">
            <text:p>799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0_100_100_3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.65" calcext:value-type="float">
            <text:p>12.65</text:p>
          </table:table-cell>
          <table:table-cell office:value-type="float" office:value="32" calcext:value-type="float">
            <text:p>32</text:p>
          </table:table-cell>
          <table:table-cell office:value-type="float" office:value="9.4" calcext:value-type="float">
            <text:p>9.4</text:p>
          </table:table-cell>
          <table:table-cell office:value-type="float" office:value="5573" calcext:value-type="float">
            <text:p>5573</text:p>
          </table:table-cell>
          <table:table-cell office:value-type="float" office:value="2787" calcext:value-type="float">
            <text:p>2787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.65" calcext:value-type="float">
            <text:p>8.65</text:p>
          </table:table-cell>
          <table:table-cell office:value-type="float" office:value="5635" calcext:value-type="float">
            <text:p>5635</text:p>
          </table:table-cell>
          <table:table-cell office:value-type="float" office:value="2818" calcext:value-type="float">
            <text:p>281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.47" calcext:value-type="float">
            <text:p>0.47</text:p>
          </table:table-cell>
          <table:table-cell office:value-type="float" office:value="8.83" calcext:value-type="float">
            <text:p>8.83</text:p>
          </table:table-cell>
          <table:table-cell office:value-type="float" office:value="5629" calcext:value-type="float">
            <text:p>5629</text:p>
          </table:table-cell>
          <table:table-cell office:value-type="float" office:value="2815" calcext:value-type="float">
            <text:p>281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.46" calcext:value-type="float">
            <text:p>10.46</text:p>
          </table:table-cell>
          <table:table-cell office:value-type="float" office:value="5635" calcext:value-type="float">
            <text:p>5635</text:p>
          </table:table-cell>
          <table:table-cell office:value-type="float" office:value="2818" calcext:value-type="float">
            <text:p>281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9.14" calcext:value-type="float">
            <text:p>9.14</text:p>
          </table:table-cell>
          <table:table-cell office:value-type="float" office:value="5611" calcext:value-type="float">
            <text:p>5611</text:p>
          </table:table-cell>
          <table:table-cell office:value-type="float" office:value="2806" calcext:value-type="float">
            <text:p>280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.46" calcext:value-type="float">
            <text:p>0.46</text:p>
          </table:table-cell>
          <table:table-cell office:value-type="float" office:value="9.81" calcext:value-type="float">
            <text:p>9.81</text:p>
          </table:table-cell>
          <table:table-cell office:value-type="float" office:value="5603" calcext:value-type="float">
            <text:p>5603</text:p>
          </table:table-cell>
          <table:table-cell office:value-type="float" office:value="2802" calcext:value-type="float">
            <text:p>280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9.76" calcext:value-type="float">
            <text:p>9.76</text:p>
          </table:table-cell>
          <table:table-cell office:value-type="float" office:value="5611" calcext:value-type="float">
            <text:p>5611</text:p>
          </table:table-cell>
          <table:table-cell office:value-type="float" office:value="2806" calcext:value-type="float">
            <text:p>280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37:.B39])" office:value-type="float" office:value="30" calcext:value-type="float">
            <text:p>30</text:p>
          </table:table-cell>
          <table:table-cell table:style-name="ce21" table:formula="of:=AVERAGE([.C37:.C39])" office:value-type="float" office:value="100" calcext:value-type="float">
            <text:p>100</text:p>
          </table:table-cell>
          <table:table-cell table:style-name="ce21" table:formula="of:=AVERAGE([.D37:.D39])" office:value-type="float" office:value="8.26" calcext:value-type="float">
            <text:p>8.26</text:p>
          </table:table-cell>
          <table:table-cell table:style-name="ce21" table:formula="of:=AVERAGE([.E37:.E39])" office:value-type="float" office:value="30" calcext:value-type="float">
            <text:p>30</text:p>
          </table:table-cell>
          <table:table-cell table:style-name="ce21" table:formula="of:=AVERAGE([.F37:.F39])" office:value-type="float" office:value="6.68" calcext:value-type="float">
            <text:p>6.68</text:p>
          </table:table-cell>
          <table:table-cell table:style-name="ce21" table:formula="of:=AVERAGE([.G37:.G39])" office:value-type="float" office:value="3484.33333333333" calcext:value-type="float">
            <text:p>3484.33333333333</text:p>
          </table:table-cell>
          <table:table-cell table:style-name="ce21" table:formula="of:=AVERAGE([.H37:.H39])" office:value-type="float" office:value="1742.66666666667" calcext:value-type="float">
            <text:p>1742.66666666667</text:p>
          </table:table-cell>
          <table:table-cell table:style-name="ce21" table:formula="of:=AVERAGE([.I37:.I39])" office:value-type="float" office:value="8" calcext:value-type="float">
            <text:p>8</text:p>
          </table:table-cell>
          <table:table-cell table:style-name="ce21" table:formula="of:=AVERAGE([.J37:.J39])" office:value-type="float" office:value="30" calcext:value-type="float">
            <text:p>30</text:p>
          </table:table-cell>
          <table:table-cell table:style-name="ce21" table:formula="of:=AVERAGE([.K37:.K39])" office:value-type="float" office:value="6.30666666666667" calcext:value-type="float">
            <text:p>6.30666666666667</text:p>
          </table:table-cell>
          <table:table-cell table:style-name="ce21" table:formula="of:=AVERAGE([.L37:.L39])" office:value-type="float" office:value="3529" calcext:value-type="float">
            <text:p>3529</text:p>
          </table:table-cell>
          <table:table-cell table:style-name="ce21" table:formula="of:=AVERAGE([.M37:.M39])" office:value-type="float" office:value="1765" calcext:value-type="float">
            <text:p>1765</text:p>
          </table:table-cell>
          <table:table-cell table:style-name="ce21" table:formula="of:=AVERAGE([.N37:.N39])" office:value-type="float" office:value="5" calcext:value-type="float">
            <text:p>5</text:p>
          </table:table-cell>
          <table:table-cell table:style-name="ce21" table:formula="of:=AVERAGE([.O37:.O39])" office:value-type="float" office:value="30" calcext:value-type="float">
            <text:p>30</text:p>
          </table:table-cell>
          <table:table-cell table:style-name="ce21" table:formula="of:=AVERAGE([.P37:.P39])" office:value-type="float" office:value="0.473333333333333" calcext:value-type="float">
            <text:p>0.473333333333333</text:p>
          </table:table-cell>
          <table:table-cell table:style-name="ce21" table:formula="of:=AVERAGE([.Q37:.Q39])" office:value-type="float" office:value="6.61333333333333" calcext:value-type="float">
            <text:p>6.61333333333333</text:p>
          </table:table-cell>
          <table:table-cell table:style-name="ce21" table:formula="of:=AVERAGE([.R37:.R39])" office:value-type="float" office:value="3527" calcext:value-type="float">
            <text:p>3527</text:p>
          </table:table-cell>
          <table:table-cell table:style-name="ce21" table:formula="of:=AVERAGE([.S37:.S39])" office:value-type="float" office:value="1764" calcext:value-type="float">
            <text:p>1764</text:p>
          </table:table-cell>
          <table:table-cell table:style-name="ce21" table:formula="of:=AVERAGE([.T37:.T39])" office:value-type="float" office:value="5.33333333333333" calcext:value-type="float">
            <text:p>5.33333333333333</text:p>
          </table:table-cell>
          <table:table-cell table:style-name="ce21" table:formula="of:=AVERAGE([.U37:.U39])" office:value-type="float" office:value="30" calcext:value-type="float">
            <text:p>30</text:p>
          </table:table-cell>
          <table:table-cell table:style-name="ce21" table:formula="of:=AVERAGE([.V37:.V39])" office:value-type="float" office:value="8.03333333333333" calcext:value-type="float">
            <text:p>8.03333333333333</text:p>
          </table:table-cell>
          <table:table-cell table:style-name="ce21" table:formula="of:=AVERAGE([.W37:.W39])" office:value-type="float" office:value="3529" calcext:value-type="float">
            <text:p>3529</text:p>
          </table:table-cell>
          <table:table-cell table:style-name="ce21" table:formula="of:=AVERAGE([.X37:.X39])" office:value-type="float" office:value="1765" calcext:value-type="float">
            <text:p>1765</text:p>
          </table:table-cell>
          <table:table-cell table:style-name="ce21" table:formula="of:=AVERAGE([.Y37:.Y39])" office:value-type="float" office:value="5" calcext:value-type="float">
            <text:p>5</text:p>
          </table:table-cell>
          <table:table-cell table:style-name="ce21" table:formula="of:=AVERAGE([.Z37:.Z39])" office:value-type="float" office:value="30" calcext:value-type="float">
            <text:p>30</text:p>
          </table:table-cell>
          <table:table-cell table:style-name="ce21" table:formula="of:=AVERAGE([.AA37:.AA39])" office:value-type="float" office:value="6.69" calcext:value-type="float">
            <text:p>6.69</text:p>
          </table:table-cell>
          <table:table-cell table:style-name="ce21" table:formula="of:=AVERAGE([.AB37:.AB39])" office:value-type="float" office:value="3507.66666666667" calcext:value-type="float">
            <text:p>3507.66666666667</text:p>
          </table:table-cell>
          <table:table-cell table:style-name="ce21" table:formula="of:=AVERAGE([.AC37:.AC39])" office:value-type="float" office:value="1754.33333333333" calcext:value-type="float">
            <text:p>1754.33333333333</text:p>
          </table:table-cell>
          <table:table-cell table:style-name="ce21" table:formula="of:=AVERAGE([.AD37:.AD39])" office:value-type="float" office:value="9.66666666666667" calcext:value-type="float">
            <text:p>9.66666666666667</text:p>
          </table:table-cell>
          <table:table-cell table:style-name="ce21" table:formula="of:=AVERAGE([.AE37:.AE39])" office:value-type="float" office:value="30" calcext:value-type="float">
            <text:p>30</text:p>
          </table:table-cell>
          <table:table-cell table:style-name="ce21" table:formula="of:=AVERAGE([.AF37:.AF39])" office:value-type="float" office:value="0.446666666666667" calcext:value-type="float">
            <text:p>0.446666666666667</text:p>
          </table:table-cell>
          <table:table-cell table:style-name="ce21" table:formula="of:=AVERAGE([.AG37:.AG39])" office:value-type="float" office:value="7.61" calcext:value-type="float">
            <text:p>7.61</text:p>
          </table:table-cell>
          <table:table-cell table:style-name="ce21" table:formula="of:=AVERAGE([.AH37:.AH39])" office:value-type="float" office:value="3503" calcext:value-type="float">
            <text:p>3503</text:p>
          </table:table-cell>
          <table:table-cell table:style-name="ce21" table:formula="of:=AVERAGE([.AI37:.AI39])" office:value-type="float" office:value="1752" calcext:value-type="float">
            <text:p>1752</text:p>
          </table:table-cell>
          <table:table-cell table:style-name="ce21" table:formula="of:=AVERAGE([.AJ37:.AJ39])" office:value-type="float" office:value="10.6666666666667" calcext:value-type="float">
            <text:p>10.6666666666667</text:p>
          </table:table-cell>
          <table:table-cell table:style-name="ce21" table:formula="of:=AVERAGE([.AK37:.AK39])" office:value-type="float" office:value="30" calcext:value-type="float">
            <text:p>30</text:p>
          </table:table-cell>
          <table:table-cell table:style-name="ce21" table:formula="of:=AVERAGE([.AL37:.AL39])" office:value-type="float" office:value="7.61666666666667" calcext:value-type="float">
            <text:p>7.61666666666667</text:p>
          </table:table-cell>
          <table:table-cell table:style-name="ce21" table:formula="of:=AVERAGE([.AM37:.AM39])" office:value-type="float" office:value="3507.66666666667" calcext:value-type="float">
            <text:p>3507.66666666667</text:p>
          </table:table-cell>
          <table:table-cell table:style-name="ce21" table:formula="of:=AVERAGE([.AN37:.AN39])" office:value-type="float" office:value="1754.33333333333" calcext:value-type="float">
            <text:p>1754.33333333333</text:p>
          </table:table-cell>
          <table:table-cell table:style-name="ce21" table:formula="of:=AVERAGE([.AO37:.AO39])" office:value-type="float" office:value="9.66666666666667" calcext:value-type="float">
            <text:p>9.66666666666667</text:p>
          </table:table-cell>
          <table:table-cell table:style-name="ce21" table:formula="of:=AVERAGE([.AP37:.AP39])" office:value-type="float" office:value="30" calcext:value-type="float">
            <text:p>30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30_100_25_1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.69" calcext:value-type="float">
            <text:p>0.69</text:p>
          </table:table-cell>
          <table:table-cell office:value-type="float" office:value="16" calcext:value-type="float">
            <text:p>16</text:p>
          </table:table-cell>
          <table:table-cell office:value-type="float" office:value="2.37" calcext:value-type="float">
            <text:p>2.37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53" calcext:value-type="float">
            <text:p>2.53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46" calcext:value-type="float">
            <text:p>0.46</text:p>
          </table:table-cell>
          <table:table-cell office:value-type="float" office:value="2.81" calcext:value-type="float">
            <text:p>2.81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.19" calcext:value-type="float">
            <text:p>4.19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.02" calcext:value-type="float">
            <text:p>3.02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34" calcext:value-type="float">
            <text:p>0.34</text:p>
          </table:table-cell>
          <table:table-cell office:value-type="float" office:value="3.88" calcext:value-type="float">
            <text:p>3.88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.47" calcext:value-type="float">
            <text:p>3.47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0_100_25_2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.89" calcext:value-type="float">
            <text:p>4.89</text:p>
          </table:table-cell>
          <table:table-cell office:value-type="float" office:value="24" calcext:value-type="float">
            <text:p>24</text:p>
          </table:table-cell>
          <table:table-cell office:value-type="float" office:value="7.21" calcext:value-type="float">
            <text:p>7.21</text:p>
          </table:table-cell>
          <table:table-cell office:value-type="float" office:value="3295" calcext:value-type="float">
            <text:p>3295</text:p>
          </table:table-cell>
          <table:table-cell office:value-type="float" office:value="1648" calcext:value-type="float">
            <text:p>164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.36" calcext:value-type="float">
            <text:p>5.36</text:p>
          </table:table-cell>
          <table:table-cell office:value-type="float" office:value="3341" calcext:value-type="float">
            <text:p>3341</text:p>
          </table:table-cell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47" calcext:value-type="float">
            <text:p>0.47</text:p>
          </table:table-cell>
          <table:table-cell office:value-type="float" office:value="5.71" calcext:value-type="float">
            <text:p>5.71</text:p>
          </table:table-cell>
          <table:table-cell office:value-type="float" office:value="3341" calcext:value-type="float">
            <text:p>3341</text:p>
          </table:table-cell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.94" calcext:value-type="float">
            <text:p>7.94</text:p>
          </table:table-cell>
          <table:table-cell office:value-type="float" office:value="3341" calcext:value-type="float">
            <text:p>3341</text:p>
          </table:table-cell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.93" calcext:value-type="float">
            <text:p>5.93</text:p>
          </table:table-cell>
          <table:table-cell office:value-type="float" office:value="3337" calcext:value-type="float">
            <text:p>3337</text:p>
          </table:table-cell>
          <table:table-cell office:value-type="float" office:value="1669" calcext:value-type="float">
            <text:p>166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39" calcext:value-type="float">
            <text:p>0.39</text:p>
          </table:table-cell>
          <table:table-cell office:value-type="float" office:value="6.67" calcext:value-type="float">
            <text:p>6.67</text:p>
          </table:table-cell>
          <table:table-cell office:value-type="float" office:value="3339" calcext:value-type="float">
            <text:p>3339</text:p>
          </table:table-cell>
          <table:table-cell office:value-type="float" office:value="1670" calcext:value-type="float">
            <text:p>167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.4" calcext:value-type="float">
            <text:p>7.4</text:p>
          </table:table-cell>
          <table:table-cell office:value-type="float" office:value="3337" calcext:value-type="float">
            <text:p>3337</text:p>
          </table:table-cell>
          <table:table-cell office:value-type="float" office:value="1669" calcext:value-type="float">
            <text:p>166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0_100_25_3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4.33" calcext:value-type="float">
            <text:p>34.33</text:p>
          </table:table-cell>
          <table:table-cell office:value-type="float" office:value="72" calcext:value-type="float">
            <text:p>72</text:p>
          </table:table-cell>
          <table:table-cell office:value-type="float" office:value="297.25" calcext:value-type="float">
            <text:p>297.25</text:p>
          </table:table-cell>
          <table:table-cell office:value-type="float" office:value="194371" calcext:value-type="float">
            <text:p>194371</text:p>
          </table:table-cell>
          <table:table-cell office:value-type="float" office:value="97186" calcext:value-type="float">
            <text:p>97186</text:p>
          </table:table-cell>
          <table:table-cell office:value-type="float" office:value="7614" calcext:value-type="float">
            <text:p>7614</text:p>
          </table:table-cell>
          <table:table-cell office:value-type="float" office:value="72" calcext:value-type="float">
            <text:p>72</text:p>
          </table:table-cell>
          <table:table-cell office:value-type="float" office:value="230.44" calcext:value-type="float">
            <text:p>230.44</text:p>
          </table:table-cell>
          <table:table-cell office:value-type="float" office:value="213171" calcext:value-type="float">
            <text:p>213171</text:p>
          </table:table-cell>
          <table:table-cell office:value-type="float" office:value="106586" calcext:value-type="float">
            <text:p>106586</text:p>
          </table:table-cell>
          <table:table-cell office:value-type="float" office:value="373" calcext:value-type="float">
            <text:p>373</text:p>
          </table:table-cell>
          <table:table-cell office:value-type="float" office:value="72" calcext:value-type="float">
            <text:p>72</text:p>
          </table:table-cell>
          <table:table-cell office:value-type="float" office:value="0.51" calcext:value-type="float">
            <text:p>0.51</text:p>
          </table:table-cell>
          <table:table-cell office:value-type="float" office:value="231.36" calcext:value-type="float">
            <text:p>231.36</text:p>
          </table:table-cell>
          <table:table-cell office:value-type="float" office:value="213171" calcext:value-type="float">
            <text:p>213171</text:p>
          </table:table-cell>
          <table:table-cell office:value-type="float" office:value="106586" calcext:value-type="float">
            <text:p>106586</text:p>
          </table:table-cell>
          <table:table-cell office:value-type="float" office:value="373" calcext:value-type="float">
            <text:p>373</text:p>
          </table:table-cell>
          <table:table-cell office:value-type="float" office:value="72" calcext:value-type="float">
            <text:p>72</text:p>
          </table:table-cell>
          <table:table-cell office:value-type="float" office:value="261" calcext:value-type="float">
            <text:p>261</text:p>
          </table:table-cell>
          <table:table-cell office:value-type="float" office:value="213171" calcext:value-type="float">
            <text:p>213171</text:p>
          </table:table-cell>
          <table:table-cell office:value-type="float" office:value="106586" calcext:value-type="float">
            <text:p>106586</text:p>
          </table:table-cell>
          <table:table-cell office:value-type="float" office:value="373" calcext:value-type="float">
            <text:p>373</text:p>
          </table:table-cell>
          <table:table-cell office:value-type="float" office:value="72" calcext:value-type="float">
            <text:p>72</text:p>
          </table:table-cell>
          <table:table-cell office:value-type="float" office:value="238.85" calcext:value-type="float">
            <text:p>238.85</text:p>
          </table:table-cell>
          <table:table-cell office:value-type="float" office:value="212799" calcext:value-type="float">
            <text:p>212799</text:p>
          </table:table-cell>
          <table:table-cell office:value-type="float" office:value="106400" calcext:value-type="float">
            <text:p>106400</text:p>
          </table:table-cell>
          <table:table-cell office:value-type="float" office:value="383" calcext:value-type="float">
            <text:p>383</text:p>
          </table:table-cell>
          <table:table-cell office:value-type="float" office:value="72" calcext:value-type="float">
            <text:p>72</text:p>
          </table:table-cell>
          <table:table-cell office:value-type="float" office:value="0.42" calcext:value-type="float">
            <text:p>0.42</text:p>
          </table:table-cell>
          <table:table-cell office:value-type="float" office:value="229.95" calcext:value-type="float">
            <text:p>229.95</text:p>
          </table:table-cell>
          <table:table-cell office:value-type="float" office:value="212799" calcext:value-type="float">
            <text:p>212799</text:p>
          </table:table-cell>
          <table:table-cell office:value-type="float" office:value="106400" calcext:value-type="float">
            <text:p>106400</text:p>
          </table:table-cell>
          <table:table-cell office:value-type="float" office:value="383" calcext:value-type="float">
            <text:p>383</text:p>
          </table:table-cell>
          <table:table-cell office:value-type="float" office:value="72" calcext:value-type="float">
            <text:p>72</text:p>
          </table:table-cell>
          <table:table-cell office:value-type="float" office:value="238.66" calcext:value-type="float">
            <text:p>238.66</text:p>
          </table:table-cell>
          <table:table-cell office:value-type="float" office:value="212799" calcext:value-type="float">
            <text:p>212799</text:p>
          </table:table-cell>
          <table:table-cell office:value-type="float" office:value="106400" calcext:value-type="float">
            <text:p>106400</text:p>
          </table:table-cell>
          <table:table-cell office:value-type="float" office:value="383" calcext:value-type="float">
            <text:p>38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41:.B43])" office:value-type="float" office:value="30" calcext:value-type="float">
            <text:p>30</text:p>
          </table:table-cell>
          <table:table-cell table:style-name="ce21" table:formula="of:=AVERAGE([.C41:.C43])" office:value-type="float" office:value="25" calcext:value-type="float">
            <text:p>25</text:p>
          </table:table-cell>
          <table:table-cell table:style-name="ce21" table:formula="of:=AVERAGE([.D41:.D43])" office:value-type="float" office:value="13.3033333333333" calcext:value-type="float">
            <text:p>13.3033333333333</text:p>
          </table:table-cell>
          <table:table-cell table:style-name="ce21" table:formula="of:=AVERAGE([.E41:.E43])" office:value-type="float" office:value="37.3333333333333" calcext:value-type="float">
            <text:p>37.3333333333333</text:p>
          </table:table-cell>
          <table:table-cell table:style-name="ce21" table:formula="of:=AVERAGE([.F41:.F43])" office:value-type="float" office:value="102.276666666667" calcext:value-type="float">
            <text:p>102.276666666667</text:p>
          </table:table-cell>
          <table:table-cell table:style-name="ce21" table:formula="of:=AVERAGE([.G41:.G43])" office:value-type="float" office:value="66127" calcext:value-type="float">
            <text:p>66127</text:p>
          </table:table-cell>
          <table:table-cell table:style-name="ce21" table:formula="of:=AVERAGE([.H41:.H43])" office:value-type="float" office:value="33064" calcext:value-type="float">
            <text:p>33064</text:p>
          </table:table-cell>
          <table:table-cell table:style-name="ce21" table:formula="of:=AVERAGE([.I41:.I43])" office:value-type="float" office:value="2540" calcext:value-type="float">
            <text:p>2540</text:p>
          </table:table-cell>
          <table:table-cell table:style-name="ce21" table:formula="of:=AVERAGE([.J41:.J43])" office:value-type="float" office:value="37.3333333333333" calcext:value-type="float">
            <text:p>37.3333333333333</text:p>
          </table:table-cell>
          <table:table-cell table:style-name="ce21" table:formula="of:=AVERAGE([.K41:.K43])" office:value-type="float" office:value="79.4433333333333" calcext:value-type="float">
            <text:p>79.4433333333333</text:p>
          </table:table-cell>
          <table:table-cell table:style-name="ce21" table:formula="of:=AVERAGE([.L41:.L43])" office:value-type="float" office:value="72409" calcext:value-type="float">
            <text:p>72409</text:p>
          </table:table-cell>
          <table:table-cell table:style-name="ce21" table:formula="of:=AVERAGE([.M41:.M43])" office:value-type="float" office:value="36205" calcext:value-type="float">
            <text:p>36205</text:p>
          </table:table-cell>
          <table:table-cell table:style-name="ce21" table:formula="of:=AVERAGE([.N41:.N43])" office:value-type="float" office:value="124.333333333333" calcext:value-type="float">
            <text:p>124.333333333333</text:p>
          </table:table-cell>
          <table:table-cell table:style-name="ce21" table:formula="of:=AVERAGE([.O41:.O43])" office:value-type="float" office:value="37.3333333333333" calcext:value-type="float">
            <text:p>37.3333333333333</text:p>
          </table:table-cell>
          <table:table-cell table:style-name="ce21" table:formula="of:=AVERAGE([.P41:.P43])" office:value-type="float" office:value="0.48" calcext:value-type="float">
            <text:p>0.48</text:p>
          </table:table-cell>
          <table:table-cell table:style-name="ce21" table:formula="of:=AVERAGE([.Q41:.Q43])" office:value-type="float" office:value="79.96" calcext:value-type="float">
            <text:p>79.96</text:p>
          </table:table-cell>
          <table:table-cell table:style-name="ce21" table:formula="of:=AVERAGE([.R41:.R43])" office:value-type="float" office:value="72409" calcext:value-type="float">
            <text:p>72409</text:p>
          </table:table-cell>
          <table:table-cell table:style-name="ce21" table:formula="of:=AVERAGE([.S41:.S43])" office:value-type="float" office:value="36205" calcext:value-type="float">
            <text:p>36205</text:p>
          </table:table-cell>
          <table:table-cell table:style-name="ce21" table:formula="of:=AVERAGE([.T41:.T43])" office:value-type="float" office:value="124.333333333333" calcext:value-type="float">
            <text:p>124.333333333333</text:p>
          </table:table-cell>
          <table:table-cell table:style-name="ce21" table:formula="of:=AVERAGE([.U41:.U43])" office:value-type="float" office:value="37.3333333333333" calcext:value-type="float">
            <text:p>37.3333333333333</text:p>
          </table:table-cell>
          <table:table-cell table:style-name="ce21" table:formula="of:=AVERAGE([.V41:.V43])" office:value-type="float" office:value="91.0433333333333" calcext:value-type="float">
            <text:p>91.0433333333333</text:p>
          </table:table-cell>
          <table:table-cell table:style-name="ce21" table:formula="of:=AVERAGE([.W41:.W43])" office:value-type="float" office:value="72409" calcext:value-type="float">
            <text:p>72409</text:p>
          </table:table-cell>
          <table:table-cell table:style-name="ce21" table:formula="of:=AVERAGE([.X41:.X43])" office:value-type="float" office:value="36205" calcext:value-type="float">
            <text:p>36205</text:p>
          </table:table-cell>
          <table:table-cell table:style-name="ce21" table:formula="of:=AVERAGE([.Y41:.Y43])" office:value-type="float" office:value="124.333333333333" calcext:value-type="float">
            <text:p>124.333333333333</text:p>
          </table:table-cell>
          <table:table-cell table:style-name="ce21" table:formula="of:=AVERAGE([.Z41:.Z43])" office:value-type="float" office:value="37.3333333333333" calcext:value-type="float">
            <text:p>37.3333333333333</text:p>
          </table:table-cell>
          <table:table-cell table:style-name="ce21" table:formula="of:=AVERAGE([.AA41:.AA43])" office:value-type="float" office:value="82.6" calcext:value-type="float">
            <text:p>82.6</text:p>
          </table:table-cell>
          <table:table-cell table:style-name="ce21" table:formula="of:=AVERAGE([.AB41:.AB43])" office:value-type="float" office:value="72283.6666666667" calcext:value-type="float">
            <text:p>72283.6666666667</text:p>
          </table:table-cell>
          <table:table-cell table:style-name="ce21" table:formula="of:=AVERAGE([.AC41:.AC43])" office:value-type="float" office:value="36142.3333333333" calcext:value-type="float">
            <text:p>36142.3333333333</text:p>
          </table:table-cell>
          <table:table-cell table:style-name="ce21" table:formula="of:=AVERAGE([.AD41:.AD43])" office:value-type="float" office:value="128.333333333333" calcext:value-type="float">
            <text:p>128.333333333333</text:p>
          </table:table-cell>
          <table:table-cell table:style-name="ce21" table:formula="of:=AVERAGE([.AE41:.AE43])" office:value-type="float" office:value="37.3333333333333" calcext:value-type="float">
            <text:p>37.3333333333333</text:p>
          </table:table-cell>
          <table:table-cell table:style-name="ce21" table:formula="of:=AVERAGE([.AF41:.AF43])" office:value-type="float" office:value="0.383333333333333" calcext:value-type="float">
            <text:p>0.383333333333333</text:p>
          </table:table-cell>
          <table:table-cell table:style-name="ce21" table:formula="of:=AVERAGE([.AG41:.AG43])" office:value-type="float" office:value="80.1666666666667" calcext:value-type="float">
            <text:p>80.1666666666667</text:p>
          </table:table-cell>
          <table:table-cell table:style-name="ce21" table:formula="of:=AVERAGE([.AH41:.AH43])" office:value-type="float" office:value="72284.3333333333" calcext:value-type="float">
            <text:p>72284.3333333333</text:p>
          </table:table-cell>
          <table:table-cell table:style-name="ce21" table:formula="of:=AVERAGE([.AI41:.AI43])" office:value-type="float" office:value="36142.6666666667" calcext:value-type="float">
            <text:p>36142.6666666667</text:p>
          </table:table-cell>
          <table:table-cell table:style-name="ce21" table:formula="of:=AVERAGE([.AJ41:.AJ43])" office:value-type="float" office:value="128" calcext:value-type="float">
            <text:p>128</text:p>
          </table:table-cell>
          <table:table-cell table:style-name="ce21" table:formula="of:=AVERAGE([.AK41:.AK43])" office:value-type="float" office:value="37.3333333333333" calcext:value-type="float">
            <text:p>37.3333333333333</text:p>
          </table:table-cell>
          <table:table-cell table:style-name="ce21" table:formula="of:=AVERAGE([.AL41:.AL43])" office:value-type="float" office:value="83.1766666666667" calcext:value-type="float">
            <text:p>83.1766666666667</text:p>
          </table:table-cell>
          <table:table-cell table:style-name="ce21" table:formula="of:=AVERAGE([.AM41:.AM43])" office:value-type="float" office:value="72283.6666666667" calcext:value-type="float">
            <text:p>72283.6666666667</text:p>
          </table:table-cell>
          <table:table-cell table:style-name="ce21" table:formula="of:=AVERAGE([.AN41:.AN43])" office:value-type="float" office:value="36142.3333333333" calcext:value-type="float">
            <text:p>36142.3333333333</text:p>
          </table:table-cell>
          <table:table-cell table:style-name="ce21" table:formula="of:=AVERAGE([.AO41:.AO43])" office:value-type="float" office:value="128.333333333333" calcext:value-type="float">
            <text:p>128.333333333333</text:p>
          </table:table-cell>
          <table:table-cell table:style-name="ce21" table:formula="of:=AVERAGE([.AP41:.AP43])" office:value-type="float" office:value="37.3333333333333" calcext:value-type="float">
            <text:p>37.3333333333333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30_100_50_1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11.4" calcext:value-type="float">
            <text:p>111.4</text:p>
          </table:table-cell>
          <table:table-cell office:value-type="float" office:value="102" calcext:value-type="float">
            <text:p>102</text:p>
          </table:table-cell>
          <table:table-cell office:value-type="float" office:value="1800" calcext:value-type="float">
            <text:p>1800</text:p>
          </table:table-cell>
          <table:table-cell office:value-type="float" office:value="1058385" calcext:value-type="float">
            <text:p>1058385</text:p>
          </table:table-cell>
          <table:table-cell office:value-type="float" office:value="529172" calcext:value-type="float">
            <text:p>529172</text:p>
          </table:table-cell>
          <table:table-cell office:value-type="float" office:value="166847" calcext:value-type="float">
            <text:p>166847</text:p>
          </table:table-cell>
          <table:table-cell office:value-type="float" office:value="101" calcext:value-type="float">
            <text:p>101</text:p>
          </table:table-cell>
          <table:table-cell office:value-type="float" office:value="1800" calcext:value-type="float">
            <text:p>1800</text:p>
          </table:table-cell>
          <table:table-cell office:value-type="float" office:value="1594559" calcext:value-type="float">
            <text:p>1594559</text:p>
          </table:table-cell>
          <table:table-cell office:value-type="float" office:value="797272" calcext:value-type="float">
            <text:p>797272</text:p>
          </table:table-cell>
          <table:table-cell office:value-type="float" office:value="51069" calcext:value-type="float">
            <text:p>51069</text:p>
          </table:table-cell>
          <table:table-cell office:value-type="float" office:value="101" calcext:value-type="float">
            <text:p>101</text:p>
          </table:table-cell>
          <table:table-cell office:value-type="float" office:value="0.29" calcext:value-type="float">
            <text:p>0.29</text:p>
          </table:table-cell>
          <table:table-cell office:value-type="float" office:value="1800" calcext:value-type="float">
            <text:p>1800</text:p>
          </table:table-cell>
          <table:table-cell office:value-type="float" office:value="1598043" calcext:value-type="float">
            <text:p>1598043</text:p>
          </table:table-cell>
          <table:table-cell office:value-type="float" office:value="799000" calcext:value-type="float">
            <text:p>799000</text:p>
          </table:table-cell>
          <table:table-cell office:value-type="float" office:value="51145" calcext:value-type="float">
            <text:p>51145</text:p>
          </table:table-cell>
          <table:table-cell office:value-type="float" office:value="101" calcext:value-type="float">
            <text:p>101</text:p>
          </table:table-cell>
          <table:table-cell office:value-type="float" office:value="1800" calcext:value-type="float">
            <text:p>1800</text:p>
          </table:table-cell>
          <table:table-cell office:value-type="float" office:value="1329361" calcext:value-type="float">
            <text:p>1329361</text:p>
          </table:table-cell>
          <table:table-cell office:value-type="float" office:value="664658" calcext:value-type="float">
            <text:p>664658</text:p>
          </table:table-cell>
          <table:table-cell office:value-type="float" office:value="22782" calcext:value-type="float">
            <text:p>22782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1578173" calcext:value-type="float">
            <text:p>1578173</text:p>
          </table:table-cell>
          <table:table-cell office:value-type="float" office:value="789064" calcext:value-type="float">
            <text:p>789064</text:p>
          </table:table-cell>
          <table:table-cell office:value-type="float" office:value="51054" calcext:value-type="float">
            <text:p>51054</text:p>
          </table:table-cell>
          <table:table-cell office:value-type="float" office:value="101" calcext:value-type="float">
            <text:p>101</text:p>
          </table:table-cell>
          <table:table-cell office:value-type="float" office:value="0.41" calcext:value-type="float">
            <text:p>0.41</text:p>
          </table:table-cell>
          <table:table-cell office:value-type="float" office:value="1800" calcext:value-type="float">
            <text:p>1800</text:p>
          </table:table-cell>
          <table:table-cell office:value-type="float" office:value="1557005" calcext:value-type="float">
            <text:p>1557005</text:p>
          </table:table-cell>
          <table:table-cell office:value-type="float" office:value="778481" calcext:value-type="float">
            <text:p>778481</text:p>
          </table:table-cell>
          <table:table-cell office:value-type="float" office:value="50305" calcext:value-type="float">
            <text:p>50305</text:p>
          </table:table-cell>
          <table:table-cell office:value-type="float" office:value="101" calcext:value-type="float">
            <text:p>101</text:p>
          </table:table-cell>
          <table:table-cell office:value-type="float" office:value="1800" calcext:value-type="float">
            <text:p>1800</text:p>
          </table:table-cell>
          <table:table-cell office:value-type="float" office:value="1559631" calcext:value-type="float">
            <text:p>1559631</text:p>
          </table:table-cell>
          <table:table-cell office:value-type="float" office:value="779792" calcext:value-type="float">
            <text:p>779792</text:p>
          </table:table-cell>
          <table:table-cell office:value-type="float" office:value="29271" calcext:value-type="float">
            <text:p>292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0_100_50_2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9.82" calcext:value-type="float">
            <text:p>29.82</text:p>
          </table:table-cell>
          <table:table-cell office:value-type="float" office:value="53" calcext:value-type="float">
            <text:p>53</text:p>
          </table:table-cell>
          <table:table-cell office:value-type="float" office:value="57.25" calcext:value-type="float">
            <text:p>57.25</text:p>
          </table:table-cell>
          <table:table-cell office:value-type="float" office:value="38929" calcext:value-type="float">
            <text:p>38929</text:p>
          </table:table-cell>
          <table:table-cell office:value-type="float" office:value="19465" calcext:value-type="float">
            <text:p>19465</text:p>
          </table:table-cell>
          <table:table-cell office:value-type="float" office:value="555" calcext:value-type="float">
            <text:p>555</text:p>
          </table:table-cell>
          <table:table-cell office:value-type="float" office:value="53" calcext:value-type="float">
            <text:p>53</text:p>
          </table:table-cell>
          <table:table-cell office:value-type="float" office:value="43.41" calcext:value-type="float">
            <text:p>43.41</text:p>
          </table:table-cell>
          <table:table-cell office:value-type="float" office:value="39197" calcext:value-type="float">
            <text:p>39197</text:p>
          </table:table-cell>
          <table:table-cell office:value-type="float" office:value="19599" calcext:value-type="float">
            <text:p>19599</text:p>
          </table:table-cell>
          <table:table-cell office:value-type="float" office:value="615" calcext:value-type="float">
            <text:p>615</text:p>
          </table:table-cell>
          <table:table-cell office:value-type="float" office:value="53" calcext:value-type="float">
            <text:p>53</text:p>
          </table:table-cell>
          <table:table-cell office:value-type="float" office:value="0.43" calcext:value-type="float">
            <text:p>0.43</text:p>
          </table:table-cell>
          <table:table-cell office:value-type="float" office:value="43.14" calcext:value-type="float">
            <text:p>43.14</text:p>
          </table:table-cell>
          <table:table-cell office:value-type="float" office:value="39159" calcext:value-type="float">
            <text:p>39159</text:p>
          </table:table-cell>
          <table:table-cell office:value-type="float" office:value="19580" calcext:value-type="float">
            <text:p>19580</text:p>
          </table:table-cell>
          <table:table-cell office:value-type="float" office:value="631" calcext:value-type="float">
            <text:p>631</text:p>
          </table:table-cell>
          <table:table-cell office:value-type="float" office:value="53" calcext:value-type="float">
            <text:p>53</text:p>
          </table:table-cell>
          <table:table-cell office:value-type="float" office:value="53.97" calcext:value-type="float">
            <text:p>53.97</text:p>
          </table:table-cell>
          <table:table-cell office:value-type="float" office:value="39197" calcext:value-type="float">
            <text:p>39197</text:p>
          </table:table-cell>
          <table:table-cell office:value-type="float" office:value="19599" calcext:value-type="float">
            <text:p>19599</text:p>
          </table:table-cell>
          <table:table-cell office:value-type="float" office:value="615" calcext:value-type="float">
            <text:p>615</text:p>
          </table:table-cell>
          <table:table-cell office:value-type="float" office:value="53" calcext:value-type="float">
            <text:p>53</text:p>
          </table:table-cell>
          <table:table-cell office:value-type="float" office:value="50.51" calcext:value-type="float">
            <text:p>50.51</text:p>
          </table:table-cell>
          <table:table-cell office:value-type="float" office:value="38611" calcext:value-type="float">
            <text:p>38611</text:p>
          </table:table-cell>
          <table:table-cell office:value-type="float" office:value="19306" calcext:value-type="float">
            <text:p>19306</text:p>
          </table:table-cell>
          <table:table-cell office:value-type="float" office:value="648" calcext:value-type="float">
            <text:p>648</text:p>
          </table:table-cell>
          <table:table-cell office:value-type="float" office:value="53" calcext:value-type="float">
            <text:p>53</text:p>
          </table:table-cell>
          <table:table-cell office:value-type="float" office:value="0.49" calcext:value-type="float">
            <text:p>0.49</text:p>
          </table:table-cell>
          <table:table-cell office:value-type="float" office:value="48.84" calcext:value-type="float">
            <text:p>48.84</text:p>
          </table:table-cell>
          <table:table-cell office:value-type="float" office:value="38487" calcext:value-type="float">
            <text:p>38487</text:p>
          </table:table-cell>
          <table:table-cell office:value-type="float" office:value="19244" calcext:value-type="float">
            <text:p>19244</text:p>
          </table:table-cell>
          <table:table-cell office:value-type="float" office:value="684" calcext:value-type="float">
            <text:p>684</text:p>
          </table:table-cell>
          <table:table-cell office:value-type="float" office:value="53" calcext:value-type="float">
            <text:p>53</text:p>
          </table:table-cell>
          <table:table-cell office:value-type="float" office:value="47.3" calcext:value-type="float">
            <text:p>47.3</text:p>
          </table:table-cell>
          <table:table-cell office:value-type="float" office:value="38611" calcext:value-type="float">
            <text:p>38611</text:p>
          </table:table-cell>
          <table:table-cell office:value-type="float" office:value="19306" calcext:value-type="float">
            <text:p>19306</text:p>
          </table:table-cell>
          <table:table-cell office:value-type="float" office:value="648" calcext:value-type="float">
            <text:p>6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0_100_50_3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.44" calcext:value-type="float">
            <text:p>2.44</text:p>
          </table:table-cell>
          <table:table-cell office:value-type="float" office:value="19" calcext:value-type="float">
            <text:p>19</text:p>
          </table:table-cell>
          <table:table-cell office:value-type="float" office:value="2.42" calcext:value-type="float">
            <text:p>2.42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.55" calcext:value-type="float">
            <text:p>2.55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53" calcext:value-type="float">
            <text:p>0.53</text:p>
          </table:table-cell>
          <table:table-cell office:value-type="float" office:value="3.24" calcext:value-type="float">
            <text:p>3.24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.53" calcext:value-type="float">
            <text:p>4.53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.56" calcext:value-type="float">
            <text:p>3.56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48" calcext:value-type="float">
            <text:p>0.48</text:p>
          </table:table-cell>
          <table:table-cell office:value-type="float" office:value="4.67" calcext:value-type="float">
            <text:p>4.67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.37" calcext:value-type="float">
            <text:p>3.37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45:.B47])" office:value-type="float" office:value="30" calcext:value-type="float">
            <text:p>30</text:p>
          </table:table-cell>
          <table:table-cell table:style-name="ce21" table:formula="of:=AVERAGE([.C45:.C47])" office:value-type="float" office:value="50" calcext:value-type="float">
            <text:p>50</text:p>
          </table:table-cell>
          <table:table-cell table:style-name="ce21" table:formula="of:=AVERAGE([.D45:.D47])" office:value-type="float" office:value="47.8866666666667" calcext:value-type="float">
            <text:p>47.8866666666667</text:p>
          </table:table-cell>
          <table:table-cell table:style-name="ce21" table:formula="of:=AVERAGE([.E45:.E47])" office:value-type="float" office:value="58" calcext:value-type="float">
            <text:p>58</text:p>
          </table:table-cell>
          <table:table-cell table:style-name="ce21" table:formula="of:=AVERAGE([.F45:.F47])" office:value-type="float" office:value="619.89" calcext:value-type="float">
            <text:p>619.89</text:p>
          </table:table-cell>
          <table:table-cell table:style-name="ce21" table:formula="of:=AVERAGE([.G45:.G47])" office:value-type="float" office:value="366061" calcext:value-type="float">
            <text:p>366061</text:p>
          </table:table-cell>
          <table:table-cell table:style-name="ce21" table:formula="of:=AVERAGE([.H45:.H47])" office:value-type="float" office:value="183024" calcext:value-type="float">
            <text:p>183024</text:p>
          </table:table-cell>
          <table:table-cell table:style-name="ce21" table:formula="of:=AVERAGE([.I45:.I47])" office:value-type="float" office:value="55800.6666666667" calcext:value-type="float">
            <text:p>55800.6666666667</text:p>
          </table:table-cell>
          <table:table-cell table:style-name="ce21" table:formula="of:=AVERAGE([.J45:.J47])" office:value-type="float" office:value="57.6666666666667" calcext:value-type="float">
            <text:p>57.6666666666667</text:p>
          </table:table-cell>
          <table:table-cell table:style-name="ce21" table:formula="of:=AVERAGE([.K45:.K47])" office:value-type="float" office:value="615.32" calcext:value-type="float">
            <text:p>615.32</text:p>
          </table:table-cell>
          <table:table-cell table:style-name="ce21" table:formula="of:=AVERAGE([.L45:.L47])" office:value-type="float" office:value="544875" calcext:value-type="float">
            <text:p>544875</text:p>
          </table:table-cell>
          <table:table-cell table:style-name="ce21" table:formula="of:=AVERAGE([.M45:.M47])" office:value-type="float" office:value="272435.333333333" calcext:value-type="float">
            <text:p>272435.333333333</text:p>
          </table:table-cell>
          <table:table-cell table:style-name="ce21" table:formula="of:=AVERAGE([.N45:.N47])" office:value-type="float" office:value="17228" calcext:value-type="float">
            <text:p>17228</text:p>
          </table:table-cell>
          <table:table-cell table:style-name="ce21" table:formula="of:=AVERAGE([.O45:.O47])" office:value-type="float" office:value="57.6666666666667" calcext:value-type="float">
            <text:p>57.6666666666667</text:p>
          </table:table-cell>
          <table:table-cell table:style-name="ce21" table:formula="of:=AVERAGE([.P45:.P47])" office:value-type="float" office:value="0.416666666666667" calcext:value-type="float">
            <text:p>0.416666666666667</text:p>
          </table:table-cell>
          <table:table-cell table:style-name="ce21" table:formula="of:=AVERAGE([.Q45:.Q47])" office:value-type="float" office:value="615.46" calcext:value-type="float">
            <text:p>615.46</text:p>
          </table:table-cell>
          <table:table-cell table:style-name="ce21" table:formula="of:=AVERAGE([.R45:.R47])" office:value-type="float" office:value="546023.666666667" calcext:value-type="float">
            <text:p>546023.666666667</text:p>
          </table:table-cell>
          <table:table-cell table:style-name="ce21" table:formula="of:=AVERAGE([.S45:.S47])" office:value-type="float" office:value="273005" calcext:value-type="float">
            <text:p>273005</text:p>
          </table:table-cell>
          <table:table-cell table:style-name="ce21" table:formula="of:=AVERAGE([.T45:.T47])" office:value-type="float" office:value="17258.6666666667" calcext:value-type="float">
            <text:p>17258.6666666667</text:p>
          </table:table-cell>
          <table:table-cell table:style-name="ce21" table:formula="of:=AVERAGE([.U45:.U47])" office:value-type="float" office:value="57.6666666666667" calcext:value-type="float">
            <text:p>57.6666666666667</text:p>
          </table:table-cell>
          <table:table-cell table:style-name="ce21" table:formula="of:=AVERAGE([.V45:.V47])" office:value-type="float" office:value="619.5" calcext:value-type="float">
            <text:p>619.5</text:p>
          </table:table-cell>
          <table:table-cell table:style-name="ce21" table:formula="of:=AVERAGE([.W45:.W47])" office:value-type="float" office:value="456475.666666667" calcext:value-type="float">
            <text:p>456475.666666667</text:p>
          </table:table-cell>
          <table:table-cell table:style-name="ce21" table:formula="of:=AVERAGE([.X45:.X47])" office:value-type="float" office:value="228230.666666667" calcext:value-type="float">
            <text:p>228230.666666667</text:p>
          </table:table-cell>
          <table:table-cell table:style-name="ce21" table:formula="of:=AVERAGE([.Y45:.Y47])" office:value-type="float" office:value="7799" calcext:value-type="float">
            <text:p>7799</text:p>
          </table:table-cell>
          <table:table-cell table:style-name="ce21" table:formula="of:=AVERAGE([.Z45:.Z47])" office:value-type="float" office:value="57" calcext:value-type="float">
            <text:p>57</text:p>
          </table:table-cell>
          <table:table-cell table:style-name="ce21" table:formula="of:=AVERAGE([.AA45:.AA47])" office:value-type="float" office:value="618.023333333333" calcext:value-type="float">
            <text:p>618.023333333333</text:p>
          </table:table-cell>
          <table:table-cell table:style-name="ce21" table:formula="of:=AVERAGE([.AB45:.AB47])" office:value-type="float" office:value="539217.666666667" calcext:value-type="float">
            <text:p>539217.666666667</text:p>
          </table:table-cell>
          <table:table-cell table:style-name="ce21" table:formula="of:=AVERAGE([.AC45:.AC47])" office:value-type="float" office:value="269601.666666667" calcext:value-type="float">
            <text:p>269601.666666667</text:p>
          </table:table-cell>
          <table:table-cell table:style-name="ce21" table:formula="of:=AVERAGE([.AD45:.AD47])" office:value-type="float" office:value="17234" calcext:value-type="float">
            <text:p>17234</text:p>
          </table:table-cell>
          <table:table-cell table:style-name="ce21" table:formula="of:=AVERAGE([.AE45:.AE47])" office:value-type="float" office:value="57.6666666666667" calcext:value-type="float">
            <text:p>57.6666666666667</text:p>
          </table:table-cell>
          <table:table-cell table:style-name="ce21" table:formula="of:=AVERAGE([.AF45:.AF47])" office:value-type="float" office:value="0.46" calcext:value-type="float">
            <text:p>0.46</text:p>
          </table:table-cell>
          <table:table-cell table:style-name="ce21" table:formula="of:=AVERAGE([.AG45:.AG47])" office:value-type="float" office:value="617.836666666667" calcext:value-type="float">
            <text:p>617.836666666667</text:p>
          </table:table-cell>
          <table:table-cell table:style-name="ce21" table:formula="of:=AVERAGE([.AH45:.AH47])" office:value-type="float" office:value="532120.333333333" calcext:value-type="float">
            <text:p>532120.333333333</text:p>
          </table:table-cell>
          <table:table-cell table:style-name="ce21" table:formula="of:=AVERAGE([.AI45:.AI47])" office:value-type="float" office:value="266053.333333333" calcext:value-type="float">
            <text:p>266053.333333333</text:p>
          </table:table-cell>
          <table:table-cell table:style-name="ce21" table:formula="of:=AVERAGE([.AJ45:.AJ47])" office:value-type="float" office:value="16996.3333333333" calcext:value-type="float">
            <text:p>16996.3333333333</text:p>
          </table:table-cell>
          <table:table-cell table:style-name="ce21" table:formula="of:=AVERAGE([.AK45:.AK47])" office:value-type="float" office:value="57.6666666666667" calcext:value-type="float">
            <text:p>57.6666666666667</text:p>
          </table:table-cell>
          <table:table-cell table:style-name="ce21" table:formula="of:=AVERAGE([.AL45:.AL47])" office:value-type="float" office:value="616.89" calcext:value-type="float">
            <text:p>616.89</text:p>
          </table:table-cell>
          <table:table-cell table:style-name="ce21" table:formula="of:=AVERAGE([.AM45:.AM47])" office:value-type="float" office:value="533037" calcext:value-type="float">
            <text:p>533037</text:p>
          </table:table-cell>
          <table:table-cell table:style-name="ce21" table:formula="of:=AVERAGE([.AN45:.AN47])" office:value-type="float" office:value="266511" calcext:value-type="float">
            <text:p>266511</text:p>
          </table:table-cell>
          <table:table-cell table:style-name="ce21" table:formula="of:=AVERAGE([.AO45:.AO47])" office:value-type="float" office:value="9973" calcext:value-type="float">
            <text:p>9973</text:p>
          </table:table-cell>
          <table:table-cell table:style-name="ce21" table:formula="of:=AVERAGE([.AP45:.AP47])" office:value-type="float" office:value="58" calcext:value-type="float">
            <text:p>58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30_100_75_1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0.02" calcext:value-type="float">
            <text:p>10.02</text:p>
          </table:table-cell>
          <table:table-cell office:value-type="float" office:value="29" calcext:value-type="float">
            <text:p>29</text:p>
          </table:table-cell>
          <table:table-cell office:value-type="float" office:value="7.39" calcext:value-type="float">
            <text:p>7.39</text:p>
          </table:table-cell>
          <table:table-cell office:value-type="float" office:value="3771" calcext:value-type="float">
            <text:p>3771</text:p>
          </table:table-cell>
          <table:table-cell office:value-type="float" office:value="1886" calcext:value-type="float">
            <text:p>1886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6.11" calcext:value-type="float">
            <text:p>6.11</text:p>
          </table:table-cell>
          <table:table-cell office:value-type="float" office:value="3869" calcext:value-type="float">
            <text:p>3869</text:p>
          </table:table-cell>
          <table:table-cell office:value-type="float" office:value="1935" calcext:value-type="float">
            <text:p>193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.43" calcext:value-type="float">
            <text:p>0.43</text:p>
          </table:table-cell>
          <table:table-cell office:value-type="float" office:value="7.12" calcext:value-type="float">
            <text:p>7.12</text:p>
          </table:table-cell>
          <table:table-cell office:value-type="float" office:value="3869" calcext:value-type="float">
            <text:p>3869</text:p>
          </table:table-cell>
          <table:table-cell office:value-type="float" office:value="1935" calcext:value-type="float">
            <text:p>193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.39" calcext:value-type="float">
            <text:p>8.39</text:p>
          </table:table-cell>
          <table:table-cell office:value-type="float" office:value="3869" calcext:value-type="float">
            <text:p>3869</text:p>
          </table:table-cell>
          <table:table-cell office:value-type="float" office:value="1935" calcext:value-type="float">
            <text:p>193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7.62" calcext:value-type="float">
            <text:p>7.62</text:p>
          </table:table-cell>
          <table:table-cell office:value-type="float" office:value="3801" calcext:value-type="float">
            <text:p>3801</text:p>
          </table:table-cell>
          <table:table-cell office:value-type="float" office:value="1901" calcext:value-type="float">
            <text:p>190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0.49" calcext:value-type="float">
            <text:p>0.49</text:p>
          </table:table-cell>
          <table:table-cell office:value-type="float" office:value="9.14" calcext:value-type="float">
            <text:p>9.14</text:p>
          </table:table-cell>
          <table:table-cell office:value-type="float" office:value="3797" calcext:value-type="float">
            <text:p>3797</text:p>
          </table:table-cell>
          <table:table-cell office:value-type="float" office:value="1899" calcext:value-type="float">
            <text:p>189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1.03" calcext:value-type="float">
            <text:p>11.03</text:p>
          </table:table-cell>
          <table:table-cell office:value-type="float" office:value="3801" calcext:value-type="float">
            <text:p>3801</text:p>
          </table:table-cell>
          <table:table-cell office:value-type="float" office:value="1901" calcext:value-type="float">
            <text:p>190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0_100_75_2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4.56" calcext:value-type="float">
            <text:p>4.56</text:p>
          </table:table-cell>
          <table:table-cell office:value-type="float" office:value="20" calcext:value-type="float">
            <text:p>20</text:p>
          </table:table-cell>
          <table:table-cell office:value-type="float" office:value="2.59" calcext:value-type="float">
            <text:p>2.59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.57" calcext:value-type="float">
            <text:p>2.57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42" calcext:value-type="float">
            <text:p>0.42</text:p>
          </table:table-cell>
          <table:table-cell office:value-type="float" office:value="3.26" calcext:value-type="float">
            <text:p>3.26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.45" calcext:value-type="float">
            <text:p>5.45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.43" calcext:value-type="float">
            <text:p>3.43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4.71" calcext:value-type="float">
            <text:p>4.71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0_100_75_3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42.52" calcext:value-type="float">
            <text:p>42.52</text:p>
          </table:table-cell>
          <table:table-cell office:value-type="float" office:value="53" calcext:value-type="float">
            <text:p>53</text:p>
          </table:table-cell>
          <table:table-cell office:value-type="float" office:value="60.47" calcext:value-type="float">
            <text:p>60.47</text:p>
          </table:table-cell>
          <table:table-cell office:value-type="float" office:value="41601" calcext:value-type="float">
            <text:p>41601</text:p>
          </table:table-cell>
          <table:table-cell office:value-type="float" office:value="20801" calcext:value-type="float">
            <text:p>20801</text:p>
          </table:table-cell>
          <table:table-cell office:value-type="float" office:value="710" calcext:value-type="float">
            <text:p>710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4031" calcext:value-type="float">
            <text:p>44031</text:p>
          </table:table-cell>
          <table:table-cell office:value-type="float" office:value="22016" calcext:value-type="float">
            <text:p>22016</text:p>
          </table:table-cell>
          <table:table-cell office:value-type="float" office:value="1016" calcext:value-type="float">
            <text:p>1016</text:p>
          </table:table-cell>
          <table:table-cell office:value-type="float" office:value="53" calcext:value-type="float">
            <text:p>53</text:p>
          </table:table-cell>
          <table:table-cell office:value-type="float" office:value="0.35" calcext:value-type="float">
            <text:p>0.35</text:p>
          </table:table-cell>
          <table:table-cell office:value-type="float" office:value="51.31" calcext:value-type="float">
            <text:p>51.31</text:p>
          </table:table-cell>
          <table:table-cell office:value-type="float" office:value="44029" calcext:value-type="float">
            <text:p>44029</text:p>
          </table:table-cell>
          <table:table-cell office:value-type="float" office:value="22015" calcext:value-type="float">
            <text:p>22015</text:p>
          </table:table-cell>
          <table:table-cell office:value-type="float" office:value="1019" calcext:value-type="float">
            <text:p>1019</text:p>
          </table:table-cell>
          <table:table-cell office:value-type="float" office:value="53" calcext:value-type="float">
            <text:p>53</text:p>
          </table:table-cell>
          <table:table-cell office:value-type="float" office:value="66.54" calcext:value-type="float">
            <text:p>66.54</text:p>
          </table:table-cell>
          <table:table-cell office:value-type="float" office:value="45229" calcext:value-type="float">
            <text:p>45229</text:p>
          </table:table-cell>
          <table:table-cell office:value-type="float" office:value="22615" calcext:value-type="float">
            <text:p>22615</text:p>
          </table:table-cell>
          <table:table-cell office:value-type="float" office:value="711" calcext:value-type="float">
            <text:p>711</text:p>
          </table:table-cell>
          <table:table-cell office:value-type="float" office:value="53" calcext:value-type="float">
            <text:p>53</text:p>
          </table:table-cell>
          <table:table-cell office:value-type="float" office:value="52.34" calcext:value-type="float">
            <text:p>52.34</text:p>
          </table:table-cell>
          <table:table-cell office:value-type="float" office:value="42939" calcext:value-type="float">
            <text:p>42939</text:p>
          </table:table-cell>
          <table:table-cell office:value-type="float" office:value="21470" calcext:value-type="float">
            <text:p>21470</text:p>
          </table:table-cell>
          <table:table-cell office:value-type="float" office:value="1026" calcext:value-type="float">
            <text:p>1026</text:p>
          </table:table-cell>
          <table:table-cell office:value-type="float" office:value="53" calcext:value-type="float">
            <text:p>53</text:p>
          </table:table-cell>
          <table:table-cell office:value-type="float" office:value="0.52" calcext:value-type="float">
            <text:p>0.52</text:p>
          </table:table-cell>
          <table:table-cell office:value-type="float" office:value="53.5" calcext:value-type="float">
            <text:p>53.5</text:p>
          </table:table-cell>
          <table:table-cell office:value-type="float" office:value="42929" calcext:value-type="float">
            <text:p>42929</text:p>
          </table:table-cell>
          <table:table-cell office:value-type="float" office:value="21465" calcext:value-type="float">
            <text:p>21465</text:p>
          </table:table-cell>
          <table:table-cell office:value-type="float" office:value="1028" calcext:value-type="float">
            <text:p>1028</text:p>
          </table:table-cell>
          <table:table-cell office:value-type="float" office:value="53" calcext:value-type="float">
            <text:p>53</text:p>
          </table:table-cell>
          <table:table-cell office:value-type="float" office:value="53.71" calcext:value-type="float">
            <text:p>53.71</text:p>
          </table:table-cell>
          <table:table-cell office:value-type="float" office:value="44511" calcext:value-type="float">
            <text:p>44511</text:p>
          </table:table-cell>
          <table:table-cell office:value-type="float" office:value="22256" calcext:value-type="float">
            <text:p>22256</text:p>
          </table:table-cell>
          <table:table-cell office:value-type="float" office:value="719" calcext:value-type="float">
            <text:p>7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49:.B51])" office:value-type="float" office:value="30" calcext:value-type="float">
            <text:p>30</text:p>
          </table:table-cell>
          <table:table-cell table:style-name="ce21" table:formula="of:=AVERAGE([.C49:.C51])" office:value-type="float" office:value="75" calcext:value-type="float">
            <text:p>75</text:p>
          </table:table-cell>
          <table:table-cell table:style-name="ce21" table:formula="of:=AVERAGE([.D49:.D51])" office:value-type="float" office:value="19.0333333333333" calcext:value-type="float">
            <text:p>19.0333333333333</text:p>
          </table:table-cell>
          <table:table-cell table:style-name="ce21" table:formula="of:=AVERAGE([.E49:.E51])" office:value-type="float" office:value="34" calcext:value-type="float">
            <text:p>34</text:p>
          </table:table-cell>
          <table:table-cell table:style-name="ce21" table:formula="of:=AVERAGE([.F49:.F51])" office:value-type="float" office:value="23.4833333333333" calcext:value-type="float">
            <text:p>23.4833333333333</text:p>
          </table:table-cell>
          <table:table-cell table:style-name="ce21" table:formula="of:=AVERAGE([.G49:.G51])" office:value-type="float" office:value="15398.3333333333" calcext:value-type="float">
            <text:p>15398.3333333333</text:p>
          </table:table-cell>
          <table:table-cell table:style-name="ce21" table:formula="of:=AVERAGE([.H49:.H51])" office:value-type="float" office:value="7699.66666666667" calcext:value-type="float">
            <text:p>7699.66666666667</text:p>
          </table:table-cell>
          <table:table-cell table:style-name="ce21" table:formula="of:=AVERAGE([.I49:.I51])" office:value-type="float" office:value="240" calcext:value-type="float">
            <text:p>240</text:p>
          </table:table-cell>
          <table:table-cell table:style-name="ce21" table:formula="of:=AVERAGE([.J49:.J51])" office:value-type="float" office:value="34" calcext:value-type="float">
            <text:p>34</text:p>
          </table:table-cell>
          <table:table-cell table:style-name="ce21" table:formula="of:=AVERAGE([.K49:.K51])" office:value-type="float" office:value="19.2266666666667" calcext:value-type="float">
            <text:p>19.2266666666667</text:p>
          </table:table-cell>
          <table:table-cell table:style-name="ce21" table:formula="of:=AVERAGE([.L49:.L51])" office:value-type="float" office:value="16241" calcext:value-type="float">
            <text:p>16241</text:p>
          </table:table-cell>
          <table:table-cell table:style-name="ce21" table:formula="of:=AVERAGE([.M49:.M51])" office:value-type="float" office:value="8121" calcext:value-type="float">
            <text:p>8121</text:p>
          </table:table-cell>
          <table:table-cell table:style-name="ce21" table:formula="of:=AVERAGE([.N49:.N51])" office:value-type="float" office:value="339.666666666667" calcext:value-type="float">
            <text:p>339.666666666667</text:p>
          </table:table-cell>
          <table:table-cell table:style-name="ce21" table:formula="of:=AVERAGE([.O49:.O51])" office:value-type="float" office:value="34" calcext:value-type="float">
            <text:p>34</text:p>
          </table:table-cell>
          <table:table-cell table:style-name="ce21" table:formula="of:=AVERAGE([.P49:.P51])" office:value-type="float" office:value="0.4" calcext:value-type="float">
            <text:p>0.4</text:p>
          </table:table-cell>
          <table:table-cell table:style-name="ce21" table:formula="of:=AVERAGE([.Q49:.Q51])" office:value-type="float" office:value="20.5633333333333" calcext:value-type="float">
            <text:p>20.5633333333333</text:p>
          </table:table-cell>
          <table:table-cell table:style-name="ce21" table:formula="of:=AVERAGE([.R49:.R51])" office:value-type="float" office:value="16240.3333333333" calcext:value-type="float">
            <text:p>16240.3333333333</text:p>
          </table:table-cell>
          <table:table-cell table:style-name="ce21" table:formula="of:=AVERAGE([.S49:.S51])" office:value-type="float" office:value="8120.66666666667" calcext:value-type="float">
            <text:p>8120.66666666667</text:p>
          </table:table-cell>
          <table:table-cell table:style-name="ce21" table:formula="of:=AVERAGE([.T49:.T51])" office:value-type="float" office:value="340.666666666667" calcext:value-type="float">
            <text:p>340.666666666667</text:p>
          </table:table-cell>
          <table:table-cell table:style-name="ce21" table:formula="of:=AVERAGE([.U49:.U51])" office:value-type="float" office:value="34" calcext:value-type="float">
            <text:p>34</text:p>
          </table:table-cell>
          <table:table-cell table:style-name="ce21" table:formula="of:=AVERAGE([.V49:.V51])" office:value-type="float" office:value="26.7933333333333" calcext:value-type="float">
            <text:p>26.7933333333333</text:p>
          </table:table-cell>
          <table:table-cell table:style-name="ce21" table:formula="of:=AVERAGE([.W49:.W51])" office:value-type="float" office:value="16640.3333333333" calcext:value-type="float">
            <text:p>16640.3333333333</text:p>
          </table:table-cell>
          <table:table-cell table:style-name="ce21" table:formula="of:=AVERAGE([.X49:.X51])" office:value-type="float" office:value="8320.66666666667" calcext:value-type="float">
            <text:p>8320.66666666667</text:p>
          </table:table-cell>
          <table:table-cell table:style-name="ce21" table:formula="of:=AVERAGE([.Y49:.Y51])" office:value-type="float" office:value="238" calcext:value-type="float">
            <text:p>238</text:p>
          </table:table-cell>
          <table:table-cell table:style-name="ce21" table:formula="of:=AVERAGE([.Z49:.Z51])" office:value-type="float" office:value="34" calcext:value-type="float">
            <text:p>34</text:p>
          </table:table-cell>
          <table:table-cell table:style-name="ce21" table:formula="of:=AVERAGE([.AA49:.AA51])" office:value-type="float" office:value="21.13" calcext:value-type="float">
            <text:p>21.13</text:p>
          </table:table-cell>
          <table:table-cell table:style-name="ce21" table:formula="of:=AVERAGE([.AB49:.AB51])" office:value-type="float" office:value="15854.3333333333" calcext:value-type="float">
            <text:p>15854.3333333333</text:p>
          </table:table-cell>
          <table:table-cell table:style-name="ce21" table:formula="of:=AVERAGE([.AC49:.AC51])" office:value-type="float" office:value="7927.66666666667" calcext:value-type="float">
            <text:p>7927.66666666667</text:p>
          </table:table-cell>
          <table:table-cell table:style-name="ce21" table:formula="of:=AVERAGE([.AD49:.AD51])" office:value-type="float" office:value="349.666666666667" calcext:value-type="float">
            <text:p>349.666666666667</text:p>
          </table:table-cell>
          <table:table-cell table:style-name="ce21" table:formula="of:=AVERAGE([.AE49:.AE51])" office:value-type="float" office:value="34" calcext:value-type="float">
            <text:p>34</text:p>
          </table:table-cell>
          <table:table-cell table:style-name="ce21" table:formula="of:=AVERAGE([.AF49:.AF51])" office:value-type="float" office:value="0.516666666666667" calcext:value-type="float">
            <text:p>0.516666666666667</text:p>
          </table:table-cell>
          <table:table-cell table:style-name="ce21" table:formula="of:=AVERAGE([.AG49:.AG51])" office:value-type="float" office:value="22.45" calcext:value-type="float">
            <text:p>22.45</text:p>
          </table:table-cell>
          <table:table-cell table:style-name="ce21" table:formula="of:=AVERAGE([.AH49:.AH51])" office:value-type="float" office:value="15849.6666666667" calcext:value-type="float">
            <text:p>15849.6666666667</text:p>
          </table:table-cell>
          <table:table-cell table:style-name="ce21" table:formula="of:=AVERAGE([.AI49:.AI51])" office:value-type="float" office:value="7925.33333333333" calcext:value-type="float">
            <text:p>7925.33333333333</text:p>
          </table:table-cell>
          <table:table-cell table:style-name="ce21" table:formula="of:=AVERAGE([.AJ49:.AJ51])" office:value-type="float" office:value="350.666666666667" calcext:value-type="float">
            <text:p>350.666666666667</text:p>
          </table:table-cell>
          <table:table-cell table:style-name="ce21" table:formula="of:=AVERAGE([.AK49:.AK51])" office:value-type="float" office:value="34" calcext:value-type="float">
            <text:p>34</text:p>
          </table:table-cell>
          <table:table-cell table:style-name="ce21" table:formula="of:=AVERAGE([.AL49:.AL51])" office:value-type="float" office:value="22.8466666666667" calcext:value-type="float">
            <text:p>22.8466666666667</text:p>
          </table:table-cell>
          <table:table-cell table:style-name="ce21" table:formula="of:=AVERAGE([.AM49:.AM51])" office:value-type="float" office:value="16378.3333333333" calcext:value-type="float">
            <text:p>16378.3333333333</text:p>
          </table:table-cell>
          <table:table-cell table:style-name="ce21" table:formula="of:=AVERAGE([.AN49:.AN51])" office:value-type="float" office:value="8189.66666666667" calcext:value-type="float">
            <text:p>8189.66666666667</text:p>
          </table:table-cell>
          <table:table-cell table:style-name="ce21" table:formula="of:=AVERAGE([.AO49:.AO51])" office:value-type="float" office:value="247.333333333333" calcext:value-type="float">
            <text:p>247.333333333333</text:p>
          </table:table-cell>
          <table:table-cell table:style-name="ce21" table:formula="of:=AVERAGE([.AP49:.AP51])" office:value-type="float" office:value="34" calcext:value-type="float">
            <text:p>34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35_100_100_1 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.77" calcext:value-type="float">
            <text:p>2.77</text:p>
          </table:table-cell>
          <table:table-cell office:value-type="float" office:value="23" calcext:value-type="float">
            <text:p>23</text:p>
          </table:table-cell>
          <table:table-cell office:value-type="float" office:value="4.01" calcext:value-type="float">
            <text:p>4.01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.1" calcext:value-type="float">
            <text:p>4.1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73" calcext:value-type="float">
            <text:p>0.73</text:p>
          </table:table-cell>
          <table:table-cell office:value-type="float" office:value="5.76" calcext:value-type="float">
            <text:p>5.76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.7" calcext:value-type="float">
            <text:p>9.7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.37" calcext:value-type="float">
            <text:p>6.37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68" calcext:value-type="float">
            <text:p>0.68</text:p>
          </table:table-cell>
          <table:table-cell office:value-type="float" office:value="7.49" calcext:value-type="float">
            <text:p>7.49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.97" calcext:value-type="float">
            <text:p>6.97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5_100_100_2 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2.34" calcext:value-type="float">
            <text:p>32.34</text:p>
          </table:table-cell>
          <table:table-cell office:value-type="float" office:value="40" calcext:value-type="float">
            <text:p>40</text:p>
          </table:table-cell>
          <table:table-cell office:value-type="float" office:value="18.77" calcext:value-type="float">
            <text:p>18.77</text:p>
          </table:table-cell>
          <table:table-cell office:value-type="float" office:value="9545" calcext:value-type="float">
            <text:p>9545</text:p>
          </table:table-cell>
          <table:table-cell office:value-type="float" office:value="4773" calcext:value-type="float">
            <text:p>4773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5.1" calcext:value-type="float">
            <text:p>15.1</text:p>
          </table:table-cell>
          <table:table-cell office:value-type="float" office:value="9643" calcext:value-type="float">
            <text:p>9643</text:p>
          </table:table-cell>
          <table:table-cell office:value-type="float" office:value="4822" calcext:value-type="float">
            <text:p>482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.62" calcext:value-type="float">
            <text:p>0.62</text:p>
          </table:table-cell>
          <table:table-cell office:value-type="float" office:value="17.19" calcext:value-type="float">
            <text:p>17.19</text:p>
          </table:table-cell>
          <table:table-cell office:value-type="float" office:value="9639" calcext:value-type="float">
            <text:p>9639</text:p>
          </table:table-cell>
          <table:table-cell office:value-type="float" office:value="4820" calcext:value-type="float">
            <text:p>482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2.57" calcext:value-type="float">
            <text:p>22.57</text:p>
          </table:table-cell>
          <table:table-cell office:value-type="float" office:value="9643" calcext:value-type="float">
            <text:p>9643</text:p>
          </table:table-cell>
          <table:table-cell office:value-type="float" office:value="4822" calcext:value-type="float">
            <text:p>482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8.08" calcext:value-type="float">
            <text:p>18.08</text:p>
          </table:table-cell>
          <table:table-cell office:value-type="float" office:value="9627" calcext:value-type="float">
            <text:p>9627</text:p>
          </table:table-cell>
          <table:table-cell office:value-type="float" office:value="4814" calcext:value-type="float">
            <text:p>4814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.64" calcext:value-type="float">
            <text:p>0.64</text:p>
          </table:table-cell>
          <table:table-cell office:value-type="float" office:value="19.67" calcext:value-type="float">
            <text:p>19.67</text:p>
          </table:table-cell>
          <table:table-cell office:value-type="float" office:value="9631" calcext:value-type="float">
            <text:p>9631</text:p>
          </table:table-cell>
          <table:table-cell office:value-type="float" office:value="4816" calcext:value-type="float">
            <text:p>4816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0.11" calcext:value-type="float">
            <text:p>20.11</text:p>
          </table:table-cell>
          <table:table-cell office:value-type="float" office:value="9627" calcext:value-type="float">
            <text:p>9627</text:p>
          </table:table-cell>
          <table:table-cell office:value-type="float" office:value="4814" calcext:value-type="float">
            <text:p>4814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5_100_100_3 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.71" calcext:value-type="float">
            <text:p>3.71</text:p>
          </table:table-cell>
          <table:table-cell office:value-type="float" office:value="31" calcext:value-type="float">
            <text:p>31</text:p>
          </table:table-cell>
          <table:table-cell office:value-type="float" office:value="3.94" calcext:value-type="float">
            <text:p>3.94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.46" calcext:value-type="float">
            <text:p>4.46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63" calcext:value-type="float">
            <text:p>0.63</text:p>
          </table:table-cell>
          <table:table-cell office:value-type="float" office:value="11.75" calcext:value-type="float">
            <text:p>11.75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.08" calcext:value-type="float">
            <text:p>9.08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.19" calcext:value-type="float">
            <text:p>6.19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57" calcext:value-type="float">
            <text:p>0.57</text:p>
          </table:table-cell>
          <table:table-cell office:value-type="float" office:value="7.41" calcext:value-type="float">
            <text:p>7.41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.38" calcext:value-type="float">
            <text:p>7.38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53:.B55])" office:value-type="float" office:value="35" calcext:value-type="float">
            <text:p>35</text:p>
          </table:table-cell>
          <table:table-cell table:style-name="ce21" table:formula="of:=AVERAGE([.C53:.C55])" office:value-type="float" office:value="100" calcext:value-type="float">
            <text:p>100</text:p>
          </table:table-cell>
          <table:table-cell table:style-name="ce21" table:formula="of:=AVERAGE([.D53:.D55])" office:value-type="float" office:value="12.94" calcext:value-type="float">
            <text:p>12.94</text:p>
          </table:table-cell>
          <table:table-cell table:style-name="ce21" table:formula="of:=AVERAGE([.E53:.E55])" office:value-type="float" office:value="31.3333333333333" calcext:value-type="float">
            <text:p>31.3333333333333</text:p>
          </table:table-cell>
          <table:table-cell table:style-name="ce21" table:formula="of:=AVERAGE([.F53:.F55])" office:value-type="float" office:value="8.90666666666667" calcext:value-type="float">
            <text:p>8.90666666666667</text:p>
          </table:table-cell>
          <table:table-cell table:style-name="ce21" table:formula="of:=AVERAGE([.G53:.G55])" office:value-type="float" office:value="3848.33333333333" calcext:value-type="float">
            <text:p>3848.33333333333</text:p>
          </table:table-cell>
          <table:table-cell table:style-name="ce21" table:formula="of:=AVERAGE([.H53:.H55])" office:value-type="float" office:value="1924.66666666667" calcext:value-type="float">
            <text:p>1924.66666666667</text:p>
          </table:table-cell>
          <table:table-cell table:style-name="ce21" table:formula="of:=AVERAGE([.I53:.I55])" office:value-type="float" office:value="9.66666666666667" calcext:value-type="float">
            <text:p>9.66666666666667</text:p>
          </table:table-cell>
          <table:table-cell table:style-name="ce21" table:formula="of:=AVERAGE([.J53:.J55])" office:value-type="float" office:value="31.3333333333333" calcext:value-type="float">
            <text:p>31.3333333333333</text:p>
          </table:table-cell>
          <table:table-cell table:style-name="ce21" table:formula="of:=AVERAGE([.K53:.K55])" office:value-type="float" office:value="7.88666666666667" calcext:value-type="float">
            <text:p>7.88666666666667</text:p>
          </table:table-cell>
          <table:table-cell table:style-name="ce21" table:formula="of:=AVERAGE([.L53:.L55])" office:value-type="float" office:value="3881" calcext:value-type="float">
            <text:p>3881</text:p>
          </table:table-cell>
          <table:table-cell table:style-name="ce21" table:formula="of:=AVERAGE([.M53:.M55])" office:value-type="float" office:value="1941" calcext:value-type="float">
            <text:p>1941</text:p>
          </table:table-cell>
          <table:table-cell table:style-name="ce21" table:formula="of:=AVERAGE([.N53:.N55])" office:value-type="float" office:value="6" calcext:value-type="float">
            <text:p>6</text:p>
          </table:table-cell>
          <table:table-cell table:style-name="ce21" table:formula="of:=AVERAGE([.O53:.O55])" office:value-type="float" office:value="31.3333333333333" calcext:value-type="float">
            <text:p>31.3333333333333</text:p>
          </table:table-cell>
          <table:table-cell table:style-name="ce21" table:formula="of:=AVERAGE([.P53:.P55])" office:value-type="float" office:value="0.66" calcext:value-type="float">
            <text:p>0.66</text:p>
          </table:table-cell>
          <table:table-cell table:style-name="ce21" table:formula="of:=AVERAGE([.Q53:.Q55])" office:value-type="float" office:value="11.5666666666667" calcext:value-type="float">
            <text:p>11.5666666666667</text:p>
          </table:table-cell>
          <table:table-cell table:style-name="ce21" table:formula="of:=AVERAGE([.R53:.R55])" office:value-type="float" office:value="3879.66666666667" calcext:value-type="float">
            <text:p>3879.66666666667</text:p>
          </table:table-cell>
          <table:table-cell table:style-name="ce21" table:formula="of:=AVERAGE([.S53:.S55])" office:value-type="float" office:value="1940.33333333333" calcext:value-type="float">
            <text:p>1940.33333333333</text:p>
          </table:table-cell>
          <table:table-cell table:style-name="ce21" table:formula="of:=AVERAGE([.T53:.T55])" office:value-type="float" office:value="6" calcext:value-type="float">
            <text:p>6</text:p>
          </table:table-cell>
          <table:table-cell table:style-name="ce21" table:formula="of:=AVERAGE([.U53:.U55])" office:value-type="float" office:value="31.3333333333333" calcext:value-type="float">
            <text:p>31.3333333333333</text:p>
          </table:table-cell>
          <table:table-cell table:style-name="ce21" table:formula="of:=AVERAGE([.V53:.V55])" office:value-type="float" office:value="13.7833333333333" calcext:value-type="float">
            <text:p>13.7833333333333</text:p>
          </table:table-cell>
          <table:table-cell table:style-name="ce21" table:formula="of:=AVERAGE([.W53:.W55])" office:value-type="float" office:value="3881" calcext:value-type="float">
            <text:p>3881</text:p>
          </table:table-cell>
          <table:table-cell table:style-name="ce21" table:formula="of:=AVERAGE([.X53:.X55])" office:value-type="float" office:value="1941" calcext:value-type="float">
            <text:p>1941</text:p>
          </table:table-cell>
          <table:table-cell table:style-name="ce21" table:formula="of:=AVERAGE([.Y53:.Y55])" office:value-type="float" office:value="6" calcext:value-type="float">
            <text:p>6</text:p>
          </table:table-cell>
          <table:table-cell table:style-name="ce21" table:formula="of:=AVERAGE([.Z53:.Z55])" office:value-type="float" office:value="31.3333333333333" calcext:value-type="float">
            <text:p>31.3333333333333</text:p>
          </table:table-cell>
          <table:table-cell table:style-name="ce21" table:formula="of:=AVERAGE([.AA53:.AA55])" office:value-type="float" office:value="10.2133333333333" calcext:value-type="float">
            <text:p>10.2133333333333</text:p>
          </table:table-cell>
          <table:table-cell table:style-name="ce21" table:formula="of:=AVERAGE([.AB53:.AB55])" office:value-type="float" office:value="3875.66666666667" calcext:value-type="float">
            <text:p>3875.66666666667</text:p>
          </table:table-cell>
          <table:table-cell table:style-name="ce21" table:formula="of:=AVERAGE([.AC53:.AC55])" office:value-type="float" office:value="1938.33333333333" calcext:value-type="float">
            <text:p>1938.33333333333</text:p>
          </table:table-cell>
          <table:table-cell table:style-name="ce21" table:formula="of:=AVERAGE([.AD53:.AD55])" office:value-type="float" office:value="6" calcext:value-type="float">
            <text:p>6</text:p>
          </table:table-cell>
          <table:table-cell table:style-name="ce21" table:formula="of:=AVERAGE([.AE53:.AE55])" office:value-type="float" office:value="31.3333333333333" calcext:value-type="float">
            <text:p>31.3333333333333</text:p>
          </table:table-cell>
          <table:table-cell table:style-name="ce21" table:formula="of:=AVERAGE([.AF53:.AF55])" office:value-type="float" office:value="0.63" calcext:value-type="float">
            <text:p>0.63</text:p>
          </table:table-cell>
          <table:table-cell table:style-name="ce21" table:formula="of:=AVERAGE([.AG53:.AG55])" office:value-type="float" office:value="11.5233333333333" calcext:value-type="float">
            <text:p>11.5233333333333</text:p>
          </table:table-cell>
          <table:table-cell table:style-name="ce21" table:formula="of:=AVERAGE([.AH53:.AH55])" office:value-type="float" office:value="3877" calcext:value-type="float">
            <text:p>3877</text:p>
          </table:table-cell>
          <table:table-cell table:style-name="ce21" table:formula="of:=AVERAGE([.AI53:.AI55])" office:value-type="float" office:value="1939" calcext:value-type="float">
            <text:p>1939</text:p>
          </table:table-cell>
          <table:table-cell table:style-name="ce21" table:formula="of:=AVERAGE([.AJ53:.AJ55])" office:value-type="float" office:value="5.66666666666667" calcext:value-type="float">
            <text:p>5.66666666666667</text:p>
          </table:table-cell>
          <table:table-cell table:style-name="ce21" table:formula="of:=AVERAGE([.AK53:.AK55])" office:value-type="float" office:value="31.3333333333333" calcext:value-type="float">
            <text:p>31.3333333333333</text:p>
          </table:table-cell>
          <table:table-cell table:style-name="ce21" table:formula="of:=AVERAGE([.AL53:.AL55])" office:value-type="float" office:value="11.4866666666667" calcext:value-type="float">
            <text:p>11.4866666666667</text:p>
          </table:table-cell>
          <table:table-cell table:style-name="ce21" table:formula="of:=AVERAGE([.AM53:.AM55])" office:value-type="float" office:value="3875.66666666667" calcext:value-type="float">
            <text:p>3875.66666666667</text:p>
          </table:table-cell>
          <table:table-cell table:style-name="ce21" table:formula="of:=AVERAGE([.AN53:.AN55])" office:value-type="float" office:value="1938.33333333333" calcext:value-type="float">
            <text:p>1938.33333333333</text:p>
          </table:table-cell>
          <table:table-cell table:style-name="ce21" table:formula="of:=AVERAGE([.AO53:.AO55])" office:value-type="float" office:value="6" calcext:value-type="float">
            <text:p>6</text:p>
          </table:table-cell>
          <table:table-cell table:style-name="ce21" table:formula="of:=AVERAGE([.AP53:.AP55])" office:value-type="float" office:value="31.3333333333333" calcext:value-type="float">
            <text:p>31.3333333333333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35_100_25_1 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53.97" calcext:value-type="float">
            <text:p>53.97</text:p>
          </table:table-cell>
          <table:table-cell office:value-type="float" office:value="51" calcext:value-type="float">
            <text:p>51</text:p>
          </table:table-cell>
          <table:table-cell office:value-type="float" office:value="135.38" calcext:value-type="float">
            <text:p>135.38</text:p>
          </table:table-cell>
          <table:table-cell office:value-type="float" office:value="80417" calcext:value-type="float">
            <text:p>80417</text:p>
          </table:table-cell>
          <table:table-cell office:value-type="float" office:value="40209" calcext:value-type="float">
            <text:p>40209</text:p>
          </table:table-cell>
          <table:table-cell office:value-type="float" office:value="248" calcext:value-type="float">
            <text:p>248</text:p>
          </table:table-cell>
          <table:table-cell office:value-type="float" office:value="51" calcext:value-type="float">
            <text:p>51</text:p>
          </table:table-cell>
          <table:table-cell office:value-type="float" office:value="102.58" calcext:value-type="float">
            <text:p>102.58</text:p>
          </table:table-cell>
          <table:table-cell office:value-type="float" office:value="81027" calcext:value-type="float">
            <text:p>81027</text:p>
          </table:table-cell>
          <table:table-cell office:value-type="float" office:value="40514" calcext:value-type="float">
            <text:p>40514</text:p>
          </table:table-cell>
          <table:table-cell office:value-type="float" office:value="128" calcext:value-type="float">
            <text:p>128</text:p>
          </table:table-cell>
          <table:table-cell office:value-type="float" office:value="51" calcext:value-type="float">
            <text:p>51</text:p>
          </table:table-cell>
          <table:table-cell office:value-type="float" office:value="0.62" calcext:value-type="float">
            <text:p>0.62</text:p>
          </table:table-cell>
          <table:table-cell office:value-type="float" office:value="110.29" calcext:value-type="float">
            <text:p>110.29</text:p>
          </table:table-cell>
          <table:table-cell office:value-type="float" office:value="81025" calcext:value-type="float">
            <text:p>81025</text:p>
          </table:table-cell>
          <table:table-cell office:value-type="float" office:value="40513" calcext:value-type="float">
            <text:p>40513</text:p>
          </table:table-cell>
          <table:table-cell office:value-type="float" office:value="129" calcext:value-type="float">
            <text:p>129</text:p>
          </table:table-cell>
          <table:table-cell office:value-type="float" office:value="51" calcext:value-type="float">
            <text:p>51</text:p>
          </table:table-cell>
          <table:table-cell office:value-type="float" office:value="115.8" calcext:value-type="float">
            <text:p>115.8</text:p>
          </table:table-cell>
          <table:table-cell office:value-type="float" office:value="81027" calcext:value-type="float">
            <text:p>81027</text:p>
          </table:table-cell>
          <table:table-cell office:value-type="float" office:value="40514" calcext:value-type="float">
            <text:p>40514</text:p>
          </table:table-cell>
          <table:table-cell office:value-type="float" office:value="128" calcext:value-type="float">
            <text:p>128</text:p>
          </table:table-cell>
          <table:table-cell office:value-type="float" office:value="51" calcext:value-type="float">
            <text:p>51</text:p>
          </table:table-cell>
          <table:table-cell office:value-type="float" office:value="108.85" calcext:value-type="float">
            <text:p>108.85</text:p>
          </table:table-cell>
          <table:table-cell office:value-type="float" office:value="80829" calcext:value-type="float">
            <text:p>80829</text:p>
          </table:table-cell>
          <table:table-cell office:value-type="float" office:value="40415" calcext:value-type="float">
            <text:p>40415</text:p>
          </table:table-cell>
          <table:table-cell office:value-type="float" office:value="154" calcext:value-type="float">
            <text:p>154</text:p>
          </table:table-cell>
          <table:table-cell office:value-type="float" office:value="51" calcext:value-type="float">
            <text:p>51</text:p>
          </table:table-cell>
          <table:table-cell office:value-type="float" office:value="0.71" calcext:value-type="float">
            <text:p>0.71</text:p>
          </table:table-cell>
          <table:table-cell office:value-type="float" office:value="111.75" calcext:value-type="float">
            <text:p>111.75</text:p>
          </table:table-cell>
          <table:table-cell office:value-type="float" office:value="80819" calcext:value-type="float">
            <text:p>80819</text:p>
          </table:table-cell>
          <table:table-cell office:value-type="float" office:value="40410" calcext:value-type="float">
            <text:p>40410</text:p>
          </table:table-cell>
          <table:table-cell office:value-type="float" office:value="156" calcext:value-type="float">
            <text:p>156</text:p>
          </table:table-cell>
          <table:table-cell office:value-type="float" office:value="51" calcext:value-type="float">
            <text:p>51</text:p>
          </table:table-cell>
          <table:table-cell office:value-type="float" office:value="110.56" calcext:value-type="float">
            <text:p>110.56</text:p>
          </table:table-cell>
          <table:table-cell office:value-type="float" office:value="80829" calcext:value-type="float">
            <text:p>80829</text:p>
          </table:table-cell>
          <table:table-cell office:value-type="float" office:value="40415" calcext:value-type="float">
            <text:p>40415</text:p>
          </table:table-cell>
          <table:table-cell office:value-type="float" office:value="154" calcext:value-type="float">
            <text:p>1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5_100_25_2 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.17" calcext:value-type="float">
            <text:p>1.17</text:p>
          </table:table-cell>
          <table:table-cell office:value-type="float" office:value="18" calcext:value-type="float">
            <text:p>18</text:p>
          </table:table-cell>
          <table:table-cell office:value-type="float" office:value="4.61" calcext:value-type="float">
            <text:p>4.61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.28" calcext:value-type="float">
            <text:p>4.28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51" calcext:value-type="float">
            <text:p>0.51</text:p>
          </table:table-cell>
          <table:table-cell office:value-type="float" office:value="5.1" calcext:value-type="float">
            <text:p>5.1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.98" calcext:value-type="float">
            <text:p>8.98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.45" calcext:value-type="float">
            <text:p>5.45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58" calcext:value-type="float">
            <text:p>0.58</text:p>
          </table:table-cell>
          <table:table-cell office:value-type="float" office:value="7.1" calcext:value-type="float">
            <text:p>7.1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.31" calcext:value-type="float">
            <text:p>7.31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5_100_25_3 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.24" calcext:value-type="float">
            <text:p>3.24</text:p>
          </table:table-cell>
          <table:table-cell office:value-type="float" office:value="25" calcext:value-type="float">
            <text:p>25</text:p>
          </table:table-cell>
          <table:table-cell office:value-type="float" office:value="4.02" calcext:value-type="float">
            <text:p>4.02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.36" calcext:value-type="float">
            <text:p>4.36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47" calcext:value-type="float">
            <text:p>0.47</text:p>
          </table:table-cell>
          <table:table-cell office:value-type="float" office:value="5.02" calcext:value-type="float">
            <text:p>5.02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.42" calcext:value-type="float">
            <text:p>7.42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.45" calcext:value-type="float">
            <text:p>5.45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63" calcext:value-type="float">
            <text:p>0.63</text:p>
          </table:table-cell>
          <table:table-cell office:value-type="float" office:value="6.74" calcext:value-type="float">
            <text:p>6.74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.58" calcext:value-type="float">
            <text:p>7.58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57:.B59])" office:value-type="float" office:value="35" calcext:value-type="float">
            <text:p>35</text:p>
          </table:table-cell>
          <table:table-cell table:style-name="ce21" table:formula="of:=AVERAGE([.C57:.C59])" office:value-type="float" office:value="25" calcext:value-type="float">
            <text:p>25</text:p>
          </table:table-cell>
          <table:table-cell table:style-name="ce21" table:formula="of:=AVERAGE([.D57:.D59])" office:value-type="float" office:value="19.46" calcext:value-type="float">
            <text:p>19.46</text:p>
          </table:table-cell>
          <table:table-cell table:style-name="ce21" table:formula="of:=AVERAGE([.E57:.E59])" office:value-type="float" office:value="31.3333333333333" calcext:value-type="float">
            <text:p>31.3333333333333</text:p>
          </table:table-cell>
          <table:table-cell table:style-name="ce21" table:formula="of:=AVERAGE([.F57:.F59])" office:value-type="float" office:value="48.0033333333333" calcext:value-type="float">
            <text:p>48.0033333333333</text:p>
          </table:table-cell>
          <table:table-cell table:style-name="ce21" table:formula="of:=AVERAGE([.G57:.G59])" office:value-type="float" office:value="27566.3333333333" calcext:value-type="float">
            <text:p>27566.3333333333</text:p>
          </table:table-cell>
          <table:table-cell table:style-name="ce21" table:formula="of:=AVERAGE([.H57:.H59])" office:value-type="float" office:value="13783.6666666667" calcext:value-type="float">
            <text:p>13783.6666666667</text:p>
          </table:table-cell>
          <table:table-cell table:style-name="ce21" table:formula="of:=AVERAGE([.I57:.I59])" office:value-type="float" office:value="82.6666666666667" calcext:value-type="float">
            <text:p>82.6666666666667</text:p>
          </table:table-cell>
          <table:table-cell table:style-name="ce21" table:formula="of:=AVERAGE([.J57:.J59])" office:value-type="float" office:value="31.3333333333333" calcext:value-type="float">
            <text:p>31.3333333333333</text:p>
          </table:table-cell>
          <table:table-cell table:style-name="ce21" table:formula="of:=AVERAGE([.K57:.K59])" office:value-type="float" office:value="37.0733333333333" calcext:value-type="float">
            <text:p>37.0733333333333</text:p>
          </table:table-cell>
          <table:table-cell table:style-name="ce21" table:formula="of:=AVERAGE([.L57:.L59])" office:value-type="float" office:value="27769.6666666667" calcext:value-type="float">
            <text:p>27769.6666666667</text:p>
          </table:table-cell>
          <table:table-cell table:style-name="ce21" table:formula="of:=AVERAGE([.M57:.M59])" office:value-type="float" office:value="13885.3333333333" calcext:value-type="float">
            <text:p>13885.3333333333</text:p>
          </table:table-cell>
          <table:table-cell table:style-name="ce21" table:formula="of:=AVERAGE([.N57:.N59])" office:value-type="float" office:value="42.6666666666667" calcext:value-type="float">
            <text:p>42.6666666666667</text:p>
          </table:table-cell>
          <table:table-cell table:style-name="ce21" table:formula="of:=AVERAGE([.O57:.O59])" office:value-type="float" office:value="31.3333333333333" calcext:value-type="float">
            <text:p>31.3333333333333</text:p>
          </table:table-cell>
          <table:table-cell table:style-name="ce21" table:formula="of:=AVERAGE([.P57:.P59])" office:value-type="float" office:value="0.533333333333333" calcext:value-type="float">
            <text:p>0.533333333333333</text:p>
          </table:table-cell>
          <table:table-cell table:style-name="ce21" table:formula="of:=AVERAGE([.Q57:.Q59])" office:value-type="float" office:value="40.1366666666667" calcext:value-type="float">
            <text:p>40.1366666666667</text:p>
          </table:table-cell>
          <table:table-cell table:style-name="ce21" table:formula="of:=AVERAGE([.R57:.R59])" office:value-type="float" office:value="27769" calcext:value-type="float">
            <text:p>27769</text:p>
          </table:table-cell>
          <table:table-cell table:style-name="ce21" table:formula="of:=AVERAGE([.S57:.S59])" office:value-type="float" office:value="13885" calcext:value-type="float">
            <text:p>13885</text:p>
          </table:table-cell>
          <table:table-cell table:style-name="ce21" table:formula="of:=AVERAGE([.T57:.T59])" office:value-type="float" office:value="43" calcext:value-type="float">
            <text:p>43</text:p>
          </table:table-cell>
          <table:table-cell table:style-name="ce21" table:formula="of:=AVERAGE([.U57:.U59])" office:value-type="float" office:value="31.3333333333333" calcext:value-type="float">
            <text:p>31.3333333333333</text:p>
          </table:table-cell>
          <table:table-cell table:style-name="ce21" table:formula="of:=AVERAGE([.V57:.V59])" office:value-type="float" office:value="44.0666666666667" calcext:value-type="float">
            <text:p>44.0666666666667</text:p>
          </table:table-cell>
          <table:table-cell table:style-name="ce21" table:formula="of:=AVERAGE([.W57:.W59])" office:value-type="float" office:value="27769.6666666667" calcext:value-type="float">
            <text:p>27769.6666666667</text:p>
          </table:table-cell>
          <table:table-cell table:style-name="ce21" table:formula="of:=AVERAGE([.X57:.X59])" office:value-type="float" office:value="13885.3333333333" calcext:value-type="float">
            <text:p>13885.3333333333</text:p>
          </table:table-cell>
          <table:table-cell table:style-name="ce21" table:formula="of:=AVERAGE([.Y57:.Y59])" office:value-type="float" office:value="42.6666666666667" calcext:value-type="float">
            <text:p>42.6666666666667</text:p>
          </table:table-cell>
          <table:table-cell table:style-name="ce21" table:formula="of:=AVERAGE([.Z57:.Z59])" office:value-type="float" office:value="31.3333333333333" calcext:value-type="float">
            <text:p>31.3333333333333</text:p>
          </table:table-cell>
          <table:table-cell table:style-name="ce21" table:formula="of:=AVERAGE([.AA57:.AA59])" office:value-type="float" office:value="39.9166666666667" calcext:value-type="float">
            <text:p>39.9166666666667</text:p>
          </table:table-cell>
          <table:table-cell table:style-name="ce21" table:formula="of:=AVERAGE([.AB57:.AB59])" office:value-type="float" office:value="27703.6666666667" calcext:value-type="float">
            <text:p>27703.6666666667</text:p>
          </table:table-cell>
          <table:table-cell table:style-name="ce21" table:formula="of:=AVERAGE([.AC57:.AC59])" office:value-type="float" office:value="13852.3333333333" calcext:value-type="float">
            <text:p>13852.3333333333</text:p>
          </table:table-cell>
          <table:table-cell table:style-name="ce21" table:formula="of:=AVERAGE([.AD57:.AD59])" office:value-type="float" office:value="51.3333333333333" calcext:value-type="float">
            <text:p>51.3333333333333</text:p>
          </table:table-cell>
          <table:table-cell table:style-name="ce21" table:formula="of:=AVERAGE([.AE57:.AE59])" office:value-type="float" office:value="31.3333333333333" calcext:value-type="float">
            <text:p>31.3333333333333</text:p>
          </table:table-cell>
          <table:table-cell table:style-name="ce21" table:formula="of:=AVERAGE([.AF57:.AF59])" office:value-type="float" office:value="0.64" calcext:value-type="float">
            <text:p>0.64</text:p>
          </table:table-cell>
          <table:table-cell table:style-name="ce21" table:formula="of:=AVERAGE([.AG57:.AG59])" office:value-type="float" office:value="41.8633333333333" calcext:value-type="float">
            <text:p>41.8633333333333</text:p>
          </table:table-cell>
          <table:table-cell table:style-name="ce21" table:formula="of:=AVERAGE([.AH57:.AH59])" office:value-type="float" office:value="27700.3333333333" calcext:value-type="float">
            <text:p>27700.3333333333</text:p>
          </table:table-cell>
          <table:table-cell table:style-name="ce21" table:formula="of:=AVERAGE([.AI57:.AI59])" office:value-type="float" office:value="13850.6666666667" calcext:value-type="float">
            <text:p>13850.6666666667</text:p>
          </table:table-cell>
          <table:table-cell table:style-name="ce21" table:formula="of:=AVERAGE([.AJ57:.AJ59])" office:value-type="float" office:value="52" calcext:value-type="float">
            <text:p>52</text:p>
          </table:table-cell>
          <table:table-cell table:style-name="ce21" table:formula="of:=AVERAGE([.AK57:.AK59])" office:value-type="float" office:value="31.3333333333333" calcext:value-type="float">
            <text:p>31.3333333333333</text:p>
          </table:table-cell>
          <table:table-cell table:style-name="ce21" table:formula="of:=AVERAGE([.AL57:.AL59])" office:value-type="float" office:value="41.8166666666667" calcext:value-type="float">
            <text:p>41.8166666666667</text:p>
          </table:table-cell>
          <table:table-cell table:style-name="ce21" table:formula="of:=AVERAGE([.AM57:.AM59])" office:value-type="float" office:value="27703.6666666667" calcext:value-type="float">
            <text:p>27703.6666666667</text:p>
          </table:table-cell>
          <table:table-cell table:style-name="ce21" table:formula="of:=AVERAGE([.AN57:.AN59])" office:value-type="float" office:value="13852.3333333333" calcext:value-type="float">
            <text:p>13852.3333333333</text:p>
          </table:table-cell>
          <table:table-cell table:style-name="ce21" table:formula="of:=AVERAGE([.AO57:.AO59])" office:value-type="float" office:value="51.3333333333333" calcext:value-type="float">
            <text:p>51.3333333333333</text:p>
          </table:table-cell>
          <table:table-cell table:style-name="ce21" table:formula="of:=AVERAGE([.AP57:.AP59])" office:value-type="float" office:value="31.3333333333333" calcext:value-type="float">
            <text:p>31.3333333333333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35_100_50_1 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.45" calcext:value-type="float">
            <text:p>55.45</text:p>
          </table:table-cell>
          <table:table-cell office:value-type="float" office:value="59" calcext:value-type="float">
            <text:p>59</text:p>
          </table:table-cell>
          <table:table-cell office:value-type="float" office:value="156.35" calcext:value-type="float">
            <text:p>156.35</text:p>
          </table:table-cell>
          <table:table-cell office:value-type="float" office:value="94503" calcext:value-type="float">
            <text:p>94503</text:p>
          </table:table-cell>
          <table:table-cell office:value-type="float" office:value="47252" calcext:value-type="float">
            <text:p>47252</text:p>
          </table:table-cell>
          <table:table-cell office:value-type="float" office:value="1346" calcext:value-type="float">
            <text:p>1346</text:p>
          </table:table-cell>
          <table:table-cell office:value-type="float" office:value="59" calcext:value-type="float">
            <text:p>59</text:p>
          </table:table-cell>
          <table:table-cell office:value-type="float" office:value="130.27" calcext:value-type="float">
            <text:p>130.27</text:p>
          </table:table-cell>
          <table:table-cell office:value-type="float" office:value="97189" calcext:value-type="float">
            <text:p>97189</text:p>
          </table:table-cell>
          <table:table-cell office:value-type="float" office:value="48595" calcext:value-type="float">
            <text:p>48595</text:p>
          </table:table-cell>
          <table:table-cell office:value-type="float" office:value="1034" calcext:value-type="float">
            <text:p>1034</text:p>
          </table:table-cell>
          <table:table-cell office:value-type="float" office:value="59" calcext:value-type="float">
            <text:p>59</text:p>
          </table:table-cell>
          <table:table-cell office:value-type="float" office:value="0.48" calcext:value-type="float">
            <text:p>0.48</text:p>
          </table:table-cell>
          <table:table-cell office:value-type="float" office:value="124.84" calcext:value-type="float">
            <text:p>124.84</text:p>
          </table:table-cell>
          <table:table-cell office:value-type="float" office:value="97187" calcext:value-type="float">
            <text:p>97187</text:p>
          </table:table-cell>
          <table:table-cell office:value-type="float" office:value="48594" calcext:value-type="float">
            <text:p>48594</text:p>
          </table:table-cell>
          <table:table-cell office:value-type="float" office:value="1034" calcext:value-type="float">
            <text:p>1034</text:p>
          </table:table-cell>
          <table:table-cell office:value-type="float" office:value="59" calcext:value-type="float">
            <text:p>59</text:p>
          </table:table-cell>
          <table:table-cell office:value-type="float" office:value="155.57" calcext:value-type="float">
            <text:p>155.57</text:p>
          </table:table-cell>
          <table:table-cell office:value-type="float" office:value="97189" calcext:value-type="float">
            <text:p>97189</text:p>
          </table:table-cell>
          <table:table-cell office:value-type="float" office:value="48595" calcext:value-type="float">
            <text:p>48595</text:p>
          </table:table-cell>
          <table:table-cell office:value-type="float" office:value="1034" calcext:value-type="float">
            <text:p>1034</text:p>
          </table:table-cell>
          <table:table-cell office:value-type="float" office:value="59" calcext:value-type="float">
            <text:p>59</text:p>
          </table:table-cell>
          <table:table-cell office:value-type="float" office:value="135.65" calcext:value-type="float">
            <text:p>135.65</text:p>
          </table:table-cell>
          <table:table-cell office:value-type="float" office:value="96905" calcext:value-type="float">
            <text:p>96905</text:p>
          </table:table-cell>
          <table:table-cell office:value-type="float" office:value="48453" calcext:value-type="float">
            <text:p>48453</text:p>
          </table:table-cell>
          <table:table-cell office:value-type="float" office:value="1034" calcext:value-type="float">
            <text:p>1034</text:p>
          </table:table-cell>
          <table:table-cell office:value-type="float" office:value="59" calcext:value-type="float">
            <text:p>59</text:p>
          </table:table-cell>
          <table:table-cell office:value-type="float" office:value="0.72" calcext:value-type="float">
            <text:p>0.72</text:p>
          </table:table-cell>
          <table:table-cell office:value-type="float" office:value="136.13" calcext:value-type="float">
            <text:p>136.13</text:p>
          </table:table-cell>
          <table:table-cell office:value-type="float" office:value="96903" calcext:value-type="float">
            <text:p>96903</text:p>
          </table:table-cell>
          <table:table-cell office:value-type="float" office:value="48452" calcext:value-type="float">
            <text:p>48452</text:p>
          </table:table-cell>
          <table:table-cell office:value-type="float" office:value="1034" calcext:value-type="float">
            <text:p>1034</text:p>
          </table:table-cell>
          <table:table-cell office:value-type="float" office:value="59" calcext:value-type="float">
            <text:p>59</text:p>
          </table:table-cell>
          <table:table-cell office:value-type="float" office:value="135.42" calcext:value-type="float">
            <text:p>135.42</text:p>
          </table:table-cell>
          <table:table-cell office:value-type="float" office:value="96905" calcext:value-type="float">
            <text:p>96905</text:p>
          </table:table-cell>
          <table:table-cell office:value-type="float" office:value="48453" calcext:value-type="float">
            <text:p>48453</text:p>
          </table:table-cell>
          <table:table-cell office:value-type="float" office:value="1034" calcext:value-type="float">
            <text:p>103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5_100_50_2 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7.93" calcext:value-type="float">
            <text:p>37.93</text:p>
          </table:table-cell>
          <table:table-cell office:value-type="float" office:value="42" calcext:value-type="float">
            <text:p>42</text:p>
          </table:table-cell>
          <table:table-cell office:value-type="float" office:value="20.06" calcext:value-type="float">
            <text:p>20.06</text:p>
          </table:table-cell>
          <table:table-cell office:value-type="float" office:value="10691" calcext:value-type="float">
            <text:p>10691</text:p>
          </table:table-cell>
          <table:table-cell office:value-type="float" office:value="5346" calcext:value-type="float">
            <text:p>534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6.74" calcext:value-type="float">
            <text:p>16.74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45" calcext:value-type="float">
            <text:p>0.45</text:p>
          </table:table-cell>
          <table:table-cell office:value-type="float" office:value="16.32" calcext:value-type="float">
            <text:p>16.32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.7" calcext:value-type="float">
            <text:p>20.7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.86" calcext:value-type="float">
            <text:p>16.86</text:p>
          </table:table-cell>
          <table:table-cell office:value-type="float" office:value="10695" calcext:value-type="float">
            <text:p>10695</text:p>
          </table:table-cell>
          <table:table-cell office:value-type="float" office:value="5348" calcext:value-type="float">
            <text:p>534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64" calcext:value-type="float">
            <text:p>0.64</text:p>
          </table:table-cell>
          <table:table-cell office:value-type="float" office:value="22.21" calcext:value-type="float">
            <text:p>22.21</text:p>
          </table:table-cell>
          <table:table-cell office:value-type="float" office:value="10695" calcext:value-type="float">
            <text:p>10695</text:p>
          </table:table-cell>
          <table:table-cell office:value-type="float" office:value="5348" calcext:value-type="float">
            <text:p>534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8.91" calcext:value-type="float">
            <text:p>18.91</text:p>
          </table:table-cell>
          <table:table-cell office:value-type="float" office:value="10695" calcext:value-type="float">
            <text:p>10695</text:p>
          </table:table-cell>
          <table:table-cell office:value-type="float" office:value="5348" calcext:value-type="float">
            <text:p>534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5_100_50_3 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36.45" calcext:value-type="float">
            <text:p>136.45</text:p>
          </table:table-cell>
          <table:table-cell office:value-type="float" office:value="114" calcext:value-type="float">
            <text:p>114</text:p>
          </table:table-cell>
          <table:table-cell office:value-type="float" office:value="1800" calcext:value-type="float">
            <text:p>1800</text:p>
          </table:table-cell>
          <table:table-cell office:value-type="float" office:value="1025983" calcext:value-type="float">
            <text:p>1025983</text:p>
          </table:table-cell>
          <table:table-cell office:value-type="float" office:value="512968" calcext:value-type="float">
            <text:p>512968</text:p>
          </table:table-cell>
          <table:table-cell office:value-type="float" office:value="73458" calcext:value-type="float">
            <text:p>73458</text:p>
          </table:table-cell>
          <table:table-cell office:value-type="float" office:value="107" calcext:value-type="float">
            <text:p>107</text:p>
          </table:table-cell>
          <table:table-cell office:value-type="float" office:value="1800" calcext:value-type="float">
            <text:p>1800</text:p>
          </table:table-cell>
          <table:table-cell office:value-type="float" office:value="1358273" calcext:value-type="float">
            <text:p>1358273</text:p>
          </table:table-cell>
          <table:table-cell office:value-type="float" office:value="679115" calcext:value-type="float">
            <text:p>679115</text:p>
          </table:table-cell>
          <table:table-cell office:value-type="float" office:value="77343" calcext:value-type="float">
            <text:p>77343</text:p>
          </table:table-cell>
          <table:table-cell office:value-type="float" office:value="109" calcext:value-type="float">
            <text:p>109</text:p>
          </table:table-cell>
          <table:table-cell office:value-type="float" office:value="0.37" calcext:value-type="float">
            <text:p>0.37</text:p>
          </table:table-cell>
          <table:table-cell office:value-type="float" office:value="1800" calcext:value-type="float">
            <text:p>1800</text:p>
          </table:table-cell>
          <table:table-cell office:value-type="float" office:value="1359495" calcext:value-type="float">
            <text:p>1359495</text:p>
          </table:table-cell>
          <table:table-cell office:value-type="float" office:value="679724" calcext:value-type="float">
            <text:p>679724</text:p>
          </table:table-cell>
          <table:table-cell office:value-type="float" office:value="77700" calcext:value-type="float">
            <text:p>77700</text:p>
          </table:table-cell>
          <table:table-cell office:value-type="float" office:value="110" calcext:value-type="float">
            <text:p>110</text:p>
          </table:table-cell>
          <table:table-cell office:value-type="float" office:value="1800" calcext:value-type="float">
            <text:p>1800</text:p>
          </table:table-cell>
          <table:table-cell office:value-type="float" office:value="1165209" calcext:value-type="float">
            <text:p>1165209</text:p>
          </table:table-cell>
          <table:table-cell office:value-type="float" office:value="582579" calcext:value-type="float">
            <text:p>582579</text:p>
          </table:table-cell>
          <table:table-cell office:value-type="float" office:value="67317" calcext:value-type="float">
            <text:p>67317</text:p>
          </table:table-cell>
          <table:table-cell office:value-type="float" office:value="107" calcext:value-type="float">
            <text:p>107</text:p>
          </table:table-cell>
          <table:table-cell office:value-type="float" office:value="1800" calcext:value-type="float">
            <text:p>1800</text:p>
          </table:table-cell>
          <table:table-cell office:value-type="float" office:value="1303573" calcext:value-type="float">
            <text:p>1303573</text:p>
          </table:table-cell>
          <table:table-cell office:value-type="float" office:value="651764" calcext:value-type="float">
            <text:p>651764</text:p>
          </table:table-cell>
          <table:table-cell office:value-type="float" office:value="74728" calcext:value-type="float">
            <text:p>74728</text:p>
          </table:table-cell>
          <table:table-cell office:value-type="float" office:value="109" calcext:value-type="float">
            <text:p>109</text:p>
          </table:table-cell>
          <table:table-cell office:value-type="float" office:value="0.69" calcext:value-type="float">
            <text:p>0.69</text:p>
          </table:table-cell>
          <table:table-cell office:value-type="float" office:value="1800" calcext:value-type="float">
            <text:p>1800</text:p>
          </table:table-cell>
          <table:table-cell office:value-type="float" office:value="1317445" calcext:value-type="float">
            <text:p>1317445</text:p>
          </table:table-cell>
          <table:table-cell office:value-type="float" office:value="658702" calcext:value-type="float">
            <text:p>658702</text:p>
          </table:table-cell>
          <table:table-cell office:value-type="float" office:value="76879" calcext:value-type="float">
            <text:p>76879</text:p>
          </table:table-cell>
          <table:table-cell office:value-type="float" office:value="111" calcext:value-type="float">
            <text:p>111</text:p>
          </table:table-cell>
          <table:table-cell office:value-type="float" office:value="1800" calcext:value-type="float">
            <text:p>1800</text:p>
          </table:table-cell>
          <table:table-cell office:value-type="float" office:value="1290739" calcext:value-type="float">
            <text:p>1290739</text:p>
          </table:table-cell>
          <table:table-cell office:value-type="float" office:value="645361" calcext:value-type="float">
            <text:p>645361</text:p>
          </table:table-cell>
          <table:table-cell office:value-type="float" office:value="73819" calcext:value-type="float">
            <text:p>7381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61:.B63])" office:value-type="float" office:value="35" calcext:value-type="float">
            <text:p>35</text:p>
          </table:table-cell>
          <table:table-cell table:style-name="ce21" table:formula="of:=AVERAGE([.C61:.C63])" office:value-type="float" office:value="50" calcext:value-type="float">
            <text:p>50</text:p>
          </table:table-cell>
          <table:table-cell table:style-name="ce21" table:formula="of:=AVERAGE([.D61:.D63])" office:value-type="float" office:value="76.61" calcext:value-type="float">
            <text:p>76.61</text:p>
          </table:table-cell>
          <table:table-cell table:style-name="ce21" table:formula="of:=AVERAGE([.E61:.E63])" office:value-type="float" office:value="71.6666666666667" calcext:value-type="float">
            <text:p>71.6666666666667</text:p>
          </table:table-cell>
          <table:table-cell table:style-name="ce21" table:formula="of:=AVERAGE([.F61:.F63])" office:value-type="float" office:value="658.803333333333" calcext:value-type="float">
            <text:p>658.803333333333</text:p>
          </table:table-cell>
          <table:table-cell table:style-name="ce21" table:formula="of:=AVERAGE([.G61:.G63])" office:value-type="float" office:value="377059" calcext:value-type="float">
            <text:p>377059</text:p>
          </table:table-cell>
          <table:table-cell table:style-name="ce21" table:formula="of:=AVERAGE([.H61:.H63])" office:value-type="float" office:value="188522" calcext:value-type="float">
            <text:p>188522</text:p>
          </table:table-cell>
          <table:table-cell table:style-name="ce21" table:formula="of:=AVERAGE([.I61:.I63])" office:value-type="float" office:value="24935" calcext:value-type="float">
            <text:p>24935</text:p>
          </table:table-cell>
          <table:table-cell table:style-name="ce21" table:formula="of:=AVERAGE([.J61:.J63])" office:value-type="float" office:value="69.3333333333333" calcext:value-type="float">
            <text:p>69.3333333333333</text:p>
          </table:table-cell>
          <table:table-cell table:style-name="ce21" table:formula="of:=AVERAGE([.K61:.K63])" office:value-type="float" office:value="649.003333333333" calcext:value-type="float">
            <text:p>649.003333333333</text:p>
          </table:table-cell>
          <table:table-cell table:style-name="ce21" table:formula="of:=AVERAGE([.L61:.L63])" office:value-type="float" office:value="488719.666666667" calcext:value-type="float">
            <text:p>488719.666666667</text:p>
          </table:table-cell>
          <table:table-cell table:style-name="ce21" table:formula="of:=AVERAGE([.M61:.M63])" office:value-type="float" office:value="244353" calcext:value-type="float">
            <text:p>244353</text:p>
          </table:table-cell>
          <table:table-cell table:style-name="ce21" table:formula="of:=AVERAGE([.N61:.N63])" office:value-type="float" office:value="26125.6666666667" calcext:value-type="float">
            <text:p>26125.6666666667</text:p>
          </table:table-cell>
          <table:table-cell table:style-name="ce21" table:formula="of:=AVERAGE([.O61:.O63])" office:value-type="float" office:value="70" calcext:value-type="float">
            <text:p>70</text:p>
          </table:table-cell>
          <table:table-cell table:style-name="ce21" table:formula="of:=AVERAGE([.P61:.P63])" office:value-type="float" office:value="0.433333333333333" calcext:value-type="float">
            <text:p>0.433333333333333</text:p>
          </table:table-cell>
          <table:table-cell table:style-name="ce21" table:formula="of:=AVERAGE([.Q61:.Q63])" office:value-type="float" office:value="647.053333333333" calcext:value-type="float">
            <text:p>647.053333333333</text:p>
          </table:table-cell>
          <table:table-cell table:style-name="ce21" table:formula="of:=AVERAGE([.R61:.R63])" office:value-type="float" office:value="489126.333333333" calcext:value-type="float">
            <text:p>489126.333333333</text:p>
          </table:table-cell>
          <table:table-cell table:style-name="ce21" table:formula="of:=AVERAGE([.S61:.S63])" office:value-type="float" office:value="244555.666666667" calcext:value-type="float">
            <text:p>244555.666666667</text:p>
          </table:table-cell>
          <table:table-cell table:style-name="ce21" table:formula="of:=AVERAGE([.T61:.T63])" office:value-type="float" office:value="26244.6666666667" calcext:value-type="float">
            <text:p>26244.6666666667</text:p>
          </table:table-cell>
          <table:table-cell table:style-name="ce21" table:formula="of:=AVERAGE([.U61:.U63])" office:value-type="float" office:value="70.3333333333333" calcext:value-type="float">
            <text:p>70.3333333333333</text:p>
          </table:table-cell>
          <table:table-cell table:style-name="ce21" table:formula="of:=AVERAGE([.V61:.V63])" office:value-type="float" office:value="658.756666666667" calcext:value-type="float">
            <text:p>658.756666666667</text:p>
          </table:table-cell>
          <table:table-cell table:style-name="ce21" table:formula="of:=AVERAGE([.W61:.W63])" office:value-type="float" office:value="424365" calcext:value-type="float">
            <text:p>424365</text:p>
          </table:table-cell>
          <table:table-cell table:style-name="ce21" table:formula="of:=AVERAGE([.X61:.X63])" office:value-type="float" office:value="212174.333333333" calcext:value-type="float">
            <text:p>212174.333333333</text:p>
          </table:table-cell>
          <table:table-cell table:style-name="ce21" table:formula="of:=AVERAGE([.Y61:.Y63])" office:value-type="float" office:value="22783.6666666667" calcext:value-type="float">
            <text:p>22783.6666666667</text:p>
          </table:table-cell>
          <table:table-cell table:style-name="ce21" table:formula="of:=AVERAGE([.Z61:.Z63])" office:value-type="float" office:value="69.3333333333333" calcext:value-type="float">
            <text:p>69.3333333333333</text:p>
          </table:table-cell>
          <table:table-cell table:style-name="ce21" table:formula="of:=AVERAGE([.AA61:.AA63])" office:value-type="float" office:value="650.836666666667" calcext:value-type="float">
            <text:p>650.836666666667</text:p>
          </table:table-cell>
          <table:table-cell table:style-name="ce21" table:formula="of:=AVERAGE([.AB61:.AB63])" office:value-type="float" office:value="470391" calcext:value-type="float">
            <text:p>470391</text:p>
          </table:table-cell>
          <table:table-cell table:style-name="ce21" table:formula="of:=AVERAGE([.AC61:.AC63])" office:value-type="float" office:value="235188.333333333" calcext:value-type="float">
            <text:p>235188.333333333</text:p>
          </table:table-cell>
          <table:table-cell table:style-name="ce21" table:formula="of:=AVERAGE([.AD61:.AD63])" office:value-type="float" office:value="25254.3333333333" calcext:value-type="float">
            <text:p>25254.3333333333</text:p>
          </table:table-cell>
          <table:table-cell table:style-name="ce21" table:formula="of:=AVERAGE([.AE61:.AE63])" office:value-type="float" office:value="70" calcext:value-type="float">
            <text:p>70</text:p>
          </table:table-cell>
          <table:table-cell table:style-name="ce21" table:formula="of:=AVERAGE([.AF61:.AF63])" office:value-type="float" office:value="0.683333333333333" calcext:value-type="float">
            <text:p>0.683333333333333</text:p>
          </table:table-cell>
          <table:table-cell table:style-name="ce21" table:formula="of:=AVERAGE([.AG61:.AG63])" office:value-type="float" office:value="652.78" calcext:value-type="float">
            <text:p>652.78</text:p>
          </table:table-cell>
          <table:table-cell table:style-name="ce21" table:formula="of:=AVERAGE([.AH61:.AH63])" office:value-type="float" office:value="475014.333333333" calcext:value-type="float">
            <text:p>475014.333333333</text:p>
          </table:table-cell>
          <table:table-cell table:style-name="ce21" table:formula="of:=AVERAGE([.AI61:.AI63])" office:value-type="float" office:value="237500.666666667" calcext:value-type="float">
            <text:p>237500.666666667</text:p>
          </table:table-cell>
          <table:table-cell table:style-name="ce21" table:formula="of:=AVERAGE([.AJ61:.AJ63])" office:value-type="float" office:value="25971.3333333333" calcext:value-type="float">
            <text:p>25971.3333333333</text:p>
          </table:table-cell>
          <table:table-cell table:style-name="ce21" table:formula="of:=AVERAGE([.AK61:.AK63])" office:value-type="float" office:value="70.6666666666667" calcext:value-type="float">
            <text:p>70.6666666666667</text:p>
          </table:table-cell>
          <table:table-cell table:style-name="ce21" table:formula="of:=AVERAGE([.AL61:.AL63])" office:value-type="float" office:value="651.443333333333" calcext:value-type="float">
            <text:p>651.443333333333</text:p>
          </table:table-cell>
          <table:table-cell table:style-name="ce21" table:formula="of:=AVERAGE([.AM61:.AM63])" office:value-type="float" office:value="466113" calcext:value-type="float">
            <text:p>466113</text:p>
          </table:table-cell>
          <table:table-cell table:style-name="ce21" table:formula="of:=AVERAGE([.AN61:.AN63])" office:value-type="float" office:value="233054" calcext:value-type="float">
            <text:p>233054</text:p>
          </table:table-cell>
          <table:table-cell table:style-name="ce21" table:formula="of:=AVERAGE([.AO61:.AO63])" office:value-type="float" office:value="24951.3333333333" calcext:value-type="float">
            <text:p>24951.3333333333</text:p>
          </table:table-cell>
          <table:table-cell table:style-name="ce21" table:formula="of:=AVERAGE([.AP61:.AP63])" office:value-type="float" office:value="70" calcext:value-type="float">
            <text:p>70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35_100_75_1 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47.86" calcext:value-type="float">
            <text:p>47.86</text:p>
          </table:table-cell>
          <table:table-cell office:value-type="float" office:value="45" calcext:value-type="float">
            <text:p>45</text:p>
          </table:table-cell>
          <table:table-cell office:value-type="float" office:value="434.66" calcext:value-type="float">
            <text:p>434.66</text:p>
          </table:table-cell>
          <table:table-cell office:value-type="float" office:value="252163" calcext:value-type="float">
            <text:p>252163</text:p>
          </table:table-cell>
          <table:table-cell office:value-type="float" office:value="126082" calcext:value-type="float">
            <text:p>126082</text:p>
          </table:table-cell>
          <table:table-cell office:value-type="float" office:value="11698" calcext:value-type="float">
            <text:p>11698</text:p>
          </table:table-cell>
          <table:table-cell office:value-type="float" office:value="45" calcext:value-type="float">
            <text:p>45</text:p>
          </table:table-cell>
          <table:table-cell office:value-type="float" office:value="360.87" calcext:value-type="float">
            <text:p>360.87</text:p>
          </table:table-cell>
          <table:table-cell office:value-type="float" office:value="287335" calcext:value-type="float">
            <text:p>287335</text:p>
          </table:table-cell>
          <table:table-cell office:value-type="float" office:value="143668" calcext:value-type="float">
            <text:p>143668</text:p>
          </table:table-cell>
          <table:table-cell office:value-type="float" office:value="8700" calcext:value-type="float">
            <text:p>8700</text:p>
          </table:table-cell>
          <table:table-cell office:value-type="float" office:value="45" calcext:value-type="float">
            <text:p>45</text:p>
          </table:table-cell>
          <table:table-cell office:value-type="float" office:value="0.46" calcext:value-type="float">
            <text:p>0.46</text:p>
          </table:table-cell>
          <table:table-cell office:value-type="float" office:value="346.96" calcext:value-type="float">
            <text:p>346.96</text:p>
          </table:table-cell>
          <table:table-cell office:value-type="float" office:value="288005" calcext:value-type="float">
            <text:p>288005</text:p>
          </table:table-cell>
          <table:table-cell office:value-type="float" office:value="144003" calcext:value-type="float">
            <text:p>144003</text:p>
          </table:table-cell>
          <table:table-cell office:value-type="float" office:value="8456" calcext:value-type="float">
            <text:p>8456</text:p>
          </table:table-cell>
          <table:table-cell office:value-type="float" office:value="45" calcext:value-type="float">
            <text:p>45</text:p>
          </table:table-cell>
          <table:table-cell office:value-type="float" office:value="431.4" calcext:value-type="float">
            <text:p>431.4</text:p>
          </table:table-cell>
          <table:table-cell office:value-type="float" office:value="287335" calcext:value-type="float">
            <text:p>287335</text:p>
          </table:table-cell>
          <table:table-cell office:value-type="float" office:value="143668" calcext:value-type="float">
            <text:p>143668</text:p>
          </table:table-cell>
          <table:table-cell office:value-type="float" office:value="8700" calcext:value-type="float">
            <text:p>8700</text:p>
          </table:table-cell>
          <table:table-cell office:value-type="float" office:value="45" calcext:value-type="float">
            <text:p>45</text:p>
          </table:table-cell>
          <table:table-cell office:value-type="float" office:value="364.58" calcext:value-type="float">
            <text:p>364.58</text:p>
          </table:table-cell>
          <table:table-cell office:value-type="float" office:value="285429" calcext:value-type="float">
            <text:p>285429</text:p>
          </table:table-cell>
          <table:table-cell office:value-type="float" office:value="142715" calcext:value-type="float">
            <text:p>142715</text:p>
          </table:table-cell>
          <table:table-cell office:value-type="float" office:value="8711" calcext:value-type="float">
            <text:p>8711</text:p>
          </table:table-cell>
          <table:table-cell office:value-type="float" office:value="45" calcext:value-type="float">
            <text:p>45</text:p>
          </table:table-cell>
          <table:table-cell office:value-type="float" office:value="0.43" calcext:value-type="float">
            <text:p>0.43</text:p>
          </table:table-cell>
          <table:table-cell office:value-type="float" office:value="350.49" calcext:value-type="float">
            <text:p>350.49</text:p>
          </table:table-cell>
          <table:table-cell office:value-type="float" office:value="287467" calcext:value-type="float">
            <text:p>287467</text:p>
          </table:table-cell>
          <table:table-cell office:value-type="float" office:value="143734" calcext:value-type="float">
            <text:p>143734</text:p>
          </table:table-cell>
          <table:table-cell office:value-type="float" office:value="8054" calcext:value-type="float">
            <text:p>8054</text:p>
          </table:table-cell>
          <table:table-cell office:value-type="float" office:value="45" calcext:value-type="float">
            <text:p>45</text:p>
          </table:table-cell>
          <table:table-cell office:value-type="float" office:value="368.17" calcext:value-type="float">
            <text:p>368.17</text:p>
          </table:table-cell>
          <table:table-cell office:value-type="float" office:value="285429" calcext:value-type="float">
            <text:p>285429</text:p>
          </table:table-cell>
          <table:table-cell office:value-type="float" office:value="142715" calcext:value-type="float">
            <text:p>142715</text:p>
          </table:table-cell>
          <table:table-cell office:value-type="float" office:value="8711" calcext:value-type="float">
            <text:p>87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5_100_75_2 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43.03" calcext:value-type="float">
            <text:p>43.03</text:p>
          </table:table-cell>
          <table:table-cell office:value-type="float" office:value="57" calcext:value-type="float">
            <text:p>57</text:p>
          </table:table-cell>
          <table:table-cell office:value-type="float" office:value="112.1" calcext:value-type="float">
            <text:p>112.1</text:p>
          </table:table-cell>
          <table:table-cell office:value-type="float" office:value="67771" calcext:value-type="float">
            <text:p>67771</text:p>
          </table:table-cell>
          <table:table-cell office:value-type="float" office:value="33886" calcext:value-type="float">
            <text:p>33886</text:p>
          </table:table-cell>
          <table:table-cell office:value-type="float" office:value="317" calcext:value-type="float">
            <text:p>317</text:p>
          </table:table-cell>
          <table:table-cell office:value-type="float" office:value="57" calcext:value-type="float">
            <text:p>57</text:p>
          </table:table-cell>
          <table:table-cell office:value-type="float" office:value="89.76" calcext:value-type="float">
            <text:p>89.76</text:p>
          </table:table-cell>
          <table:table-cell office:value-type="float" office:value="69001" calcext:value-type="float">
            <text:p>69001</text:p>
          </table:table-cell>
          <table:table-cell office:value-type="float" office:value="34501" calcext:value-type="float">
            <text:p>34501</text:p>
          </table:table-cell>
          <table:table-cell office:value-type="float" office:value="337" calcext:value-type="float">
            <text:p>337</text:p>
          </table:table-cell>
          <table:table-cell office:value-type="float" office:value="57" calcext:value-type="float">
            <text:p>57</text:p>
          </table:table-cell>
          <table:table-cell office:value-type="float" office:value="0.48" calcext:value-type="float">
            <text:p>0.48</text:p>
          </table:table-cell>
          <table:table-cell office:value-type="float" office:value="87.5" calcext:value-type="float">
            <text:p>87.5</text:p>
          </table:table-cell>
          <table:table-cell office:value-type="float" office:value="69001" calcext:value-type="float">
            <text:p>69001</text:p>
          </table:table-cell>
          <table:table-cell office:value-type="float" office:value="34501" calcext:value-type="float">
            <text:p>34501</text:p>
          </table:table-cell>
          <table:table-cell office:value-type="float" office:value="337" calcext:value-type="float">
            <text:p>337</text:p>
          </table:table-cell>
          <table:table-cell office:value-type="float" office:value="57" calcext:value-type="float">
            <text:p>57</text:p>
          </table:table-cell>
          <table:table-cell office:value-type="float" office:value="109.49" calcext:value-type="float">
            <text:p>109.49</text:p>
          </table:table-cell>
          <table:table-cell office:value-type="float" office:value="69001" calcext:value-type="float">
            <text:p>69001</text:p>
          </table:table-cell>
          <table:table-cell office:value-type="float" office:value="34501" calcext:value-type="float">
            <text:p>34501</text:p>
          </table:table-cell>
          <table:table-cell office:value-type="float" office:value="337" calcext:value-type="float">
            <text:p>337</text:p>
          </table:table-cell>
          <table:table-cell office:value-type="float" office:value="57" calcext:value-type="float">
            <text:p>57</text:p>
          </table:table-cell>
          <table:table-cell office:value-type="float" office:value="94.87" calcext:value-type="float">
            <text:p>94.87</text:p>
          </table:table-cell>
          <table:table-cell office:value-type="float" office:value="68293" calcext:value-type="float">
            <text:p>68293</text:p>
          </table:table-cell>
          <table:table-cell office:value-type="float" office:value="34147" calcext:value-type="float">
            <text:p>34147</text:p>
          </table:table-cell>
          <table:table-cell office:value-type="float" office:value="399" calcext:value-type="float">
            <text:p>399</text:p>
          </table:table-cell>
          <table:table-cell office:value-type="float" office:value="57" calcext:value-type="float">
            <text:p>57</text:p>
          </table:table-cell>
          <table:table-cell office:value-type="float" office:value="0.58" calcext:value-type="float">
            <text:p>0.58</text:p>
          </table:table-cell>
          <table:table-cell office:value-type="float" office:value="90.35" calcext:value-type="float">
            <text:p>90.35</text:p>
          </table:table-cell>
          <table:table-cell office:value-type="float" office:value="68289" calcext:value-type="float">
            <text:p>68289</text:p>
          </table:table-cell>
          <table:table-cell office:value-type="float" office:value="34145" calcext:value-type="float">
            <text:p>34145</text:p>
          </table:table-cell>
          <table:table-cell office:value-type="float" office:value="401" calcext:value-type="float">
            <text:p>401</text:p>
          </table:table-cell>
          <table:table-cell office:value-type="float" office:value="57" calcext:value-type="float">
            <text:p>57</text:p>
          </table:table-cell>
          <table:table-cell office:value-type="float" office:value="96.93" calcext:value-type="float">
            <text:p>96.93</text:p>
          </table:table-cell>
          <table:table-cell office:value-type="float" office:value="68293" calcext:value-type="float">
            <text:p>68293</text:p>
          </table:table-cell>
          <table:table-cell office:value-type="float" office:value="34147" calcext:value-type="float">
            <text:p>34147</text:p>
          </table:table-cell>
          <table:table-cell office:value-type="float" office:value="399" calcext:value-type="float">
            <text:p>39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5_100_75_3 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52.12" calcext:value-type="float">
            <text:p>52.12</text:p>
          </table:table-cell>
          <table:table-cell office:value-type="float" office:value="64" calcext:value-type="float">
            <text:p>64</text:p>
          </table:table-cell>
          <table:table-cell office:value-type="float" office:value="170.06" calcext:value-type="float">
            <text:p>170.06</text:p>
          </table:table-cell>
          <table:table-cell office:value-type="float" office:value="102069" calcext:value-type="float">
            <text:p>102069</text:p>
          </table:table-cell>
          <table:table-cell office:value-type="float" office:value="51035" calcext:value-type="float">
            <text:p>51035</text:p>
          </table:table-cell>
          <table:table-cell office:value-type="float" office:value="810" calcext:value-type="float">
            <text:p>810</text:p>
          </table:table-cell>
          <table:table-cell office:value-type="float" office:value="64" calcext:value-type="float">
            <text:p>64</text:p>
          </table:table-cell>
          <table:table-cell office:value-type="float" office:value="132.18" calcext:value-type="float">
            <text:p>132.18</text:p>
          </table:table-cell>
          <table:table-cell office:value-type="float" office:value="101867" calcext:value-type="float">
            <text:p>101867</text:p>
          </table:table-cell>
          <table:table-cell office:value-type="float" office:value="50934" calcext:value-type="float">
            <text:p>50934</text:p>
          </table:table-cell>
          <table:table-cell office:value-type="float" office:value="949" calcext:value-type="float">
            <text:p>949</text:p>
          </table:table-cell>
          <table:table-cell office:value-type="float" office:value="64" calcext:value-type="float">
            <text:p>64</text:p>
          </table:table-cell>
          <table:table-cell office:value-type="float" office:value="0.57" calcext:value-type="float">
            <text:p>0.57</text:p>
          </table:table-cell>
          <table:table-cell office:value-type="float" office:value="130.74" calcext:value-type="float">
            <text:p>130.74</text:p>
          </table:table-cell>
          <table:table-cell office:value-type="float" office:value="101855" calcext:value-type="float">
            <text:p>101855</text:p>
          </table:table-cell>
          <table:table-cell office:value-type="float" office:value="50928" calcext:value-type="float">
            <text:p>50928</text:p>
          </table:table-cell>
          <table:table-cell office:value-type="float" office:value="955" calcext:value-type="float">
            <text:p>955</text:p>
          </table:table-cell>
          <table:table-cell office:value-type="float" office:value="64" calcext:value-type="float">
            <text:p>64</text:p>
          </table:table-cell>
          <table:table-cell office:value-type="float" office:value="163.73" calcext:value-type="float">
            <text:p>163.73</text:p>
          </table:table-cell>
          <table:table-cell office:value-type="float" office:value="101867" calcext:value-type="float">
            <text:p>101867</text:p>
          </table:table-cell>
          <table:table-cell office:value-type="float" office:value="50934" calcext:value-type="float">
            <text:p>50934</text:p>
          </table:table-cell>
          <table:table-cell office:value-type="float" office:value="949" calcext:value-type="float">
            <text:p>949</text:p>
          </table:table-cell>
          <table:table-cell office:value-type="float" office:value="64" calcext:value-type="float">
            <text:p>64</text:p>
          </table:table-cell>
          <table:table-cell office:value-type="float" office:value="150.04" calcext:value-type="float">
            <text:p>150.04</text:p>
          </table:table-cell>
          <table:table-cell office:value-type="float" office:value="101867" calcext:value-type="float">
            <text:p>101867</text:p>
          </table:table-cell>
          <table:table-cell office:value-type="float" office:value="50934" calcext:value-type="float">
            <text:p>50934</text:p>
          </table:table-cell>
          <table:table-cell office:value-type="float" office:value="949" calcext:value-type="float">
            <text:p>949</text:p>
          </table:table-cell>
          <table:table-cell office:value-type="float" office:value="64" calcext:value-type="float">
            <text:p>64</text:p>
          </table:table-cell>
          <table:table-cell office:value-type="float" office:value="0.43" calcext:value-type="float">
            <text:p>0.43</text:p>
          </table:table-cell>
          <table:table-cell office:value-type="float" office:value="138.53" calcext:value-type="float">
            <text:p>138.53</text:p>
          </table:table-cell>
          <table:table-cell office:value-type="float" office:value="101853" calcext:value-type="float">
            <text:p>101853</text:p>
          </table:table-cell>
          <table:table-cell office:value-type="float" office:value="50927" calcext:value-type="float">
            <text:p>50927</text:p>
          </table:table-cell>
          <table:table-cell office:value-type="float" office:value="956" calcext:value-type="float">
            <text:p>956</text:p>
          </table:table-cell>
          <table:table-cell office:value-type="float" office:value="64" calcext:value-type="float">
            <text:p>64</text:p>
          </table:table-cell>
          <table:table-cell office:value-type="float" office:value="145.42" calcext:value-type="float">
            <text:p>145.42</text:p>
          </table:table-cell>
          <table:table-cell office:value-type="float" office:value="101867" calcext:value-type="float">
            <text:p>101867</text:p>
          </table:table-cell>
          <table:table-cell office:value-type="float" office:value="50934" calcext:value-type="float">
            <text:p>50934</text:p>
          </table:table-cell>
          <table:table-cell office:value-type="float" office:value="949" calcext:value-type="float">
            <text:p>94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65:.B67])" office:value-type="float" office:value="35" calcext:value-type="float">
            <text:p>35</text:p>
          </table:table-cell>
          <table:table-cell table:style-name="ce21" table:formula="of:=AVERAGE([.C65:.C67])" office:value-type="float" office:value="75" calcext:value-type="float">
            <text:p>75</text:p>
          </table:table-cell>
          <table:table-cell table:style-name="ce21" table:formula="of:=AVERAGE([.D65:.D67])" office:value-type="float" office:value="47.67" calcext:value-type="float">
            <text:p>47.67</text:p>
          </table:table-cell>
          <table:table-cell table:style-name="ce21" table:formula="of:=AVERAGE([.E65:.E67])" office:value-type="float" office:value="55.3333333333333" calcext:value-type="float">
            <text:p>55.3333333333333</text:p>
          </table:table-cell>
          <table:table-cell table:style-name="ce21" table:formula="of:=AVERAGE([.F65:.F67])" office:value-type="float" office:value="238.94" calcext:value-type="float">
            <text:p>238.94</text:p>
          </table:table-cell>
          <table:table-cell table:style-name="ce21" table:formula="of:=AVERAGE([.G65:.G67])" office:value-type="float" office:value="140667.666666667" calcext:value-type="float">
            <text:p>140667.666666667</text:p>
          </table:table-cell>
          <table:table-cell table:style-name="ce21" table:formula="of:=AVERAGE([.H65:.H67])" office:value-type="float" office:value="70334.3333333333" calcext:value-type="float">
            <text:p>70334.3333333333</text:p>
          </table:table-cell>
          <table:table-cell table:style-name="ce21" table:formula="of:=AVERAGE([.I65:.I67])" office:value-type="float" office:value="4275" calcext:value-type="float">
            <text:p>4275</text:p>
          </table:table-cell>
          <table:table-cell table:style-name="ce21" table:formula="of:=AVERAGE([.J65:.J67])" office:value-type="float" office:value="55.3333333333333" calcext:value-type="float">
            <text:p>55.3333333333333</text:p>
          </table:table-cell>
          <table:table-cell table:style-name="ce21" table:formula="of:=AVERAGE([.K65:.K67])" office:value-type="float" office:value="194.27" calcext:value-type="float">
            <text:p>194.27</text:p>
          </table:table-cell>
          <table:table-cell table:style-name="ce21" table:formula="of:=AVERAGE([.L65:.L67])" office:value-type="float" office:value="152734.333333333" calcext:value-type="float">
            <text:p>152734.333333333</text:p>
          </table:table-cell>
          <table:table-cell table:style-name="ce21" table:formula="of:=AVERAGE([.M65:.M67])" office:value-type="float" office:value="76367.6666666667" calcext:value-type="float">
            <text:p>76367.6666666667</text:p>
          </table:table-cell>
          <table:table-cell table:style-name="ce21" table:formula="of:=AVERAGE([.N65:.N67])" office:value-type="float" office:value="3328.66666666667" calcext:value-type="float">
            <text:p>3328.66666666667</text:p>
          </table:table-cell>
          <table:table-cell table:style-name="ce21" table:formula="of:=AVERAGE([.O65:.O67])" office:value-type="float" office:value="55.3333333333333" calcext:value-type="float">
            <text:p>55.3333333333333</text:p>
          </table:table-cell>
          <table:table-cell table:style-name="ce21" table:formula="of:=AVERAGE([.P65:.P67])" office:value-type="float" office:value="0.503333333333333" calcext:value-type="float">
            <text:p>0.503333333333333</text:p>
          </table:table-cell>
          <table:table-cell table:style-name="ce21" table:formula="of:=AVERAGE([.Q65:.Q67])" office:value-type="float" office:value="188.4" calcext:value-type="float">
            <text:p>188.4</text:p>
          </table:table-cell>
          <table:table-cell table:style-name="ce21" table:formula="of:=AVERAGE([.R65:.R67])" office:value-type="float" office:value="152953.666666667" calcext:value-type="float">
            <text:p>152953.666666667</text:p>
          </table:table-cell>
          <table:table-cell table:style-name="ce21" table:formula="of:=AVERAGE([.S65:.S67])" office:value-type="float" office:value="76477.3333333333" calcext:value-type="float">
            <text:p>76477.3333333333</text:p>
          </table:table-cell>
          <table:table-cell table:style-name="ce21" table:formula="of:=AVERAGE([.T65:.T67])" office:value-type="float" office:value="3249.33333333333" calcext:value-type="float">
            <text:p>3249.33333333333</text:p>
          </table:table-cell>
          <table:table-cell table:style-name="ce21" table:formula="of:=AVERAGE([.U65:.U67])" office:value-type="float" office:value="55.3333333333333" calcext:value-type="float">
            <text:p>55.3333333333333</text:p>
          </table:table-cell>
          <table:table-cell table:style-name="ce21" table:formula="of:=AVERAGE([.V65:.V67])" office:value-type="float" office:value="234.873333333333" calcext:value-type="float">
            <text:p>234.873333333333</text:p>
          </table:table-cell>
          <table:table-cell table:style-name="ce21" table:formula="of:=AVERAGE([.W65:.W67])" office:value-type="float" office:value="152734.333333333" calcext:value-type="float">
            <text:p>152734.333333333</text:p>
          </table:table-cell>
          <table:table-cell table:style-name="ce21" table:formula="of:=AVERAGE([.X65:.X67])" office:value-type="float" office:value="76367.6666666667" calcext:value-type="float">
            <text:p>76367.6666666667</text:p>
          </table:table-cell>
          <table:table-cell table:style-name="ce21" table:formula="of:=AVERAGE([.Y65:.Y67])" office:value-type="float" office:value="3328.66666666667" calcext:value-type="float">
            <text:p>3328.66666666667</text:p>
          </table:table-cell>
          <table:table-cell table:style-name="ce21" table:formula="of:=AVERAGE([.Z65:.Z67])" office:value-type="float" office:value="55.3333333333333" calcext:value-type="float">
            <text:p>55.3333333333333</text:p>
          </table:table-cell>
          <table:table-cell table:style-name="ce21" table:formula="of:=AVERAGE([.AA65:.AA67])" office:value-type="float" office:value="203.163333333333" calcext:value-type="float">
            <text:p>203.163333333333</text:p>
          </table:table-cell>
          <table:table-cell table:style-name="ce21" table:formula="of:=AVERAGE([.AB65:.AB67])" office:value-type="float" office:value="151863" calcext:value-type="float">
            <text:p>151863</text:p>
          </table:table-cell>
          <table:table-cell table:style-name="ce21" table:formula="of:=AVERAGE([.AC65:.AC67])" office:value-type="float" office:value="75932" calcext:value-type="float">
            <text:p>75932</text:p>
          </table:table-cell>
          <table:table-cell table:style-name="ce21" table:formula="of:=AVERAGE([.AD65:.AD67])" office:value-type="float" office:value="3353" calcext:value-type="float">
            <text:p>3353</text:p>
          </table:table-cell>
          <table:table-cell table:style-name="ce21" table:formula="of:=AVERAGE([.AE65:.AE67])" office:value-type="float" office:value="55.3333333333333" calcext:value-type="float">
            <text:p>55.3333333333333</text:p>
          </table:table-cell>
          <table:table-cell table:style-name="ce21" table:formula="of:=AVERAGE([.AF65:.AF67])" office:value-type="float" office:value="0.48" calcext:value-type="float">
            <text:p>0.48</text:p>
          </table:table-cell>
          <table:table-cell table:style-name="ce21" table:formula="of:=AVERAGE([.AG65:.AG67])" office:value-type="float" office:value="193.123333333333" calcext:value-type="float">
            <text:p>193.123333333333</text:p>
          </table:table-cell>
          <table:table-cell table:style-name="ce21" table:formula="of:=AVERAGE([.AH65:.AH67])" office:value-type="float" office:value="152536.333333333" calcext:value-type="float">
            <text:p>152536.333333333</text:p>
          </table:table-cell>
          <table:table-cell table:style-name="ce21" table:formula="of:=AVERAGE([.AI65:.AI67])" office:value-type="float" office:value="76268.6666666667" calcext:value-type="float">
            <text:p>76268.6666666667</text:p>
          </table:table-cell>
          <table:table-cell table:style-name="ce21" table:formula="of:=AVERAGE([.AJ65:.AJ67])" office:value-type="float" office:value="3137" calcext:value-type="float">
            <text:p>3137</text:p>
          </table:table-cell>
          <table:table-cell table:style-name="ce21" table:formula="of:=AVERAGE([.AK65:.AK67])" office:value-type="float" office:value="55.3333333333333" calcext:value-type="float">
            <text:p>55.3333333333333</text:p>
          </table:table-cell>
          <table:table-cell table:style-name="ce21" table:formula="of:=AVERAGE([.AL65:.AL67])" office:value-type="float" office:value="203.506666666667" calcext:value-type="float">
            <text:p>203.506666666667</text:p>
          </table:table-cell>
          <table:table-cell table:style-name="ce21" table:formula="of:=AVERAGE([.AM65:.AM67])" office:value-type="float" office:value="151863" calcext:value-type="float">
            <text:p>151863</text:p>
          </table:table-cell>
          <table:table-cell table:style-name="ce21" table:formula="of:=AVERAGE([.AN65:.AN67])" office:value-type="float" office:value="75932" calcext:value-type="float">
            <text:p>75932</text:p>
          </table:table-cell>
          <table:table-cell table:style-name="ce21" table:formula="of:=AVERAGE([.AO65:.AO67])" office:value-type="float" office:value="3353" calcext:value-type="float">
            <text:p>3353</text:p>
          </table:table-cell>
          <table:table-cell table:style-name="ce21" table:formula="of:=AVERAGE([.AP65:.AP67])" office:value-type="float" office:value="55.3333333333333" calcext:value-type="float">
            <text:p>55.3333333333333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40_100_100_1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35.25" calcext:value-type="float">
            <text:p>135.25</text:p>
          </table:table-cell>
          <table:table-cell office:value-type="float" office:value="65" calcext:value-type="float">
            <text:p>65</text:p>
          </table:table-cell>
          <table:table-cell office:value-type="float" office:value="1327.3" calcext:value-type="float">
            <text:p>1327.3</text:p>
          </table:table-cell>
          <table:table-cell office:value-type="float" office:value="661903" calcext:value-type="float">
            <text:p>661903</text:p>
          </table:table-cell>
          <table:table-cell office:value-type="float" office:value="330952" calcext:value-type="float">
            <text:p>330952</text:p>
          </table:table-cell>
          <table:table-cell office:value-type="float" office:value="19113" calcext:value-type="float">
            <text:p>19113</text:p>
          </table:table-cell>
          <table:table-cell office:value-type="float" office:value="65" calcext:value-type="float">
            <text:p>65</text:p>
          </table:table-cell>
          <table:table-cell office:value-type="float" office:value="1141.14" calcext:value-type="float">
            <text:p>1141.14</text:p>
          </table:table-cell>
          <table:table-cell office:value-type="float" office:value="746435" calcext:value-type="float">
            <text:p>746435</text:p>
          </table:table-cell>
          <table:table-cell office:value-type="float" office:value="373218" calcext:value-type="float">
            <text:p>373218</text:p>
          </table:table-cell>
          <table:table-cell office:value-type="float" office:value="9775" calcext:value-type="float">
            <text:p>9775</text:p>
          </table:table-cell>
          <table:table-cell office:value-type="float" office:value="65" calcext:value-type="float">
            <text:p>65</text:p>
          </table:table-cell>
          <table:table-cell office:value-type="float" office:value="0.85" calcext:value-type="float">
            <text:p>0.85</text:p>
          </table:table-cell>
          <table:table-cell office:value-type="float" office:value="1136.77" calcext:value-type="float">
            <text:p>1136.77</text:p>
          </table:table-cell>
          <table:table-cell office:value-type="float" office:value="746807" calcext:value-type="float">
            <text:p>746807</text:p>
          </table:table-cell>
          <table:table-cell office:value-type="float" office:value="373404" calcext:value-type="float">
            <text:p>373404</text:p>
          </table:table-cell>
          <table:table-cell office:value-type="float" office:value="9635" calcext:value-type="float">
            <text:p>9635</text:p>
          </table:table-cell>
          <table:table-cell office:value-type="float" office:value="65" calcext:value-type="float">
            <text:p>65</text:p>
          </table:table-cell>
          <table:table-cell office:value-type="float" office:value="1339.98" calcext:value-type="float">
            <text:p>1339.98</text:p>
          </table:table-cell>
          <table:table-cell office:value-type="float" office:value="746435" calcext:value-type="float">
            <text:p>746435</text:p>
          </table:table-cell>
          <table:table-cell office:value-type="float" office:value="373218" calcext:value-type="float">
            <text:p>373218</text:p>
          </table:table-cell>
          <table:table-cell office:value-type="float" office:value="9775" calcext:value-type="float">
            <text:p>9775</text:p>
          </table:table-cell>
          <table:table-cell office:value-type="float" office:value="65" calcext:value-type="float">
            <text:p>65</text:p>
          </table:table-cell>
          <table:table-cell office:value-type="float" office:value="1241.33" calcext:value-type="float">
            <text:p>1241.33</text:p>
          </table:table-cell>
          <table:table-cell office:value-type="float" office:value="697501" calcext:value-type="float">
            <text:p>697501</text:p>
          </table:table-cell>
          <table:table-cell office:value-type="float" office:value="348751" calcext:value-type="float">
            <text:p>348751</text:p>
          </table:table-cell>
          <table:table-cell office:value-type="float" office:value="17002" calcext:value-type="float">
            <text:p>17002</text:p>
          </table:table-cell>
          <table:table-cell office:value-type="float" office:value="65" calcext:value-type="float">
            <text:p>65</text:p>
          </table:table-cell>
          <table:table-cell office:value-type="float" office:value="0.45" calcext:value-type="float">
            <text:p>0.45</text:p>
          </table:table-cell>
          <table:table-cell office:value-type="float" office:value="1204.64" calcext:value-type="float">
            <text:p>1204.64</text:p>
          </table:table-cell>
          <table:table-cell office:value-type="float" office:value="697551" calcext:value-type="float">
            <text:p>697551</text:p>
          </table:table-cell>
          <table:table-cell office:value-type="float" office:value="348776" calcext:value-type="float">
            <text:p>348776</text:p>
          </table:table-cell>
          <table:table-cell office:value-type="float" office:value="16980" calcext:value-type="float">
            <text:p>16980</text:p>
          </table:table-cell>
          <table:table-cell office:value-type="float" office:value="65" calcext:value-type="float">
            <text:p>65</text:p>
          </table:table-cell>
          <table:table-cell office:value-type="float" office:value="1272.83" calcext:value-type="float">
            <text:p>1272.83</text:p>
          </table:table-cell>
          <table:table-cell office:value-type="float" office:value="697501" calcext:value-type="float">
            <text:p>697501</text:p>
          </table:table-cell>
          <table:table-cell office:value-type="float" office:value="348751" calcext:value-type="float">
            <text:p>348751</text:p>
          </table:table-cell>
          <table:table-cell office:value-type="float" office:value="17002" calcext:value-type="float">
            <text:p>1700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0_100_100_2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85.76" calcext:value-type="float">
            <text:p>485.76</text:p>
          </table:table-cell>
          <table:table-cell office:value-type="float" office:value="118" calcext:value-type="float">
            <text:p>118</text:p>
          </table:table-cell>
          <table:table-cell office:value-type="float" office:value="1800" calcext:value-type="float">
            <text:p>1800</text:p>
          </table:table-cell>
          <table:table-cell office:value-type="float" office:value="869913" calcext:value-type="float">
            <text:p>869913</text:p>
          </table:table-cell>
          <table:table-cell office:value-type="float" office:value="434927" calcext:value-type="float">
            <text:p>434927</text:p>
          </table:table-cell>
          <table:table-cell office:value-type="float" office:value="131587" calcext:value-type="float">
            <text:p>131587</text:p>
          </table:table-cell>
          <table:table-cell office:value-type="float" office:value="87" calcext:value-type="float">
            <text:p>87</text:p>
          </table:table-cell>
          <table:table-cell office:value-type="float" office:value="1800" calcext:value-type="float">
            <text:p>1800</text:p>
          </table:table-cell>
          <table:table-cell office:value-type="float" office:value="1062269" calcext:value-type="float">
            <text:p>1062269</text:p>
          </table:table-cell>
          <table:table-cell office:value-type="float" office:value="531107" calcext:value-type="float">
            <text:p>531107</text:p>
          </table:table-cell>
          <table:table-cell office:value-type="float" office:value="125828" calcext:value-type="float">
            <text:p>125828</text:p>
          </table:table-cell>
          <table:table-cell office:value-type="float" office:value="87" calcext:value-type="float">
            <text:p>87</text:p>
          </table:table-cell>
          <table:table-cell office:value-type="float" office:value="0.79" calcext:value-type="float">
            <text:p>0.79</text:p>
          </table:table-cell>
          <table:table-cell office:value-type="float" office:value="1800" calcext:value-type="float">
            <text:p>1800</text:p>
          </table:table-cell>
          <table:table-cell office:value-type="float" office:value="1029827" calcext:value-type="float">
            <text:p>1029827</text:p>
          </table:table-cell>
          <table:table-cell office:value-type="float" office:value="514885" calcext:value-type="float">
            <text:p>514885</text:p>
          </table:table-cell>
          <table:table-cell office:value-type="float" office:value="120847" calcext:value-type="float">
            <text:p>120847</text:p>
          </table:table-cell>
          <table:table-cell office:value-type="float" office:value="87" calcext:value-type="float">
            <text:p>87</text:p>
          </table:table-cell>
          <table:table-cell office:value-type="float" office:value="1800" calcext:value-type="float">
            <text:p>1800</text:p>
          </table:table-cell>
          <table:table-cell office:value-type="float" office:value="899187" calcext:value-type="float">
            <text:p>899187</text:p>
          </table:table-cell>
          <table:table-cell office:value-type="float" office:value="449566" calcext:value-type="float">
            <text:p>449566</text:p>
          </table:table-cell>
          <table:table-cell office:value-type="float" office:value="102176" calcext:value-type="float">
            <text:p>102176</text:p>
          </table:table-cell>
          <table:table-cell office:value-type="float" office:value="96" calcext:value-type="float">
            <text:p>96</text:p>
          </table:table-cell>
          <table:table-cell office:value-type="float" office:value="1800" calcext:value-type="float">
            <text:p>1800</text:p>
          </table:table-cell>
          <table:table-cell office:value-type="float" office:value="907725" calcext:value-type="float">
            <text:p>907725</text:p>
          </table:table-cell>
          <table:table-cell office:value-type="float" office:value="453833" calcext:value-type="float">
            <text:p>453833</text:p>
          </table:table-cell>
          <table:table-cell office:value-type="float" office:value="104447" calcext:value-type="float">
            <text:p>104447</text:p>
          </table:table-cell>
          <table:table-cell office:value-type="float" office:value="88" calcext:value-type="float">
            <text:p>88</text:p>
          </table:table-cell>
          <table:table-cell office:value-type="float" office:value="0.62" calcext:value-type="float">
            <text:p>0.62</text:p>
          </table:table-cell>
          <table:table-cell office:value-type="float" office:value="1800" calcext:value-type="float">
            <text:p>1800</text:p>
          </table:table-cell>
          <table:table-cell office:value-type="float" office:value="992257" calcext:value-type="float">
            <text:p>992257</text:p>
          </table:table-cell>
          <table:table-cell office:value-type="float" office:value="496100" calcext:value-type="float">
            <text:p>496100</text:p>
          </table:table-cell>
          <table:table-cell office:value-type="float" office:value="114721" calcext:value-type="float">
            <text:p>114721</text:p>
          </table:table-cell>
          <table:table-cell office:value-type="float" office:value="87" calcext:value-type="float">
            <text:p>87</text:p>
          </table:table-cell>
          <table:table-cell office:value-type="float" office:value="1800" calcext:value-type="float">
            <text:p>1800</text:p>
          </table:table-cell>
          <table:table-cell office:value-type="float" office:value="1003767" calcext:value-type="float">
            <text:p>1003767</text:p>
          </table:table-cell>
          <table:table-cell office:value-type="float" office:value="501855" calcext:value-type="float">
            <text:p>501855</text:p>
          </table:table-cell>
          <table:table-cell office:value-type="float" office:value="111821" calcext:value-type="float">
            <text:p>11182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0_100_100_3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2.88" calcext:value-type="float">
            <text:p>32.88</text:p>
          </table:table-cell>
          <table:table-cell office:value-type="float" office:value="41" calcext:value-type="float">
            <text:p>41</text:p>
          </table:table-cell>
          <table:table-cell office:value-type="float" office:value="83.62" calcext:value-type="float">
            <text:p>83.62</text:p>
          </table:table-cell>
          <table:table-cell office:value-type="float" office:value="40987" calcext:value-type="float">
            <text:p>40987</text:p>
          </table:table-cell>
          <table:table-cell office:value-type="float" office:value="20494" calcext:value-type="float">
            <text:p>20494</text:p>
          </table:table-cell>
          <table:table-cell office:value-type="float" office:value="195" calcext:value-type="float">
            <text:p>195</text:p>
          </table:table-cell>
          <table:table-cell office:value-type="float" office:value="41" calcext:value-type="float">
            <text:p>41</text:p>
          </table:table-cell>
          <table:table-cell office:value-type="float" office:value="64.59" calcext:value-type="float">
            <text:p>64.59</text:p>
          </table:table-cell>
          <table:table-cell office:value-type="float" office:value="41351" calcext:value-type="float">
            <text:p>41351</text:p>
          </table:table-cell>
          <table:table-cell office:value-type="float" office:value="20676" calcext:value-type="float">
            <text:p>20676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0.71" calcext:value-type="float">
            <text:p>0.71</text:p>
          </table:table-cell>
          <table:table-cell office:value-type="float" office:value="64.65" calcext:value-type="float">
            <text:p>64.65</text:p>
          </table:table-cell>
          <table:table-cell office:value-type="float" office:value="41351" calcext:value-type="float">
            <text:p>41351</text:p>
          </table:table-cell>
          <table:table-cell office:value-type="float" office:value="20676" calcext:value-type="float">
            <text:p>20676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84.95" calcext:value-type="float">
            <text:p>84.95</text:p>
          </table:table-cell>
          <table:table-cell office:value-type="float" office:value="41351" calcext:value-type="float">
            <text:p>41351</text:p>
          </table:table-cell>
          <table:table-cell office:value-type="float" office:value="20676" calcext:value-type="float">
            <text:p>20676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76.85" calcext:value-type="float">
            <text:p>76.85</text:p>
          </table:table-cell>
          <table:table-cell office:value-type="float" office:value="41221" calcext:value-type="float">
            <text:p>41221</text:p>
          </table:table-cell>
          <table:table-cell office:value-type="float" office:value="20611" calcext:value-type="float">
            <text:p>20611</text:p>
          </table:table-cell>
          <table:table-cell office:value-type="float" office:value="108" calcext:value-type="float">
            <text:p>108</text:p>
          </table:table-cell>
          <table:table-cell office:value-type="float" office:value="41" calcext:value-type="float">
            <text:p>41</text:p>
          </table:table-cell>
          <table:table-cell office:value-type="float" office:value="0.79" calcext:value-type="float">
            <text:p>0.79</text:p>
          </table:table-cell>
          <table:table-cell office:value-type="float" office:value="85.12" calcext:value-type="float">
            <text:p>85.12</text:p>
          </table:table-cell>
          <table:table-cell office:value-type="float" office:value="41221" calcext:value-type="float">
            <text:p>41221</text:p>
          </table:table-cell>
          <table:table-cell office:value-type="float" office:value="20611" calcext:value-type="float">
            <text:p>20611</text:p>
          </table:table-cell>
          <table:table-cell office:value-type="float" office:value="108" calcext:value-type="float">
            <text:p>108</text:p>
          </table:table-cell>
          <table:table-cell office:value-type="float" office:value="41" calcext:value-type="float">
            <text:p>41</text:p>
          </table:table-cell>
          <table:table-cell office:value-type="float" office:value="84.03" calcext:value-type="float">
            <text:p>84.03</text:p>
          </table:table-cell>
          <table:table-cell office:value-type="float" office:value="41221" calcext:value-type="float">
            <text:p>41221</text:p>
          </table:table-cell>
          <table:table-cell office:value-type="float" office:value="20611" calcext:value-type="float">
            <text:p>20611</text:p>
          </table:table-cell>
          <table:table-cell office:value-type="float" office:value="108" calcext:value-type="float">
            <text:p>10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69:.B71])" office:value-type="float" office:value="40" calcext:value-type="float">
            <text:p>40</text:p>
          </table:table-cell>
          <table:table-cell table:style-name="ce21" table:formula="of:=AVERAGE([.C69:.C71])" office:value-type="float" office:value="100" calcext:value-type="float">
            <text:p>100</text:p>
          </table:table-cell>
          <table:table-cell table:style-name="ce21" table:formula="of:=AVERAGE([.D69:.D71])" office:value-type="float" office:value="217.963333333333" calcext:value-type="float">
            <text:p>217.963333333333</text:p>
          </table:table-cell>
          <table:table-cell table:style-name="ce21" table:formula="of:=AVERAGE([.E69:.E71])" office:value-type="float" office:value="74.6666666666667" calcext:value-type="float">
            <text:p>74.6666666666667</text:p>
          </table:table-cell>
          <table:table-cell table:style-name="ce21" table:formula="of:=AVERAGE([.F69:.F71])" office:value-type="float" office:value="1070.30666666667" calcext:value-type="float">
            <text:p>1070.30666666667</text:p>
          </table:table-cell>
          <table:table-cell table:style-name="ce21" table:formula="of:=AVERAGE([.G69:.G71])" office:value-type="float" office:value="524267.666666667" calcext:value-type="float">
            <text:p>524267.666666667</text:p>
          </table:table-cell>
          <table:table-cell table:style-name="ce21" table:formula="of:=AVERAGE([.H69:.H71])" office:value-type="float" office:value="262124.333333333" calcext:value-type="float">
            <text:p>262124.333333333</text:p>
          </table:table-cell>
          <table:table-cell table:style-name="ce21" table:formula="of:=AVERAGE([.I69:.I71])" office:value-type="float" office:value="50298.3333333333" calcext:value-type="float">
            <text:p>50298.3333333333</text:p>
          </table:table-cell>
          <table:table-cell table:style-name="ce21" table:formula="of:=AVERAGE([.J69:.J71])" office:value-type="float" office:value="64.3333333333333" calcext:value-type="float">
            <text:p>64.3333333333333</text:p>
          </table:table-cell>
          <table:table-cell table:style-name="ce21" table:formula="of:=AVERAGE([.K69:.K71])" office:value-type="float" office:value="1001.91" calcext:value-type="float">
            <text:p>1001.91</text:p>
          </table:table-cell>
          <table:table-cell table:style-name="ce21" table:formula="of:=AVERAGE([.L69:.L71])" office:value-type="float" office:value="616685" calcext:value-type="float">
            <text:p>616685</text:p>
          </table:table-cell>
          <table:table-cell table:style-name="ce21" table:formula="of:=AVERAGE([.M69:.M71])" office:value-type="float" office:value="308333.666666667" calcext:value-type="float">
            <text:p>308333.666666667</text:p>
          </table:table-cell>
          <table:table-cell table:style-name="ce21" table:formula="of:=AVERAGE([.N69:.N71])" office:value-type="float" office:value="45221.3333333333" calcext:value-type="float">
            <text:p>45221.3333333333</text:p>
          </table:table-cell>
          <table:table-cell table:style-name="ce21" table:formula="of:=AVERAGE([.O69:.O71])" office:value-type="float" office:value="64.3333333333333" calcext:value-type="float">
            <text:p>64.3333333333333</text:p>
          </table:table-cell>
          <table:table-cell table:style-name="ce21" table:formula="of:=AVERAGE([.P69:.P71])" office:value-type="float" office:value="0.783333333333333" calcext:value-type="float">
            <text:p>0.783333333333333</text:p>
          </table:table-cell>
          <table:table-cell table:style-name="ce21" table:formula="of:=AVERAGE([.Q69:.Q71])" office:value-type="float" office:value="1000.47333333333" calcext:value-type="float">
            <text:p>1000.47333333333</text:p>
          </table:table-cell>
          <table:table-cell table:style-name="ce21" table:formula="of:=AVERAGE([.R69:.R71])" office:value-type="float" office:value="605995" calcext:value-type="float">
            <text:p>605995</text:p>
          </table:table-cell>
          <table:table-cell table:style-name="ce21" table:formula="of:=AVERAGE([.S69:.S71])" office:value-type="float" office:value="302988.333333333" calcext:value-type="float">
            <text:p>302988.333333333</text:p>
          </table:table-cell>
          <table:table-cell table:style-name="ce21" table:formula="of:=AVERAGE([.T69:.T71])" office:value-type="float" office:value="43514.3333333333" calcext:value-type="float">
            <text:p>43514.3333333333</text:p>
          </table:table-cell>
          <table:table-cell table:style-name="ce21" table:formula="of:=AVERAGE([.U69:.U71])" office:value-type="float" office:value="64.3333333333333" calcext:value-type="float">
            <text:p>64.3333333333333</text:p>
          </table:table-cell>
          <table:table-cell table:style-name="ce21" table:formula="of:=AVERAGE([.V69:.V71])" office:value-type="float" office:value="1074.97666666667" calcext:value-type="float">
            <text:p>1074.97666666667</text:p>
          </table:table-cell>
          <table:table-cell table:style-name="ce21" table:formula="of:=AVERAGE([.W69:.W71])" office:value-type="float" office:value="562324.333333333" calcext:value-type="float">
            <text:p>562324.333333333</text:p>
          </table:table-cell>
          <table:table-cell table:style-name="ce21" table:formula="of:=AVERAGE([.X69:.X71])" office:value-type="float" office:value="281153.333333333" calcext:value-type="float">
            <text:p>281153.333333333</text:p>
          </table:table-cell>
          <table:table-cell table:style-name="ce21" table:formula="of:=AVERAGE([.Y69:.Y71])" office:value-type="float" office:value="37337.3333333333" calcext:value-type="float">
            <text:p>37337.3333333333</text:p>
          </table:table-cell>
          <table:table-cell table:style-name="ce21" table:formula="of:=AVERAGE([.Z69:.Z71])" office:value-type="float" office:value="67.3333333333333" calcext:value-type="float">
            <text:p>67.3333333333333</text:p>
          </table:table-cell>
          <table:table-cell table:style-name="ce21" table:formula="of:=AVERAGE([.AA69:.AA71])" office:value-type="float" office:value="1039.39333333333" calcext:value-type="float">
            <text:p>1039.39333333333</text:p>
          </table:table-cell>
          <table:table-cell table:style-name="ce21" table:formula="of:=AVERAGE([.AB69:.AB71])" office:value-type="float" office:value="548815.666666667" calcext:value-type="float">
            <text:p>548815.666666667</text:p>
          </table:table-cell>
          <table:table-cell table:style-name="ce21" table:formula="of:=AVERAGE([.AC69:.AC71])" office:value-type="float" office:value="274398.333333333" calcext:value-type="float">
            <text:p>274398.333333333</text:p>
          </table:table-cell>
          <table:table-cell table:style-name="ce21" table:formula="of:=AVERAGE([.AD69:.AD71])" office:value-type="float" office:value="40519" calcext:value-type="float">
            <text:p>40519</text:p>
          </table:table-cell>
          <table:table-cell table:style-name="ce21" table:formula="of:=AVERAGE([.AE69:.AE71])" office:value-type="float" office:value="64.6666666666667" calcext:value-type="float">
            <text:p>64.6666666666667</text:p>
          </table:table-cell>
          <table:table-cell table:style-name="ce21" table:formula="of:=AVERAGE([.AF69:.AF71])" office:value-type="float" office:value="0.62" calcext:value-type="float">
            <text:p>0.62</text:p>
          </table:table-cell>
          <table:table-cell table:style-name="ce21" table:formula="of:=AVERAGE([.AG69:.AG71])" office:value-type="float" office:value="1029.92" calcext:value-type="float">
            <text:p>1029.92</text:p>
          </table:table-cell>
          <table:table-cell table:style-name="ce21" table:formula="of:=AVERAGE([.AH69:.AH71])" office:value-type="float" office:value="577009.666666667" calcext:value-type="float">
            <text:p>577009.666666667</text:p>
          </table:table-cell>
          <table:table-cell table:style-name="ce21" table:formula="of:=AVERAGE([.AI69:.AI71])" office:value-type="float" office:value="288495.666666667" calcext:value-type="float">
            <text:p>288495.666666667</text:p>
          </table:table-cell>
          <table:table-cell table:style-name="ce21" table:formula="of:=AVERAGE([.AJ69:.AJ71])" office:value-type="float" office:value="43936.3333333333" calcext:value-type="float">
            <text:p>43936.3333333333</text:p>
          </table:table-cell>
          <table:table-cell table:style-name="ce21" table:formula="of:=AVERAGE([.AK69:.AK71])" office:value-type="float" office:value="64.3333333333333" calcext:value-type="float">
            <text:p>64.3333333333333</text:p>
          </table:table-cell>
          <table:table-cell table:style-name="ce21" table:formula="of:=AVERAGE([.AL69:.AL71])" office:value-type="float" office:value="1052.28666666667" calcext:value-type="float">
            <text:p>1052.28666666667</text:p>
          </table:table-cell>
          <table:table-cell table:style-name="ce21" table:formula="of:=AVERAGE([.AM69:.AM71])" office:value-type="float" office:value="580829.666666667" calcext:value-type="float">
            <text:p>580829.666666667</text:p>
          </table:table-cell>
          <table:table-cell table:style-name="ce21" table:formula="of:=AVERAGE([.AN69:.AN71])" office:value-type="float" office:value="290405.666666667" calcext:value-type="float">
            <text:p>290405.666666667</text:p>
          </table:table-cell>
          <table:table-cell table:style-name="ce21" table:formula="of:=AVERAGE([.AO69:.AO71])" office:value-type="float" office:value="42977" calcext:value-type="float">
            <text:p>42977</text:p>
          </table:table-cell>
          <table:table-cell table:style-name="ce21" table:formula="of:=AVERAGE([.AP69:.AP71])" office:value-type="float" office:value="64.3333333333333" calcext:value-type="float">
            <text:p>64.3333333333333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40_100_25_1 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89.91" calcext:value-type="float">
            <text:p>89.91</text:p>
          </table:table-cell>
          <table:table-cell office:value-type="float" office:value="66" calcext:value-type="float">
            <text:p>66</text:p>
          </table:table-cell>
          <table:table-cell office:value-type="float" office:value="1136.77" calcext:value-type="float">
            <text:p>1136.77</text:p>
          </table:table-cell>
          <table:table-cell office:value-type="float" office:value="587085" calcext:value-type="float">
            <text:p>587085</text:p>
          </table:table-cell>
          <table:table-cell office:value-type="float" office:value="293543" calcext:value-type="float">
            <text:p>293543</text:p>
          </table:table-cell>
          <table:table-cell office:value-type="float" office:value="9994" calcext:value-type="float">
            <text:p>9994</text:p>
          </table:table-cell>
          <table:table-cell office:value-type="float" office:value="66" calcext:value-type="float">
            <text:p>66</text:p>
          </table:table-cell>
          <table:table-cell office:value-type="float" office:value="844.04" calcext:value-type="float">
            <text:p>844.04</text:p>
          </table:table-cell>
          <table:table-cell office:value-type="float" office:value="611103" calcext:value-type="float">
            <text:p>611103</text:p>
          </table:table-cell>
          <table:table-cell office:value-type="float" office:value="305552" calcext:value-type="float">
            <text:p>305552</text:p>
          </table:table-cell>
          <table:table-cell office:value-type="float" office:value="133" calcext:value-type="float">
            <text:p>133</text:p>
          </table:table-cell>
          <table:table-cell office:value-type="float" office:value="66" calcext:value-type="float">
            <text:p>66</text:p>
          </table:table-cell>
          <table:table-cell office:value-type="float" office:value="0.73" calcext:value-type="float">
            <text:p>0.73</text:p>
          </table:table-cell>
          <table:table-cell office:value-type="float" office:value="838.09" calcext:value-type="float">
            <text:p>838.09</text:p>
          </table:table-cell>
          <table:table-cell office:value-type="float" office:value="611105" calcext:value-type="float">
            <text:p>611105</text:p>
          </table:table-cell>
          <table:table-cell office:value-type="float" office:value="305553" calcext:value-type="float">
            <text:p>305553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991.94" calcext:value-type="float">
            <text:p>991.94</text:p>
          </table:table-cell>
          <table:table-cell office:value-type="float" office:value="611103" calcext:value-type="float">
            <text:p>611103</text:p>
          </table:table-cell>
          <table:table-cell office:value-type="float" office:value="305552" calcext:value-type="float">
            <text:p>305552</text:p>
          </table:table-cell>
          <table:table-cell office:value-type="float" office:value="133" calcext:value-type="float">
            <text:p>133</text:p>
          </table:table-cell>
          <table:table-cell office:value-type="float" office:value="66" calcext:value-type="float">
            <text:p>66</text:p>
          </table:table-cell>
          <table:table-cell office:value-type="float" office:value="862.08" calcext:value-type="float">
            <text:p>862.08</text:p>
          </table:table-cell>
          <table:table-cell office:value-type="float" office:value="611103" calcext:value-type="float">
            <text:p>611103</text:p>
          </table:table-cell>
          <table:table-cell office:value-type="float" office:value="305552" calcext:value-type="float">
            <text:p>305552</text:p>
          </table:table-cell>
          <table:table-cell office:value-type="float" office:value="133" calcext:value-type="float">
            <text:p>133</text:p>
          </table:table-cell>
          <table:table-cell office:value-type="float" office:value="66" calcext:value-type="float">
            <text:p>66</text:p>
          </table:table-cell>
          <table:table-cell office:value-type="float" office:value="0.84" calcext:value-type="float">
            <text:p>0.84</text:p>
          </table:table-cell>
          <table:table-cell office:value-type="float" office:value="885.01" calcext:value-type="float">
            <text:p>885.01</text:p>
          </table:table-cell>
          <table:table-cell office:value-type="float" office:value="611105" calcext:value-type="float">
            <text:p>611105</text:p>
          </table:table-cell>
          <table:table-cell office:value-type="float" office:value="305553" calcext:value-type="float">
            <text:p>305553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861.67" calcext:value-type="float">
            <text:p>861.67</text:p>
          </table:table-cell>
          <table:table-cell office:value-type="float" office:value="611103" calcext:value-type="float">
            <text:p>611103</text:p>
          </table:table-cell>
          <table:table-cell office:value-type="float" office:value="305552" calcext:value-type="float">
            <text:p>305552</text:p>
          </table:table-cell>
          <table:table-cell office:value-type="float" office:value="133" calcext:value-type="float">
            <text:p>13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0_100_25_2 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.43" calcext:value-type="float">
            <text:p>2.43</text:p>
          </table:table-cell>
          <table:table-cell office:value-type="float" office:value="19" calcext:value-type="float">
            <text:p>19</text:p>
          </table:table-cell>
          <table:table-cell office:value-type="float" office:value="8.91" calcext:value-type="float">
            <text:p>8.91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.12" calcext:value-type="float">
            <text:p>7.12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81" calcext:value-type="float">
            <text:p>0.81</text:p>
          </table:table-cell>
          <table:table-cell office:value-type="float" office:value="7.93" calcext:value-type="float">
            <text:p>7.93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.68" calcext:value-type="float">
            <text:p>15.68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.11" calcext:value-type="float">
            <text:p>11.11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89" calcext:value-type="float">
            <text:p>0.89</text:p>
          </table:table-cell>
          <table:table-cell office:value-type="float" office:value="12.01" calcext:value-type="float">
            <text:p>12.01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.43" calcext:value-type="float">
            <text:p>14.43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0_100_25_3 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5.13" calcext:value-type="float">
            <text:p>45.13</text:p>
          </table:table-cell>
          <table:table-cell office:value-type="float" office:value="44" calcext:value-type="float">
            <text:p>44</text:p>
          </table:table-cell>
          <table:table-cell office:value-type="float" office:value="186.5" calcext:value-type="float">
            <text:p>186.5</text:p>
          </table:table-cell>
          <table:table-cell office:value-type="float" office:value="91971" calcext:value-type="float">
            <text:p>91971</text:p>
          </table:table-cell>
          <table:table-cell office:value-type="float" office:value="45986" calcext:value-type="float">
            <text:p>45986</text:p>
          </table:table-cell>
          <table:table-cell office:value-type="float" office:value="450" calcext:value-type="float">
            <text:p>450</text:p>
          </table:table-cell>
          <table:table-cell office:value-type="float" office:value="44" calcext:value-type="float">
            <text:p>44</text:p>
          </table:table-cell>
          <table:table-cell office:value-type="float" office:value="142.2" calcext:value-type="float">
            <text:p>142.2</text:p>
          </table:table-cell>
          <table:table-cell office:value-type="float" office:value="94171" calcext:value-type="float">
            <text:p>94171</text:p>
          </table:table-cell>
          <table:table-cell office:value-type="float" office:value="47086" calcext:value-type="float">
            <text:p>47086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0.68" calcext:value-type="float">
            <text:p>0.68</text:p>
          </table:table-cell>
          <table:table-cell office:value-type="float" office:value="140.29" calcext:value-type="float">
            <text:p>140.29</text:p>
          </table:table-cell>
          <table:table-cell office:value-type="float" office:value="94173" calcext:value-type="float">
            <text:p>94173</text:p>
          </table:table-cell>
          <table:table-cell office:value-type="float" office:value="47087" calcext:value-type="float">
            <text:p>47087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167.42" calcext:value-type="float">
            <text:p>167.42</text:p>
          </table:table-cell>
          <table:table-cell office:value-type="float" office:value="94171" calcext:value-type="float">
            <text:p>94171</text:p>
          </table:table-cell>
          <table:table-cell office:value-type="float" office:value="47086" calcext:value-type="float">
            <text:p>47086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149.2" calcext:value-type="float">
            <text:p>149.2</text:p>
          </table:table-cell>
          <table:table-cell office:value-type="float" office:value="93631" calcext:value-type="float">
            <text:p>93631</text:p>
          </table:table-cell>
          <table:table-cell office:value-type="float" office:value="46816" calcext:value-type="float">
            <text:p>46816</text:p>
          </table:table-cell>
          <table:table-cell office:value-type="float" office:value="334" calcext:value-type="float">
            <text:p>334</text:p>
          </table:table-cell>
          <table:table-cell office:value-type="float" office:value="44" calcext:value-type="float">
            <text:p>44</text:p>
          </table:table-cell>
          <table:table-cell office:value-type="float" office:value="0.96" calcext:value-type="float">
            <text:p>0.96</text:p>
          </table:table-cell>
          <table:table-cell office:value-type="float" office:value="143.87" calcext:value-type="float">
            <text:p>143.87</text:p>
          </table:table-cell>
          <table:table-cell office:value-type="float" office:value="93627" calcext:value-type="float">
            <text:p>93627</text:p>
          </table:table-cell>
          <table:table-cell office:value-type="float" office:value="46814" calcext:value-type="float">
            <text:p>46814</text:p>
          </table:table-cell>
          <table:table-cell office:value-type="float" office:value="336" calcext:value-type="float">
            <text:p>336</text:p>
          </table:table-cell>
          <table:table-cell office:value-type="float" office:value="44" calcext:value-type="float">
            <text:p>44</text:p>
          </table:table-cell>
          <table:table-cell office:value-type="float" office:value="150.54" calcext:value-type="float">
            <text:p>150.54</text:p>
          </table:table-cell>
          <table:table-cell office:value-type="float" office:value="93631" calcext:value-type="float">
            <text:p>93631</text:p>
          </table:table-cell>
          <table:table-cell office:value-type="float" office:value="46816" calcext:value-type="float">
            <text:p>46816</text:p>
          </table:table-cell>
          <table:table-cell office:value-type="float" office:value="334" calcext:value-type="float">
            <text:p>33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73:.B75])" office:value-type="float" office:value="40" calcext:value-type="float">
            <text:p>40</text:p>
          </table:table-cell>
          <table:table-cell table:style-name="ce21" table:formula="of:=AVERAGE([.C73:.C75])" office:value-type="float" office:value="25" calcext:value-type="float">
            <text:p>25</text:p>
          </table:table-cell>
          <table:table-cell table:style-name="ce21" table:formula="of:=AVERAGE([.D73:.D75])" office:value-type="float" office:value="45.8233333333333" calcext:value-type="float">
            <text:p>45.8233333333333</text:p>
          </table:table-cell>
          <table:table-cell table:style-name="ce21" table:formula="of:=AVERAGE([.E73:.E75])" office:value-type="float" office:value="43" calcext:value-type="float">
            <text:p>43</text:p>
          </table:table-cell>
          <table:table-cell table:style-name="ce21" table:formula="of:=AVERAGE([.F73:.F75])" office:value-type="float" office:value="444.06" calcext:value-type="float">
            <text:p>444.06</text:p>
          </table:table-cell>
          <table:table-cell table:style-name="ce21" table:formula="of:=AVERAGE([.G73:.G75])" office:value-type="float" office:value="226818.333333333" calcext:value-type="float">
            <text:p>226818.333333333</text:p>
          </table:table-cell>
          <table:table-cell table:style-name="ce21" table:formula="of:=AVERAGE([.H73:.H75])" office:value-type="float" office:value="113409.666666667" calcext:value-type="float">
            <text:p>113409.666666667</text:p>
          </table:table-cell>
          <table:table-cell table:style-name="ce21" table:formula="of:=AVERAGE([.I73:.I75])" office:value-type="float" office:value="3481.33333333333" calcext:value-type="float">
            <text:p>3481.33333333333</text:p>
          </table:table-cell>
          <table:table-cell table:style-name="ce21" table:formula="of:=AVERAGE([.J73:.J75])" office:value-type="float" office:value="43" calcext:value-type="float">
            <text:p>43</text:p>
          </table:table-cell>
          <table:table-cell table:style-name="ce21" table:formula="of:=AVERAGE([.K73:.K75])" office:value-type="float" office:value="331.12" calcext:value-type="float">
            <text:p>331.12</text:p>
          </table:table-cell>
          <table:table-cell table:style-name="ce21" table:formula="of:=AVERAGE([.L73:.L75])" office:value-type="float" office:value="235557.666666667" calcext:value-type="float">
            <text:p>235557.666666667</text:p>
          </table:table-cell>
          <table:table-cell table:style-name="ce21" table:formula="of:=AVERAGE([.M73:.M75])" office:value-type="float" office:value="117779.333333333" calcext:value-type="float">
            <text:p>117779.333333333</text:p>
          </table:table-cell>
          <table:table-cell table:style-name="ce21" table:formula="of:=AVERAGE([.N73:.N75])" office:value-type="float" office:value="68.6666666666667" calcext:value-type="float">
            <text:p>68.6666666666667</text:p>
          </table:table-cell>
          <table:table-cell table:style-name="ce21" table:formula="of:=AVERAGE([.O73:.O75])" office:value-type="float" office:value="43" calcext:value-type="float">
            <text:p>43</text:p>
          </table:table-cell>
          <table:table-cell table:style-name="ce21" table:formula="of:=AVERAGE([.P73:.P75])" office:value-type="float" office:value="0.74" calcext:value-type="float">
            <text:p>0.74</text:p>
          </table:table-cell>
          <table:table-cell table:style-name="ce21" table:formula="of:=AVERAGE([.Q73:.Q75])" office:value-type="float" office:value="328.77" calcext:value-type="float">
            <text:p>328.77</text:p>
          </table:table-cell>
          <table:table-cell table:style-name="ce21" table:formula="of:=AVERAGE([.R73:.R75])" office:value-type="float" office:value="235559" calcext:value-type="float">
            <text:p>235559</text:p>
          </table:table-cell>
          <table:table-cell table:style-name="ce21" table:formula="of:=AVERAGE([.S73:.S75])" office:value-type="float" office:value="117780" calcext:value-type="float">
            <text:p>117780</text:p>
          </table:table-cell>
          <table:table-cell table:style-name="ce21" table:formula="of:=AVERAGE([.T73:.T75])" office:value-type="float" office:value="68" calcext:value-type="float">
            <text:p>68</text:p>
          </table:table-cell>
          <table:table-cell table:style-name="ce21" table:formula="of:=AVERAGE([.U73:.U75])" office:value-type="float" office:value="43" calcext:value-type="float">
            <text:p>43</text:p>
          </table:table-cell>
          <table:table-cell table:style-name="ce21" table:formula="of:=AVERAGE([.V73:.V75])" office:value-type="float" office:value="391.68" calcext:value-type="float">
            <text:p>391.68</text:p>
          </table:table-cell>
          <table:table-cell table:style-name="ce21" table:formula="of:=AVERAGE([.W73:.W75])" office:value-type="float" office:value="235557.666666667" calcext:value-type="float">
            <text:p>235557.666666667</text:p>
          </table:table-cell>
          <table:table-cell table:style-name="ce21" table:formula="of:=AVERAGE([.X73:.X75])" office:value-type="float" office:value="117779.333333333" calcext:value-type="float">
            <text:p>117779.333333333</text:p>
          </table:table-cell>
          <table:table-cell table:style-name="ce21" table:formula="of:=AVERAGE([.Y73:.Y75])" office:value-type="float" office:value="68.6666666666667" calcext:value-type="float">
            <text:p>68.6666666666667</text:p>
          </table:table-cell>
          <table:table-cell table:style-name="ce21" table:formula="of:=AVERAGE([.Z73:.Z75])" office:value-type="float" office:value="43" calcext:value-type="float">
            <text:p>43</text:p>
          </table:table-cell>
          <table:table-cell table:style-name="ce21" table:formula="of:=AVERAGE([.AA73:.AA75])" office:value-type="float" office:value="340.796666666667" calcext:value-type="float">
            <text:p>340.796666666667</text:p>
          </table:table-cell>
          <table:table-cell table:style-name="ce21" table:formula="of:=AVERAGE([.AB73:.AB75])" office:value-type="float" office:value="235377.666666667" calcext:value-type="float">
            <text:p>235377.666666667</text:p>
          </table:table-cell>
          <table:table-cell table:style-name="ce21" table:formula="of:=AVERAGE([.AC73:.AC75])" office:value-type="float" office:value="117689.333333333" calcext:value-type="float">
            <text:p>117689.333333333</text:p>
          </table:table-cell>
          <table:table-cell table:style-name="ce21" table:formula="of:=AVERAGE([.AD73:.AD75])" office:value-type="float" office:value="155.666666666667" calcext:value-type="float">
            <text:p>155.666666666667</text:p>
          </table:table-cell>
          <table:table-cell table:style-name="ce21" table:formula="of:=AVERAGE([.AE73:.AE75])" office:value-type="float" office:value="43" calcext:value-type="float">
            <text:p>43</text:p>
          </table:table-cell>
          <table:table-cell table:style-name="ce21" table:formula="of:=AVERAGE([.AF73:.AF75])" office:value-type="float" office:value="0.896666666666667" calcext:value-type="float">
            <text:p>0.896666666666667</text:p>
          </table:table-cell>
          <table:table-cell table:style-name="ce21" table:formula="of:=AVERAGE([.AG73:.AG75])" office:value-type="float" office:value="346.963333333333" calcext:value-type="float">
            <text:p>346.963333333333</text:p>
          </table:table-cell>
          <table:table-cell table:style-name="ce21" table:formula="of:=AVERAGE([.AH73:.AH75])" office:value-type="float" office:value="235377" calcext:value-type="float">
            <text:p>235377</text:p>
          </table:table-cell>
          <table:table-cell table:style-name="ce21" table:formula="of:=AVERAGE([.AI73:.AI75])" office:value-type="float" office:value="117689" calcext:value-type="float">
            <text:p>117689</text:p>
          </table:table-cell>
          <table:table-cell table:style-name="ce21" table:formula="of:=AVERAGE([.AJ73:.AJ75])" office:value-type="float" office:value="156" calcext:value-type="float">
            <text:p>156</text:p>
          </table:table-cell>
          <table:table-cell table:style-name="ce21" table:formula="of:=AVERAGE([.AK73:.AK75])" office:value-type="float" office:value="43" calcext:value-type="float">
            <text:p>43</text:p>
          </table:table-cell>
          <table:table-cell table:style-name="ce21" table:formula="of:=AVERAGE([.AL73:.AL75])" office:value-type="float" office:value="342.213333333333" calcext:value-type="float">
            <text:p>342.213333333333</text:p>
          </table:table-cell>
          <table:table-cell table:style-name="ce21" table:formula="of:=AVERAGE([.AM73:.AM75])" office:value-type="float" office:value="235377.666666667" calcext:value-type="float">
            <text:p>235377.666666667</text:p>
          </table:table-cell>
          <table:table-cell table:style-name="ce21" table:formula="of:=AVERAGE([.AN73:.AN75])" office:value-type="float" office:value="117689.333333333" calcext:value-type="float">
            <text:p>117689.333333333</text:p>
          </table:table-cell>
          <table:table-cell table:style-name="ce21" table:formula="of:=AVERAGE([.AO73:.AO75])" office:value-type="float" office:value="155.666666666667" calcext:value-type="float">
            <text:p>155.666666666667</text:p>
          </table:table-cell>
          <table:table-cell table:style-name="ce21" table:formula="of:=AVERAGE([.AP73:.AP75])" office:value-type="float" office:value="43" calcext:value-type="float">
            <text:p>43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40_100_50_1 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4.62" calcext:value-type="float">
            <text:p>34.62</text:p>
          </table:table-cell>
          <table:table-cell office:value-type="float" office:value="39" calcext:value-type="float">
            <text:p>39</text:p>
          </table:table-cell>
          <table:table-cell office:value-type="float" office:value="27.06" calcext:value-type="float">
            <text:p>27.06</text:p>
          </table:table-cell>
          <table:table-cell office:value-type="float" office:value="11331" calcext:value-type="float">
            <text:p>11331</text:p>
          </table:table-cell>
          <table:table-cell office:value-type="float" office:value="5666" calcext:value-type="float">
            <text:p>5666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0.3" calcext:value-type="float">
            <text:p>20.3</text:p>
          </table:table-cell>
          <table:table-cell office:value-type="float" office:value="11387" calcext:value-type="float">
            <text:p>11387</text:p>
          </table:table-cell>
          <table:table-cell office:value-type="float" office:value="5694" calcext:value-type="float">
            <text:p>569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0.58" calcext:value-type="float">
            <text:p>0.58</text:p>
          </table:table-cell>
          <table:table-cell office:value-type="float" office:value="20.73" calcext:value-type="float">
            <text:p>20.73</text:p>
          </table:table-cell>
          <table:table-cell office:value-type="float" office:value="11387" calcext:value-type="float">
            <text:p>11387</text:p>
          </table:table-cell>
          <table:table-cell office:value-type="float" office:value="5694" calcext:value-type="float">
            <text:p>569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1.49" calcext:value-type="float">
            <text:p>31.49</text:p>
          </table:table-cell>
          <table:table-cell office:value-type="float" office:value="11387" calcext:value-type="float">
            <text:p>11387</text:p>
          </table:table-cell>
          <table:table-cell office:value-type="float" office:value="5694" calcext:value-type="float">
            <text:p>569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22.15" calcext:value-type="float">
            <text:p>22.15</text:p>
          </table:table-cell>
          <table:table-cell office:value-type="float" office:value="11377" calcext:value-type="float">
            <text:p>11377</text:p>
          </table:table-cell>
          <table:table-cell office:value-type="float" office:value="5689" calcext:value-type="float">
            <text:p>568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0.8" calcext:value-type="float">
            <text:p>0.8</text:p>
          </table:table-cell>
          <table:table-cell office:value-type="float" office:value="24.05" calcext:value-type="float">
            <text:p>24.05</text:p>
          </table:table-cell>
          <table:table-cell office:value-type="float" office:value="11375" calcext:value-type="float">
            <text:p>11375</text:p>
          </table:table-cell>
          <table:table-cell office:value-type="float" office:value="5688" calcext:value-type="float">
            <text:p>568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8.16" calcext:value-type="float">
            <text:p>28.16</text:p>
          </table:table-cell>
          <table:table-cell office:value-type="float" office:value="11377" calcext:value-type="float">
            <text:p>11377</text:p>
          </table:table-cell>
          <table:table-cell office:value-type="float" office:value="5689" calcext:value-type="float">
            <text:p>568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0_100_50_2 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9.02" calcext:value-type="float">
            <text:p>89.02</text:p>
          </table:table-cell>
          <table:table-cell office:value-type="float" office:value="68" calcext:value-type="float">
            <text:p>68</text:p>
          </table:table-cell>
          <table:table-cell office:value-type="float" office:value="205" calcext:value-type="float">
            <text:p>205</text:p>
          </table:table-cell>
          <table:table-cell office:value-type="float" office:value="107385" calcext:value-type="float">
            <text:p>107385</text:p>
          </table:table-cell>
          <table:table-cell office:value-type="float" office:value="53693" calcext:value-type="float">
            <text:p>53693</text:p>
          </table:table-cell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office:value-type="float" office:value="157.15" calcext:value-type="float">
            <text:p>157.15</text:p>
          </table:table-cell>
          <table:table-cell office:value-type="float" office:value="107503" calcext:value-type="float">
            <text:p>107503</text:p>
          </table:table-cell>
          <table:table-cell office:value-type="float" office:value="53752" calcext:value-type="float">
            <text:p>53752</text:p>
          </table:table-cell>
          <table:table-cell office:value-type="float" office:value="182" calcext:value-type="float">
            <text:p>182</text:p>
          </table:table-cell>
          <table:table-cell office:value-type="float" office:value="68" calcext:value-type="float">
            <text:p>68</text:p>
          </table:table-cell>
          <table:table-cell office:value-type="float" office:value="0.68" calcext:value-type="float">
            <text:p>0.68</text:p>
          </table:table-cell>
          <table:table-cell office:value-type="float" office:value="153.35" calcext:value-type="float">
            <text:p>153.35</text:p>
          </table:table-cell>
          <table:table-cell office:value-type="float" office:value="107503" calcext:value-type="float">
            <text:p>107503</text:p>
          </table:table-cell>
          <table:table-cell office:value-type="float" office:value="53752" calcext:value-type="float">
            <text:p>53752</text:p>
          </table:table-cell>
          <table:table-cell office:value-type="float" office:value="182" calcext:value-type="float">
            <text:p>182</text:p>
          </table:table-cell>
          <table:table-cell office:value-type="float" office:value="68" calcext:value-type="float">
            <text:p>68</text:p>
          </table:table-cell>
          <table:table-cell office:value-type="float" office:value="201.84" calcext:value-type="float">
            <text:p>201.84</text:p>
          </table:table-cell>
          <table:table-cell office:value-type="float" office:value="107503" calcext:value-type="float">
            <text:p>107503</text:p>
          </table:table-cell>
          <table:table-cell office:value-type="float" office:value="53752" calcext:value-type="float">
            <text:p>53752</text:p>
          </table:table-cell>
          <table:table-cell office:value-type="float" office:value="182" calcext:value-type="float">
            <text:p>182</text:p>
          </table:table-cell>
          <table:table-cell office:value-type="float" office:value="68" calcext:value-type="float">
            <text:p>68</text:p>
          </table:table-cell>
          <table:table-cell office:value-type="float" office:value="153.17" calcext:value-type="float">
            <text:p>153.17</text:p>
          </table:table-cell>
          <table:table-cell office:value-type="float" office:value="107435" calcext:value-type="float">
            <text:p>107435</text:p>
          </table:table-cell>
          <table:table-cell office:value-type="float" office:value="53718" calcext:value-type="float">
            <text:p>53718</text:p>
          </table:table-cell>
          <table:table-cell office:value-type="float" office:value="182" calcext:value-type="float">
            <text:p>182</text:p>
          </table:table-cell>
          <table:table-cell office:value-type="float" office:value="68" calcext:value-type="float">
            <text:p>68</text:p>
          </table:table-cell>
          <table:table-cell office:value-type="float" office:value="0.75" calcext:value-type="float">
            <text:p>0.75</text:p>
          </table:table-cell>
          <table:table-cell office:value-type="float" office:value="161.03" calcext:value-type="float">
            <text:p>161.03</text:p>
          </table:table-cell>
          <table:table-cell office:value-type="float" office:value="107435" calcext:value-type="float">
            <text:p>107435</text:p>
          </table:table-cell>
          <table:table-cell office:value-type="float" office:value="53718" calcext:value-type="float">
            <text:p>53718</text:p>
          </table:table-cell>
          <table:table-cell office:value-type="float" office:value="182" calcext:value-type="float">
            <text:p>182</text:p>
          </table:table-cell>
          <table:table-cell office:value-type="float" office:value="68" calcext:value-type="float">
            <text:p>68</text:p>
          </table:table-cell>
          <table:table-cell office:value-type="float" office:value="169.64" calcext:value-type="float">
            <text:p>169.64</text:p>
          </table:table-cell>
          <table:table-cell office:value-type="float" office:value="107435" calcext:value-type="float">
            <text:p>107435</text:p>
          </table:table-cell>
          <table:table-cell office:value-type="float" office:value="53718" calcext:value-type="float">
            <text:p>53718</text:p>
          </table:table-cell>
          <table:table-cell office:value-type="float" office:value="182" calcext:value-type="float">
            <text:p>18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0_100_50_3 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24.33" calcext:value-type="float">
            <text:p>124.33</text:p>
          </table:table-cell>
          <table:table-cell office:value-type="float" office:value="66" calcext:value-type="float">
            <text:p>66</text:p>
          </table:table-cell>
          <table:table-cell table:style-name="ce26" office:value-type="float" office:value="648.78" calcext:value-type="float">
            <text:p>648.78</text:p>
          </table:table-cell>
          <table:table-cell table:style-name="ce26" office:value-type="float" office:value="302769" calcext:value-type="float">
            <text:p>302769</text:p>
          </table:table-cell>
          <table:table-cell table:style-name="ce26" office:value-type="float" office:value="151385" calcext:value-type="float">
            <text:p>151385</text:p>
          </table:table-cell>
          <table:table-cell table:style-name="ce26" office:value-type="float" office:value="7140" calcext:value-type="float">
            <text:p>7140</text:p>
          </table:table-cell>
          <table:table-cell table:style-name="ce28" office:value-type="float" office:value="66" calcext:value-type="float">
            <text:p>66</text:p>
          </table:table-cell>
          <table:table-cell office:value-type="float" office:value="546.41" calcext:value-type="float">
            <text:p>546.41</text:p>
          </table:table-cell>
          <table:table-cell office:value-type="float" office:value="348011" calcext:value-type="float">
            <text:p>348011</text:p>
          </table:table-cell>
          <table:table-cell office:value-type="float" office:value="174006" calcext:value-type="float">
            <text:p>174006</text:p>
          </table:table-cell>
          <table:table-cell office:value-type="float" office:value="7992" calcext:value-type="float">
            <text:p>7992</text:p>
          </table:table-cell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.65</text:p>
          </table:table-cell>
          <table:table-cell office:value-type="float" office:value="528.46" calcext:value-type="float">
            <text:p>528.46</text:p>
          </table:table-cell>
          <table:table-cell office:value-type="float" office:value="347829" calcext:value-type="float">
            <text:p>347829</text:p>
          </table:table-cell>
          <table:table-cell office:value-type="float" office:value="173915" calcext:value-type="float">
            <text:p>173915</text:p>
          </table:table-cell>
          <table:table-cell office:value-type="float" office:value="8063" calcext:value-type="float">
            <text:p>8063</text:p>
          </table:table-cell>
          <table:table-cell office:value-type="float" office:value="66" calcext:value-type="float">
            <text:p>66</text:p>
          </table:table-cell>
          <table:table-cell table:style-name="ce26" office:value-type="float" office:value="580.2" calcext:value-type="float">
            <text:p>580.2</text:p>
          </table:table-cell>
          <table:table-cell table:style-name="ce26" office:value-type="float" office:value="353207" calcext:value-type="float">
            <text:p>353207</text:p>
          </table:table-cell>
          <table:table-cell table:style-name="ce26" office:value-type="float" office:value="176604" calcext:value-type="float">
            <text:p>176604</text:p>
          </table:table-cell>
          <table:table-cell table:style-name="ce26" office:value-type="float" office:value="5988" calcext:value-type="float">
            <text:p>5988</text:p>
          </table:table-cell>
          <table:table-cell table:style-name="ce28" office:value-type="float" office:value="66" calcext:value-type="float">
            <text:p>66</text:p>
          </table:table-cell>
          <table:table-cell office:value-type="float" office:value="567.16" calcext:value-type="float">
            <text:p>567.16</text:p>
          </table:table-cell>
          <table:table-cell office:value-type="float" office:value="326365" calcext:value-type="float">
            <text:p>326365</text:p>
          </table:table-cell>
          <table:table-cell office:value-type="float" office:value="163183" calcext:value-type="float">
            <text:p>163183</text:p>
          </table:table-cell>
          <table:table-cell office:value-type="float" office:value="9475" calcext:value-type="float">
            <text:p>9475</text:p>
          </table:table-cell>
          <table:table-cell office:value-type="float" office:value="66" calcext:value-type="float">
            <text:p>66</text:p>
          </table:table-cell>
          <table:table-cell office:value-type="float" office:value="0.73" calcext:value-type="float">
            <text:p>0.73</text:p>
          </table:table-cell>
          <table:table-cell office:value-type="float" office:value="561.8" calcext:value-type="float">
            <text:p>561.8</text:p>
          </table:table-cell>
          <table:table-cell office:value-type="float" office:value="325915" calcext:value-type="float">
            <text:p>325915</text:p>
          </table:table-cell>
          <table:table-cell office:value-type="float" office:value="162958" calcext:value-type="float">
            <text:p>162958</text:p>
          </table:table-cell>
          <table:table-cell office:value-type="float" office:value="9575" calcext:value-type="float">
            <text:p>9575</text:p>
          </table:table-cell>
          <table:table-cell office:value-type="float" office:value="66" calcext:value-type="float">
            <text:p>66</text:p>
          </table:table-cell>
          <table:table-cell table:style-name="ce26" office:value-type="float" office:value="610.24" calcext:value-type="float">
            <text:p>610.24</text:p>
          </table:table-cell>
          <table:table-cell table:style-name="ce26" office:value-type="float" office:value="337383" calcext:value-type="float">
            <text:p>337383</text:p>
          </table:table-cell>
          <table:table-cell table:style-name="ce26" office:value-type="float" office:value="168692" calcext:value-type="float">
            <text:p>168692</text:p>
          </table:table-cell>
          <table:table-cell table:style-name="ce26" office:value-type="float" office:value="6823" calcext:value-type="float">
            <text:p>6823</text:p>
          </table:table-cell>
          <table:table-cell table:style-name="ce26" office:value-type="float" office:value="66" calcext:value-type="float">
            <text:p>66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77:.B79])" office:value-type="float" office:value="40" calcext:value-type="float">
            <text:p>40</text:p>
          </table:table-cell>
          <table:table-cell table:style-name="ce21" table:formula="of:=AVERAGE([.C77:.C79])" office:value-type="float" office:value="50" calcext:value-type="float">
            <text:p>50</text:p>
          </table:table-cell>
          <table:table-cell table:style-name="ce21" table:formula="of:=AVERAGE([.D77:.D79])" office:value-type="float" office:value="82.6566666666667" calcext:value-type="float">
            <text:p>82.6566666666667</text:p>
          </table:table-cell>
          <table:table-cell table:style-name="ce21" table:formula="of:=AVERAGE([.E77:.E79])" office:value-type="float" office:value="57.6666666666667" calcext:value-type="float">
            <text:p>57.6666666666667</text:p>
          </table:table-cell>
          <table:table-cell table:style-name="ce21" table:formula="of:=AVERAGE([.F77:.F79])" office:value-type="float" office:value="293.613333333333" calcext:value-type="float">
            <text:p>293.613333333333</text:p>
          </table:table-cell>
          <table:table-cell table:style-name="ce21" table:formula="of:=AVERAGE([.G77:.G79])" office:value-type="float" office:value="140495" calcext:value-type="float">
            <text:p>140495</text:p>
          </table:table-cell>
          <table:table-cell table:style-name="ce21" table:formula="of:=AVERAGE([.H77:.H79])" office:value-type="float" office:value="70248" calcext:value-type="float">
            <text:p>70248</text:p>
          </table:table-cell>
          <table:table-cell table:style-name="ce21" table:formula="of:=AVERAGE([.I77:.I79])" office:value-type="float" office:value="2435" calcext:value-type="float">
            <text:p>2435</text:p>
          </table:table-cell>
          <table:table-cell table:style-name="ce21" table:formula="of:=AVERAGE([.J77:.J79])" office:value-type="float" office:value="57.6666666666667" calcext:value-type="float">
            <text:p>57.6666666666667</text:p>
          </table:table-cell>
          <table:table-cell table:style-name="ce21" table:formula="of:=AVERAGE([.K77:.K79])" office:value-type="float" office:value="241.286666666667" calcext:value-type="float">
            <text:p>241.286666666667</text:p>
          </table:table-cell>
          <table:table-cell table:style-name="ce21" table:formula="of:=AVERAGE([.L77:.L79])" office:value-type="float" office:value="155633.666666667" calcext:value-type="float">
            <text:p>155633.666666667</text:p>
          </table:table-cell>
          <table:table-cell table:style-name="ce21" table:formula="of:=AVERAGE([.M77:.M79])" office:value-type="float" office:value="77817.3333333333" calcext:value-type="float">
            <text:p>77817.3333333333</text:p>
          </table:table-cell>
          <table:table-cell table:style-name="ce21" table:formula="of:=AVERAGE([.N77:.N79])" office:value-type="float" office:value="2733.33333333333" calcext:value-type="float">
            <text:p>2733.33333333333</text:p>
          </table:table-cell>
          <table:table-cell table:style-name="ce21" table:formula="of:=AVERAGE([.O77:.O79])" office:value-type="float" office:value="57.6666666666667" calcext:value-type="float">
            <text:p>57.6666666666667</text:p>
          </table:table-cell>
          <table:table-cell table:style-name="ce21" table:formula="of:=AVERAGE([.P77:.P79])" office:value-type="float" office:value="0.636666666666667" calcext:value-type="float">
            <text:p>0.636666666666667</text:p>
          </table:table-cell>
          <table:table-cell table:style-name="ce21" table:formula="of:=AVERAGE([.Q77:.Q79])" office:value-type="float" office:value="234.18" calcext:value-type="float">
            <text:p>234.18</text:p>
          </table:table-cell>
          <table:table-cell table:style-name="ce21" table:formula="of:=AVERAGE([.R77:.R79])" office:value-type="float" office:value="155573" calcext:value-type="float">
            <text:p>155573</text:p>
          </table:table-cell>
          <table:table-cell table:style-name="ce21" table:formula="of:=AVERAGE([.S77:.S79])" office:value-type="float" office:value="77787" calcext:value-type="float">
            <text:p>77787</text:p>
          </table:table-cell>
          <table:table-cell table:style-name="ce21" table:formula="of:=AVERAGE([.T77:.T79])" office:value-type="float" office:value="2757" calcext:value-type="float">
            <text:p>2757</text:p>
          </table:table-cell>
          <table:table-cell table:style-name="ce21" table:formula="of:=AVERAGE([.U77:.U79])" office:value-type="float" office:value="57.6666666666667" calcext:value-type="float">
            <text:p>57.6666666666667</text:p>
          </table:table-cell>
          <table:table-cell table:style-name="ce21" table:formula="of:=AVERAGE([.V77:.V79])" office:value-type="float" office:value="271.176666666667" calcext:value-type="float">
            <text:p>271.176666666667</text:p>
          </table:table-cell>
          <table:table-cell table:style-name="ce21" table:formula="of:=AVERAGE([.W77:.W79])" office:value-type="float" office:value="157365.666666667" calcext:value-type="float">
            <text:p>157365.666666667</text:p>
          </table:table-cell>
          <table:table-cell table:style-name="ce21" table:formula="of:=AVERAGE([.X77:.X79])" office:value-type="float" office:value="78683.3333333333" calcext:value-type="float">
            <text:p>78683.3333333333</text:p>
          </table:table-cell>
          <table:table-cell table:style-name="ce21" table:formula="of:=AVERAGE([.Y77:.Y79])" office:value-type="float" office:value="2065.33333333333" calcext:value-type="float">
            <text:p>2065.33333333333</text:p>
          </table:table-cell>
          <table:table-cell table:style-name="ce21" table:formula="of:=AVERAGE([.Z77:.Z79])" office:value-type="float" office:value="57.6666666666667" calcext:value-type="float">
            <text:p>57.6666666666667</text:p>
          </table:table-cell>
          <table:table-cell table:style-name="ce21" table:formula="of:=AVERAGE([.AA77:.AA79])" office:value-type="float" office:value="247.493333333333" calcext:value-type="float">
            <text:p>247.493333333333</text:p>
          </table:table-cell>
          <table:table-cell table:style-name="ce21" table:formula="of:=AVERAGE([.AB77:.AB79])" office:value-type="float" office:value="148392.333333333" calcext:value-type="float">
            <text:p>148392.333333333</text:p>
          </table:table-cell>
          <table:table-cell table:style-name="ce21" table:formula="of:=AVERAGE([.AC77:.AC79])" office:value-type="float" office:value="74196.6666666667" calcext:value-type="float">
            <text:p>74196.6666666667</text:p>
          </table:table-cell>
          <table:table-cell table:style-name="ce21" table:formula="of:=AVERAGE([.AD77:.AD79])" office:value-type="float" office:value="3227.66666666667" calcext:value-type="float">
            <text:p>3227.66666666667</text:p>
          </table:table-cell>
          <table:table-cell table:style-name="ce21" table:formula="of:=AVERAGE([.AE77:.AE79])" office:value-type="float" office:value="57.6666666666667" calcext:value-type="float">
            <text:p>57.6666666666667</text:p>
          </table:table-cell>
          <table:table-cell table:style-name="ce21" table:formula="of:=AVERAGE([.AF77:.AF79])" office:value-type="float" office:value="0.76" calcext:value-type="float">
            <text:p>0.76</text:p>
          </table:table-cell>
          <table:table-cell table:style-name="ce21" table:formula="of:=AVERAGE([.AG77:.AG79])" office:value-type="float" office:value="248.96" calcext:value-type="float">
            <text:p>248.96</text:p>
          </table:table-cell>
          <table:table-cell table:style-name="ce21" table:formula="of:=AVERAGE([.AH77:.AH79])" office:value-type="float" office:value="148241.666666667" calcext:value-type="float">
            <text:p>148241.666666667</text:p>
          </table:table-cell>
          <table:table-cell table:style-name="ce21" table:formula="of:=AVERAGE([.AI77:.AI79])" office:value-type="float" office:value="74121.3333333333" calcext:value-type="float">
            <text:p>74121.3333333333</text:p>
          </table:table-cell>
          <table:table-cell table:style-name="ce21" table:formula="of:=AVERAGE([.AJ77:.AJ79])" office:value-type="float" office:value="3261.33333333333" calcext:value-type="float">
            <text:p>3261.33333333333</text:p>
          </table:table-cell>
          <table:table-cell table:style-name="ce21" table:formula="of:=AVERAGE([.AK77:.AK79])" office:value-type="float" office:value="57.6666666666667" calcext:value-type="float">
            <text:p>57.6666666666667</text:p>
          </table:table-cell>
          <table:table-cell table:style-name="ce21" table:formula="of:=AVERAGE([.AL77:.AL79])" office:value-type="float" office:value="269.346666666667" calcext:value-type="float">
            <text:p>269.346666666667</text:p>
          </table:table-cell>
          <table:table-cell table:style-name="ce21" table:formula="of:=AVERAGE([.AM77:.AM79])" office:value-type="float" office:value="152065" calcext:value-type="float">
            <text:p>152065</text:p>
          </table:table-cell>
          <table:table-cell table:style-name="ce21" table:formula="of:=AVERAGE([.AN77:.AN79])" office:value-type="float" office:value="76033" calcext:value-type="float">
            <text:p>76033</text:p>
          </table:table-cell>
          <table:table-cell table:style-name="ce21" table:formula="of:=AVERAGE([.AO77:.AO79])" office:value-type="float" office:value="2343.66666666667" calcext:value-type="float">
            <text:p>2343.66666666667</text:p>
          </table:table-cell>
          <table:table-cell table:style-name="ce21" table:formula="of:=AVERAGE([.AP77:.AP79])" office:value-type="float" office:value="57.6666666666667" calcext:value-type="float">
            <text:p>57.6666666666667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40_100_75_1 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87.41" calcext:value-type="float">
            <text:p>87.41</text:p>
          </table:table-cell>
          <table:table-cell office:value-type="float" office:value="69" calcext:value-type="float">
            <text:p>69</text:p>
          </table:table-cell>
          <table:table-cell office:value-type="float" office:value="212.19" calcext:value-type="float">
            <text:p>212.19</text:p>
          </table:table-cell>
          <table:table-cell office:value-type="float" office:value="109467" calcext:value-type="float">
            <text:p>109467</text:p>
          </table:table-cell>
          <table:table-cell office:value-type="float" office:value="54734" calcext:value-type="float">
            <text:p>54734</text:p>
          </table:table-cell>
          <table:table-cell office:value-type="float" office:value="629" calcext:value-type="float">
            <text:p>629</text:p>
          </table:table-cell>
          <table:table-cell office:value-type="float" office:value="69" calcext:value-type="float">
            <text:p>69</text:p>
          </table:table-cell>
          <table:table-cell office:value-type="float" office:value="160.09" calcext:value-type="float">
            <text:p>160.09</text:p>
          </table:table-cell>
          <table:table-cell office:value-type="float" office:value="110859" calcext:value-type="float">
            <text:p>110859</text:p>
          </table:table-cell>
          <table:table-cell office:value-type="float" office:value="55430" calcext:value-type="float">
            <text:p>55430</text:p>
          </table:table-cell>
          <table:table-cell office:value-type="float" office:value="496" calcext:value-type="float">
            <text:p>496</text:p>
          </table:table-cell>
          <table:table-cell office:value-type="float" office:value="69" calcext:value-type="float">
            <text:p>69</text:p>
          </table:table-cell>
          <table:table-cell office:value-type="float" office:value="0.53" calcext:value-type="float">
            <text:p>0.53</text:p>
          </table:table-cell>
          <table:table-cell office:value-type="float" office:value="156.74" calcext:value-type="float">
            <text:p>156.74</text:p>
          </table:table-cell>
          <table:table-cell office:value-type="float" office:value="110845" calcext:value-type="float">
            <text:p>110845</text:p>
          </table:table-cell>
          <table:table-cell office:value-type="float" office:value="55423" calcext:value-type="float">
            <text:p>55423</text:p>
          </table:table-cell>
          <table:table-cell office:value-type="float" office:value="500" calcext:value-type="float">
            <text:p>500</text:p>
          </table:table-cell>
          <table:table-cell office:value-type="float" office:value="69" calcext:value-type="float">
            <text:p>69</text:p>
          </table:table-cell>
          <table:table-cell office:value-type="float" office:value="204.93" calcext:value-type="float">
            <text:p>204.93</text:p>
          </table:table-cell>
          <table:table-cell office:value-type="float" office:value="110859" calcext:value-type="float">
            <text:p>110859</text:p>
          </table:table-cell>
          <table:table-cell office:value-type="float" office:value="55430" calcext:value-type="float">
            <text:p>55430</text:p>
          </table:table-cell>
          <table:table-cell office:value-type="float" office:value="496" calcext:value-type="float">
            <text:p>496</text:p>
          </table:table-cell>
          <table:table-cell office:value-type="float" office:value="69" calcext:value-type="float">
            <text:p>69</text:p>
          </table:table-cell>
          <table:table-cell office:value-type="float" office:value="169.26" calcext:value-type="float">
            <text:p>169.26</text:p>
          </table:table-cell>
          <table:table-cell office:value-type="float" office:value="110483" calcext:value-type="float">
            <text:p>110483</text:p>
          </table:table-cell>
          <table:table-cell office:value-type="float" office:value="55242" calcext:value-type="float">
            <text:p>55242</text:p>
          </table:table-cell>
          <table:table-cell office:value-type="float" office:value="497" calcext:value-type="float">
            <text:p>497</text:p>
          </table:table-cell>
          <table:table-cell office:value-type="float" office:value="69" calcext:value-type="float">
            <text:p>69</text:p>
          </table:table-cell>
          <table:table-cell office:value-type="float" office:value="0.62" calcext:value-type="float">
            <text:p>0.62</text:p>
          </table:table-cell>
          <table:table-cell office:value-type="float" office:value="169.43" calcext:value-type="float">
            <text:p>169.43</text:p>
          </table:table-cell>
          <table:table-cell office:value-type="float" office:value="110469" calcext:value-type="float">
            <text:p>110469</text:p>
          </table:table-cell>
          <table:table-cell office:value-type="float" office:value="55235" calcext:value-type="float">
            <text:p>55235</text:p>
          </table:table-cell>
          <table:table-cell office:value-type="float" office:value="501" calcext:value-type="float">
            <text:p>501</text:p>
          </table:table-cell>
          <table:table-cell office:value-type="float" office:value="69" calcext:value-type="float">
            <text:p>69</text:p>
          </table:table-cell>
          <table:table-cell office:value-type="float" office:value="173.72" calcext:value-type="float">
            <text:p>173.72</text:p>
          </table:table-cell>
          <table:table-cell office:value-type="float" office:value="110483" calcext:value-type="float">
            <text:p>110483</text:p>
          </table:table-cell>
          <table:table-cell office:value-type="float" office:value="55242" calcext:value-type="float">
            <text:p>55242</text:p>
          </table:table-cell>
          <table:table-cell office:value-type="float" office:value="497" calcext:value-type="float">
            <text:p>49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0_100_75_2 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225.15" calcext:value-type="float">
            <text:p>225.15</text:p>
          </table:table-cell>
          <table:table-cell office:value-type="float" office:value="97" calcext:value-type="float">
            <text:p>97</text:p>
          </table:table-cell>
          <table:table-cell office:value-type="float" office:value="1800" calcext:value-type="float">
            <text:p>1800</text:p>
          </table:table-cell>
          <table:table-cell office:value-type="float" office:value="964877" calcext:value-type="float">
            <text:p>964877</text:p>
          </table:table-cell>
          <table:table-cell office:value-type="float" office:value="482409" calcext:value-type="float">
            <text:p>482409</text:p>
          </table:table-cell>
          <table:table-cell office:value-type="float" office:value="20071" calcext:value-type="float">
            <text:p>20071</text:p>
          </table:table-cell>
          <table:table-cell office:value-type="float" office:value="80" calcext:value-type="float">
            <text:p>80</text:p>
          </table:table-cell>
          <table:table-cell office:value-type="float" office:value="1800" calcext:value-type="float">
            <text:p>1800</text:p>
          </table:table-cell>
          <table:table-cell office:value-type="float" office:value="1308179" calcext:value-type="float">
            <text:p>1308179</text:p>
          </table:table-cell>
          <table:table-cell office:value-type="float" office:value="654057" calcext:value-type="float">
            <text:p>654057</text:p>
          </table:table-cell>
          <table:table-cell office:value-type="float" office:value="13152" calcext:value-type="float">
            <text:p>13152</text:p>
          </table:table-cell>
          <table:table-cell office:value-type="float" office:value="92" calcext:value-type="float">
            <text:p>92</text:p>
          </table:table-cell>
          <table:table-cell office:value-type="float" office:value="0.63" calcext:value-type="float">
            <text:p>0.63</text:p>
          </table:table-cell>
          <table:table-cell office:value-type="float" office:value="1800" calcext:value-type="float">
            <text:p>1800</text:p>
          </table:table-cell>
          <table:table-cell office:value-type="float" office:value="1296267" calcext:value-type="float">
            <text:p>1296267</text:p>
          </table:table-cell>
          <table:table-cell office:value-type="float" office:value="648113" calcext:value-type="float">
            <text:p>648113</text:p>
          </table:table-cell>
          <table:table-cell office:value-type="float" office:value="13042" calcext:value-type="float">
            <text:p>13042</text:p>
          </table:table-cell>
          <table:table-cell office:value-type="float" office:value="92" calcext:value-type="float">
            <text:p>92</text:p>
          </table:table-cell>
          <table:table-cell office:value-type="float" office:value="1800" calcext:value-type="float">
            <text:p>1800</text:p>
          </table:table-cell>
          <table:table-cell office:value-type="float" office:value="1031223" calcext:value-type="float">
            <text:p>1031223</text:p>
          </table:table-cell>
          <table:table-cell office:value-type="float" office:value="515584" calcext:value-type="float">
            <text:p>515584</text:p>
          </table:table-cell>
          <table:table-cell office:value-type="float" office:value="8911" calcext:value-type="float">
            <text:p>8911</text:p>
          </table:table-cell>
          <table:table-cell office:value-type="float" office:value="80" calcext:value-type="float">
            <text:p>80</text:p>
          </table:table-cell>
          <table:table-cell office:value-type="float" office:value="1800" calcext:value-type="float">
            <text:p>1800</text:p>
          </table:table-cell>
          <table:table-cell office:value-type="float" office:value="1235561" calcext:value-type="float">
            <text:p>1235561</text:p>
          </table:table-cell>
          <table:table-cell office:value-type="float" office:value="617752" calcext:value-type="float">
            <text:p>617752</text:p>
          </table:table-cell>
          <table:table-cell office:value-type="float" office:value="12523" calcext:value-type="float">
            <text:p>12523</text:p>
          </table:table-cell>
          <table:table-cell office:value-type="float" office:value="86" calcext:value-type="float">
            <text:p>86</text:p>
          </table:table-cell>
          <table:table-cell office:value-type="float" office:value="0.59" calcext:value-type="float">
            <text:p>0.59</text:p>
          </table:table-cell>
          <table:table-cell office:value-type="float" office:value="1800" calcext:value-type="float">
            <text:p>1800</text:p>
          </table:table-cell>
          <table:table-cell office:value-type="float" office:value="1222361" calcext:value-type="float">
            <text:p>1222361</text:p>
          </table:table-cell>
          <table:table-cell office:value-type="float" office:value="611147" calcext:value-type="float">
            <text:p>611147</text:p>
          </table:table-cell>
          <table:table-cell office:value-type="float" office:value="12445" calcext:value-type="float">
            <text:p>12445</text:p>
          </table:table-cell>
          <table:table-cell office:value-type="float" office:value="84" calcext:value-type="float">
            <text:p>84</text:p>
          </table:table-cell>
          <table:table-cell office:value-type="float" office:value="1800" calcext:value-type="float">
            <text:p>1800</text:p>
          </table:table-cell>
          <table:table-cell office:value-type="float" office:value="1219407" calcext:value-type="float">
            <text:p>1219407</text:p>
          </table:table-cell>
          <table:table-cell office:value-type="float" office:value="609670" calcext:value-type="float">
            <text:p>609670</text:p>
          </table:table-cell>
          <table:table-cell office:value-type="float" office:value="12432" calcext:value-type="float">
            <text:p>1243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0_100_75_3 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20.15" calcext:value-type="float">
            <text:p>20.15</text:p>
          </table:table-cell>
          <table:table-cell office:value-type="float" office:value="31" calcext:value-type="float">
            <text:p>31</text:p>
          </table:table-cell>
          <table:table-cell office:value-type="float" office:value="16.1" calcext:value-type="float">
            <text:p>16.1</text:p>
          </table:table-cell>
          <table:table-cell office:value-type="float" office:value="3729" calcext:value-type="float">
            <text:p>3729</text:p>
          </table:table-cell>
          <table:table-cell office:value-type="float" office:value="1865" calcext:value-type="float">
            <text:p>186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.13" calcext:value-type="float">
            <text:p>11.13</text:p>
          </table:table-cell>
          <table:table-cell office:value-type="float" office:value="3747" calcext:value-type="float">
            <text:p>3747</text:p>
          </table:table-cell>
          <table:table-cell office:value-type="float" office:value="1874" calcext:value-type="float">
            <text:p>187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.76" calcext:value-type="float">
            <text:p>0.76</text:p>
          </table:table-cell>
          <table:table-cell office:value-type="float" office:value="13.56" calcext:value-type="float">
            <text:p>13.56</text:p>
          </table:table-cell>
          <table:table-cell office:value-type="float" office:value="3747" calcext:value-type="float">
            <text:p>3747</text:p>
          </table:table-cell>
          <table:table-cell office:value-type="float" office:value="1874" calcext:value-type="float">
            <text:p>187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0.61" calcext:value-type="float">
            <text:p>30.61</text:p>
          </table:table-cell>
          <table:table-cell office:value-type="float" office:value="3753" calcext:value-type="float">
            <text:p>3753</text:p>
          </table:table-cell>
          <table:table-cell office:value-type="float" office:value="1877" calcext:value-type="float">
            <text:p>187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6.1" calcext:value-type="float">
            <text:p>16.1</text:p>
          </table:table-cell>
          <table:table-cell office:value-type="float" office:value="3747" calcext:value-type="float">
            <text:p>3747</text:p>
          </table:table-cell>
          <table:table-cell office:value-type="float" office:value="1874" calcext:value-type="float">
            <text:p>187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.89" calcext:value-type="float">
            <text:p>0.89</text:p>
          </table:table-cell>
          <table:table-cell office:value-type="float" office:value="17.66" calcext:value-type="float">
            <text:p>17.66</text:p>
          </table:table-cell>
          <table:table-cell office:value-type="float" office:value="3747" calcext:value-type="float">
            <text:p>3747</text:p>
          </table:table-cell>
          <table:table-cell office:value-type="float" office:value="1874" calcext:value-type="float">
            <text:p>187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2.38" calcext:value-type="float">
            <text:p>22.38</text:p>
          </table:table-cell>
          <table:table-cell office:value-type="float" office:value="3753" calcext:value-type="float">
            <text:p>3753</text:p>
          </table:table-cell>
          <table:table-cell office:value-type="float" office:value="1877" calcext:value-type="float">
            <text:p>187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81:.B83])" office:value-type="float" office:value="40" calcext:value-type="float">
            <text:p>40</text:p>
          </table:table-cell>
          <table:table-cell table:style-name="ce21" table:formula="of:=AVERAGE([.C81:.C83])" office:value-type="float" office:value="75" calcext:value-type="float">
            <text:p>75</text:p>
          </table:table-cell>
          <table:table-cell table:style-name="ce21" table:formula="of:=AVERAGE([.D81:.D83])" office:value-type="float" office:value="110.903333333333" calcext:value-type="float">
            <text:p>110.903333333333</text:p>
          </table:table-cell>
          <table:table-cell table:style-name="ce21" table:formula="of:=AVERAGE([.E81:.E83])" office:value-type="float" office:value="65.6666666666667" calcext:value-type="float">
            <text:p>65.6666666666667</text:p>
          </table:table-cell>
          <table:table-cell table:style-name="ce21" table:formula="of:=AVERAGE([.F81:.F83])" office:value-type="float" office:value="676.096666666667" calcext:value-type="float">
            <text:p>676.096666666667</text:p>
          </table:table-cell>
          <table:table-cell table:style-name="ce21" table:formula="of:=AVERAGE([.G81:.G83])" office:value-type="float" office:value="359357.666666667" calcext:value-type="float">
            <text:p>359357.666666667</text:p>
          </table:table-cell>
          <table:table-cell table:style-name="ce21" table:formula="of:=AVERAGE([.H81:.H83])" office:value-type="float" office:value="179669.333333333" calcext:value-type="float">
            <text:p>179669.333333333</text:p>
          </table:table-cell>
          <table:table-cell table:style-name="ce21" table:formula="of:=AVERAGE([.I81:.I83])" office:value-type="float" office:value="6903.33333333333" calcext:value-type="float">
            <text:p>6903.33333333333</text:p>
          </table:table-cell>
          <table:table-cell table:style-name="ce21" table:formula="of:=AVERAGE([.J81:.J83])" office:value-type="float" office:value="60" calcext:value-type="float">
            <text:p>60</text:p>
          </table:table-cell>
          <table:table-cell table:style-name="ce21" table:formula="of:=AVERAGE([.K81:.K83])" office:value-type="float" office:value="657.073333333333" calcext:value-type="float">
            <text:p>657.073333333333</text:p>
          </table:table-cell>
          <table:table-cell table:style-name="ce21" table:formula="of:=AVERAGE([.L81:.L83])" office:value-type="float" office:value="474261.666666667" calcext:value-type="float">
            <text:p>474261.666666667</text:p>
          </table:table-cell>
          <table:table-cell table:style-name="ce21" table:formula="of:=AVERAGE([.M81:.M83])" office:value-type="float" office:value="237120.333333333" calcext:value-type="float">
            <text:p>237120.333333333</text:p>
          </table:table-cell>
          <table:table-cell table:style-name="ce21" table:formula="of:=AVERAGE([.N81:.N83])" office:value-type="float" office:value="4552.66666666667" calcext:value-type="float">
            <text:p>4552.66666666667</text:p>
          </table:table-cell>
          <table:table-cell table:style-name="ce21" table:formula="of:=AVERAGE([.O81:.O83])" office:value-type="float" office:value="64" calcext:value-type="float">
            <text:p>64</text:p>
          </table:table-cell>
          <table:table-cell table:style-name="ce21" table:formula="of:=AVERAGE([.P81:.P83])" office:value-type="float" office:value="0.64" calcext:value-type="float">
            <text:p>0.64</text:p>
          </table:table-cell>
          <table:table-cell table:style-name="ce21" table:formula="of:=AVERAGE([.Q81:.Q83])" office:value-type="float" office:value="656.766666666667" calcext:value-type="float">
            <text:p>656.766666666667</text:p>
          </table:table-cell>
          <table:table-cell table:style-name="ce21" table:formula="of:=AVERAGE([.R81:.R83])" office:value-type="float" office:value="470286.333333333" calcext:value-type="float">
            <text:p>470286.333333333</text:p>
          </table:table-cell>
          <table:table-cell table:style-name="ce21" table:formula="of:=AVERAGE([.S81:.S83])" office:value-type="float" office:value="235136.666666667" calcext:value-type="float">
            <text:p>235136.666666667</text:p>
          </table:table-cell>
          <table:table-cell table:style-name="ce21" table:formula="of:=AVERAGE([.T81:.T83])" office:value-type="float" office:value="4517.33333333333" calcext:value-type="float">
            <text:p>4517.33333333333</text:p>
          </table:table-cell>
          <table:table-cell table:style-name="ce21" table:formula="of:=AVERAGE([.U81:.U83])" office:value-type="float" office:value="64" calcext:value-type="float">
            <text:p>64</text:p>
          </table:table-cell>
          <table:table-cell table:style-name="ce21" table:formula="of:=AVERAGE([.V81:.V83])" office:value-type="float" office:value="678.513333333333" calcext:value-type="float">
            <text:p>678.513333333333</text:p>
          </table:table-cell>
          <table:table-cell table:style-name="ce21" table:formula="of:=AVERAGE([.W81:.W83])" office:value-type="float" office:value="381945" calcext:value-type="float">
            <text:p>381945</text:p>
          </table:table-cell>
          <table:table-cell table:style-name="ce21" table:formula="of:=AVERAGE([.X81:.X83])" office:value-type="float" office:value="190963.666666667" calcext:value-type="float">
            <text:p>190963.666666667</text:p>
          </table:table-cell>
          <table:table-cell table:style-name="ce21" table:formula="of:=AVERAGE([.Y81:.Y83])" office:value-type="float" office:value="3138" calcext:value-type="float">
            <text:p>3138</text:p>
          </table:table-cell>
          <table:table-cell table:style-name="ce21" table:formula="of:=AVERAGE([.Z81:.Z83])" office:value-type="float" office:value="60" calcext:value-type="float">
            <text:p>60</text:p>
          </table:table-cell>
          <table:table-cell table:style-name="ce21" table:formula="of:=AVERAGE([.AA81:.AA83])" office:value-type="float" office:value="661.786666666667" calcext:value-type="float">
            <text:p>661.786666666667</text:p>
          </table:table-cell>
          <table:table-cell table:style-name="ce21" table:formula="of:=AVERAGE([.AB81:.AB83])" office:value-type="float" office:value="449930.333333333" calcext:value-type="float">
            <text:p>449930.333333333</text:p>
          </table:table-cell>
          <table:table-cell table:style-name="ce21" table:formula="of:=AVERAGE([.AC81:.AC83])" office:value-type="float" office:value="224956" calcext:value-type="float">
            <text:p>224956</text:p>
          </table:table-cell>
          <table:table-cell table:style-name="ce21" table:formula="of:=AVERAGE([.AD81:.AD83])" office:value-type="float" office:value="4343.33333333333" calcext:value-type="float">
            <text:p>4343.33333333333</text:p>
          </table:table-cell>
          <table:table-cell table:style-name="ce21" table:formula="of:=AVERAGE([.AE81:.AE83])" office:value-type="float" office:value="62" calcext:value-type="float">
            <text:p>62</text:p>
          </table:table-cell>
          <table:table-cell table:style-name="ce21" table:formula="of:=AVERAGE([.AF81:.AF83])" office:value-type="float" office:value="0.7" calcext:value-type="float">
            <text:p>0.7</text:p>
          </table:table-cell>
          <table:table-cell table:style-name="ce21" table:formula="of:=AVERAGE([.AG81:.AG83])" office:value-type="float" office:value="662.363333333333" calcext:value-type="float">
            <text:p>662.363333333333</text:p>
          </table:table-cell>
          <table:table-cell table:style-name="ce21" table:formula="of:=AVERAGE([.AH81:.AH83])" office:value-type="float" office:value="445525.666666667" calcext:value-type="float">
            <text:p>445525.666666667</text:p>
          </table:table-cell>
          <table:table-cell table:style-name="ce21" table:formula="of:=AVERAGE([.AI81:.AI83])" office:value-type="float" office:value="222752" calcext:value-type="float">
            <text:p>222752</text:p>
          </table:table-cell>
          <table:table-cell table:style-name="ce21" table:formula="of:=AVERAGE([.AJ81:.AJ83])" office:value-type="float" office:value="4318.66666666667" calcext:value-type="float">
            <text:p>4318.66666666667</text:p>
          </table:table-cell>
          <table:table-cell table:style-name="ce21" table:formula="of:=AVERAGE([.AK81:.AK83])" office:value-type="float" office:value="61.3333333333333" calcext:value-type="float">
            <text:p>61.3333333333333</text:p>
          </table:table-cell>
          <table:table-cell table:style-name="ce21" table:formula="of:=AVERAGE([.AL81:.AL83])" office:value-type="float" office:value="665.366666666667" calcext:value-type="float">
            <text:p>665.366666666667</text:p>
          </table:table-cell>
          <table:table-cell table:style-name="ce21" table:formula="of:=AVERAGE([.AM81:.AM83])" office:value-type="float" office:value="444547.666666667" calcext:value-type="float">
            <text:p>444547.666666667</text:p>
          </table:table-cell>
          <table:table-cell table:style-name="ce21" table:formula="of:=AVERAGE([.AN81:.AN83])" office:value-type="float" office:value="222263" calcext:value-type="float">
            <text:p>222263</text:p>
          </table:table-cell>
          <table:table-cell table:style-name="ce21" table:formula="of:=AVERAGE([.AO81:.AO83])" office:value-type="float" office:value="4312" calcext:value-type="float">
            <text:p>4312</text:p>
          </table:table-cell>
          <table:table-cell table:style-name="ce21" table:formula="of:=AVERAGE([.AP81:.AP83])" office:value-type="float" office:value="60.6666666666667" calcext:value-type="float">
            <text:p>60.6666666666667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45_100_100_1 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.32" calcext:value-type="float">
            <text:p>3.32</text:p>
          </table:table-cell>
          <table:table-cell office:value-type="float" office:value="22" calcext:value-type="float">
            <text:p>22</text:p>
          </table:table-cell>
          <table:table-cell office:value-type="float" office:value="12.53" calcext:value-type="float">
            <text:p>12.53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.38" calcext:value-type="float">
            <text:p>13.38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96" calcext:value-type="float">
            <text:p>0.96</text:p>
          </table:table-cell>
          <table:table-cell office:value-type="float" office:value="15" calcext:value-type="float">
            <text:p>15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.08" calcext:value-type="float">
            <text:p>29.08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.57" calcext:value-type="float">
            <text:p>17.57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74" calcext:value-type="float">
            <text:p>0.74</text:p>
          </table:table-cell>
          <table:table-cell office:value-type="float" office:value="17.92" calcext:value-type="float">
            <text:p>17.92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.52" calcext:value-type="float">
            <text:p>23.52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5_100_100_2 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83.13" calcext:value-type="float">
            <text:p>83.13</text:p>
          </table:table-cell>
          <table:table-cell office:value-type="float" office:value="32" calcext:value-type="float">
            <text:p>32</text:p>
          </table:table-cell>
          <table:table-cell office:value-type="float" office:value="56.83" calcext:value-type="float">
            <text:p>56.83</text:p>
          </table:table-cell>
          <table:table-cell office:value-type="float" office:value="22613" calcext:value-type="float">
            <text:p>22613</text:p>
          </table:table-cell>
          <table:table-cell office:value-type="float" office:value="11307" calcext:value-type="float">
            <text:p>1130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0.1" calcext:value-type="float">
            <text:p>50.1</text:p>
          </table:table-cell>
          <table:table-cell office:value-type="float" office:value="22663" calcext:value-type="float">
            <text:p>22663</text:p>
          </table:table-cell>
          <table:table-cell office:value-type="float" office:value="11332" calcext:value-type="float">
            <text:p>1133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0.94" calcext:value-type="float">
            <text:p>0.94</text:p>
          </table:table-cell>
          <table:table-cell office:value-type="float" office:value="48.65" calcext:value-type="float">
            <text:p>48.65</text:p>
          </table:table-cell>
          <table:table-cell office:value-type="float" office:value="22663" calcext:value-type="float">
            <text:p>22663</text:p>
          </table:table-cell>
          <table:table-cell office:value-type="float" office:value="11332" calcext:value-type="float">
            <text:p>1133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75.65" calcext:value-type="float">
            <text:p>75.65</text:p>
          </table:table-cell>
          <table:table-cell office:value-type="float" office:value="22663" calcext:value-type="float">
            <text:p>22663</text:p>
          </table:table-cell>
          <table:table-cell office:value-type="float" office:value="11332" calcext:value-type="float">
            <text:p>1133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7.9" calcext:value-type="float">
            <text:p>57.9</text:p>
          </table:table-cell>
          <table:table-cell office:value-type="float" office:value="22591" calcext:value-type="float">
            <text:p>22591</text:p>
          </table:table-cell>
          <table:table-cell office:value-type="float" office:value="11296" calcext:value-type="float">
            <text:p>1129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0.95" calcext:value-type="float">
            <text:p>0.95</text:p>
          </table:table-cell>
          <table:table-cell office:value-type="float" office:value="58.5" calcext:value-type="float">
            <text:p>58.5</text:p>
          </table:table-cell>
          <table:table-cell office:value-type="float" office:value="22591" calcext:value-type="float">
            <text:p>22591</text:p>
          </table:table-cell>
          <table:table-cell office:value-type="float" office:value="11296" calcext:value-type="float">
            <text:p>1129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62.79" calcext:value-type="float">
            <text:p>62.79</text:p>
          </table:table-cell>
          <table:table-cell office:value-type="float" office:value="22591" calcext:value-type="float">
            <text:p>22591</text:p>
          </table:table-cell>
          <table:table-cell office:value-type="float" office:value="11296" calcext:value-type="float">
            <text:p>1129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5_100_100_3 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45.46" calcext:value-type="float">
            <text:p>145.46</text:p>
          </table:table-cell>
          <table:table-cell office:value-type="float" office:value="79" calcext:value-type="float">
            <text:p>79</text:p>
          </table:table-cell>
          <table:table-cell office:value-type="float" office:value="1800" calcext:value-type="float">
            <text:p>1800</text:p>
          </table:table-cell>
          <table:table-cell office:value-type="float" office:value="717921" calcext:value-type="float">
            <text:p>717921</text:p>
          </table:table-cell>
          <table:table-cell office:value-type="float" office:value="358926" calcext:value-type="float">
            <text:p>358926</text:p>
          </table:table-cell>
          <table:table-cell office:value-type="float" office:value="12467" calcext:value-type="float">
            <text:p>12467</text:p>
          </table:table-cell>
          <table:table-cell office:value-type="float" office:value="70" calcext:value-type="float">
            <text:p>70</text:p>
          </table:table-cell>
          <table:table-cell office:value-type="float" office:value="1800" calcext:value-type="float">
            <text:p>1800</text:p>
          </table:table-cell>
          <table:table-cell office:value-type="float" office:value="779311" calcext:value-type="float">
            <text:p>779311</text:p>
          </table:table-cell>
          <table:table-cell office:value-type="float" office:value="389618" calcext:value-type="float">
            <text:p>389618</text:p>
          </table:table-cell>
          <table:table-cell office:value-type="float" office:value="6896" calcext:value-type="float">
            <text:p>6896</text:p>
          </table:table-cell>
          <table:table-cell office:value-type="float" office:value="71" calcext:value-type="float">
            <text:p>71</text:p>
          </table:table-cell>
          <table:table-cell office:value-type="float" office:value="0.85" calcext:value-type="float">
            <text:p>0.85</text:p>
          </table:table-cell>
          <table:table-cell office:value-type="float" office:value="1800" calcext:value-type="float">
            <text:p>1800</text:p>
          </table:table-cell>
          <table:table-cell office:value-type="float" office:value="886915" calcext:value-type="float">
            <text:p>886915</text:p>
          </table:table-cell>
          <table:table-cell office:value-type="float" office:value="443421" calcext:value-type="float">
            <text:p>443421</text:p>
          </table:table-cell>
          <table:table-cell office:value-type="float" office:value="8006" calcext:value-type="float">
            <text:p>8006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834505" calcext:value-type="float">
            <text:p>834505</text:p>
          </table:table-cell>
          <table:table-cell office:value-type="float" office:value="417218" calcext:value-type="float">
            <text:p>417218</text:p>
          </table:table-cell>
          <table:table-cell office:value-type="float" office:value="7525" calcext:value-type="float">
            <text:p>7525</text:p>
          </table:table-cell>
          <table:table-cell office:value-type="float" office:value="73" calcext:value-type="float">
            <text:p>73</text:p>
          </table:table-cell>
          <table:table-cell office:value-type="float" office:value="1800" calcext:value-type="float">
            <text:p>1800</text:p>
          </table:table-cell>
          <table:table-cell office:value-type="float" office:value="809553" calcext:value-type="float">
            <text:p>809553</text:p>
          </table:table-cell>
          <table:table-cell office:value-type="float" office:value="404736" calcext:value-type="float">
            <text:p>404736</text:p>
          </table:table-cell>
          <table:table-cell office:value-type="float" office:value="7926" calcext:value-type="float">
            <text:p>7926</text:p>
          </table:table-cell>
          <table:table-cell office:value-type="float" office:value="73" calcext:value-type="float">
            <text:p>73</text:p>
          </table:table-cell>
          <table:table-cell office:value-type="float" office:value="0.89" calcext:value-type="float">
            <text:p>0.89</text:p>
          </table:table-cell>
          <table:table-cell office:value-type="float" office:value="1800" calcext:value-type="float">
            <text:p>1800</text:p>
          </table:table-cell>
          <table:table-cell office:value-type="float" office:value="818909" calcext:value-type="float">
            <text:p>818909</text:p>
          </table:table-cell>
          <table:table-cell office:value-type="float" office:value="409429" calcext:value-type="float">
            <text:p>409429</text:p>
          </table:table-cell>
          <table:table-cell office:value-type="float" office:value="8058" calcext:value-type="float">
            <text:p>8058</text:p>
          </table:table-cell>
          <table:table-cell office:value-type="float" office:value="70" calcext:value-type="float">
            <text:p>70</text:p>
          </table:table-cell>
          <table:table-cell office:value-type="float" office:value="1800" calcext:value-type="float">
            <text:p>1800</text:p>
          </table:table-cell>
          <table:table-cell office:value-type="float" office:value="780487" calcext:value-type="float">
            <text:p>780487</text:p>
          </table:table-cell>
          <table:table-cell office:value-type="float" office:value="390207" calcext:value-type="float">
            <text:p>390207</text:p>
          </table:table-cell>
          <table:table-cell office:value-type="float" office:value="7478" calcext:value-type="float">
            <text:p>747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85:.B87])" office:value-type="float" office:value="45" calcext:value-type="float">
            <text:p>45</text:p>
          </table:table-cell>
          <table:table-cell table:style-name="ce21" table:formula="of:=AVERAGE([.C85:.C87])" office:value-type="float" office:value="100" calcext:value-type="float">
            <text:p>100</text:p>
          </table:table-cell>
          <table:table-cell table:style-name="ce21" table:formula="of:=AVERAGE([.D85:.D87])" office:value-type="float" office:value="77.3033333333333" calcext:value-type="float">
            <text:p>77.3033333333333</text:p>
          </table:table-cell>
          <table:table-cell table:style-name="ce21" table:formula="of:=AVERAGE([.E85:.E87])" office:value-type="float" office:value="44.3333333333333" calcext:value-type="float">
            <text:p>44.3333333333333</text:p>
          </table:table-cell>
          <table:table-cell table:style-name="ce21" table:formula="of:=AVERAGE([.F85:.F87])" office:value-type="float" office:value="623.12" calcext:value-type="float">
            <text:p>623.12</text:p>
          </table:table-cell>
          <table:table-cell table:style-name="ce21" table:formula="of:=AVERAGE([.G85:.G87])" office:value-type="float" office:value="247431" calcext:value-type="float">
            <text:p>247431</text:p>
          </table:table-cell>
          <table:table-cell table:style-name="ce21" table:formula="of:=AVERAGE([.H85:.H87])" office:value-type="float" office:value="123704.333333333" calcext:value-type="float">
            <text:p>123704.333333333</text:p>
          </table:table-cell>
          <table:table-cell table:style-name="ce21" table:formula="of:=AVERAGE([.I85:.I87])" office:value-type="float" office:value="4165.33333333333" calcext:value-type="float">
            <text:p>4165.33333333333</text:p>
          </table:table-cell>
          <table:table-cell table:style-name="ce21" table:formula="of:=AVERAGE([.J85:.J87])" office:value-type="float" office:value="41.3333333333333" calcext:value-type="float">
            <text:p>41.3333333333333</text:p>
          </table:table-cell>
          <table:table-cell table:style-name="ce21" table:formula="of:=AVERAGE([.K85:.K87])" office:value-type="float" office:value="621.16" calcext:value-type="float">
            <text:p>621.16</text:p>
          </table:table-cell>
          <table:table-cell table:style-name="ce21" table:formula="of:=AVERAGE([.L85:.L87])" office:value-type="float" office:value="267911" calcext:value-type="float">
            <text:p>267911</text:p>
          </table:table-cell>
          <table:table-cell table:style-name="ce21" table:formula="of:=AVERAGE([.M85:.M87])" office:value-type="float" office:value="133943.333333333" calcext:value-type="float">
            <text:p>133943.333333333</text:p>
          </table:table-cell>
          <table:table-cell table:style-name="ce21" table:formula="of:=AVERAGE([.N85:.N87])" office:value-type="float" office:value="2307" calcext:value-type="float">
            <text:p>2307</text:p>
          </table:table-cell>
          <table:table-cell table:style-name="ce21" table:formula="of:=AVERAGE([.O85:.O87])" office:value-type="float" office:value="41.6666666666667" calcext:value-type="float">
            <text:p>41.6666666666667</text:p>
          </table:table-cell>
          <table:table-cell table:style-name="ce21" table:formula="of:=AVERAGE([.P85:.P87])" office:value-type="float" office:value="0.916666666666667" calcext:value-type="float">
            <text:p>0.916666666666667</text:p>
          </table:table-cell>
          <table:table-cell table:style-name="ce21" table:formula="of:=AVERAGE([.Q85:.Q87])" office:value-type="float" office:value="621.216666666667" calcext:value-type="float">
            <text:p>621.216666666667</text:p>
          </table:table-cell>
          <table:table-cell table:style-name="ce21" table:formula="of:=AVERAGE([.R85:.R87])" office:value-type="float" office:value="303779" calcext:value-type="float">
            <text:p>303779</text:p>
          </table:table-cell>
          <table:table-cell table:style-name="ce21" table:formula="of:=AVERAGE([.S85:.S87])" office:value-type="float" office:value="151877.666666667" calcext:value-type="float">
            <text:p>151877.666666667</text:p>
          </table:table-cell>
          <table:table-cell table:style-name="ce21" table:formula="of:=AVERAGE([.T85:.T87])" office:value-type="float" office:value="2677" calcext:value-type="float">
            <text:p>2677</text:p>
          </table:table-cell>
          <table:table-cell table:style-name="ce21" table:formula="of:=AVERAGE([.U85:.U87])" office:value-type="float" office:value="39.3333333333333" calcext:value-type="float">
            <text:p>39.3333333333333</text:p>
          </table:table-cell>
          <table:table-cell table:style-name="ce21" table:formula="of:=AVERAGE([.V85:.V87])" office:value-type="float" office:value="634.91" calcext:value-type="float">
            <text:p>634.91</text:p>
          </table:table-cell>
          <table:table-cell table:style-name="ce21" table:formula="of:=AVERAGE([.W85:.W87])" office:value-type="float" office:value="286309" calcext:value-type="float">
            <text:p>286309</text:p>
          </table:table-cell>
          <table:table-cell table:style-name="ce21" table:formula="of:=AVERAGE([.X85:.X87])" office:value-type="float" office:value="143143.333333333" calcext:value-type="float">
            <text:p>143143.333333333</text:p>
          </table:table-cell>
          <table:table-cell table:style-name="ce21" table:formula="of:=AVERAGE([.Y85:.Y87])" office:value-type="float" office:value="2516.66666666667" calcext:value-type="float">
            <text:p>2516.66666666667</text:p>
          </table:table-cell>
          <table:table-cell table:style-name="ce21" table:formula="of:=AVERAGE([.Z85:.Z87])" office:value-type="float" office:value="42.3333333333333" calcext:value-type="float">
            <text:p>42.3333333333333</text:p>
          </table:table-cell>
          <table:table-cell table:style-name="ce21" table:formula="of:=AVERAGE([.AA85:.AA87])" office:value-type="float" office:value="625.156666666667" calcext:value-type="float">
            <text:p>625.156666666667</text:p>
          </table:table-cell>
          <table:table-cell table:style-name="ce21" table:formula="of:=AVERAGE([.AB85:.AB87])" office:value-type="float" office:value="277967.666666667" calcext:value-type="float">
            <text:p>277967.666666667</text:p>
          </table:table-cell>
          <table:table-cell table:style-name="ce21" table:formula="of:=AVERAGE([.AC85:.AC87])" office:value-type="float" office:value="138970.666666667" calcext:value-type="float">
            <text:p>138970.666666667</text:p>
          </table:table-cell>
          <table:table-cell table:style-name="ce21" table:formula="of:=AVERAGE([.AD85:.AD87])" office:value-type="float" office:value="2650.33333333333" calcext:value-type="float">
            <text:p>2650.33333333333</text:p>
          </table:table-cell>
          <table:table-cell table:style-name="ce21" table:formula="of:=AVERAGE([.AE85:.AE87])" office:value-type="float" office:value="42.3333333333333" calcext:value-type="float">
            <text:p>42.3333333333333</text:p>
          </table:table-cell>
          <table:table-cell table:style-name="ce21" table:formula="of:=AVERAGE([.AF85:.AF87])" office:value-type="float" office:value="0.86" calcext:value-type="float">
            <text:p>0.86</text:p>
          </table:table-cell>
          <table:table-cell table:style-name="ce21" table:formula="of:=AVERAGE([.AG85:.AG87])" office:value-type="float" office:value="625.473333333333" calcext:value-type="float">
            <text:p>625.473333333333</text:p>
          </table:table-cell>
          <table:table-cell table:style-name="ce21" table:formula="of:=AVERAGE([.AH85:.AH87])" office:value-type="float" office:value="281086.333333333" calcext:value-type="float">
            <text:p>281086.333333333</text:p>
          </table:table-cell>
          <table:table-cell table:style-name="ce21" table:formula="of:=AVERAGE([.AI85:.AI87])" office:value-type="float" office:value="140535" calcext:value-type="float">
            <text:p>140535</text:p>
          </table:table-cell>
          <table:table-cell table:style-name="ce21" table:formula="of:=AVERAGE([.AJ85:.AJ87])" office:value-type="float" office:value="2694.33333333333" calcext:value-type="float">
            <text:p>2694.33333333333</text:p>
          </table:table-cell>
          <table:table-cell table:style-name="ce21" table:formula="of:=AVERAGE([.AK85:.AK87])" office:value-type="float" office:value="41.3333333333333" calcext:value-type="float">
            <text:p>41.3333333333333</text:p>
          </table:table-cell>
          <table:table-cell table:style-name="ce21" table:formula="of:=AVERAGE([.AL85:.AL87])" office:value-type="float" office:value="628.77" calcext:value-type="float">
            <text:p>628.77</text:p>
          </table:table-cell>
          <table:table-cell table:style-name="ce21" table:formula="of:=AVERAGE([.AM85:.AM87])" office:value-type="float" office:value="268279" calcext:value-type="float">
            <text:p>268279</text:p>
          </table:table-cell>
          <table:table-cell table:style-name="ce21" table:formula="of:=AVERAGE([.AN85:.AN87])" office:value-type="float" office:value="134127.666666667" calcext:value-type="float">
            <text:p>134127.666666667</text:p>
          </table:table-cell>
          <table:table-cell table:style-name="ce21" table:formula="of:=AVERAGE([.AO85:.AO87])" office:value-type="float" office:value="2501" calcext:value-type="float">
            <text:p>2501</text:p>
          </table:table-cell>
          <table:table-cell table:style-name="ce21" table:formula="of:=AVERAGE([.AP85:.AP87])" office:value-type="float" office:value="42.3333333333333" calcext:value-type="float">
            <text:p>42.3333333333333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45_100_25_1 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86.05" calcext:value-type="float">
            <text:p>1386.05</text:p>
          </table:table-cell>
          <table:table-cell office:value-type="float" office:value="224" calcext:value-type="float">
            <text:p>224</text:p>
          </table:table-cell>
          <table:table-cell office:value-type="float" office:value="1800" calcext:value-type="float">
            <text:p>1800</text:p>
          </table:table-cell>
          <table:table-cell office:value-type="float" office:value="613955" calcext:value-type="float">
            <text:p>613955</text:p>
          </table:table-cell>
          <table:table-cell office:value-type="float" office:value="306944" calcext:value-type="float">
            <text:p>306944</text:p>
          </table:table-cell>
          <table:table-cell office:value-type="float" office:value="11830" calcext:value-type="float">
            <text:p>11830</text:p>
          </table:table-cell>
          <table:table-cell office:value-type="float" office:value="121" calcext:value-type="float">
            <text:p>121</text:p>
          </table:table-cell>
          <table:table-cell office:value-type="float" office:value="1800" calcext:value-type="float">
            <text:p>1800</text:p>
          </table:table-cell>
          <table:table-cell office:value-type="float" office:value="613289" calcext:value-type="float">
            <text:p>613289</text:p>
          </table:table-cell>
          <table:table-cell office:value-type="float" office:value="306611" calcext:value-type="float">
            <text:p>306611</text:p>
          </table:table-cell>
          <table:table-cell office:value-type="float" office:value="8380" calcext:value-type="float">
            <text:p>8380</text:p>
          </table:table-cell>
          <table:table-cell office:value-type="float" office:value="120" calcext:value-type="float">
            <text:p>120</text:p>
          </table:table-cell>
          <table:table-cell office:value-type="float" office:value="0.79" calcext:value-type="float">
            <text:p>0.79</text:p>
          </table:table-cell>
          <table:table-cell office:value-type="float" office:value="1800" calcext:value-type="float">
            <text:p>1800</text:p>
          </table:table-cell>
          <table:table-cell office:value-type="float" office:value="803647" calcext:value-type="float">
            <text:p>803647</text:p>
          </table:table-cell>
          <table:table-cell office:value-type="float" office:value="401790" calcext:value-type="float">
            <text:p>401790</text:p>
          </table:table-cell>
          <table:table-cell office:value-type="float" office:value="14078" calcext:value-type="float">
            <text:p>14078</text:p>
          </table:table-cell>
          <table:table-cell office:value-type="float" office:value="119" calcext:value-type="float">
            <text:p>119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800" calcext:value-type="float">
            <text:p>1800</text:p>
          </table:table-cell>
          <table:table-cell office:value-type="float" office:value="787421" calcext:value-type="float">
            <text:p>787421</text:p>
          </table:table-cell>
          <table:table-cell office:value-type="float" office:value="393676" calcext:value-type="float">
            <text:p>393676</text:p>
          </table:table-cell>
          <table:table-cell office:value-type="float" office:value="13499" calcext:value-type="float">
            <text:p>13499</text:p>
          </table:table-cell>
          <table:table-cell office:value-type="float" office:value="121" calcext:value-type="float">
            <text:p>121</text:p>
          </table:table-cell>
          <table:table-cell office:value-type="float" office:value="0.81" calcext:value-type="float">
            <text:p>0.81</text:p>
          </table:table-cell>
          <table:table-cell office:value-type="float" office:value="1800" calcext:value-type="float">
            <text:p>1800</text:p>
          </table:table-cell>
          <table:table-cell office:value-type="float" office:value="793303" calcext:value-type="float">
            <text:p>793303</text:p>
          </table:table-cell>
          <table:table-cell office:value-type="float" office:value="396617" calcext:value-type="float">
            <text:p>396617</text:p>
          </table:table-cell>
          <table:table-cell office:value-type="float" office:value="22024" calcext:value-type="float">
            <text:p>22024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5_100_25_2 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89.53" calcext:value-type="float">
            <text:p>489.53</text:p>
          </table:table-cell>
          <table:table-cell office:value-type="float" office:value="154" calcext:value-type="float">
            <text:p>154</text:p>
          </table:table-cell>
          <table:table-cell office:value-type="float" office:value="1800" calcext:value-type="float">
            <text:p>1800</text:p>
          </table:table-cell>
          <table:table-cell office:value-type="float" office:value="712791" calcext:value-type="float">
            <text:p>712791</text:p>
          </table:table-cell>
          <table:table-cell office:value-type="float" office:value="356362" calcext:value-type="float">
            <text:p>356362</text:p>
          </table:table-cell>
          <table:table-cell office:value-type="float" office:value="7808" calcext:value-type="float">
            <text:p>7808</text:p>
          </table:table-cell>
          <table:table-cell office:value-type="float" office:value="124" calcext:value-type="float">
            <text:p>124</text:p>
          </table:table-cell>
          <table:table-cell office:value-type="float" office:value="1800" calcext:value-type="float">
            <text:p>1800</text:p>
          </table:table-cell>
          <table:table-cell office:value-type="float" office:value="663877" calcext:value-type="float">
            <text:p>663877</text:p>
          </table:table-cell>
          <table:table-cell office:value-type="float" office:value="331923" calcext:value-type="float">
            <text:p>331923</text:p>
          </table:table-cell>
          <table:table-cell office:value-type="float" office:value="13269" calcext:value-type="float">
            <text:p>13269</text:p>
          </table:table-cell>
          <table:table-cell office:value-type="float" office:value="122" calcext:value-type="float">
            <text:p>122</text:p>
          </table:table-cell>
          <table:table-cell office:value-type="float" office:value="0.73" calcext:value-type="float">
            <text:p>0.73</text:p>
          </table:table-cell>
          <table:table-cell office:value-type="float" office:value="1800" calcext:value-type="float">
            <text:p>1800</text:p>
          </table:table-cell>
          <table:table-cell office:value-type="float" office:value="932563" calcext:value-type="float">
            <text:p>932563</text:p>
          </table:table-cell>
          <table:table-cell office:value-type="float" office:value="466247" calcext:value-type="float">
            <text:p>466247</text:p>
          </table:table-cell>
          <table:table-cell office:value-type="float" office:value="19015" calcext:value-type="float">
            <text:p>19015</text:p>
          </table:table-cell>
          <table:table-cell office:value-type="float" office:value="132" calcext:value-type="float">
            <text:p>132</text:p>
          </table:table-cell>
          <table:table-cell office:value-type="float" office:value="1800" calcext:value-type="float">
            <text:p>1800</text:p>
          </table:table-cell>
          <table:table-cell office:value-type="float" office:value="878577" calcext:value-type="float">
            <text:p>878577</text:p>
          </table:table-cell>
          <table:table-cell office:value-type="float" office:value="439267" calcext:value-type="float">
            <text:p>439267</text:p>
          </table:table-cell>
          <table:table-cell office:value-type="float" office:value="9802" calcext:value-type="float">
            <text:p>9802</text:p>
          </table:table-cell>
          <table:table-cell office:value-type="float" office:value="126" calcext:value-type="float">
            <text:p>126</text:p>
          </table:table-cell>
          <table:table-cell office:value-type="float" office:value="1800" calcext:value-type="float">
            <text:p>1800</text:p>
          </table:table-cell>
          <table:table-cell office:value-type="float" office:value="908299" calcext:value-type="float">
            <text:p>908299</text:p>
          </table:table-cell>
          <table:table-cell office:value-type="float" office:value="454118" calcext:value-type="float">
            <text:p>454118</text:p>
          </table:table-cell>
          <table:table-cell office:value-type="float" office:value="18717" calcext:value-type="float">
            <text:p>18717</text:p>
          </table:table-cell>
          <table:table-cell office:value-type="float" office:value="132" calcext:value-type="float">
            <text:p>132</text:p>
          </table:table-cell>
          <table:table-cell office:value-type="float" office:value="0.9" calcext:value-type="float">
            <text:p>0.9</text:p>
          </table:table-cell>
          <table:table-cell office:value-type="float" office:value="1800" calcext:value-type="float">
            <text:p>1800</text:p>
          </table:table-cell>
          <table:table-cell office:value-type="float" office:value="933073" calcext:value-type="float">
            <text:p>933073</text:p>
          </table:table-cell>
          <table:table-cell office:value-type="float" office:value="466512" calcext:value-type="float">
            <text:p>466512</text:p>
          </table:table-cell>
          <table:table-cell office:value-type="float" office:value="19009" calcext:value-type="float">
            <text:p>19009</text:p>
          </table:table-cell>
          <table:table-cell office:value-type="float" office:value="128" calcext:value-type="float">
            <text:p>128</text:p>
          </table:table-cell>
          <table:table-cell office:value-type="float" office:value="1800" calcext:value-type="float">
            <text:p>1800</text:p>
          </table:table-cell>
          <table:table-cell office:value-type="float" office:value="887475" calcext:value-type="float">
            <text:p>887475</text:p>
          </table:table-cell>
          <table:table-cell office:value-type="float" office:value="443709" calcext:value-type="float">
            <text:p>443709</text:p>
          </table:table-cell>
          <table:table-cell office:value-type="float" office:value="9812" calcext:value-type="float">
            <text:p>981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5_100_25_3 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4.39" calcext:value-type="float">
            <text:p>74.39</text:p>
          </table:table-cell>
          <table:table-cell office:value-type="float" office:value="33" calcext:value-type="float">
            <text:p>33</text:p>
          </table:table-cell>
          <table:table-cell office:value-type="float" office:value="62.3" calcext:value-type="float">
            <text:p>62.3</text:p>
          </table:table-cell>
          <table:table-cell office:value-type="float" office:value="27815" calcext:value-type="float">
            <text:p>27815</text:p>
          </table:table-cell>
          <table:table-cell office:value-type="float" office:value="13908" calcext:value-type="float">
            <text:p>1390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3.02" calcext:value-type="float">
            <text:p>93.02</text:p>
          </table:table-cell>
          <table:table-cell office:value-type="float" office:value="27821" calcext:value-type="float">
            <text:p>27821</text:p>
          </table:table-cell>
          <table:table-cell office:value-type="float" office:value="13911" calcext:value-type="float">
            <text:p>139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86" calcext:value-type="float">
            <text:p>0.86</text:p>
          </table:table-cell>
          <table:table-cell office:value-type="float" office:value="50.98" calcext:value-type="float">
            <text:p>50.98</text:p>
          </table:table-cell>
          <table:table-cell office:value-type="float" office:value="27821" calcext:value-type="float">
            <text:p>27821</text:p>
          </table:table-cell>
          <table:table-cell office:value-type="float" office:value="13911" calcext:value-type="float">
            <text:p>139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6.55" calcext:value-type="float">
            <text:p>56.55</text:p>
          </table:table-cell>
          <table:table-cell office:value-type="float" office:value="27821" calcext:value-type="float">
            <text:p>27821</text:p>
          </table:table-cell>
          <table:table-cell office:value-type="float" office:value="13911" calcext:value-type="float">
            <text:p>139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2.38" calcext:value-type="float">
            <text:p>52.38</text:p>
          </table:table-cell>
          <table:table-cell office:value-type="float" office:value="27821" calcext:value-type="float">
            <text:p>27821</text:p>
          </table:table-cell>
          <table:table-cell office:value-type="float" office:value="13911" calcext:value-type="float">
            <text:p>139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72" calcext:value-type="float">
            <text:p>0.72</text:p>
          </table:table-cell>
          <table:table-cell office:value-type="float" office:value="52.96" calcext:value-type="float">
            <text:p>52.96</text:p>
          </table:table-cell>
          <table:table-cell office:value-type="float" office:value="27821" calcext:value-type="float">
            <text:p>27821</text:p>
          </table:table-cell>
          <table:table-cell office:value-type="float" office:value="13911" calcext:value-type="float">
            <text:p>139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6.71" calcext:value-type="float">
            <text:p>56.71</text:p>
          </table:table-cell>
          <table:table-cell office:value-type="float" office:value="27821" calcext:value-type="float">
            <text:p>27821</text:p>
          </table:table-cell>
          <table:table-cell office:value-type="float" office:value="13911" calcext:value-type="float">
            <text:p>139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89:.B91])" office:value-type="float" office:value="45" calcext:value-type="float">
            <text:p>45</text:p>
          </table:table-cell>
          <table:table-cell table:style-name="ce21" table:formula="of:=AVERAGE([.C89:.C91])" office:value-type="float" office:value="25" calcext:value-type="float">
            <text:p>25</text:p>
          </table:table-cell>
          <table:table-cell table:style-name="ce21" table:formula="of:=AVERAGE([.D89:.D91])" office:value-type="float" office:value="649.99" calcext:value-type="float">
            <text:p>649.99</text:p>
          </table:table-cell>
          <table:table-cell table:style-name="ce21" table:formula="of:=AVERAGE([.E89:.E91])" office:value-type="float" office:value="137" calcext:value-type="float">
            <text:p>137</text:p>
          </table:table-cell>
          <table:table-cell table:style-name="ce21" table:formula="of:=AVERAGE([.F89:.F91])" office:value-type="float" office:value="1220.76666666667" calcext:value-type="float">
            <text:p>1220.76666666667</text:p>
          </table:table-cell>
          <table:table-cell table:style-name="ce21" table:formula="of:=AVERAGE([.G89:.G91])" office:value-type="float" office:value="451520.333333333" calcext:value-type="float">
            <text:p>451520.333333333</text:p>
          </table:table-cell>
          <table:table-cell table:style-name="ce21" table:formula="of:=AVERAGE([.H89:.H91])" office:value-type="float" office:value="225738" calcext:value-type="float">
            <text:p>225738</text:p>
          </table:table-cell>
          <table:table-cell table:style-name="ce21" table:formula="of:=AVERAGE([.I89:.I91])" office:value-type="float" office:value="6546.33333333333" calcext:value-type="float">
            <text:p>6546.33333333333</text:p>
          </table:table-cell>
          <table:table-cell table:style-name="ce21" table:formula="of:=AVERAGE([.J89:.J91])" office:value-type="float" office:value="92.6666666666667" calcext:value-type="float">
            <text:p>92.6666666666667</text:p>
          </table:table-cell>
          <table:table-cell table:style-name="ce21" table:formula="of:=AVERAGE([.K89:.K91])" office:value-type="float" office:value="1231.00666666667" calcext:value-type="float">
            <text:p>1231.00666666667</text:p>
          </table:table-cell>
          <table:table-cell table:style-name="ce21" table:formula="of:=AVERAGE([.L89:.L91])" office:value-type="float" office:value="434995.666666667" calcext:value-type="float">
            <text:p>434995.666666667</text:p>
          </table:table-cell>
          <table:table-cell table:style-name="ce21" table:formula="of:=AVERAGE([.M89:.M91])" office:value-type="float" office:value="217481.666666667" calcext:value-type="float">
            <text:p>217481.666666667</text:p>
          </table:table-cell>
          <table:table-cell table:style-name="ce21" table:formula="of:=AVERAGE([.N89:.N91])" office:value-type="float" office:value="7216.33333333333" calcext:value-type="float">
            <text:p>7216.33333333333</text:p>
          </table:table-cell>
          <table:table-cell table:style-name="ce21" table:formula="of:=AVERAGE([.O89:.O91])" office:value-type="float" office:value="91.6666666666667" calcext:value-type="float">
            <text:p>91.6666666666667</text:p>
          </table:table-cell>
          <table:table-cell table:style-name="ce21" table:formula="of:=AVERAGE([.P89:.P91])" office:value-type="float" office:value="0.793333333333333" calcext:value-type="float">
            <text:p>0.793333333333333</text:p>
          </table:table-cell>
          <table:table-cell table:style-name="ce21" table:formula="of:=AVERAGE([.Q89:.Q91])" office:value-type="float" office:value="1216.99333333333" calcext:value-type="float">
            <text:p>1216.99333333333</text:p>
          </table:table-cell>
          <table:table-cell table:style-name="ce21" table:formula="of:=AVERAGE([.R89:.R91])" office:value-type="float" office:value="588010.333333333" calcext:value-type="float">
            <text:p>588010.333333333</text:p>
          </table:table-cell>
          <table:table-cell table:style-name="ce21" table:formula="of:=AVERAGE([.S89:.S91])" office:value-type="float" office:value="293982.666666667" calcext:value-type="float">
            <text:p>293982.666666667</text:p>
          </table:table-cell>
          <table:table-cell table:style-name="ce21" table:formula="of:=AVERAGE([.T89:.T91])" office:value-type="float" office:value="11031" calcext:value-type="float">
            <text:p>11031</text:p>
          </table:table-cell>
          <table:table-cell table:style-name="ce21" table:formula="of:=AVERAGE([.U89:.U91])" office:value-type="float" office:value="94.6666666666667" calcext:value-type="float">
            <text:p>94.6666666666667</text:p>
          </table:table-cell>
          <table:table-cell table:style-name="ce21" table:formula="of:=AVERAGE([.V89:.V91])" office:value-type="float" office:value="928.275" calcext:value-type="float">
            <text:p>928.275</text:p>
          </table:table-cell>
          <table:table-cell table:style-name="ce21" table:formula="of:=AVERAGE([.W89:.W91])" office:value-type="float" office:value="453199" calcext:value-type="float">
            <text:p>453199</text:p>
          </table:table-cell>
          <table:table-cell table:style-name="ce21" table:formula="of:=AVERAGE([.X89:.X91])" office:value-type="float" office:value="226589" calcext:value-type="float">
            <text:p>226589</text:p>
          </table:table-cell>
          <table:table-cell table:style-name="ce21" table:formula="of:=AVERAGE([.Y89:.Y91])" office:value-type="float" office:value="4901" calcext:value-type="float">
            <text:p>4901</text:p>
          </table:table-cell>
          <table:table-cell table:style-name="ce21" table:formula="of:=AVERAGE([.Z89:.Z91])" office:value-type="float" office:value="79.5" calcext:value-type="float">
            <text:p>79.5</text:p>
          </table:table-cell>
          <table:table-cell table:style-name="ce21" table:formula="of:=AVERAGE([.AA89:.AA91])" office:value-type="float" office:value="1217.46" calcext:value-type="float">
            <text:p>1217.46</text:p>
          </table:table-cell>
          <table:table-cell table:style-name="ce21" table:formula="of:=AVERAGE([.AB89:.AB91])" office:value-type="float" office:value="574513.666666667" calcext:value-type="float">
            <text:p>574513.666666667</text:p>
          </table:table-cell>
          <table:table-cell table:style-name="ce21" table:formula="of:=AVERAGE([.AC89:.AC91])" office:value-type="float" office:value="287235" calcext:value-type="float">
            <text:p>287235</text:p>
          </table:table-cell>
          <table:table-cell table:style-name="ce21" table:formula="of:=AVERAGE([.AD89:.AD91])" office:value-type="float" office:value="10738.6666666667" calcext:value-type="float">
            <text:p>10738.6666666667</text:p>
          </table:table-cell>
          <table:table-cell table:style-name="ce21" table:formula="of:=AVERAGE([.AE89:.AE91])" office:value-type="float" office:value="95.3333333333333" calcext:value-type="float">
            <text:p>95.3333333333333</text:p>
          </table:table-cell>
          <table:table-cell table:style-name="ce21" table:formula="of:=AVERAGE([.AF89:.AF91])" office:value-type="float" office:value="0.81" calcext:value-type="float">
            <text:p>0.81</text:p>
          </table:table-cell>
          <table:table-cell table:style-name="ce21" table:formula="of:=AVERAGE([.AG89:.AG91])" office:value-type="float" office:value="1217.65333333333" calcext:value-type="float">
            <text:p>1217.65333333333</text:p>
          </table:table-cell>
          <table:table-cell table:style-name="ce21" table:formula="of:=AVERAGE([.AH89:.AH91])" office:value-type="float" office:value="584732.333333333" calcext:value-type="float">
            <text:p>584732.333333333</text:p>
          </table:table-cell>
          <table:table-cell table:style-name="ce21" table:formula="of:=AVERAGE([.AI89:.AI91])" office:value-type="float" office:value="292346.666666667" calcext:value-type="float">
            <text:p>292346.666666667</text:p>
          </table:table-cell>
          <table:table-cell table:style-name="ce21" table:formula="of:=AVERAGE([.AJ89:.AJ91])" office:value-type="float" office:value="13677.6666666667" calcext:value-type="float">
            <text:p>13677.6666666667</text:p>
          </table:table-cell>
          <table:table-cell table:style-name="ce21" table:formula="of:=AVERAGE([.AK89:.AK91])" office:value-type="float" office:value="87" calcext:value-type="float">
            <text:p>87</text:p>
          </table:table-cell>
          <table:table-cell table:style-name="ce21" table:formula="of:=AVERAGE([.AL89:.AL91])" office:value-type="float" office:value="928.355" calcext:value-type="float">
            <text:p>928.355</text:p>
          </table:table-cell>
          <table:table-cell table:style-name="ce21" table:formula="of:=AVERAGE([.AM89:.AM91])" office:value-type="float" office:value="457648" calcext:value-type="float">
            <text:p>457648</text:p>
          </table:table-cell>
          <table:table-cell table:style-name="ce21" table:formula="of:=AVERAGE([.AN89:.AN91])" office:value-type="float" office:value="228810" calcext:value-type="float">
            <text:p>228810</text:p>
          </table:table-cell>
          <table:table-cell table:style-name="ce21" table:formula="of:=AVERAGE([.AO89:.AO91])" office:value-type="float" office:value="4906" calcext:value-type="float">
            <text:p>4906</text:p>
          </table:table-cell>
          <table:table-cell table:style-name="ce21" table:formula="of:=AVERAGE([.AP89:.AP91])" office:value-type="float" office:value="80.5" calcext:value-type="float">
            <text:p>80.5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45_100_50_1 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7.41" calcext:value-type="float">
            <text:p>7.41</text:p>
          </table:table-cell>
          <table:table-cell office:value-type="float" office:value="20" calcext:value-type="float">
            <text:p>20</text:p>
          </table:table-cell>
          <table:table-cell office:value-type="float" office:value="10.76" calcext:value-type="float">
            <text:p>10.76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9.01" calcext:value-type="float">
            <text:p>29.01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13.41" calcext:value-type="float">
            <text:p>13.41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.4" calcext:value-type="float">
            <text:p>19.4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.21" calcext:value-type="float">
            <text:p>14.21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15.74" calcext:value-type="float">
            <text:p>15.74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.73" calcext:value-type="float">
            <text:p>20.73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5_100_50_2 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350.97" calcext:value-type="float">
            <text:p>1350.97</text:p>
          </table:table-cell>
          <table:table-cell office:value-type="float" office:value="137" calcext:value-type="float">
            <text:p>137</text:p>
          </table:table-cell>
          <table:table-cell office:value-type="float" office:value="1800" calcext:value-type="float">
            <text:p>1800</text:p>
          </table:table-cell>
          <table:table-cell office:value-type="float" office:value="653991" calcext:value-type="float">
            <text:p>653991</text:p>
          </table:table-cell>
          <table:table-cell office:value-type="float" office:value="326966" calcext:value-type="float">
            <text:p>326966</text:p>
          </table:table-cell>
          <table:table-cell office:value-type="float" office:value="91355" calcext:value-type="float">
            <text:p>91355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593999" calcext:value-type="float">
            <text:p>593999</text:p>
          </table:table-cell>
          <table:table-cell office:value-type="float" office:value="296967" calcext:value-type="float">
            <text:p>296967</text:p>
          </table:table-cell>
          <table:table-cell office:value-type="float" office:value="39409" calcext:value-type="float">
            <text:p>39409</text:p>
          </table:table-cell>
          <table:table-cell office:value-type="float" office:value="92" calcext:value-type="float">
            <text:p>92</text:p>
          </table:table-cell>
          <table:table-cell office:value-type="float" office:value="0.97" calcext:value-type="float">
            <text:p>0.97</text:p>
          </table:table-cell>
          <table:table-cell office:value-type="float" office:value="1800" calcext:value-type="float">
            <text:p>1800</text:p>
          </table:table-cell>
          <table:table-cell office:value-type="float" office:value="877791" calcext:value-type="float">
            <text:p>877791</text:p>
          </table:table-cell>
          <table:table-cell office:value-type="float" office:value="438863" calcext:value-type="float">
            <text:p>438863</text:p>
          </table:table-cell>
          <table:table-cell office:value-type="float" office:value="53208" calcext:value-type="float">
            <text:p>53208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800" calcext:value-type="float">
            <text:p>1800</text:p>
          </table:table-cell>
          <table:table-cell office:value-type="float" office:value="856639" calcext:value-type="float">
            <text:p>856639</text:p>
          </table:table-cell>
          <table:table-cell office:value-type="float" office:value="428286" calcext:value-type="float">
            <text:p>428286</text:p>
          </table:table-cell>
          <table:table-cell office:value-type="float" office:value="60037" calcext:value-type="float">
            <text:p>60037</text:p>
          </table:table-cell>
          <table:table-cell office:value-type="float" office:value="98" calcext:value-type="float">
            <text:p>98</text:p>
          </table:table-cell>
          <table:table-cell office:value-type="float" office:value="0.54" calcext:value-type="float">
            <text:p>0.54</text:p>
          </table:table-cell>
          <table:table-cell office:value-type="float" office:value="1800" calcext:value-type="float">
            <text:p>1800</text:p>
          </table:table-cell>
          <table:table-cell office:value-type="float" office:value="877077" calcext:value-type="float">
            <text:p>877077</text:p>
          </table:table-cell>
          <table:table-cell office:value-type="float" office:value="438504" calcext:value-type="float">
            <text:p>438504</text:p>
          </table:table-cell>
          <table:table-cell office:value-type="float" office:value="58697" calcext:value-type="float">
            <text:p>58697</text:p>
          </table:table-cell>
          <table:table-cell office:value-type="float" office:value="74" calcext:value-type="float">
            <text:p>74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5_100_50_3 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278.04" calcext:value-type="float">
            <text:p>1278.04</text:p>
          </table:table-cell>
          <table:table-cell office:value-type="float" office:value="158" calcext:value-type="float">
            <text:p>158</text:p>
          </table:table-cell>
          <table:table-cell office:value-type="float" office:value="1800" calcext:value-type="float">
            <text:p>1800</text:p>
          </table:table-cell>
          <table:table-cell office:value-type="float" office:value="641615" calcext:value-type="float">
            <text:p>641615</text:p>
          </table:table-cell>
          <table:table-cell office:value-type="float" office:value="320775" calcext:value-type="float">
            <text:p>320775</text:p>
          </table:table-cell>
          <table:table-cell office:value-type="float" office:value="45117" calcext:value-type="float">
            <text:p>45117</text:p>
          </table:table-cell>
          <table:table-cell office:value-type="float" office:value="109" calcext:value-type="float">
            <text:p>109</text:p>
          </table:table-cell>
          <table:table-cell office:value-type="float" office:value="1800" calcext:value-type="float">
            <text:p>1800</text:p>
          </table:table-cell>
          <table:table-cell office:value-type="float" office:value="520791" calcext:value-type="float">
            <text:p>520791</text:p>
          </table:table-cell>
          <table:table-cell office:value-type="float" office:value="260362" calcext:value-type="float">
            <text:p>260362</text:p>
          </table:table-cell>
          <table:table-cell office:value-type="float" office:value="52052" calcext:value-type="float">
            <text:p>52052</text:p>
          </table:table-cell>
          <table:table-cell office:value-type="float" office:value="104" calcext:value-type="float">
            <text:p>104</text:p>
          </table:table-cell>
          <table:table-cell office:value-type="float" office:value="0.8" calcext:value-type="float">
            <text:p>0.8</text:p>
          </table:table-cell>
          <table:table-cell office:value-type="float" office:value="1800" calcext:value-type="float">
            <text:p>1800</text:p>
          </table:table-cell>
          <table:table-cell office:value-type="float" office:value="837573" calcext:value-type="float">
            <text:p>837573</text:p>
          </table:table-cell>
          <table:table-cell office:value-type="float" office:value="418751" calcext:value-type="float">
            <text:p>418751</text:p>
          </table:table-cell>
          <table:table-cell office:value-type="float" office:value="78084" calcext:value-type="float">
            <text:p>78084</text:p>
          </table:table-cell>
          <table:table-cell office:value-type="float" office:value="76" calcext:value-type="float">
            <text:p>76</text:p>
          </table:table-cell>
          <table:table-cell office:value-type="float" office:value="1800" calcext:value-type="float">
            <text:p>1800</text:p>
          </table:table-cell>
          <table:table-cell office:value-type="float" office:value="785817" calcext:value-type="float">
            <text:p>785817</text:p>
          </table:table-cell>
          <table:table-cell office:value-type="float" office:value="392874" calcext:value-type="float">
            <text:p>392874</text:p>
          </table:table-cell>
          <table:table-cell office:value-type="float" office:value="77672" calcext:value-type="float">
            <text:p>77672</text:p>
          </table:table-cell>
          <table:table-cell office:value-type="float" office:value="122" calcext:value-type="float">
            <text:p>122</text:p>
          </table:table-cell>
          <table:table-cell office:value-type="float" office:value="1800" calcext:value-type="float">
            <text:p>1800</text:p>
          </table:table-cell>
          <table:table-cell office:value-type="float" office:value="805587" calcext:value-type="float">
            <text:p>805587</text:p>
          </table:table-cell>
          <table:table-cell office:value-type="float" office:value="402759" calcext:value-type="float">
            <text:p>402759</text:p>
          </table:table-cell>
          <table:table-cell office:value-type="float" office:value="79210" calcext:value-type="float">
            <text:p>79210</text:p>
          </table:table-cell>
          <table:table-cell office:value-type="float" office:value="123" calcext:value-type="float">
            <text:p>123</text:p>
          </table:table-cell>
          <table:table-cell office:value-type="float" office:value="0.85" calcext:value-type="float">
            <text:p>0.85</text:p>
          </table:table-cell>
          <table:table-cell office:value-type="float" office:value="1800" calcext:value-type="float">
            <text:p>1800</text:p>
          </table:table-cell>
          <table:table-cell office:value-type="float" office:value="861293" calcext:value-type="float">
            <text:p>861293</text:p>
          </table:table-cell>
          <table:table-cell office:value-type="float" office:value="430613" calcext:value-type="float">
            <text:p>430613</text:p>
          </table:table-cell>
          <table:table-cell office:value-type="float" office:value="91036" calcext:value-type="float">
            <text:p>91036</text:p>
          </table:table-cell>
          <table:table-cell office:value-type="float" office:value="53" calcext:value-type="float">
            <text:p>53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93:.B95])" office:value-type="float" office:value="45" calcext:value-type="float">
            <text:p>45</text:p>
          </table:table-cell>
          <table:table-cell table:style-name="ce21" table:formula="of:=AVERAGE([.C93:.C95])" office:value-type="float" office:value="50" calcext:value-type="float">
            <text:p>50</text:p>
          </table:table-cell>
          <table:table-cell table:style-name="ce21" table:formula="of:=AVERAGE([.D93:.D95])" office:value-type="float" office:value="878.806666666667" calcext:value-type="float">
            <text:p>878.806666666667</text:p>
          </table:table-cell>
          <table:table-cell table:style-name="ce21" table:formula="of:=AVERAGE([.E93:.E95])" office:value-type="float" office:value="105" calcext:value-type="float">
            <text:p>105</text:p>
          </table:table-cell>
          <table:table-cell table:style-name="ce21" table:formula="of:=AVERAGE([.F93:.F95])" office:value-type="float" office:value="1203.58666666667" calcext:value-type="float">
            <text:p>1203.58666666667</text:p>
          </table:table-cell>
          <table:table-cell table:style-name="ce21" table:formula="of:=AVERAGE([.G93:.G95])" office:value-type="float" office:value="432528.333333333" calcext:value-type="float">
            <text:p>432528.333333333</text:p>
          </table:table-cell>
          <table:table-cell table:style-name="ce21" table:formula="of:=AVERAGE([.H93:.H95])" office:value-type="float" office:value="216243.666666667" calcext:value-type="float">
            <text:p>216243.666666667</text:p>
          </table:table-cell>
          <table:table-cell table:style-name="ce21" table:formula="of:=AVERAGE([.I93:.I95])" office:value-type="float" office:value="45490.6666666667" calcext:value-type="float">
            <text:p>45490.6666666667</text:p>
          </table:table-cell>
          <table:table-cell table:style-name="ce21" table:formula="of:=AVERAGE([.J93:.J95])" office:value-type="float" office:value="76" calcext:value-type="float">
            <text:p>76</text:p>
          </table:table-cell>
          <table:table-cell table:style-name="ce21" table:formula="of:=AVERAGE([.K93:.K95])" office:value-type="float" office:value="1209.67" calcext:value-type="float">
            <text:p>1209.67</text:p>
          </table:table-cell>
          <table:table-cell table:style-name="ce21" table:formula="of:=AVERAGE([.L93:.L95])" office:value-type="float" office:value="372256.333333333" calcext:value-type="float">
            <text:p>372256.333333333</text:p>
          </table:table-cell>
          <table:table-cell table:style-name="ce21" table:formula="of:=AVERAGE([.M93:.M95])" office:value-type="float" office:value="186106.333333333" calcext:value-type="float">
            <text:p>186106.333333333</text:p>
          </table:table-cell>
          <table:table-cell table:style-name="ce21" table:formula="of:=AVERAGE([.N93:.N95])" office:value-type="float" office:value="30487" calcext:value-type="float">
            <text:p>30487</text:p>
          </table:table-cell>
          <table:table-cell table:style-name="ce21" table:formula="of:=AVERAGE([.O93:.O95])" office:value-type="float" office:value="72" calcext:value-type="float">
            <text:p>72</text:p>
          </table:table-cell>
          <table:table-cell table:style-name="ce21" table:formula="of:=AVERAGE([.P93:.P95])" office:value-type="float" office:value="0.876666666666667" calcext:value-type="float">
            <text:p>0.876666666666667</text:p>
          </table:table-cell>
          <table:table-cell table:style-name="ce21" table:formula="of:=AVERAGE([.Q93:.Q95])" office:value-type="float" office:value="1204.47" calcext:value-type="float">
            <text:p>1204.47</text:p>
          </table:table-cell>
          <table:table-cell table:style-name="ce21" table:formula="of:=AVERAGE([.R93:.R95])" office:value-type="float" office:value="572447.666666667" calcext:value-type="float">
            <text:p>572447.666666667</text:p>
          </table:table-cell>
          <table:table-cell table:style-name="ce21" table:formula="of:=AVERAGE([.S93:.S95])" office:value-type="float" office:value="286201.333333333" calcext:value-type="float">
            <text:p>286201.333333333</text:p>
          </table:table-cell>
          <table:table-cell table:style-name="ce21" table:formula="of:=AVERAGE([.T93:.T95])" office:value-type="float" office:value="43764" calcext:value-type="float">
            <text:p>43764</text:p>
          </table:table-cell>
          <table:table-cell table:style-name="ce21" table:formula="of:=AVERAGE([.U93:.U95])" office:value-type="float" office:value="48.6666666666667" calcext:value-type="float">
            <text:p>48.6666666666667</text:p>
          </table:table-cell>
          <table:table-cell table:style-name="ce21" table:formula="of:=AVERAGE([.V93:.V95])" office:value-type="float" office:value="909.7" calcext:value-type="float">
            <text:p>909.7</text:p>
          </table:table-cell>
          <table:table-cell table:style-name="ce21" table:formula="of:=AVERAGE([.W93:.W95])" office:value-type="float" office:value="393898" calcext:value-type="float">
            <text:p>393898</text:p>
          </table:table-cell>
          <table:table-cell table:style-name="ce21" table:formula="of:=AVERAGE([.X93:.X95])" office:value-type="float" office:value="196932" calcext:value-type="float">
            <text:p>196932</text:p>
          </table:table-cell>
          <table:table-cell table:style-name="ce21" table:formula="of:=AVERAGE([.Y93:.Y95])" office:value-type="float" office:value="38836" calcext:value-type="float">
            <text:p>38836</text:p>
          </table:table-cell>
          <table:table-cell table:style-name="ce21" table:formula="of:=AVERAGE([.Z93:.Z95])" office:value-type="float" office:value="71" calcext:value-type="float">
            <text:p>71</text:p>
          </table:table-cell>
          <table:table-cell table:style-name="ce21" table:formula="of:=AVERAGE([.AA93:.AA95])" office:value-type="float" office:value="1204.73666666667" calcext:value-type="float">
            <text:p>1204.73666666667</text:p>
          </table:table-cell>
          <table:table-cell table:style-name="ce21" table:formula="of:=AVERAGE([.AB93:.AB95])" office:value-type="float" office:value="554735" calcext:value-type="float">
            <text:p>554735</text:p>
          </table:table-cell>
          <table:table-cell table:style-name="ce21" table:formula="of:=AVERAGE([.AC93:.AC95])" office:value-type="float" office:value="277345" calcext:value-type="float">
            <text:p>277345</text:p>
          </table:table-cell>
          <table:table-cell table:style-name="ce21" table:formula="of:=AVERAGE([.AD93:.AD95])" office:value-type="float" office:value="46415.6666666667" calcext:value-type="float">
            <text:p>46415.6666666667</text:p>
          </table:table-cell>
          <table:table-cell table:style-name="ce21" table:formula="of:=AVERAGE([.AE93:.AE95])" office:value-type="float" office:value="80.3333333333333" calcext:value-type="float">
            <text:p>80.3333333333333</text:p>
          </table:table-cell>
          <table:table-cell table:style-name="ce21" table:formula="of:=AVERAGE([.AF93:.AF95])" office:value-type="float" office:value="0.733333333333333" calcext:value-type="float">
            <text:p>0.733333333333333</text:p>
          </table:table-cell>
          <table:table-cell table:style-name="ce21" table:formula="of:=AVERAGE([.AG93:.AG95])" office:value-type="float" office:value="1205.24666666667" calcext:value-type="float">
            <text:p>1205.24666666667</text:p>
          </table:table-cell>
          <table:table-cell table:style-name="ce21" table:formula="of:=AVERAGE([.AH93:.AH95])" office:value-type="float" office:value="580116.333333333" calcext:value-type="float">
            <text:p>580116.333333333</text:p>
          </table:table-cell>
          <table:table-cell table:style-name="ce21" table:formula="of:=AVERAGE([.AI93:.AI95])" office:value-type="float" office:value="290035.666666667" calcext:value-type="float">
            <text:p>290035.666666667</text:p>
          </table:table-cell>
          <table:table-cell table:style-name="ce21" table:formula="of:=AVERAGE([.AJ93:.AJ95])" office:value-type="float" office:value="49911" calcext:value-type="float">
            <text:p>49911</text:p>
          </table:table-cell>
          <table:table-cell table:style-name="ce21" table:formula="of:=AVERAGE([.AK93:.AK95])" office:value-type="float" office:value="49" calcext:value-type="float">
            <text:p>49</text:p>
          </table:table-cell>
          <table:table-cell table:style-name="ce21" table:formula="of:=AVERAGE([.AL93:.AL95])" office:value-type="float" office:value="20.73" calcext:value-type="float">
            <text:p>20.73</text:p>
          </table:table-cell>
          <table:table-cell table:style-name="ce21" table:formula="of:=AVERAGE([.AM93:.AM95])" office:value-type="float" office:value="1979" calcext:value-type="float">
            <text:p>1979</text:p>
          </table:table-cell>
          <table:table-cell table:style-name="ce21" table:formula="of:=AVERAGE([.AN93:.AN95])" office:value-type="float" office:value="990" calcext:value-type="float">
            <text:p>990</text:p>
          </table:table-cell>
          <table:table-cell table:style-name="ce21" table:formula="of:=AVERAGE([.AO93:.AO95])" office:value-type="float" office:value="0" calcext:value-type="float">
            <text:p>0</text:p>
          </table:table-cell>
          <table:table-cell table:style-name="ce21" table:formula="of:=AVERAGE([.AP93:.AP95])" office:value-type="float" office:value="20" calcext:value-type="float">
            <text:p>20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45_100_75_1 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1800.01" calcext:value-type="float">
            <text:p>1800.01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659333" calcext:value-type="float">
            <text:p>659333</text:p>
          </table:table-cell>
          <table:table-cell office:value-type="float" office:value="329633" calcext:value-type="float">
            <text:p>329633</text:p>
          </table:table-cell>
          <table:table-cell office:value-type="float" office:value="108583" calcext:value-type="float">
            <text:p>108583</text:p>
          </table:table-cell>
          <table:table-cell office:value-type="float" office:value="105" calcext:value-type="float">
            <text:p>105</text:p>
          </table:table-cell>
          <table:table-cell office:value-type="float" office:value="1800" calcext:value-type="float">
            <text:p>1800</text:p>
          </table:table-cell>
          <table:table-cell office:value-type="float" office:value="614601" calcext:value-type="float">
            <text:p>614601</text:p>
          </table:table-cell>
          <table:table-cell office:value-type="float" office:value="307266" calcext:value-type="float">
            <text:p>307266</text:p>
          </table:table-cell>
          <table:table-cell office:value-type="float" office:value="71219" calcext:value-type="float">
            <text:p>71219</text:p>
          </table:table-cell>
          <table:table-cell office:value-type="float" office:value="103" calcext:value-type="float">
            <text:p>103</text:p>
          </table:table-cell>
          <table:table-cell office:value-type="float" office:value="0.8" calcext:value-type="float">
            <text:p>0.8</text:p>
          </table:table-cell>
          <table:table-cell office:value-type="float" office:value="1800" calcext:value-type="float">
            <text:p>1800</text:p>
          </table:table-cell>
          <table:table-cell office:value-type="float" office:value="770223" calcext:value-type="float">
            <text:p>770223</text:p>
          </table:table-cell>
          <table:table-cell office:value-type="float" office:value="385081" calcext:value-type="float">
            <text:p>385081</text:p>
          </table:table-cell>
          <table:table-cell office:value-type="float" office:value="86125" calcext:value-type="float">
            <text:p>86125</text:p>
          </table:table-cell>
          <table:table-cell office:value-type="float" office:value="103" calcext:value-type="float">
            <text:p>103</text:p>
          </table:table-cell>
          <table:table-cell office:value-type="float" office:value="1800" calcext:value-type="float">
            <text:p>1800</text:p>
          </table:table-cell>
          <table:table-cell office:value-type="float" office:value="725251" calcext:value-type="float">
            <text:p>725251</text:p>
          </table:table-cell>
          <table:table-cell office:value-type="float" office:value="362592" calcext:value-type="float">
            <text:p>362592</text:p>
          </table:table-cell>
          <table:table-cell office:value-type="float" office:value="77717" calcext:value-type="float">
            <text:p>77717</text:p>
          </table:table-cell>
          <table:table-cell office:value-type="float" office:value="106" calcext:value-type="float">
            <text:p>106</text:p>
          </table:table-cell>
          <table:table-cell office:value-type="float" office:value="1800" calcext:value-type="float">
            <text:p>1800</text:p>
          </table:table-cell>
          <table:table-cell office:value-type="float" office:value="744207" calcext:value-type="float">
            <text:p>744207</text:p>
          </table:table-cell>
          <table:table-cell office:value-type="float" office:value="372071" calcext:value-type="float">
            <text:p>372071</text:p>
          </table:table-cell>
          <table:table-cell office:value-type="float" office:value="85149" calcext:value-type="float">
            <text:p>85149</text:p>
          </table:table-cell>
          <table:table-cell office:value-type="float" office:value="104" calcext:value-type="float">
            <text:p>104</text:p>
          </table:table-cell>
          <table:table-cell office:value-type="float" office:value="0.64" calcext:value-type="float">
            <text:p>0.64</text:p>
          </table:table-cell>
          <table:table-cell office:value-type="float" office:value="1800" calcext:value-type="float">
            <text:p>1800</text:p>
          </table:table-cell>
          <table:table-cell office:value-type="float" office:value="734983" calcext:value-type="float">
            <text:p>734983</text:p>
          </table:table-cell>
          <table:table-cell office:value-type="float" office:value="367458" calcext:value-type="float">
            <text:p>367458</text:p>
          </table:table-cell>
          <table:table-cell office:value-type="float" office:value="82770" calcext:value-type="float">
            <text:p>82770</text:p>
          </table:table-cell>
          <table:table-cell office:value-type="float" office:value="110" calcext:value-type="float">
            <text:p>110</text:p>
          </table:table-cell>
          <table:table-cell office:value-type="float" office:value="1800" calcext:value-type="float">
            <text:p>1800</text:p>
          </table:table-cell>
          <table:table-cell office:value-type="float" office:value="717693" calcext:value-type="float">
            <text:p>717693</text:p>
          </table:table-cell>
          <table:table-cell office:value-type="float" office:value="358815" calcext:value-type="float">
            <text:p>358815</text:p>
          </table:table-cell>
          <table:table-cell office:value-type="float" office:value="77017" calcext:value-type="float">
            <text:p>7701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5_100_75_2 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0.82" calcext:value-type="float">
            <text:p>0.82</text:p>
          </table:table-cell>
          <table:table-cell office:value-type="float" office:value="12" calcext:value-type="float">
            <text:p>12</text:p>
          </table:table-cell>
          <table:table-cell office:value-type="float" office:value="14.46" calcext:value-type="float">
            <text:p>14.46</text:p>
          </table:table-cell>
          <table:table-cell office:value-type="float" office:value="907" calcext:value-type="float">
            <text:p>907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.05" calcext:value-type="float">
            <text:p>11.05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08" calcext:value-type="float">
            <text:p>1.08</text:p>
          </table:table-cell>
          <table:table-cell office:value-type="float" office:value="11.91" calcext:value-type="float">
            <text:p>11.91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.37" calcext:value-type="float">
            <text:p>21.37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.04" calcext:value-type="float">
            <text:p>14.04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67" calcext:value-type="float">
            <text:p>1.67</text:p>
          </table:table-cell>
          <table:table-cell office:value-type="float" office:value="32.63" calcext:value-type="float">
            <text:p>32.63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.16" calcext:value-type="float">
            <text:p>24.16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5_100_75_3 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235.73" calcext:value-type="float">
            <text:p>235.73</text:p>
          </table:table-cell>
          <table:table-cell office:value-type="float" office:value="58" calcext:value-type="float">
            <text:p>58</text:p>
          </table:table-cell>
          <table:table-cell office:value-type="float" office:value="1066.74" calcext:value-type="float">
            <text:p>1066.74</text:p>
          </table:table-cell>
          <table:table-cell office:value-type="float" office:value="436455" calcext:value-type="float">
            <text:p>436455</text:p>
          </table:table-cell>
          <table:table-cell office:value-type="float" office:value="218228" calcext:value-type="float">
            <text:p>218228</text:p>
          </table:table-cell>
          <table:table-cell office:value-type="float" office:value="3461" calcext:value-type="float">
            <text:p>3461</text:p>
          </table:table-cell>
          <table:table-cell office:value-type="float" office:value="58" calcext:value-type="float">
            <text:p>58</text:p>
          </table:table-cell>
          <table:table-cell office:value-type="float" office:value="820.15" calcext:value-type="float">
            <text:p>820.15</text:p>
          </table:table-cell>
          <table:table-cell office:value-type="float" office:value="450689" calcext:value-type="float">
            <text:p>450689</text:p>
          </table:table-cell>
          <table:table-cell office:value-type="float" office:value="225345" calcext:value-type="float">
            <text:p>225345</text:p>
          </table:table-cell>
          <table:table-cell office:value-type="float" office:value="1843" calcext:value-type="float">
            <text:p>1843</text:p>
          </table:table-cell>
          <table:table-cell office:value-type="float" office:value="58" calcext:value-type="float">
            <text:p>58</text:p>
          </table:table-cell>
          <table:table-cell office:value-type="float" office:value="0.61" calcext:value-type="float">
            <text:p>0.61</text:p>
          </table:table-cell>
          <table:table-cell office:value-type="float" office:value="808.48" calcext:value-type="float">
            <text:p>808.48</text:p>
          </table:table-cell>
          <table:table-cell office:value-type="float" office:value="450685" calcext:value-type="float">
            <text:p>450685</text:p>
          </table:table-cell>
          <table:table-cell office:value-type="float" office:value="225343" calcext:value-type="float">
            <text:p>225343</text:p>
          </table:table-cell>
          <table:table-cell office:value-type="float" office:value="1845" calcext:value-type="float">
            <text:p>1845</text:p>
          </table:table-cell>
          <table:table-cell office:value-type="float" office:value="58" calcext:value-type="float">
            <text:p>58</text:p>
          </table:table-cell>
          <table:table-cell office:value-type="float" office:value="846.72" calcext:value-type="float">
            <text:p>846.72</text:p>
          </table:table-cell>
          <table:table-cell office:value-type="float" office:value="450689" calcext:value-type="float">
            <text:p>450689</text:p>
          </table:table-cell>
          <table:table-cell office:value-type="float" office:value="225345" calcext:value-type="float">
            <text:p>225345</text:p>
          </table:table-cell>
          <table:table-cell office:value-type="float" office:value="1843" calcext:value-type="float">
            <text:p>1843</text:p>
          </table:table-cell>
          <table:table-cell office:value-type="float" office:value="58" calcext:value-type="float">
            <text:p>58</text:p>
          </table:table-cell>
          <table:table-cell office:value-type="float" office:value="853.03" calcext:value-type="float">
            <text:p>853.03</text:p>
          </table:table-cell>
          <table:table-cell office:value-type="float" office:value="443919" calcext:value-type="float">
            <text:p>443919</text:p>
          </table:table-cell>
          <table:table-cell office:value-type="float" office:value="221960" calcext:value-type="float">
            <text:p>221960</text:p>
          </table:table-cell>
          <table:table-cell office:value-type="float" office:value="2580" calcext:value-type="float">
            <text:p>2580</text:p>
          </table:table-cell>
          <table:table-cell office:value-type="float" office:value="58" calcext:value-type="float">
            <text:p>58</text:p>
          </table:table-cell>
          <table:table-cell office:value-type="float" office:value="0.95" calcext:value-type="float">
            <text:p>0.95</text:p>
          </table:table-cell>
          <table:table-cell office:value-type="float" office:value="850.8" calcext:value-type="float">
            <text:p>850.8</text:p>
          </table:table-cell>
          <table:table-cell office:value-type="float" office:value="443915" calcext:value-type="float">
            <text:p>443915</text:p>
          </table:table-cell>
          <table:table-cell office:value-type="float" office:value="221958" calcext:value-type="float">
            <text:p>221958</text:p>
          </table:table-cell>
          <table:table-cell office:value-type="float" office:value="2581" calcext:value-type="float">
            <text:p>2581</text:p>
          </table:table-cell>
          <table:table-cell office:value-type="float" office:value="58" calcext:value-type="float">
            <text:p>58</text:p>
          </table:table-cell>
          <table:table-cell office:value-type="float" office:value="861.62" calcext:value-type="float">
            <text:p>861.62</text:p>
          </table:table-cell>
          <table:table-cell office:value-type="float" office:value="443919" calcext:value-type="float">
            <text:p>443919</text:p>
          </table:table-cell>
          <table:table-cell office:value-type="float" office:value="221960" calcext:value-type="float">
            <text:p>221960</text:p>
          </table:table-cell>
          <table:table-cell office:value-type="float" office:value="2580" calcext:value-type="float">
            <text:p>25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97:.B99])" office:value-type="float" office:value="45" calcext:value-type="float">
            <text:p>45</text:p>
          </table:table-cell>
          <table:table-cell table:style-name="ce21" table:formula="of:=AVERAGE([.C97:.C99])" office:value-type="float" office:value="75" calcext:value-type="float">
            <text:p>75</text:p>
          </table:table-cell>
          <table:table-cell table:style-name="ce21" table:formula="of:=AVERAGE([.D97:.D99])" office:value-type="float" office:value="678.853333333333" calcext:value-type="float">
            <text:p>678.853333333333</text:p>
          </table:table-cell>
          <table:table-cell table:style-name="ce21" table:formula="of:=AVERAGE([.E97:.E99])" office:value-type="float" office:value="39.3333333333333" calcext:value-type="float">
            <text:p>39.3333333333333</text:p>
          </table:table-cell>
          <table:table-cell table:style-name="ce21" table:formula="of:=AVERAGE([.F97:.F99])" office:value-type="float" office:value="960.4" calcext:value-type="float">
            <text:p>960.4</text:p>
          </table:table-cell>
          <table:table-cell table:style-name="ce21" table:formula="of:=AVERAGE([.G97:.G99])" office:value-type="float" office:value="365565" calcext:value-type="float">
            <text:p>365565</text:p>
          </table:table-cell>
          <table:table-cell table:style-name="ce21" table:formula="of:=AVERAGE([.H97:.H99])" office:value-type="float" office:value="182771.666666667" calcext:value-type="float">
            <text:p>182771.666666667</text:p>
          </table:table-cell>
          <table:table-cell table:style-name="ce21" table:formula="of:=AVERAGE([.I97:.I99])" office:value-type="float" office:value="37348.3333333333" calcext:value-type="float">
            <text:p>37348.3333333333</text:p>
          </table:table-cell>
          <table:table-cell table:style-name="ce21" table:formula="of:=AVERAGE([.J97:.J99])" office:value-type="float" office:value="58.3333333333333" calcext:value-type="float">
            <text:p>58.3333333333333</text:p>
          </table:table-cell>
          <table:table-cell table:style-name="ce21" table:formula="of:=AVERAGE([.K97:.K99])" office:value-type="float" office:value="877.066666666667" calcext:value-type="float">
            <text:p>877.066666666667</text:p>
          </table:table-cell>
          <table:table-cell table:style-name="ce21" table:formula="of:=AVERAGE([.L97:.L99])" office:value-type="float" office:value="355402.333333333" calcext:value-type="float">
            <text:p>355402.333333333</text:p>
          </table:table-cell>
          <table:table-cell table:style-name="ce21" table:formula="of:=AVERAGE([.M97:.M99])" office:value-type="float" office:value="177690" calcext:value-type="float">
            <text:p>177690</text:p>
          </table:table-cell>
          <table:table-cell table:style-name="ce21" table:formula="of:=AVERAGE([.N97:.N99])" office:value-type="float" office:value="24354" calcext:value-type="float">
            <text:p>24354</text:p>
          </table:table-cell>
          <table:table-cell table:style-name="ce21" table:formula="of:=AVERAGE([.O97:.O99])" office:value-type="float" office:value="57.6666666666667" calcext:value-type="float">
            <text:p>57.6666666666667</text:p>
          </table:table-cell>
          <table:table-cell table:style-name="ce21" table:formula="of:=AVERAGE([.P97:.P99])" office:value-type="float" office:value="0.83" calcext:value-type="float">
            <text:p>0.83</text:p>
          </table:table-cell>
          <table:table-cell table:style-name="ce21" table:formula="of:=AVERAGE([.Q97:.Q99])" office:value-type="float" office:value="873.463333333333" calcext:value-type="float">
            <text:p>873.463333333333</text:p>
          </table:table-cell>
          <table:table-cell table:style-name="ce21" table:formula="of:=AVERAGE([.R97:.R99])" office:value-type="float" office:value="407275" calcext:value-type="float">
            <text:p>407275</text:p>
          </table:table-cell>
          <table:table-cell table:style-name="ce21" table:formula="of:=AVERAGE([.S97:.S99])" office:value-type="float" office:value="203627.666666667" calcext:value-type="float">
            <text:p>203627.666666667</text:p>
          </table:table-cell>
          <table:table-cell table:style-name="ce21" table:formula="of:=AVERAGE([.T97:.T99])" office:value-type="float" office:value="29323.3333333333" calcext:value-type="float">
            <text:p>29323.3333333333</text:p>
          </table:table-cell>
          <table:table-cell table:style-name="ce21" table:formula="of:=AVERAGE([.U97:.U99])" office:value-type="float" office:value="57.6666666666667" calcext:value-type="float">
            <text:p>57.6666666666667</text:p>
          </table:table-cell>
          <table:table-cell table:style-name="ce21" table:formula="of:=AVERAGE([.V97:.V99])" office:value-type="float" office:value="889.363333333333" calcext:value-type="float">
            <text:p>889.363333333333</text:p>
          </table:table-cell>
          <table:table-cell table:style-name="ce21" table:formula="of:=AVERAGE([.W97:.W99])" office:value-type="float" office:value="392285.666666667" calcext:value-type="float">
            <text:p>392285.666666667</text:p>
          </table:table-cell>
          <table:table-cell table:style-name="ce21" table:formula="of:=AVERAGE([.X97:.X99])" office:value-type="float" office:value="196132" calcext:value-type="float">
            <text:p>196132</text:p>
          </table:table-cell>
          <table:table-cell table:style-name="ce21" table:formula="of:=AVERAGE([.Y97:.Y99])" office:value-type="float" office:value="26520" calcext:value-type="float">
            <text:p>26520</text:p>
          </table:table-cell>
          <table:table-cell table:style-name="ce21" table:formula="of:=AVERAGE([.Z97:.Z99])" office:value-type="float" office:value="58.6666666666667" calcext:value-type="float">
            <text:p>58.6666666666667</text:p>
          </table:table-cell>
          <table:table-cell table:style-name="ce21" table:formula="of:=AVERAGE([.AA97:.AA99])" office:value-type="float" office:value="889.023333333333" calcext:value-type="float">
            <text:p>889.023333333333</text:p>
          </table:table-cell>
          <table:table-cell table:style-name="ce21" table:formula="of:=AVERAGE([.AB97:.AB99])" office:value-type="float" office:value="396347.666666667" calcext:value-type="float">
            <text:p>396347.666666667</text:p>
          </table:table-cell>
          <table:table-cell table:style-name="ce21" table:formula="of:=AVERAGE([.AC97:.AC99])" office:value-type="float" office:value="198163.333333333" calcext:value-type="float">
            <text:p>198163.333333333</text:p>
          </table:table-cell>
          <table:table-cell table:style-name="ce21" table:formula="of:=AVERAGE([.AD97:.AD99])" office:value-type="float" office:value="29243" calcext:value-type="float">
            <text:p>29243</text:p>
          </table:table-cell>
          <table:table-cell table:style-name="ce21" table:formula="of:=AVERAGE([.AE97:.AE99])" office:value-type="float" office:value="58" calcext:value-type="float">
            <text:p>58</text:p>
          </table:table-cell>
          <table:table-cell table:style-name="ce21" table:formula="of:=AVERAGE([.AF97:.AF99])" office:value-type="float" office:value="1.08666666666667" calcext:value-type="float">
            <text:p>1.08666666666667</text:p>
          </table:table-cell>
          <table:table-cell table:style-name="ce21" table:formula="of:=AVERAGE([.AG97:.AG99])" office:value-type="float" office:value="894.476666666667" calcext:value-type="float">
            <text:p>894.476666666667</text:p>
          </table:table-cell>
          <table:table-cell table:style-name="ce21" table:formula="of:=AVERAGE([.AH97:.AH99])" office:value-type="float" office:value="393271.666666667" calcext:value-type="float">
            <text:p>393271.666666667</text:p>
          </table:table-cell>
          <table:table-cell table:style-name="ce21" table:formula="of:=AVERAGE([.AI97:.AI99])" office:value-type="float" office:value="196625" calcext:value-type="float">
            <text:p>196625</text:p>
          </table:table-cell>
          <table:table-cell table:style-name="ce21" table:formula="of:=AVERAGE([.AJ97:.AJ99])" office:value-type="float" office:value="28450.3333333333" calcext:value-type="float">
            <text:p>28450.3333333333</text:p>
          </table:table-cell>
          <table:table-cell table:style-name="ce21" table:formula="of:=AVERAGE([.AK97:.AK99])" office:value-type="float" office:value="60" calcext:value-type="float">
            <text:p>60</text:p>
          </table:table-cell>
          <table:table-cell table:style-name="ce21" table:formula="of:=AVERAGE([.AL97:.AL99])" office:value-type="float" office:value="895.26" calcext:value-type="float">
            <text:p>895.26</text:p>
          </table:table-cell>
          <table:table-cell table:style-name="ce21" table:formula="of:=AVERAGE([.AM97:.AM99])" office:value-type="float" office:value="387509.666666667" calcext:value-type="float">
            <text:p>387509.666666667</text:p>
          </table:table-cell>
          <table:table-cell table:style-name="ce21" table:formula="of:=AVERAGE([.AN97:.AN99])" office:value-type="float" office:value="193744.666666667" calcext:value-type="float">
            <text:p>193744.666666667</text:p>
          </table:table-cell>
          <table:table-cell table:style-name="ce21" table:formula="of:=AVERAGE([.AO97:.AO99])" office:value-type="float" office:value="26532.3333333333" calcext:value-type="float">
            <text:p>26532.3333333333</text:p>
          </table:table-cell>
          <table:table-cell table:style-name="ce21" table:formula="of:=AVERAGE([.AP97:.AP99])" office:value-type="float" office:value="58.6666666666667" calcext:value-type="float">
            <text:p>58.6666666666667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50_100_100_1 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5.2" calcext:value-type="float">
            <text:p>205.2</text:p>
          </table:table-cell>
          <table:table-cell office:value-type="float" office:value="52" calcext:value-type="float">
            <text:p>52</text:p>
          </table:table-cell>
          <table:table-cell office:value-type="float" office:value="67.04" calcext:value-type="float">
            <text:p>67.04</text:p>
          </table:table-cell>
          <table:table-cell office:value-type="float" office:value="23661" calcext:value-type="float">
            <text:p>23661</text:p>
          </table:table-cell>
          <table:table-cell office:value-type="float" office:value="11831" calcext:value-type="float">
            <text:p>11831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63.01" calcext:value-type="float">
            <text:p>63.01</text:p>
          </table:table-cell>
          <table:table-cell office:value-type="float" office:value="23693" calcext:value-type="float">
            <text:p>23693</text:p>
          </table:table-cell>
          <table:table-cell office:value-type="float" office:value="11847" calcext:value-type="float">
            <text:p>1184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.01" calcext:value-type="float">
            <text:p>1.01</text:p>
          </table:table-cell>
          <table:table-cell office:value-type="float" office:value="66.26" calcext:value-type="float">
            <text:p>66.26</text:p>
          </table:table-cell>
          <table:table-cell office:value-type="float" office:value="23693" calcext:value-type="float">
            <text:p>23693</text:p>
          </table:table-cell>
          <table:table-cell office:value-type="float" office:value="11847" calcext:value-type="float">
            <text:p>1184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78.15" calcext:value-type="float">
            <text:p>78.15</text:p>
          </table:table-cell>
          <table:table-cell office:value-type="float" office:value="23693" calcext:value-type="float">
            <text:p>23693</text:p>
          </table:table-cell>
          <table:table-cell office:value-type="float" office:value="11847" calcext:value-type="float">
            <text:p>1184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76.35" calcext:value-type="float">
            <text:p>76.35</text:p>
          </table:table-cell>
          <table:table-cell office:value-type="float" office:value="23627" calcext:value-type="float">
            <text:p>23627</text:p>
          </table:table-cell>
          <table:table-cell office:value-type="float" office:value="11814" calcext:value-type="float">
            <text:p>11814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0.75" calcext:value-type="float">
            <text:p>0.75</text:p>
          </table:table-cell>
          <table:table-cell office:value-type="float" office:value="71.8" calcext:value-type="float">
            <text:p>71.8</text:p>
          </table:table-cell>
          <table:table-cell office:value-type="float" office:value="23627" calcext:value-type="float">
            <text:p>23627</text:p>
          </table:table-cell>
          <table:table-cell office:value-type="float" office:value="11814" calcext:value-type="float">
            <text:p>11814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81.1" calcext:value-type="float">
            <text:p>81.1</text:p>
          </table:table-cell>
          <table:table-cell office:value-type="float" office:value="23627" calcext:value-type="float">
            <text:p>23627</text:p>
          </table:table-cell>
          <table:table-cell office:value-type="float" office:value="11814" calcext:value-type="float">
            <text:p>11814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50_100_100_2 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9.09" calcext:value-type="float">
            <text:p>19.09</text:p>
          </table:table-cell>
          <table:table-cell office:value-type="float" office:value="22" calcext:value-type="float">
            <text:p>22</text:p>
          </table:table-cell>
          <table:table-cell office:value-type="float" office:value="15.19" calcext:value-type="float">
            <text:p>15.19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.87" calcext:value-type="float">
            <text:p>23.87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.26" calcext:value-type="float">
            <text:p>1.26</text:p>
          </table:table-cell>
          <table:table-cell office:value-type="float" office:value="24.07" calcext:value-type="float">
            <text:p>24.07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8.3" calcext:value-type="float">
            <text:p>38.3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.97" calcext:value-type="float">
            <text:p>29.97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.03" calcext:value-type="float">
            <text:p>1.03</text:p>
          </table:table-cell>
          <table:table-cell office:value-type="float" office:value="31.33" calcext:value-type="float">
            <text:p>31.33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.4" calcext:value-type="float">
            <text:p>48.4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50_100_100_3 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81.32" calcext:value-type="float">
            <text:p>381.32</text:p>
          </table:table-cell>
          <table:table-cell office:value-type="float" office:value="77" calcext:value-type="float">
            <text:p>77</text:p>
          </table:table-cell>
          <table:table-cell table:style-name="ce26" office:value-type="float" office:value="1800" calcext:value-type="float">
            <text:p>1800</text:p>
          </table:table-cell>
          <table:table-cell table:style-name="ce26" office:value-type="float" office:value="517395" calcext:value-type="float">
            <text:p>517395</text:p>
          </table:table-cell>
          <table:table-cell table:style-name="ce26" office:value-type="float" office:value="258658" calcext:value-type="float">
            <text:p>258658</text:p>
          </table:table-cell>
          <table:table-cell table:style-name="ce26" office:value-type="float" office:value="13359" calcext:value-type="float">
            <text:p>13359</text:p>
          </table:table-cell>
          <table:table-cell table:style-name="ce28" office:value-type="float" office:value="79" calcext:value-type="float">
            <text:p>79</text:p>
          </table:table-cell>
          <table:table-cell office:value-type="float" office:value="1800" calcext:value-type="float">
            <text:p>1800</text:p>
          </table:table-cell>
          <table:table-cell office:value-type="float" office:value="656529" calcext:value-type="float">
            <text:p>656529</text:p>
          </table:table-cell>
          <table:table-cell office:value-type="float" office:value="328240" calcext:value-type="float">
            <text:p>328240</text:p>
          </table:table-cell>
          <table:table-cell office:value-type="float" office:value="9361" calcext:value-type="float">
            <text:p>9361</text:p>
          </table:table-cell>
          <table:table-cell office:value-type="float" office:value="78" calcext:value-type="float">
            <text:p>78</text:p>
          </table:table-cell>
          <table:table-cell office:value-type="float" office:value="1.21" calcext:value-type="float">
            <text:p>1.21</text:p>
          </table:table-cell>
          <table:table-cell office:value-type="float" office:value="1800" calcext:value-type="float">
            <text:p>1800</text:p>
          </table:table-cell>
          <table:table-cell office:value-type="float" office:value="652181" calcext:value-type="float">
            <text:p>652181</text:p>
          </table:table-cell>
          <table:table-cell office:value-type="float" office:value="326054" calcext:value-type="float">
            <text:p>326054</text:p>
          </table:table-cell>
          <table:table-cell office:value-type="float" office:value="9329" calcext:value-type="float">
            <text:p>9329</text:p>
          </table:table-cell>
          <table:table-cell office:value-type="float" office:value="74" calcext:value-type="float">
            <text:p>74</text:p>
          </table:table-cell>
          <table:table-cell table:style-name="ce26" office:value-type="float" office:value="1800" calcext:value-type="float">
            <text:p>1800</text:p>
          </table:table-cell>
          <table:table-cell table:style-name="ce26" office:value-type="float" office:value="528871" calcext:value-type="float">
            <text:p>528871</text:p>
          </table:table-cell>
          <table:table-cell table:style-name="ce26" office:value-type="float" office:value="264406" calcext:value-type="float">
            <text:p>264406</text:p>
          </table:table-cell>
          <table:table-cell table:style-name="ce26" office:value-type="float" office:value="7801" calcext:value-type="float">
            <text:p>7801</text:p>
          </table:table-cell>
          <table:table-cell table:style-name="ce28" office:value-type="float" office:value="78" calcext:value-type="float">
            <text:p>78</text:p>
          </table:table-cell>
          <table:table-cell office:value-type="float" office:value="1800" calcext:value-type="float">
            <text:p>1800</text:p>
          </table:table-cell>
          <table:table-cell office:value-type="float" office:value="596081" calcext:value-type="float">
            <text:p>596081</text:p>
          </table:table-cell>
          <table:table-cell office:value-type="float" office:value="298013" calcext:value-type="float">
            <text:p>298013</text:p>
          </table:table-cell>
          <table:table-cell office:value-type="float" office:value="19721" calcext:value-type="float">
            <text:p>19721</text:p>
          </table:table-cell>
          <table:table-cell office:value-type="float" office:value="78" calcext:value-type="float">
            <text:p>78</text:p>
          </table:table-cell>
          <table:table-cell office:value-type="float" office:value="1.41" calcext:value-type="float">
            <text:p>1.41</text:p>
          </table:table-cell>
          <table:table-cell office:value-type="float" office:value="1800" calcext:value-type="float">
            <text:p>1800</text:p>
          </table:table-cell>
          <table:table-cell office:value-type="float" office:value="599403" calcext:value-type="float">
            <text:p>599403</text:p>
          </table:table-cell>
          <table:table-cell office:value-type="float" office:value="299671" calcext:value-type="float">
            <text:p>299671</text:p>
          </table:table-cell>
          <table:table-cell office:value-type="float" office:value="20356" calcext:value-type="float">
            <text:p>20356</text:p>
          </table:table-cell>
          <table:table-cell office:value-type="float" office:value="74" calcext:value-type="float">
            <text:p>74</text:p>
          </table:table-cell>
          <table:table-cell table:style-name="ce26" office:value-type="float" office:value="1800" calcext:value-type="float">
            <text:p>1800</text:p>
          </table:table-cell>
          <table:table-cell table:style-name="ce26" office:value-type="float" office:value="472131" calcext:value-type="float">
            <text:p>472131</text:p>
          </table:table-cell>
          <table:table-cell table:style-name="ce26" office:value-type="float" office:value="236023" calcext:value-type="float">
            <text:p>236023</text:p>
          </table:table-cell>
          <table:table-cell table:style-name="ce26" office:value-type="float" office:value="16141" calcext:value-type="float">
            <text:p>16141</text:p>
          </table:table-cell>
          <table:table-cell table:style-name="ce26" office:value-type="float" office:value="77" calcext:value-type="float">
            <text:p>77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101:.B103])" office:value-type="float" office:value="50" calcext:value-type="float">
            <text:p>50</text:p>
          </table:table-cell>
          <table:table-cell table:style-name="ce21" table:formula="of:=AVERAGE([.C101:.C103])" office:value-type="float" office:value="100" calcext:value-type="float">
            <text:p>100</text:p>
          </table:table-cell>
          <table:table-cell table:style-name="ce21" table:formula="of:=AVERAGE([.D101:.D103])" office:value-type="float" office:value="201.87" calcext:value-type="float">
            <text:p>201.87</text:p>
          </table:table-cell>
          <table:table-cell table:style-name="ce21" table:formula="of:=AVERAGE([.E101:.E103])" office:value-type="float" office:value="50.3333333333333" calcext:value-type="float">
            <text:p>50.3333333333333</text:p>
          </table:table-cell>
          <table:table-cell table:style-name="ce21" table:formula="of:=AVERAGE([.F101:.F103])" office:value-type="float" office:value="627.41" calcext:value-type="float">
            <text:p>627.41</text:p>
          </table:table-cell>
          <table:table-cell table:style-name="ce21" table:formula="of:=AVERAGE([.G101:.G103])" office:value-type="float" office:value="181168.333333333" calcext:value-type="float">
            <text:p>181168.333333333</text:p>
          </table:table-cell>
          <table:table-cell table:style-name="ce21" table:formula="of:=AVERAGE([.H101:.H103])" office:value-type="float" office:value="90571.3333333333" calcext:value-type="float">
            <text:p>90571.3333333333</text:p>
          </table:table-cell>
          <table:table-cell table:style-name="ce21" table:formula="of:=AVERAGE([.I101:.I103])" office:value-type="float" office:value="4456" calcext:value-type="float">
            <text:p>4456</text:p>
          </table:table-cell>
          <table:table-cell table:style-name="ce21" table:formula="of:=AVERAGE([.J101:.J103])" office:value-type="float" office:value="51" calcext:value-type="float">
            <text:p>51</text:p>
          </table:table-cell>
          <table:table-cell table:style-name="ce21" table:formula="of:=AVERAGE([.K101:.K103])" office:value-type="float" office:value="628.96" calcext:value-type="float">
            <text:p>628.96</text:p>
          </table:table-cell>
          <table:table-cell table:style-name="ce21" table:formula="of:=AVERAGE([.L101:.L103])" office:value-type="float" office:value="227557" calcext:value-type="float">
            <text:p>227557</text:p>
          </table:table-cell>
          <table:table-cell table:style-name="ce21" table:formula="of:=AVERAGE([.M101:.M103])" office:value-type="float" office:value="113770.666666667" calcext:value-type="float">
            <text:p>113770.666666667</text:p>
          </table:table-cell>
          <table:table-cell table:style-name="ce21" table:formula="of:=AVERAGE([.N101:.N103])" office:value-type="float" office:value="3124" calcext:value-type="float">
            <text:p>3124</text:p>
          </table:table-cell>
          <table:table-cell table:style-name="ce21" table:formula="of:=AVERAGE([.O101:.O103])" office:value-type="float" office:value="50.6666666666667" calcext:value-type="float">
            <text:p>50.6666666666667</text:p>
          </table:table-cell>
          <table:table-cell table:style-name="ce21" table:formula="of:=AVERAGE([.P101:.P103])" office:value-type="float" office:value="1.16" calcext:value-type="float">
            <text:p>1.16</text:p>
          </table:table-cell>
          <table:table-cell table:style-name="ce21" table:formula="of:=AVERAGE([.Q101:.Q103])" office:value-type="float" office:value="630.11" calcext:value-type="float">
            <text:p>630.11</text:p>
          </table:table-cell>
          <table:table-cell table:style-name="ce21" table:formula="of:=AVERAGE([.R101:.R103])" office:value-type="float" office:value="226107.666666667" calcext:value-type="float">
            <text:p>226107.666666667</text:p>
          </table:table-cell>
          <table:table-cell table:style-name="ce21" table:formula="of:=AVERAGE([.S101:.S103])" office:value-type="float" office:value="113042" calcext:value-type="float">
            <text:p>113042</text:p>
          </table:table-cell>
          <table:table-cell table:style-name="ce21" table:formula="of:=AVERAGE([.T101:.T103])" office:value-type="float" office:value="3113.33333333333" calcext:value-type="float">
            <text:p>3113.33333333333</text:p>
          </table:table-cell>
          <table:table-cell table:style-name="ce21" table:formula="of:=AVERAGE([.U101:.U103])" office:value-type="float" office:value="49.3333333333333" calcext:value-type="float">
            <text:p>49.3333333333333</text:p>
          </table:table-cell>
          <table:table-cell table:style-name="ce21" table:formula="of:=AVERAGE([.V101:.V103])" office:value-type="float" office:value="638.816666666667" calcext:value-type="float">
            <text:p>638.816666666667</text:p>
          </table:table-cell>
          <table:table-cell table:style-name="ce21" table:formula="of:=AVERAGE([.W101:.W103])" office:value-type="float" office:value="185004.333333333" calcext:value-type="float">
            <text:p>185004.333333333</text:p>
          </table:table-cell>
          <table:table-cell table:style-name="ce21" table:formula="of:=AVERAGE([.X101:.X103])" office:value-type="float" office:value="92492.6666666667" calcext:value-type="float">
            <text:p>92492.6666666667</text:p>
          </table:table-cell>
          <table:table-cell table:style-name="ce21" table:formula="of:=AVERAGE([.Y101:.Y103])" office:value-type="float" office:value="2604" calcext:value-type="float">
            <text:p>2604</text:p>
          </table:table-cell>
          <table:table-cell table:style-name="ce21" table:formula="of:=AVERAGE([.Z101:.Z103])" office:value-type="float" office:value="50.6666666666667" calcext:value-type="float">
            <text:p>50.6666666666667</text:p>
          </table:table-cell>
          <table:table-cell table:style-name="ce21" table:formula="of:=AVERAGE([.AA101:.AA103])" office:value-type="float" office:value="635.44" calcext:value-type="float">
            <text:p>635.44</text:p>
          </table:table-cell>
          <table:table-cell table:style-name="ce21" table:formula="of:=AVERAGE([.AB101:.AB103])" office:value-type="float" office:value="207385.666666667" calcext:value-type="float">
            <text:p>207385.666666667</text:p>
          </table:table-cell>
          <table:table-cell table:style-name="ce21" table:formula="of:=AVERAGE([.AC101:.AC103])" office:value-type="float" office:value="103684" calcext:value-type="float">
            <text:p>103684</text:p>
          </table:table-cell>
          <table:table-cell table:style-name="ce21" table:formula="of:=AVERAGE([.AD101:.AD103])" office:value-type="float" office:value="6583.66666666667" calcext:value-type="float">
            <text:p>6583.66666666667</text:p>
          </table:table-cell>
          <table:table-cell table:style-name="ce21" table:formula="of:=AVERAGE([.AE101:.AE103])" office:value-type="float" office:value="50.6666666666667" calcext:value-type="float">
            <text:p>50.6666666666667</text:p>
          </table:table-cell>
          <table:table-cell table:style-name="ce21" table:formula="of:=AVERAGE([.AF101:.AF103])" office:value-type="float" office:value="1.06333333333333" calcext:value-type="float">
            <text:p>1.06333333333333</text:p>
          </table:table-cell>
          <table:table-cell table:style-name="ce21" table:formula="of:=AVERAGE([.AG101:.AG103])" office:value-type="float" office:value="634.376666666667" calcext:value-type="float">
            <text:p>634.376666666667</text:p>
          </table:table-cell>
          <table:table-cell table:style-name="ce21" table:formula="of:=AVERAGE([.AH101:.AH103])" office:value-type="float" office:value="208493" calcext:value-type="float">
            <text:p>208493</text:p>
          </table:table-cell>
          <table:table-cell table:style-name="ce21" table:formula="of:=AVERAGE([.AI101:.AI103])" office:value-type="float" office:value="104236.666666667" calcext:value-type="float">
            <text:p>104236.666666667</text:p>
          </table:table-cell>
          <table:table-cell table:style-name="ce21" table:formula="of:=AVERAGE([.AJ101:.AJ103])" office:value-type="float" office:value="6795.33333333333" calcext:value-type="float">
            <text:p>6795.33333333333</text:p>
          </table:table-cell>
          <table:table-cell table:style-name="ce21" table:formula="of:=AVERAGE([.AK101:.AK103])" office:value-type="float" office:value="49.3333333333333" calcext:value-type="float">
            <text:p>49.3333333333333</text:p>
          </table:table-cell>
          <table:table-cell table:style-name="ce21" table:formula="of:=AVERAGE([.AL101:.AL103])" office:value-type="float" office:value="643.166666666667" calcext:value-type="float">
            <text:p>643.166666666667</text:p>
          </table:table-cell>
          <table:table-cell table:style-name="ce21" table:formula="of:=AVERAGE([.AM101:.AM103])" office:value-type="float" office:value="166069" calcext:value-type="float">
            <text:p>166069</text:p>
          </table:table-cell>
          <table:table-cell table:style-name="ce21" table:formula="of:=AVERAGE([.AN101:.AN103])" office:value-type="float" office:value="83020.6666666667" calcext:value-type="float">
            <text:p>83020.6666666667</text:p>
          </table:table-cell>
          <table:table-cell table:style-name="ce21" table:formula="of:=AVERAGE([.AO101:.AO103])" office:value-type="float" office:value="5390.33333333333" calcext:value-type="float">
            <text:p>5390.33333333333</text:p>
          </table:table-cell>
          <table:table-cell table:style-name="ce21" table:formula="of:=AVERAGE([.AP101:.AP103])" office:value-type="float" office:value="50.3333333333333" calcext:value-type="float">
            <text:p>50.3333333333333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50_100_25_1 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.83" calcext:value-type="float">
            <text:p>6.83</text:p>
          </table:table-cell>
          <table:table-cell office:value-type="float" office:value="14" calcext:value-type="float">
            <text:p>14</text:p>
          </table:table-cell>
          <table:table-cell office:value-type="float" office:value="20.8" calcext:value-type="float">
            <text:p>20.8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.56" calcext:value-type="float">
            <text:p>20.56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35" calcext:value-type="float">
            <text:p>1.35</text:p>
          </table:table-cell>
          <table:table-cell office:value-type="float" office:value="27.29" calcext:value-type="float">
            <text:p>27.29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3.61" calcext:value-type="float">
            <text:p>43.61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4.13" calcext:value-type="float">
            <text:p>24.13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01" calcext:value-type="float">
            <text:p>1.01</text:p>
          </table:table-cell>
          <table:table-cell office:value-type="float" office:value="25.14" calcext:value-type="float">
            <text:p>25.14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2.88" calcext:value-type="float">
            <text:p>42.88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50_100_25_2 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800" calcext:value-type="float">
            <text:p>1800</text:p>
          </table:table-cell>
          <table:table-cell office:value-type="float" office:value="648175" calcext:value-type="float">
            <text:p>648175</text:p>
          </table:table-cell>
          <table:table-cell office:value-type="float" office:value="324049" calcext:value-type="float">
            <text:p>324049</text:p>
          </table:table-cell>
          <table:table-cell office:value-type="float" office:value="53496" calcext:value-type="float">
            <text:p>53496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.8</text:p>
          </table:table-cell>
          <table:table-cell office:value-type="float" office:value="1800" calcext:value-type="float">
            <text:p>1800</text:p>
          </table:table-cell>
          <table:table-cell office:value-type="float" office:value="630413" calcext:value-type="float">
            <text:p>630413</text:p>
          </table:table-cell>
          <table:table-cell office:value-type="float" office:value="315170" calcext:value-type="float">
            <text:p>315170</text:p>
          </table:table-cell>
          <table:table-cell office:value-type="float" office:value="46358" calcext:value-type="float">
            <text:p>46358</text:p>
          </table:table-cell>
          <table:table-cell office:value-type="float" office:value="83" calcext:value-type="float">
            <text:p>83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800" calcext:value-type="float">
            <text:p>1800</text:p>
          </table:table-cell>
          <table:table-cell office:value-type="float" office:value="638393" calcext:value-type="float">
            <text:p>638393</text:p>
          </table:table-cell>
          <table:table-cell office:value-type="float" office:value="319159" calcext:value-type="float">
            <text:p>319159</text:p>
          </table:table-cell>
          <table:table-cell office:value-type="float" office:value="52852" calcext:value-type="float">
            <text:p>52852</text:p>
          </table:table-cell>
          <table:table-cell office:value-type="float" office:value="103" calcext:value-type="float">
            <text:p>103</text:p>
          </table:table-cell>
          <table:table-cell office:value-type="float" office:value="0.94" calcext:value-type="float">
            <text:p>0.94</text:p>
          </table:table-cell>
          <table:table-cell office:value-type="float" office:value="1800" calcext:value-type="float">
            <text:p>1800</text:p>
          </table:table-cell>
          <table:table-cell office:value-type="float" office:value="648121" calcext:value-type="float">
            <text:p>648121</text:p>
          </table:table-cell>
          <table:table-cell office:value-type="float" office:value="324022" calcext:value-type="float">
            <text:p>324022</text:p>
          </table:table-cell>
          <table:table-cell office:value-type="float" office:value="38523" calcext:value-type="float">
            <text:p>38523</text:p>
          </table:table-cell>
          <table:table-cell office:value-type="float" office:value="53" calcext:value-type="float">
            <text:p>53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50_100_25_3 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800" calcext:value-type="float">
            <text:p>1800</text:p>
          </table:table-cell>
          <table:table-cell office:value-type="float" office:value="662853" calcext:value-type="float">
            <text:p>662853</text:p>
          </table:table-cell>
          <table:table-cell office:value-type="float" office:value="331393" calcext:value-type="float">
            <text:p>331393</text:p>
          </table:table-cell>
          <table:table-cell office:value-type="float" office:value="3261" calcext:value-type="float">
            <text:p>3261</text:p>
          </table:table-cell>
          <table:table-cell office:value-type="float" office:value="105" calcext:value-type="float">
            <text:p>105</text:p>
          </table:table-cell>
          <table:table-cell office:value-type="float" office:value="0.7" calcext:value-type="float">
            <text:p>0.7</text:p>
          </table:table-cell>
          <table:table-cell office:value-type="float" office:value="1800" calcext:value-type="float">
            <text:p>1800</text:p>
          </table:table-cell>
          <table:table-cell office:value-type="float" office:value="660041" calcext:value-type="float">
            <text:p>660041</text:p>
          </table:table-cell>
          <table:table-cell office:value-type="float" office:value="329984" calcext:value-type="float">
            <text:p>329984</text:p>
          </table:table-cell>
          <table:table-cell office:value-type="float" office:value="2359" calcext:value-type="float">
            <text:p>2359</text:p>
          </table:table-cell>
          <table:table-cell office:value-type="float" office:value="92" calcext:value-type="float">
            <text:p>92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800" calcext:value-type="float">
            <text:p>1800</text:p>
          </table:table-cell>
          <table:table-cell office:value-type="float" office:value="646469" calcext:value-type="float">
            <text:p>646469</text:p>
          </table:table-cell>
          <table:table-cell office:value-type="float" office:value="323196" calcext:value-type="float">
            <text:p>323196</text:p>
          </table:table-cell>
          <table:table-cell office:value-type="float" office:value="3206" calcext:value-type="float">
            <text:p>3206</text:p>
          </table:table-cell>
          <table:table-cell office:value-type="float" office:value="109" calcext:value-type="float">
            <text:p>109</text:p>
          </table:table-cell>
          <table:table-cell office:value-type="float" office:value="0.99" calcext:value-type="float">
            <text:p>0.99</text:p>
          </table:table-cell>
          <table:table-cell office:value-type="float" office:value="1800" calcext:value-type="float">
            <text:p>1800</text:p>
          </table:table-cell>
          <table:table-cell office:value-type="float" office:value="660989" calcext:value-type="float">
            <text:p>660989</text:p>
          </table:table-cell>
          <table:table-cell office:value-type="float" office:value="330456" calcext:value-type="float">
            <text:p>330456</text:p>
          </table:table-cell>
          <table:table-cell office:value-type="float" office:value="3809" calcext:value-type="float">
            <text:p>3809</text:p>
          </table:table-cell>
          <table:table-cell office:value-type="float" office:value="73" calcext:value-type="float">
            <text:p>73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105:.B107])" office:value-type="float" office:value="50" calcext:value-type="float">
            <text:p>50</text:p>
          </table:table-cell>
          <table:table-cell table:style-name="ce21" table:formula="of:=AVERAGE([.C105:.C107])" office:value-type="float" office:value="25" calcext:value-type="float">
            <text:p>25</text:p>
          </table:table-cell>
          <table:table-cell table:style-name="ce21" table:formula="of:=AVERAGE([.D105:.D107])" office:value-type="float" office:value="6.83" calcext:value-type="float">
            <text:p>6.83</text:p>
          </table:table-cell>
          <table:table-cell table:style-name="ce21" table:formula="of:=AVERAGE([.E105:.E107])" office:value-type="float" office:value="14" calcext:value-type="float">
            <text:p>14</text:p>
          </table:table-cell>
          <table:table-cell table:style-name="ce21" table:formula="of:=AVERAGE([.F105:.F107])" office:value-type="float" office:value="20.8" calcext:value-type="float">
            <text:p>20.8</text:p>
          </table:table-cell>
          <table:table-cell table:style-name="ce21" table:formula="of:=AVERAGE([.G105:.G107])" office:value-type="float" office:value="2355" calcext:value-type="float">
            <text:p>2355</text:p>
          </table:table-cell>
          <table:table-cell table:style-name="ce21" table:formula="of:=AVERAGE([.H105:.H107])" office:value-type="float" office:value="1178" calcext:value-type="float">
            <text:p>1178</text:p>
          </table:table-cell>
          <table:table-cell table:style-name="ce21" table:formula="of:=AVERAGE([.I105:.I107])" office:value-type="float" office:value="0" calcext:value-type="float">
            <text:p>0</text:p>
          </table:table-cell>
          <table:table-cell table:style-name="ce21" table:formula="of:=AVERAGE([.J105:.J107])" office:value-type="float" office:value="14" calcext:value-type="float">
            <text:p>14</text:p>
          </table:table-cell>
          <table:table-cell table:style-name="ce21" table:formula="of:=AVERAGE([.K105:.K107])" office:value-type="float" office:value="1206.85333333333" calcext:value-type="float">
            <text:p>1206.85333333333</text:p>
          </table:table-cell>
          <table:table-cell table:style-name="ce21" table:formula="of:=AVERAGE([.L105:.L107])" office:value-type="float" office:value="437794.333333333" calcext:value-type="float">
            <text:p>437794.333333333</text:p>
          </table:table-cell>
          <table:table-cell table:style-name="ce21" table:formula="of:=AVERAGE([.M105:.M107])" office:value-type="float" office:value="218873.333333333" calcext:value-type="float">
            <text:p>218873.333333333</text:p>
          </table:table-cell>
          <table:table-cell table:style-name="ce21" table:formula="of:=AVERAGE([.N105:.N107])" office:value-type="float" office:value="18919" calcext:value-type="float">
            <text:p>18919</text:p>
          </table:table-cell>
          <table:table-cell table:style-name="ce21" table:formula="of:=AVERAGE([.O105:.O107])" office:value-type="float" office:value="74" calcext:value-type="float">
            <text:p>74</text:p>
          </table:table-cell>
          <table:table-cell table:style-name="ce21" table:formula="of:=AVERAGE([.P105:.P107])" office:value-type="float" office:value="1.28333333333333" calcext:value-type="float">
            <text:p>1.28333333333333</text:p>
          </table:table-cell>
          <table:table-cell table:style-name="ce21" table:formula="of:=AVERAGE([.Q105:.Q107])" office:value-type="float" office:value="1209.09666666667" calcext:value-type="float">
            <text:p>1209.09666666667</text:p>
          </table:table-cell>
          <table:table-cell table:style-name="ce21" table:formula="of:=AVERAGE([.R105:.R107])" office:value-type="float" office:value="430936.333333333" calcext:value-type="float">
            <text:p>430936.333333333</text:p>
          </table:table-cell>
          <table:table-cell table:style-name="ce21" table:formula="of:=AVERAGE([.S105:.S107])" office:value-type="float" office:value="215444" calcext:value-type="float">
            <text:p>215444</text:p>
          </table:table-cell>
          <table:table-cell table:style-name="ce21" table:formula="of:=AVERAGE([.T105:.T107])" office:value-type="float" office:value="16239" calcext:value-type="float">
            <text:p>16239</text:p>
          </table:table-cell>
          <table:table-cell table:style-name="ce21" table:formula="of:=AVERAGE([.U105:.U107])" office:value-type="float" office:value="63" calcext:value-type="float">
            <text:p>63</text:p>
          </table:table-cell>
          <table:table-cell table:style-name="ce21" table:formula="of:=AVERAGE([.V105:.V107])" office:value-type="float" office:value="43.61" calcext:value-type="float">
            <text:p>43.61</text:p>
          </table:table-cell>
          <table:table-cell table:style-name="ce21" table:formula="of:=AVERAGE([.W105:.W107])" office:value-type="float" office:value="2355" calcext:value-type="float">
            <text:p>2355</text:p>
          </table:table-cell>
          <table:table-cell table:style-name="ce21" table:formula="of:=AVERAGE([.X105:.X107])" office:value-type="float" office:value="1178" calcext:value-type="float">
            <text:p>1178</text:p>
          </table:table-cell>
          <table:table-cell table:style-name="ce21" table:formula="of:=AVERAGE([.Y105:.Y107])" office:value-type="float" office:value="0" calcext:value-type="float">
            <text:p>0</text:p>
          </table:table-cell>
          <table:table-cell table:style-name="ce21" table:formula="of:=AVERAGE([.Z105:.Z107])" office:value-type="float" office:value="14" calcext:value-type="float">
            <text:p>14</text:p>
          </table:table-cell>
          <table:table-cell table:style-name="ce21" table:formula="of:=AVERAGE([.AA105:.AA107])" office:value-type="float" office:value="1208.04333333333" calcext:value-type="float">
            <text:p>1208.04333333333</text:p>
          </table:table-cell>
          <table:table-cell table:style-name="ce21" table:formula="of:=AVERAGE([.AB105:.AB107])" office:value-type="float" office:value="429072.333333333" calcext:value-type="float">
            <text:p>429072.333333333</text:p>
          </table:table-cell>
          <table:table-cell table:style-name="ce21" table:formula="of:=AVERAGE([.AC105:.AC107])" office:value-type="float" office:value="214511" calcext:value-type="float">
            <text:p>214511</text:p>
          </table:table-cell>
          <table:table-cell table:style-name="ce21" table:formula="of:=AVERAGE([.AD105:.AD107])" office:value-type="float" office:value="18686" calcext:value-type="float">
            <text:p>18686</text:p>
          </table:table-cell>
          <table:table-cell table:style-name="ce21" table:formula="of:=AVERAGE([.AE105:.AE107])" office:value-type="float" office:value="75.3333333333333" calcext:value-type="float">
            <text:p>75.3333333333333</text:p>
          </table:table-cell>
          <table:table-cell table:style-name="ce21" table:formula="of:=AVERAGE([.AF105:.AF107])" office:value-type="float" office:value="0.98" calcext:value-type="float">
            <text:p>0.98</text:p>
          </table:table-cell>
          <table:table-cell table:style-name="ce21" table:formula="of:=AVERAGE([.AG105:.AG107])" office:value-type="float" office:value="1208.38" calcext:value-type="float">
            <text:p>1208.38</text:p>
          </table:table-cell>
          <table:table-cell table:style-name="ce21" table:formula="of:=AVERAGE([.AH105:.AH107])" office:value-type="float" office:value="437155" calcext:value-type="float">
            <text:p>437155</text:p>
          </table:table-cell>
          <table:table-cell table:style-name="ce21" table:formula="of:=AVERAGE([.AI105:.AI107])" office:value-type="float" office:value="218552" calcext:value-type="float">
            <text:p>218552</text:p>
          </table:table-cell>
          <table:table-cell table:style-name="ce21" table:formula="of:=AVERAGE([.AJ105:.AJ107])" office:value-type="float" office:value="14110.6666666667" calcext:value-type="float">
            <text:p>14110.6666666667</text:p>
          </table:table-cell>
          <table:table-cell table:style-name="ce21" table:formula="of:=AVERAGE([.AK105:.AK107])" office:value-type="float" office:value="46.6666666666667" calcext:value-type="float">
            <text:p>46.6666666666667</text:p>
          </table:table-cell>
          <table:table-cell table:style-name="ce21" table:formula="of:=AVERAGE([.AL105:.AL107])" office:value-type="float" office:value="42.88" calcext:value-type="float">
            <text:p>42.88</text:p>
          </table:table-cell>
          <table:table-cell table:style-name="ce21" table:formula="of:=AVERAGE([.AM105:.AM107])" office:value-type="float" office:value="2355" calcext:value-type="float">
            <text:p>2355</text:p>
          </table:table-cell>
          <table:table-cell table:style-name="ce21" table:formula="of:=AVERAGE([.AN105:.AN107])" office:value-type="float" office:value="1178" calcext:value-type="float">
            <text:p>1178</text:p>
          </table:table-cell>
          <table:table-cell table:style-name="ce21" table:formula="of:=AVERAGE([.AO105:.AO107])" office:value-type="float" office:value="0" calcext:value-type="float">
            <text:p>0</text:p>
          </table:table-cell>
          <table:table-cell table:style-name="ce21" table:formula="of:=AVERAGE([.AP105:.AP107])" office:value-type="float" office:value="14" calcext:value-type="float">
            <text:p>14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50_100_50_1 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6.33" calcext:value-type="float">
            <text:p>156.33</text:p>
          </table:table-cell>
          <table:table-cell office:value-type="float" office:value="61" calcext:value-type="float">
            <text:p>61</text:p>
          </table:table-cell>
          <table:table-cell office:value-type="float" office:value="877.09" calcext:value-type="float">
            <text:p>877.09</text:p>
          </table:table-cell>
          <table:table-cell office:value-type="float" office:value="264733" calcext:value-type="float">
            <text:p>264733</text:p>
          </table:table-cell>
          <table:table-cell office:value-type="float" office:value="132367" calcext:value-type="float">
            <text:p>132367</text:p>
          </table:table-cell>
          <table:table-cell office:value-type="float" office:value="547" calcext:value-type="float">
            <text:p>547</text:p>
          </table:table-cell>
          <table:table-cell office:value-type="float" office:value="61" calcext:value-type="float">
            <text:p>61</text:p>
          </table:table-cell>
          <table:table-cell office:value-type="float" office:value="608.4" calcext:value-type="float">
            <text:p>608.4</text:p>
          </table:table-cell>
          <table:table-cell office:value-type="float" office:value="266777" calcext:value-type="float">
            <text:p>266777</text:p>
          </table:table-cell>
          <table:table-cell office:value-type="float" office:value="133389" calcext:value-type="float">
            <text:p>133389</text:p>
          </table:table-cell>
          <table:table-cell office:value-type="float" office:value="1079" calcext:value-type="float">
            <text:p>1079</text:p>
          </table:table-cell>
          <table:table-cell office:value-type="float" office:value="61" calcext:value-type="float">
            <text:p>61</text:p>
          </table:table-cell>
          <table:table-cell office:value-type="float" office:value="1.06" calcext:value-type="float">
            <text:p>1.06</text:p>
          </table:table-cell>
          <table:table-cell office:value-type="float" office:value="607.65" calcext:value-type="float">
            <text:p>607.65</text:p>
          </table:table-cell>
          <table:table-cell office:value-type="float" office:value="266763" calcext:value-type="float">
            <text:p>266763</text:p>
          </table:table-cell>
          <table:table-cell office:value-type="float" office:value="133382" calcext:value-type="float">
            <text:p>133382</text:p>
          </table:table-cell>
          <table:table-cell office:value-type="float" office:value="1086" calcext:value-type="float">
            <text:p>1086</text:p>
          </table:table-cell>
          <table:table-cell office:value-type="float" office:value="61" calcext:value-type="float">
            <text:p>61</text:p>
          </table:table-cell>
          <table:table-cell office:value-type="float" office:value="667.54" calcext:value-type="float">
            <text:p>667.54</text:p>
          </table:table-cell>
          <table:table-cell office:value-type="float" office:value="266777" calcext:value-type="float">
            <text:p>266777</text:p>
          </table:table-cell>
          <table:table-cell office:value-type="float" office:value="133389" calcext:value-type="float">
            <text:p>133389</text:p>
          </table:table-cell>
          <table:table-cell office:value-type="float" office:value="1079" calcext:value-type="float">
            <text:p>1079</text:p>
          </table:table-cell>
          <table:table-cell office:value-type="float" office:value="61" calcext:value-type="float">
            <text:p>61</text:p>
          </table:table-cell>
          <table:table-cell office:value-type="float" office:value="623.62" calcext:value-type="float">
            <text:p>623.62</text:p>
          </table:table-cell>
          <table:table-cell office:value-type="float" office:value="265763" calcext:value-type="float">
            <text:p>265763</text:p>
          </table:table-cell>
          <table:table-cell office:value-type="float" office:value="132882" calcext:value-type="float">
            <text:p>132882</text:p>
          </table:table-cell>
          <table:table-cell office:value-type="float" office:value="1204" calcext:value-type="float">
            <text:p>1204</text:p>
          </table:table-cell>
          <table:table-cell office:value-type="float" office:value="61" calcext:value-type="float">
            <text:p>61</text:p>
          </table:table-cell>
          <table:table-cell office:value-type="float" office:value="0.96" calcext:value-type="float">
            <text:p>0.96</text:p>
          </table:table-cell>
          <table:table-cell office:value-type="float" office:value="624.66" calcext:value-type="float">
            <text:p>624.66</text:p>
          </table:table-cell>
          <table:table-cell office:value-type="float" office:value="265739" calcext:value-type="float">
            <text:p>265739</text:p>
          </table:table-cell>
          <table:table-cell office:value-type="float" office:value="132870" calcext:value-type="float">
            <text:p>132870</text:p>
          </table:table-cell>
          <table:table-cell office:value-type="float" office:value="1211" calcext:value-type="float">
            <text:p>1211</text:p>
          </table:table-cell>
          <table:table-cell office:value-type="float" office:value="61" calcext:value-type="float">
            <text:p>61</text:p>
          </table:table-cell>
          <table:table-cell office:value-type="float" office:value="823.39" calcext:value-type="float">
            <text:p>823.39</text:p>
          </table:table-cell>
          <table:table-cell office:value-type="float" office:value="265763" calcext:value-type="float">
            <text:p>265763</text:p>
          </table:table-cell>
          <table:table-cell office:value-type="float" office:value="132882" calcext:value-type="float">
            <text:p>132882</text:p>
          </table:table-cell>
          <table:table-cell office:value-type="float" office:value="1204" calcext:value-type="float">
            <text:p>120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50_100_50_2 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0.29" calcext:value-type="float">
            <text:p>160.29</text:p>
          </table:table-cell>
          <table:table-cell office:value-type="float" office:value="69" calcext:value-type="float">
            <text:p>69</text:p>
          </table:table-cell>
          <table:table-cell office:value-type="float" office:value="1800" calcext:value-type="float">
            <text:p>1800</text:p>
          </table:table-cell>
          <table:table-cell office:value-type="float" office:value="509841" calcext:value-type="float">
            <text:p>509841</text:p>
          </table:table-cell>
          <table:table-cell office:value-type="float" office:value="254886" calcext:value-type="float">
            <text:p>254886</text:p>
          </table:table-cell>
          <table:table-cell office:value-type="float" office:value="8899" calcext:value-type="float">
            <text:p>8899</text:p>
          </table:table-cell>
          <table:table-cell office:value-type="float" office:value="65" calcext:value-type="float">
            <text:p>65</text:p>
          </table:table-cell>
          <table:table-cell office:value-type="float" office:value="1800" calcext:value-type="float">
            <text:p>1800</text:p>
          </table:table-cell>
          <table:table-cell office:value-type="float" office:value="700173" calcext:value-type="float">
            <text:p>700173</text:p>
          </table:table-cell>
          <table:table-cell office:value-type="float" office:value="350049" calcext:value-type="float">
            <text:p>350049</text:p>
          </table:table-cell>
          <table:table-cell office:value-type="float" office:value="17500" calcext:value-type="float">
            <text:p>17500</text:p>
          </table:table-cell>
          <table:table-cell office:value-type="float" office:value="69" calcext:value-type="float">
            <text:p>69</text:p>
          </table:table-cell>
          <table:table-cell office:value-type="float" office:value="0.7" calcext:value-type="float">
            <text:p>0.7</text:p>
          </table:table-cell>
          <table:table-cell office:value-type="float" office:value="1800" calcext:value-type="float">
            <text:p>1800</text:p>
          </table:table-cell>
          <table:table-cell office:value-type="float" office:value="688905" calcext:value-type="float">
            <text:p>688905</text:p>
          </table:table-cell>
          <table:table-cell office:value-type="float" office:value="344419" calcext:value-type="float">
            <text:p>344419</text:p>
          </table:table-cell>
          <table:table-cell office:value-type="float" office:value="17184" calcext:value-type="float">
            <text:p>17184</text:p>
          </table:table-cell>
          <table:table-cell office:value-type="float" office:value="69" calcext:value-type="float">
            <text:p>69</text:p>
          </table:table-cell>
          <table:table-cell office:value-type="float" office:value="1800" calcext:value-type="float">
            <text:p>1800</text:p>
          </table:table-cell>
          <table:table-cell office:value-type="float" office:value="681029" calcext:value-type="float">
            <text:p>681029</text:p>
          </table:table-cell>
          <table:table-cell office:value-type="float" office:value="340474" calcext:value-type="float">
            <text:p>340474</text:p>
          </table:table-cell>
          <table:table-cell office:value-type="float" office:value="16884" calcext:value-type="float">
            <text:p>16884</text:p>
          </table:table-cell>
          <table:table-cell office:value-type="float" office:value="69" calcext:value-type="float">
            <text:p>69</text:p>
          </table:table-cell>
          <table:table-cell office:value-type="float" office:value="1800" calcext:value-type="float">
            <text:p>1800</text:p>
          </table:table-cell>
          <table:table-cell office:value-type="float" office:value="687705" calcext:value-type="float">
            <text:p>687705</text:p>
          </table:table-cell>
          <table:table-cell office:value-type="float" office:value="343809" calcext:value-type="float">
            <text:p>343809</text:p>
          </table:table-cell>
          <table:table-cell office:value-type="float" office:value="17297" calcext:value-type="float">
            <text:p>17297</text:p>
          </table:table-cell>
          <table:table-cell office:value-type="float" office:value="69" calcext:value-type="float">
            <text:p>69</text:p>
          </table:table-cell>
          <table:table-cell office:value-type="float" office:value="1.46" calcext:value-type="float">
            <text:p>1.46</text:p>
          </table:table-cell>
          <table:table-cell office:value-type="float" office:value="1800" calcext:value-type="float">
            <text:p>1800</text:p>
          </table:table-cell>
          <table:table-cell office:value-type="float" office:value="685037" calcext:value-type="float">
            <text:p>685037</text:p>
          </table:table-cell>
          <table:table-cell office:value-type="float" office:value="342488" calcext:value-type="float">
            <text:p>342488</text:p>
          </table:table-cell>
          <table:table-cell office:value-type="float" office:value="17226" calcext:value-type="float">
            <text:p>17226</text:p>
          </table:table-cell>
          <table:table-cell office:value-type="float" office:value="69" calcext:value-type="float">
            <text:p>69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50_100_50_3 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2.49" calcext:value-type="float">
            <text:p>62.49</text:p>
          </table:table-cell>
          <table:table-cell office:value-type="float" office:value="54" calcext:value-type="float">
            <text:p>54</text:p>
          </table:table-cell>
          <table:table-cell office:value-type="float" office:value="235.36" calcext:value-type="float">
            <text:p>235.36</text:p>
          </table:table-cell>
          <table:table-cell office:value-type="float" office:value="74787" calcext:value-type="float">
            <text:p>74787</text:p>
          </table:table-cell>
          <table:table-cell office:value-type="float" office:value="37394" calcext:value-type="float">
            <text:p>37394</text:p>
          </table:table-cell>
          <table:table-cell office:value-type="float" office:value="293" calcext:value-type="float">
            <text:p>293</text:p>
          </table:table-cell>
          <table:table-cell office:value-type="float" office:value="54" calcext:value-type="float">
            <text:p>54</text:p>
          </table:table-cell>
          <table:table-cell office:value-type="float" office:value="158.65" calcext:value-type="float">
            <text:p>158.65</text:p>
          </table:table-cell>
          <table:table-cell office:value-type="float" office:value="75039" calcext:value-type="float">
            <text:p>75039</text:p>
          </table:table-cell>
          <table:table-cell office:value-type="float" office:value="37520" calcext:value-type="float">
            <text:p>37520</text:p>
          </table:table-cell>
          <table:table-cell office:value-type="float" office:value="369" calcext:value-type="float">
            <text:p>369</text:p>
          </table:table-cell>
          <table:table-cell office:value-type="float" office:value="54" calcext:value-type="float">
            <text:p>54</text:p>
          </table:table-cell>
          <table:table-cell office:value-type="float" office:value="1.09" calcext:value-type="float">
            <text:p>1.09</text:p>
          </table:table-cell>
          <table:table-cell office:value-type="float" office:value="162.34" calcext:value-type="float">
            <text:p>162.34</text:p>
          </table:table-cell>
          <table:table-cell office:value-type="float" office:value="75037" calcext:value-type="float">
            <text:p>75037</text:p>
          </table:table-cell>
          <table:table-cell office:value-type="float" office:value="37519" calcext:value-type="float">
            <text:p>37519</text:p>
          </table:table-cell>
          <table:table-cell office:value-type="float" office:value="370" calcext:value-type="float">
            <text:p>370</text:p>
          </table:table-cell>
          <table:table-cell office:value-type="float" office:value="54" calcext:value-type="float">
            <text:p>54</text:p>
          </table:table-cell>
          <table:table-cell office:value-type="float" office:value="182.27" calcext:value-type="float">
            <text:p>182.27</text:p>
          </table:table-cell>
          <table:table-cell office:value-type="float" office:value="75039" calcext:value-type="float">
            <text:p>75039</text:p>
          </table:table-cell>
          <table:table-cell office:value-type="float" office:value="37520" calcext:value-type="float">
            <text:p>37520</text:p>
          </table:table-cell>
          <table:table-cell office:value-type="float" office:value="369" calcext:value-type="float">
            <text:p>369</text:p>
          </table:table-cell>
          <table:table-cell office:value-type="float" office:value="54" calcext:value-type="float">
            <text:p>54</text:p>
          </table:table-cell>
          <table:table-cell office:value-type="float" office:value="163.82" calcext:value-type="float">
            <text:p>163.82</text:p>
          </table:table-cell>
          <table:table-cell office:value-type="float" office:value="73589" calcext:value-type="float">
            <text:p>73589</text:p>
          </table:table-cell>
          <table:table-cell office:value-type="float" office:value="36795" calcext:value-type="float">
            <text:p>36795</text:p>
          </table:table-cell>
          <table:table-cell office:value-type="float" office:value="550" calcext:value-type="float">
            <text:p>550</text:p>
          </table:table-cell>
          <table:table-cell office:value-type="float" office:value="54" calcext:value-type="float">
            <text:p>54</text:p>
          </table:table-cell>
          <table:table-cell office:value-type="float" office:value="0.95" calcext:value-type="float">
            <text:p>0.95</text:p>
          </table:table-cell>
          <table:table-cell office:value-type="float" office:value="167.11" calcext:value-type="float">
            <text:p>167.11</text:p>
          </table:table-cell>
          <table:table-cell office:value-type="float" office:value="73585" calcext:value-type="float">
            <text:p>73585</text:p>
          </table:table-cell>
          <table:table-cell office:value-type="float" office:value="36793" calcext:value-type="float">
            <text:p>36793</text:p>
          </table:table-cell>
          <table:table-cell office:value-type="float" office:value="551" calcext:value-type="float">
            <text:p>551</text:p>
          </table:table-cell>
          <table:table-cell office:value-type="float" office:value="54" calcext:value-type="float">
            <text:p>54</text:p>
          </table:table-cell>
          <table:table-cell office:value-type="float" office:value="185.14" calcext:value-type="float">
            <text:p>185.14</text:p>
          </table:table-cell>
          <table:table-cell office:value-type="float" office:value="73589" calcext:value-type="float">
            <text:p>73589</text:p>
          </table:table-cell>
          <table:table-cell office:value-type="float" office:value="36795" calcext:value-type="float">
            <text:p>36795</text:p>
          </table:table-cell>
          <table:table-cell office:value-type="float" office:value="550" calcext:value-type="float">
            <text:p>5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109:.B111])" office:value-type="float" office:value="50" calcext:value-type="float">
            <text:p>50</text:p>
          </table:table-cell>
          <table:table-cell table:style-name="ce21" table:formula="of:=AVERAGE([.C109:.C111])" office:value-type="float" office:value="50" calcext:value-type="float">
            <text:p>50</text:p>
          </table:table-cell>
          <table:table-cell table:style-name="ce21" table:formula="of:=AVERAGE([.D109:.D111])" office:value-type="float" office:value="126.37" calcext:value-type="float">
            <text:p>126.37</text:p>
          </table:table-cell>
          <table:table-cell table:style-name="ce21" table:formula="of:=AVERAGE([.E109:.E111])" office:value-type="float" office:value="61.3333333333333" calcext:value-type="float">
            <text:p>61.3333333333333</text:p>
          </table:table-cell>
          <table:table-cell table:style-name="ce21" table:formula="of:=AVERAGE([.F109:.F111])" office:value-type="float" office:value="970.816666666667" calcext:value-type="float">
            <text:p>970.816666666667</text:p>
          </table:table-cell>
          <table:table-cell table:style-name="ce21" table:formula="of:=AVERAGE([.G109:.G111])" office:value-type="float" office:value="283120.333333333" calcext:value-type="float">
            <text:p>283120.333333333</text:p>
          </table:table-cell>
          <table:table-cell table:style-name="ce21" table:formula="of:=AVERAGE([.H109:.H111])" office:value-type="float" office:value="141549" calcext:value-type="float">
            <text:p>141549</text:p>
          </table:table-cell>
          <table:table-cell table:style-name="ce21" table:formula="of:=AVERAGE([.I109:.I111])" office:value-type="float" office:value="3246.33333333333" calcext:value-type="float">
            <text:p>3246.33333333333</text:p>
          </table:table-cell>
          <table:table-cell table:style-name="ce21" table:formula="of:=AVERAGE([.J109:.J111])" office:value-type="float" office:value="60" calcext:value-type="float">
            <text:p>60</text:p>
          </table:table-cell>
          <table:table-cell table:style-name="ce21" table:formula="of:=AVERAGE([.K109:.K111])" office:value-type="float" office:value="855.683333333333" calcext:value-type="float">
            <text:p>855.683333333333</text:p>
          </table:table-cell>
          <table:table-cell table:style-name="ce21" table:formula="of:=AVERAGE([.L109:.L111])" office:value-type="float" office:value="347329.666666667" calcext:value-type="float">
            <text:p>347329.666666667</text:p>
          </table:table-cell>
          <table:table-cell table:style-name="ce21" table:formula="of:=AVERAGE([.M109:.M111])" office:value-type="float" office:value="173652.666666667" calcext:value-type="float">
            <text:p>173652.666666667</text:p>
          </table:table-cell>
          <table:table-cell table:style-name="ce21" table:formula="of:=AVERAGE([.N109:.N111])" office:value-type="float" office:value="6316" calcext:value-type="float">
            <text:p>6316</text:p>
          </table:table-cell>
          <table:table-cell table:style-name="ce21" table:formula="of:=AVERAGE([.O109:.O111])" office:value-type="float" office:value="61.3333333333333" calcext:value-type="float">
            <text:p>61.3333333333333</text:p>
          </table:table-cell>
          <table:table-cell table:style-name="ce21" table:formula="of:=AVERAGE([.P109:.P111])" office:value-type="float" office:value="0.95" calcext:value-type="float">
            <text:p>0.95</text:p>
          </table:table-cell>
          <table:table-cell table:style-name="ce21" table:formula="of:=AVERAGE([.Q109:.Q111])" office:value-type="float" office:value="856.663333333333" calcext:value-type="float">
            <text:p>856.663333333333</text:p>
          </table:table-cell>
          <table:table-cell table:style-name="ce21" table:formula="of:=AVERAGE([.R109:.R111])" office:value-type="float" office:value="343568.333333333" calcext:value-type="float">
            <text:p>343568.333333333</text:p>
          </table:table-cell>
          <table:table-cell table:style-name="ce21" table:formula="of:=AVERAGE([.S109:.S111])" office:value-type="float" office:value="171773.333333333" calcext:value-type="float">
            <text:p>171773.333333333</text:p>
          </table:table-cell>
          <table:table-cell table:style-name="ce21" table:formula="of:=AVERAGE([.T109:.T111])" office:value-type="float" office:value="6213.33333333333" calcext:value-type="float">
            <text:p>6213.33333333333</text:p>
          </table:table-cell>
          <table:table-cell table:style-name="ce21" table:formula="of:=AVERAGE([.U109:.U111])" office:value-type="float" office:value="61.3333333333333" calcext:value-type="float">
            <text:p>61.3333333333333</text:p>
          </table:table-cell>
          <table:table-cell table:style-name="ce21" table:formula="of:=AVERAGE([.V109:.V111])" office:value-type="float" office:value="883.27" calcext:value-type="float">
            <text:p>883.27</text:p>
          </table:table-cell>
          <table:table-cell table:style-name="ce21" table:formula="of:=AVERAGE([.W109:.W111])" office:value-type="float" office:value="340948.333333333" calcext:value-type="float">
            <text:p>340948.333333333</text:p>
          </table:table-cell>
          <table:table-cell table:style-name="ce21" table:formula="of:=AVERAGE([.X109:.X111])" office:value-type="float" office:value="170461" calcext:value-type="float">
            <text:p>170461</text:p>
          </table:table-cell>
          <table:table-cell table:style-name="ce21" table:formula="of:=AVERAGE([.Y109:.Y111])" office:value-type="float" office:value="6110.66666666667" calcext:value-type="float">
            <text:p>6110.66666666667</text:p>
          </table:table-cell>
          <table:table-cell table:style-name="ce21" table:formula="of:=AVERAGE([.Z109:.Z111])" office:value-type="float" office:value="61.3333333333333" calcext:value-type="float">
            <text:p>61.3333333333333</text:p>
          </table:table-cell>
          <table:table-cell table:style-name="ce21" table:formula="of:=AVERAGE([.AA109:.AA111])" office:value-type="float" office:value="862.48" calcext:value-type="float">
            <text:p>862.48</text:p>
          </table:table-cell>
          <table:table-cell table:style-name="ce21" table:formula="of:=AVERAGE([.AB109:.AB111])" office:value-type="float" office:value="342352.333333333" calcext:value-type="float">
            <text:p>342352.333333333</text:p>
          </table:table-cell>
          <table:table-cell table:style-name="ce21" table:formula="of:=AVERAGE([.AC109:.AC111])" office:value-type="float" office:value="171162" calcext:value-type="float">
            <text:p>171162</text:p>
          </table:table-cell>
          <table:table-cell table:style-name="ce21" table:formula="of:=AVERAGE([.AD109:.AD111])" office:value-type="float" office:value="6350.33333333333" calcext:value-type="float">
            <text:p>6350.33333333333</text:p>
          </table:table-cell>
          <table:table-cell table:style-name="ce21" table:formula="of:=AVERAGE([.AE109:.AE111])" office:value-type="float" office:value="61.3333333333333" calcext:value-type="float">
            <text:p>61.3333333333333</text:p>
          </table:table-cell>
          <table:table-cell table:style-name="ce21" table:formula="of:=AVERAGE([.AF109:.AF111])" office:value-type="float" office:value="1.12333333333333" calcext:value-type="float">
            <text:p>1.12333333333333</text:p>
          </table:table-cell>
          <table:table-cell table:style-name="ce21" table:formula="of:=AVERAGE([.AG109:.AG111])" office:value-type="float" office:value="863.923333333333" calcext:value-type="float">
            <text:p>863.923333333333</text:p>
          </table:table-cell>
          <table:table-cell table:style-name="ce21" table:formula="of:=AVERAGE([.AH109:.AH111])" office:value-type="float" office:value="341453.666666667" calcext:value-type="float">
            <text:p>341453.666666667</text:p>
          </table:table-cell>
          <table:table-cell table:style-name="ce21" table:formula="of:=AVERAGE([.AI109:.AI111])" office:value-type="float" office:value="170717" calcext:value-type="float">
            <text:p>170717</text:p>
          </table:table-cell>
          <table:table-cell table:style-name="ce21" table:formula="of:=AVERAGE([.AJ109:.AJ111])" office:value-type="float" office:value="6329.33333333333" calcext:value-type="float">
            <text:p>6329.33333333333</text:p>
          </table:table-cell>
          <table:table-cell table:style-name="ce21" table:formula="of:=AVERAGE([.AK109:.AK111])" office:value-type="float" office:value="61.3333333333333" calcext:value-type="float">
            <text:p>61.3333333333333</text:p>
          </table:table-cell>
          <table:table-cell table:style-name="ce21" table:formula="of:=AVERAGE([.AL109:.AL111])" office:value-type="float" office:value="504.265" calcext:value-type="float">
            <text:p>504.265</text:p>
          </table:table-cell>
          <table:table-cell table:style-name="ce21" table:formula="of:=AVERAGE([.AM109:.AM111])" office:value-type="float" office:value="169676" calcext:value-type="float">
            <text:p>169676</text:p>
          </table:table-cell>
          <table:table-cell table:style-name="ce21" table:formula="of:=AVERAGE([.AN109:.AN111])" office:value-type="float" office:value="84838.5" calcext:value-type="float">
            <text:p>84838.5</text:p>
          </table:table-cell>
          <table:table-cell table:style-name="ce21" table:formula="of:=AVERAGE([.AO109:.AO111])" office:value-type="float" office:value="877" calcext:value-type="float">
            <text:p>877</text:p>
          </table:table-cell>
          <table:table-cell table:style-name="ce21" table:formula="of:=AVERAGE([.AP109:.AP111])" office:value-type="float" office:value="57.5" calcext:value-type="float">
            <text:p>57.5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50_100_75_1 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754.95" calcext:value-type="float">
            <text:p>1754.9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800" calcext:value-type="float">
            <text:p>1800</text:p>
          </table:table-cell>
          <table:table-cell office:value-type="float" office:value="666829" calcext:value-type="float">
            <text:p>666829</text:p>
          </table:table-cell>
          <table:table-cell office:value-type="float" office:value="333377" calcext:value-type="float">
            <text:p>333377</text:p>
          </table:table-cell>
          <table:table-cell office:value-type="float" office:value="16227" calcext:value-type="float">
            <text:p>16227</text:p>
          </table:table-cell>
          <table:table-cell office:value-type="float" office:value="91" calcext:value-type="float">
            <text:p>91</text:p>
          </table:table-cell>
          <table:table-cell office:value-type="float" office:value="1.09" calcext:value-type="float">
            <text:p>1.09</text:p>
          </table:table-cell>
          <table:table-cell office:value-type="float" office:value="1800" calcext:value-type="float">
            <text:p>1800</text:p>
          </table:table-cell>
          <table:table-cell office:value-type="float" office:value="655729" calcext:value-type="float">
            <text:p>655729</text:p>
          </table:table-cell>
          <table:table-cell office:value-type="float" office:value="327825" calcext:value-type="float">
            <text:p>327825</text:p>
          </table:table-cell>
          <table:table-cell office:value-type="float" office:value="15832" calcext:value-type="float">
            <text:p>15832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800" calcext:value-type="float">
            <text:p>1800</text:p>
          </table:table-cell>
          <table:table-cell office:value-type="float" office:value="631233" calcext:value-type="float">
            <text:p>631233</text:p>
          </table:table-cell>
          <table:table-cell office:value-type="float" office:value="315579" calcext:value-type="float">
            <text:p>315579</text:p>
          </table:table-cell>
          <table:table-cell office:value-type="float" office:value="16004" calcext:value-type="float">
            <text:p>16004</text:p>
          </table:table-cell>
          <table:table-cell office:value-type="float" office:value="91" calcext:value-type="float">
            <text:p>91</text:p>
          </table:table-cell>
          <table:table-cell office:value-type="float" office:value="1.04" calcext:value-type="float">
            <text:p>1.04</text:p>
          </table:table-cell>
          <table:table-cell office:value-type="float" office:value="1800" calcext:value-type="float">
            <text:p>1800</text:p>
          </table:table-cell>
          <table:table-cell office:value-type="float" office:value="637901" calcext:value-type="float">
            <text:p>637901</text:p>
          </table:table-cell>
          <table:table-cell office:value-type="float" office:value="318918" calcext:value-type="float">
            <text:p>318918</text:p>
          </table:table-cell>
          <table:table-cell office:value-type="float" office:value="16316" calcext:value-type="float">
            <text:p>16316</text:p>
          </table:table-cell>
          <table:table-cell office:value-type="float" office:value="84" calcext:value-type="float">
            <text:p>84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50_100_75_2 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8.08" calcext:value-type="float">
            <text:p>68.08</text:p>
          </table:table-cell>
          <table:table-cell office:value-type="float" office:value="51" calcext:value-type="float">
            <text:p>51</text:p>
          </table:table-cell>
          <table:table-cell office:value-type="float" office:value="356.52" calcext:value-type="float">
            <text:p>356.52</text:p>
          </table:table-cell>
          <table:table-cell office:value-type="float" office:value="109093" calcext:value-type="float">
            <text:p>109093</text:p>
          </table:table-cell>
          <table:table-cell office:value-type="float" office:value="54547" calcext:value-type="float">
            <text:p>54547</text:p>
          </table:table-cell>
          <table:table-cell office:value-type="float" office:value="2342" calcext:value-type="float">
            <text:p>2342</text:p>
          </table:table-cell>
          <table:table-cell office:value-type="float" office:value="51" calcext:value-type="float">
            <text:p>51</text:p>
          </table:table-cell>
          <table:table-cell office:value-type="float" office:value="275.39" calcext:value-type="float">
            <text:p>275.39</text:p>
          </table:table-cell>
          <table:table-cell office:value-type="float" office:value="131583" calcext:value-type="float">
            <text:p>131583</text:p>
          </table:table-cell>
          <table:table-cell office:value-type="float" office:value="65792" calcext:value-type="float">
            <text:p>65792</text:p>
          </table:table-cell>
          <table:table-cell office:value-type="float" office:value="1010" calcext:value-type="float">
            <text:p>1010</text:p>
          </table:table-cell>
          <table:table-cell office:value-type="float" office:value="51" calcext:value-type="float">
            <text:p>51</text:p>
          </table:table-cell>
          <table:table-cell office:value-type="float" office:value="1.08" calcext:value-type="float">
            <text:p>1.08</text:p>
          </table:table-cell>
          <table:table-cell office:value-type="float" office:value="282" calcext:value-type="float">
            <text:p>282</text:p>
          </table:table-cell>
          <table:table-cell office:value-type="float" office:value="131515" calcext:value-type="float">
            <text:p>131515</text:p>
          </table:table-cell>
          <table:table-cell office:value-type="float" office:value="65758" calcext:value-type="float">
            <text:p>65758</text:p>
          </table:table-cell>
          <table:table-cell office:value-type="float" office:value="1021" calcext:value-type="float">
            <text:p>1021</text:p>
          </table:table-cell>
          <table:table-cell office:value-type="float" office:value="51" calcext:value-type="float">
            <text:p>51</text:p>
          </table:table-cell>
          <table:table-cell office:value-type="float" office:value="327.85" calcext:value-type="float">
            <text:p>327.85</text:p>
          </table:table-cell>
          <table:table-cell office:value-type="float" office:value="132099" calcext:value-type="float">
            <text:p>132099</text:p>
          </table:table-cell>
          <table:table-cell office:value-type="float" office:value="66050" calcext:value-type="float">
            <text:p>66050</text:p>
          </table:table-cell>
          <table:table-cell office:value-type="float" office:value="907" calcext:value-type="float">
            <text:p>907</text:p>
          </table:table-cell>
          <table:table-cell office:value-type="float" office:value="51" calcext:value-type="float">
            <text:p>51</text:p>
          </table:table-cell>
          <table:table-cell office:value-type="float" office:value="282.36" calcext:value-type="float">
            <text:p>282.36</text:p>
          </table:table-cell>
          <table:table-cell office:value-type="float" office:value="117969" calcext:value-type="float">
            <text:p>117969</text:p>
          </table:table-cell>
          <table:table-cell office:value-type="float" office:value="58985" calcext:value-type="float">
            <text:p>58985</text:p>
          </table:table-cell>
          <table:table-cell office:value-type="float" office:value="2980" calcext:value-type="float">
            <text:p>2980</text:p>
          </table:table-cell>
          <table:table-cell office:value-type="float" office:value="51" calcext:value-type="float">
            <text:p>51</text:p>
          </table:table-cell>
          <table:table-cell office:value-type="float" office:value="0.86" calcext:value-type="float">
            <text:p>0.86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7263" calcext:value-type="float">
            <text:p>117263</text:p>
          </table:table-cell>
          <table:table-cell office:value-type="float" office:value="58632" calcext:value-type="float">
            <text:p>58632</text:p>
          </table:table-cell>
          <table:table-cell office:value-type="float" office:value="3088" calcext:value-type="float">
            <text:p>3088</text:p>
          </table:table-cell>
          <table:table-cell office:value-type="float" office:value="51" calcext:value-type="float">
            <text:p>51</text:p>
          </table:table-cell>
          <table:table-cell office:value-type="float" office:value="372.84" calcext:value-type="float">
            <text:p>372.84</text:p>
          </table:table-cell>
          <table:table-cell office:value-type="float" office:value="118743" calcext:value-type="float">
            <text:p>118743</text:p>
          </table:table-cell>
          <table:table-cell office:value-type="float" office:value="59372" calcext:value-type="float">
            <text:p>59372</text:p>
          </table:table-cell>
          <table:table-cell office:value-type="float" office:value="2877" calcext:value-type="float">
            <text:p>287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50_100_75_3 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71.09" calcext:value-type="float">
            <text:p>171.09</text:p>
          </table:table-cell>
          <table:table-cell office:value-type="float" office:value="57" calcext:value-type="float">
            <text:p>57</text:p>
          </table:table-cell>
          <table:table-cell office:value-type="float" office:value="710.51" calcext:value-type="float">
            <text:p>710.51</text:p>
          </table:table-cell>
          <table:table-cell office:value-type="float" office:value="226457" calcext:value-type="float">
            <text:p>226457</text:p>
          </table:table-cell>
          <table:table-cell office:value-type="float" office:value="113229" calcext:value-type="float">
            <text:p>113229</text:p>
          </table:table-cell>
          <table:table-cell office:value-type="float" office:value="593" calcext:value-type="float">
            <text:p>593</text:p>
          </table:table-cell>
          <table:table-cell office:value-type="float" office:value="57" calcext:value-type="float">
            <text:p>57</text:p>
          </table:table-cell>
          <table:table-cell office:value-type="float" office:value="552.3" calcext:value-type="float">
            <text:p>552.3</text:p>
          </table:table-cell>
          <table:table-cell office:value-type="float" office:value="226987" calcext:value-type="float">
            <text:p>226987</text:p>
          </table:table-cell>
          <table:table-cell office:value-type="float" office:value="113494" calcext:value-type="float">
            <text:p>113494</text:p>
          </table:table-cell>
          <table:table-cell office:value-type="float" office:value="1752" calcext:value-type="float">
            <text:p>1752</text:p>
          </table:table-cell>
          <table:table-cell office:value-type="float" office:value="57" calcext:value-type="float">
            <text:p>57</text:p>
          </table:table-cell>
          <table:table-cell office:value-type="float" office:value="0.87" calcext:value-type="float">
            <text:p>0.87</text:p>
          </table:table-cell>
          <table:table-cell office:value-type="float" office:value="558.12" calcext:value-type="float">
            <text:p>558.12</text:p>
          </table:table-cell>
          <table:table-cell office:value-type="float" office:value="226925" calcext:value-type="float">
            <text:p>226925</text:p>
          </table:table-cell>
          <table:table-cell office:value-type="float" office:value="113463" calcext:value-type="float">
            <text:p>113463</text:p>
          </table:table-cell>
          <table:table-cell office:value-type="float" office:value="1783" calcext:value-type="float">
            <text:p>1783</text:p>
          </table:table-cell>
          <table:table-cell office:value-type="float" office:value="57" calcext:value-type="float">
            <text:p>57</text:p>
          </table:table-cell>
          <table:table-cell office:value-type="float" office:value="602.32" calcext:value-type="float">
            <text:p>602.32</text:p>
          </table:table-cell>
          <table:table-cell office:value-type="float" office:value="226987" calcext:value-type="float">
            <text:p>226987</text:p>
          </table:table-cell>
          <table:table-cell office:value-type="float" office:value="113494" calcext:value-type="float">
            <text:p>113494</text:p>
          </table:table-cell>
          <table:table-cell office:value-type="float" office:value="1752" calcext:value-type="float">
            <text:p>1752</text:p>
          </table:table-cell>
          <table:table-cell office:value-type="float" office:value="57" calcext:value-type="float">
            <text:p>57</text:p>
          </table:table-cell>
          <table:table-cell office:value-type="float" office:value="598.64" calcext:value-type="float">
            <text:p>598.64</text:p>
          </table:table-cell>
          <table:table-cell office:value-type="float" office:value="224555" calcext:value-type="float">
            <text:p>224555</text:p>
          </table:table-cell>
          <table:table-cell office:value-type="float" office:value="112278" calcext:value-type="float">
            <text:p>112278</text:p>
          </table:table-cell>
          <table:table-cell office:value-type="float" office:value="2028" calcext:value-type="float">
            <text:p>2028</text:p>
          </table:table-cell>
          <table:table-cell office:value-type="float" office:value="57" calcext:value-type="float">
            <text:p>57</text:p>
          </table:table-cell>
          <table:table-cell office:value-type="float" office:value="0.74" calcext:value-type="float">
            <text:p>0.74</text:p>
          </table:table-cell>
          <table:table-cell office:value-type="float" office:value="598.15" calcext:value-type="float">
            <text:p>598.15</text:p>
          </table:table-cell>
          <table:table-cell office:value-type="float" office:value="224471" calcext:value-type="float">
            <text:p>224471</text:p>
          </table:table-cell>
          <table:table-cell office:value-type="float" office:value="112236" calcext:value-type="float">
            <text:p>112236</text:p>
          </table:table-cell>
          <table:table-cell office:value-type="float" office:value="2060" calcext:value-type="float">
            <text:p>2060</text:p>
          </table:table-cell>
          <table:table-cell office:value-type="float" office:value="57" calcext:value-type="float">
            <text:p>57</text:p>
          </table:table-cell>
          <table:table-cell office:value-type="float" office:value="629.65" calcext:value-type="float">
            <text:p>629.65</text:p>
          </table:table-cell>
          <table:table-cell office:value-type="float" office:value="224555" calcext:value-type="float">
            <text:p>224555</text:p>
          </table:table-cell>
          <table:table-cell office:value-type="float" office:value="112278" calcext:value-type="float">
            <text:p>112278</text:p>
          </table:table-cell>
          <table:table-cell office:value-type="float" office:value="2028" calcext:value-type="float">
            <text:p>202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113:.B115])" office:value-type="float" office:value="50" calcext:value-type="float">
            <text:p>50</text:p>
          </table:table-cell>
          <table:table-cell table:style-name="ce21" table:formula="of:=AVERAGE([.C113:.C115])" office:value-type="float" office:value="75" calcext:value-type="float">
            <text:p>75</text:p>
          </table:table-cell>
          <table:table-cell table:style-name="ce21" table:formula="of:=AVERAGE([.D113:.D115])" office:value-type="float" office:value="664.706666666667" calcext:value-type="float">
            <text:p>664.706666666667</text:p>
          </table:table-cell>
          <table:table-cell table:style-name="ce21" table:formula="of:=AVERAGE([.E113:.E115])" office:value-type="float" office:value="87.3333333333333" calcext:value-type="float">
            <text:p>87.3333333333333</text:p>
          </table:table-cell>
          <table:table-cell table:style-name="ce21" table:formula="of:=AVERAGE([.F113:.F115])" office:value-type="float" office:value="533.515" calcext:value-type="float">
            <text:p>533.515</text:p>
          </table:table-cell>
          <table:table-cell table:style-name="ce21" table:formula="of:=AVERAGE([.G113:.G115])" office:value-type="float" office:value="167775" calcext:value-type="float">
            <text:p>167775</text:p>
          </table:table-cell>
          <table:table-cell table:style-name="ce21" table:formula="of:=AVERAGE([.H113:.H115])" office:value-type="float" office:value="83888" calcext:value-type="float">
            <text:p>83888</text:p>
          </table:table-cell>
          <table:table-cell table:style-name="ce21" table:formula="of:=AVERAGE([.I113:.I115])" office:value-type="float" office:value="1467.5" calcext:value-type="float">
            <text:p>1467.5</text:p>
          </table:table-cell>
          <table:table-cell table:style-name="ce21" table:formula="of:=AVERAGE([.J113:.J115])" office:value-type="float" office:value="54" calcext:value-type="float">
            <text:p>54</text:p>
          </table:table-cell>
          <table:table-cell table:style-name="ce21" table:formula="of:=AVERAGE([.K113:.K115])" office:value-type="float" office:value="875.896666666667" calcext:value-type="float">
            <text:p>875.896666666667</text:p>
          </table:table-cell>
          <table:table-cell table:style-name="ce21" table:formula="of:=AVERAGE([.L113:.L115])" office:value-type="float" office:value="341799.666666667" calcext:value-type="float">
            <text:p>341799.666666667</text:p>
          </table:table-cell>
          <table:table-cell table:style-name="ce21" table:formula="of:=AVERAGE([.M113:.M115])" office:value-type="float" office:value="170887.666666667" calcext:value-type="float">
            <text:p>170887.666666667</text:p>
          </table:table-cell>
          <table:table-cell table:style-name="ce21" table:formula="of:=AVERAGE([.N113:.N115])" office:value-type="float" office:value="6329.66666666667" calcext:value-type="float">
            <text:p>6329.66666666667</text:p>
          </table:table-cell>
          <table:table-cell table:style-name="ce21" table:formula="of:=AVERAGE([.O113:.O115])" office:value-type="float" office:value="66.3333333333333" calcext:value-type="float">
            <text:p>66.3333333333333</text:p>
          </table:table-cell>
          <table:table-cell table:style-name="ce21" table:formula="of:=AVERAGE([.P113:.P115])" office:value-type="float" office:value="1.01333333333333" calcext:value-type="float">
            <text:p>1.01333333333333</text:p>
          </table:table-cell>
          <table:table-cell table:style-name="ce21" table:formula="of:=AVERAGE([.Q113:.Q115])" office:value-type="float" office:value="880.04" calcext:value-type="float">
            <text:p>880.04</text:p>
          </table:table-cell>
          <table:table-cell table:style-name="ce21" table:formula="of:=AVERAGE([.R113:.R115])" office:value-type="float" office:value="338056.333333333" calcext:value-type="float">
            <text:p>338056.333333333</text:p>
          </table:table-cell>
          <table:table-cell table:style-name="ce21" table:formula="of:=AVERAGE([.S113:.S115])" office:value-type="float" office:value="169015.333333333" calcext:value-type="float">
            <text:p>169015.333333333</text:p>
          </table:table-cell>
          <table:table-cell table:style-name="ce21" table:formula="of:=AVERAGE([.T113:.T115])" office:value-type="float" office:value="6212" calcext:value-type="float">
            <text:p>6212</text:p>
          </table:table-cell>
          <table:table-cell table:style-name="ce21" table:formula="of:=AVERAGE([.U113:.U115])" office:value-type="float" office:value="64.3333333333333" calcext:value-type="float">
            <text:p>64.3333333333333</text:p>
          </table:table-cell>
          <table:table-cell table:style-name="ce21" table:formula="of:=AVERAGE([.V113:.V115])" office:value-type="float" office:value="465.085" calcext:value-type="float">
            <text:p>465.085</text:p>
          </table:table-cell>
          <table:table-cell table:style-name="ce21" table:formula="of:=AVERAGE([.W113:.W115])" office:value-type="float" office:value="179543" calcext:value-type="float">
            <text:p>179543</text:p>
          </table:table-cell>
          <table:table-cell table:style-name="ce21" table:formula="of:=AVERAGE([.X113:.X115])" office:value-type="float" office:value="89772" calcext:value-type="float">
            <text:p>89772</text:p>
          </table:table-cell>
          <table:table-cell table:style-name="ce21" table:formula="of:=AVERAGE([.Y113:.Y115])" office:value-type="float" office:value="1329.5" calcext:value-type="float">
            <text:p>1329.5</text:p>
          </table:table-cell>
          <table:table-cell table:style-name="ce21" table:formula="of:=AVERAGE([.Z113:.Z115])" office:value-type="float" office:value="54" calcext:value-type="float">
            <text:p>54</text:p>
          </table:table-cell>
          <table:table-cell table:style-name="ce21" table:formula="of:=AVERAGE([.AA113:.AA115])" office:value-type="float" office:value="893.666666666667" calcext:value-type="float">
            <text:p>893.666666666667</text:p>
          </table:table-cell>
          <table:table-cell table:style-name="ce21" table:formula="of:=AVERAGE([.AB113:.AB115])" office:value-type="float" office:value="324585.666666667" calcext:value-type="float">
            <text:p>324585.666666667</text:p>
          </table:table-cell>
          <table:table-cell table:style-name="ce21" table:formula="of:=AVERAGE([.AC113:.AC115])" office:value-type="float" office:value="162280.666666667" calcext:value-type="float">
            <text:p>162280.666666667</text:p>
          </table:table-cell>
          <table:table-cell table:style-name="ce21" table:formula="of:=AVERAGE([.AD113:.AD115])" office:value-type="float" office:value="7004" calcext:value-type="float">
            <text:p>7004</text:p>
          </table:table-cell>
          <table:table-cell table:style-name="ce21" table:formula="of:=AVERAGE([.AE113:.AE115])" office:value-type="float" office:value="66.3333333333333" calcext:value-type="float">
            <text:p>66.3333333333333</text:p>
          </table:table-cell>
          <table:table-cell table:style-name="ce21" table:formula="of:=AVERAGE([.AF113:.AF115])" office:value-type="float" office:value="0.88" calcext:value-type="float">
            <text:p>0.88</text:p>
          </table:table-cell>
          <table:table-cell table:style-name="ce21" table:formula="of:=AVERAGE([.AG113:.AG115])" office:value-type="float" office:value="894.046666666667" calcext:value-type="float">
            <text:p>894.046666666667</text:p>
          </table:table-cell>
          <table:table-cell table:style-name="ce21" table:formula="of:=AVERAGE([.AH113:.AH115])" office:value-type="float" office:value="326545" calcext:value-type="float">
            <text:p>326545</text:p>
          </table:table-cell>
          <table:table-cell table:style-name="ce21" table:formula="of:=AVERAGE([.AI113:.AI115])" office:value-type="float" office:value="163262" calcext:value-type="float">
            <text:p>163262</text:p>
          </table:table-cell>
          <table:table-cell table:style-name="ce21" table:formula="of:=AVERAGE([.AJ113:.AJ115])" office:value-type="float" office:value="7154.66666666667" calcext:value-type="float">
            <text:p>7154.66666666667</text:p>
          </table:table-cell>
          <table:table-cell table:style-name="ce21" table:formula="of:=AVERAGE([.AK113:.AK115])" office:value-type="float" office:value="64" calcext:value-type="float">
            <text:p>64</text:p>
          </table:table-cell>
          <table:table-cell table:style-name="ce21" table:formula="of:=AVERAGE([.AL113:.AL115])" office:value-type="float" office:value="501.245" calcext:value-type="float">
            <text:p>501.245</text:p>
          </table:table-cell>
          <table:table-cell table:style-name="ce21" table:formula="of:=AVERAGE([.AM113:.AM115])" office:value-type="float" office:value="171649" calcext:value-type="float">
            <text:p>171649</text:p>
          </table:table-cell>
          <table:table-cell table:style-name="ce21" table:formula="of:=AVERAGE([.AN113:.AN115])" office:value-type="float" office:value="85825" calcext:value-type="float">
            <text:p>85825</text:p>
          </table:table-cell>
          <table:table-cell table:style-name="ce21" table:formula="of:=AVERAGE([.AO113:.AO115])" office:value-type="float" office:value="2452.5" calcext:value-type="float">
            <text:p>2452.5</text:p>
          </table:table-cell>
          <table:table-cell table:style-name="ce21" table:formula="of:=AVERAGE([.AP113:.AP115])" office:value-type="float" office:value="54" calcext:value-type="float">
            <text:p>54</text:p>
          </table:table-cell>
          <table:table-cell table:style-name="ce29" table:number-columns-repeated="982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3" table:default-cell-style-name="ce20"/>
        <table:table-column table:style-name="co2" table:number-columns-repeated="2" table:default-cell-style-name="ce20"/>
        <table:table-column table:style-name="co2" table:number-columns-repeated="4" table:default-cell-style-name="Default"/>
        <table:table-column table:style-name="co2" table:default-cell-style-name="ce20"/>
        <table:table-column table:style-name="co2" table:number-columns-repeated="4" table:default-cell-style-name="Default"/>
        <table:table-column table:style-name="co2" table:default-cell-style-name="ce20"/>
        <table:table-column table:style-name="co2" table:number-columns-repeated="5" table:default-cell-style-name="Default"/>
        <table:table-column table:style-name="co2" table:default-cell-style-name="ce20"/>
        <table:table-column table:style-name="co2" table:number-columns-repeated="4" table:default-cell-style-name="Default"/>
        <table:table-column table:style-name="co2" table:default-cell-style-name="ce20"/>
        <table:table-column table:style-name="co2" table:number-columns-repeated="4" table:default-cell-style-name="Default"/>
        <table:table-column table:style-name="co2" table:default-cell-style-name="ce20"/>
        <table:table-column table:style-name="co2" table:number-columns-repeated="5" table:default-cell-style-name="Default"/>
        <table:table-column table:style-name="co2" table:default-cell-style-name="ce20"/>
        <table:table-column table:style-name="co2" table:number-columns-repeated="4" table:default-cell-style-name="Default"/>
        <table:table-column table:style-name="co2" table:default-cell-style-name="ce20"/>
        <table:table-column table:style-name="co2" table:number-columns-repeated="984" table:default-cell-style-name="Default"/>
        <table:table-row table:style-name="ro1">
          <table:table-cell office:value-type="string" calcext:value-type="string">
            <text:p>TO instances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5" table:number-rows-spanned="1">
            <text:p>BB(QCR0)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BB(UQCR preprocessing)</text:p>
          </table:table-cell>
          <table:covered-table-cell table:number-columns-repeated="4"/>
          <table:table-cell table:style-name="ce4" office:value-type="string" calcext:value-type="string" table:number-columns-spanned="6" table:number-rows-spanned="1">
            <text:p>Heuristic + BB(UQCR preprocessing)</text:p>
          </table:table-cell>
          <table:covered-table-cell table:number-columns-repeated="5"/>
          <table:table-cell table:style-name="ce4" office:value-type="string" calcext:value-type="string" table:number-columns-spanned="5" table:number-rows-spanned="1">
            <text:p>BB(QCR root + UQCR preprocessing)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BB(UQCR* preprocessing)</text:p>
          </table:table-cell>
          <table:covered-table-cell table:number-columns-repeated="4"/>
          <table:table-cell table:style-name="ce4" office:value-type="string" calcext:value-type="string" table:number-columns-spanned="6" table:number-rows-spanned="1">
            <text:p>Heuristic + BB(UQCR* preprocessing)</text:p>
          </table:table-cell>
          <table:covered-table-cell table:number-columns-repeated="5"/>
          <table:table-cell table:style-name="ce4" office:value-type="string" calcext:value-type="string" table:number-columns-spanned="5" table:number-rows-spanned="1">
            <text:p>BB(QCR root + UQCR* preprocessing)</text:p>
          </table:table-cell>
          <table:covered-table-cell table:number-columns-repeated="4"/>
          <table:table-cell table:number-columns-repeated="984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heur time(s)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heur time(s)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office:value-type="string" calcext:value-type="string">
            <text:p>#NDP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20_100_100_1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.57" calcext:value-type="float">
            <text:p>2.57</text:p>
          </table:table-cell>
          <table:table-cell office:value-type="float" office:value="607" calcext:value-type="float">
            <text:p>607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.48" calcext:value-type="float">
            <text:p>1.48</text:p>
          </table:table-cell>
          <table:table-cell office:value-type="float" office:value="607" calcext:value-type="float">
            <text:p>607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.63" calcext:value-type="float">
            <text:p>0.63</text:p>
          </table:table-cell>
          <table:table-cell office:value-type="float" office:value="2.24" calcext:value-type="float">
            <text:p>2.24</text:p>
          </table:table-cell>
          <table:table-cell office:value-type="float" office:value="607" calcext:value-type="float">
            <text:p>607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.71" calcext:value-type="float">
            <text:p>1.71</text:p>
          </table:table-cell>
          <table:table-cell office:value-type="float" office:value="607" calcext:value-type="float">
            <text:p>607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.03" calcext:value-type="float">
            <text:p>2.03</text:p>
          </table:table-cell>
          <table:table-cell office:value-type="float" office:value="607" calcext:value-type="float">
            <text:p>607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.47" calcext:value-type="float">
            <text:p>0.47</text:p>
          </table:table-cell>
          <table:table-cell office:value-type="float" office:value="2.41" calcext:value-type="float">
            <text:p>2.41</text:p>
          </table:table-cell>
          <table:table-cell office:value-type="float" office:value="607" calcext:value-type="float">
            <text:p>607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.46" calcext:value-type="float">
            <text:p>2.46</text:p>
          </table:table-cell>
          <table:table-cell office:value-type="float" office:value="607" calcext:value-type="float">
            <text:p>607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20_100_100_2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6.07" calcext:value-type="float">
            <text:p>16.07</text:p>
          </table:table-cell>
          <table:table-cell office:value-type="float" office:value="3949" calcext:value-type="float">
            <text:p>3949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9.69" calcext:value-type="float">
            <text:p>9.69</text:p>
          </table:table-cell>
          <table:table-cell office:value-type="float" office:value="3961" calcext:value-type="float">
            <text:p>3961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.46" calcext:value-type="float">
            <text:p>0.46</text:p>
          </table:table-cell>
          <table:table-cell office:value-type="float" office:value="10.1" calcext:value-type="float">
            <text:p>10.1</text:p>
          </table:table-cell>
          <table:table-cell office:value-type="float" office:value="3961" calcext:value-type="float">
            <text:p>3961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9.81" calcext:value-type="float">
            <text:p>9.81</text:p>
          </table:table-cell>
          <table:table-cell office:value-type="float" office:value="3961" calcext:value-type="float">
            <text:p>3961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0.4" calcext:value-type="float">
            <text:p>10.4</text:p>
          </table:table-cell>
          <table:table-cell office:value-type="float" office:value="3961" calcext:value-type="float">
            <text:p>3961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.44" calcext:value-type="float">
            <text:p>0.44</text:p>
          </table:table-cell>
          <table:table-cell office:value-type="float" office:value="10.37" calcext:value-type="float">
            <text:p>10.37</text:p>
          </table:table-cell>
          <table:table-cell office:value-type="float" office:value="3961" calcext:value-type="float">
            <text:p>3961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2.54" calcext:value-type="float">
            <text:p>12.54</text:p>
          </table:table-cell>
          <table:table-cell office:value-type="float" office:value="3961" calcext:value-type="float">
            <text:p>3961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20_100_100_3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.48" calcext:value-type="float">
            <text:p>2.48</text:p>
          </table:table-cell>
          <table:table-cell office:value-type="float" office:value="1217" calcext:value-type="float">
            <text:p>1217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.38" calcext:value-type="float">
            <text:p>2.38</text:p>
          </table:table-cell>
          <table:table-cell office:value-type="float" office:value="1217" calcext:value-type="float">
            <text:p>1217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.48" calcext:value-type="float">
            <text:p>0.48</text:p>
          </table:table-cell>
          <table:table-cell office:value-type="float" office:value="2.97" calcext:value-type="float">
            <text:p>2.97</text:p>
          </table:table-cell>
          <table:table-cell office:value-type="float" office:value="1217" calcext:value-type="float">
            <text:p>1217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.77" calcext:value-type="float">
            <text:p>2.77</text:p>
          </table:table-cell>
          <table:table-cell office:value-type="float" office:value="1217" calcext:value-type="float">
            <text:p>1217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.84" calcext:value-type="float">
            <text:p>2.84</text:p>
          </table:table-cell>
          <table:table-cell office:value-type="float" office:value="1217" calcext:value-type="float">
            <text:p>1217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.44" calcext:value-type="float">
            <text:p>0.44</text:p>
          </table:table-cell>
          <table:table-cell office:value-type="float" office:value="3.23" calcext:value-type="float">
            <text:p>3.23</text:p>
          </table:table-cell>
          <table:table-cell office:value-type="float" office:value="1217" calcext:value-type="float">
            <text:p>1217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.14" calcext:value-type="float">
            <text:p>3.14</text:p>
          </table:table-cell>
          <table:table-cell office:value-type="float" office:value="1217" calcext:value-type="float">
            <text:p>1217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984"/>
        </table:table-row>
        <table:table-row table:style-name="ro1">
          <table:table-cell table:style-name="ce21"/>
          <table:table-cell table:style-name="ce21" table:formula="of:=AVERAGE([.B4:.B6])" office:value-type="float" office:value="20" calcext:value-type="float">
            <text:p>20</text:p>
          </table:table-cell>
          <table:table-cell table:style-name="ce21" table:formula="of:=AVERAGE([.C4:.C6])" office:value-type="float" office:value="100" calcext:value-type="float">
            <text:p>100</text:p>
          </table:table-cell>
          <table:table-cell table:style-name="ce21" table:formula="of:=AVERAGE([.D4:.D6])" office:value-type="float" office:value="7.04" calcext:value-type="float">
            <text:p>7.04</text:p>
          </table:table-cell>
          <table:table-cell table:style-name="ce21" table:formula="of:=AVERAGE([.E4:.E6])" office:value-type="float" office:value="1924.33333333333" calcext:value-type="float">
            <text:p>1924.33333333333</text:p>
          </table:table-cell>
          <table:table-cell table:style-name="ce21" table:formula="of:=AVERAGE([.F4:.F6])" office:value-type="float" office:value="962.666666666667" calcext:value-type="float">
            <text:p>962.666666666667</text:p>
          </table:table-cell>
          <table:table-cell table:style-name="ce21" table:formula="of:=AVERAGE([.G4:.G6])" office:value-type="float" office:value="0.666666666666667" calcext:value-type="float">
            <text:p>0.666666666666667</text:p>
          </table:table-cell>
          <table:table-cell table:style-name="ce21" table:formula="of:=AVERAGE([.H4:.H6])" office:value-type="float" office:value="107.333333333333" calcext:value-type="float">
            <text:p>107.333333333333</text:p>
          </table:table-cell>
          <table:table-cell table:style-name="ce21" table:formula="of:=AVERAGE([.I4:.I6])" office:value-type="float" office:value="4.51666666666667" calcext:value-type="float">
            <text:p>4.51666666666667</text:p>
          </table:table-cell>
          <table:table-cell table:style-name="ce21" table:formula="of:=AVERAGE([.J4:.J6])" office:value-type="float" office:value="1928.33333333333" calcext:value-type="float">
            <text:p>1928.33333333333</text:p>
          </table:table-cell>
          <table:table-cell table:style-name="ce21" table:formula="of:=AVERAGE([.K4:.K6])" office:value-type="float" office:value="964.666666666667" calcext:value-type="float">
            <text:p>964.666666666667</text:p>
          </table:table-cell>
          <table:table-cell table:style-name="ce21" table:formula="of:=AVERAGE([.L4:.L6])" office:value-type="float" office:value="0" calcext:value-type="float">
            <text:p>0</text:p>
          </table:table-cell>
          <table:table-cell table:style-name="ce21" table:formula="of:=AVERAGE([.M4:.M6])" office:value-type="float" office:value="107.333333333333" calcext:value-type="float">
            <text:p>107.333333333333</text:p>
          </table:table-cell>
          <table:table-cell table:style-name="ce21" table:formula="of:=AVERAGE([.N4:.N6])" office:value-type="float" office:value="0.523333333333333" calcext:value-type="float">
            <text:p>0.523333333333333</text:p>
          </table:table-cell>
          <table:table-cell table:style-name="ce21" table:formula="of:=AVERAGE([.O4:.O6])" office:value-type="float" office:value="5.10333333333333" calcext:value-type="float">
            <text:p>5.10333333333333</text:p>
          </table:table-cell>
          <table:table-cell table:style-name="ce21" table:formula="of:=AVERAGE([.P4:.P6])" office:value-type="float" office:value="1928.33333333333" calcext:value-type="float">
            <text:p>1928.33333333333</text:p>
          </table:table-cell>
          <table:table-cell table:style-name="ce21" table:formula="of:=AVERAGE([.Q4:.Q6])" office:value-type="float" office:value="964.666666666667" calcext:value-type="float">
            <text:p>964.666666666667</text:p>
          </table:table-cell>
          <table:table-cell table:style-name="ce21" table:formula="of:=AVERAGE([.R4:.R6])" office:value-type="float" office:value="0" calcext:value-type="float">
            <text:p>0</text:p>
          </table:table-cell>
          <table:table-cell table:style-name="ce21" table:formula="of:=AVERAGE([.S4:.S6])" office:value-type="float" office:value="107.333333333333" calcext:value-type="float">
            <text:p>107.333333333333</text:p>
          </table:table-cell>
          <table:table-cell table:style-name="ce21" table:formula="of:=AVERAGE([.T4:.T6])" office:value-type="float" office:value="4.76333333333333" calcext:value-type="float">
            <text:p>4.76333333333333</text:p>
          </table:table-cell>
          <table:table-cell table:style-name="ce21" table:formula="of:=AVERAGE([.U4:.U6])" office:value-type="float" office:value="1928.33333333333" calcext:value-type="float">
            <text:p>1928.33333333333</text:p>
          </table:table-cell>
          <table:table-cell table:style-name="ce21" table:formula="of:=AVERAGE([.V4:.V6])" office:value-type="float" office:value="964.666666666667" calcext:value-type="float">
            <text:p>964.666666666667</text:p>
          </table:table-cell>
          <table:table-cell table:style-name="ce21" table:formula="of:=AVERAGE([.W4:.W6])" office:value-type="float" office:value="0" calcext:value-type="float">
            <text:p>0</text:p>
          </table:table-cell>
          <table:table-cell table:style-name="ce21" table:formula="of:=AVERAGE([.X4:.X6])" office:value-type="float" office:value="107.333333333333" calcext:value-type="float">
            <text:p>107.333333333333</text:p>
          </table:table-cell>
          <table:table-cell table:style-name="ce21" table:formula="of:=AVERAGE([.Y4:.Y6])" office:value-type="float" office:value="5.09" calcext:value-type="float">
            <text:p>5.09</text:p>
          </table:table-cell>
          <table:table-cell table:style-name="ce21" table:formula="of:=AVERAGE([.Z4:.Z6])" office:value-type="float" office:value="1928.33333333333" calcext:value-type="float">
            <text:p>1928.33333333333</text:p>
          </table:table-cell>
          <table:table-cell table:style-name="ce21" table:formula="of:=AVERAGE([.AA4:.AA6])" office:value-type="float" office:value="964.666666666667" calcext:value-type="float">
            <text:p>964.666666666667</text:p>
          </table:table-cell>
          <table:table-cell table:style-name="ce21" table:formula="of:=AVERAGE([.AB4:.AB6])" office:value-type="float" office:value="0" calcext:value-type="float">
            <text:p>0</text:p>
          </table:table-cell>
          <table:table-cell table:style-name="ce21" table:formula="of:=AVERAGE([.AC4:.AC6])" office:value-type="float" office:value="107.333333333333" calcext:value-type="float">
            <text:p>107.333333333333</text:p>
          </table:table-cell>
          <table:table-cell table:style-name="ce21" table:formula="of:=AVERAGE([.AD4:.AD6])" office:value-type="float" office:value="0.45" calcext:value-type="float">
            <text:p>0.45</text:p>
          </table:table-cell>
          <table:table-cell table:style-name="ce21" table:formula="of:=AVERAGE([.AE4:.AE6])" office:value-type="float" office:value="5.33666666666667" calcext:value-type="float">
            <text:p>5.33666666666667</text:p>
          </table:table-cell>
          <table:table-cell table:style-name="ce21" table:formula="of:=AVERAGE([.AF4:.AF6])" office:value-type="float" office:value="1928.33333333333" calcext:value-type="float">
            <text:p>1928.33333333333</text:p>
          </table:table-cell>
          <table:table-cell table:style-name="ce21" table:formula="of:=AVERAGE([.AG4:.AG6])" office:value-type="float" office:value="964.666666666667" calcext:value-type="float">
            <text:p>964.666666666667</text:p>
          </table:table-cell>
          <table:table-cell table:style-name="ce21" table:formula="of:=AVERAGE([.AH4:.AH6])" office:value-type="float" office:value="0" calcext:value-type="float">
            <text:p>0</text:p>
          </table:table-cell>
          <table:table-cell table:style-name="ce21" table:formula="of:=AVERAGE([.AI4:.AI6])" office:value-type="float" office:value="107.333333333333" calcext:value-type="float">
            <text:p>107.333333333333</text:p>
          </table:table-cell>
          <table:table-cell table:style-name="ce21" table:formula="of:=AVERAGE([.AJ4:.AJ6])" office:value-type="float" office:value="6.04666666666667" calcext:value-type="float">
            <text:p>6.04666666666667</text:p>
          </table:table-cell>
          <table:table-cell table:style-name="ce21" table:formula="of:=AVERAGE([.AK4:.AK6])" office:value-type="float" office:value="1928.33333333333" calcext:value-type="float">
            <text:p>1928.33333333333</text:p>
          </table:table-cell>
          <table:table-cell table:style-name="ce21" table:formula="of:=AVERAGE([.AL4:.AL6])" office:value-type="float" office:value="964.666666666667" calcext:value-type="float">
            <text:p>964.666666666667</text:p>
          </table:table-cell>
          <table:table-cell table:style-name="ce21" table:formula="of:=AVERAGE([.AM4:.AM6])" office:value-type="float" office:value="0" calcext:value-type="float">
            <text:p>0</text:p>
          </table:table-cell>
          <table:table-cell table:style-name="ce21" table:formula="of:=AVERAGE([.AN4:.AN6])" office:value-type="float" office:value="107.333333333333" calcext:value-type="float">
            <text:p>107.333333333333</text:p>
          </table:table-cell>
          <table:table-cell table:style-name="ce29" table:number-columns-repeated="984"/>
        </table:table-row>
        <table:table-row table:style-name="ro1">
          <table:table-cell office:value-type="string" calcext:value-type="string">
            <text:p>QKP_20_100_25_1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.66" calcext:value-type="float">
            <text:p>20.66</text:p>
          </table:table-cell>
          <table:table-cell office:value-type="float" office:value="7923" calcext:value-type="float">
            <text:p>7923</text:p>
          </table:table-cell>
          <table:table-cell office:value-type="float" office:value="3962" calcext:value-type="float">
            <text:p>3962</text:p>
          </table:table-cell>
          <table:table-cell office:value-type="float" office:value="7" calcext:value-type="float">
            <text:p>7</text:p>
          </table:table-cell>
          <table:table-cell office:value-type="float" office:value="211" calcext:value-type="float">
            <text:p>211</text:p>
          </table:table-cell>
          <table:table-cell office:value-type="float" office:value="17.3" calcext:value-type="float">
            <text:p>17.3</text:p>
          </table:table-cell>
          <table:table-cell office:value-type="float" office:value="7941" calcext:value-type="float">
            <text:p>7941</text:p>
          </table:table-cell>
          <table:table-cell office:value-type="float" office:value="3971" calcext:value-type="float">
            <text:p>397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.42" calcext:value-type="float">
            <text:p>0.42</text:p>
          </table:table-cell>
          <table:table-cell office:value-type="float" office:value="17.67" calcext:value-type="float">
            <text:p>17.67</text:p>
          </table:table-cell>
          <table:table-cell office:value-type="float" office:value="7941" calcext:value-type="float">
            <text:p>7941</text:p>
          </table:table-cell>
          <table:table-cell office:value-type="float" office:value="3971" calcext:value-type="float">
            <text:p>397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7.85" calcext:value-type="float">
            <text:p>17.85</text:p>
          </table:table-cell>
          <table:table-cell office:value-type="float" office:value="7941" calcext:value-type="float">
            <text:p>7941</text:p>
          </table:table-cell>
          <table:table-cell office:value-type="float" office:value="3971" calcext:value-type="float">
            <text:p>397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9.06" calcext:value-type="float">
            <text:p>19.06</text:p>
          </table:table-cell>
          <table:table-cell office:value-type="float" office:value="7941" calcext:value-type="float">
            <text:p>7941</text:p>
          </table:table-cell>
          <table:table-cell office:value-type="float" office:value="3971" calcext:value-type="float">
            <text:p>397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.48" calcext:value-type="float">
            <text:p>0.48</text:p>
          </table:table-cell>
          <table:table-cell office:value-type="float" office:value="17.67" calcext:value-type="float">
            <text:p>17.67</text:p>
          </table:table-cell>
          <table:table-cell office:value-type="float" office:value="7941" calcext:value-type="float">
            <text:p>7941</text:p>
          </table:table-cell>
          <table:table-cell office:value-type="float" office:value="3971" calcext:value-type="float">
            <text:p>397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9.57" calcext:value-type="float">
            <text:p>19.57</text:p>
          </table:table-cell>
          <table:table-cell office:value-type="float" office:value="7941" calcext:value-type="float">
            <text:p>7941</text:p>
          </table:table-cell>
          <table:table-cell office:value-type="float" office:value="3971" calcext:value-type="float">
            <text:p>397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20_100_25_2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0.43" calcext:value-type="float">
            <text:p>100.43</text:p>
          </table:table-cell>
          <table:table-cell office:value-type="float" office:value="23731" calcext:value-type="float">
            <text:p>23731</text:p>
          </table:table-cell>
          <table:table-cell office:value-type="float" office:value="11866" calcext:value-type="float">
            <text:p>11866</text:p>
          </table:table-cell>
          <table:table-cell office:value-type="float" office:value="12" calcext:value-type="float">
            <text:p>12</text:p>
          </table:table-cell>
          <table:table-cell office:value-type="float" office:value="307" calcext:value-type="float">
            <text:p>307</text:p>
          </table:table-cell>
          <table:table-cell office:value-type="float" office:value="89.66" calcext:value-type="float">
            <text:p>89.66</text:p>
          </table:table-cell>
          <table:table-cell office:value-type="float" office:value="23755" calcext:value-type="float">
            <text:p>23755</text:p>
          </table:table-cell>
          <table:table-cell office:value-type="float" office:value="11878" calcext:value-type="float">
            <text:p>11878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0.47" calcext:value-type="float">
            <text:p>0.47</text:p>
          </table:table-cell>
          <table:table-cell office:value-type="float" office:value="91.05" calcext:value-type="float">
            <text:p>91.05</text:p>
          </table:table-cell>
          <table:table-cell office:value-type="float" office:value="23755" calcext:value-type="float">
            <text:p>23755</text:p>
          </table:table-cell>
          <table:table-cell office:value-type="float" office:value="11878" calcext:value-type="float">
            <text:p>11878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90.99" calcext:value-type="float">
            <text:p>90.99</text:p>
          </table:table-cell>
          <table:table-cell office:value-type="float" office:value="23755" calcext:value-type="float">
            <text:p>23755</text:p>
          </table:table-cell>
          <table:table-cell office:value-type="float" office:value="11878" calcext:value-type="float">
            <text:p>11878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90.4" calcext:value-type="float">
            <text:p>90.4</text:p>
          </table:table-cell>
          <table:table-cell office:value-type="float" office:value="23755" calcext:value-type="float">
            <text:p>23755</text:p>
          </table:table-cell>
          <table:table-cell office:value-type="float" office:value="11878" calcext:value-type="float">
            <text:p>11878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0.48" calcext:value-type="float">
            <text:p>0.48</text:p>
          </table:table-cell>
          <table:table-cell office:value-type="float" office:value="88.44" calcext:value-type="float">
            <text:p>88.44</text:p>
          </table:table-cell>
          <table:table-cell office:value-type="float" office:value="23755" calcext:value-type="float">
            <text:p>23755</text:p>
          </table:table-cell>
          <table:table-cell office:value-type="float" office:value="11878" calcext:value-type="float">
            <text:p>11878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105.99" calcext:value-type="float">
            <text:p>105.99</text:p>
          </table:table-cell>
          <table:table-cell office:value-type="float" office:value="23755" calcext:value-type="float">
            <text:p>23755</text:p>
          </table:table-cell>
          <table:table-cell office:value-type="float" office:value="11878" calcext:value-type="float">
            <text:p>11878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20_100_25_3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5.01" calcext:value-type="float">
            <text:p>15.01</text:p>
          </table:table-cell>
          <table:table-cell office:value-type="float" office:value="6327" calcext:value-type="float">
            <text:p>6327</text:p>
          </table:table-cell>
          <table:table-cell office:value-type="float" office:value="3164" calcext:value-type="float">
            <text:p>3164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10.92" calcext:value-type="float">
            <text:p>10.92</text:p>
          </table:table-cell>
          <table:table-cell office:value-type="float" office:value="6381" calcext:value-type="float">
            <text:p>6381</text:p>
          </table:table-cell>
          <table:table-cell office:value-type="float" office:value="3191" calcext:value-type="float">
            <text:p>3191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.01" calcext:value-type="float">
            <text:p>1.01</text:p>
          </table:table-cell>
          <table:table-cell office:value-type="float" office:value="11.75" calcext:value-type="float">
            <text:p>11.75</text:p>
          </table:table-cell>
          <table:table-cell office:value-type="float" office:value="6381" calcext:value-type="float">
            <text:p>6381</text:p>
          </table:table-cell>
          <table:table-cell office:value-type="float" office:value="3191" calcext:value-type="float">
            <text:p>3191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1.36" calcext:value-type="float">
            <text:p>11.36</text:p>
          </table:table-cell>
          <table:table-cell office:value-type="float" office:value="6381" calcext:value-type="float">
            <text:p>6381</text:p>
          </table:table-cell>
          <table:table-cell office:value-type="float" office:value="3191" calcext:value-type="float">
            <text:p>3191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1.36" calcext:value-type="float">
            <text:p>11.36</text:p>
          </table:table-cell>
          <table:table-cell office:value-type="float" office:value="6381" calcext:value-type="float">
            <text:p>6381</text:p>
          </table:table-cell>
          <table:table-cell office:value-type="float" office:value="3191" calcext:value-type="float">
            <text:p>3191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.4" calcext:value-type="float">
            <text:p>0.4</text:p>
          </table:table-cell>
          <table:table-cell office:value-type="float" office:value="11.39" calcext:value-type="float">
            <text:p>11.39</text:p>
          </table:table-cell>
          <table:table-cell office:value-type="float" office:value="6381" calcext:value-type="float">
            <text:p>6381</text:p>
          </table:table-cell>
          <table:table-cell office:value-type="float" office:value="3191" calcext:value-type="float">
            <text:p>3191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3.36" calcext:value-type="float">
            <text:p>13.36</text:p>
          </table:table-cell>
          <table:table-cell office:value-type="float" office:value="6381" calcext:value-type="float">
            <text:p>6381</text:p>
          </table:table-cell>
          <table:table-cell office:value-type="float" office:value="3191" calcext:value-type="float">
            <text:p>3191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number-columns-repeated="984"/>
        </table:table-row>
        <table:table-row table:style-name="ro1">
          <table:table-cell table:style-name="ce21"/>
          <table:table-cell table:style-name="ce21" table:formula="of:=AVERAGE([.B8:.B10])" office:value-type="float" office:value="20" calcext:value-type="float">
            <text:p>20</text:p>
          </table:table-cell>
          <table:table-cell table:style-name="ce21" table:formula="of:=AVERAGE([.C8:.C10])" office:value-type="float" office:value="25" calcext:value-type="float">
            <text:p>25</text:p>
          </table:table-cell>
          <table:table-cell table:style-name="ce21" table:formula="of:=AVERAGE([.D8:.D10])" office:value-type="float" office:value="45.3666666666667" calcext:value-type="float">
            <text:p>45.3666666666667</text:p>
          </table:table-cell>
          <table:table-cell table:style-name="ce21" table:formula="of:=AVERAGE([.E8:.E10])" office:value-type="float" office:value="12660.3333333333" calcext:value-type="float">
            <text:p>12660.3333333333</text:p>
          </table:table-cell>
          <table:table-cell table:style-name="ce21" table:formula="of:=AVERAGE([.F8:.F10])" office:value-type="float" office:value="6330.66666666667" calcext:value-type="float">
            <text:p>6330.66666666667</text:p>
          </table:table-cell>
          <table:table-cell table:style-name="ce21" table:formula="of:=AVERAGE([.G8:.G10])" office:value-type="float" office:value="8.33333333333333" calcext:value-type="float">
            <text:p>8.33333333333333</text:p>
          </table:table-cell>
          <table:table-cell table:style-name="ce21" table:formula="of:=AVERAGE([.H8:.H10])" office:value-type="float" office:value="220.666666666667" calcext:value-type="float">
            <text:p>220.666666666667</text:p>
          </table:table-cell>
          <table:table-cell table:style-name="ce21" table:formula="of:=AVERAGE([.I8:.I10])" office:value-type="float" office:value="39.2933333333333" calcext:value-type="float">
            <text:p>39.2933333333333</text:p>
          </table:table-cell>
          <table:table-cell table:style-name="ce21" table:formula="of:=AVERAGE([.J8:.J10])" office:value-type="float" office:value="12692.3333333333" calcext:value-type="float">
            <text:p>12692.3333333333</text:p>
          </table:table-cell>
          <table:table-cell table:style-name="ce21" table:formula="of:=AVERAGE([.K8:.K10])" office:value-type="float" office:value="6346.66666666667" calcext:value-type="float">
            <text:p>6346.66666666667</text:p>
          </table:table-cell>
          <table:table-cell table:style-name="ce21" table:formula="of:=AVERAGE([.L8:.L10])" office:value-type="float" office:value="0.333333333333333" calcext:value-type="float">
            <text:p>0.333333333333333</text:p>
          </table:table-cell>
          <table:table-cell table:style-name="ce21" table:formula="of:=AVERAGE([.M8:.M10])" office:value-type="float" office:value="220.666666666667" calcext:value-type="float">
            <text:p>220.666666666667</text:p>
          </table:table-cell>
          <table:table-cell table:style-name="ce21" table:formula="of:=AVERAGE([.N8:.N10])" office:value-type="float" office:value="0.633333333333333" calcext:value-type="float">
            <text:p>0.633333333333333</text:p>
          </table:table-cell>
          <table:table-cell table:style-name="ce21" table:formula="of:=AVERAGE([.O8:.O10])" office:value-type="float" office:value="40.1566666666667" calcext:value-type="float">
            <text:p>40.1566666666667</text:p>
          </table:table-cell>
          <table:table-cell table:style-name="ce21" table:formula="of:=AVERAGE([.P8:.P10])" office:value-type="float" office:value="12692.3333333333" calcext:value-type="float">
            <text:p>12692.3333333333</text:p>
          </table:table-cell>
          <table:table-cell table:style-name="ce21" table:formula="of:=AVERAGE([.Q8:.Q10])" office:value-type="float" office:value="6346.66666666667" calcext:value-type="float">
            <text:p>6346.66666666667</text:p>
          </table:table-cell>
          <table:table-cell table:style-name="ce21" table:formula="of:=AVERAGE([.R8:.R10])" office:value-type="float" office:value="0.333333333333333" calcext:value-type="float">
            <text:p>0.333333333333333</text:p>
          </table:table-cell>
          <table:table-cell table:style-name="ce21" table:formula="of:=AVERAGE([.S8:.S10])" office:value-type="float" office:value="220.666666666667" calcext:value-type="float">
            <text:p>220.666666666667</text:p>
          </table:table-cell>
          <table:table-cell table:style-name="ce21" table:formula="of:=AVERAGE([.T8:.T10])" office:value-type="float" office:value="40.0666666666667" calcext:value-type="float">
            <text:p>40.0666666666667</text:p>
          </table:table-cell>
          <table:table-cell table:style-name="ce21" table:formula="of:=AVERAGE([.U8:.U10])" office:value-type="float" office:value="12692.3333333333" calcext:value-type="float">
            <text:p>12692.3333333333</text:p>
          </table:table-cell>
          <table:table-cell table:style-name="ce21" table:formula="of:=AVERAGE([.V8:.V10])" office:value-type="float" office:value="6346.66666666667" calcext:value-type="float">
            <text:p>6346.66666666667</text:p>
          </table:table-cell>
          <table:table-cell table:style-name="ce21" table:formula="of:=AVERAGE([.W8:.W10])" office:value-type="float" office:value="0.333333333333333" calcext:value-type="float">
            <text:p>0.333333333333333</text:p>
          </table:table-cell>
          <table:table-cell table:style-name="ce21" table:formula="of:=AVERAGE([.X8:.X10])" office:value-type="float" office:value="220.666666666667" calcext:value-type="float">
            <text:p>220.666666666667</text:p>
          </table:table-cell>
          <table:table-cell table:style-name="ce21" table:formula="of:=AVERAGE([.Y8:.Y10])" office:value-type="float" office:value="40.2733333333333" calcext:value-type="float">
            <text:p>40.2733333333333</text:p>
          </table:table-cell>
          <table:table-cell table:style-name="ce21" table:formula="of:=AVERAGE([.Z8:.Z10])" office:value-type="float" office:value="12692.3333333333" calcext:value-type="float">
            <text:p>12692.3333333333</text:p>
          </table:table-cell>
          <table:table-cell table:style-name="ce21" table:formula="of:=AVERAGE([.AA8:.AA10])" office:value-type="float" office:value="6346.66666666667" calcext:value-type="float">
            <text:p>6346.66666666667</text:p>
          </table:table-cell>
          <table:table-cell table:style-name="ce21" table:formula="of:=AVERAGE([.AB8:.AB10])" office:value-type="float" office:value="0.333333333333333" calcext:value-type="float">
            <text:p>0.333333333333333</text:p>
          </table:table-cell>
          <table:table-cell table:style-name="ce21" table:formula="of:=AVERAGE([.AC8:.AC10])" office:value-type="float" office:value="220.666666666667" calcext:value-type="float">
            <text:p>220.666666666667</text:p>
          </table:table-cell>
          <table:table-cell table:style-name="ce21" table:formula="of:=AVERAGE([.AD8:.AD10])" office:value-type="float" office:value="0.453333333333333" calcext:value-type="float">
            <text:p>0.453333333333333</text:p>
          </table:table-cell>
          <table:table-cell table:style-name="ce21" table:formula="of:=AVERAGE([.AE8:.AE10])" office:value-type="float" office:value="39.1666666666667" calcext:value-type="float">
            <text:p>39.1666666666667</text:p>
          </table:table-cell>
          <table:table-cell table:style-name="ce21" table:formula="of:=AVERAGE([.AF8:.AF10])" office:value-type="float" office:value="12692.3333333333" calcext:value-type="float">
            <text:p>12692.3333333333</text:p>
          </table:table-cell>
          <table:table-cell table:style-name="ce21" table:formula="of:=AVERAGE([.AG8:.AG10])" office:value-type="float" office:value="6346.66666666667" calcext:value-type="float">
            <text:p>6346.66666666667</text:p>
          </table:table-cell>
          <table:table-cell table:style-name="ce21" table:formula="of:=AVERAGE([.AH8:.AH10])" office:value-type="float" office:value="0.333333333333333" calcext:value-type="float">
            <text:p>0.333333333333333</text:p>
          </table:table-cell>
          <table:table-cell table:style-name="ce21" table:formula="of:=AVERAGE([.AI8:.AI10])" office:value-type="float" office:value="220.666666666667" calcext:value-type="float">
            <text:p>220.666666666667</text:p>
          </table:table-cell>
          <table:table-cell table:style-name="ce21" table:formula="of:=AVERAGE([.AJ8:.AJ10])" office:value-type="float" office:value="46.3066666666667" calcext:value-type="float">
            <text:p>46.3066666666667</text:p>
          </table:table-cell>
          <table:table-cell table:style-name="ce21" table:formula="of:=AVERAGE([.AK8:.AK10])" office:value-type="float" office:value="12692.3333333333" calcext:value-type="float">
            <text:p>12692.3333333333</text:p>
          </table:table-cell>
          <table:table-cell table:style-name="ce21" table:formula="of:=AVERAGE([.AL8:.AL10])" office:value-type="float" office:value="6346.66666666667" calcext:value-type="float">
            <text:p>6346.66666666667</text:p>
          </table:table-cell>
          <table:table-cell table:style-name="ce21" table:formula="of:=AVERAGE([.AM8:.AM10])" office:value-type="float" office:value="0.333333333333333" calcext:value-type="float">
            <text:p>0.333333333333333</text:p>
          </table:table-cell>
          <table:table-cell table:style-name="ce21" table:formula="of:=AVERAGE([.AN8:.AN10])" office:value-type="float" office:value="220.666666666667" calcext:value-type="float">
            <text:p>220.666666666667</text:p>
          </table:table-cell>
          <table:table-cell table:style-name="ce29" table:number-columns-repeated="984"/>
        </table:table-row>
        <table:table-row table:style-name="ro1">
          <table:table-cell office:value-type="string" calcext:value-type="string">
            <text:p>QKP_20_100_50_1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07" calcext:value-type="float">
            <text:p>1.07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07" calcext:value-type="float">
            <text:p>1.07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44" calcext:value-type="float">
            <text:p>0.44</text:p>
          </table:table-cell>
          <table:table-cell office:value-type="float" office:value="1.55" calcext:value-type="float">
            <text:p>1.55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33" calcext:value-type="float">
            <text:p>1.33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38" calcext:value-type="float">
            <text:p>1.38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36" calcext:value-type="float">
            <text:p>0.36</text:p>
          </table:table-cell>
          <table:table-cell office:value-type="float" office:value="1.76" calcext:value-type="float">
            <text:p>1.76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91" calcext:value-type="float">
            <text:p>1.91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20_100_50_2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1.65" calcext:value-type="float">
            <text:p>11.65</text:p>
          </table:table-cell>
          <table:table-cell office:value-type="float" office:value="3847" calcext:value-type="float">
            <text:p>3847</text:p>
          </table:table-cell>
          <table:table-cell office:value-type="float" office:value="1924" calcext:value-type="float">
            <text:p>1924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8.17" calcext:value-type="float">
            <text:p>8.17</text:p>
          </table:table-cell>
          <table:table-cell office:value-type="float" office:value="3855" calcext:value-type="float">
            <text:p>3855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.42" calcext:value-type="float">
            <text:p>0.42</text:p>
          </table:table-cell>
          <table:table-cell office:value-type="float" office:value="8.61" calcext:value-type="float">
            <text:p>8.61</text:p>
          </table:table-cell>
          <table:table-cell office:value-type="float" office:value="3855" calcext:value-type="float">
            <text:p>3855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8.31" calcext:value-type="float">
            <text:p>8.31</text:p>
          </table:table-cell>
          <table:table-cell office:value-type="float" office:value="3855" calcext:value-type="float">
            <text:p>3855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8.77" calcext:value-type="float">
            <text:p>8.77</text:p>
          </table:table-cell>
          <table:table-cell office:value-type="float" office:value="3855" calcext:value-type="float">
            <text:p>3855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.42" calcext:value-type="float">
            <text:p>0.42</text:p>
          </table:table-cell>
          <table:table-cell office:value-type="float" office:value="9.53" calcext:value-type="float">
            <text:p>9.53</text:p>
          </table:table-cell>
          <table:table-cell office:value-type="float" office:value="3855" calcext:value-type="float">
            <text:p>3855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9.72" calcext:value-type="float">
            <text:p>9.72</text:p>
          </table:table-cell>
          <table:table-cell office:value-type="float" office:value="3855" calcext:value-type="float">
            <text:p>3855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20_100_50_3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2.93" calcext:value-type="float">
            <text:p>12.93</text:p>
          </table:table-cell>
          <table:table-cell office:value-type="float" office:value="4631" calcext:value-type="float">
            <text:p>4631</text:p>
          </table:table-cell>
          <table:table-cell office:value-type="float" office:value="2316" calcext:value-type="float">
            <text:p>2316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8.91" calcext:value-type="float">
            <text:p>8.91</text:p>
          </table:table-cell>
          <table:table-cell office:value-type="float" office:value="4679" calcext:value-type="float">
            <text:p>4679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47" calcext:value-type="float">
            <text:p>0.47</text:p>
          </table:table-cell>
          <table:table-cell office:value-type="float" office:value="9.35" calcext:value-type="float">
            <text:p>9.35</text:p>
          </table:table-cell>
          <table:table-cell office:value-type="float" office:value="4679" calcext:value-type="float">
            <text:p>4679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9.18" calcext:value-type="float">
            <text:p>9.18</text:p>
          </table:table-cell>
          <table:table-cell office:value-type="float" office:value="4681" calcext:value-type="float">
            <text:p>4681</text:p>
          </table:table-cell>
          <table:table-cell office:value-type="float" office:value="2341" calcext:value-type="float">
            <text:p>2341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9.02" calcext:value-type="float">
            <text:p>9.02</text:p>
          </table:table-cell>
          <table:table-cell office:value-type="float" office:value="4677" calcext:value-type="float">
            <text:p>4677</text:p>
          </table:table-cell>
          <table:table-cell office:value-type="float" office:value="2339" calcext:value-type="float">
            <text:p>2339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46" calcext:value-type="float">
            <text:p>0.46</text:p>
          </table:table-cell>
          <table:table-cell office:value-type="float" office:value="9.48" calcext:value-type="float">
            <text:p>9.48</text:p>
          </table:table-cell>
          <table:table-cell office:value-type="float" office:value="4677" calcext:value-type="float">
            <text:p>4677</text:p>
          </table:table-cell>
          <table:table-cell office:value-type="float" office:value="2339" calcext:value-type="float">
            <text:p>2339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0.98" calcext:value-type="float">
            <text:p>10.98</text:p>
          </table:table-cell>
          <table:table-cell office:value-type="float" office:value="4681" calcext:value-type="float">
            <text:p>4681</text:p>
          </table:table-cell>
          <table:table-cell office:value-type="float" office:value="2341" calcext:value-type="float">
            <text:p>2341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984"/>
        </table:table-row>
        <table:table-row table:style-name="ro1">
          <table:table-cell table:style-name="ce21"/>
          <table:table-cell table:style-name="ce21" table:formula="of:=AVERAGE([.B12:.B14])" office:value-type="float" office:value="20" calcext:value-type="float">
            <text:p>20</text:p>
          </table:table-cell>
          <table:table-cell table:style-name="ce21" table:formula="of:=AVERAGE([.C12:.C14])" office:value-type="float" office:value="50" calcext:value-type="float">
            <text:p>50</text:p>
          </table:table-cell>
          <table:table-cell table:style-name="ce21" table:formula="of:=AVERAGE([.D12:.D14])" office:value-type="float" office:value="8.55" calcext:value-type="float">
            <text:p>8.55</text:p>
          </table:table-cell>
          <table:table-cell table:style-name="ce21" table:formula="of:=AVERAGE([.E12:.E14])" office:value-type="float" office:value="2927.66666666667" calcext:value-type="float">
            <text:p>2927.66666666667</text:p>
          </table:table-cell>
          <table:table-cell table:style-name="ce21" table:formula="of:=AVERAGE([.F12:.F14])" office:value-type="float" office:value="1464.33333333333" calcext:value-type="float">
            <text:p>1464.33333333333</text:p>
          </table:table-cell>
          <table:table-cell table:style-name="ce21" table:formula="of:=AVERAGE([.G12:.G14])" office:value-type="float" office:value="4.33333333333333" calcext:value-type="float">
            <text:p>4.33333333333333</text:p>
          </table:table-cell>
          <table:table-cell table:style-name="ce21" table:formula="of:=AVERAGE([.H12:.H14])" office:value-type="float" office:value="127" calcext:value-type="float">
            <text:p>127</text:p>
          </table:table-cell>
          <table:table-cell table:style-name="ce21" table:formula="of:=AVERAGE([.I12:.I14])" office:value-type="float" office:value="6.05" calcext:value-type="float">
            <text:p>6.05</text:p>
          </table:table-cell>
          <table:table-cell table:style-name="ce21" table:formula="of:=AVERAGE([.J12:.J14])" office:value-type="float" office:value="2946.33333333333" calcext:value-type="float">
            <text:p>2946.33333333333</text:p>
          </table:table-cell>
          <table:table-cell table:style-name="ce21" table:formula="of:=AVERAGE([.K12:.K14])" office:value-type="float" office:value="1473.66666666667" calcext:value-type="float">
            <text:p>1473.66666666667</text:p>
          </table:table-cell>
          <table:table-cell table:style-name="ce21" table:formula="of:=AVERAGE([.L12:.L14])" office:value-type="float" office:value="0.333333333333333" calcext:value-type="float">
            <text:p>0.333333333333333</text:p>
          </table:table-cell>
          <table:table-cell table:style-name="ce21" table:formula="of:=AVERAGE([.M12:.M14])" office:value-type="float" office:value="127" calcext:value-type="float">
            <text:p>127</text:p>
          </table:table-cell>
          <table:table-cell table:style-name="ce21" table:formula="of:=AVERAGE([.N12:.N14])" office:value-type="float" office:value="0.443333333333333" calcext:value-type="float">
            <text:p>0.443333333333333</text:p>
          </table:table-cell>
          <table:table-cell table:style-name="ce21" table:formula="of:=AVERAGE([.O12:.O14])" office:value-type="float" office:value="6.50333333333333" calcext:value-type="float">
            <text:p>6.50333333333333</text:p>
          </table:table-cell>
          <table:table-cell table:style-name="ce21" table:formula="of:=AVERAGE([.P12:.P14])" office:value-type="float" office:value="2946.33333333333" calcext:value-type="float">
            <text:p>2946.33333333333</text:p>
          </table:table-cell>
          <table:table-cell table:style-name="ce21" table:formula="of:=AVERAGE([.Q12:.Q14])" office:value-type="float" office:value="1473.66666666667" calcext:value-type="float">
            <text:p>1473.66666666667</text:p>
          </table:table-cell>
          <table:table-cell table:style-name="ce21" table:formula="of:=AVERAGE([.R12:.R14])" office:value-type="float" office:value="0.333333333333333" calcext:value-type="float">
            <text:p>0.333333333333333</text:p>
          </table:table-cell>
          <table:table-cell table:style-name="ce21" table:formula="of:=AVERAGE([.S12:.S14])" office:value-type="float" office:value="127" calcext:value-type="float">
            <text:p>127</text:p>
          </table:table-cell>
          <table:table-cell table:style-name="ce21" table:formula="of:=AVERAGE([.T12:.T14])" office:value-type="float" office:value="6.27333333333333" calcext:value-type="float">
            <text:p>6.27333333333333</text:p>
          </table:table-cell>
          <table:table-cell table:style-name="ce21" table:formula="of:=AVERAGE([.U12:.U14])" office:value-type="float" office:value="2947" calcext:value-type="float">
            <text:p>2947</text:p>
          </table:table-cell>
          <table:table-cell table:style-name="ce21" table:formula="of:=AVERAGE([.V12:.V14])" office:value-type="float" office:value="1474" calcext:value-type="float">
            <text:p>1474</text:p>
          </table:table-cell>
          <table:table-cell table:style-name="ce21" table:formula="of:=AVERAGE([.W12:.W14])" office:value-type="float" office:value="0" calcext:value-type="float">
            <text:p>0</text:p>
          </table:table-cell>
          <table:table-cell table:style-name="ce21" table:formula="of:=AVERAGE([.X12:.X14])" office:value-type="float" office:value="127" calcext:value-type="float">
            <text:p>127</text:p>
          </table:table-cell>
          <table:table-cell table:style-name="ce21" table:formula="of:=AVERAGE([.Y12:.Y14])" office:value-type="float" office:value="6.39" calcext:value-type="float">
            <text:p>6.39</text:p>
          </table:table-cell>
          <table:table-cell table:style-name="ce21" table:formula="of:=AVERAGE([.Z12:.Z14])" office:value-type="float" office:value="2945.66666666667" calcext:value-type="float">
            <text:p>2945.66666666667</text:p>
          </table:table-cell>
          <table:table-cell table:style-name="ce21" table:formula="of:=AVERAGE([.AA12:.AA14])" office:value-type="float" office:value="1473.33333333333" calcext:value-type="float">
            <text:p>1473.33333333333</text:p>
          </table:table-cell>
          <table:table-cell table:style-name="ce21" table:formula="of:=AVERAGE([.AB12:.AB14])" office:value-type="float" office:value="0.333333333333333" calcext:value-type="float">
            <text:p>0.333333333333333</text:p>
          </table:table-cell>
          <table:table-cell table:style-name="ce21" table:formula="of:=AVERAGE([.AC12:.AC14])" office:value-type="float" office:value="127" calcext:value-type="float">
            <text:p>127</text:p>
          </table:table-cell>
          <table:table-cell table:style-name="ce21" table:formula="of:=AVERAGE([.AD12:.AD14])" office:value-type="float" office:value="0.413333333333333" calcext:value-type="float">
            <text:p>0.413333333333333</text:p>
          </table:table-cell>
          <table:table-cell table:style-name="ce21" table:formula="of:=AVERAGE([.AE12:.AE14])" office:value-type="float" office:value="6.92333333333333" calcext:value-type="float">
            <text:p>6.92333333333333</text:p>
          </table:table-cell>
          <table:table-cell table:style-name="ce21" table:formula="of:=AVERAGE([.AF12:.AF14])" office:value-type="float" office:value="2945.66666666667" calcext:value-type="float">
            <text:p>2945.66666666667</text:p>
          </table:table-cell>
          <table:table-cell table:style-name="ce21" table:formula="of:=AVERAGE([.AG12:.AG14])" office:value-type="float" office:value="1473.33333333333" calcext:value-type="float">
            <text:p>1473.33333333333</text:p>
          </table:table-cell>
          <table:table-cell table:style-name="ce21" table:formula="of:=AVERAGE([.AH12:.AH14])" office:value-type="float" office:value="0.333333333333333" calcext:value-type="float">
            <text:p>0.333333333333333</text:p>
          </table:table-cell>
          <table:table-cell table:style-name="ce21" table:formula="of:=AVERAGE([.AI12:.AI14])" office:value-type="float" office:value="127" calcext:value-type="float">
            <text:p>127</text:p>
          </table:table-cell>
          <table:table-cell table:style-name="ce21" table:formula="of:=AVERAGE([.AJ12:.AJ14])" office:value-type="float" office:value="7.53666666666667" calcext:value-type="float">
            <text:p>7.53666666666667</text:p>
          </table:table-cell>
          <table:table-cell table:style-name="ce21" table:formula="of:=AVERAGE([.AK12:.AK14])" office:value-type="float" office:value="2947" calcext:value-type="float">
            <text:p>2947</text:p>
          </table:table-cell>
          <table:table-cell table:style-name="ce21" table:formula="of:=AVERAGE([.AL12:.AL14])" office:value-type="float" office:value="1474" calcext:value-type="float">
            <text:p>1474</text:p>
          </table:table-cell>
          <table:table-cell table:style-name="ce21" table:formula="of:=AVERAGE([.AM12:.AM14])" office:value-type="float" office:value="0" calcext:value-type="float">
            <text:p>0</text:p>
          </table:table-cell>
          <table:table-cell table:style-name="ce21" table:formula="of:=AVERAGE([.AN12:.AN14])" office:value-type="float" office:value="127" calcext:value-type="float">
            <text:p>127</text:p>
          </table:table-cell>
          <table:table-cell table:style-name="ce29" table:number-columns-repeated="984"/>
        </table:table-row>
        <table:table-row table:style-name="ro1">
          <table:table-cell office:value-type="string" calcext:value-type="string">
            <text:p>QKP_20_100_75_1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.11" calcext:value-type="float">
            <text:p>1.11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.13" calcext:value-type="float">
            <text:p>1.13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48" calcext:value-type="float">
            <text:p>0.48</text:p>
          </table:table-cell>
          <table:table-cell office:value-type="float" office:value="1.65" calcext:value-type="float">
            <text:p>1.65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.45" calcext:value-type="float">
            <text:p>1.45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.48" calcext:value-type="float">
            <text:p>1.48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51" calcext:value-type="float">
            <text:p>0.51</text:p>
          </table:table-cell>
          <table:table-cell office:value-type="float" office:value="1.86" calcext:value-type="float">
            <text:p>1.86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.01" calcext:value-type="float">
            <text:p>2.01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20_100_75_2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.71" calcext:value-type="float">
            <text:p>2.71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.68" calcext:value-type="float">
            <text:p>1.68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5" calcext:value-type="float">
            <text:p>0.5</text:p>
          </table:table-cell>
          <table:table-cell office:value-type="float" office:value="2.24" calcext:value-type="float">
            <text:p>2.24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.96" calcext:value-type="float">
            <text:p>1.96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.98" calcext:value-type="float">
            <text:p>1.98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4" calcext:value-type="float">
            <text:p>0.4</text:p>
          </table:table-cell>
          <table:table-cell office:value-type="float" office:value="2.45" calcext:value-type="float">
            <text:p>2.45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.62" calcext:value-type="float">
            <text:p>2.62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20_100_75_3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64.49" calcext:value-type="float">
            <text:p>164.49</text:p>
          </table:table-cell>
          <table:table-cell office:value-type="float" office:value="19713" calcext:value-type="float">
            <text:p>19713</text:p>
          </table:table-cell>
          <table:table-cell office:value-type="float" office:value="9857" calcext:value-type="float">
            <text:p>9857</text:p>
          </table:table-cell>
          <table:table-cell office:value-type="float" office:value="81" calcext:value-type="float">
            <text:p>81</text:p>
          </table:table-cell>
          <table:table-cell office:value-type="float" office:value="418" calcext:value-type="float">
            <text:p>418</text:p>
          </table:table-cell>
          <table:table-cell office:value-type="float" office:value="140.22" calcext:value-type="float">
            <text:p>140.22</text:p>
          </table:table-cell>
          <table:table-cell office:value-type="float" office:value="19991" calcext:value-type="float">
            <text:p>19991</text:p>
          </table:table-cell>
          <table:table-cell office:value-type="float" office:value="9996" calcext:value-type="float">
            <text:p>9996</text:p>
          </table:table-cell>
          <table:table-cell office:value-type="float" office:value="11" calcext:value-type="float">
            <text:p>11</text:p>
          </table:table-cell>
          <table:table-cell office:value-type="float" office:value="418" calcext:value-type="float">
            <text:p>418</text:p>
          </table:table-cell>
          <table:table-cell office:value-type="float" office:value="0.38" calcext:value-type="float">
            <text:p>0.38</text:p>
          </table:table-cell>
          <table:table-cell office:value-type="float" office:value="136.09" calcext:value-type="float">
            <text:p>136.09</text:p>
          </table:table-cell>
          <table:table-cell office:value-type="float" office:value="19991" calcext:value-type="float">
            <text:p>19991</text:p>
          </table:table-cell>
          <table:table-cell office:value-type="float" office:value="9996" calcext:value-type="float">
            <text:p>9996</text:p>
          </table:table-cell>
          <table:table-cell office:value-type="float" office:value="11" calcext:value-type="float">
            <text:p>11</text:p>
          </table:table-cell>
          <table:table-cell office:value-type="float" office:value="418" calcext:value-type="float">
            <text:p>418</text:p>
          </table:table-cell>
          <table:table-cell office:value-type="float" office:value="239.72" calcext:value-type="float">
            <text:p>239.72</text:p>
          </table:table-cell>
          <table:table-cell office:value-type="float" office:value="20023" calcext:value-type="float">
            <text:p>20023</text:p>
          </table:table-cell>
          <table:table-cell office:value-type="float" office:value="10012" calcext:value-type="float">
            <text:p>10012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141.5" calcext:value-type="float">
            <text:p>141.5</text:p>
          </table:table-cell>
          <table:table-cell office:value-type="float" office:value="19991" calcext:value-type="float">
            <text:p>19991</text:p>
          </table:table-cell>
          <table:table-cell office:value-type="float" office:value="9996" calcext:value-type="float">
            <text:p>9996</text:p>
          </table:table-cell>
          <table:table-cell office:value-type="float" office:value="11" calcext:value-type="float">
            <text:p>11</text:p>
          </table:table-cell>
          <table:table-cell office:value-type="float" office:value="418" calcext:value-type="float">
            <text:p>418</text:p>
          </table:table-cell>
          <table:table-cell office:value-type="float" office:value="0.47" calcext:value-type="float">
            <text:p>0.47</text:p>
          </table:table-cell>
          <table:table-cell office:value-type="float" office:value="162.68" calcext:value-type="float">
            <text:p>162.68</text:p>
          </table:table-cell>
          <table:table-cell office:value-type="float" office:value="19991" calcext:value-type="float">
            <text:p>19991</text:p>
          </table:table-cell>
          <table:table-cell office:value-type="float" office:value="9996" calcext:value-type="float">
            <text:p>9996</text:p>
          </table:table-cell>
          <table:table-cell office:value-type="float" office:value="11" calcext:value-type="float">
            <text:p>11</text:p>
          </table:table-cell>
          <table:table-cell office:value-type="float" office:value="418" calcext:value-type="float">
            <text:p>418</text:p>
          </table:table-cell>
          <table:table-cell office:value-type="float" office:value="170.21" calcext:value-type="float">
            <text:p>170.21</text:p>
          </table:table-cell>
          <table:table-cell office:value-type="float" office:value="20023" calcext:value-type="float">
            <text:p>20023</text:p>
          </table:table-cell>
          <table:table-cell office:value-type="float" office:value="10012" calcext:value-type="float">
            <text:p>10012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table:number-columns-repeated="984"/>
        </table:table-row>
        <table:table-row table:style-name="ro1">
          <table:table-cell table:style-name="ce21"/>
          <table:table-cell table:style-name="ce21" table:formula="of:=AVERAGE([.B16:.B18])" office:value-type="float" office:value="20" calcext:value-type="float">
            <text:p>20</text:p>
          </table:table-cell>
          <table:table-cell table:style-name="ce21" table:formula="of:=AVERAGE([.C16:.C18])" office:value-type="float" office:value="75" calcext:value-type="float">
            <text:p>75</text:p>
          </table:table-cell>
          <table:table-cell table:style-name="ce21" table:formula="of:=AVERAGE([.D16:.D18])" office:value-type="float" office:value="56.1033333333334" calcext:value-type="float">
            <text:p>56.1033333333334</text:p>
          </table:table-cell>
          <table:table-cell table:style-name="ce21" table:formula="of:=AVERAGE([.E16:.E18])" office:value-type="float" office:value="6962.33333333333" calcext:value-type="float">
            <text:p>6962.33333333333</text:p>
          </table:table-cell>
          <table:table-cell table:style-name="ce21" table:formula="of:=AVERAGE([.F16:.F18])" office:value-type="float" office:value="3481.66666666667" calcext:value-type="float">
            <text:p>3481.66666666667</text:p>
          </table:table-cell>
          <table:table-cell table:style-name="ce21" table:formula="of:=AVERAGE([.G16:.G18])" office:value-type="float" office:value="27" calcext:value-type="float">
            <text:p>27</text:p>
          </table:table-cell>
          <table:table-cell table:style-name="ce21" table:formula="of:=AVERAGE([.H16:.H18])" office:value-type="float" office:value="176.666666666667" calcext:value-type="float">
            <text:p>176.666666666667</text:p>
          </table:table-cell>
          <table:table-cell table:style-name="ce21" table:formula="of:=AVERAGE([.I16:.I18])" office:value-type="float" office:value="47.6766666666667" calcext:value-type="float">
            <text:p>47.6766666666667</text:p>
          </table:table-cell>
          <table:table-cell table:style-name="ce21" table:formula="of:=AVERAGE([.J16:.J18])" office:value-type="float" office:value="7055" calcext:value-type="float">
            <text:p>7055</text:p>
          </table:table-cell>
          <table:table-cell table:style-name="ce21" table:formula="of:=AVERAGE([.K16:.K18])" office:value-type="float" office:value="3528" calcext:value-type="float">
            <text:p>3528</text:p>
          </table:table-cell>
          <table:table-cell table:style-name="ce21" table:formula="of:=AVERAGE([.L16:.L18])" office:value-type="float" office:value="3.66666666666667" calcext:value-type="float">
            <text:p>3.66666666666667</text:p>
          </table:table-cell>
          <table:table-cell table:style-name="ce21" table:formula="of:=AVERAGE([.M16:.M18])" office:value-type="float" office:value="176.666666666667" calcext:value-type="float">
            <text:p>176.666666666667</text:p>
          </table:table-cell>
          <table:table-cell table:style-name="ce21" table:formula="of:=AVERAGE([.N16:.N18])" office:value-type="float" office:value="0.453333333333333" calcext:value-type="float">
            <text:p>0.453333333333333</text:p>
          </table:table-cell>
          <table:table-cell table:style-name="ce21" table:formula="of:=AVERAGE([.O16:.O18])" office:value-type="float" office:value="46.66" calcext:value-type="float">
            <text:p>46.66</text:p>
          </table:table-cell>
          <table:table-cell table:style-name="ce21" table:formula="of:=AVERAGE([.P16:.P18])" office:value-type="float" office:value="7055" calcext:value-type="float">
            <text:p>7055</text:p>
          </table:table-cell>
          <table:table-cell table:style-name="ce21" table:formula="of:=AVERAGE([.Q16:.Q18])" office:value-type="float" office:value="3528" calcext:value-type="float">
            <text:p>3528</text:p>
          </table:table-cell>
          <table:table-cell table:style-name="ce21" table:formula="of:=AVERAGE([.R16:.R18])" office:value-type="float" office:value="3.66666666666667" calcext:value-type="float">
            <text:p>3.66666666666667</text:p>
          </table:table-cell>
          <table:table-cell table:style-name="ce21" table:formula="of:=AVERAGE([.S16:.S18])" office:value-type="float" office:value="176.666666666667" calcext:value-type="float">
            <text:p>176.666666666667</text:p>
          </table:table-cell>
          <table:table-cell table:style-name="ce21" table:formula="of:=AVERAGE([.T16:.T18])" office:value-type="float" office:value="81.0433333333333" calcext:value-type="float">
            <text:p>81.0433333333333</text:p>
          </table:table-cell>
          <table:table-cell table:style-name="ce21" table:formula="of:=AVERAGE([.U16:.U18])" office:value-type="float" office:value="7065.66666666667" calcext:value-type="float">
            <text:p>7065.66666666667</text:p>
          </table:table-cell>
          <table:table-cell table:style-name="ce21" table:formula="of:=AVERAGE([.V16:.V18])" office:value-type="float" office:value="3533.33333333333" calcext:value-type="float">
            <text:p>3533.33333333333</text:p>
          </table:table-cell>
          <table:table-cell table:style-name="ce21" table:formula="of:=AVERAGE([.W16:.W18])" office:value-type="float" office:value="0.333333333333333" calcext:value-type="float">
            <text:p>0.333333333333333</text:p>
          </table:table-cell>
          <table:table-cell table:style-name="ce21" table:formula="of:=AVERAGE([.X16:.X18])" office:value-type="float" office:value="176.666666666667" calcext:value-type="float">
            <text:p>176.666666666667</text:p>
          </table:table-cell>
          <table:table-cell table:style-name="ce21" table:formula="of:=AVERAGE([.Y16:.Y18])" office:value-type="float" office:value="48.32" calcext:value-type="float">
            <text:p>48.32</text:p>
          </table:table-cell>
          <table:table-cell table:style-name="ce21" table:formula="of:=AVERAGE([.Z16:.Z18])" office:value-type="float" office:value="7055" calcext:value-type="float">
            <text:p>7055</text:p>
          </table:table-cell>
          <table:table-cell table:style-name="ce21" table:formula="of:=AVERAGE([.AA16:.AA18])" office:value-type="float" office:value="3528" calcext:value-type="float">
            <text:p>3528</text:p>
          </table:table-cell>
          <table:table-cell table:style-name="ce21" table:formula="of:=AVERAGE([.AB16:.AB18])" office:value-type="float" office:value="3.66666666666667" calcext:value-type="float">
            <text:p>3.66666666666667</text:p>
          </table:table-cell>
          <table:table-cell table:style-name="ce21" table:formula="of:=AVERAGE([.AC16:.AC18])" office:value-type="float" office:value="176.666666666667" calcext:value-type="float">
            <text:p>176.666666666667</text:p>
          </table:table-cell>
          <table:table-cell table:style-name="ce21" table:formula="of:=AVERAGE([.AD16:.AD18])" office:value-type="float" office:value="0.46" calcext:value-type="float">
            <text:p>0.46</text:p>
          </table:table-cell>
          <table:table-cell table:style-name="ce21" table:formula="of:=AVERAGE([.AE16:.AE18])" office:value-type="float" office:value="55.6633333333333" calcext:value-type="float">
            <text:p>55.6633333333333</text:p>
          </table:table-cell>
          <table:table-cell table:style-name="ce21" table:formula="of:=AVERAGE([.AF16:.AF18])" office:value-type="float" office:value="7055" calcext:value-type="float">
            <text:p>7055</text:p>
          </table:table-cell>
          <table:table-cell table:style-name="ce21" table:formula="of:=AVERAGE([.AG16:.AG18])" office:value-type="float" office:value="3528" calcext:value-type="float">
            <text:p>3528</text:p>
          </table:table-cell>
          <table:table-cell table:style-name="ce21" table:formula="of:=AVERAGE([.AH16:.AH18])" office:value-type="float" office:value="3.66666666666667" calcext:value-type="float">
            <text:p>3.66666666666667</text:p>
          </table:table-cell>
          <table:table-cell table:style-name="ce21" table:formula="of:=AVERAGE([.AI16:.AI18])" office:value-type="float" office:value="176.666666666667" calcext:value-type="float">
            <text:p>176.666666666667</text:p>
          </table:table-cell>
          <table:table-cell table:style-name="ce21" table:formula="of:=AVERAGE([.AJ16:.AJ18])" office:value-type="float" office:value="58.28" calcext:value-type="float">
            <text:p>58.28</text:p>
          </table:table-cell>
          <table:table-cell table:style-name="ce21" table:formula="of:=AVERAGE([.AK16:.AK18])" office:value-type="float" office:value="7065.66666666667" calcext:value-type="float">
            <text:p>7065.66666666667</text:p>
          </table:table-cell>
          <table:table-cell table:style-name="ce21" table:formula="of:=AVERAGE([.AL16:.AL18])" office:value-type="float" office:value="3533.33333333333" calcext:value-type="float">
            <text:p>3533.33333333333</text:p>
          </table:table-cell>
          <table:table-cell table:style-name="ce21" table:formula="of:=AVERAGE([.AM16:.AM18])" office:value-type="float" office:value="0.333333333333333" calcext:value-type="float">
            <text:p>0.333333333333333</text:p>
          </table:table-cell>
          <table:table-cell table:style-name="ce21" table:formula="of:=AVERAGE([.AN16:.AN18])" office:value-type="float" office:value="176.666666666667" calcext:value-type="float">
            <text:p>176.666666666667</text:p>
          </table:table-cell>
          <table:table-cell table:style-name="ce29" table:number-columns-repeated="984"/>
        </table:table-row>
        <table:table-row table:style-name="ro1">
          <table:table-cell office:value-type="string" calcext:value-type="string">
            <text:p>QKP_25_100_100_1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.91" calcext:value-type="float">
            <text:p>1.91</text:p>
          </table:table-cell>
          <table:table-cell office:value-type="float" office:value="503" calcext:value-type="float">
            <text:p>50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.04" calcext:value-type="float">
            <text:p>2.04</text:p>
          </table:table-cell>
          <table:table-cell office:value-type="float" office:value="503" calcext:value-type="float">
            <text:p>50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63" calcext:value-type="float">
            <text:p>0.63</text:p>
          </table:table-cell>
          <table:table-cell office:value-type="float" office:value="2.67" calcext:value-type="float">
            <text:p>2.67</text:p>
          </table:table-cell>
          <table:table-cell office:value-type="float" office:value="503" calcext:value-type="float">
            <text:p>50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.66" calcext:value-type="float">
            <text:p>6.66</text:p>
          </table:table-cell>
          <table:table-cell office:value-type="float" office:value="503" calcext:value-type="float">
            <text:p>50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.85" calcext:value-type="float">
            <text:p>2.85</text:p>
          </table:table-cell>
          <table:table-cell office:value-type="float" office:value="503" calcext:value-type="float">
            <text:p>50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66" calcext:value-type="float">
            <text:p>0.66</text:p>
          </table:table-cell>
          <table:table-cell office:value-type="float" office:value="3.71" calcext:value-type="float">
            <text:p>3.71</text:p>
          </table:table-cell>
          <table:table-cell office:value-type="float" office:value="503" calcext:value-type="float">
            <text:p>50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.23" calcext:value-type="float">
            <text:p>4.23</text:p>
          </table:table-cell>
          <table:table-cell office:value-type="float" office:value="503" calcext:value-type="float">
            <text:p>50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25_100_100_2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3.25" calcext:value-type="float">
            <text:p>13.25</text:p>
          </table:table-cell>
          <table:table-cell office:value-type="float" office:value="4101" calcext:value-type="float">
            <text:p>4101</text:p>
          </table:table-cell>
          <table:table-cell office:value-type="float" office:value="2051" calcext:value-type="float">
            <text:p>2051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12.79" calcext:value-type="float">
            <text:p>12.79</text:p>
          </table:table-cell>
          <table:table-cell office:value-type="float" office:value="4107" calcext:value-type="float">
            <text:p>4107</text:p>
          </table:table-cell>
          <table:table-cell office:value-type="float" office:value="2054" calcext:value-type="float">
            <text:p>2054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.48" calcext:value-type="float">
            <text:p>0.48</text:p>
          </table:table-cell>
          <table:table-cell office:value-type="float" office:value="11.82" calcext:value-type="float">
            <text:p>11.82</text:p>
          </table:table-cell>
          <table:table-cell office:value-type="float" office:value="4107" calcext:value-type="float">
            <text:p>4107</text:p>
          </table:table-cell>
          <table:table-cell office:value-type="float" office:value="2054" calcext:value-type="float">
            <text:p>2054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22.46" calcext:value-type="float">
            <text:p>22.46</text:p>
          </table:table-cell>
          <table:table-cell office:value-type="float" office:value="4107" calcext:value-type="float">
            <text:p>4107</text:p>
          </table:table-cell>
          <table:table-cell office:value-type="float" office:value="2054" calcext:value-type="float">
            <text:p>2054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12.9" calcext:value-type="float">
            <text:p>12.9</text:p>
          </table:table-cell>
          <table:table-cell office:value-type="float" office:value="4107" calcext:value-type="float">
            <text:p>4107</text:p>
          </table:table-cell>
          <table:table-cell office:value-type="float" office:value="2054" calcext:value-type="float">
            <text:p>2054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.56" calcext:value-type="float">
            <text:p>0.56</text:p>
          </table:table-cell>
          <table:table-cell office:value-type="float" office:value="13.61" calcext:value-type="float">
            <text:p>13.61</text:p>
          </table:table-cell>
          <table:table-cell office:value-type="float" office:value="4107" calcext:value-type="float">
            <text:p>4107</text:p>
          </table:table-cell>
          <table:table-cell office:value-type="float" office:value="2054" calcext:value-type="float">
            <text:p>2054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15.76" calcext:value-type="float">
            <text:p>15.76</text:p>
          </table:table-cell>
          <table:table-cell office:value-type="float" office:value="4107" calcext:value-type="float">
            <text:p>4107</text:p>
          </table:table-cell>
          <table:table-cell office:value-type="float" office:value="2054" calcext:value-type="float">
            <text:p>2054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25_100_100_3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.17" calcext:value-type="float">
            <text:p>2.17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.37" calcext:value-type="float">
            <text:p>6.37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56" calcext:value-type="float">
            <text:p>0.56</text:p>
          </table:table-cell>
          <table:table-cell office:value-type="float" office:value="2.64" calcext:value-type="float">
            <text:p>2.64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.17" calcext:value-type="float">
            <text:p>6.17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.61" calcext:value-type="float">
            <text:p>2.61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62" calcext:value-type="float">
            <text:p>0.62</text:p>
          </table:table-cell>
          <table:table-cell office:value-type="float" office:value="3.42" calcext:value-type="float">
            <text:p>3.42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.88" calcext:value-type="float">
            <text:p>3.88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984"/>
        </table:table-row>
        <table:table-row table:style-name="ro1">
          <table:table-cell table:style-name="ce21"/>
          <table:table-cell table:style-name="ce21" table:formula="of:=AVERAGE([.B20:.B22])" office:value-type="float" office:value="25" calcext:value-type="float">
            <text:p>25</text:p>
          </table:table-cell>
          <table:table-cell table:style-name="ce21" table:formula="of:=AVERAGE([.C20:.C22])" office:value-type="float" office:value="100" calcext:value-type="float">
            <text:p>100</text:p>
          </table:table-cell>
          <table:table-cell table:style-name="ce21" table:formula="of:=AVERAGE([.D20:.D22])" office:value-type="float" office:value="5.77666666666667" calcext:value-type="float">
            <text:p>5.77666666666667</text:p>
          </table:table-cell>
          <table:table-cell table:style-name="ce21" table:formula="of:=AVERAGE([.E20:.E22])" office:value-type="float" office:value="1734.33333333333" calcext:value-type="float">
            <text:p>1734.33333333333</text:p>
          </table:table-cell>
          <table:table-cell table:style-name="ce21" table:formula="of:=AVERAGE([.F20:.F22])" office:value-type="float" office:value="867.666666666667" calcext:value-type="float">
            <text:p>867.666666666667</text:p>
          </table:table-cell>
          <table:table-cell table:style-name="ce21" table:formula="of:=AVERAGE([.G20:.G22])" office:value-type="float" office:value="0.333333333333333" calcext:value-type="float">
            <text:p>0.333333333333333</text:p>
          </table:table-cell>
          <table:table-cell table:style-name="ce21" table:formula="of:=AVERAGE([.H20:.H22])" office:value-type="float" office:value="114" calcext:value-type="float">
            <text:p>114</text:p>
          </table:table-cell>
          <table:table-cell table:style-name="ce21" table:formula="of:=AVERAGE([.I20:.I22])" office:value-type="float" office:value="7.06666666666667" calcext:value-type="float">
            <text:p>7.06666666666667</text:p>
          </table:table-cell>
          <table:table-cell table:style-name="ce21" table:formula="of:=AVERAGE([.J20:.J22])" office:value-type="float" office:value="1736.33333333333" calcext:value-type="float">
            <text:p>1736.33333333333</text:p>
          </table:table-cell>
          <table:table-cell table:style-name="ce21" table:formula="of:=AVERAGE([.K20:.K22])" office:value-type="float" office:value="868.666666666667" calcext:value-type="float">
            <text:p>868.666666666667</text:p>
          </table:table-cell>
          <table:table-cell table:style-name="ce21" table:formula="of:=AVERAGE([.L20:.L22])" office:value-type="float" office:value="0" calcext:value-type="float">
            <text:p>0</text:p>
          </table:table-cell>
          <table:table-cell table:style-name="ce21" table:formula="of:=AVERAGE([.M20:.M22])" office:value-type="float" office:value="114" calcext:value-type="float">
            <text:p>114</text:p>
          </table:table-cell>
          <table:table-cell table:style-name="ce21" table:formula="of:=AVERAGE([.N20:.N22])" office:value-type="float" office:value="0.556666666666667" calcext:value-type="float">
            <text:p>0.556666666666667</text:p>
          </table:table-cell>
          <table:table-cell table:style-name="ce21" table:formula="of:=AVERAGE([.O20:.O22])" office:value-type="float" office:value="5.71" calcext:value-type="float">
            <text:p>5.71</text:p>
          </table:table-cell>
          <table:table-cell table:style-name="ce21" table:formula="of:=AVERAGE([.P20:.P22])" office:value-type="float" office:value="1736.33333333333" calcext:value-type="float">
            <text:p>1736.33333333333</text:p>
          </table:table-cell>
          <table:table-cell table:style-name="ce21" table:formula="of:=AVERAGE([.Q20:.Q22])" office:value-type="float" office:value="868.666666666667" calcext:value-type="float">
            <text:p>868.666666666667</text:p>
          </table:table-cell>
          <table:table-cell table:style-name="ce21" table:formula="of:=AVERAGE([.R20:.R22])" office:value-type="float" office:value="0" calcext:value-type="float">
            <text:p>0</text:p>
          </table:table-cell>
          <table:table-cell table:style-name="ce21" table:formula="of:=AVERAGE([.S20:.S22])" office:value-type="float" office:value="114" calcext:value-type="float">
            <text:p>114</text:p>
          </table:table-cell>
          <table:table-cell table:style-name="ce21" table:formula="of:=AVERAGE([.T20:.T22])" office:value-type="float" office:value="11.7633333333333" calcext:value-type="float">
            <text:p>11.7633333333333</text:p>
          </table:table-cell>
          <table:table-cell table:style-name="ce21" table:formula="of:=AVERAGE([.U20:.U22])" office:value-type="float" office:value="1736.33333333333" calcext:value-type="float">
            <text:p>1736.33333333333</text:p>
          </table:table-cell>
          <table:table-cell table:style-name="ce21" table:formula="of:=AVERAGE([.V20:.V22])" office:value-type="float" office:value="868.666666666667" calcext:value-type="float">
            <text:p>868.666666666667</text:p>
          </table:table-cell>
          <table:table-cell table:style-name="ce21" table:formula="of:=AVERAGE([.W20:.W22])" office:value-type="float" office:value="0" calcext:value-type="float">
            <text:p>0</text:p>
          </table:table-cell>
          <table:table-cell table:style-name="ce21" table:formula="of:=AVERAGE([.X20:.X22])" office:value-type="float" office:value="114" calcext:value-type="float">
            <text:p>114</text:p>
          </table:table-cell>
          <table:table-cell table:style-name="ce21" table:formula="of:=AVERAGE([.Y20:.Y22])" office:value-type="float" office:value="6.12" calcext:value-type="float">
            <text:p>6.12</text:p>
          </table:table-cell>
          <table:table-cell table:style-name="ce21" table:formula="of:=AVERAGE([.Z20:.Z22])" office:value-type="float" office:value="1736.33333333333" calcext:value-type="float">
            <text:p>1736.33333333333</text:p>
          </table:table-cell>
          <table:table-cell table:style-name="ce21" table:formula="of:=AVERAGE([.AA20:.AA22])" office:value-type="float" office:value="868.666666666667" calcext:value-type="float">
            <text:p>868.666666666667</text:p>
          </table:table-cell>
          <table:table-cell table:style-name="ce21" table:formula="of:=AVERAGE([.AB20:.AB22])" office:value-type="float" office:value="0" calcext:value-type="float">
            <text:p>0</text:p>
          </table:table-cell>
          <table:table-cell table:style-name="ce21" table:formula="of:=AVERAGE([.AC20:.AC22])" office:value-type="float" office:value="114" calcext:value-type="float">
            <text:p>114</text:p>
          </table:table-cell>
          <table:table-cell table:style-name="ce21" table:formula="of:=AVERAGE([.AD20:.AD22])" office:value-type="float" office:value="0.613333333333333" calcext:value-type="float">
            <text:p>0.613333333333333</text:p>
          </table:table-cell>
          <table:table-cell table:style-name="ce21" table:formula="of:=AVERAGE([.AE20:.AE22])" office:value-type="float" office:value="6.91333333333333" calcext:value-type="float">
            <text:p>6.91333333333333</text:p>
          </table:table-cell>
          <table:table-cell table:style-name="ce21" table:formula="of:=AVERAGE([.AF20:.AF22])" office:value-type="float" office:value="1736.33333333333" calcext:value-type="float">
            <text:p>1736.33333333333</text:p>
          </table:table-cell>
          <table:table-cell table:style-name="ce21" table:formula="of:=AVERAGE([.AG20:.AG22])" office:value-type="float" office:value="868.666666666667" calcext:value-type="float">
            <text:p>868.666666666667</text:p>
          </table:table-cell>
          <table:table-cell table:style-name="ce21" table:formula="of:=AVERAGE([.AH20:.AH22])" office:value-type="float" office:value="0" calcext:value-type="float">
            <text:p>0</text:p>
          </table:table-cell>
          <table:table-cell table:style-name="ce21" table:formula="of:=AVERAGE([.AI20:.AI22])" office:value-type="float" office:value="114" calcext:value-type="float">
            <text:p>114</text:p>
          </table:table-cell>
          <table:table-cell table:style-name="ce21" table:formula="of:=AVERAGE([.AJ20:.AJ22])" office:value-type="float" office:value="7.95666666666667" calcext:value-type="float">
            <text:p>7.95666666666667</text:p>
          </table:table-cell>
          <table:table-cell table:style-name="ce21" table:formula="of:=AVERAGE([.AK20:.AK22])" office:value-type="float" office:value="1736.33333333333" calcext:value-type="float">
            <text:p>1736.33333333333</text:p>
          </table:table-cell>
          <table:table-cell table:style-name="ce21" table:formula="of:=AVERAGE([.AL20:.AL22])" office:value-type="float" office:value="868.666666666667" calcext:value-type="float">
            <text:p>868.666666666667</text:p>
          </table:table-cell>
          <table:table-cell table:style-name="ce21" table:formula="of:=AVERAGE([.AM20:.AM22])" office:value-type="float" office:value="0" calcext:value-type="float">
            <text:p>0</text:p>
          </table:table-cell>
          <table:table-cell table:style-name="ce21" table:formula="of:=AVERAGE([.AN20:.AN22])" office:value-type="float" office:value="114" calcext:value-type="float">
            <text:p>114</text:p>
          </table:table-cell>
          <table:table-cell table:style-name="ce29" table:number-columns-repeated="984"/>
        </table:table-row>
        <table:table-row table:style-name="ro1">
          <table:table-cell office:value-type="string" calcext:value-type="string">
            <text:p>QKP_25_100_25_1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.95" calcext:value-type="float">
            <text:p>4.95</text:p>
          </table:table-cell>
          <table:table-cell office:value-type="float" office:value="2207" calcext:value-type="float">
            <text:p>220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.09" calcext:value-type="float">
            <text:p>5.09</text:p>
          </table:table-cell>
          <table:table-cell office:value-type="float" office:value="2207" calcext:value-type="float">
            <text:p>220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47" calcext:value-type="float">
            <text:p>0.47</text:p>
          </table:table-cell>
          <table:table-cell office:value-type="float" office:value="4.55" calcext:value-type="float">
            <text:p>4.55</text:p>
          </table:table-cell>
          <table:table-cell office:value-type="float" office:value="2207" calcext:value-type="float">
            <text:p>220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.92" calcext:value-type="float">
            <text:p>8.92</text:p>
          </table:table-cell>
          <table:table-cell office:value-type="float" office:value="2207" calcext:value-type="float">
            <text:p>220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.87" calcext:value-type="float">
            <text:p>4.87</text:p>
          </table:table-cell>
          <table:table-cell office:value-type="float" office:value="2207" calcext:value-type="float">
            <text:p>220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6" calcext:value-type="float">
            <text:p>0.6</text:p>
          </table:table-cell>
          <table:table-cell office:value-type="float" office:value="5.59" calcext:value-type="float">
            <text:p>5.59</text:p>
          </table:table-cell>
          <table:table-cell office:value-type="float" office:value="2207" calcext:value-type="float">
            <text:p>220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.35" calcext:value-type="float">
            <text:p>6.35</text:p>
          </table:table-cell>
          <table:table-cell office:value-type="float" office:value="2207" calcext:value-type="float">
            <text:p>220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25_100_25_2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157657" calcext:value-type="float">
            <text:p>157657</text:p>
          </table:table-cell>
          <table:table-cell office:value-type="float" office:value="78810" calcext:value-type="float">
            <text:p>78810</text:p>
          </table:table-cell>
          <table:table-cell office:value-type="float" office:value="1885" calcext:value-type="float">
            <text:p>1885</text:p>
          </table:table-cell>
          <table:table-cell office:value-type="float" office:value="524" calcext:value-type="float">
            <text:p>524</text:p>
          </table:table-cell>
          <table:table-cell office:value-type="float" office:value="1800" calcext:value-type="float">
            <text:p>1800</text:p>
          </table:table-cell>
          <table:table-cell office:value-type="float" office:value="173135" calcext:value-type="float">
            <text:p>173135</text:p>
          </table:table-cell>
          <table:table-cell office:value-type="float" office:value="86552" calcext:value-type="float">
            <text:p>86552</text:p>
          </table:table-cell>
          <table:table-cell office:value-type="float" office:value="252" calcext:value-type="float">
            <text:p>252</text:p>
          </table:table-cell>
          <table:table-cell office:value-type="float" office:value="519" calcext:value-type="float">
            <text:p>519</text:p>
          </table:table-cell>
          <table:table-cell office:value-type="float" office:value="0.54" calcext:value-type="float">
            <text:p>0.54</text:p>
          </table:table-cell>
          <table:table-cell office:value-type="float" office:value="1800" calcext:value-type="float">
            <text:p>1800</text:p>
          </table:table-cell>
          <table:table-cell office:value-type="float" office:value="177153" calcext:value-type="float">
            <text:p>177153</text:p>
          </table:table-cell>
          <table:table-cell office:value-type="float" office:value="88562" calcext:value-type="float">
            <text:p>88562</text:p>
          </table:table-cell>
          <table:table-cell office:value-type="float" office:value="262" calcext:value-type="float">
            <text:p>262</text:p>
          </table:table-cell>
          <table:table-cell office:value-type="float" office:value="529" calcext:value-type="float">
            <text:p>529</text:p>
          </table:table-cell>
          <table:table-cell office:value-type="float" office:value="1800" calcext:value-type="float">
            <text:p>1800</text:p>
          </table:table-cell>
          <table:table-cell office:value-type="float" office:value="137559" calcext:value-type="float">
            <text:p>137559</text:p>
          </table:table-cell>
          <table:table-cell office:value-type="float" office:value="68768" calcext:value-type="float">
            <text:p>68768</text:p>
          </table:table-cell>
          <table:table-cell office:value-type="float" office:value="196" calcext:value-type="float">
            <text:p>196</text:p>
          </table:table-cell>
          <table:table-cell office:value-type="float" office:value="497" calcext:value-type="float">
            <text:p>497</text:p>
          </table:table-cell>
          <table:table-cell office:value-type="float" office:value="1800" calcext:value-type="float">
            <text:p>1800</text:p>
          </table:table-cell>
          <table:table-cell office:value-type="float" office:value="170985" calcext:value-type="float">
            <text:p>170985</text:p>
          </table:table-cell>
          <table:table-cell office:value-type="float" office:value="85480" calcext:value-type="float">
            <text:p>85480</text:p>
          </table:table-cell>
          <table:table-cell office:value-type="float" office:value="251" calcext:value-type="float">
            <text:p>251</text:p>
          </table:table-cell>
          <table:table-cell office:value-type="float" office:value="527" calcext:value-type="float">
            <text:p>527</text:p>
          </table:table-cell>
          <table:table-cell office:value-type="float" office:value="0.55" calcext:value-type="float">
            <text:p>0.55</text:p>
          </table:table-cell>
          <table:table-cell office:value-type="float" office:value="1800" calcext:value-type="float">
            <text:p>1800</text:p>
          </table:table-cell>
          <table:table-cell office:value-type="float" office:value="172969" calcext:value-type="float">
            <text:p>172969</text:p>
          </table:table-cell>
          <table:table-cell office:value-type="float" office:value="86468" calcext:value-type="float">
            <text:p>86468</text:p>
          </table:table-cell>
          <table:table-cell office:value-type="float" office:value="252" calcext:value-type="float">
            <text:p>252</text:p>
          </table:table-cell>
          <table:table-cell office:value-type="float" office:value="519" calcext:value-type="float">
            <text:p>519</text:p>
          </table:table-cell>
          <table:table-cell office:value-type="float" office:value="1800" calcext:value-type="float">
            <text:p>1800</text:p>
          </table:table-cell>
          <table:table-cell office:value-type="float" office:value="165273" calcext:value-type="float">
            <text:p>165273</text:p>
          </table:table-cell>
          <table:table-cell office:value-type="float" office:value="82624" calcext:value-type="float">
            <text:p>82624</text:p>
          </table:table-cell>
          <table:table-cell office:value-type="float" office:value="240" calcext:value-type="float">
            <text:p>240</text:p>
          </table:table-cell>
          <table:table-cell office:value-type="float" office:value="524" calcext:value-type="float">
            <text:p>524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25_100_25_3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.48" calcext:value-type="float">
            <text:p>5.48</text:p>
          </table:table-cell>
          <table:table-cell office:value-type="float" office:value="2459" calcext:value-type="float">
            <text:p>2459</text:p>
          </table:table-cell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.63" calcext:value-type="float">
            <text:p>4.63</text:p>
          </table:table-cell>
          <table:table-cell office:value-type="float" office:value="2459" calcext:value-type="float">
            <text:p>2459</text:p>
          </table:table-cell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.58" calcext:value-type="float">
            <text:p>0.58</text:p>
          </table:table-cell>
          <table:table-cell office:value-type="float" office:value="5" calcext:value-type="float">
            <text:p>5</text:p>
          </table:table-cell>
          <table:table-cell office:value-type="float" office:value="2459" calcext:value-type="float">
            <text:p>2459</text:p>
          </table:table-cell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.03" calcext:value-type="float">
            <text:p>11.03</text:p>
          </table:table-cell>
          <table:table-cell office:value-type="float" office:value="2459" calcext:value-type="float">
            <text:p>2459</text:p>
          </table:table-cell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.28" calcext:value-type="float">
            <text:p>5.28</text:p>
          </table:table-cell>
          <table:table-cell office:value-type="float" office:value="2459" calcext:value-type="float">
            <text:p>2459</text:p>
          </table:table-cell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.59" calcext:value-type="float">
            <text:p>0.59</text:p>
          </table:table-cell>
          <table:table-cell office:value-type="float" office:value="5.77" calcext:value-type="float">
            <text:p>5.77</text:p>
          </table:table-cell>
          <table:table-cell office:value-type="float" office:value="2459" calcext:value-type="float">
            <text:p>2459</text:p>
          </table:table-cell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.86" calcext:value-type="float">
            <text:p>6.86</text:p>
          </table:table-cell>
          <table:table-cell office:value-type="float" office:value="2459" calcext:value-type="float">
            <text:p>2459</text:p>
          </table:table-cell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984"/>
        </table:table-row>
        <table:table-row table:style-name="ro1">
          <table:table-cell table:style-name="ce21"/>
          <table:table-cell table:style-name="ce21" table:formula="of:=AVERAGE([.B24:.B26])" office:value-type="float" office:value="25" calcext:value-type="float">
            <text:p>25</text:p>
          </table:table-cell>
          <table:table-cell table:style-name="ce21" table:formula="of:=AVERAGE([.C24:.C26])" office:value-type="float" office:value="25" calcext:value-type="float">
            <text:p>25</text:p>
          </table:table-cell>
          <table:table-cell table:style-name="ce21" table:formula="of:=AVERAGE([.D24:.D26])" office:value-type="float" office:value="603.476666666667" calcext:value-type="float">
            <text:p>603.476666666667</text:p>
          </table:table-cell>
          <table:table-cell table:style-name="ce21" table:formula="of:=AVERAGE([.E24:.E26])" office:value-type="float" office:value="54107.6666666667" calcext:value-type="float">
            <text:p>54107.6666666667</text:p>
          </table:table-cell>
          <table:table-cell table:style-name="ce21" table:formula="of:=AVERAGE([.F24:.F26])" office:value-type="float" office:value="27048" calcext:value-type="float">
            <text:p>27048</text:p>
          </table:table-cell>
          <table:table-cell table:style-name="ce21" table:formula="of:=AVERAGE([.G24:.G26])" office:value-type="float" office:value="628.333333333333" calcext:value-type="float">
            <text:p>628.333333333333</text:p>
          </table:table-cell>
          <table:table-cell table:style-name="ce21" table:formula="of:=AVERAGE([.H24:.H26])" office:value-type="float" office:value="227.666666666667" calcext:value-type="float">
            <text:p>227.666666666667</text:p>
          </table:table-cell>
          <table:table-cell table:style-name="ce21" table:formula="of:=AVERAGE([.I24:.I26])" office:value-type="float" office:value="603.24" calcext:value-type="float">
            <text:p>603.24</text:p>
          </table:table-cell>
          <table:table-cell table:style-name="ce21" table:formula="of:=AVERAGE([.J24:.J26])" office:value-type="float" office:value="59267" calcext:value-type="float">
            <text:p>59267</text:p>
          </table:table-cell>
          <table:table-cell table:style-name="ce21" table:formula="of:=AVERAGE([.K24:.K26])" office:value-type="float" office:value="29628.6666666667" calcext:value-type="float">
            <text:p>29628.6666666667</text:p>
          </table:table-cell>
          <table:table-cell table:style-name="ce21" table:formula="of:=AVERAGE([.L24:.L26])" office:value-type="float" office:value="84" calcext:value-type="float">
            <text:p>84</text:p>
          </table:table-cell>
          <table:table-cell table:style-name="ce21" table:formula="of:=AVERAGE([.M24:.M26])" office:value-type="float" office:value="226" calcext:value-type="float">
            <text:p>226</text:p>
          </table:table-cell>
          <table:table-cell table:style-name="ce21" table:formula="of:=AVERAGE([.N24:.N26])" office:value-type="float" office:value="0.53" calcext:value-type="float">
            <text:p>0.53</text:p>
          </table:table-cell>
          <table:table-cell table:style-name="ce21" table:formula="of:=AVERAGE([.O24:.O26])" office:value-type="float" office:value="603.183333333333" calcext:value-type="float">
            <text:p>603.183333333333</text:p>
          </table:table-cell>
          <table:table-cell table:style-name="ce21" table:formula="of:=AVERAGE([.P24:.P26])" office:value-type="float" office:value="60606.3333333333" calcext:value-type="float">
            <text:p>60606.3333333333</text:p>
          </table:table-cell>
          <table:table-cell table:style-name="ce21" table:formula="of:=AVERAGE([.Q24:.Q26])" office:value-type="float" office:value="30298.6666666667" calcext:value-type="float">
            <text:p>30298.6666666667</text:p>
          </table:table-cell>
          <table:table-cell table:style-name="ce21" table:formula="of:=AVERAGE([.R24:.R26])" office:value-type="float" office:value="87.3333333333333" calcext:value-type="float">
            <text:p>87.3333333333333</text:p>
          </table:table-cell>
          <table:table-cell table:style-name="ce21" table:formula="of:=AVERAGE([.S24:.S26])" office:value-type="float" office:value="229.333333333333" calcext:value-type="float">
            <text:p>229.333333333333</text:p>
          </table:table-cell>
          <table:table-cell table:style-name="ce21" table:formula="of:=AVERAGE([.T24:.T26])" office:value-type="float" office:value="606.65" calcext:value-type="float">
            <text:p>606.65</text:p>
          </table:table-cell>
          <table:table-cell table:style-name="ce21" table:formula="of:=AVERAGE([.U24:.U26])" office:value-type="float" office:value="47408.3333333333" calcext:value-type="float">
            <text:p>47408.3333333333</text:p>
          </table:table-cell>
          <table:table-cell table:style-name="ce21" table:formula="of:=AVERAGE([.V24:.V26])" office:value-type="float" office:value="23700.6666666667" calcext:value-type="float">
            <text:p>23700.6666666667</text:p>
          </table:table-cell>
          <table:table-cell table:style-name="ce21" table:formula="of:=AVERAGE([.W24:.W26])" office:value-type="float" office:value="65.3333333333333" calcext:value-type="float">
            <text:p>65.3333333333333</text:p>
          </table:table-cell>
          <table:table-cell table:style-name="ce21" table:formula="of:=AVERAGE([.X24:.X26])" office:value-type="float" office:value="218.666666666667" calcext:value-type="float">
            <text:p>218.666666666667</text:p>
          </table:table-cell>
          <table:table-cell table:style-name="ce21" table:formula="of:=AVERAGE([.Y24:.Y26])" office:value-type="float" office:value="603.383333333333" calcext:value-type="float">
            <text:p>603.383333333333</text:p>
          </table:table-cell>
          <table:table-cell table:style-name="ce21" table:formula="of:=AVERAGE([.Z24:.Z26])" office:value-type="float" office:value="58550.3333333333" calcext:value-type="float">
            <text:p>58550.3333333333</text:p>
          </table:table-cell>
          <table:table-cell table:style-name="ce21" table:formula="of:=AVERAGE([.AA24:.AA26])" office:value-type="float" office:value="29271.3333333333" calcext:value-type="float">
            <text:p>29271.3333333333</text:p>
          </table:table-cell>
          <table:table-cell table:style-name="ce21" table:formula="of:=AVERAGE([.AB24:.AB26])" office:value-type="float" office:value="83.6666666666667" calcext:value-type="float">
            <text:p>83.6666666666667</text:p>
          </table:table-cell>
          <table:table-cell table:style-name="ce21" table:formula="of:=AVERAGE([.AC24:.AC26])" office:value-type="float" office:value="228.666666666667" calcext:value-type="float">
            <text:p>228.666666666667</text:p>
          </table:table-cell>
          <table:table-cell table:style-name="ce21" table:formula="of:=AVERAGE([.AD24:.AD26])" office:value-type="float" office:value="0.58" calcext:value-type="float">
            <text:p>0.58</text:p>
          </table:table-cell>
          <table:table-cell table:style-name="ce21" table:formula="of:=AVERAGE([.AE24:.AE26])" office:value-type="float" office:value="603.786666666667" calcext:value-type="float">
            <text:p>603.786666666667</text:p>
          </table:table-cell>
          <table:table-cell table:style-name="ce21" table:formula="of:=AVERAGE([.AF24:.AF26])" office:value-type="float" office:value="59211.6666666667" calcext:value-type="float">
            <text:p>59211.6666666667</text:p>
          </table:table-cell>
          <table:table-cell table:style-name="ce21" table:formula="of:=AVERAGE([.AG24:.AG26])" office:value-type="float" office:value="29600.6666666667" calcext:value-type="float">
            <text:p>29600.6666666667</text:p>
          </table:table-cell>
          <table:table-cell table:style-name="ce21" table:formula="of:=AVERAGE([.AH24:.AH26])" office:value-type="float" office:value="84" calcext:value-type="float">
            <text:p>84</text:p>
          </table:table-cell>
          <table:table-cell table:style-name="ce21" table:formula="of:=AVERAGE([.AI24:.AI26])" office:value-type="float" office:value="226" calcext:value-type="float">
            <text:p>226</text:p>
          </table:table-cell>
          <table:table-cell table:style-name="ce21" table:formula="of:=AVERAGE([.AJ24:.AJ26])" office:value-type="float" office:value="604.403333333333" calcext:value-type="float">
            <text:p>604.403333333333</text:p>
          </table:table-cell>
          <table:table-cell table:style-name="ce21" table:formula="of:=AVERAGE([.AK24:.AK26])" office:value-type="float" office:value="56646.3333333333" calcext:value-type="float">
            <text:p>56646.3333333333</text:p>
          </table:table-cell>
          <table:table-cell table:style-name="ce21" table:formula="of:=AVERAGE([.AL24:.AL26])" office:value-type="float" office:value="28319.3333333333" calcext:value-type="float">
            <text:p>28319.3333333333</text:p>
          </table:table-cell>
          <table:table-cell table:style-name="ce21" table:formula="of:=AVERAGE([.AM24:.AM26])" office:value-type="float" office:value="80" calcext:value-type="float">
            <text:p>80</text:p>
          </table:table-cell>
          <table:table-cell table:style-name="ce21" table:formula="of:=AVERAGE([.AN24:.AN26])" office:value-type="float" office:value="227.666666666667" calcext:value-type="float">
            <text:p>227.666666666667</text:p>
          </table:table-cell>
          <table:table-cell table:style-name="ce29" table:number-columns-repeated="984"/>
        </table:table-row>
        <table:table-row table:style-name="ro1">
          <table:table-cell office:value-type="string" calcext:value-type="string">
            <text:p>QKP_25_100_50_1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9.82" calcext:value-type="float">
            <text:p>39.82</text:p>
          </table:table-cell>
          <table:table-cell office:value-type="float" office:value="10063" calcext:value-type="float">
            <text:p>10063</text:p>
          </table:table-cell>
          <table:table-cell office:value-type="float" office:value="5032" calcext:value-type="float">
            <text:p>5032</text:p>
          </table:table-cell>
          <table:table-cell office:value-type="float" office:value="60" calcext:value-type="float">
            <text:p>60</text:p>
          </table:table-cell>
          <table:table-cell office:value-type="float" office:value="268" calcext:value-type="float">
            <text:p>268</text:p>
          </table:table-cell>
          <table:table-cell office:value-type="float" office:value="34.73" calcext:value-type="float">
            <text:p>34.73</text:p>
          </table:table-cell>
          <table:table-cell office:value-type="float" office:value="10301" calcext:value-type="float">
            <text:p>10301</text:p>
          </table:table-cell>
          <table:table-cell office:value-type="float" office:value="5151" calcext:value-type="float">
            <text:p>5151</text:p>
          </table:table-cell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 office:value-type="float" office:value="0.57" calcext:value-type="float">
            <text:p>0.57</text:p>
          </table:table-cell>
          <table:table-cell office:value-type="float" office:value="34.16" calcext:value-type="float">
            <text:p>34.16</text:p>
          </table:table-cell>
          <table:table-cell office:value-type="float" office:value="10301" calcext:value-type="float">
            <text:p>10301</text:p>
          </table:table-cell>
          <table:table-cell office:value-type="float" office:value="5151" calcext:value-type="float">
            <text:p>5151</text:p>
          </table:table-cell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 office:value-type="float" office:value="66.48" calcext:value-type="float">
            <text:p>66.48</text:p>
          </table:table-cell>
          <table:table-cell office:value-type="float" office:value="10303" calcext:value-type="float">
            <text:p>10303</text:p>
          </table:table-cell>
          <table:table-cell office:value-type="float" office:value="5152" calcext:value-type="float">
            <text:p>5152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35.35" calcext:value-type="float">
            <text:p>35.35</text:p>
          </table:table-cell>
          <table:table-cell office:value-type="float" office:value="10301" calcext:value-type="float">
            <text:p>10301</text:p>
          </table:table-cell>
          <table:table-cell office:value-type="float" office:value="5151" calcext:value-type="float">
            <text:p>5151</text:p>
          </table:table-cell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 office:value-type="float" office:value="0.59" calcext:value-type="float">
            <text:p>0.59</text:p>
          </table:table-cell>
          <table:table-cell office:value-type="float" office:value="35.58" calcext:value-type="float">
            <text:p>35.58</text:p>
          </table:table-cell>
          <table:table-cell office:value-type="float" office:value="10301" calcext:value-type="float">
            <text:p>10301</text:p>
          </table:table-cell>
          <table:table-cell office:value-type="float" office:value="5151" calcext:value-type="float">
            <text:p>5151</text:p>
          </table:table-cell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 office:value-type="float" office:value="38.45" calcext:value-type="float">
            <text:p>38.45</text:p>
          </table:table-cell>
          <table:table-cell office:value-type="float" office:value="10303" calcext:value-type="float">
            <text:p>10303</text:p>
          </table:table-cell>
          <table:table-cell office:value-type="float" office:value="5152" calcext:value-type="float">
            <text:p>5152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25_100_50_2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.78" calcext:value-type="float">
            <text:p>1.78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.99" calcext:value-type="float">
            <text:p>1.99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64" calcext:value-type="float">
            <text:p>0.64</text:p>
          </table:table-cell>
          <table:table-cell office:value-type="float" office:value="2.65" calcext:value-type="float">
            <text:p>2.65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.38" calcext:value-type="float">
            <text:p>7.38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76" calcext:value-type="float">
            <text:p>2.76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3.38" calcext:value-type="float">
            <text:p>3.38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.9" calcext:value-type="float">
            <text:p>3.9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25_100_50_3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7.7" calcext:value-type="float">
            <text:p>17.7</text:p>
          </table:table-cell>
          <table:table-cell office:value-type="float" office:value="7461" calcext:value-type="float">
            <text:p>7461</text:p>
          </table:table-cell>
          <table:table-cell office:value-type="float" office:value="3731" calcext:value-type="float">
            <text:p>3731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11.2" calcext:value-type="float">
            <text:p>11.2</text:p>
          </table:table-cell>
          <table:table-cell office:value-type="float" office:value="7519" calcext:value-type="float">
            <text:p>7519</text:p>
          </table:table-cell>
          <table:table-cell office:value-type="float" office:value="3760" calcext:value-type="float">
            <text:p>376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.57" calcext:value-type="float">
            <text:p>0.57</text:p>
          </table:table-cell>
          <table:table-cell office:value-type="float" office:value="12.02" calcext:value-type="float">
            <text:p>12.02</text:p>
          </table:table-cell>
          <table:table-cell office:value-type="float" office:value="7519" calcext:value-type="float">
            <text:p>7519</text:p>
          </table:table-cell>
          <table:table-cell office:value-type="float" office:value="3760" calcext:value-type="float">
            <text:p>376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6.46" calcext:value-type="float">
            <text:p>26.46</text:p>
          </table:table-cell>
          <table:table-cell office:value-type="float" office:value="7519" calcext:value-type="float">
            <text:p>7519</text:p>
          </table:table-cell>
          <table:table-cell office:value-type="float" office:value="3760" calcext:value-type="float">
            <text:p>376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.26" calcext:value-type="float">
            <text:p>12.26</text:p>
          </table:table-cell>
          <table:table-cell office:value-type="float" office:value="7519" calcext:value-type="float">
            <text:p>7519</text:p>
          </table:table-cell>
          <table:table-cell office:value-type="float" office:value="3760" calcext:value-type="float">
            <text:p>376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.58" calcext:value-type="float">
            <text:p>0.58</text:p>
          </table:table-cell>
          <table:table-cell office:value-type="float" office:value="12.8" calcext:value-type="float">
            <text:p>12.8</text:p>
          </table:table-cell>
          <table:table-cell office:value-type="float" office:value="7519" calcext:value-type="float">
            <text:p>7519</text:p>
          </table:table-cell>
          <table:table-cell office:value-type="float" office:value="3760" calcext:value-type="float">
            <text:p>376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4.29" calcext:value-type="float">
            <text:p>14.29</text:p>
          </table:table-cell>
          <table:table-cell office:value-type="float" office:value="7519" calcext:value-type="float">
            <text:p>7519</text:p>
          </table:table-cell>
          <table:table-cell office:value-type="float" office:value="3760" calcext:value-type="float">
            <text:p>376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84"/>
        </table:table-row>
        <table:table-row table:style-name="ro1">
          <table:table-cell table:style-name="ce21"/>
          <table:table-cell table:style-name="ce21" table:formula="of:=AVERAGE([.B28:.B30])" office:value-type="float" office:value="25" calcext:value-type="float">
            <text:p>25</text:p>
          </table:table-cell>
          <table:table-cell table:style-name="ce21" table:formula="of:=AVERAGE([.C28:.C30])" office:value-type="float" office:value="50" calcext:value-type="float">
            <text:p>50</text:p>
          </table:table-cell>
          <table:table-cell table:style-name="ce21" table:formula="of:=AVERAGE([.D28:.D30])" office:value-type="float" office:value="19.7666666666667" calcext:value-type="float">
            <text:p>19.7666666666667</text:p>
          </table:table-cell>
          <table:table-cell table:style-name="ce21" table:formula="of:=AVERAGE([.E28:.E30])" office:value-type="float" office:value="6038.33333333333" calcext:value-type="float">
            <text:p>6038.33333333333</text:p>
          </table:table-cell>
          <table:table-cell table:style-name="ce21" table:formula="of:=AVERAGE([.F28:.F30])" office:value-type="float" office:value="3019.66666666667" calcext:value-type="float">
            <text:p>3019.66666666667</text:p>
          </table:table-cell>
          <table:table-cell table:style-name="ce21" table:formula="of:=AVERAGE([.G28:.G30])" office:value-type="float" office:value="21.6666666666667" calcext:value-type="float">
            <text:p>21.6666666666667</text:p>
          </table:table-cell>
          <table:table-cell table:style-name="ce21" table:formula="of:=AVERAGE([.H28:.H30])" office:value-type="float" office:value="145" calcext:value-type="float">
            <text:p>145</text:p>
          </table:table-cell>
          <table:table-cell table:style-name="ce21" table:formula="of:=AVERAGE([.I28:.I30])" office:value-type="float" office:value="15.9733333333333" calcext:value-type="float">
            <text:p>15.9733333333333</text:p>
          </table:table-cell>
          <table:table-cell table:style-name="ce21" table:formula="of:=AVERAGE([.J28:.J30])" office:value-type="float" office:value="6137" calcext:value-type="float">
            <text:p>6137</text:p>
          </table:table-cell>
          <table:table-cell table:style-name="ce21" table:formula="of:=AVERAGE([.K28:.K30])" office:value-type="float" office:value="3069" calcext:value-type="float">
            <text:p>3069</text:p>
          </table:table-cell>
          <table:table-cell table:style-name="ce21" table:formula="of:=AVERAGE([.L28:.L30])" office:value-type="float" office:value="0.666666666666667" calcext:value-type="float">
            <text:p>0.666666666666667</text:p>
          </table:table-cell>
          <table:table-cell table:style-name="ce21" table:formula="of:=AVERAGE([.M28:.M30])" office:value-type="float" office:value="145" calcext:value-type="float">
            <text:p>145</text:p>
          </table:table-cell>
          <table:table-cell table:style-name="ce21" table:formula="of:=AVERAGE([.N28:.N30])" office:value-type="float" office:value="0.593333333333333" calcext:value-type="float">
            <text:p>0.593333333333333</text:p>
          </table:table-cell>
          <table:table-cell table:style-name="ce21" table:formula="of:=AVERAGE([.O28:.O30])" office:value-type="float" office:value="16.2766666666667" calcext:value-type="float">
            <text:p>16.2766666666667</text:p>
          </table:table-cell>
          <table:table-cell table:style-name="ce21" table:formula="of:=AVERAGE([.P28:.P30])" office:value-type="float" office:value="6137" calcext:value-type="float">
            <text:p>6137</text:p>
          </table:table-cell>
          <table:table-cell table:style-name="ce21" table:formula="of:=AVERAGE([.Q28:.Q30])" office:value-type="float" office:value="3069" calcext:value-type="float">
            <text:p>3069</text:p>
          </table:table-cell>
          <table:table-cell table:style-name="ce21" table:formula="of:=AVERAGE([.R28:.R30])" office:value-type="float" office:value="0.666666666666667" calcext:value-type="float">
            <text:p>0.666666666666667</text:p>
          </table:table-cell>
          <table:table-cell table:style-name="ce21" table:formula="of:=AVERAGE([.S28:.S30])" office:value-type="float" office:value="145" calcext:value-type="float">
            <text:p>145</text:p>
          </table:table-cell>
          <table:table-cell table:style-name="ce21" table:formula="of:=AVERAGE([.T28:.T30])" office:value-type="float" office:value="33.44" calcext:value-type="float">
            <text:p>33.44</text:p>
          </table:table-cell>
          <table:table-cell table:style-name="ce21" table:formula="of:=AVERAGE([.U28:.U30])" office:value-type="float" office:value="6137.66666666667" calcext:value-type="float">
            <text:p>6137.66666666667</text:p>
          </table:table-cell>
          <table:table-cell table:style-name="ce21" table:formula="of:=AVERAGE([.V28:.V30])" office:value-type="float" office:value="3069.33333333333" calcext:value-type="float">
            <text:p>3069.33333333333</text:p>
          </table:table-cell>
          <table:table-cell table:style-name="ce21" table:formula="of:=AVERAGE([.W28:.W30])" office:value-type="float" office:value="0.333333333333333" calcext:value-type="float">
            <text:p>0.333333333333333</text:p>
          </table:table-cell>
          <table:table-cell table:style-name="ce21" table:formula="of:=AVERAGE([.X28:.X30])" office:value-type="float" office:value="145" calcext:value-type="float">
            <text:p>145</text:p>
          </table:table-cell>
          <table:table-cell table:style-name="ce21" table:formula="of:=AVERAGE([.Y28:.Y30])" office:value-type="float" office:value="16.79" calcext:value-type="float">
            <text:p>16.79</text:p>
          </table:table-cell>
          <table:table-cell table:style-name="ce21" table:formula="of:=AVERAGE([.Z28:.Z30])" office:value-type="float" office:value="6137" calcext:value-type="float">
            <text:p>6137</text:p>
          </table:table-cell>
          <table:table-cell table:style-name="ce21" table:formula="of:=AVERAGE([.AA28:.AA30])" office:value-type="float" office:value="3069" calcext:value-type="float">
            <text:p>3069</text:p>
          </table:table-cell>
          <table:table-cell table:style-name="ce21" table:formula="of:=AVERAGE([.AB28:.AB30])" office:value-type="float" office:value="0.666666666666667" calcext:value-type="float">
            <text:p>0.666666666666667</text:p>
          </table:table-cell>
          <table:table-cell table:style-name="ce21" table:formula="of:=AVERAGE([.AC28:.AC30])" office:value-type="float" office:value="145" calcext:value-type="float">
            <text:p>145</text:p>
          </table:table-cell>
          <table:table-cell table:style-name="ce21" table:formula="of:=AVERAGE([.AD28:.AD30])" office:value-type="float" office:value="0.586666666666667" calcext:value-type="float">
            <text:p>0.586666666666667</text:p>
          </table:table-cell>
          <table:table-cell table:style-name="ce21" table:formula="of:=AVERAGE([.AE28:.AE30])" office:value-type="float" office:value="17.2533333333333" calcext:value-type="float">
            <text:p>17.2533333333333</text:p>
          </table:table-cell>
          <table:table-cell table:style-name="ce21" table:formula="of:=AVERAGE([.AF28:.AF30])" office:value-type="float" office:value="6137" calcext:value-type="float">
            <text:p>6137</text:p>
          </table:table-cell>
          <table:table-cell table:style-name="ce21" table:formula="of:=AVERAGE([.AG28:.AG30])" office:value-type="float" office:value="3069" calcext:value-type="float">
            <text:p>3069</text:p>
          </table:table-cell>
          <table:table-cell table:style-name="ce21" table:formula="of:=AVERAGE([.AH28:.AH30])" office:value-type="float" office:value="0.666666666666667" calcext:value-type="float">
            <text:p>0.666666666666667</text:p>
          </table:table-cell>
          <table:table-cell table:style-name="ce21" table:formula="of:=AVERAGE([.AI28:.AI30])" office:value-type="float" office:value="145" calcext:value-type="float">
            <text:p>145</text:p>
          </table:table-cell>
          <table:table-cell table:style-name="ce21" table:formula="of:=AVERAGE([.AJ28:.AJ30])" office:value-type="float" office:value="18.88" calcext:value-type="float">
            <text:p>18.88</text:p>
          </table:table-cell>
          <table:table-cell table:style-name="ce21" table:formula="of:=AVERAGE([.AK28:.AK30])" office:value-type="float" office:value="6137.66666666667" calcext:value-type="float">
            <text:p>6137.66666666667</text:p>
          </table:table-cell>
          <table:table-cell table:style-name="ce21" table:formula="of:=AVERAGE([.AL28:.AL30])" office:value-type="float" office:value="3069.33333333333" calcext:value-type="float">
            <text:p>3069.33333333333</text:p>
          </table:table-cell>
          <table:table-cell table:style-name="ce21" table:formula="of:=AVERAGE([.AM28:.AM30])" office:value-type="float" office:value="0.333333333333333" calcext:value-type="float">
            <text:p>0.333333333333333</text:p>
          </table:table-cell>
          <table:table-cell table:style-name="ce21" table:formula="of:=AVERAGE([.AN28:.AN30])" office:value-type="float" office:value="145" calcext:value-type="float">
            <text:p>145</text:p>
          </table:table-cell>
          <table:table-cell table:style-name="ce29" table:number-columns-repeated="984"/>
        </table:table-row>
        <table:table-row table:style-name="ro1">
          <table:table-cell office:value-type="string" calcext:value-type="string">
            <text:p>QKP_25_100_75_1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82.28" calcext:value-type="float">
            <text:p>782.28</text:p>
          </table:table-cell>
          <table:table-cell office:value-type="float" office:value="60171" calcext:value-type="float">
            <text:p>60171</text:p>
          </table:table-cell>
          <table:table-cell office:value-type="float" office:value="30086" calcext:value-type="float">
            <text:p>30086</text:p>
          </table:table-cell>
          <table:table-cell office:value-type="float" office:value="166" calcext:value-type="float">
            <text:p>166</text:p>
          </table:table-cell>
          <table:table-cell office:value-type="float" office:value="533" calcext:value-type="float">
            <text:p>533</text:p>
          </table:table-cell>
          <table:table-cell office:value-type="float" office:value="713.67" calcext:value-type="float">
            <text:p>713.67</text:p>
          </table:table-cell>
          <table:table-cell office:value-type="float" office:value="60659" calcext:value-type="float">
            <text:p>60659</text:p>
          </table:table-cell>
          <table:table-cell office:value-type="float" office:value="30330" calcext:value-type="float">
            <text:p>30330</text:p>
          </table:table-cell>
          <table:table-cell office:value-type="float" office:value="26" calcext:value-type="float">
            <text:p>26</text:p>
          </table:table-cell>
          <table:table-cell office:value-type="float" office:value="533" calcext:value-type="float">
            <text:p>533</text:p>
          </table:table-cell>
          <table:table-cell office:value-type="float" office:value="0.47" calcext:value-type="float">
            <text:p>0.47</text:p>
          </table:table-cell>
          <table:table-cell office:value-type="float" office:value="687.6" calcext:value-type="float">
            <text:p>687.6</text:p>
          </table:table-cell>
          <table:table-cell office:value-type="float" office:value="60659" calcext:value-type="float">
            <text:p>60659</text:p>
          </table:table-cell>
          <table:table-cell office:value-type="float" office:value="30330" calcext:value-type="float">
            <text:p>30330</text:p>
          </table:table-cell>
          <table:table-cell office:value-type="float" office:value="26" calcext:value-type="float">
            <text:p>26</text:p>
          </table:table-cell>
          <table:table-cell office:value-type="float" office:value="533" calcext:value-type="float">
            <text:p>533</text:p>
          </table:table-cell>
          <table:table-cell office:value-type="float" office:value="1179.95" calcext:value-type="float">
            <text:p>1179.95</text:p>
          </table:table-cell>
          <table:table-cell office:value-type="float" office:value="60659" calcext:value-type="float">
            <text:p>60659</text:p>
          </table:table-cell>
          <table:table-cell office:value-type="float" office:value="30330" calcext:value-type="float">
            <text:p>30330</text:p>
          </table:table-cell>
          <table:table-cell office:value-type="float" office:value="26" calcext:value-type="float">
            <text:p>26</text:p>
          </table:table-cell>
          <table:table-cell office:value-type="float" office:value="533" calcext:value-type="float">
            <text:p>533</text:p>
          </table:table-cell>
          <table:table-cell office:value-type="float" office:value="730.79" calcext:value-type="float">
            <text:p>730.79</text:p>
          </table:table-cell>
          <table:table-cell office:value-type="float" office:value="60607" calcext:value-type="float">
            <text:p>60607</text:p>
          </table:table-cell>
          <table:table-cell office:value-type="float" office:value="30304" calcext:value-type="float">
            <text:p>30304</text:p>
          </table:table-cell>
          <table:table-cell office:value-type="float" office:value="46" calcext:value-type="float">
            <text:p>46</text:p>
          </table:table-cell>
          <table:table-cell office:value-type="float" office:value="533" calcext:value-type="float">
            <text:p>533</text:p>
          </table:table-cell>
          <table:table-cell office:value-type="float" office:value="0.57" calcext:value-type="float">
            <text:p>0.57</text:p>
          </table:table-cell>
          <table:table-cell office:value-type="float" office:value="738.14" calcext:value-type="float">
            <text:p>738.14</text:p>
          </table:table-cell>
          <table:table-cell office:value-type="float" office:value="60607" calcext:value-type="float">
            <text:p>60607</text:p>
          </table:table-cell>
          <table:table-cell office:value-type="float" office:value="30304" calcext:value-type="float">
            <text:p>30304</text:p>
          </table:table-cell>
          <table:table-cell office:value-type="float" office:value="46" calcext:value-type="float">
            <text:p>46</text:p>
          </table:table-cell>
          <table:table-cell office:value-type="float" office:value="533" calcext:value-type="float">
            <text:p>533</text:p>
          </table:table-cell>
          <table:table-cell office:value-type="float" office:value="810.54" calcext:value-type="float">
            <text:p>810.54</text:p>
          </table:table-cell>
          <table:table-cell office:value-type="float" office:value="60609" calcext:value-type="float">
            <text:p>60609</text:p>
          </table:table-cell>
          <table:table-cell office:value-type="float" office:value="30305" calcext:value-type="float">
            <text:p>30305</text:p>
          </table:table-cell>
          <table:table-cell office:value-type="float" office:value="45" calcext:value-type="float">
            <text:p>45</text:p>
          </table:table-cell>
          <table:table-cell office:value-type="float" office:value="533" calcext:value-type="float">
            <text:p>53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25_100_75_2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50.61" calcext:value-type="float">
            <text:p>150.61</text:p>
          </table:table-cell>
          <table:table-cell office:value-type="float" office:value="21979" calcext:value-type="float">
            <text:p>21979</text:p>
          </table:table-cell>
          <table:table-cell office:value-type="float" office:value="10990" calcext:value-type="float">
            <text:p>10990</text:p>
          </table:table-cell>
          <table:table-cell office:value-type="float" office:value="2" calcext:value-type="float">
            <text:p>2</text:p>
          </table:table-cell>
          <table:table-cell office:value-type="float" office:value="395" calcext:value-type="float">
            <text:p>395</text:p>
          </table:table-cell>
          <table:table-cell office:value-type="float" office:value="130.82" calcext:value-type="float">
            <text:p>130.82</text:p>
          </table:table-cell>
          <table:table-cell office:value-type="float" office:value="21985" calcext:value-type="float">
            <text:p>21985</text:p>
          </table:table-cell>
          <table:table-cell office:value-type="float" office:value="10993" calcext:value-type="float">
            <text:p>10993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0.56" calcext:value-type="float">
            <text:p>0.56</text:p>
          </table:table-cell>
          <table:table-cell office:value-type="float" office:value="128.32" calcext:value-type="float">
            <text:p>128.32</text:p>
          </table:table-cell>
          <table:table-cell office:value-type="float" office:value="21985" calcext:value-type="float">
            <text:p>21985</text:p>
          </table:table-cell>
          <table:table-cell office:value-type="float" office:value="10993" calcext:value-type="float">
            <text:p>10993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200.79" calcext:value-type="float">
            <text:p>200.79</text:p>
          </table:table-cell>
          <table:table-cell office:value-type="float" office:value="21985" calcext:value-type="float">
            <text:p>21985</text:p>
          </table:table-cell>
          <table:table-cell office:value-type="float" office:value="10993" calcext:value-type="float">
            <text:p>10993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135.79" calcext:value-type="float">
            <text:p>135.79</text:p>
          </table:table-cell>
          <table:table-cell office:value-type="float" office:value="21985" calcext:value-type="float">
            <text:p>21985</text:p>
          </table:table-cell>
          <table:table-cell office:value-type="float" office:value="10993" calcext:value-type="float">
            <text:p>10993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0.62" calcext:value-type="float">
            <text:p>0.62</text:p>
          </table:table-cell>
          <table:table-cell office:value-type="float" office:value="134.74" calcext:value-type="float">
            <text:p>134.74</text:p>
          </table:table-cell>
          <table:table-cell office:value-type="float" office:value="21985" calcext:value-type="float">
            <text:p>21985</text:p>
          </table:table-cell>
          <table:table-cell office:value-type="float" office:value="10993" calcext:value-type="float">
            <text:p>10993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143.3" calcext:value-type="float">
            <text:p>143.3</text:p>
          </table:table-cell>
          <table:table-cell office:value-type="float" office:value="21985" calcext:value-type="float">
            <text:p>21985</text:p>
          </table:table-cell>
          <table:table-cell office:value-type="float" office:value="10993" calcext:value-type="float">
            <text:p>10993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25_100_75_3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3.36" calcext:value-type="float">
            <text:p>13.36</text:p>
          </table:table-cell>
          <table:table-cell office:value-type="float" office:value="4129" calcext:value-type="float">
            <text:p>4129</text:p>
          </table:table-cell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1.34" calcext:value-type="float">
            <text:p>11.34</text:p>
          </table:table-cell>
          <table:table-cell office:value-type="float" office:value="4129" calcext:value-type="float">
            <text:p>4129</text:p>
          </table:table-cell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.5" calcext:value-type="float">
            <text:p>0.5</text:p>
          </table:table-cell>
          <table:table-cell office:value-type="float" office:value="11.64" calcext:value-type="float">
            <text:p>11.64</text:p>
          </table:table-cell>
          <table:table-cell office:value-type="float" office:value="4129" calcext:value-type="float">
            <text:p>4129</text:p>
          </table:table-cell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0.05" calcext:value-type="float">
            <text:p>20.05</text:p>
          </table:table-cell>
          <table:table-cell office:value-type="float" office:value="4129" calcext:value-type="float">
            <text:p>4129</text:p>
          </table:table-cell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3.15" calcext:value-type="float">
            <text:p>13.15</text:p>
          </table:table-cell>
          <table:table-cell office:value-type="float" office:value="4129" calcext:value-type="float">
            <text:p>4129</text:p>
          </table:table-cell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.58" calcext:value-type="float">
            <text:p>0.58</text:p>
          </table:table-cell>
          <table:table-cell office:value-type="float" office:value="15.29" calcext:value-type="float">
            <text:p>15.29</text:p>
          </table:table-cell>
          <table:table-cell office:value-type="float" office:value="4129" calcext:value-type="float">
            <text:p>4129</text:p>
          </table:table-cell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6.83" calcext:value-type="float">
            <text:p>16.83</text:p>
          </table:table-cell>
          <table:table-cell office:value-type="float" office:value="4129" calcext:value-type="float">
            <text:p>4129</text:p>
          </table:table-cell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table:number-columns-repeated="984"/>
        </table:table-row>
        <table:table-row table:style-name="ro1">
          <table:table-cell table:style-name="ce21"/>
          <table:table-cell table:style-name="ce21" table:formula="of:=AVERAGE([.B32:.B34])" office:value-type="float" office:value="25" calcext:value-type="float">
            <text:p>25</text:p>
          </table:table-cell>
          <table:table-cell table:style-name="ce21" table:formula="of:=AVERAGE([.C32:.C34])" office:value-type="float" office:value="75" calcext:value-type="float">
            <text:p>75</text:p>
          </table:table-cell>
          <table:table-cell table:style-name="ce21" table:formula="of:=AVERAGE([.D32:.D34])" office:value-type="float" office:value="315.416666666667" calcext:value-type="float">
            <text:p>315.416666666667</text:p>
          </table:table-cell>
          <table:table-cell table:style-name="ce21" table:formula="of:=AVERAGE([.E32:.E34])" office:value-type="float" office:value="28759.6666666667" calcext:value-type="float">
            <text:p>28759.6666666667</text:p>
          </table:table-cell>
          <table:table-cell table:style-name="ce21" table:formula="of:=AVERAGE([.F32:.F34])" office:value-type="float" office:value="14380.3333333333" calcext:value-type="float">
            <text:p>14380.3333333333</text:p>
          </table:table-cell>
          <table:table-cell table:style-name="ce21" table:formula="of:=AVERAGE([.G32:.G34])" office:value-type="float" office:value="56" calcext:value-type="float">
            <text:p>56</text:p>
          </table:table-cell>
          <table:table-cell table:style-name="ce21" table:formula="of:=AVERAGE([.H32:.H34])" office:value-type="float" office:value="383.333333333333" calcext:value-type="float">
            <text:p>383.333333333333</text:p>
          </table:table-cell>
          <table:table-cell table:style-name="ce21" table:formula="of:=AVERAGE([.I32:.I34])" office:value-type="float" office:value="285.276666666667" calcext:value-type="float">
            <text:p>285.276666666667</text:p>
          </table:table-cell>
          <table:table-cell table:style-name="ce21" table:formula="of:=AVERAGE([.J32:.J34])" office:value-type="float" office:value="28924.3333333333" calcext:value-type="float">
            <text:p>28924.3333333333</text:p>
          </table:table-cell>
          <table:table-cell table:style-name="ce21" table:formula="of:=AVERAGE([.K32:.K34])" office:value-type="float" office:value="14462.6666666667" calcext:value-type="float">
            <text:p>14462.6666666667</text:p>
          </table:table-cell>
          <table:table-cell table:style-name="ce21" table:formula="of:=AVERAGE([.L32:.L34])" office:value-type="float" office:value="8.66666666666667" calcext:value-type="float">
            <text:p>8.66666666666667</text:p>
          </table:table-cell>
          <table:table-cell table:style-name="ce21" table:formula="of:=AVERAGE([.M32:.M34])" office:value-type="float" office:value="383.333333333333" calcext:value-type="float">
            <text:p>383.333333333333</text:p>
          </table:table-cell>
          <table:table-cell table:style-name="ce21" table:formula="of:=AVERAGE([.N32:.N34])" office:value-type="float" office:value="0.51" calcext:value-type="float">
            <text:p>0.51</text:p>
          </table:table-cell>
          <table:table-cell table:style-name="ce21" table:formula="of:=AVERAGE([.O32:.O34])" office:value-type="float" office:value="275.853333333333" calcext:value-type="float">
            <text:p>275.853333333333</text:p>
          </table:table-cell>
          <table:table-cell table:style-name="ce21" table:formula="of:=AVERAGE([.P32:.P34])" office:value-type="float" office:value="28924.3333333333" calcext:value-type="float">
            <text:p>28924.3333333333</text:p>
          </table:table-cell>
          <table:table-cell table:style-name="ce21" table:formula="of:=AVERAGE([.Q32:.Q34])" office:value-type="float" office:value="14462.6666666667" calcext:value-type="float">
            <text:p>14462.6666666667</text:p>
          </table:table-cell>
          <table:table-cell table:style-name="ce21" table:formula="of:=AVERAGE([.R32:.R34])" office:value-type="float" office:value="8.66666666666667" calcext:value-type="float">
            <text:p>8.66666666666667</text:p>
          </table:table-cell>
          <table:table-cell table:style-name="ce21" table:formula="of:=AVERAGE([.S32:.S34])" office:value-type="float" office:value="383.333333333333" calcext:value-type="float">
            <text:p>383.333333333333</text:p>
          </table:table-cell>
          <table:table-cell table:style-name="ce21" table:formula="of:=AVERAGE([.T32:.T34])" office:value-type="float" office:value="466.93" calcext:value-type="float">
            <text:p>466.93</text:p>
          </table:table-cell>
          <table:table-cell table:style-name="ce21" table:formula="of:=AVERAGE([.U32:.U34])" office:value-type="float" office:value="28924.3333333333" calcext:value-type="float">
            <text:p>28924.3333333333</text:p>
          </table:table-cell>
          <table:table-cell table:style-name="ce21" table:formula="of:=AVERAGE([.V32:.V34])" office:value-type="float" office:value="14462.6666666667" calcext:value-type="float">
            <text:p>14462.6666666667</text:p>
          </table:table-cell>
          <table:table-cell table:style-name="ce21" table:formula="of:=AVERAGE([.W32:.W34])" office:value-type="float" office:value="8.66666666666667" calcext:value-type="float">
            <text:p>8.66666666666667</text:p>
          </table:table-cell>
          <table:table-cell table:style-name="ce21" table:formula="of:=AVERAGE([.X32:.X34])" office:value-type="float" office:value="383.333333333333" calcext:value-type="float">
            <text:p>383.333333333333</text:p>
          </table:table-cell>
          <table:table-cell table:style-name="ce21" table:formula="of:=AVERAGE([.Y32:.Y34])" office:value-type="float" office:value="293.243333333333" calcext:value-type="float">
            <text:p>293.243333333333</text:p>
          </table:table-cell>
          <table:table-cell table:style-name="ce21" table:formula="of:=AVERAGE([.Z32:.Z34])" office:value-type="float" office:value="28907" calcext:value-type="float">
            <text:p>28907</text:p>
          </table:table-cell>
          <table:table-cell table:style-name="ce21" table:formula="of:=AVERAGE([.AA32:.AA34])" office:value-type="float" office:value="14454" calcext:value-type="float">
            <text:p>14454</text:p>
          </table:table-cell>
          <table:table-cell table:style-name="ce21" table:formula="of:=AVERAGE([.AB32:.AB34])" office:value-type="float" office:value="15.3333333333333" calcext:value-type="float">
            <text:p>15.3333333333333</text:p>
          </table:table-cell>
          <table:table-cell table:style-name="ce21" table:formula="of:=AVERAGE([.AC32:.AC34])" office:value-type="float" office:value="383.333333333333" calcext:value-type="float">
            <text:p>383.333333333333</text:p>
          </table:table-cell>
          <table:table-cell table:style-name="ce21" table:formula="of:=AVERAGE([.AD32:.AD34])" office:value-type="float" office:value="0.59" calcext:value-type="float">
            <text:p>0.59</text:p>
          </table:table-cell>
          <table:table-cell table:style-name="ce21" table:formula="of:=AVERAGE([.AE32:.AE34])" office:value-type="float" office:value="296.056666666667" calcext:value-type="float">
            <text:p>296.056666666667</text:p>
          </table:table-cell>
          <table:table-cell table:style-name="ce21" table:formula="of:=AVERAGE([.AF32:.AF34])" office:value-type="float" office:value="28907" calcext:value-type="float">
            <text:p>28907</text:p>
          </table:table-cell>
          <table:table-cell table:style-name="ce21" table:formula="of:=AVERAGE([.AG32:.AG34])" office:value-type="float" office:value="14454" calcext:value-type="float">
            <text:p>14454</text:p>
          </table:table-cell>
          <table:table-cell table:style-name="ce21" table:formula="of:=AVERAGE([.AH32:.AH34])" office:value-type="float" office:value="15.3333333333333" calcext:value-type="float">
            <text:p>15.3333333333333</text:p>
          </table:table-cell>
          <table:table-cell table:style-name="ce21" table:formula="of:=AVERAGE([.AI32:.AI34])" office:value-type="float" office:value="383.333333333333" calcext:value-type="float">
            <text:p>383.333333333333</text:p>
          </table:table-cell>
          <table:table-cell table:style-name="ce21" table:formula="of:=AVERAGE([.AJ32:.AJ34])" office:value-type="float" office:value="323.556666666667" calcext:value-type="float">
            <text:p>323.556666666667</text:p>
          </table:table-cell>
          <table:table-cell table:style-name="ce21" table:formula="of:=AVERAGE([.AK32:.AK34])" office:value-type="float" office:value="28907.6666666667" calcext:value-type="float">
            <text:p>28907.6666666667</text:p>
          </table:table-cell>
          <table:table-cell table:style-name="ce21" table:formula="of:=AVERAGE([.AL32:.AL34])" office:value-type="float" office:value="14454.3333333333" calcext:value-type="float">
            <text:p>14454.3333333333</text:p>
          </table:table-cell>
          <table:table-cell table:style-name="ce21" table:formula="of:=AVERAGE([.AM32:.AM34])" office:value-type="float" office:value="15" calcext:value-type="float">
            <text:p>15</text:p>
          </table:table-cell>
          <table:table-cell table:style-name="ce21" table:formula="of:=AVERAGE([.AN32:.AN34])" office:value-type="float" office:value="383.333333333333" calcext:value-type="float">
            <text:p>383.333333333333</text:p>
          </table:table-cell>
          <table:table-cell table:style-name="ce29" table:number-columns-repeated="984"/>
        </table:table-row>
        <table:table-row table:style-name="ro1">
          <table:table-cell office:value-type="string" calcext:value-type="string">
            <text:p>QKP_30_100_100_1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.34" calcext:value-type="float">
            <text:p>14.34</text:p>
          </table:table-cell>
          <table:table-cell office:value-type="float" office:value="4161" calcext:value-type="float">
            <text:p>4161</text:p>
          </table:table-cell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0.83" calcext:value-type="float">
            <text:p>10.83</text:p>
          </table:table-cell>
          <table:table-cell office:value-type="float" office:value="4161" calcext:value-type="float">
            <text:p>4161</text:p>
          </table:table-cell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.05" calcext:value-type="float">
            <text:p>1.05</text:p>
          </table:table-cell>
          <table:table-cell office:value-type="float" office:value="11.94" calcext:value-type="float">
            <text:p>11.94</text:p>
          </table:table-cell>
          <table:table-cell office:value-type="float" office:value="4161" calcext:value-type="float">
            <text:p>4161</text:p>
          </table:table-cell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23.74" calcext:value-type="float">
            <text:p>23.74</text:p>
          </table:table-cell>
          <table:table-cell office:value-type="float" office:value="4161" calcext:value-type="float">
            <text:p>4161</text:p>
          </table:table-cell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3.59" calcext:value-type="float">
            <text:p>13.59</text:p>
          </table:table-cell>
          <table:table-cell office:value-type="float" office:value="4161" calcext:value-type="float">
            <text:p>4161</text:p>
          </table:table-cell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.06" calcext:value-type="float">
            <text:p>1.06</text:p>
          </table:table-cell>
          <table:table-cell office:value-type="float" office:value="18.19" calcext:value-type="float">
            <text:p>18.19</text:p>
          </table:table-cell>
          <table:table-cell office:value-type="float" office:value="4161" calcext:value-type="float">
            <text:p>4161</text:p>
          </table:table-cell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22.64" calcext:value-type="float">
            <text:p>22.64</text:p>
          </table:table-cell>
          <table:table-cell office:value-type="float" office:value="4161" calcext:value-type="float">
            <text:p>4161</text:p>
          </table:table-cell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30_100_100_2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.3" calcext:value-type="float">
            <text:p>3.3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.68" calcext:value-type="float">
            <text:p>3.68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.75" calcext:value-type="float">
            <text:p>0.75</text:p>
          </table:table-cell>
          <table:table-cell office:value-type="float" office:value="4.39" calcext:value-type="float">
            <text:p>4.39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.6" calcext:value-type="float">
            <text:p>9.6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.93" calcext:value-type="float">
            <text:p>5.93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.99" calcext:value-type="float">
            <text:p>0.99</text:p>
          </table:table-cell>
          <table:table-cell office:value-type="float" office:value="8.05" calcext:value-type="float">
            <text:p>8.05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.47" calcext:value-type="float">
            <text:p>9.47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30_100_100_3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.92" calcext:value-type="float">
            <text:p>18.92</text:p>
          </table:table-cell>
          <table:table-cell office:value-type="float" office:value="5637" calcext:value-type="float">
            <text:p>5637</text:p>
          </table:table-cell>
          <table:table-cell office:value-type="float" office:value="2819" calcext:value-type="float">
            <text:p>2819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16.3" calcext:value-type="float">
            <text:p>16.3</text:p>
          </table:table-cell>
          <table:table-cell office:value-type="float" office:value="5663" calcext:value-type="float">
            <text:p>5663</text:p>
          </table:table-cell>
          <table:table-cell office:value-type="float" office:value="2832" calcext:value-type="float">
            <text:p>2832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0.73" calcext:value-type="float">
            <text:p>0.73</text:p>
          </table:table-cell>
          <table:table-cell office:value-type="float" office:value="16.38" calcext:value-type="float">
            <text:p>16.38</text:p>
          </table:table-cell>
          <table:table-cell office:value-type="float" office:value="5663" calcext:value-type="float">
            <text:p>5663</text:p>
          </table:table-cell>
          <table:table-cell office:value-type="float" office:value="2832" calcext:value-type="float">
            <text:p>2832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27.88" calcext:value-type="float">
            <text:p>27.88</text:p>
          </table:table-cell>
          <table:table-cell office:value-type="float" office:value="5663" calcext:value-type="float">
            <text:p>5663</text:p>
          </table:table-cell>
          <table:table-cell office:value-type="float" office:value="2832" calcext:value-type="float">
            <text:p>2832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20.28" calcext:value-type="float">
            <text:p>20.28</text:p>
          </table:table-cell>
          <table:table-cell office:value-type="float" office:value="5661" calcext:value-type="float">
            <text:p>5661</text:p>
          </table:table-cell>
          <table:table-cell office:value-type="float" office:value="2831" calcext:value-type="float">
            <text:p>2831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0.96" calcext:value-type="float">
            <text:p>0.96</text:p>
          </table:table-cell>
          <table:table-cell office:value-type="float" office:value="20.74" calcext:value-type="float">
            <text:p>20.74</text:p>
          </table:table-cell>
          <table:table-cell office:value-type="float" office:value="5661" calcext:value-type="float">
            <text:p>5661</text:p>
          </table:table-cell>
          <table:table-cell office:value-type="float" office:value="2831" calcext:value-type="float">
            <text:p>2831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23.97" calcext:value-type="float">
            <text:p>23.97</text:p>
          </table:table-cell>
          <table:table-cell office:value-type="float" office:value="5661" calcext:value-type="float">
            <text:p>5661</text:p>
          </table:table-cell>
          <table:table-cell office:value-type="float" office:value="2831" calcext:value-type="float">
            <text:p>2831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table:number-columns-repeated="984"/>
        </table:table-row>
        <table:table-row table:style-name="ro1">
          <table:table-cell table:style-name="ce21"/>
          <table:table-cell table:style-name="ce21" table:formula="of:=AVERAGE([.B36:.B38])" office:value-type="float" office:value="30" calcext:value-type="float">
            <text:p>30</text:p>
          </table:table-cell>
          <table:table-cell table:style-name="ce21" table:formula="of:=AVERAGE([.C36:.C38])" office:value-type="float" office:value="100" calcext:value-type="float">
            <text:p>100</text:p>
          </table:table-cell>
          <table:table-cell table:style-name="ce21" table:formula="of:=AVERAGE([.D36:.D38])" office:value-type="float" office:value="12.1866666666667" calcext:value-type="float">
            <text:p>12.1866666666667</text:p>
          </table:table-cell>
          <table:table-cell table:style-name="ce21" table:formula="of:=AVERAGE([.E36:.E38])" office:value-type="float" office:value="3533.66666666667" calcext:value-type="float">
            <text:p>3533.66666666667</text:p>
          </table:table-cell>
          <table:table-cell table:style-name="ce21" table:formula="of:=AVERAGE([.F36:.F38])" office:value-type="float" office:value="1767.33333333333" calcext:value-type="float">
            <text:p>1767.33333333333</text:p>
          </table:table-cell>
          <table:table-cell table:style-name="ce21" table:formula="of:=AVERAGE([.G36:.G38])" office:value-type="float" office:value="1.33333333333333" calcext:value-type="float">
            <text:p>1.33333333333333</text:p>
          </table:table-cell>
          <table:table-cell table:style-name="ce21" table:formula="of:=AVERAGE([.H36:.H38])" office:value-type="float" office:value="153.666666666667" calcext:value-type="float">
            <text:p>153.666666666667</text:p>
          </table:table-cell>
          <table:table-cell table:style-name="ce21" table:formula="of:=AVERAGE([.I36:.I38])" office:value-type="float" office:value="10.27" calcext:value-type="float">
            <text:p>10.27</text:p>
          </table:table-cell>
          <table:table-cell table:style-name="ce21" table:formula="of:=AVERAGE([.J36:.J38])" office:value-type="float" office:value="3542.33333333333" calcext:value-type="float">
            <text:p>3542.33333333333</text:p>
          </table:table-cell>
          <table:table-cell table:style-name="ce21" table:formula="of:=AVERAGE([.K36:.K38])" office:value-type="float" office:value="1771.66666666667" calcext:value-type="float">
            <text:p>1771.66666666667</text:p>
          </table:table-cell>
          <table:table-cell table:style-name="ce21" table:formula="of:=AVERAGE([.L36:.L38])" office:value-type="float" office:value="1.33333333333333" calcext:value-type="float">
            <text:p>1.33333333333333</text:p>
          </table:table-cell>
          <table:table-cell table:style-name="ce21" table:formula="of:=AVERAGE([.M36:.M38])" office:value-type="float" office:value="153.666666666667" calcext:value-type="float">
            <text:p>153.666666666667</text:p>
          </table:table-cell>
          <table:table-cell table:style-name="ce21" table:formula="of:=AVERAGE([.N36:.N38])" office:value-type="float" office:value="0.843333333333333" calcext:value-type="float">
            <text:p>0.843333333333333</text:p>
          </table:table-cell>
          <table:table-cell table:style-name="ce21" table:formula="of:=AVERAGE([.O36:.O38])" office:value-type="float" office:value="10.9033333333333" calcext:value-type="float">
            <text:p>10.9033333333333</text:p>
          </table:table-cell>
          <table:table-cell table:style-name="ce21" table:formula="of:=AVERAGE([.P36:.P38])" office:value-type="float" office:value="3542.33333333333" calcext:value-type="float">
            <text:p>3542.33333333333</text:p>
          </table:table-cell>
          <table:table-cell table:style-name="ce21" table:formula="of:=AVERAGE([.Q36:.Q38])" office:value-type="float" office:value="1771.66666666667" calcext:value-type="float">
            <text:p>1771.66666666667</text:p>
          </table:table-cell>
          <table:table-cell table:style-name="ce21" table:formula="of:=AVERAGE([.R36:.R38])" office:value-type="float" office:value="1.33333333333333" calcext:value-type="float">
            <text:p>1.33333333333333</text:p>
          </table:table-cell>
          <table:table-cell table:style-name="ce21" table:formula="of:=AVERAGE([.S36:.S38])" office:value-type="float" office:value="153.666666666667" calcext:value-type="float">
            <text:p>153.666666666667</text:p>
          </table:table-cell>
          <table:table-cell table:style-name="ce21" table:formula="of:=AVERAGE([.T36:.T38])" office:value-type="float" office:value="20.4066666666667" calcext:value-type="float">
            <text:p>20.4066666666667</text:p>
          </table:table-cell>
          <table:table-cell table:style-name="ce21" table:formula="of:=AVERAGE([.U36:.U38])" office:value-type="float" office:value="3542.33333333333" calcext:value-type="float">
            <text:p>3542.33333333333</text:p>
          </table:table-cell>
          <table:table-cell table:style-name="ce21" table:formula="of:=AVERAGE([.V36:.V38])" office:value-type="float" office:value="1771.66666666667" calcext:value-type="float">
            <text:p>1771.66666666667</text:p>
          </table:table-cell>
          <table:table-cell table:style-name="ce21" table:formula="of:=AVERAGE([.W36:.W38])" office:value-type="float" office:value="1.33333333333333" calcext:value-type="float">
            <text:p>1.33333333333333</text:p>
          </table:table-cell>
          <table:table-cell table:style-name="ce21" table:formula="of:=AVERAGE([.X36:.X38])" office:value-type="float" office:value="153.666666666667" calcext:value-type="float">
            <text:p>153.666666666667</text:p>
          </table:table-cell>
          <table:table-cell table:style-name="ce21" table:formula="of:=AVERAGE([.Y36:.Y38])" office:value-type="float" office:value="13.2666666666667" calcext:value-type="float">
            <text:p>13.2666666666667</text:p>
          </table:table-cell>
          <table:table-cell table:style-name="ce21" table:formula="of:=AVERAGE([.Z36:.Z38])" office:value-type="float" office:value="3541.66666666667" calcext:value-type="float">
            <text:p>3541.66666666667</text:p>
          </table:table-cell>
          <table:table-cell table:style-name="ce21" table:formula="of:=AVERAGE([.AA36:.AA38])" office:value-type="float" office:value="1771.33333333333" calcext:value-type="float">
            <text:p>1771.33333333333</text:p>
          </table:table-cell>
          <table:table-cell table:style-name="ce21" table:formula="of:=AVERAGE([.AB36:.AB38])" office:value-type="float" office:value="1.33333333333333" calcext:value-type="float">
            <text:p>1.33333333333333</text:p>
          </table:table-cell>
          <table:table-cell table:style-name="ce21" table:formula="of:=AVERAGE([.AC36:.AC38])" office:value-type="float" office:value="153.666666666667" calcext:value-type="float">
            <text:p>153.666666666667</text:p>
          </table:table-cell>
          <table:table-cell table:style-name="ce21" table:formula="of:=AVERAGE([.AD36:.AD38])" office:value-type="float" office:value="1.00333333333333" calcext:value-type="float">
            <text:p>1.00333333333333</text:p>
          </table:table-cell>
          <table:table-cell table:style-name="ce21" table:formula="of:=AVERAGE([.AE36:.AE38])" office:value-type="float" office:value="15.66" calcext:value-type="float">
            <text:p>15.66</text:p>
          </table:table-cell>
          <table:table-cell table:style-name="ce21" table:formula="of:=AVERAGE([.AF36:.AF38])" office:value-type="float" office:value="3541.66666666667" calcext:value-type="float">
            <text:p>3541.66666666667</text:p>
          </table:table-cell>
          <table:table-cell table:style-name="ce21" table:formula="of:=AVERAGE([.AG36:.AG38])" office:value-type="float" office:value="1771.33333333333" calcext:value-type="float">
            <text:p>1771.33333333333</text:p>
          </table:table-cell>
          <table:table-cell table:style-name="ce21" table:formula="of:=AVERAGE([.AH36:.AH38])" office:value-type="float" office:value="1.33333333333333" calcext:value-type="float">
            <text:p>1.33333333333333</text:p>
          </table:table-cell>
          <table:table-cell table:style-name="ce21" table:formula="of:=AVERAGE([.AI36:.AI38])" office:value-type="float" office:value="153.666666666667" calcext:value-type="float">
            <text:p>153.666666666667</text:p>
          </table:table-cell>
          <table:table-cell table:style-name="ce21" table:formula="of:=AVERAGE([.AJ36:.AJ38])" office:value-type="float" office:value="18.6933333333333" calcext:value-type="float">
            <text:p>18.6933333333333</text:p>
          </table:table-cell>
          <table:table-cell table:style-name="ce21" table:formula="of:=AVERAGE([.AK36:.AK38])" office:value-type="float" office:value="3541.66666666667" calcext:value-type="float">
            <text:p>3541.66666666667</text:p>
          </table:table-cell>
          <table:table-cell table:style-name="ce21" table:formula="of:=AVERAGE([.AL36:.AL38])" office:value-type="float" office:value="1771.33333333333" calcext:value-type="float">
            <text:p>1771.33333333333</text:p>
          </table:table-cell>
          <table:table-cell table:style-name="ce21" table:formula="of:=AVERAGE([.AM36:.AM38])" office:value-type="float" office:value="1.33333333333333" calcext:value-type="float">
            <text:p>1.33333333333333</text:p>
          </table:table-cell>
          <table:table-cell table:style-name="ce21" table:formula="of:=AVERAGE([.AN36:.AN38])" office:value-type="float" office:value="153.666666666667" calcext:value-type="float">
            <text:p>153.666666666667</text:p>
          </table:table-cell>
          <table:table-cell table:style-name="ce29" table:number-columns-repeated="984"/>
        </table:table-row>
        <table:table-row table:style-name="ro1">
          <table:table-cell office:value-type="string" calcext:value-type="string">
            <text:p>QKP_30_100_25_1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.42" calcext:value-type="float">
            <text:p>3.42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.32" calcext:value-type="float">
            <text:p>3.32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3.85" calcext:value-type="float">
            <text:p>3.85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.29" calcext:value-type="float">
            <text:p>13.29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.77" calcext:value-type="float">
            <text:p>4.77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84" calcext:value-type="float">
            <text:p>0.84</text:p>
          </table:table-cell>
          <table:table-cell office:value-type="float" office:value="5.55" calcext:value-type="float">
            <text:p>5.55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.78" calcext:value-type="float">
            <text:p>7.78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30_100_25_2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9.67" calcext:value-type="float">
            <text:p>9.67</text:p>
          </table:table-cell>
          <table:table-cell office:value-type="float" office:value="3297" calcext:value-type="float">
            <text:p>3297</text:p>
          </table:table-cell>
          <table:table-cell office:value-type="float" office:value="1649" calcext:value-type="float">
            <text:p>1649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7.12" calcext:value-type="float">
            <text:p>7.12</text:p>
          </table:table-cell>
          <table:table-cell office:value-type="float" office:value="3341" calcext:value-type="float">
            <text:p>3341</text:p>
          </table:table-cell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.8" calcext:value-type="float">
            <text:p>0.8</text:p>
          </table:table-cell>
          <table:table-cell office:value-type="float" office:value="7.99" calcext:value-type="float">
            <text:p>7.99</text:p>
          </table:table-cell>
          <table:table-cell office:value-type="float" office:value="3341" calcext:value-type="float">
            <text:p>3341</text:p>
          </table:table-cell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7.22" calcext:value-type="float">
            <text:p>17.22</text:p>
          </table:table-cell>
          <table:table-cell office:value-type="float" office:value="3341" calcext:value-type="float">
            <text:p>3341</text:p>
          </table:table-cell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.59" calcext:value-type="float">
            <text:p>8.59</text:p>
          </table:table-cell>
          <table:table-cell office:value-type="float" office:value="3339" calcext:value-type="float">
            <text:p>3339</text:p>
          </table:table-cell>
          <table:table-cell office:value-type="float" office:value="1670" calcext:value-type="float">
            <text:p>167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68" calcext:value-type="float">
            <text:p>0.68</text:p>
          </table:table-cell>
          <table:table-cell office:value-type="float" office:value="9.16" calcext:value-type="float">
            <text:p>9.16</text:p>
          </table:table-cell>
          <table:table-cell office:value-type="float" office:value="3339" calcext:value-type="float">
            <text:p>3339</text:p>
          </table:table-cell>
          <table:table-cell office:value-type="float" office:value="1670" calcext:value-type="float">
            <text:p>167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.54" calcext:value-type="float">
            <text:p>11.54</text:p>
          </table:table-cell>
          <table:table-cell office:value-type="float" office:value="3339" calcext:value-type="float">
            <text:p>3339</text:p>
          </table:table-cell>
          <table:table-cell office:value-type="float" office:value="1670" calcext:value-type="float">
            <text:p>167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30_100_25_3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121267" calcext:value-type="float">
            <text:p>121267</text:p>
          </table:table-cell>
          <table:table-cell office:value-type="float" office:value="60608" calcext:value-type="float">
            <text:p>60608</text:p>
          </table:table-cell>
          <table:table-cell office:value-type="float" office:value="799" calcext:value-type="float">
            <text:p>799</text:p>
          </table:table-cell>
          <table:table-cell office:value-type="float" office:value="568" calcext:value-type="float">
            <text:p>568</text:p>
          </table:table-cell>
          <table:table-cell office:value-type="float" office:value="1800" calcext:value-type="float">
            <text:p>1800</text:p>
          </table:table-cell>
          <table:table-cell office:value-type="float" office:value="132151" calcext:value-type="float">
            <text:p>132151</text:p>
          </table:table-cell>
          <table:table-cell office:value-type="float" office:value="66051" calcext:value-type="float">
            <text:p>66051</text:p>
          </table:table-cell>
          <table:table-cell office:value-type="float" office:value="56" calcext:value-type="float">
            <text:p>56</text:p>
          </table:table-cell>
          <table:table-cell office:value-type="float" office:value="577" calcext:value-type="float">
            <text:p>577</text:p>
          </table:table-cell>
          <table:table-cell office:value-type="float" office:value="0.67" calcext:value-type="float">
            <text:p>0.67</text:p>
          </table:table-cell>
          <table:table-cell office:value-type="float" office:value="1800" calcext:value-type="float">
            <text:p>1800</text:p>
          </table:table-cell>
          <table:table-cell office:value-type="float" office:value="134865" calcext:value-type="float">
            <text:p>134865</text:p>
          </table:table-cell>
          <table:table-cell office:value-type="float" office:value="67424" calcext:value-type="float">
            <text:p>67424</text:p>
          </table:table-cell>
          <table:table-cell office:value-type="float" office:value="56" calcext:value-type="float">
            <text:p>56</text:p>
          </table:table-cell>
          <table:table-cell office:value-type="float" office:value="579" calcext:value-type="float">
            <text:p>579</text:p>
          </table:table-cell>
          <table:table-cell office:value-type="float" office:value="1800" calcext:value-type="float">
            <text:p>1800</text:p>
          </table:table-cell>
          <table:table-cell office:value-type="float" office:value="98907" calcext:value-type="float">
            <text:p>98907</text:p>
          </table:table-cell>
          <table:table-cell office:value-type="float" office:value="49429" calcext:value-type="float">
            <text:p>49429</text:p>
          </table:table-cell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float" office:value="1800" calcext:value-type="float">
            <text:p>1800</text:p>
          </table:table-cell>
          <table:table-cell office:value-type="float" office:value="132317" calcext:value-type="float">
            <text:p>132317</text:p>
          </table:table-cell>
          <table:table-cell office:value-type="float" office:value="66139" calcext:value-type="float">
            <text:p>66139</text:p>
          </table:table-cell>
          <table:table-cell office:value-type="float" office:value="59" calcext:value-type="float">
            <text:p>59</text:p>
          </table:table-cell>
          <table:table-cell office:value-type="float" office:value="577" calcext:value-type="float">
            <text:p>577</text:p>
          </table:table-cell>
          <table:table-cell office:value-type="float" office:value="0.71" calcext:value-type="float">
            <text:p>0.71</text:p>
          </table:table-cell>
          <table:table-cell office:value-type="float" office:value="1800" calcext:value-type="float">
            <text:p>1800</text:p>
          </table:table-cell>
          <table:table-cell office:value-type="float" office:value="133945" calcext:value-type="float">
            <text:p>133945</text:p>
          </table:table-cell>
          <table:table-cell office:value-type="float" office:value="66951" calcext:value-type="float">
            <text:p>66951</text:p>
          </table:table-cell>
          <table:table-cell office:value-type="float" office:value="59" calcext:value-type="float">
            <text:p>59</text:p>
          </table:table-cell>
          <table:table-cell office:value-type="float" office:value="573" calcext:value-type="float">
            <text:p>573</text:p>
          </table:table-cell>
          <table:table-cell office:value-type="float" office:value="1800" calcext:value-type="float">
            <text:p>1800</text:p>
          </table:table-cell>
          <table:table-cell office:value-type="float" office:value="123715" calcext:value-type="float">
            <text:p>123715</text:p>
          </table:table-cell>
          <table:table-cell office:value-type="float" office:value="61832" calcext:value-type="float">
            <text:p>61832</text:p>
          </table:table-cell>
          <table:table-cell office:value-type="float" office:value="5" calcext:value-type="float">
            <text:p>5</text:p>
          </table:table-cell>
          <table:table-cell office:value-type="float" office:value="568" calcext:value-type="float">
            <text:p>568</text:p>
          </table:table-cell>
          <table:table-cell table:number-columns-repeated="984"/>
        </table:table-row>
        <table:table-row table:style-name="ro1">
          <table:table-cell table:style-name="ce21"/>
          <table:table-cell table:style-name="ce21" table:formula="of:=AVERAGE([.B40:.B42])" office:value-type="float" office:value="30" calcext:value-type="float">
            <text:p>30</text:p>
          </table:table-cell>
          <table:table-cell table:style-name="ce21" table:formula="of:=AVERAGE([.C40:.C42])" office:value-type="float" office:value="25" calcext:value-type="float">
            <text:p>25</text:p>
          </table:table-cell>
          <table:table-cell table:style-name="ce21" table:formula="of:=AVERAGE([.D40:.D42])" office:value-type="float" office:value="604.363333333333" calcext:value-type="float">
            <text:p>604.363333333333</text:p>
          </table:table-cell>
          <table:table-cell table:style-name="ce21" table:formula="of:=AVERAGE([.E40:.E42])" office:value-type="float" office:value="41759.6666666667" calcext:value-type="float">
            <text:p>41759.6666666667</text:p>
          </table:table-cell>
          <table:table-cell table:style-name="ce21" table:formula="of:=AVERAGE([.F40:.F42])" office:value-type="float" office:value="20871.6666666667" calcext:value-type="float">
            <text:p>20871.6666666667</text:p>
          </table:table-cell>
          <table:table-cell table:style-name="ce21" table:formula="of:=AVERAGE([.G40:.G42])" office:value-type="float" office:value="267.666666666667" calcext:value-type="float">
            <text:p>267.666666666667</text:p>
          </table:table-cell>
          <table:table-cell table:style-name="ce21" table:formula="of:=AVERAGE([.H40:.H42])" office:value-type="float" office:value="229.666666666667" calcext:value-type="float">
            <text:p>229.666666666667</text:p>
          </table:table-cell>
          <table:table-cell table:style-name="ce21" table:formula="of:=AVERAGE([.I40:.I42])" office:value-type="float" office:value="603.48" calcext:value-type="float">
            <text:p>603.48</text:p>
          </table:table-cell>
          <table:table-cell table:style-name="ce21" table:formula="of:=AVERAGE([.J40:.J42])" office:value-type="float" office:value="45402.3333333333" calcext:value-type="float">
            <text:p>45402.3333333333</text:p>
          </table:table-cell>
          <table:table-cell table:style-name="ce21" table:formula="of:=AVERAGE([.K40:.K42])" office:value-type="float" office:value="22693.3333333333" calcext:value-type="float">
            <text:p>22693.3333333333</text:p>
          </table:table-cell>
          <table:table-cell table:style-name="ce21" table:formula="of:=AVERAGE([.L40:.L42])" office:value-type="float" office:value="18.6666666666667" calcext:value-type="float">
            <text:p>18.6666666666667</text:p>
          </table:table-cell>
          <table:table-cell table:style-name="ce21" table:formula="of:=AVERAGE([.M40:.M42])" office:value-type="float" office:value="232.666666666667" calcext:value-type="float">
            <text:p>232.666666666667</text:p>
          </table:table-cell>
          <table:table-cell table:style-name="ce21" table:formula="of:=AVERAGE([.N40:.N42])" office:value-type="float" office:value="0.716666666666667" calcext:value-type="float">
            <text:p>0.716666666666667</text:p>
          </table:table-cell>
          <table:table-cell table:style-name="ce21" table:formula="of:=AVERAGE([.O40:.O42])" office:value-type="float" office:value="603.946666666667" calcext:value-type="float">
            <text:p>603.946666666667</text:p>
          </table:table-cell>
          <table:table-cell table:style-name="ce21" table:formula="of:=AVERAGE([.P40:.P42])" office:value-type="float" office:value="46307" calcext:value-type="float">
            <text:p>46307</text:p>
          </table:table-cell>
          <table:table-cell table:style-name="ce21" table:formula="of:=AVERAGE([.Q40:.Q42])" office:value-type="float" office:value="23151" calcext:value-type="float">
            <text:p>23151</text:p>
          </table:table-cell>
          <table:table-cell table:style-name="ce21" table:formula="of:=AVERAGE([.R40:.R42])" office:value-type="float" office:value="18.6666666666667" calcext:value-type="float">
            <text:p>18.6666666666667</text:p>
          </table:table-cell>
          <table:table-cell table:style-name="ce21" table:formula="of:=AVERAGE([.S40:.S42])" office:value-type="float" office:value="233.333333333333" calcext:value-type="float">
            <text:p>233.333333333333</text:p>
          </table:table-cell>
          <table:table-cell table:style-name="ce21" table:formula="of:=AVERAGE([.T40:.T42])" office:value-type="float" office:value="610.17" calcext:value-type="float">
            <text:p>610.17</text:p>
          </table:table-cell>
          <table:table-cell table:style-name="ce21" table:formula="of:=AVERAGE([.U40:.U42])" office:value-type="float" office:value="34321" calcext:value-type="float">
            <text:p>34321</text:p>
          </table:table-cell>
          <table:table-cell table:style-name="ce21" table:formula="of:=AVERAGE([.V40:.V42])" office:value-type="float" office:value="17152.6666666667" calcext:value-type="float">
            <text:p>17152.6666666667</text:p>
          </table:table-cell>
          <table:table-cell table:style-name="ce21" table:formula="of:=AVERAGE([.W40:.W42])" office:value-type="float" office:value="1.33333333333333" calcext:value-type="float">
            <text:p>1.33333333333333</text:p>
          </table:table-cell>
          <table:table-cell table:style-name="ce21" table:formula="of:=AVERAGE([.X40:.X42])" office:value-type="float" office:value="217" calcext:value-type="float">
            <text:p>217</text:p>
          </table:table-cell>
          <table:table-cell table:style-name="ce21" table:formula="of:=AVERAGE([.Y40:.Y42])" office:value-type="float" office:value="604.453333333333" calcext:value-type="float">
            <text:p>604.453333333333</text:p>
          </table:table-cell>
          <table:table-cell table:style-name="ce21" table:formula="of:=AVERAGE([.Z40:.Z42])" office:value-type="float" office:value="45457" calcext:value-type="float">
            <text:p>45457</text:p>
          </table:table-cell>
          <table:table-cell table:style-name="ce21" table:formula="of:=AVERAGE([.AA40:.AA42])" office:value-type="float" office:value="22722.3333333333" calcext:value-type="float">
            <text:p>22722.3333333333</text:p>
          </table:table-cell>
          <table:table-cell table:style-name="ce21" table:formula="of:=AVERAGE([.AB40:.AB42])" office:value-type="float" office:value="20" calcext:value-type="float">
            <text:p>20</text:p>
          </table:table-cell>
          <table:table-cell table:style-name="ce21" table:formula="of:=AVERAGE([.AC40:.AC42])" office:value-type="float" office:value="232.666666666667" calcext:value-type="float">
            <text:p>232.666666666667</text:p>
          </table:table-cell>
          <table:table-cell table:style-name="ce21" table:formula="of:=AVERAGE([.AD40:.AD42])" office:value-type="float" office:value="0.743333333333333" calcext:value-type="float">
            <text:p>0.743333333333333</text:p>
          </table:table-cell>
          <table:table-cell table:style-name="ce21" table:formula="of:=AVERAGE([.AE40:.AE42])" office:value-type="float" office:value="604.903333333333" calcext:value-type="float">
            <text:p>604.903333333333</text:p>
          </table:table-cell>
          <table:table-cell table:style-name="ce21" table:formula="of:=AVERAGE([.AF40:.AF42])" office:value-type="float" office:value="45999.6666666667" calcext:value-type="float">
            <text:p>45999.6666666667</text:p>
          </table:table-cell>
          <table:table-cell table:style-name="ce21" table:formula="of:=AVERAGE([.AG40:.AG42])" office:value-type="float" office:value="22993" calcext:value-type="float">
            <text:p>22993</text:p>
          </table:table-cell>
          <table:table-cell table:style-name="ce21" table:formula="of:=AVERAGE([.AH40:.AH42])" office:value-type="float" office:value="20" calcext:value-type="float">
            <text:p>20</text:p>
          </table:table-cell>
          <table:table-cell table:style-name="ce21" table:formula="of:=AVERAGE([.AI40:.AI42])" office:value-type="float" office:value="231.333333333333" calcext:value-type="float">
            <text:p>231.333333333333</text:p>
          </table:table-cell>
          <table:table-cell table:style-name="ce21" table:formula="of:=AVERAGE([.AJ40:.AJ42])" office:value-type="float" office:value="606.44" calcext:value-type="float">
            <text:p>606.44</text:p>
          </table:table-cell>
          <table:table-cell table:style-name="ce21" table:formula="of:=AVERAGE([.AK40:.AK42])" office:value-type="float" office:value="42589.6666666667" calcext:value-type="float">
            <text:p>42589.6666666667</text:p>
          </table:table-cell>
          <table:table-cell table:style-name="ce21" table:formula="of:=AVERAGE([.AL40:.AL42])" office:value-type="float" office:value="21286.6666666667" calcext:value-type="float">
            <text:p>21286.6666666667</text:p>
          </table:table-cell>
          <table:table-cell table:style-name="ce21" table:formula="of:=AVERAGE([.AM40:.AM42])" office:value-type="float" office:value="2" calcext:value-type="float">
            <text:p>2</text:p>
          </table:table-cell>
          <table:table-cell table:style-name="ce21" table:formula="of:=AVERAGE([.AN40:.AN42])" office:value-type="float" office:value="229.666666666667" calcext:value-type="float">
            <text:p>229.666666666667</text:p>
          </table:table-cell>
          <table:table-cell table:style-name="ce29" table:number-columns-repeated="984"/>
        </table:table-row>
        <table:table-row table:style-name="ro1">
          <table:table-cell office:value-type="string" calcext:value-type="string">
            <text:p>QKP_30_100_50_1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109827" calcext:value-type="float">
            <text:p>109827</text:p>
          </table:table-cell>
          <table:table-cell office:value-type="float" office:value="54891" calcext:value-type="float">
            <text:p>54891</text:p>
          </table:table-cell>
          <table:table-cell office:value-type="float" office:value="4060" calcext:value-type="float">
            <text:p>4060</text:p>
          </table:table-cell>
          <table:table-cell office:value-type="float" office:value="613" calcext:value-type="float">
            <text:p>613</text:p>
          </table:table-cell>
          <table:table-cell office:value-type="float" office:value="1800" calcext:value-type="float">
            <text:p>1800</text:p>
          </table:table-cell>
          <table:table-cell office:value-type="float" office:value="127111" calcext:value-type="float">
            <text:p>127111</text:p>
          </table:table-cell>
          <table:table-cell office:value-type="float" office:value="63534" calcext:value-type="float">
            <text:p>63534</text:p>
          </table:table-cell>
          <table:table-cell office:value-type="float" office:value="223" calcext:value-type="float">
            <text:p>223</text:p>
          </table:table-cell>
          <table:table-cell office:value-type="float" office:value="619" calcext:value-type="float">
            <text:p>619</text:p>
          </table:table-cell>
          <table:table-cell office:value-type="float" office:value="0.76" calcext:value-type="float">
            <text:p>0.76</text:p>
          </table:table-cell>
          <table:table-cell office:value-type="float" office:value="1800" calcext:value-type="float">
            <text:p>1800</text:p>
          </table:table-cell>
          <table:table-cell office:value-type="float" office:value="130827" calcext:value-type="float">
            <text:p>130827</text:p>
          </table:table-cell>
          <table:table-cell office:value-type="float" office:value="65392" calcext:value-type="float">
            <text:p>65392</text:p>
          </table:table-cell>
          <table:table-cell office:value-type="float" office:value="235" calcext:value-type="float">
            <text:p>235</text:p>
          </table:table-cell>
          <table:table-cell office:value-type="float" office:value="609" calcext:value-type="float">
            <text:p>609</text:p>
          </table:table-cell>
          <table:table-cell office:value-type="float" office:value="1800" calcext:value-type="float">
            <text:p>1800</text:p>
          </table:table-cell>
          <table:table-cell office:value-type="float" office:value="119269" calcext:value-type="float">
            <text:p>119269</text:p>
          </table:table-cell>
          <table:table-cell office:value-type="float" office:value="59613" calcext:value-type="float">
            <text:p>59613</text:p>
          </table:table-cell>
          <table:table-cell office:value-type="float" office:value="155" calcext:value-type="float">
            <text:p>155</text:p>
          </table:table-cell>
          <table:table-cell office:value-type="float" office:value="612" calcext:value-type="float">
            <text:p>612</text:p>
          </table:table-cell>
          <table:table-cell office:value-type="float" office:value="1800" calcext:value-type="float">
            <text:p>1800</text:p>
          </table:table-cell>
          <table:table-cell office:value-type="float" office:value="126399" calcext:value-type="float">
            <text:p>126399</text:p>
          </table:table-cell>
          <table:table-cell office:value-type="float" office:value="63177" calcext:value-type="float">
            <text:p>63177</text:p>
          </table:table-cell>
          <table:table-cell office:value-type="float" office:value="222" calcext:value-type="float">
            <text:p>222</text:p>
          </table:table-cell>
          <table:table-cell office:value-type="float" office:value="619" calcext:value-type="float">
            <text:p>619</text:p>
          </table:table-cell>
          <table:table-cell office:value-type="float" office:value="0.72" calcext:value-type="float">
            <text:p>0.72</text:p>
          </table:table-cell>
          <table:table-cell office:value-type="float" office:value="1800" calcext:value-type="float">
            <text:p>1800</text:p>
          </table:table-cell>
          <table:table-cell office:value-type="float" office:value="126459" calcext:value-type="float">
            <text:p>126459</text:p>
          </table:table-cell>
          <table:table-cell office:value-type="float" office:value="63206" calcext:value-type="float">
            <text:p>63206</text:p>
          </table:table-cell>
          <table:table-cell office:value-type="float" office:value="222" calcext:value-type="float">
            <text:p>222</text:p>
          </table:table-cell>
          <table:table-cell office:value-type="float" office:value="614" calcext:value-type="float">
            <text:p>614</text:p>
          </table:table-cell>
          <table:table-cell office:value-type="float" office:value="1800" calcext:value-type="float">
            <text:p>1800</text:p>
          </table:table-cell>
          <table:table-cell office:value-type="float" office:value="119833" calcext:value-type="float">
            <text:p>119833</text:p>
          </table:table-cell>
          <table:table-cell office:value-type="float" office:value="59895" calcext:value-type="float">
            <text:p>59895</text:p>
          </table:table-cell>
          <table:table-cell office:value-type="float" office:value="157" calcext:value-type="float">
            <text:p>157</text:p>
          </table:table-cell>
          <table:table-cell office:value-type="float" office:value="612" calcext:value-type="float">
            <text:p>61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30_100_50_2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20.71" calcext:value-type="float">
            <text:p>320.71</text:p>
          </table:table-cell>
          <table:table-cell office:value-type="float" office:value="40405" calcext:value-type="float">
            <text:p>40405</text:p>
          </table:table-cell>
          <table:table-cell office:value-type="float" office:value="20203" calcext:value-type="float">
            <text:p>20203</text:p>
          </table:table-cell>
          <table:table-cell office:value-type="float" office:value="68" calcext:value-type="float">
            <text:p>68</text:p>
          </table:table-cell>
          <table:table-cell office:value-type="float" office:value="413" calcext:value-type="float">
            <text:p>413</text:p>
          </table:table-cell>
          <table:table-cell office:value-type="float" office:value="282.76" calcext:value-type="float">
            <text:p>282.76</text:p>
          </table:table-cell>
          <table:table-cell office:value-type="float" office:value="40489" calcext:value-type="float">
            <text:p>40489</text:p>
          </table:table-cell>
          <table:table-cell office:value-type="float" office:value="20245" calcext:value-type="float">
            <text:p>20245</text:p>
          </table:table-cell>
          <table:table-cell office:value-type="float" office:value="51" calcext:value-type="float">
            <text:p>51</text:p>
          </table:table-cell>
          <table:table-cell office:value-type="float" office:value="413" calcext:value-type="float">
            <text:p>413</text:p>
          </table:table-cell>
          <table:table-cell office:value-type="float" office:value="0.66" calcext:value-type="float">
            <text:p>0.66</text:p>
          </table:table-cell>
          <table:table-cell office:value-type="float" office:value="269.08" calcext:value-type="float">
            <text:p>269.08</text:p>
          </table:table-cell>
          <table:table-cell office:value-type="float" office:value="40487" calcext:value-type="float">
            <text:p>40487</text:p>
          </table:table-cell>
          <table:table-cell office:value-type="float" office:value="20244" calcext:value-type="float">
            <text:p>20244</text:p>
          </table:table-cell>
          <table:table-cell office:value-type="float" office:value="52" calcext:value-type="float">
            <text:p>52</text:p>
          </table:table-cell>
          <table:table-cell office:value-type="float" office:value="413" calcext:value-type="float">
            <text:p>413</text:p>
          </table:table-cell>
          <table:table-cell office:value-type="float" office:value="283.83" calcext:value-type="float">
            <text:p>283.83</text:p>
          </table:table-cell>
          <table:table-cell office:value-type="float" office:value="40503" calcext:value-type="float">
            <text:p>40503</text:p>
          </table:table-cell>
          <table:table-cell office:value-type="float" office:value="20252" calcext:value-type="float">
            <text:p>20252</text:p>
          </table:table-cell>
          <table:table-cell office:value-type="float" office:value="51" calcext:value-type="float">
            <text:p>51</text:p>
          </table:table-cell>
          <table:table-cell office:value-type="float" office:value="413" calcext:value-type="float">
            <text:p>413</text:p>
          </table:table-cell>
          <table:table-cell office:value-type="float" office:value="290.99" calcext:value-type="float">
            <text:p>290.99</text:p>
          </table:table-cell>
          <table:table-cell office:value-type="float" office:value="40493" calcext:value-type="float">
            <text:p>40493</text:p>
          </table:table-cell>
          <table:table-cell office:value-type="float" office:value="20247" calcext:value-type="float">
            <text:p>20247</text:p>
          </table:table-cell>
          <table:table-cell office:value-type="float" office:value="51" calcext:value-type="float">
            <text:p>51</text:p>
          </table:table-cell>
          <table:table-cell office:value-type="float" office:value="413" calcext:value-type="float">
            <text:p>413</text:p>
          </table:table-cell>
          <table:table-cell office:value-type="float" office:value="0.72" calcext:value-type="float">
            <text:p>0.72</text:p>
          </table:table-cell>
          <table:table-cell office:value-type="float" office:value="288.38" calcext:value-type="float">
            <text:p>288.38</text:p>
          </table:table-cell>
          <table:table-cell office:value-type="float" office:value="40493" calcext:value-type="float">
            <text:p>40493</text:p>
          </table:table-cell>
          <table:table-cell office:value-type="float" office:value="20247" calcext:value-type="float">
            <text:p>20247</text:p>
          </table:table-cell>
          <table:table-cell office:value-type="float" office:value="51" calcext:value-type="float">
            <text:p>51</text:p>
          </table:table-cell>
          <table:table-cell office:value-type="float" office:value="413" calcext:value-type="float">
            <text:p>413</text:p>
          </table:table-cell>
          <table:table-cell office:value-type="float" office:value="325.56" calcext:value-type="float">
            <text:p>325.56</text:p>
          </table:table-cell>
          <table:table-cell office:value-type="float" office:value="40495" calcext:value-type="float">
            <text:p>40495</text:p>
          </table:table-cell>
          <table:table-cell office:value-type="float" office:value="20248" calcext:value-type="float">
            <text:p>20248</text:p>
          </table:table-cell>
          <table:table-cell office:value-type="float" office:value="51" calcext:value-type="float">
            <text:p>51</text:p>
          </table:table-cell>
          <table:table-cell office:value-type="float" office:value="413" calcext:value-type="float">
            <text:p>41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30_100_50_3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.5" calcext:value-type="float">
            <text:p>3.5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.63" calcext:value-type="float">
            <text:p>3.63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72" calcext:value-type="float">
            <text:p>0.72</text:p>
          </table:table-cell>
          <table:table-cell office:value-type="float" office:value="4.45" calcext:value-type="float">
            <text:p>4.45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.01" calcext:value-type="float">
            <text:p>5.01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.95" calcext:value-type="float">
            <text:p>4.95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72" calcext:value-type="float">
            <text:p>0.72</text:p>
          </table:table-cell>
          <table:table-cell office:value-type="float" office:value="5.55" calcext:value-type="float">
            <text:p>5.55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.39" calcext:value-type="float">
            <text:p>7.39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984"/>
        </table:table-row>
        <table:table-row table:style-name="ro1">
          <table:table-cell table:style-name="ce21"/>
          <table:table-cell table:style-name="ce21" table:formula="of:=AVERAGE([.B44:.B46])" office:value-type="float" office:value="30" calcext:value-type="float">
            <text:p>30</text:p>
          </table:table-cell>
          <table:table-cell table:style-name="ce21" table:formula="of:=AVERAGE([.C44:.C46])" office:value-type="float" office:value="50" calcext:value-type="float">
            <text:p>50</text:p>
          </table:table-cell>
          <table:table-cell table:style-name="ce21" table:formula="of:=AVERAGE([.D44:.D46])" office:value-type="float" office:value="708.07" calcext:value-type="float">
            <text:p>708.07</text:p>
          </table:table-cell>
          <table:table-cell table:style-name="ce21" table:formula="of:=AVERAGE([.E44:.E46])" office:value-type="float" office:value="50367" calcext:value-type="float">
            <text:p>50367</text:p>
          </table:table-cell>
          <table:table-cell table:style-name="ce21" table:formula="of:=AVERAGE([.F44:.F46])" office:value-type="float" office:value="25176.3333333333" calcext:value-type="float">
            <text:p>25176.3333333333</text:p>
          </table:table-cell>
          <table:table-cell table:style-name="ce21" table:formula="of:=AVERAGE([.G44:.G46])" office:value-type="float" office:value="1376" calcext:value-type="float">
            <text:p>1376</text:p>
          </table:table-cell>
          <table:table-cell table:style-name="ce21" table:formula="of:=AVERAGE([.H44:.H46])" office:value-type="float" office:value="362" calcext:value-type="float">
            <text:p>362</text:p>
          </table:table-cell>
          <table:table-cell table:style-name="ce21" table:formula="of:=AVERAGE([.I44:.I46])" office:value-type="float" office:value="695.463333333333" calcext:value-type="float">
            <text:p>695.463333333333</text:p>
          </table:table-cell>
          <table:table-cell table:style-name="ce21" table:formula="of:=AVERAGE([.J44:.J46])" office:value-type="float" office:value="56156.3333333333" calcext:value-type="float">
            <text:p>56156.3333333333</text:p>
          </table:table-cell>
          <table:table-cell table:style-name="ce21" table:formula="of:=AVERAGE([.K44:.K46])" office:value-type="float" office:value="28071.3333333333" calcext:value-type="float">
            <text:p>28071.3333333333</text:p>
          </table:table-cell>
          <table:table-cell table:style-name="ce21" table:formula="of:=AVERAGE([.L44:.L46])" office:value-type="float" office:value="91.3333333333333" calcext:value-type="float">
            <text:p>91.3333333333333</text:p>
          </table:table-cell>
          <table:table-cell table:style-name="ce21" table:formula="of:=AVERAGE([.M44:.M46])" office:value-type="float" office:value="364" calcext:value-type="float">
            <text:p>364</text:p>
          </table:table-cell>
          <table:table-cell table:style-name="ce21" table:formula="of:=AVERAGE([.N44:.N46])" office:value-type="float" office:value="0.713333333333333" calcext:value-type="float">
            <text:p>0.713333333333333</text:p>
          </table:table-cell>
          <table:table-cell table:style-name="ce21" table:formula="of:=AVERAGE([.O44:.O46])" office:value-type="float" office:value="691.176666666667" calcext:value-type="float">
            <text:p>691.176666666667</text:p>
          </table:table-cell>
          <table:table-cell table:style-name="ce21" table:formula="of:=AVERAGE([.P44:.P46])" office:value-type="float" office:value="57394.3333333333" calcext:value-type="float">
            <text:p>57394.3333333333</text:p>
          </table:table-cell>
          <table:table-cell table:style-name="ce21" table:formula="of:=AVERAGE([.Q44:.Q46])" office:value-type="float" office:value="28690.3333333333" calcext:value-type="float">
            <text:p>28690.3333333333</text:p>
          </table:table-cell>
          <table:table-cell table:style-name="ce21" table:formula="of:=AVERAGE([.R44:.R46])" office:value-type="float" office:value="95.6666666666667" calcext:value-type="float">
            <text:p>95.6666666666667</text:p>
          </table:table-cell>
          <table:table-cell table:style-name="ce21" table:formula="of:=AVERAGE([.S44:.S46])" office:value-type="float" office:value="360.666666666667" calcext:value-type="float">
            <text:p>360.666666666667</text:p>
          </table:table-cell>
          <table:table-cell table:style-name="ce21" table:formula="of:=AVERAGE([.T44:.T46])" office:value-type="float" office:value="696.28" calcext:value-type="float">
            <text:p>696.28</text:p>
          </table:table-cell>
          <table:table-cell table:style-name="ce21" table:formula="of:=AVERAGE([.U44:.U46])" office:value-type="float" office:value="53547" calcext:value-type="float">
            <text:p>53547</text:p>
          </table:table-cell>
          <table:table-cell table:style-name="ce21" table:formula="of:=AVERAGE([.V44:.V46])" office:value-type="float" office:value="26766.6666666667" calcext:value-type="float">
            <text:p>26766.6666666667</text:p>
          </table:table-cell>
          <table:table-cell table:style-name="ce21" table:formula="of:=AVERAGE([.W44:.W46])" office:value-type="float" office:value="68.6666666666667" calcext:value-type="float">
            <text:p>68.6666666666667</text:p>
          </table:table-cell>
          <table:table-cell table:style-name="ce21" table:formula="of:=AVERAGE([.X44:.X46])" office:value-type="float" office:value="361.666666666667" calcext:value-type="float">
            <text:p>361.666666666667</text:p>
          </table:table-cell>
          <table:table-cell table:style-name="ce21" table:formula="of:=AVERAGE([.Y44:.Y46])" office:value-type="float" office:value="698.646666666667" calcext:value-type="float">
            <text:p>698.646666666667</text:p>
          </table:table-cell>
          <table:table-cell table:style-name="ce21" table:formula="of:=AVERAGE([.Z44:.Z46])" office:value-type="float" office:value="55920.3333333333" calcext:value-type="float">
            <text:p>55920.3333333333</text:p>
          </table:table-cell>
          <table:table-cell table:style-name="ce21" table:formula="of:=AVERAGE([.AA44:.AA46])" office:value-type="float" office:value="27953" calcext:value-type="float">
            <text:p>27953</text:p>
          </table:table-cell>
          <table:table-cell table:style-name="ce21" table:formula="of:=AVERAGE([.AB44:.AB46])" office:value-type="float" office:value="91" calcext:value-type="float">
            <text:p>91</text:p>
          </table:table-cell>
          <table:table-cell table:style-name="ce21" table:formula="of:=AVERAGE([.AC44:.AC46])" office:value-type="float" office:value="364" calcext:value-type="float">
            <text:p>364</text:p>
          </table:table-cell>
          <table:table-cell table:style-name="ce21" table:formula="of:=AVERAGE([.AD44:.AD46])" office:value-type="float" office:value="0.72" calcext:value-type="float">
            <text:p>0.72</text:p>
          </table:table-cell>
          <table:table-cell table:style-name="ce21" table:formula="of:=AVERAGE([.AE44:.AE46])" office:value-type="float" office:value="697.976666666667" calcext:value-type="float">
            <text:p>697.976666666667</text:p>
          </table:table-cell>
          <table:table-cell table:style-name="ce21" table:formula="of:=AVERAGE([.AF44:.AF46])" office:value-type="float" office:value="55940.3333333333" calcext:value-type="float">
            <text:p>55940.3333333333</text:p>
          </table:table-cell>
          <table:table-cell table:style-name="ce21" table:formula="of:=AVERAGE([.AG44:.AG46])" office:value-type="float" office:value="27962.6666666667" calcext:value-type="float">
            <text:p>27962.6666666667</text:p>
          </table:table-cell>
          <table:table-cell table:style-name="ce21" table:formula="of:=AVERAGE([.AH44:.AH46])" office:value-type="float" office:value="91" calcext:value-type="float">
            <text:p>91</text:p>
          </table:table-cell>
          <table:table-cell table:style-name="ce21" table:formula="of:=AVERAGE([.AI44:.AI46])" office:value-type="float" office:value="362.333333333333" calcext:value-type="float">
            <text:p>362.333333333333</text:p>
          </table:table-cell>
          <table:table-cell table:style-name="ce21" table:formula="of:=AVERAGE([.AJ44:.AJ46])" office:value-type="float" office:value="710.983333333333" calcext:value-type="float">
            <text:p>710.983333333333</text:p>
          </table:table-cell>
          <table:table-cell table:style-name="ce21" table:formula="of:=AVERAGE([.AK44:.AK46])" office:value-type="float" office:value="53732.3333333333" calcext:value-type="float">
            <text:p>53732.3333333333</text:p>
          </table:table-cell>
          <table:table-cell table:style-name="ce21" table:formula="of:=AVERAGE([.AL44:.AL46])" office:value-type="float" office:value="26859.3333333333" calcext:value-type="float">
            <text:p>26859.3333333333</text:p>
          </table:table-cell>
          <table:table-cell table:style-name="ce21" table:formula="of:=AVERAGE([.AM44:.AM46])" office:value-type="float" office:value="69.3333333333333" calcext:value-type="float">
            <text:p>69.3333333333333</text:p>
          </table:table-cell>
          <table:table-cell table:style-name="ce21" table:formula="of:=AVERAGE([.AN44:.AN46])" office:value-type="float" office:value="361.666666666667" calcext:value-type="float">
            <text:p>361.666666666667</text:p>
          </table:table-cell>
          <table:table-cell table:style-name="ce29" table:number-columns-repeated="984"/>
        </table:table-row>
        <table:table-row table:style-name="ro1">
          <table:table-cell office:value-type="string" calcext:value-type="string">
            <text:p>QKP_30_100_75_1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4.55" calcext:value-type="float">
            <text:p>14.55</text:p>
          </table:table-cell>
          <table:table-cell office:value-type="float" office:value="3853" calcext:value-type="float">
            <text:p>3853</text:p>
          </table:table-cell>
          <table:table-cell office:value-type="float" office:value="1927" calcext:value-type="float">
            <text:p>1927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14.43" calcext:value-type="float">
            <text:p>14.43</text:p>
          </table:table-cell>
          <table:table-cell office:value-type="float" office:value="3877" calcext:value-type="float">
            <text:p>3877</text:p>
          </table:table-cell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.66" calcext:value-type="float">
            <text:p>0.66</text:p>
          </table:table-cell>
          <table:table-cell office:value-type="float" office:value="12.66" calcext:value-type="float">
            <text:p>12.66</text:p>
          </table:table-cell>
          <table:table-cell office:value-type="float" office:value="3877" calcext:value-type="float">
            <text:p>3877</text:p>
          </table:table-cell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3.46" calcext:value-type="float">
            <text:p>13.46</text:p>
          </table:table-cell>
          <table:table-cell office:value-type="float" office:value="3877" calcext:value-type="float">
            <text:p>3877</text:p>
          </table:table-cell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4.28" calcext:value-type="float">
            <text:p>14.28</text:p>
          </table:table-cell>
          <table:table-cell office:value-type="float" office:value="3875" calcext:value-type="float">
            <text:p>3875</text:p>
          </table:table-cell>
          <table:table-cell office:value-type="float" office:value="1938" calcext:value-type="float">
            <text:p>1938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0.71" calcext:value-type="float">
            <text:p>0.71</text:p>
          </table:table-cell>
          <table:table-cell office:value-type="float" office:value="16.08" calcext:value-type="float">
            <text:p>16.08</text:p>
          </table:table-cell>
          <table:table-cell office:value-type="float" office:value="3875" calcext:value-type="float">
            <text:p>3875</text:p>
          </table:table-cell>
          <table:table-cell office:value-type="float" office:value="1938" calcext:value-type="float">
            <text:p>1938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18.55" calcext:value-type="float">
            <text:p>18.55</text:p>
          </table:table-cell>
          <table:table-cell office:value-type="float" office:value="3875" calcext:value-type="float">
            <text:p>3875</text:p>
          </table:table-cell>
          <table:table-cell office:value-type="float" office:value="1938" calcext:value-type="float">
            <text:p>1938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30_100_75_2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.42" calcext:value-type="float">
            <text:p>3.42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.19" calcext:value-type="float">
            <text:p>4.19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64" calcext:value-type="float">
            <text:p>0.64</text:p>
          </table:table-cell>
          <table:table-cell office:value-type="float" office:value="4.28" calcext:value-type="float">
            <text:p>4.28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.88" calcext:value-type="float">
            <text:p>4.88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.88" calcext:value-type="float">
            <text:p>4.88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83" calcext:value-type="float">
            <text:p>0.83</text:p>
          </table:table-cell>
          <table:table-cell office:value-type="float" office:value="6.01" calcext:value-type="float">
            <text:p>6.01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.82" calcext:value-type="float">
            <text:p>7.82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30_100_75_3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465.58" calcext:value-type="float">
            <text:p>465.58</text:p>
          </table:table-cell>
          <table:table-cell office:value-type="float" office:value="45865" calcext:value-type="float">
            <text:p>45865</text:p>
          </table:table-cell>
          <table:table-cell office:value-type="float" office:value="22933" calcext:value-type="float">
            <text:p>22933</text:p>
          </table:table-cell>
          <table:table-cell office:value-type="float" office:value="257" calcext:value-type="float">
            <text:p>257</text:p>
          </table:table-cell>
          <table:table-cell office:value-type="float" office:value="497" calcext:value-type="float">
            <text:p>497</text:p>
          </table:table-cell>
          <table:table-cell office:value-type="float" office:value="424.46" calcext:value-type="float">
            <text:p>424.46</text:p>
          </table:table-cell>
          <table:table-cell office:value-type="float" office:value="46333" calcext:value-type="float">
            <text:p>46333</text:p>
          </table:table-cell>
          <table:table-cell office:value-type="float" office:value="23167" calcext:value-type="float">
            <text:p>23167</text:p>
          </table:table-cell>
          <table:table-cell office:value-type="float" office:value="374" calcext:value-type="float">
            <text:p>374</text:p>
          </table:table-cell>
          <table:table-cell office:value-type="float" office:value="497" calcext:value-type="float">
            <text:p>497</text:p>
          </table:table-cell>
          <table:table-cell office:value-type="float" office:value="0.64" calcext:value-type="float">
            <text:p>0.64</text:p>
          </table:table-cell>
          <table:table-cell office:value-type="float" office:value="409.54" calcext:value-type="float">
            <text:p>409.54</text:p>
          </table:table-cell>
          <table:table-cell office:value-type="float" office:value="46333" calcext:value-type="float">
            <text:p>46333</text:p>
          </table:table-cell>
          <table:table-cell office:value-type="float" office:value="23167" calcext:value-type="float">
            <text:p>23167</text:p>
          </table:table-cell>
          <table:table-cell office:value-type="float" office:value="374" calcext:value-type="float">
            <text:p>374</text:p>
          </table:table-cell>
          <table:table-cell office:value-type="float" office:value="497" calcext:value-type="float">
            <text:p>497</text:p>
          </table:table-cell>
          <table:table-cell office:value-type="float" office:value="419.74" calcext:value-type="float">
            <text:p>419.74</text:p>
          </table:table-cell>
          <table:table-cell office:value-type="float" office:value="46685" calcext:value-type="float">
            <text:p>46685</text:p>
          </table:table-cell>
          <table:table-cell office:value-type="float" office:value="23343" calcext:value-type="float">
            <text:p>23343</text:p>
          </table:table-cell>
          <table:table-cell office:value-type="float" office:value="258" calcext:value-type="float">
            <text:p>258</text:p>
          </table:table-cell>
          <table:table-cell office:value-type="float" office:value="497" calcext:value-type="float">
            <text:p>497</text:p>
          </table:table-cell>
          <table:table-cell office:value-type="float" office:value="427.14" calcext:value-type="float">
            <text:p>427.14</text:p>
          </table:table-cell>
          <table:table-cell office:value-type="float" office:value="45939" calcext:value-type="float">
            <text:p>45939</text:p>
          </table:table-cell>
          <table:table-cell office:value-type="float" office:value="22970" calcext:value-type="float">
            <text:p>22970</text:p>
          </table:table-cell>
          <table:table-cell office:value-type="float" office:value="375" calcext:value-type="float">
            <text:p>375</text:p>
          </table:table-cell>
          <table:table-cell office:value-type="float" office:value="497" calcext:value-type="float">
            <text:p>497</text:p>
          </table:table-cell>
          <table:table-cell office:value-type="float" office:value="0.74" calcext:value-type="float">
            <text:p>0.74</text:p>
          </table:table-cell>
          <table:table-cell office:value-type="float" office:value="426.87" calcext:value-type="float">
            <text:p>426.87</text:p>
          </table:table-cell>
          <table:table-cell office:value-type="float" office:value="45939" calcext:value-type="float">
            <text:p>45939</text:p>
          </table:table-cell>
          <table:table-cell office:value-type="float" office:value="22970" calcext:value-type="float">
            <text:p>22970</text:p>
          </table:table-cell>
          <table:table-cell office:value-type="float" office:value="375" calcext:value-type="float">
            <text:p>375</text:p>
          </table:table-cell>
          <table:table-cell office:value-type="float" office:value="497" calcext:value-type="float">
            <text:p>497</text:p>
          </table:table-cell>
          <table:table-cell office:value-type="float" office:value="462.69" calcext:value-type="float">
            <text:p>462.69</text:p>
          </table:table-cell>
          <table:table-cell office:value-type="float" office:value="46449" calcext:value-type="float">
            <text:p>46449</text:p>
          </table:table-cell>
          <table:table-cell office:value-type="float" office:value="23225" calcext:value-type="float">
            <text:p>23225</text:p>
          </table:table-cell>
          <table:table-cell office:value-type="float" office:value="258" calcext:value-type="float">
            <text:p>258</text:p>
          </table:table-cell>
          <table:table-cell office:value-type="float" office:value="497" calcext:value-type="float">
            <text:p>497</text:p>
          </table:table-cell>
          <table:table-cell table:number-columns-repeated="984"/>
        </table:table-row>
        <table:table-row table:style-name="ro1">
          <table:table-cell table:style-name="ce21"/>
          <table:table-cell table:style-name="ce21" table:formula="of:=AVERAGE([.B48:.B50])" office:value-type="float" office:value="30" calcext:value-type="float">
            <text:p>30</text:p>
          </table:table-cell>
          <table:table-cell table:style-name="ce21" table:formula="of:=AVERAGE([.C48:.C50])" office:value-type="float" office:value="75" calcext:value-type="float">
            <text:p>75</text:p>
          </table:table-cell>
          <table:table-cell table:style-name="ce21" table:formula="of:=AVERAGE([.D48:.D50])" office:value-type="float" office:value="161.183333333333" calcext:value-type="float">
            <text:p>161.183333333333</text:p>
          </table:table-cell>
          <table:table-cell table:style-name="ce21" table:formula="of:=AVERAGE([.E48:.E50])" office:value-type="float" office:value="16847" calcext:value-type="float">
            <text:p>16847</text:p>
          </table:table-cell>
          <table:table-cell table:style-name="ce21" table:formula="of:=AVERAGE([.F48:.F50])" office:value-type="float" office:value="8424" calcext:value-type="float">
            <text:p>8424</text:p>
          </table:table-cell>
          <table:table-cell table:style-name="ce21" table:formula="of:=AVERAGE([.G48:.G50])" office:value-type="float" office:value="86.3333333333333" calcext:value-type="float">
            <text:p>86.3333333333333</text:p>
          </table:table-cell>
          <table:table-cell table:style-name="ce21" table:formula="of:=AVERAGE([.H48:.H50])" office:value-type="float" office:value="265.333333333333" calcext:value-type="float">
            <text:p>265.333333333333</text:p>
          </table:table-cell>
          <table:table-cell table:style-name="ce21" table:formula="of:=AVERAGE([.I48:.I50])" office:value-type="float" office:value="147.693333333333" calcext:value-type="float">
            <text:p>147.693333333333</text:p>
          </table:table-cell>
          <table:table-cell table:style-name="ce21" table:formula="of:=AVERAGE([.J48:.J50])" office:value-type="float" office:value="17011" calcext:value-type="float">
            <text:p>17011</text:p>
          </table:table-cell>
          <table:table-cell table:style-name="ce21" table:formula="of:=AVERAGE([.K48:.K50])" office:value-type="float" office:value="8506" calcext:value-type="float">
            <text:p>8506</text:p>
          </table:table-cell>
          <table:table-cell table:style-name="ce21" table:formula="of:=AVERAGE([.L48:.L50])" office:value-type="float" office:value="124.666666666667" calcext:value-type="float">
            <text:p>124.666666666667</text:p>
          </table:table-cell>
          <table:table-cell table:style-name="ce21" table:formula="of:=AVERAGE([.M48:.M50])" office:value-type="float" office:value="265.333333333333" calcext:value-type="float">
            <text:p>265.333333333333</text:p>
          </table:table-cell>
          <table:table-cell table:style-name="ce21" table:formula="of:=AVERAGE([.N48:.N50])" office:value-type="float" office:value="0.646666666666667" calcext:value-type="float">
            <text:p>0.646666666666667</text:p>
          </table:table-cell>
          <table:table-cell table:style-name="ce21" table:formula="of:=AVERAGE([.O48:.O50])" office:value-type="float" office:value="142.16" calcext:value-type="float">
            <text:p>142.16</text:p>
          </table:table-cell>
          <table:table-cell table:style-name="ce21" table:formula="of:=AVERAGE([.P48:.P50])" office:value-type="float" office:value="17011" calcext:value-type="float">
            <text:p>17011</text:p>
          </table:table-cell>
          <table:table-cell table:style-name="ce21" table:formula="of:=AVERAGE([.Q48:.Q50])" office:value-type="float" office:value="8506" calcext:value-type="float">
            <text:p>8506</text:p>
          </table:table-cell>
          <table:table-cell table:style-name="ce21" table:formula="of:=AVERAGE([.R48:.R50])" office:value-type="float" office:value="124.666666666667" calcext:value-type="float">
            <text:p>124.666666666667</text:p>
          </table:table-cell>
          <table:table-cell table:style-name="ce21" table:formula="of:=AVERAGE([.S48:.S50])" office:value-type="float" office:value="265.333333333333" calcext:value-type="float">
            <text:p>265.333333333333</text:p>
          </table:table-cell>
          <table:table-cell table:style-name="ce21" table:formula="of:=AVERAGE([.T48:.T50])" office:value-type="float" office:value="146.026666666667" calcext:value-type="float">
            <text:p>146.026666666667</text:p>
          </table:table-cell>
          <table:table-cell table:style-name="ce21" table:formula="of:=AVERAGE([.U48:.U50])" office:value-type="float" office:value="17128.3333333333" calcext:value-type="float">
            <text:p>17128.3333333333</text:p>
          </table:table-cell>
          <table:table-cell table:style-name="ce21" table:formula="of:=AVERAGE([.V48:.V50])" office:value-type="float" office:value="8564.66666666667" calcext:value-type="float">
            <text:p>8564.66666666667</text:p>
          </table:table-cell>
          <table:table-cell table:style-name="ce21" table:formula="of:=AVERAGE([.W48:.W50])" office:value-type="float" office:value="86" calcext:value-type="float">
            <text:p>86</text:p>
          </table:table-cell>
          <table:table-cell table:style-name="ce21" table:formula="of:=AVERAGE([.X48:.X50])" office:value-type="float" office:value="265.333333333333" calcext:value-type="float">
            <text:p>265.333333333333</text:p>
          </table:table-cell>
          <table:table-cell table:style-name="ce21" table:formula="of:=AVERAGE([.Y48:.Y50])" office:value-type="float" office:value="148.766666666667" calcext:value-type="float">
            <text:p>148.766666666667</text:p>
          </table:table-cell>
          <table:table-cell table:style-name="ce21" table:formula="of:=AVERAGE([.Z48:.Z50])" office:value-type="float" office:value="16879" calcext:value-type="float">
            <text:p>16879</text:p>
          </table:table-cell>
          <table:table-cell table:style-name="ce21" table:formula="of:=AVERAGE([.AA48:.AA50])" office:value-type="float" office:value="8440" calcext:value-type="float">
            <text:p>8440</text:p>
          </table:table-cell>
          <table:table-cell table:style-name="ce21" table:formula="of:=AVERAGE([.AB48:.AB50])" office:value-type="float" office:value="125.333333333333" calcext:value-type="float">
            <text:p>125.333333333333</text:p>
          </table:table-cell>
          <table:table-cell table:style-name="ce21" table:formula="of:=AVERAGE([.AC48:.AC50])" office:value-type="float" office:value="265.333333333333" calcext:value-type="float">
            <text:p>265.333333333333</text:p>
          </table:table-cell>
          <table:table-cell table:style-name="ce21" table:formula="of:=AVERAGE([.AD48:.AD50])" office:value-type="float" office:value="0.76" calcext:value-type="float">
            <text:p>0.76</text:p>
          </table:table-cell>
          <table:table-cell table:style-name="ce21" table:formula="of:=AVERAGE([.AE48:.AE50])" office:value-type="float" office:value="149.653333333333" calcext:value-type="float">
            <text:p>149.653333333333</text:p>
          </table:table-cell>
          <table:table-cell table:style-name="ce21" table:formula="of:=AVERAGE([.AF48:.AF50])" office:value-type="float" office:value="16879" calcext:value-type="float">
            <text:p>16879</text:p>
          </table:table-cell>
          <table:table-cell table:style-name="ce21" table:formula="of:=AVERAGE([.AG48:.AG50])" office:value-type="float" office:value="8440" calcext:value-type="float">
            <text:p>8440</text:p>
          </table:table-cell>
          <table:table-cell table:style-name="ce21" table:formula="of:=AVERAGE([.AH48:.AH50])" office:value-type="float" office:value="125.333333333333" calcext:value-type="float">
            <text:p>125.333333333333</text:p>
          </table:table-cell>
          <table:table-cell table:style-name="ce21" table:formula="of:=AVERAGE([.AI48:.AI50])" office:value-type="float" office:value="265.333333333333" calcext:value-type="float">
            <text:p>265.333333333333</text:p>
          </table:table-cell>
          <table:table-cell table:style-name="ce21" table:formula="of:=AVERAGE([.AJ48:.AJ50])" office:value-type="float" office:value="163.02" calcext:value-type="float">
            <text:p>163.02</text:p>
          </table:table-cell>
          <table:table-cell table:style-name="ce21" table:formula="of:=AVERAGE([.AK48:.AK50])" office:value-type="float" office:value="17049" calcext:value-type="float">
            <text:p>17049</text:p>
          </table:table-cell>
          <table:table-cell table:style-name="ce21" table:formula="of:=AVERAGE([.AL48:.AL50])" office:value-type="float" office:value="8525" calcext:value-type="float">
            <text:p>8525</text:p>
          </table:table-cell>
          <table:table-cell table:style-name="ce21" table:formula="of:=AVERAGE([.AM48:.AM50])" office:value-type="float" office:value="86.3333333333333" calcext:value-type="float">
            <text:p>86.3333333333333</text:p>
          </table:table-cell>
          <table:table-cell table:style-name="ce21" table:formula="of:=AVERAGE([.AN48:.AN50])" office:value-type="float" office:value="265.333333333333" calcext:value-type="float">
            <text:p>265.333333333333</text:p>
          </table:table-cell>
          <table:table-cell table:style-name="ce29" table:number-columns-repeated="984"/>
        </table:table-row>
        <table:table-row table:style-name="ro1">
          <table:table-cell office:value-type="string" calcext:value-type="string">
            <text:p>QKP_35_100_100_1 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.21" calcext:value-type="float">
            <text:p>6.21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01" calcext:value-type="float">
            <text:p>6.01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.15" calcext:value-type="float">
            <text:p>1.15</text:p>
          </table:table-cell>
          <table:table-cell office:value-type="float" office:value="8.66" calcext:value-type="float">
            <text:p>8.66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.53" calcext:value-type="float">
            <text:p>8.53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.66" calcext:value-type="float">
            <text:p>9.66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.96" calcext:value-type="float">
            <text:p>0.96</text:p>
          </table:table-cell>
          <table:table-cell office:value-type="float" office:value="10.46" calcext:value-type="float">
            <text:p>10.46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4.4" calcext:value-type="float">
            <text:p>14.4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35_100_100_2 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40.44" calcext:value-type="float">
            <text:p>40.44</text:p>
          </table:table-cell>
          <table:table-cell office:value-type="float" office:value="9697" calcext:value-type="float">
            <text:p>9697</text:p>
          </table:table-cell>
          <table:table-cell office:value-type="float" office:value="4849" calcext:value-type="float">
            <text:p>4849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34.11" calcext:value-type="float">
            <text:p>34.11</text:p>
          </table:table-cell>
          <table:table-cell office:value-type="float" office:value="9701" calcext:value-type="float">
            <text:p>9701</text:p>
          </table:table-cell>
          <table:table-cell office:value-type="float" office:value="4851" calcext:value-type="float">
            <text:p>4851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0.98" calcext:value-type="float">
            <text:p>0.98</text:p>
          </table:table-cell>
          <table:table-cell office:value-type="float" office:value="38.83" calcext:value-type="float">
            <text:p>38.83</text:p>
          </table:table-cell>
          <table:table-cell office:value-type="float" office:value="9701" calcext:value-type="float">
            <text:p>9701</text:p>
          </table:table-cell>
          <table:table-cell office:value-type="float" office:value="4851" calcext:value-type="float">
            <text:p>4851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36.01" calcext:value-type="float">
            <text:p>36.01</text:p>
          </table:table-cell>
          <table:table-cell office:value-type="float" office:value="9701" calcext:value-type="float">
            <text:p>9701</text:p>
          </table:table-cell>
          <table:table-cell office:value-type="float" office:value="4851" calcext:value-type="float">
            <text:p>4851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39.62" calcext:value-type="float">
            <text:p>39.62</text:p>
          </table:table-cell>
          <table:table-cell office:value-type="float" office:value="9701" calcext:value-type="float">
            <text:p>9701</text:p>
          </table:table-cell>
          <table:table-cell office:value-type="float" office:value="4851" calcext:value-type="float">
            <text:p>4851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0.91" calcext:value-type="float">
            <text:p>0.91</text:p>
          </table:table-cell>
          <table:table-cell office:value-type="float" office:value="39.46" calcext:value-type="float">
            <text:p>39.46</text:p>
          </table:table-cell>
          <table:table-cell office:value-type="float" office:value="9701" calcext:value-type="float">
            <text:p>9701</text:p>
          </table:table-cell>
          <table:table-cell office:value-type="float" office:value="4851" calcext:value-type="float">
            <text:p>4851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45.98" calcext:value-type="float">
            <text:p>45.98</text:p>
          </table:table-cell>
          <table:table-cell office:value-type="float" office:value="9701" calcext:value-type="float">
            <text:p>9701</text:p>
          </table:table-cell>
          <table:table-cell office:value-type="float" office:value="4851" calcext:value-type="float">
            <text:p>4851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35_100_100_3 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5.96" calcext:value-type="float">
            <text:p>5.96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.46" calcext:value-type="float">
            <text:p>6.46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93" calcext:value-type="float">
            <text:p>0.93</text:p>
          </table:table-cell>
          <table:table-cell office:value-type="float" office:value="9.09" calcext:value-type="float">
            <text:p>9.09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.1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.31" calcext:value-type="float">
            <text:p>9.31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93" calcext:value-type="float">
            <text:p>0.93</text:p>
          </table:table-cell>
          <table:table-cell office:value-type="float" office:value="12" calcext:value-type="float">
            <text:p>12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5.46" calcext:value-type="float">
            <text:p>15.46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84"/>
        </table:table-row>
        <table:table-row table:style-name="ro1">
          <table:table-cell table:style-name="ce21"/>
          <table:table-cell table:style-name="ce21" table:formula="of:=AVERAGE([.B52:.B54])" office:value-type="float" office:value="35" calcext:value-type="float">
            <text:p>35</text:p>
          </table:table-cell>
          <table:table-cell table:style-name="ce21" table:formula="of:=AVERAGE([.C52:.C54])" office:value-type="float" office:value="100" calcext:value-type="float">
            <text:p>100</text:p>
          </table:table-cell>
          <table:table-cell table:style-name="ce21" table:formula="of:=AVERAGE([.D52:.D54])" office:value-type="float" office:value="17.5366666666667" calcext:value-type="float">
            <text:p>17.5366666666667</text:p>
          </table:table-cell>
          <table:table-cell table:style-name="ce21" table:formula="of:=AVERAGE([.E52:.E54])" office:value-type="float" office:value="3899" calcext:value-type="float">
            <text:p>3899</text:p>
          </table:table-cell>
          <table:table-cell table:style-name="ce21" table:formula="of:=AVERAGE([.F52:.F54])" office:value-type="float" office:value="1950" calcext:value-type="float">
            <text:p>1950</text:p>
          </table:table-cell>
          <table:table-cell table:style-name="ce21" table:formula="of:=AVERAGE([.G52:.G54])" office:value-type="float" office:value="0.333333333333333" calcext:value-type="float">
            <text:p>0.333333333333333</text:p>
          </table:table-cell>
          <table:table-cell table:style-name="ce21" table:formula="of:=AVERAGE([.H52:.H54])" office:value-type="float" office:value="137.666666666667" calcext:value-type="float">
            <text:p>137.666666666667</text:p>
          </table:table-cell>
          <table:table-cell table:style-name="ce21" table:formula="of:=AVERAGE([.I52:.I54])" office:value-type="float" office:value="15.5266666666667" calcext:value-type="float">
            <text:p>15.5266666666667</text:p>
          </table:table-cell>
          <table:table-cell table:style-name="ce21" table:formula="of:=AVERAGE([.J52:.J54])" office:value-type="float" office:value="3900.33333333333" calcext:value-type="float">
            <text:p>3900.33333333333</text:p>
          </table:table-cell>
          <table:table-cell table:style-name="ce21" table:formula="of:=AVERAGE([.K52:.K54])" office:value-type="float" office:value="1950.66666666667" calcext:value-type="float">
            <text:p>1950.66666666667</text:p>
          </table:table-cell>
          <table:table-cell table:style-name="ce21" table:formula="of:=AVERAGE([.L52:.L54])" office:value-type="float" office:value="0" calcext:value-type="float">
            <text:p>0</text:p>
          </table:table-cell>
          <table:table-cell table:style-name="ce21" table:formula="of:=AVERAGE([.M52:.M54])" office:value-type="float" office:value="137.666666666667" calcext:value-type="float">
            <text:p>137.666666666667</text:p>
          </table:table-cell>
          <table:table-cell table:style-name="ce21" table:formula="of:=AVERAGE([.N52:.N54])" office:value-type="float" office:value="1.02" calcext:value-type="float">
            <text:p>1.02</text:p>
          </table:table-cell>
          <table:table-cell table:style-name="ce21" table:formula="of:=AVERAGE([.O52:.O54])" office:value-type="float" office:value="18.86" calcext:value-type="float">
            <text:p>18.86</text:p>
          </table:table-cell>
          <table:table-cell table:style-name="ce21" table:formula="of:=AVERAGE([.P52:.P54])" office:value-type="float" office:value="3900.33333333333" calcext:value-type="float">
            <text:p>3900.33333333333</text:p>
          </table:table-cell>
          <table:table-cell table:style-name="ce21" table:formula="of:=AVERAGE([.Q52:.Q54])" office:value-type="float" office:value="1950.66666666667" calcext:value-type="float">
            <text:p>1950.66666666667</text:p>
          </table:table-cell>
          <table:table-cell table:style-name="ce21" table:formula="of:=AVERAGE([.R52:.R54])" office:value-type="float" office:value="0" calcext:value-type="float">
            <text:p>0</text:p>
          </table:table-cell>
          <table:table-cell table:style-name="ce21" table:formula="of:=AVERAGE([.S52:.S54])" office:value-type="float" office:value="137.666666666667" calcext:value-type="float">
            <text:p>137.666666666667</text:p>
          </table:table-cell>
          <table:table-cell table:style-name="ce21" table:formula="of:=AVERAGE([.T52:.T54])" office:value-type="float" office:value="17.88" calcext:value-type="float">
            <text:p>17.88</text:p>
          </table:table-cell>
          <table:table-cell table:style-name="ce21" table:formula="of:=AVERAGE([.U52:.U54])" office:value-type="float" office:value="3900.33333333333" calcext:value-type="float">
            <text:p>3900.33333333333</text:p>
          </table:table-cell>
          <table:table-cell table:style-name="ce21" table:formula="of:=AVERAGE([.V52:.V54])" office:value-type="float" office:value="1950.66666666667" calcext:value-type="float">
            <text:p>1950.66666666667</text:p>
          </table:table-cell>
          <table:table-cell table:style-name="ce21" table:formula="of:=AVERAGE([.W52:.W54])" office:value-type="float" office:value="0" calcext:value-type="float">
            <text:p>0</text:p>
          </table:table-cell>
          <table:table-cell table:style-name="ce21" table:formula="of:=AVERAGE([.X52:.X54])" office:value-type="float" office:value="137.666666666667" calcext:value-type="float">
            <text:p>137.666666666667</text:p>
          </table:table-cell>
          <table:table-cell table:style-name="ce21" table:formula="of:=AVERAGE([.Y52:.Y54])" office:value-type="float" office:value="19.53" calcext:value-type="float">
            <text:p>19.53</text:p>
          </table:table-cell>
          <table:table-cell table:style-name="ce21" table:formula="of:=AVERAGE([.Z52:.Z54])" office:value-type="float" office:value="3900.33333333333" calcext:value-type="float">
            <text:p>3900.33333333333</text:p>
          </table:table-cell>
          <table:table-cell table:style-name="ce21" table:formula="of:=AVERAGE([.AA52:.AA54])" office:value-type="float" office:value="1950.66666666667" calcext:value-type="float">
            <text:p>1950.66666666667</text:p>
          </table:table-cell>
          <table:table-cell table:style-name="ce21" table:formula="of:=AVERAGE([.AB52:.AB54])" office:value-type="float" office:value="0" calcext:value-type="float">
            <text:p>0</text:p>
          </table:table-cell>
          <table:table-cell table:style-name="ce21" table:formula="of:=AVERAGE([.AC52:.AC54])" office:value-type="float" office:value="137.666666666667" calcext:value-type="float">
            <text:p>137.666666666667</text:p>
          </table:table-cell>
          <table:table-cell table:style-name="ce21" table:formula="of:=AVERAGE([.AD52:.AD54])" office:value-type="float" office:value="0.933333333333333" calcext:value-type="float">
            <text:p>0.933333333333333</text:p>
          </table:table-cell>
          <table:table-cell table:style-name="ce21" table:formula="of:=AVERAGE([.AE52:.AE54])" office:value-type="float" office:value="20.64" calcext:value-type="float">
            <text:p>20.64</text:p>
          </table:table-cell>
          <table:table-cell table:style-name="ce21" table:formula="of:=AVERAGE([.AF52:.AF54])" office:value-type="float" office:value="3900.33333333333" calcext:value-type="float">
            <text:p>3900.33333333333</text:p>
          </table:table-cell>
          <table:table-cell table:style-name="ce21" table:formula="of:=AVERAGE([.AG52:.AG54])" office:value-type="float" office:value="1950.66666666667" calcext:value-type="float">
            <text:p>1950.66666666667</text:p>
          </table:table-cell>
          <table:table-cell table:style-name="ce21" table:formula="of:=AVERAGE([.AH52:.AH54])" office:value-type="float" office:value="0" calcext:value-type="float">
            <text:p>0</text:p>
          </table:table-cell>
          <table:table-cell table:style-name="ce21" table:formula="of:=AVERAGE([.AI52:.AI54])" office:value-type="float" office:value="137.666666666667" calcext:value-type="float">
            <text:p>137.666666666667</text:p>
          </table:table-cell>
          <table:table-cell table:style-name="ce21" table:formula="of:=AVERAGE([.AJ52:.AJ54])" office:value-type="float" office:value="25.28" calcext:value-type="float">
            <text:p>25.28</text:p>
          </table:table-cell>
          <table:table-cell table:style-name="ce21" table:formula="of:=AVERAGE([.AK52:.AK54])" office:value-type="float" office:value="3900.33333333333" calcext:value-type="float">
            <text:p>3900.33333333333</text:p>
          </table:table-cell>
          <table:table-cell table:style-name="ce21" table:formula="of:=AVERAGE([.AL52:.AL54])" office:value-type="float" office:value="1950.66666666667" calcext:value-type="float">
            <text:p>1950.66666666667</text:p>
          </table:table-cell>
          <table:table-cell table:style-name="ce21" table:formula="of:=AVERAGE([.AM52:.AM54])" office:value-type="float" office:value="0" calcext:value-type="float">
            <text:p>0</text:p>
          </table:table-cell>
          <table:table-cell table:style-name="ce21" table:formula="of:=AVERAGE([.AN52:.AN54])" office:value-type="float" office:value="137.666666666667" calcext:value-type="float">
            <text:p>137.666666666667</text:p>
          </table:table-cell>
          <table:table-cell table:style-name="ce29" table:number-columns-repeated="984"/>
        </table:table-row>
        <table:table-row table:style-name="ro1">
          <table:table-cell office:value-type="string" calcext:value-type="string">
            <text:p>QKP_35_100_25_1 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799.08" calcext:value-type="float">
            <text:p>799.08</text:p>
          </table:table-cell>
          <table:table-cell office:value-type="float" office:value="81223" calcext:value-type="float">
            <text:p>81223</text:p>
          </table:table-cell>
          <table:table-cell office:value-type="float" office:value="40612" calcext:value-type="float">
            <text:p>40612</text:p>
          </table:table-cell>
          <table:table-cell office:value-type="float" office:value="71" calcext:value-type="float">
            <text:p>71</text:p>
          </table:table-cell>
          <table:table-cell office:value-type="float" office:value="398" calcext:value-type="float">
            <text:p>398</text:p>
          </table:table-cell>
          <table:table-cell office:value-type="float" office:value="697.22" calcext:value-type="float">
            <text:p>697.22</text:p>
          </table:table-cell>
          <table:table-cell office:value-type="float" office:value="81383" calcext:value-type="float">
            <text:p>81383</text:p>
          </table:table-cell>
          <table:table-cell office:value-type="float" office:value="40692" calcext:value-type="float">
            <text:p>40692</text:p>
          </table:table-cell>
          <table:table-cell office:value-type="float" office:value="25" calcext:value-type="float">
            <text:p>25</text:p>
          </table:table-cell>
          <table:table-cell office:value-type="float" office:value="398" calcext:value-type="float">
            <text:p>398</text:p>
          </table:table-cell>
          <table:table-cell office:value-type="float" office:value="0.93" calcext:value-type="float">
            <text:p>0.93</text:p>
          </table:table-cell>
          <table:table-cell office:value-type="float" office:value="705.71" calcext:value-type="float">
            <text:p>705.71</text:p>
          </table:table-cell>
          <table:table-cell office:value-type="float" office:value="81383" calcext:value-type="float">
            <text:p>81383</text:p>
          </table:table-cell>
          <table:table-cell office:value-type="float" office:value="40692" calcext:value-type="float">
            <text:p>40692</text:p>
          </table:table-cell>
          <table:table-cell office:value-type="float" office:value="25" calcext:value-type="float">
            <text:p>25</text:p>
          </table:table-cell>
          <table:table-cell office:value-type="float" office:value="398" calcext:value-type="float">
            <text:p>398</text:p>
          </table:table-cell>
          <table:table-cell office:value-type="float" office:value="700.64" calcext:value-type="float">
            <text:p>700.64</text:p>
          </table:table-cell>
          <table:table-cell office:value-type="float" office:value="81383" calcext:value-type="float">
            <text:p>81383</text:p>
          </table:table-cell>
          <table:table-cell office:value-type="float" office:value="40692" calcext:value-type="float">
            <text:p>40692</text:p>
          </table:table-cell>
          <table:table-cell office:value-type="float" office:value="25" calcext:value-type="float">
            <text:p>25</text:p>
          </table:table-cell>
          <table:table-cell office:value-type="float" office:value="398" calcext:value-type="float">
            <text:p>398</text:p>
          </table:table-cell>
          <table:table-cell office:value-type="float" office:value="713.8" calcext:value-type="float">
            <text:p>713.8</text:p>
          </table:table-cell>
          <table:table-cell office:value-type="float" office:value="81333" calcext:value-type="float">
            <text:p>81333</text:p>
          </table:table-cell>
          <table:table-cell office:value-type="float" office:value="40667" calcext:value-type="float">
            <text:p>40667</text:p>
          </table:table-cell>
          <table:table-cell office:value-type="float" office:value="33" calcext:value-type="float">
            <text:p>33</text:p>
          </table:table-cell>
          <table:table-cell office:value-type="float" office:value="398" calcext:value-type="float">
            <text:p>398</text:p>
          </table:table-cell>
          <table:table-cell office:value-type="float" office:value="0.98" calcext:value-type="float">
            <text:p>0.98</text:p>
          </table:table-cell>
          <table:table-cell office:value-type="float" office:value="708.51" calcext:value-type="float">
            <text:p>708.51</text:p>
          </table:table-cell>
          <table:table-cell office:value-type="float" office:value="81333" calcext:value-type="float">
            <text:p>81333</text:p>
          </table:table-cell>
          <table:table-cell office:value-type="float" office:value="40667" calcext:value-type="float">
            <text:p>40667</text:p>
          </table:table-cell>
          <table:table-cell office:value-type="float" office:value="33" calcext:value-type="float">
            <text:p>33</text:p>
          </table:table-cell>
          <table:table-cell office:value-type="float" office:value="398" calcext:value-type="float">
            <text:p>398</text:p>
          </table:table-cell>
          <table:table-cell office:value-type="float" office:value="781.41" calcext:value-type="float">
            <text:p>781.41</text:p>
          </table:table-cell>
          <table:table-cell office:value-type="float" office:value="81333" calcext:value-type="float">
            <text:p>81333</text:p>
          </table:table-cell>
          <table:table-cell office:value-type="float" office:value="40667" calcext:value-type="float">
            <text:p>40667</text:p>
          </table:table-cell>
          <table:table-cell office:value-type="float" office:value="33" calcext:value-type="float">
            <text:p>33</text:p>
          </table:table-cell>
          <table:table-cell office:value-type="float" office:value="398" calcext:value-type="float">
            <text:p>39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35_100_25_2 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7.45" calcext:value-type="float">
            <text:p>7.45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.8" calcext:value-type="float">
            <text:p>5.8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.11" calcext:value-type="float">
            <text:p>1.11</text:p>
          </table:table-cell>
          <table:table-cell office:value-type="float" office:value="8.13" calcext:value-type="float">
            <text:p>8.13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.59" calcext:value-type="float">
            <text:p>8.59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.9" calcext:value-type="float">
            <text:p>8.9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89" calcext:value-type="float">
            <text:p>0.89</text:p>
          </table:table-cell>
          <table:table-cell office:value-type="float" office:value="9.38" calcext:value-type="float">
            <text:p>9.38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4.56" calcext:value-type="float">
            <text:p>14.56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35_100_25_3 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5.64" calcext:value-type="float">
            <text:p>5.64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.1" calcext:value-type="float">
            <text:p>6.1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.93" calcext:value-type="float">
            <text:p>0.93</text:p>
          </table:table-cell>
          <table:table-cell office:value-type="float" office:value="7.5" calcext:value-type="float">
            <text:p>7.5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.1" calcext:value-type="float">
            <text:p>8.1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.22" calcext:value-type="float">
            <text:p>9.22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.96" calcext:value-type="float">
            <text:p>0.96</text:p>
          </table:table-cell>
          <table:table-cell office:value-type="float" office:value="10.15" calcext:value-type="float">
            <text:p>10.15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.41" calcext:value-type="float">
            <text:p>14.41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984"/>
        </table:table-row>
        <table:table-row table:style-name="ro1">
          <table:table-cell table:style-name="ce21"/>
          <table:table-cell table:style-name="ce21" table:formula="of:=AVERAGE([.B56:.B58])" office:value-type="float" office:value="35" calcext:value-type="float">
            <text:p>35</text:p>
          </table:table-cell>
          <table:table-cell table:style-name="ce21" table:formula="of:=AVERAGE([.C56:.C58])" office:value-type="float" office:value="25" calcext:value-type="float">
            <text:p>25</text:p>
          </table:table-cell>
          <table:table-cell table:style-name="ce21" table:formula="of:=AVERAGE([.D56:.D58])" office:value-type="float" office:value="270.723333333333" calcext:value-type="float">
            <text:p>270.723333333333</text:p>
          </table:table-cell>
          <table:table-cell table:style-name="ce21" table:formula="of:=AVERAGE([.E56:.E58])" office:value-type="float" office:value="27835" calcext:value-type="float">
            <text:p>27835</text:p>
          </table:table-cell>
          <table:table-cell table:style-name="ce21" table:formula="of:=AVERAGE([.F56:.F58])" office:value-type="float" office:value="13918" calcext:value-type="float">
            <text:p>13918</text:p>
          </table:table-cell>
          <table:table-cell table:style-name="ce21" table:formula="of:=AVERAGE([.G56:.G58])" office:value-type="float" office:value="23.6666666666667" calcext:value-type="float">
            <text:p>23.6666666666667</text:p>
          </table:table-cell>
          <table:table-cell table:style-name="ce21" table:formula="of:=AVERAGE([.H56:.H58])" office:value-type="float" office:value="171.333333333333" calcext:value-type="float">
            <text:p>171.333333333333</text:p>
          </table:table-cell>
          <table:table-cell table:style-name="ce21" table:formula="of:=AVERAGE([.I56:.I58])" office:value-type="float" office:value="236.373333333333" calcext:value-type="float">
            <text:p>236.373333333333</text:p>
          </table:table-cell>
          <table:table-cell table:style-name="ce21" table:formula="of:=AVERAGE([.J56:.J58])" office:value-type="float" office:value="27888.3333333333" calcext:value-type="float">
            <text:p>27888.3333333333</text:p>
          </table:table-cell>
          <table:table-cell table:style-name="ce21" table:formula="of:=AVERAGE([.K56:.K58])" office:value-type="float" office:value="13944.6666666667" calcext:value-type="float">
            <text:p>13944.6666666667</text:p>
          </table:table-cell>
          <table:table-cell table:style-name="ce21" table:formula="of:=AVERAGE([.L56:.L58])" office:value-type="float" office:value="8.33333333333333" calcext:value-type="float">
            <text:p>8.33333333333333</text:p>
          </table:table-cell>
          <table:table-cell table:style-name="ce21" table:formula="of:=AVERAGE([.M56:.M58])" office:value-type="float" office:value="171.333333333333" calcext:value-type="float">
            <text:p>171.333333333333</text:p>
          </table:table-cell>
          <table:table-cell table:style-name="ce21" table:formula="of:=AVERAGE([.N56:.N58])" office:value-type="float" office:value="0.99" calcext:value-type="float">
            <text:p>0.99</text:p>
          </table:table-cell>
          <table:table-cell table:style-name="ce21" table:formula="of:=AVERAGE([.O56:.O58])" office:value-type="float" office:value="240.446666666667" calcext:value-type="float">
            <text:p>240.446666666667</text:p>
          </table:table-cell>
          <table:table-cell table:style-name="ce21" table:formula="of:=AVERAGE([.P56:.P58])" office:value-type="float" office:value="27888.3333333333" calcext:value-type="float">
            <text:p>27888.3333333333</text:p>
          </table:table-cell>
          <table:table-cell table:style-name="ce21" table:formula="of:=AVERAGE([.Q56:.Q58])" office:value-type="float" office:value="13944.6666666667" calcext:value-type="float">
            <text:p>13944.6666666667</text:p>
          </table:table-cell>
          <table:table-cell table:style-name="ce21" table:formula="of:=AVERAGE([.R56:.R58])" office:value-type="float" office:value="8.33333333333333" calcext:value-type="float">
            <text:p>8.33333333333333</text:p>
          </table:table-cell>
          <table:table-cell table:style-name="ce21" table:formula="of:=AVERAGE([.S56:.S58])" office:value-type="float" office:value="171.333333333333" calcext:value-type="float">
            <text:p>171.333333333333</text:p>
          </table:table-cell>
          <table:table-cell table:style-name="ce21" table:formula="of:=AVERAGE([.T56:.T58])" office:value-type="float" office:value="239.11" calcext:value-type="float">
            <text:p>239.11</text:p>
          </table:table-cell>
          <table:table-cell table:style-name="ce21" table:formula="of:=AVERAGE([.U56:.U58])" office:value-type="float" office:value="27888.3333333333" calcext:value-type="float">
            <text:p>27888.3333333333</text:p>
          </table:table-cell>
          <table:table-cell table:style-name="ce21" table:formula="of:=AVERAGE([.V56:.V58])" office:value-type="float" office:value="13944.6666666667" calcext:value-type="float">
            <text:p>13944.6666666667</text:p>
          </table:table-cell>
          <table:table-cell table:style-name="ce21" table:formula="of:=AVERAGE([.W56:.W58])" office:value-type="float" office:value="8.33333333333333" calcext:value-type="float">
            <text:p>8.33333333333333</text:p>
          </table:table-cell>
          <table:table-cell table:style-name="ce21" table:formula="of:=AVERAGE([.X56:.X58])" office:value-type="float" office:value="171.333333333333" calcext:value-type="float">
            <text:p>171.333333333333</text:p>
          </table:table-cell>
          <table:table-cell table:style-name="ce21" table:formula="of:=AVERAGE([.Y56:.Y58])" office:value-type="float" office:value="243.973333333333" calcext:value-type="float">
            <text:p>243.973333333333</text:p>
          </table:table-cell>
          <table:table-cell table:style-name="ce21" table:formula="of:=AVERAGE([.Z56:.Z58])" office:value-type="float" office:value="27871.6666666667" calcext:value-type="float">
            <text:p>27871.6666666667</text:p>
          </table:table-cell>
          <table:table-cell table:style-name="ce21" table:formula="of:=AVERAGE([.AA56:.AA58])" office:value-type="float" office:value="13936.3333333333" calcext:value-type="float">
            <text:p>13936.3333333333</text:p>
          </table:table-cell>
          <table:table-cell table:style-name="ce21" table:formula="of:=AVERAGE([.AB56:.AB58])" office:value-type="float" office:value="11" calcext:value-type="float">
            <text:p>11</text:p>
          </table:table-cell>
          <table:table-cell table:style-name="ce21" table:formula="of:=AVERAGE([.AC56:.AC58])" office:value-type="float" office:value="171.333333333333" calcext:value-type="float">
            <text:p>171.333333333333</text:p>
          </table:table-cell>
          <table:table-cell table:style-name="ce21" table:formula="of:=AVERAGE([.AD56:.AD58])" office:value-type="float" office:value="0.943333333333333" calcext:value-type="float">
            <text:p>0.943333333333333</text:p>
          </table:table-cell>
          <table:table-cell table:style-name="ce21" table:formula="of:=AVERAGE([.AE56:.AE58])" office:value-type="float" office:value="242.68" calcext:value-type="float">
            <text:p>242.68</text:p>
          </table:table-cell>
          <table:table-cell table:style-name="ce21" table:formula="of:=AVERAGE([.AF56:.AF58])" office:value-type="float" office:value="27871.6666666667" calcext:value-type="float">
            <text:p>27871.6666666667</text:p>
          </table:table-cell>
          <table:table-cell table:style-name="ce21" table:formula="of:=AVERAGE([.AG56:.AG58])" office:value-type="float" office:value="13936.3333333333" calcext:value-type="float">
            <text:p>13936.3333333333</text:p>
          </table:table-cell>
          <table:table-cell table:style-name="ce21" table:formula="of:=AVERAGE([.AH56:.AH58])" office:value-type="float" office:value="11" calcext:value-type="float">
            <text:p>11</text:p>
          </table:table-cell>
          <table:table-cell table:style-name="ce21" table:formula="of:=AVERAGE([.AI56:.AI58])" office:value-type="float" office:value="171.333333333333" calcext:value-type="float">
            <text:p>171.333333333333</text:p>
          </table:table-cell>
          <table:table-cell table:style-name="ce21" table:formula="of:=AVERAGE([.AJ56:.AJ58])" office:value-type="float" office:value="270.126666666667" calcext:value-type="float">
            <text:p>270.126666666667</text:p>
          </table:table-cell>
          <table:table-cell table:style-name="ce21" table:formula="of:=AVERAGE([.AK56:.AK58])" office:value-type="float" office:value="27871.6666666667" calcext:value-type="float">
            <text:p>27871.6666666667</text:p>
          </table:table-cell>
          <table:table-cell table:style-name="ce21" table:formula="of:=AVERAGE([.AL56:.AL58])" office:value-type="float" office:value="13936.3333333333" calcext:value-type="float">
            <text:p>13936.3333333333</text:p>
          </table:table-cell>
          <table:table-cell table:style-name="ce21" table:formula="of:=AVERAGE([.AM56:.AM58])" office:value-type="float" office:value="11" calcext:value-type="float">
            <text:p>11</text:p>
          </table:table-cell>
          <table:table-cell table:style-name="ce21" table:formula="of:=AVERAGE([.AN56:.AN58])" office:value-type="float" office:value="171.333333333333" calcext:value-type="float">
            <text:p>171.333333333333</text:p>
          </table:table-cell>
          <table:table-cell table:style-name="ce29" table:number-columns-repeated="984"/>
        </table:table-row>
        <table:table-row table:style-name="ro1">
          <table:table-cell office:value-type="string" calcext:value-type="string">
            <text:p>QKP_35_100_50_1 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47.88" calcext:value-type="float">
            <text:p>947.88</text:p>
          </table:table-cell>
          <table:table-cell office:value-type="float" office:value="99579" calcext:value-type="float">
            <text:p>99579</text:p>
          </table:table-cell>
          <table:table-cell office:value-type="float" office:value="49790" calcext:value-type="float">
            <text:p>49790</text:p>
          </table:table-cell>
          <table:table-cell office:value-type="float" office:value="276" calcext:value-type="float">
            <text:p>276</text:p>
          </table:table-cell>
          <table:table-cell office:value-type="float" office:value="462" calcext:value-type="float">
            <text:p>462</text:p>
          </table:table-cell>
          <table:table-cell office:value-type="float" office:value="826.16" calcext:value-type="float">
            <text:p>826.16</text:p>
          </table:table-cell>
          <table:table-cell office:value-type="float" office:value="100203" calcext:value-type="float">
            <text:p>100203</text:p>
          </table:table-cell>
          <table:table-cell office:value-type="float" office:value="50102" calcext:value-type="float">
            <text:p>50102</text:p>
          </table:table-cell>
          <table:table-cell office:value-type="float" office:value="185" calcext:value-type="float">
            <text:p>185</text:p>
          </table:table-cell>
          <table:table-cell office:value-type="float" office:value="462" calcext:value-type="float">
            <text:p>462</text:p>
          </table:table-cell>
          <table:table-cell office:value-type="float" office:value="1.02" calcext:value-type="float">
            <text:p>1.02</text:p>
          </table:table-cell>
          <table:table-cell office:value-type="float" office:value="862.86" calcext:value-type="float">
            <text:p>862.86</text:p>
          </table:table-cell>
          <table:table-cell office:value-type="float" office:value="100195" calcext:value-type="float">
            <text:p>100195</text:p>
          </table:table-cell>
          <table:table-cell office:value-type="float" office:value="50098" calcext:value-type="float">
            <text:p>50098</text:p>
          </table:table-cell>
          <table:table-cell office:value-type="float" office:value="186" calcext:value-type="float">
            <text:p>186</text:p>
          </table:table-cell>
          <table:table-cell office:value-type="float" office:value="462" calcext:value-type="float">
            <text:p>462</text:p>
          </table:table-cell>
          <table:table-cell office:value-type="float" office:value="744.84" calcext:value-type="float">
            <text:p>744.84</text:p>
          </table:table-cell>
          <table:table-cell office:value-type="float" office:value="100203" calcext:value-type="float">
            <text:p>100203</text:p>
          </table:table-cell>
          <table:table-cell office:value-type="float" office:value="50102" calcext:value-type="float">
            <text:p>50102</text:p>
          </table:table-cell>
          <table:table-cell office:value-type="float" office:value="185" calcext:value-type="float">
            <text:p>185</text:p>
          </table:table-cell>
          <table:table-cell office:value-type="float" office:value="462" calcext:value-type="float">
            <text:p>462</text:p>
          </table:table-cell>
          <table:table-cell office:value-type="float" office:value="863.91" calcext:value-type="float">
            <text:p>863.91</text:p>
          </table:table-cell>
          <table:table-cell office:value-type="float" office:value="100173" calcext:value-type="float">
            <text:p>100173</text:p>
          </table:table-cell>
          <table:table-cell office:value-type="float" office:value="50087" calcext:value-type="float">
            <text:p>50087</text:p>
          </table:table-cell>
          <table:table-cell office:value-type="float" office:value="185" calcext:value-type="float">
            <text:p>185</text:p>
          </table:table-cell>
          <table:table-cell office:value-type="float" office:value="462" calcext:value-type="float">
            <text:p>462</text:p>
          </table:table-cell>
          <table:table-cell office:value-type="float" office:value="0.92" calcext:value-type="float">
            <text:p>0.92</text:p>
          </table:table-cell>
          <table:table-cell office:value-type="float" office:value="864.77" calcext:value-type="float">
            <text:p>864.77</text:p>
          </table:table-cell>
          <table:table-cell office:value-type="float" office:value="100165" calcext:value-type="float">
            <text:p>100165</text:p>
          </table:table-cell>
          <table:table-cell office:value-type="float" office:value="50083" calcext:value-type="float">
            <text:p>50083</text:p>
          </table:table-cell>
          <table:table-cell office:value-type="float" office:value="186" calcext:value-type="float">
            <text:p>186</text:p>
          </table:table-cell>
          <table:table-cell office:value-type="float" office:value="462" calcext:value-type="float">
            <text:p>462</text:p>
          </table:table-cell>
          <table:table-cell office:value-type="float" office:value="850.33" calcext:value-type="float">
            <text:p>850.33</text:p>
          </table:table-cell>
          <table:table-cell office:value-type="float" office:value="100173" calcext:value-type="float">
            <text:p>100173</text:p>
          </table:table-cell>
          <table:table-cell office:value-type="float" office:value="50087" calcext:value-type="float">
            <text:p>50087</text:p>
          </table:table-cell>
          <table:table-cell office:value-type="float" office:value="185" calcext:value-type="float">
            <text:p>185</text:p>
          </table:table-cell>
          <table:table-cell office:value-type="float" office:value="462" calcext:value-type="float">
            <text:p>46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35_100_50_2 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.3" calcext:value-type="float">
            <text:p>55.3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46.72" calcext:value-type="float">
            <text:p>46.72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.9" calcext:value-type="float">
            <text:p>0.9</text:p>
          </table:table-cell>
          <table:table-cell office:value-type="float" office:value="48.83" calcext:value-type="float">
            <text:p>48.83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45.66" calcext:value-type="float">
            <text:p>45.66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49.51" calcext:value-type="float">
            <text:p>49.51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.84" calcext:value-type="float">
            <text:p>0.84</text:p>
          </table:table-cell>
          <table:table-cell office:value-type="float" office:value="55.59" calcext:value-type="float">
            <text:p>55.59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52.57" calcext:value-type="float">
            <text:p>52.57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35_100_50_3 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60659" calcext:value-type="float">
            <text:p>60659</text:p>
          </table:table-cell>
          <table:table-cell office:value-type="float" office:value="30301" calcext:value-type="float">
            <text:p>30301</text:p>
          </table:table-cell>
          <table:table-cell office:value-type="float" office:value="247" calcext:value-type="float">
            <text:p>247</text:p>
          </table:table-cell>
          <table:table-cell office:value-type="float" office:value="889" calcext:value-type="float">
            <text:p>889</text:p>
          </table:table-cell>
          <table:table-cell office:value-type="float" office:value="1800" calcext:value-type="float">
            <text:p>1800</text:p>
          </table:table-cell>
          <table:table-cell office:value-type="float" office:value="63723" calcext:value-type="float">
            <text:p>63723</text:p>
          </table:table-cell>
          <table:table-cell office:value-type="float" office:value="31836" calcext:value-type="float">
            <text:p>31836</text:p>
          </table:table-cell>
          <table:table-cell office:value-type="float" office:value="174" calcext:value-type="float">
            <text:p>174</text:p>
          </table:table-cell>
          <table:table-cell office:value-type="float" office:value="916" calcext:value-type="float">
            <text:p>916</text:p>
          </table:table-cell>
          <table:table-cell office:value-type="float" office:value="0.82" calcext:value-type="float">
            <text:p>0.82</text:p>
          </table:table-cell>
          <table:table-cell office:value-type="float" office:value="1800" calcext:value-type="float">
            <text:p>1800</text:p>
          </table:table-cell>
          <table:table-cell office:value-type="float" office:value="64001" calcext:value-type="float">
            <text:p>64001</text:p>
          </table:table-cell>
          <table:table-cell office:value-type="float" office:value="31973" calcext:value-type="float">
            <text:p>31973</text:p>
          </table:table-cell>
          <table:table-cell office:value-type="float" office:value="173" calcext:value-type="float">
            <text:p>173</text:p>
          </table:table-cell>
          <table:table-cell office:value-type="float" office:value="912" calcext:value-type="float">
            <text:p>912</text:p>
          </table:table-cell>
          <table:table-cell office:value-type="float" office:value="1800" calcext:value-type="float">
            <text:p>1800</text:p>
          </table:table-cell>
          <table:table-cell office:value-type="float" office:value="64691" calcext:value-type="float">
            <text:p>64691</text:p>
          </table:table-cell>
          <table:table-cell office:value-type="float" office:value="32317" calcext:value-type="float">
            <text:p>32317</text:p>
          </table:table-cell>
          <table:table-cell office:value-type="float" office:value="175" calcext:value-type="float">
            <text:p>175</text:p>
          </table:table-cell>
          <table:table-cell office:value-type="float" office:value="923" calcext:value-type="float">
            <text:p>923</text:p>
          </table:table-cell>
          <table:table-cell office:value-type="float" office:value="1800" calcext:value-type="float">
            <text:p>1800</text:p>
          </table:table-cell>
          <table:table-cell office:value-type="float" office:value="63751" calcext:value-type="float">
            <text:p>63751</text:p>
          </table:table-cell>
          <table:table-cell office:value-type="float" office:value="31848" calcext:value-type="float">
            <text:p>31848</text:p>
          </table:table-cell>
          <table:table-cell office:value-type="float" office:value="174" calcext:value-type="float">
            <text:p>174</text:p>
          </table:table-cell>
          <table:table-cell office:value-type="float" office:value="916" calcext:value-type="float">
            <text:p>916</text:p>
          </table:table-cell>
          <table:table-cell office:value-type="float" office:value="0.98" calcext:value-type="float">
            <text:p>0.98</text:p>
          </table:table-cell>
          <table:table-cell office:value-type="float" office:value="1800" calcext:value-type="float">
            <text:p>1800</text:p>
          </table:table-cell>
          <table:table-cell office:value-type="float" office:value="63315" calcext:value-type="float">
            <text:p>63315</text:p>
          </table:table-cell>
          <table:table-cell office:value-type="float" office:value="31633" calcext:value-type="float">
            <text:p>31633</text:p>
          </table:table-cell>
          <table:table-cell office:value-type="float" office:value="171" calcext:value-type="float">
            <text:p>171</text:p>
          </table:table-cell>
          <table:table-cell office:value-type="float" office:value="908" calcext:value-type="float">
            <text:p>908</text:p>
          </table:table-cell>
          <table:table-cell office:value-type="float" office:value="1800" calcext:value-type="float">
            <text:p>1800</text:p>
          </table:table-cell>
          <table:table-cell office:value-type="float" office:value="60711" calcext:value-type="float">
            <text:p>60711</text:p>
          </table:table-cell>
          <table:table-cell office:value-type="float" office:value="30329" calcext:value-type="float">
            <text:p>30329</text:p>
          </table:table-cell>
          <table:table-cell office:value-type="float" office:value="162" calcext:value-type="float">
            <text:p>162</text:p>
          </table:table-cell>
          <table:table-cell office:value-type="float" office:value="888" calcext:value-type="float">
            <text:p>888</text:p>
          </table:table-cell>
          <table:table-cell table:number-columns-repeated="984"/>
        </table:table-row>
        <table:table-row table:style-name="ro1">
          <table:table-cell table:style-name="ce21"/>
          <table:table-cell table:style-name="ce21" table:formula="of:=AVERAGE([.B60:.B62])" office:value-type="float" office:value="35" calcext:value-type="float">
            <text:p>35</text:p>
          </table:table-cell>
          <table:table-cell table:style-name="ce21" table:formula="of:=AVERAGE([.C60:.C62])" office:value-type="float" office:value="50" calcext:value-type="float">
            <text:p>50</text:p>
          </table:table-cell>
          <table:table-cell table:style-name="ce21" table:formula="of:=AVERAGE([.D60:.D62])" office:value-type="float" office:value="934.393333333333" calcext:value-type="float">
            <text:p>934.393333333333</text:p>
          </table:table-cell>
          <table:table-cell table:style-name="ce21" table:formula="of:=AVERAGE([.E60:.E62])" office:value-type="float" office:value="56978.3333333333" calcext:value-type="float">
            <text:p>56978.3333333333</text:p>
          </table:table-cell>
          <table:table-cell table:style-name="ce21" table:formula="of:=AVERAGE([.F60:.F62])" office:value-type="float" office:value="28480" calcext:value-type="float">
            <text:p>28480</text:p>
          </table:table-cell>
          <table:table-cell table:style-name="ce21" table:formula="of:=AVERAGE([.G60:.G62])" office:value-type="float" office:value="174.333333333333" calcext:value-type="float">
            <text:p>174.333333333333</text:p>
          </table:table-cell>
          <table:table-cell table:style-name="ce21" table:formula="of:=AVERAGE([.H60:.H62])" office:value-type="float" office:value="547.666666666667" calcext:value-type="float">
            <text:p>547.666666666667</text:p>
          </table:table-cell>
          <table:table-cell table:style-name="ce21" table:formula="of:=AVERAGE([.I60:.I62])" office:value-type="float" office:value="890.96" calcext:value-type="float">
            <text:p>890.96</text:p>
          </table:table-cell>
          <table:table-cell table:style-name="ce21" table:formula="of:=AVERAGE([.J60:.J62])" office:value-type="float" office:value="58207.6666666667" calcext:value-type="float">
            <text:p>58207.6666666667</text:p>
          </table:table-cell>
          <table:table-cell table:style-name="ce21" table:formula="of:=AVERAGE([.K60:.K62])" office:value-type="float" office:value="29095.6666666667" calcext:value-type="float">
            <text:p>29095.6666666667</text:p>
          </table:table-cell>
          <table:table-cell table:style-name="ce21" table:formula="of:=AVERAGE([.L60:.L62])" office:value-type="float" office:value="119.666666666667" calcext:value-type="float">
            <text:p>119.666666666667</text:p>
          </table:table-cell>
          <table:table-cell table:style-name="ce21" table:formula="of:=AVERAGE([.M60:.M62])" office:value-type="float" office:value="556.666666666667" calcext:value-type="float">
            <text:p>556.666666666667</text:p>
          </table:table-cell>
          <table:table-cell table:style-name="ce21" table:formula="of:=AVERAGE([.N60:.N62])" office:value-type="float" office:value="0.913333333333333" calcext:value-type="float">
            <text:p>0.913333333333333</text:p>
          </table:table-cell>
          <table:table-cell table:style-name="ce21" table:formula="of:=AVERAGE([.O60:.O62])" office:value-type="float" office:value="903.896666666667" calcext:value-type="float">
            <text:p>903.896666666667</text:p>
          </table:table-cell>
          <table:table-cell table:style-name="ce21" table:formula="of:=AVERAGE([.P60:.P62])" office:value-type="float" office:value="58297.6666666667" calcext:value-type="float">
            <text:p>58297.6666666667</text:p>
          </table:table-cell>
          <table:table-cell table:style-name="ce21" table:formula="of:=AVERAGE([.Q60:.Q62])" office:value-type="float" office:value="29140" calcext:value-type="float">
            <text:p>29140</text:p>
          </table:table-cell>
          <table:table-cell table:style-name="ce21" table:formula="of:=AVERAGE([.R60:.R62])" office:value-type="float" office:value="119.666666666667" calcext:value-type="float">
            <text:p>119.666666666667</text:p>
          </table:table-cell>
          <table:table-cell table:style-name="ce21" table:formula="of:=AVERAGE([.S60:.S62])" office:value-type="float" office:value="555.333333333333" calcext:value-type="float">
            <text:p>555.333333333333</text:p>
          </table:table-cell>
          <table:table-cell table:style-name="ce21" table:formula="of:=AVERAGE([.T60:.T62])" office:value-type="float" office:value="863.5" calcext:value-type="float">
            <text:p>863.5</text:p>
          </table:table-cell>
          <table:table-cell table:style-name="ce21" table:formula="of:=AVERAGE([.U60:.U62])" office:value-type="float" office:value="58530.3333333333" calcext:value-type="float">
            <text:p>58530.3333333333</text:p>
          </table:table-cell>
          <table:table-cell table:style-name="ce21" table:formula="of:=AVERAGE([.V60:.V62])" office:value-type="float" office:value="29256" calcext:value-type="float">
            <text:p>29256</text:p>
          </table:table-cell>
          <table:table-cell table:style-name="ce21" table:formula="of:=AVERAGE([.W60:.W62])" office:value-type="float" office:value="120" calcext:value-type="float">
            <text:p>120</text:p>
          </table:table-cell>
          <table:table-cell table:style-name="ce21" table:formula="of:=AVERAGE([.X60:.X62])" office:value-type="float" office:value="559" calcext:value-type="float">
            <text:p>559</text:p>
          </table:table-cell>
          <table:table-cell table:style-name="ce21" table:formula="of:=AVERAGE([.Y60:.Y62])" office:value-type="float" office:value="904.473333333333" calcext:value-type="float">
            <text:p>904.473333333333</text:p>
          </table:table-cell>
          <table:table-cell table:style-name="ce21" table:formula="of:=AVERAGE([.Z60:.Z62])" office:value-type="float" office:value="58207" calcext:value-type="float">
            <text:p>58207</text:p>
          </table:table-cell>
          <table:table-cell table:style-name="ce21" table:formula="of:=AVERAGE([.AA60:.AA62])" office:value-type="float" office:value="29094.6666666667" calcext:value-type="float">
            <text:p>29094.6666666667</text:p>
          </table:table-cell>
          <table:table-cell table:style-name="ce21" table:formula="of:=AVERAGE([.AB60:.AB62])" office:value-type="float" office:value="119.666666666667" calcext:value-type="float">
            <text:p>119.666666666667</text:p>
          </table:table-cell>
          <table:table-cell table:style-name="ce21" table:formula="of:=AVERAGE([.AC60:.AC62])" office:value-type="float" office:value="556.666666666667" calcext:value-type="float">
            <text:p>556.666666666667</text:p>
          </table:table-cell>
          <table:table-cell table:style-name="ce21" table:formula="of:=AVERAGE([.AD60:.AD62])" office:value-type="float" office:value="0.913333333333333" calcext:value-type="float">
            <text:p>0.913333333333333</text:p>
          </table:table-cell>
          <table:table-cell table:style-name="ce21" table:formula="of:=AVERAGE([.AE60:.AE62])" office:value-type="float" office:value="906.786666666667" calcext:value-type="float">
            <text:p>906.786666666667</text:p>
          </table:table-cell>
          <table:table-cell table:style-name="ce21" table:formula="of:=AVERAGE([.AF60:.AF62])" office:value-type="float" office:value="58059" calcext:value-type="float">
            <text:p>58059</text:p>
          </table:table-cell>
          <table:table-cell table:style-name="ce21" table:formula="of:=AVERAGE([.AG60:.AG62])" office:value-type="float" office:value="29021.6666666667" calcext:value-type="float">
            <text:p>29021.6666666667</text:p>
          </table:table-cell>
          <table:table-cell table:style-name="ce21" table:formula="of:=AVERAGE([.AH60:.AH62])" office:value-type="float" office:value="119" calcext:value-type="float">
            <text:p>119</text:p>
          </table:table-cell>
          <table:table-cell table:style-name="ce21" table:formula="of:=AVERAGE([.AI60:.AI62])" office:value-type="float" office:value="554" calcext:value-type="float">
            <text:p>554</text:p>
          </table:table-cell>
          <table:table-cell table:style-name="ce21" table:formula="of:=AVERAGE([.AJ60:.AJ62])" office:value-type="float" office:value="900.966666666667" calcext:value-type="float">
            <text:p>900.966666666667</text:p>
          </table:table-cell>
          <table:table-cell table:style-name="ce21" table:formula="of:=AVERAGE([.AK60:.AK62])" office:value-type="float" office:value="57193.6666666667" calcext:value-type="float">
            <text:p>57193.6666666667</text:p>
          </table:table-cell>
          <table:table-cell table:style-name="ce21" table:formula="of:=AVERAGE([.AL60:.AL62])" office:value-type="float" office:value="28588.3333333333" calcext:value-type="float">
            <text:p>28588.3333333333</text:p>
          </table:table-cell>
          <table:table-cell table:style-name="ce21" table:formula="of:=AVERAGE([.AM60:.AM62])" office:value-type="float" office:value="115.666666666667" calcext:value-type="float">
            <text:p>115.666666666667</text:p>
          </table:table-cell>
          <table:table-cell table:style-name="ce21" table:formula="of:=AVERAGE([.AN60:.AN62])" office:value-type="float" office:value="547.333333333333" calcext:value-type="float">
            <text:p>547.333333333333</text:p>
          </table:table-cell>
          <table:table-cell table:style-name="ce29" table:number-columns-repeated="984"/>
        </table:table-row>
        <table:table-row table:style-name="ro1">
          <table:table-cell office:value-type="string" calcext:value-type="string">
            <text:p>QKP_35_100_75_1 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office:value-type="float" office:value="111313" calcext:value-type="float">
            <text:p>111313</text:p>
          </table:table-cell>
          <table:table-cell office:value-type="float" office:value="55628" calcext:value-type="float">
            <text:p>55628</text:p>
          </table:table-cell>
          <table:table-cell office:value-type="float" office:value="428" calcext:value-type="float">
            <text:p>428</text:p>
          </table:table-cell>
          <table:table-cell office:value-type="float" office:value="599" calcext:value-type="float">
            <text:p>599</text:p>
          </table:table-cell>
          <table:table-cell office:value-type="float" office:value="1800" calcext:value-type="float">
            <text:p>1800</text:p>
          </table:table-cell>
          <table:table-cell office:value-type="float" office:value="126225" calcext:value-type="float">
            <text:p>126225</text:p>
          </table:table-cell>
          <table:table-cell office:value-type="float" office:value="63083" calcext:value-type="float">
            <text:p>63083</text:p>
          </table:table-cell>
          <table:table-cell office:value-type="float" office:value="276" calcext:value-type="float">
            <text:p>276</text:p>
          </table:table-cell>
          <table:table-cell office:value-type="float" office:value="623" calcext:value-type="float">
            <text:p>623</text:p>
          </table:table-cell>
          <table:table-cell office:value-type="float" office:value="0.9" calcext:value-type="float">
            <text:p>0.9</text:p>
          </table:table-cell>
          <table:table-cell office:value-type="float" office:value="1800" calcext:value-type="float">
            <text:p>1800</text:p>
          </table:table-cell>
          <table:table-cell office:value-type="float" office:value="124671" calcext:value-type="float">
            <text:p>124671</text:p>
          </table:table-cell>
          <table:table-cell office:value-type="float" office:value="62307" calcext:value-type="float">
            <text:p>62307</text:p>
          </table:table-cell>
          <table:table-cell office:value-type="float" office:value="276" calcext:value-type="float">
            <text:p>276</text:p>
          </table:table-cell>
          <table:table-cell office:value-type="float" office:value="624" calcext:value-type="float">
            <text:p>624</text:p>
          </table:table-cell>
          <table:table-cell office:value-type="float" office:value="1800" calcext:value-type="float">
            <text:p>1800</text:p>
          </table:table-cell>
          <table:table-cell office:value-type="float" office:value="131031" calcext:value-type="float">
            <text:p>131031</text:p>
          </table:table-cell>
          <table:table-cell office:value-type="float" office:value="65488" calcext:value-type="float">
            <text:p>65488</text:p>
          </table:table-cell>
          <table:table-cell office:value-type="float" office:value="283" calcext:value-type="float">
            <text:p>283</text:p>
          </table:table-cell>
          <table:table-cell office:value-type="float" office:value="631" calcext:value-type="float">
            <text:p>631</text:p>
          </table:table-cell>
          <table:table-cell office:value-type="float" office:value="1800" calcext:value-type="float">
            <text:p>1800</text:p>
          </table:table-cell>
          <table:table-cell office:value-type="float" office:value="124237" calcext:value-type="float">
            <text:p>124237</text:p>
          </table:table-cell>
          <table:table-cell office:value-type="float" office:value="62098" calcext:value-type="float">
            <text:p>62098</text:p>
          </table:table-cell>
          <table:table-cell office:value-type="float" office:value="272" calcext:value-type="float">
            <text:p>272</text:p>
          </table:table-cell>
          <table:table-cell office:value-type="float" office:value="621" calcext:value-type="float">
            <text:p>621</text:p>
          </table:table-cell>
          <table:table-cell office:value-type="float" office:value="0.86" calcext:value-type="float">
            <text:p>0.86</text:p>
          </table:table-cell>
          <table:table-cell office:value-type="float" office:value="1800" calcext:value-type="float">
            <text:p>1800</text:p>
          </table:table-cell>
          <table:table-cell office:value-type="float" office:value="124027" calcext:value-type="float">
            <text:p>124027</text:p>
          </table:table-cell>
          <table:table-cell office:value-type="float" office:value="61990" calcext:value-type="float">
            <text:p>61990</text:p>
          </table:table-cell>
          <table:table-cell office:value-type="float" office:value="273" calcext:value-type="float">
            <text:p>273</text:p>
          </table:table-cell>
          <table:table-cell office:value-type="float" office:value="622" calcext:value-type="float">
            <text:p>622</text:p>
          </table:table-cell>
          <table:table-cell office:value-type="float" office:value="1800" calcext:value-type="float">
            <text:p>1800</text:p>
          </table:table-cell>
          <table:table-cell office:value-type="float" office:value="120735" calcext:value-type="float">
            <text:p>120735</text:p>
          </table:table-cell>
          <table:table-cell office:value-type="float" office:value="60337" calcext:value-type="float">
            <text:p>60337</text:p>
          </table:table-cell>
          <table:table-cell office:value-type="float" office:value="268" calcext:value-type="float">
            <text:p>268</text:p>
          </table:table-cell>
          <table:table-cell office:value-type="float" office:value="616" calcext:value-type="float">
            <text:p>61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35_100_75_2 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512.78" calcext:value-type="float">
            <text:p>1512.78</text:p>
          </table:table-cell>
          <table:table-cell office:value-type="float" office:value="69713" calcext:value-type="float">
            <text:p>69713</text:p>
          </table:table-cell>
          <table:table-cell office:value-type="float" office:value="34857" calcext:value-type="float">
            <text:p>34857</text:p>
          </table:table-cell>
          <table:table-cell office:value-type="float" office:value="39" calcext:value-type="float">
            <text:p>39</text:p>
          </table:table-cell>
          <table:table-cell office:value-type="float" office:value="555" calcext:value-type="float">
            <text:p>555</text:p>
          </table:table-cell>
          <table:table-cell office:value-type="float" office:value="891.07" calcext:value-type="float">
            <text:p>891.07</text:p>
          </table:table-cell>
          <table:table-cell office:value-type="float" office:value="69927" calcext:value-type="float">
            <text:p>69927</text:p>
          </table:table-cell>
          <table:table-cell office:value-type="float" office:value="34964" calcext:value-type="float">
            <text:p>34964</text:p>
          </table:table-cell>
          <table:table-cell office:value-type="float" office:value="17" calcext:value-type="float">
            <text:p>17</text:p>
          </table:table-cell>
          <table:table-cell office:value-type="float" office:value="555" calcext:value-type="float">
            <text:p>555</text:p>
          </table:table-cell>
          <table:table-cell office:value-type="float" office:value="0.84" calcext:value-type="float">
            <text:p>0.84</text:p>
          </table:table-cell>
          <table:table-cell office:value-type="float" office:value="880.85" calcext:value-type="float">
            <text:p>880.85</text:p>
          </table:table-cell>
          <table:table-cell office:value-type="float" office:value="69927" calcext:value-type="float">
            <text:p>69927</text:p>
          </table:table-cell>
          <table:table-cell office:value-type="float" office:value="34964" calcext:value-type="float">
            <text:p>34964</text:p>
          </table:table-cell>
          <table:table-cell office:value-type="float" office:value="17" calcext:value-type="float">
            <text:p>17</text:p>
          </table:table-cell>
          <table:table-cell office:value-type="float" office:value="555" calcext:value-type="float">
            <text:p>555</text:p>
          </table:table-cell>
          <table:table-cell office:value-type="float" office:value="854.96" calcext:value-type="float">
            <text:p>854.96</text:p>
          </table:table-cell>
          <table:table-cell office:value-type="float" office:value="69927" calcext:value-type="float">
            <text:p>69927</text:p>
          </table:table-cell>
          <table:table-cell office:value-type="float" office:value="34964" calcext:value-type="float">
            <text:p>34964</text:p>
          </table:table-cell>
          <table:table-cell office:value-type="float" office:value="17" calcext:value-type="float">
            <text:p>17</text:p>
          </table:table-cell>
          <table:table-cell office:value-type="float" office:value="555" calcext:value-type="float">
            <text:p>555</text:p>
          </table:table-cell>
          <table:table-cell office:value-type="float" office:value="910.57" calcext:value-type="float">
            <text:p>910.57</text:p>
          </table:table-cell>
          <table:table-cell office:value-type="float" office:value="69875" calcext:value-type="float">
            <text:p>69875</text:p>
          </table:table-cell>
          <table:table-cell office:value-type="float" office:value="34938" calcext:value-type="float">
            <text:p>34938</text:p>
          </table:table-cell>
          <table:table-cell office:value-type="float" office:value="22" calcext:value-type="float">
            <text:p>22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905.17" calcext:value-type="float">
            <text:p>905.17</text:p>
          </table:table-cell>
          <table:table-cell office:value-type="float" office:value="69875" calcext:value-type="float">
            <text:p>69875</text:p>
          </table:table-cell>
          <table:table-cell office:value-type="float" office:value="34938" calcext:value-type="float">
            <text:p>34938</text:p>
          </table:table-cell>
          <table:table-cell office:value-type="float" office:value="22" calcext:value-type="float">
            <text:p>22</text:p>
          </table:table-cell>
          <table:table-cell office:value-type="float" office:value="555" calcext:value-type="float">
            <text:p>555</text:p>
          </table:table-cell>
          <table:table-cell office:value-type="float" office:value="919.18" calcext:value-type="float">
            <text:p>919.18</text:p>
          </table:table-cell>
          <table:table-cell office:value-type="float" office:value="69875" calcext:value-type="float">
            <text:p>69875</text:p>
          </table:table-cell>
          <table:table-cell office:value-type="float" office:value="34938" calcext:value-type="float">
            <text:p>34938</text:p>
          </table:table-cell>
          <table:table-cell office:value-type="float" office:value="22" calcext:value-type="float">
            <text:p>22</text:p>
          </table:table-cell>
          <table:table-cell office:value-type="float" office:value="555" calcext:value-type="float">
            <text:p>555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35_100_75_3 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office:value-type="float" office:value="74221" calcext:value-type="float">
            <text:p>74221</text:p>
          </table:table-cell>
          <table:table-cell office:value-type="float" office:value="37090" calcext:value-type="float">
            <text:p>37090</text:p>
          </table:table-cell>
          <table:table-cell office:value-type="float" office:value="8" calcext:value-type="float">
            <text:p>8</text:p>
          </table:table-cell>
          <table:table-cell office:value-type="float" office:value="622" calcext:value-type="float">
            <text:p>622</text:p>
          </table:table-cell>
          <table:table-cell office:value-type="float" office:value="1800" calcext:value-type="float">
            <text:p>1800</text:p>
          </table:table-cell>
          <table:table-cell office:value-type="float" office:value="99083" calcext:value-type="float">
            <text:p>99083</text:p>
          </table:table-cell>
          <table:table-cell office:value-type="float" office:value="49521" calcext:value-type="float">
            <text:p>49521</text:p>
          </table:table-cell>
          <table:table-cell office:value-type="float" office:value="5" calcext:value-type="float">
            <text:p>5</text:p>
          </table:table-cell>
          <table:table-cell office:value-type="float" office:value="676" calcext:value-type="float">
            <text:p>676</text:p>
          </table:table-cell>
          <table:table-cell office:value-type="float" office:value="0.9" calcext:value-type="float">
            <text:p>0.9</text:p>
          </table:table-cell>
          <table:table-cell office:value-type="float" office:value="1800" calcext:value-type="float">
            <text:p>1800</text:p>
          </table:table-cell>
          <table:table-cell office:value-type="float" office:value="98865" calcext:value-type="float">
            <text:p>98865</text:p>
          </table:table-cell>
          <table:table-cell office:value-type="float" office:value="49401" calcext:value-type="float">
            <text:p>49401</text:p>
          </table:table-cell>
          <table:table-cell office:value-type="float" office:value="5" calcext:value-type="float">
            <text:p>5</text:p>
          </table:table-cell>
          <table:table-cell office:value-type="float" office:value="674" calcext:value-type="float">
            <text:p>674</text:p>
          </table:table-cell>
          <table:table-cell office:value-type="float" office:value="1800" calcext:value-type="float">
            <text:p>1800</text:p>
          </table:table-cell>
          <table:table-cell office:value-type="float" office:value="97767" calcext:value-type="float">
            <text:p>97767</text:p>
          </table:table-cell>
          <table:table-cell office:value-type="float" office:value="48855" calcext:value-type="float">
            <text:p>48855</text:p>
          </table:table-cell>
          <table:table-cell office:value-type="float" office:value="5" calcext:value-type="float">
            <text:p>5</text:p>
          </table:table-cell>
          <table:table-cell office:value-type="float" office:value="677" calcext:value-type="float">
            <text:p>677</text:p>
          </table:table-cell>
          <table:table-cell office:value-type="float" office:value="1800" calcext:value-type="float">
            <text:p>1800</text:p>
          </table:table-cell>
          <table:table-cell office:value-type="float" office:value="97537" calcext:value-type="float">
            <text:p>97537</text:p>
          </table:table-cell>
          <table:table-cell office:value-type="float" office:value="48747" calcext:value-type="float">
            <text:p>48747</text:p>
          </table:table-cell>
          <table:table-cell office:value-type="float" office:value="5" calcext:value-type="float">
            <text:p>5</text:p>
          </table:table-cell>
          <table:table-cell office:value-type="float" office:value="675" calcext:value-type="float">
            <text:p>675</text:p>
          </table:table-cell>
          <table:table-cell office:value-type="float" office:value="1.03" calcext:value-type="float">
            <text:p>1.03</text:p>
          </table:table-cell>
          <table:table-cell office:value-type="float" office:value="1800" calcext:value-type="float">
            <text:p>1800</text:p>
          </table:table-cell>
          <table:table-cell office:value-type="float" office:value="97525" calcext:value-type="float">
            <text:p>97525</text:p>
          </table:table-cell>
          <table:table-cell office:value-type="float" office:value="48747" calcext:value-type="float">
            <text:p>48747</text:p>
          </table:table-cell>
          <table:table-cell office:value-type="float" office:value="5" calcext:value-type="float">
            <text:p>5</text:p>
          </table:table-cell>
          <table:table-cell office:value-type="float" office:value="675" calcext:value-type="float">
            <text:p>675</text:p>
          </table:table-cell>
          <table:table-cell office:value-type="float" office:value="1800" calcext:value-type="float">
            <text:p>1800</text:p>
          </table:table-cell>
          <table:table-cell office:value-type="float" office:value="93767" calcext:value-type="float">
            <text:p>93767</text:p>
          </table:table-cell>
          <table:table-cell office:value-type="float" office:value="46863" calcext:value-type="float">
            <text:p>46863</text:p>
          </table:table-cell>
          <table:table-cell office:value-type="float" office:value="5" calcext:value-type="float">
            <text:p>5</text:p>
          </table:table-cell>
          <table:table-cell office:value-type="float" office:value="669" calcext:value-type="float">
            <text:p>669</text:p>
          </table:table-cell>
          <table:table-cell table:number-columns-repeated="984"/>
        </table:table-row>
        <table:table-row table:style-name="ro1">
          <table:table-cell table:style-name="ce21"/>
          <table:table-cell table:style-name="ce21" table:formula="of:=AVERAGE([.B64:.B66])" office:value-type="float" office:value="35" calcext:value-type="float">
            <text:p>35</text:p>
          </table:table-cell>
          <table:table-cell table:style-name="ce21" table:formula="of:=AVERAGE([.C64:.C66])" office:value-type="float" office:value="75" calcext:value-type="float">
            <text:p>75</text:p>
          </table:table-cell>
          <table:table-cell table:style-name="ce21" table:formula="of:=AVERAGE([.D64:.D66])" office:value-type="float" office:value="1704.26" calcext:value-type="float">
            <text:p>1704.26</text:p>
          </table:table-cell>
          <table:table-cell table:style-name="ce21" table:formula="of:=AVERAGE([.E64:.E66])" office:value-type="float" office:value="85082.3333333333" calcext:value-type="float">
            <text:p>85082.3333333333</text:p>
          </table:table-cell>
          <table:table-cell table:style-name="ce21" table:formula="of:=AVERAGE([.F64:.F66])" office:value-type="float" office:value="42525" calcext:value-type="float">
            <text:p>42525</text:p>
          </table:table-cell>
          <table:table-cell table:style-name="ce21" table:formula="of:=AVERAGE([.G64:.G66])" office:value-type="float" office:value="158.333333333333" calcext:value-type="float">
            <text:p>158.333333333333</text:p>
          </table:table-cell>
          <table:table-cell table:style-name="ce21" table:formula="of:=AVERAGE([.H64:.H66])" office:value-type="float" office:value="592" calcext:value-type="float">
            <text:p>592</text:p>
          </table:table-cell>
          <table:table-cell table:style-name="ce21" table:formula="of:=AVERAGE([.I64:.I66])" office:value-type="float" office:value="1497.02333333333" calcext:value-type="float">
            <text:p>1497.02333333333</text:p>
          </table:table-cell>
          <table:table-cell table:style-name="ce21" table:formula="of:=AVERAGE([.J64:.J66])" office:value-type="float" office:value="98411.6666666667" calcext:value-type="float">
            <text:p>98411.6666666667</text:p>
          </table:table-cell>
          <table:table-cell table:style-name="ce21" table:formula="of:=AVERAGE([.K64:.K66])" office:value-type="float" office:value="49189.3333333333" calcext:value-type="float">
            <text:p>49189.3333333333</text:p>
          </table:table-cell>
          <table:table-cell table:style-name="ce21" table:formula="of:=AVERAGE([.L64:.L66])" office:value-type="float" office:value="99.3333333333333" calcext:value-type="float">
            <text:p>99.3333333333333</text:p>
          </table:table-cell>
          <table:table-cell table:style-name="ce21" table:formula="of:=AVERAGE([.M64:.M66])" office:value-type="float" office:value="618" calcext:value-type="float">
            <text:p>618</text:p>
          </table:table-cell>
          <table:table-cell table:style-name="ce21" table:formula="of:=AVERAGE([.N64:.N66])" office:value-type="float" office:value="0.88" calcext:value-type="float">
            <text:p>0.88</text:p>
          </table:table-cell>
          <table:table-cell table:style-name="ce21" table:formula="of:=AVERAGE([.O64:.O66])" office:value-type="float" office:value="1493.61666666667" calcext:value-type="float">
            <text:p>1493.61666666667</text:p>
          </table:table-cell>
          <table:table-cell table:style-name="ce21" table:formula="of:=AVERAGE([.P64:.P66])" office:value-type="float" office:value="97821" calcext:value-type="float">
            <text:p>97821</text:p>
          </table:table-cell>
          <table:table-cell table:style-name="ce21" table:formula="of:=AVERAGE([.Q64:.Q66])" office:value-type="float" office:value="48890.6666666667" calcext:value-type="float">
            <text:p>48890.6666666667</text:p>
          </table:table-cell>
          <table:table-cell table:style-name="ce21" table:formula="of:=AVERAGE([.R64:.R66])" office:value-type="float" office:value="99.3333333333333" calcext:value-type="float">
            <text:p>99.3333333333333</text:p>
          </table:table-cell>
          <table:table-cell table:style-name="ce21" table:formula="of:=AVERAGE([.S64:.S66])" office:value-type="float" office:value="617.666666666667" calcext:value-type="float">
            <text:p>617.666666666667</text:p>
          </table:table-cell>
          <table:table-cell table:style-name="ce21" table:formula="of:=AVERAGE([.T64:.T66])" office:value-type="float" office:value="1484.98666666667" calcext:value-type="float">
            <text:p>1484.98666666667</text:p>
          </table:table-cell>
          <table:table-cell table:style-name="ce21" table:formula="of:=AVERAGE([.U64:.U66])" office:value-type="float" office:value="99575" calcext:value-type="float">
            <text:p>99575</text:p>
          </table:table-cell>
          <table:table-cell table:style-name="ce21" table:formula="of:=AVERAGE([.V64:.V66])" office:value-type="float" office:value="49769" calcext:value-type="float">
            <text:p>49769</text:p>
          </table:table-cell>
          <table:table-cell table:style-name="ce21" table:formula="of:=AVERAGE([.W64:.W66])" office:value-type="float" office:value="101.666666666667" calcext:value-type="float">
            <text:p>101.666666666667</text:p>
          </table:table-cell>
          <table:table-cell table:style-name="ce21" table:formula="of:=AVERAGE([.X64:.X66])" office:value-type="float" office:value="621" calcext:value-type="float">
            <text:p>621</text:p>
          </table:table-cell>
          <table:table-cell table:style-name="ce21" table:formula="of:=AVERAGE([.Y64:.Y66])" office:value-type="float" office:value="1503.52333333333" calcext:value-type="float">
            <text:p>1503.52333333333</text:p>
          </table:table-cell>
          <table:table-cell table:style-name="ce21" table:formula="of:=AVERAGE([.Z64:.Z66])" office:value-type="float" office:value="97216.3333333333" calcext:value-type="float">
            <text:p>97216.3333333333</text:p>
          </table:table-cell>
          <table:table-cell table:style-name="ce21" table:formula="of:=AVERAGE([.AA64:.AA66])" office:value-type="float" office:value="48594.3333333333" calcext:value-type="float">
            <text:p>48594.3333333333</text:p>
          </table:table-cell>
          <table:table-cell table:style-name="ce21" table:formula="of:=AVERAGE([.AB64:.AB66])" office:value-type="float" office:value="99.6666666666667" calcext:value-type="float">
            <text:p>99.6666666666667</text:p>
          </table:table-cell>
          <table:table-cell table:style-name="ce21" table:formula="of:=AVERAGE([.AC64:.AC66])" office:value-type="float" office:value="617" calcext:value-type="float">
            <text:p>617</text:p>
          </table:table-cell>
          <table:table-cell table:style-name="ce21" table:formula="of:=AVERAGE([.AD64:.AD66])" office:value-type="float" office:value="0.963333333333333" calcext:value-type="float">
            <text:p>0.963333333333333</text:p>
          </table:table-cell>
          <table:table-cell table:style-name="ce21" table:formula="of:=AVERAGE([.AE64:.AE66])" office:value-type="float" office:value="1501.72333333333" calcext:value-type="float">
            <text:p>1501.72333333333</text:p>
          </table:table-cell>
          <table:table-cell table:style-name="ce21" table:formula="of:=AVERAGE([.AF64:.AF66])" office:value-type="float" office:value="97142.3333333333" calcext:value-type="float">
            <text:p>97142.3333333333</text:p>
          </table:table-cell>
          <table:table-cell table:style-name="ce21" table:formula="of:=AVERAGE([.AG64:.AG66])" office:value-type="float" office:value="48558.3333333333" calcext:value-type="float">
            <text:p>48558.3333333333</text:p>
          </table:table-cell>
          <table:table-cell table:style-name="ce21" table:formula="of:=AVERAGE([.AH64:.AH66])" office:value-type="float" office:value="100" calcext:value-type="float">
            <text:p>100</text:p>
          </table:table-cell>
          <table:table-cell table:style-name="ce21" table:formula="of:=AVERAGE([.AI64:.AI66])" office:value-type="float" office:value="617.333333333333" calcext:value-type="float">
            <text:p>617.333333333333</text:p>
          </table:table-cell>
          <table:table-cell table:style-name="ce21" table:formula="of:=AVERAGE([.AJ64:.AJ66])" office:value-type="float" office:value="1506.39333333333" calcext:value-type="float">
            <text:p>1506.39333333333</text:p>
          </table:table-cell>
          <table:table-cell table:style-name="ce21" table:formula="of:=AVERAGE([.AK64:.AK66])" office:value-type="float" office:value="94792.3333333333" calcext:value-type="float">
            <text:p>94792.3333333333</text:p>
          </table:table-cell>
          <table:table-cell table:style-name="ce21" table:formula="of:=AVERAGE([.AL64:.AL66])" office:value-type="float" office:value="47379.3333333333" calcext:value-type="float">
            <text:p>47379.3333333333</text:p>
          </table:table-cell>
          <table:table-cell table:style-name="ce21" table:formula="of:=AVERAGE([.AM64:.AM66])" office:value-type="float" office:value="98.3333333333333" calcext:value-type="float">
            <text:p>98.3333333333333</text:p>
          </table:table-cell>
          <table:table-cell table:style-name="ce21" table:formula="of:=AVERAGE([.AN64:.AN66])" office:value-type="float" office:value="613.333333333333" calcext:value-type="float">
            <text:p>613.333333333333</text:p>
          </table:table-cell>
          <table:table-cell table:style-name="ce29" table:number-columns-repeated="984"/>
        </table:table-row>
        <table:table-row table:style-name="ro1">
          <table:table-cell office:value-type="string" calcext:value-type="string">
            <text:p>QKP_40_100_100_1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79537" calcext:value-type="float">
            <text:p>79537</text:p>
          </table:table-cell>
          <table:table-cell office:value-type="float" office:value="39737" calcext:value-type="float">
            <text:p>39737</text:p>
          </table:table-cell>
          <table:table-cell office:value-type="float" office:value="473" calcext:value-type="float">
            <text:p>473</text:p>
          </table:table-cell>
          <table:table-cell office:value-type="float" office:value="532" calcext:value-type="float">
            <text:p>532</text:p>
          </table:table-cell>
          <table:table-cell office:value-type="float" office:value="1800" calcext:value-type="float">
            <text:p>1800</text:p>
          </table:table-cell>
          <table:table-cell office:value-type="float" office:value="132485" calcext:value-type="float">
            <text:p>132485</text:p>
          </table:table-cell>
          <table:table-cell office:value-type="float" office:value="66213" calcext:value-type="float">
            <text:p>66213</text:p>
          </table:table-cell>
          <table:table-cell office:value-type="float" office:value="336" calcext:value-type="float">
            <text:p>336</text:p>
          </table:table-cell>
          <table:table-cell office:value-type="float" office:value="547" calcext:value-type="float">
            <text:p>547</text:p>
          </table:table-cell>
          <table:table-cell office:value-type="float" office:value="1.25" calcext:value-type="float">
            <text:p>1.25</text:p>
          </table:table-cell>
          <table:table-cell office:value-type="float" office:value="1800" calcext:value-type="float">
            <text:p>1800</text:p>
          </table:table-cell>
          <table:table-cell office:value-type="float" office:value="134579" calcext:value-type="float">
            <text:p>134579</text:p>
          </table:table-cell>
          <table:table-cell office:value-type="float" office:value="67269" calcext:value-type="float">
            <text:p>67269</text:p>
          </table:table-cell>
          <table:table-cell office:value-type="float" office:value="348" calcext:value-type="float">
            <text:p>348</text:p>
          </table:table-cell>
          <table:table-cell office:value-type="float" office:value="540" calcext:value-type="float">
            <text:p>540</text:p>
          </table:table-cell>
          <table:table-cell office:value-type="float" office:value="1800" calcext:value-type="float">
            <text:p>1800</text:p>
          </table:table-cell>
          <table:table-cell office:value-type="float" office:value="136457" calcext:value-type="float">
            <text:p>136457</text:p>
          </table:table-cell>
          <table:table-cell office:value-type="float" office:value="68202" calcext:value-type="float">
            <text:p>68202</text:p>
          </table:table-cell>
          <table:table-cell office:value-type="float" office:value="348" calcext:value-type="float">
            <text:p>348</text:p>
          </table:table-cell>
          <table:table-cell office:value-type="float" office:value="555" calcext:value-type="float">
            <text:p>555</text:p>
          </table:table-cell>
          <table:table-cell office:value-type="float" office:value="1800" calcext:value-type="float">
            <text:p>1800</text:p>
          </table:table-cell>
          <table:table-cell office:value-type="float" office:value="127127" calcext:value-type="float">
            <text:p>127127</text:p>
          </table:table-cell>
          <table:table-cell office:value-type="float" office:value="63534" calcext:value-type="float">
            <text:p>63534</text:p>
          </table:table-cell>
          <table:table-cell office:value-type="float" office:value="436" calcext:value-type="float">
            <text:p>436</text:p>
          </table:table-cell>
          <table:table-cell office:value-type="float" office:value="547" calcext:value-type="float">
            <text:p>547</text:p>
          </table:table-cell>
          <table:table-cell office:value-type="float" office:value="1.1" calcext:value-type="float">
            <text:p>1.1</text:p>
          </table:table-cell>
          <table:table-cell office:value-type="float" office:value="1800" calcext:value-type="float">
            <text:p>1800</text:p>
          </table:table-cell>
          <table:table-cell office:value-type="float" office:value="127377" calcext:value-type="float">
            <text:p>127377</text:p>
          </table:table-cell>
          <table:table-cell office:value-type="float" office:value="63670" calcext:value-type="float">
            <text:p>63670</text:p>
          </table:table-cell>
          <table:table-cell office:value-type="float" office:value="439" calcext:value-type="float">
            <text:p>439</text:p>
          </table:table-cell>
          <table:table-cell office:value-type="float" office:value="548" calcext:value-type="float">
            <text:p>548</text:p>
          </table:table-cell>
          <table:table-cell office:value-type="float" office:value="1800" calcext:value-type="float">
            <text:p>1800</text:p>
          </table:table-cell>
          <table:table-cell office:value-type="float" office:value="121173" calcext:value-type="float">
            <text:p>121173</text:p>
          </table:table-cell>
          <table:table-cell office:value-type="float" office:value="60564" calcext:value-type="float">
            <text:p>60564</text:p>
          </table:table-cell>
          <table:table-cell office:value-type="float" office:value="414" calcext:value-type="float">
            <text:p>414</text:p>
          </table:table-cell>
          <table:table-cell office:value-type="float" office:value="543" calcext:value-type="float">
            <text:p>54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40_100_100_2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53363" calcext:value-type="float">
            <text:p>53363</text:p>
          </table:table-cell>
          <table:table-cell office:value-type="float" office:value="26653" calcext:value-type="float">
            <text:p>26653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1800" calcext:value-type="float">
            <text:p>1800</text:p>
          </table:table-cell>
          <table:table-cell office:value-type="float" office:value="78377" calcext:value-type="float">
            <text:p>78377</text:p>
          </table:table-cell>
          <table:table-cell office:value-type="float" office:value="39159" calcext:value-type="float">
            <text:p>39159</text:p>
          </table:table-cell>
          <table:table-cell office:value-type="float" office:value="409" calcext:value-type="float">
            <text:p>409</text:p>
          </table:table-cell>
          <table:table-cell office:value-type="float" office:value="708" calcext:value-type="float">
            <text:p>708</text:p>
          </table:table-cell>
          <table:table-cell office:value-type="float" office:value="3.17" calcext:value-type="float">
            <text:p>3.17</text:p>
          </table:table-cell>
          <table:table-cell office:value-type="float" office:value="1800" calcext:value-type="float">
            <text:p>1800</text:p>
          </table:table-cell>
          <table:table-cell office:value-type="float" office:value="81335" calcext:value-type="float">
            <text:p>81335</text:p>
          </table:table-cell>
          <table:table-cell office:value-type="float" office:value="40639" calcext:value-type="float">
            <text:p>40639</text:p>
          </table:table-cell>
          <table:table-cell office:value-type="float" office:value="442" calcext:value-type="float">
            <text:p>442</text:p>
          </table:table-cell>
          <table:table-cell office:value-type="float" office:value="690" calcext:value-type="float">
            <text:p>690</text:p>
          </table:table-cell>
          <table:table-cell office:value-type="float" office:value="1800" calcext:value-type="float">
            <text:p>1800</text:p>
          </table:table-cell>
          <table:table-cell office:value-type="float" office:value="77321" calcext:value-type="float">
            <text:p>77321</text:p>
          </table:table-cell>
          <table:table-cell office:value-type="float" office:value="38630" calcext:value-type="float">
            <text:p>38630</text:p>
          </table:table-cell>
          <table:table-cell office:value-type="float" office:value="401" calcext:value-type="float">
            <text:p>401</text:p>
          </table:table-cell>
          <table:table-cell office:value-type="float" office:value="702" calcext:value-type="float">
            <text:p>702</text:p>
          </table:table-cell>
          <table:table-cell office:value-type="float" office:value="1800" calcext:value-type="float">
            <text:p>1800</text:p>
          </table:table-cell>
          <table:table-cell office:value-type="float" office:value="77789" calcext:value-type="float">
            <text:p>77789</text:p>
          </table:table-cell>
          <table:table-cell office:value-type="float" office:value="38866" calcext:value-type="float">
            <text:p>38866</text:p>
          </table:table-cell>
          <table:table-cell office:value-type="float" office:value="405" calcext:value-type="float">
            <text:p>405</text:p>
          </table:table-cell>
          <table:table-cell office:value-type="float" office:value="707" calcext:value-type="float">
            <text:p>707</text:p>
          </table:table-cell>
          <table:table-cell office:value-type="float" office:value="0.98" calcext:value-type="float">
            <text:p>0.98</text:p>
          </table:table-cell>
          <table:table-cell office:value-type="float" office:value="1800" calcext:value-type="float">
            <text:p>1800</text:p>
          </table:table-cell>
          <table:table-cell office:value-type="float" office:value="82473" calcext:value-type="float">
            <text:p>82473</text:p>
          </table:table-cell>
          <table:table-cell office:value-type="float" office:value="41210" calcext:value-type="float">
            <text:p>41210</text:p>
          </table:table-cell>
          <table:table-cell office:value-type="float" office:value="446" calcext:value-type="float">
            <text:p>446</text:p>
          </table:table-cell>
          <table:table-cell office:value-type="float" office:value="692" calcext:value-type="float">
            <text:p>692</text:p>
          </table:table-cell>
          <table:table-cell office:value-type="float" office:value="1800" calcext:value-type="float">
            <text:p>1800</text:p>
          </table:table-cell>
          <table:table-cell office:value-type="float" office:value="73029" calcext:value-type="float">
            <text:p>73029</text:p>
          </table:table-cell>
          <table:table-cell office:value-type="float" office:value="36486" calcext:value-type="float">
            <text:p>36486</text:p>
          </table:table-cell>
          <table:table-cell office:value-type="float" office:value="359" calcext:value-type="float">
            <text:p>359</text:p>
          </table:table-cell>
          <table:table-cell office:value-type="float" office:value="738" calcext:value-type="float">
            <text:p>73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40_100_100_3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17.62" calcext:value-type="float">
            <text:p>517.62</text:p>
          </table:table-cell>
          <table:table-cell office:value-type="float" office:value="41455" calcext:value-type="float">
            <text:p>41455</text:p>
          </table:table-cell>
          <table:table-cell office:value-type="float" office:value="20728" calcext:value-type="float">
            <text:p>20728</text:p>
          </table:table-cell>
          <table:table-cell office:value-type="float" office:value="5" calcext:value-type="float">
            <text:p>5</text:p>
          </table:table-cell>
          <table:table-cell office:value-type="float" office:value="413" calcext:value-type="float">
            <text:p>413</text:p>
          </table:table-cell>
          <table:table-cell office:value-type="float" office:value="320.45" calcext:value-type="float">
            <text:p>320.45</text:p>
          </table:table-cell>
          <table:table-cell office:value-type="float" office:value="41467" calcext:value-type="float">
            <text:p>41467</text:p>
          </table:table-cell>
          <table:table-cell office:value-type="float" office:value="20734" calcext:value-type="float">
            <text:p>20734</text:p>
          </table:table-cell>
          <table:table-cell office:value-type="float" office:value="3" calcext:value-type="float">
            <text:p>3</text:p>
          </table:table-cell>
          <table:table-cell office:value-type="float" office:value="413" calcext:value-type="float">
            <text:p>413</text:p>
          </table:table-cell>
          <table:table-cell office:value-type="float" office:value="1.26" calcext:value-type="float">
            <text:p>1.26</text:p>
          </table:table-cell>
          <table:table-cell office:value-type="float" office:value="313.63" calcext:value-type="float">
            <text:p>313.63</text:p>
          </table:table-cell>
          <table:table-cell office:value-type="float" office:value="41467" calcext:value-type="float">
            <text:p>41467</text:p>
          </table:table-cell>
          <table:table-cell office:value-type="float" office:value="20734" calcext:value-type="float">
            <text:p>20734</text:p>
          </table:table-cell>
          <table:table-cell office:value-type="float" office:value="3" calcext:value-type="float">
            <text:p>3</text:p>
          </table:table-cell>
          <table:table-cell office:value-type="float" office:value="413" calcext:value-type="float">
            <text:p>413</text:p>
          </table:table-cell>
          <table:table-cell office:value-type="float" office:value="320.05" calcext:value-type="float">
            <text:p>320.05</text:p>
          </table:table-cell>
          <table:table-cell office:value-type="float" office:value="41467" calcext:value-type="float">
            <text:p>41467</text:p>
          </table:table-cell>
          <table:table-cell office:value-type="float" office:value="20734" calcext:value-type="float">
            <text:p>20734</text:p>
          </table:table-cell>
          <table:table-cell office:value-type="float" office:value="3" calcext:value-type="float">
            <text:p>3</text:p>
          </table:table-cell>
          <table:table-cell office:value-type="float" office:value="413" calcext:value-type="float">
            <text:p>413</text:p>
          </table:table-cell>
          <table:table-cell office:value-type="float" office:value="336.99" calcext:value-type="float">
            <text:p>336.99</text:p>
          </table:table-cell>
          <table:table-cell office:value-type="float" office:value="41461" calcext:value-type="float">
            <text:p>41461</text:p>
          </table:table-cell>
          <table:table-cell office:value-type="float" office:value="20731" calcext:value-type="float">
            <text:p>20731</text:p>
          </table:table-cell>
          <table:table-cell office:value-type="float" office:value="6" calcext:value-type="float">
            <text:p>6</text:p>
          </table:table-cell>
          <table:table-cell office:value-type="float" office:value="413" calcext:value-type="float">
            <text:p>413</text:p>
          </table:table-cell>
          <table:table-cell office:value-type="float" office:value="1.18" calcext:value-type="float">
            <text:p>1.18</text:p>
          </table:table-cell>
          <table:table-cell office:value-type="float" office:value="335.42" calcext:value-type="float">
            <text:p>335.42</text:p>
          </table:table-cell>
          <table:table-cell office:value-type="float" office:value="41461" calcext:value-type="float">
            <text:p>41461</text:p>
          </table:table-cell>
          <table:table-cell office:value-type="float" office:value="20731" calcext:value-type="float">
            <text:p>20731</text:p>
          </table:table-cell>
          <table:table-cell office:value-type="float" office:value="6" calcext:value-type="float">
            <text:p>6</text:p>
          </table:table-cell>
          <table:table-cell office:value-type="float" office:value="413" calcext:value-type="float">
            <text:p>413</text:p>
          </table:table-cell>
          <table:table-cell office:value-type="float" office:value="377.71" calcext:value-type="float">
            <text:p>377.71</text:p>
          </table:table-cell>
          <table:table-cell office:value-type="float" office:value="41461" calcext:value-type="float">
            <text:p>41461</text:p>
          </table:table-cell>
          <table:table-cell office:value-type="float" office:value="20731" calcext:value-type="float">
            <text:p>20731</text:p>
          </table:table-cell>
          <table:table-cell office:value-type="float" office:value="6" calcext:value-type="float">
            <text:p>6</text:p>
          </table:table-cell>
          <table:table-cell office:value-type="float" office:value="413" calcext:value-type="float">
            <text:p>413</text:p>
          </table:table-cell>
          <table:table-cell table:number-columns-repeated="984"/>
        </table:table-row>
        <table:table-row table:style-name="ro1">
          <table:table-cell table:style-name="ce21"/>
          <table:table-cell table:style-name="ce21" table:formula="of:=AVERAGE([.B68:.B70])" office:value-type="float" office:value="40" calcext:value-type="float">
            <text:p>40</text:p>
          </table:table-cell>
          <table:table-cell table:style-name="ce21" table:formula="of:=AVERAGE([.C68:.C70])" office:value-type="float" office:value="100" calcext:value-type="float">
            <text:p>100</text:p>
          </table:table-cell>
          <table:table-cell table:style-name="ce21" table:formula="of:=AVERAGE([.D68:.D70])" office:value-type="float" office:value="1372.54" calcext:value-type="float">
            <text:p>1372.54</text:p>
          </table:table-cell>
          <table:table-cell table:style-name="ce21" table:formula="of:=AVERAGE([.E68:.E70])" office:value-type="float" office:value="58118.3333333333" calcext:value-type="float">
            <text:p>58118.3333333333</text:p>
          </table:table-cell>
          <table:table-cell table:style-name="ce21" table:formula="of:=AVERAGE([.F68:.F70])" office:value-type="float" office:value="29039.3333333333" calcext:value-type="float">
            <text:p>29039.3333333333</text:p>
          </table:table-cell>
          <table:table-cell table:style-name="ce21" table:formula="of:=AVERAGE([.G68:.G70])" office:value-type="float" office:value="287.333333333333" calcext:value-type="float">
            <text:p>287.333333333333</text:p>
          </table:table-cell>
          <table:table-cell table:style-name="ce21" table:formula="of:=AVERAGE([.H68:.H70])" office:value-type="float" office:value="540.666666666667" calcext:value-type="float">
            <text:p>540.666666666667</text:p>
          </table:table-cell>
          <table:table-cell table:style-name="ce21" table:formula="of:=AVERAGE([.I68:.I70])" office:value-type="float" office:value="1306.81666666667" calcext:value-type="float">
            <text:p>1306.81666666667</text:p>
          </table:table-cell>
          <table:table-cell table:style-name="ce21" table:formula="of:=AVERAGE([.J68:.J70])" office:value-type="float" office:value="84109.6666666667" calcext:value-type="float">
            <text:p>84109.6666666667</text:p>
          </table:table-cell>
          <table:table-cell table:style-name="ce21" table:formula="of:=AVERAGE([.K68:.K70])" office:value-type="float" office:value="42035.3333333333" calcext:value-type="float">
            <text:p>42035.3333333333</text:p>
          </table:table-cell>
          <table:table-cell table:style-name="ce21" table:formula="of:=AVERAGE([.L68:.L70])" office:value-type="float" office:value="249.333333333333" calcext:value-type="float">
            <text:p>249.333333333333</text:p>
          </table:table-cell>
          <table:table-cell table:style-name="ce21" table:formula="of:=AVERAGE([.M68:.M70])" office:value-type="float" office:value="556" calcext:value-type="float">
            <text:p>556</text:p>
          </table:table-cell>
          <table:table-cell table:style-name="ce21" table:formula="of:=AVERAGE([.N68:.N70])" office:value-type="float" office:value="1.89333333333333" calcext:value-type="float">
            <text:p>1.89333333333333</text:p>
          </table:table-cell>
          <table:table-cell table:style-name="ce21" table:formula="of:=AVERAGE([.O68:.O70])" office:value-type="float" office:value="1304.54333333333" calcext:value-type="float">
            <text:p>1304.54333333333</text:p>
          </table:table-cell>
          <table:table-cell table:style-name="ce21" table:formula="of:=AVERAGE([.P68:.P70])" office:value-type="float" office:value="85793.6666666667" calcext:value-type="float">
            <text:p>85793.6666666667</text:p>
          </table:table-cell>
          <table:table-cell table:style-name="ce21" table:formula="of:=AVERAGE([.Q68:.Q70])" office:value-type="float" office:value="42880.6666666667" calcext:value-type="float">
            <text:p>42880.6666666667</text:p>
          </table:table-cell>
          <table:table-cell table:style-name="ce21" table:formula="of:=AVERAGE([.R68:.R70])" office:value-type="float" office:value="264.333333333333" calcext:value-type="float">
            <text:p>264.333333333333</text:p>
          </table:table-cell>
          <table:table-cell table:style-name="ce21" table:formula="of:=AVERAGE([.S68:.S70])" office:value-type="float" office:value="547.666666666667" calcext:value-type="float">
            <text:p>547.666666666667</text:p>
          </table:table-cell>
          <table:table-cell table:style-name="ce21" table:formula="of:=AVERAGE([.T68:.T70])" office:value-type="float" office:value="1306.68333333333" calcext:value-type="float">
            <text:p>1306.68333333333</text:p>
          </table:table-cell>
          <table:table-cell table:style-name="ce21" table:formula="of:=AVERAGE([.U68:.U70])" office:value-type="float" office:value="85081.6666666667" calcext:value-type="float">
            <text:p>85081.6666666667</text:p>
          </table:table-cell>
          <table:table-cell table:style-name="ce21" table:formula="of:=AVERAGE([.V68:.V70])" office:value-type="float" office:value="42522" calcext:value-type="float">
            <text:p>42522</text:p>
          </table:table-cell>
          <table:table-cell table:style-name="ce21" table:formula="of:=AVERAGE([.W68:.W70])" office:value-type="float" office:value="250.666666666667" calcext:value-type="float">
            <text:p>250.666666666667</text:p>
          </table:table-cell>
          <table:table-cell table:style-name="ce21" table:formula="of:=AVERAGE([.X68:.X70])" office:value-type="float" office:value="556.666666666667" calcext:value-type="float">
            <text:p>556.666666666667</text:p>
          </table:table-cell>
          <table:table-cell table:style-name="ce21" table:formula="of:=AVERAGE([.Y68:.Y70])" office:value-type="float" office:value="1312.33" calcext:value-type="float">
            <text:p>1312.33</text:p>
          </table:table-cell>
          <table:table-cell table:style-name="ce21" table:formula="of:=AVERAGE([.Z68:.Z70])" office:value-type="float" office:value="82125.6666666667" calcext:value-type="float">
            <text:p>82125.6666666667</text:p>
          </table:table-cell>
          <table:table-cell table:style-name="ce21" table:formula="of:=AVERAGE([.AA68:.AA70])" office:value-type="float" office:value="41043.6666666667" calcext:value-type="float">
            <text:p>41043.6666666667</text:p>
          </table:table-cell>
          <table:table-cell table:style-name="ce21" table:formula="of:=AVERAGE([.AB68:.AB70])" office:value-type="float" office:value="282.333333333333" calcext:value-type="float">
            <text:p>282.333333333333</text:p>
          </table:table-cell>
          <table:table-cell table:style-name="ce21" table:formula="of:=AVERAGE([.AC68:.AC70])" office:value-type="float" office:value="555.666666666667" calcext:value-type="float">
            <text:p>555.666666666667</text:p>
          </table:table-cell>
          <table:table-cell table:style-name="ce21" table:formula="of:=AVERAGE([.AD68:.AD70])" office:value-type="float" office:value="1.08666666666667" calcext:value-type="float">
            <text:p>1.08666666666667</text:p>
          </table:table-cell>
          <table:table-cell table:style-name="ce21" table:formula="of:=AVERAGE([.AE68:.AE70])" office:value-type="float" office:value="1311.80666666667" calcext:value-type="float">
            <text:p>1311.80666666667</text:p>
          </table:table-cell>
          <table:table-cell table:style-name="ce21" table:formula="of:=AVERAGE([.AF68:.AF70])" office:value-type="float" office:value="83770.3333333333" calcext:value-type="float">
            <text:p>83770.3333333333</text:p>
          </table:table-cell>
          <table:table-cell table:style-name="ce21" table:formula="of:=AVERAGE([.AG68:.AG70])" office:value-type="float" office:value="41870.3333333333" calcext:value-type="float">
            <text:p>41870.3333333333</text:p>
          </table:table-cell>
          <table:table-cell table:style-name="ce21" table:formula="of:=AVERAGE([.AH68:.AH70])" office:value-type="float" office:value="297" calcext:value-type="float">
            <text:p>297</text:p>
          </table:table-cell>
          <table:table-cell table:style-name="ce21" table:formula="of:=AVERAGE([.AI68:.AI70])" office:value-type="float" office:value="551" calcext:value-type="float">
            <text:p>551</text:p>
          </table:table-cell>
          <table:table-cell table:style-name="ce21" table:formula="of:=AVERAGE([.AJ68:.AJ70])" office:value-type="float" office:value="1325.90333333333" calcext:value-type="float">
            <text:p>1325.90333333333</text:p>
          </table:table-cell>
          <table:table-cell table:style-name="ce21" table:formula="of:=AVERAGE([.AK68:.AK70])" office:value-type="float" office:value="78554.3333333333" calcext:value-type="float">
            <text:p>78554.3333333333</text:p>
          </table:table-cell>
          <table:table-cell table:style-name="ce21" table:formula="of:=AVERAGE([.AL68:.AL70])" office:value-type="float" office:value="39260.3333333333" calcext:value-type="float">
            <text:p>39260.3333333333</text:p>
          </table:table-cell>
          <table:table-cell table:style-name="ce21" table:formula="of:=AVERAGE([.AM68:.AM70])" office:value-type="float" office:value="259.666666666667" calcext:value-type="float">
            <text:p>259.666666666667</text:p>
          </table:table-cell>
          <table:table-cell table:style-name="ce21" table:formula="of:=AVERAGE([.AN68:.AN70])" office:value-type="float" office:value="564.666666666667" calcext:value-type="float">
            <text:p>564.666666666667</text:p>
          </table:table-cell>
          <table:table-cell table:style-name="ce29" table:number-columns-repeated="984"/>
        </table:table-row>
        <table:table-row table:style-name="ro1">
          <table:table-cell office:value-type="string" calcext:value-type="string">
            <text:p>QKP_40_100_25_1 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117427" calcext:value-type="float">
            <text:p>117427</text:p>
          </table:table-cell>
          <table:table-cell office:value-type="float" office:value="58687" calcext:value-type="float">
            <text:p>58687</text:p>
          </table:table-cell>
          <table:table-cell office:value-type="float" office:value="83" calcext:value-type="float">
            <text:p>83</text:p>
          </table:table-cell>
          <table:table-cell office:value-type="float" office:value="528" calcext:value-type="float">
            <text:p>528</text:p>
          </table:table-cell>
          <table:table-cell office:value-type="float" office:value="1800" calcext:value-type="float">
            <text:p>1800</text:p>
          </table:table-cell>
          <table:table-cell office:value-type="float" office:value="138243" calcext:value-type="float">
            <text:p>138243</text:p>
          </table:table-cell>
          <table:table-cell office:value-type="float" office:value="69094" calcext:value-type="float">
            <text:p>69094</text:p>
          </table:table-cell>
          <table:table-cell office:value-type="float" office:value="12" calcext:value-type="float">
            <text:p>12</text:p>
          </table:table-cell>
          <table:table-cell office:value-type="float" office:value="549" calcext:value-type="float">
            <text:p>549</text:p>
          </table:table-cell>
          <table:table-cell office:value-type="float" office:value="1.27" calcext:value-type="float">
            <text:p>1.27</text:p>
          </table:table-cell>
          <table:table-cell office:value-type="float" office:value="1800" calcext:value-type="float">
            <text:p>1800</text:p>
          </table:table-cell>
          <table:table-cell office:value-type="float" office:value="145445" calcext:value-type="float">
            <text:p>145445</text:p>
          </table:table-cell>
          <table:table-cell office:value-type="float" office:value="72688" calcext:value-type="float">
            <text:p>72688</text:p>
          </table:table-cell>
          <table:table-cell office:value-type="float" office:value="12" calcext:value-type="float">
            <text:p>12</text:p>
          </table:table-cell>
          <table:table-cell office:value-type="float" office:value="562" calcext:value-type="float">
            <text:p>562</text:p>
          </table:table-cell>
          <table:table-cell office:value-type="float" office:value="1800" calcext:value-type="float">
            <text:p>1800</text:p>
          </table:table-cell>
          <table:table-cell office:value-type="float" office:value="143431" calcext:value-type="float">
            <text:p>143431</text:p>
          </table:table-cell>
          <table:table-cell office:value-type="float" office:value="71686" calcext:value-type="float">
            <text:p>71686</text:p>
          </table:table-cell>
          <table:table-cell office:value-type="float" office:value="12" calcext:value-type="float">
            <text:p>12</text:p>
          </table:table-cell>
          <table:table-cell office:value-type="float" office:value="554" calcext:value-type="float">
            <text:p>554</text:p>
          </table:table-cell>
          <table:table-cell office:value-type="float" office:value="1800" calcext:value-type="float">
            <text:p>1800</text:p>
          </table:table-cell>
          <table:table-cell office:value-type="float" office:value="144985" calcext:value-type="float">
            <text:p>144985</text:p>
          </table:table-cell>
          <table:table-cell office:value-type="float" office:value="72470" calcext:value-type="float">
            <text:p>72470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float" office:value="1.17" calcext:value-type="float">
            <text:p>1.17</text:p>
          </table:table-cell>
          <table:table-cell office:value-type="float" office:value="1800" calcext:value-type="float">
            <text:p>1800</text:p>
          </table:table-cell>
          <table:table-cell office:value-type="float" office:value="141703" calcext:value-type="float">
            <text:p>141703</text:p>
          </table:table-cell>
          <table:table-cell office:value-type="float" office:value="70825" calcext:value-type="float">
            <text:p>70825</text:p>
          </table:table-cell>
          <table:table-cell office:value-type="float" office:value="12" calcext:value-type="float">
            <text:p>12</text:p>
          </table:table-cell>
          <table:table-cell office:value-type="float" office:value="551" calcext:value-type="float">
            <text:p>551</text:p>
          </table:table-cell>
          <table:table-cell office:value-type="float" office:value="1800" calcext:value-type="float">
            <text:p>1800</text:p>
          </table:table-cell>
          <table:table-cell office:value-type="float" office:value="128945" calcext:value-type="float">
            <text:p>128945</text:p>
          </table:table-cell>
          <table:table-cell office:value-type="float" office:value="64444" calcext:value-type="float">
            <text:p>64444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40_100_25_2 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1.54" calcext:value-type="float">
            <text:p>11.54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.6" calcext:value-type="float">
            <text:p>13.6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97" calcext:value-type="float">
            <text:p>0.97</text:p>
          </table:table-cell>
          <table:table-cell office:value-type="float" office:value="10.91" calcext:value-type="float">
            <text:p>10.91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0.11" calcext:value-type="float">
            <text:p>20.11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.3" calcext:value-type="float">
            <text:p>15.3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.32" calcext:value-type="float">
            <text:p>1.32</text:p>
          </table:table-cell>
          <table:table-cell office:value-type="float" office:value="17.51" calcext:value-type="float">
            <text:p>17.51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7.6" calcext:value-type="float">
            <text:p>27.6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40_100_25_3 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952.64" calcext:value-type="float">
            <text:p>952.64</text:p>
          </table:table-cell>
          <table:table-cell office:value-type="float" office:value="94089" calcext:value-type="float">
            <text:p>94089</text:p>
          </table:table-cell>
          <table:table-cell office:value-type="float" office:value="47045" calcext:value-type="float">
            <text:p>47045</text:p>
          </table:table-cell>
          <table:table-cell office:value-type="float" office:value="67" calcext:value-type="float">
            <text:p>67</text:p>
          </table:table-cell>
          <table:table-cell office:value-type="float" office:value="405" calcext:value-type="float">
            <text:p>405</text:p>
          </table:table-cell>
          <table:table-cell office:value-type="float" office:value="809.77" calcext:value-type="float">
            <text:p>809.77</text:p>
          </table:table-cell>
          <table:table-cell office:value-type="float" office:value="94303" calcext:value-type="float">
            <text:p>94303</text:p>
          </table:table-cell>
          <table:table-cell office:value-type="float" office:value="47152" calcext:value-type="float">
            <text:p>47152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float" office:value="1.33" calcext:value-type="float">
            <text:p>1.33</text:p>
          </table:table-cell>
          <table:table-cell office:value-type="float" office:value="781.78" calcext:value-type="float">
            <text:p>781.78</text:p>
          </table:table-cell>
          <table:table-cell office:value-type="float" office:value="94303" calcext:value-type="float">
            <text:p>94303</text:p>
          </table:table-cell>
          <table:table-cell office:value-type="float" office:value="47152" calcext:value-type="float">
            <text:p>47152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float" office:value="801.21" calcext:value-type="float">
            <text:p>801.21</text:p>
          </table:table-cell>
          <table:table-cell office:value-type="float" office:value="94303" calcext:value-type="float">
            <text:p>94303</text:p>
          </table:table-cell>
          <table:table-cell office:value-type="float" office:value="47152" calcext:value-type="float">
            <text:p>47152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float" office:value="809.44" calcext:value-type="float">
            <text:p>809.44</text:p>
          </table:table-cell>
          <table:table-cell office:value-type="float" office:value="94205" calcext:value-type="float">
            <text:p>94205</text:p>
          </table:table-cell>
          <table:table-cell office:value-type="float" office:value="47103" calcext:value-type="float">
            <text:p>47103</text:p>
          </table:table-cell>
          <table:table-cell office:value-type="float" office:value="56" calcext:value-type="float">
            <text:p>56</text:p>
          </table:table-cell>
          <table:table-cell office:value-type="float" office:value="405" calcext:value-type="float">
            <text:p>405</text:p>
          </table:table-cell>
          <table:table-cell office:value-type="float" office:value="1.16" calcext:value-type="float">
            <text:p>1.16</text:p>
          </table:table-cell>
          <table:table-cell office:value-type="float" office:value="783.05" calcext:value-type="float">
            <text:p>783.05</text:p>
          </table:table-cell>
          <table:table-cell office:value-type="float" office:value="94205" calcext:value-type="float">
            <text:p>94205</text:p>
          </table:table-cell>
          <table:table-cell office:value-type="float" office:value="47103" calcext:value-type="float">
            <text:p>47103</text:p>
          </table:table-cell>
          <table:table-cell office:value-type="float" office:value="56" calcext:value-type="float">
            <text:p>56</text:p>
          </table:table-cell>
          <table:table-cell office:value-type="float" office:value="405" calcext:value-type="float">
            <text:p>405</text:p>
          </table:table-cell>
          <table:table-cell office:value-type="float" office:value="833.29" calcext:value-type="float">
            <text:p>833.29</text:p>
          </table:table-cell>
          <table:table-cell office:value-type="float" office:value="94205" calcext:value-type="float">
            <text:p>94205</text:p>
          </table:table-cell>
          <table:table-cell office:value-type="float" office:value="47103" calcext:value-type="float">
            <text:p>47103</text:p>
          </table:table-cell>
          <table:table-cell office:value-type="float" office:value="56" calcext:value-type="float">
            <text:p>56</text:p>
          </table:table-cell>
          <table:table-cell office:value-type="float" office:value="405" calcext:value-type="float">
            <text:p>405</text:p>
          </table:table-cell>
          <table:table-cell table:number-columns-repeated="984"/>
        </table:table-row>
        <table:table-row table:style-name="ro1">
          <table:table-cell table:style-name="ce21"/>
          <table:table-cell table:style-name="ce21" table:formula="of:=AVERAGE([.B72:.B74])" office:value-type="float" office:value="40" calcext:value-type="float">
            <text:p>40</text:p>
          </table:table-cell>
          <table:table-cell table:style-name="ce21" table:formula="of:=AVERAGE([.C72:.C74])" office:value-type="float" office:value="25" calcext:value-type="float">
            <text:p>25</text:p>
          </table:table-cell>
          <table:table-cell table:style-name="ce21" table:formula="of:=AVERAGE([.D72:.D74])" office:value-type="float" office:value="921.393333333333" calcext:value-type="float">
            <text:p>921.393333333333</text:p>
          </table:table-cell>
          <table:table-cell table:style-name="ce21" table:formula="of:=AVERAGE([.E72:.E74])" office:value-type="float" office:value="70971.6666666667" calcext:value-type="float">
            <text:p>70971.6666666667</text:p>
          </table:table-cell>
          <table:table-cell table:style-name="ce21" table:formula="of:=AVERAGE([.F72:.F74])" office:value-type="float" office:value="35477.3333333333" calcext:value-type="float">
            <text:p>35477.3333333333</text:p>
          </table:table-cell>
          <table:table-cell table:style-name="ce21" table:formula="of:=AVERAGE([.G72:.G74])" office:value-type="float" office:value="50" calcext:value-type="float">
            <text:p>50</text:p>
          </table:table-cell>
          <table:table-cell table:style-name="ce21" table:formula="of:=AVERAGE([.H72:.H74])" office:value-type="float" office:value="323.666666666667" calcext:value-type="float">
            <text:p>323.666666666667</text:p>
          </table:table-cell>
          <table:table-cell table:style-name="ce21" table:formula="of:=AVERAGE([.I72:.I74])" office:value-type="float" office:value="874.456666666667" calcext:value-type="float">
            <text:p>874.456666666667</text:p>
          </table:table-cell>
          <table:table-cell table:style-name="ce21" table:formula="of:=AVERAGE([.J72:.J74])" office:value-type="float" office:value="77981.6666666667" calcext:value-type="float">
            <text:p>77981.6666666667</text:p>
          </table:table-cell>
          <table:table-cell table:style-name="ce21" table:formula="of:=AVERAGE([.K72:.K74])" office:value-type="float" office:value="38982" calcext:value-type="float">
            <text:p>38982</text:p>
          </table:table-cell>
          <table:table-cell table:style-name="ce21" table:formula="of:=AVERAGE([.L72:.L74])" office:value-type="float" office:value="6.33333333333333" calcext:value-type="float">
            <text:p>6.33333333333333</text:p>
          </table:table-cell>
          <table:table-cell table:style-name="ce21" table:formula="of:=AVERAGE([.M72:.M74])" office:value-type="float" office:value="330.666666666667" calcext:value-type="float">
            <text:p>330.666666666667</text:p>
          </table:table-cell>
          <table:table-cell table:style-name="ce21" table:formula="of:=AVERAGE([.N72:.N74])" office:value-type="float" office:value="1.19" calcext:value-type="float">
            <text:p>1.19</text:p>
          </table:table-cell>
          <table:table-cell table:style-name="ce21" table:formula="of:=AVERAGE([.O72:.O74])" office:value-type="float" office:value="864.23" calcext:value-type="float">
            <text:p>864.23</text:p>
          </table:table-cell>
          <table:table-cell table:style-name="ce21" table:formula="of:=AVERAGE([.P72:.P74])" office:value-type="float" office:value="80382.3333333333" calcext:value-type="float">
            <text:p>80382.3333333333</text:p>
          </table:table-cell>
          <table:table-cell table:style-name="ce21" table:formula="of:=AVERAGE([.Q72:.Q74])" office:value-type="float" office:value="40180" calcext:value-type="float">
            <text:p>40180</text:p>
          </table:table-cell>
          <table:table-cell table:style-name="ce21" table:formula="of:=AVERAGE([.R72:.R74])" office:value-type="float" office:value="6.33333333333333" calcext:value-type="float">
            <text:p>6.33333333333333</text:p>
          </table:table-cell>
          <table:table-cell table:style-name="ce21" table:formula="of:=AVERAGE([.S72:.S74])" office:value-type="float" office:value="335" calcext:value-type="float">
            <text:p>335</text:p>
          </table:table-cell>
          <table:table-cell table:style-name="ce21" table:formula="of:=AVERAGE([.T72:.T74])" office:value-type="float" office:value="873.773333333334" calcext:value-type="float">
            <text:p>873.773333333334</text:p>
          </table:table-cell>
          <table:table-cell table:style-name="ce21" table:formula="of:=AVERAGE([.U72:.U74])" office:value-type="float" office:value="79711" calcext:value-type="float">
            <text:p>79711</text:p>
          </table:table-cell>
          <table:table-cell table:style-name="ce21" table:formula="of:=AVERAGE([.V72:.V74])" office:value-type="float" office:value="39846" calcext:value-type="float">
            <text:p>39846</text:p>
          </table:table-cell>
          <table:table-cell table:style-name="ce21" table:formula="of:=AVERAGE([.W72:.W74])" office:value-type="float" office:value="6.33333333333333" calcext:value-type="float">
            <text:p>6.33333333333333</text:p>
          </table:table-cell>
          <table:table-cell table:style-name="ce21" table:formula="of:=AVERAGE([.X72:.X74])" office:value-type="float" office:value="332.333333333333" calcext:value-type="float">
            <text:p>332.333333333333</text:p>
          </table:table-cell>
          <table:table-cell table:style-name="ce21" table:formula="of:=AVERAGE([.Y72:.Y74])" office:value-type="float" office:value="874.913333333333" calcext:value-type="float">
            <text:p>874.913333333333</text:p>
          </table:table-cell>
          <table:table-cell table:style-name="ce21" table:formula="of:=AVERAGE([.Z72:.Z74])" office:value-type="float" office:value="80196.3333333333" calcext:value-type="float">
            <text:p>80196.3333333333</text:p>
          </table:table-cell>
          <table:table-cell table:style-name="ce21" table:formula="of:=AVERAGE([.AA72:.AA74])" office:value-type="float" office:value="40091" calcext:value-type="float">
            <text:p>40091</text:p>
          </table:table-cell>
          <table:table-cell table:style-name="ce21" table:formula="of:=AVERAGE([.AB72:.AB74])" office:value-type="float" office:value="22.6666666666667" calcext:value-type="float">
            <text:p>22.6666666666667</text:p>
          </table:table-cell>
          <table:table-cell table:style-name="ce21" table:formula="of:=AVERAGE([.AC72:.AC74])" office:value-type="float" office:value="334.333333333333" calcext:value-type="float">
            <text:p>334.333333333333</text:p>
          </table:table-cell>
          <table:table-cell table:style-name="ce21" table:formula="of:=AVERAGE([.AD72:.AD74])" office:value-type="float" office:value="1.21666666666667" calcext:value-type="float">
            <text:p>1.21666666666667</text:p>
          </table:table-cell>
          <table:table-cell table:style-name="ce21" table:formula="of:=AVERAGE([.AE72:.AE74])" office:value-type="float" office:value="866.853333333333" calcext:value-type="float">
            <text:p>866.853333333333</text:p>
          </table:table-cell>
          <table:table-cell table:style-name="ce21" table:formula="of:=AVERAGE([.AF72:.AF74])" office:value-type="float" office:value="79102.3333333333" calcext:value-type="float">
            <text:p>79102.3333333333</text:p>
          </table:table-cell>
          <table:table-cell table:style-name="ce21" table:formula="of:=AVERAGE([.AG72:.AG74])" office:value-type="float" office:value="39542.6666666667" calcext:value-type="float">
            <text:p>39542.6666666667</text:p>
          </table:table-cell>
          <table:table-cell table:style-name="ce21" table:formula="of:=AVERAGE([.AH72:.AH74])" office:value-type="float" office:value="22.6666666666667" calcext:value-type="float">
            <text:p>22.6666666666667</text:p>
          </table:table-cell>
          <table:table-cell table:style-name="ce21" table:formula="of:=AVERAGE([.AI72:.AI74])" office:value-type="float" office:value="331.333333333333" calcext:value-type="float">
            <text:p>331.333333333333</text:p>
          </table:table-cell>
          <table:table-cell table:style-name="ce21" table:formula="of:=AVERAGE([.AJ72:.AJ74])" office:value-type="float" office:value="886.963333333333" calcext:value-type="float">
            <text:p>886.963333333333</text:p>
          </table:table-cell>
          <table:table-cell table:style-name="ce21" table:formula="of:=AVERAGE([.AK72:.AK74])" office:value-type="float" office:value="74849.6666666667" calcext:value-type="float">
            <text:p>74849.6666666667</text:p>
          </table:table-cell>
          <table:table-cell table:style-name="ce21" table:formula="of:=AVERAGE([.AL72:.AL74])" office:value-type="float" office:value="37415.6666666667" calcext:value-type="float">
            <text:p>37415.6666666667</text:p>
          </table:table-cell>
          <table:table-cell table:style-name="ce21" table:formula="of:=AVERAGE([.AM72:.AM74])" office:value-type="float" office:value="22.6666666666667" calcext:value-type="float">
            <text:p>22.6666666666667</text:p>
          </table:table-cell>
          <table:table-cell table:style-name="ce21" table:formula="of:=AVERAGE([.AN72:.AN74])" office:value-type="float" office:value="328" calcext:value-type="float">
            <text:p>328</text:p>
          </table:table-cell>
          <table:table-cell table:style-name="ce29" table:number-columns-repeated="984"/>
        </table:table-row>
        <table:table-row table:style-name="ro1">
          <table:table-cell office:value-type="string" calcext:value-type="string">
            <text:p>QKP_40_100_50_1 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1.41" calcext:value-type="float">
            <text:p>61.41</text:p>
          </table:table-cell>
          <table:table-cell office:value-type="float" office:value="11451" calcext:value-type="float">
            <text:p>11451</text:p>
          </table:table-cell>
          <table:table-cell office:value-type="float" office:value="5726" calcext:value-type="float">
            <text:p>5726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46.4" calcext:value-type="float">
            <text:p>46.4</text:p>
          </table:table-cell>
          <table:table-cell office:value-type="float" office:value="11451" calcext:value-type="float">
            <text:p>11451</text:p>
          </table:table-cell>
          <table:table-cell office:value-type="float" office:value="5726" calcext:value-type="float">
            <text:p>5726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1.12" calcext:value-type="float">
            <text:p>1.12</text:p>
          </table:table-cell>
          <table:table-cell office:value-type="float" office:value="45.92" calcext:value-type="float">
            <text:p>45.92</text:p>
          </table:table-cell>
          <table:table-cell office:value-type="float" office:value="11451" calcext:value-type="float">
            <text:p>11451</text:p>
          </table:table-cell>
          <table:table-cell office:value-type="float" office:value="5726" calcext:value-type="float">
            <text:p>5726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.31" calcext:value-type="float">
            <text:p>56.31</text:p>
          </table:table-cell>
          <table:table-cell office:value-type="float" office:value="11451" calcext:value-type="float">
            <text:p>11451</text:p>
          </table:table-cell>
          <table:table-cell office:value-type="float" office:value="5726" calcext:value-type="float">
            <text:p>5726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1.15" calcext:value-type="float">
            <text:p>51.15</text:p>
          </table:table-cell>
          <table:table-cell office:value-type="float" office:value="11451" calcext:value-type="float">
            <text:p>11451</text:p>
          </table:table-cell>
          <table:table-cell office:value-type="float" office:value="5726" calcext:value-type="float">
            <text:p>5726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1.13" calcext:value-type="float">
            <text:p>1.13</text:p>
          </table:table-cell>
          <table:table-cell office:value-type="float" office:value="51.86" calcext:value-type="float">
            <text:p>51.86</text:p>
          </table:table-cell>
          <table:table-cell office:value-type="float" office:value="11451" calcext:value-type="float">
            <text:p>11451</text:p>
          </table:table-cell>
          <table:table-cell office:value-type="float" office:value="5726" calcext:value-type="float">
            <text:p>5726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65.98" calcext:value-type="float">
            <text:p>65.98</text:p>
          </table:table-cell>
          <table:table-cell office:value-type="float" office:value="11451" calcext:value-type="float">
            <text:p>11451</text:p>
          </table:table-cell>
          <table:table-cell office:value-type="float" office:value="5726" calcext:value-type="float">
            <text:p>5726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40_100_50_2 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405.51" calcext:value-type="float">
            <text:p>1405.51</text:p>
          </table:table-cell>
          <table:table-cell office:value-type="float" office:value="107825" calcext:value-type="float">
            <text:p>107825</text:p>
          </table:table-cell>
          <table:table-cell office:value-type="float" office:value="53913" calcext:value-type="float">
            <text:p>53913</text:p>
          </table:table-cell>
          <table:table-cell office:value-type="float" office:value="38" calcext:value-type="float">
            <text:p>38</text:p>
          </table:table-cell>
          <table:table-cell office:value-type="float" office:value="526" calcext:value-type="float">
            <text:p>526</text:p>
          </table:table-cell>
          <table:table-cell office:value-type="float" office:value="1201.62" calcext:value-type="float">
            <text:p>1201.62</text:p>
          </table:table-cell>
          <table:table-cell office:value-type="float" office:value="107909" calcext:value-type="float">
            <text:p>107909</text:p>
          </table:table-cell>
          <table:table-cell office:value-type="float" office:value="53955" calcext:value-type="float">
            <text:p>53955</text:p>
          </table:table-cell>
          <table:table-cell office:value-type="float" office:value="26" calcext:value-type="float">
            <text:p>26</text:p>
          </table:table-cell>
          <table:table-cell office:value-type="float" office:value="526" calcext:value-type="float">
            <text:p>526</text:p>
          </table:table-cell>
          <table:table-cell office:value-type="float" office:value="1.13" calcext:value-type="float">
            <text:p>1.13</text:p>
          </table:table-cell>
          <table:table-cell office:value-type="float" office:value="1232.95" calcext:value-type="float">
            <text:p>1232.95</text:p>
          </table:table-cell>
          <table:table-cell office:value-type="float" office:value="107909" calcext:value-type="float">
            <text:p>107909</text:p>
          </table:table-cell>
          <table:table-cell office:value-type="float" office:value="53955" calcext:value-type="float">
            <text:p>53955</text:p>
          </table:table-cell>
          <table:table-cell office:value-type="float" office:value="26" calcext:value-type="float">
            <text:p>26</text:p>
          </table:table-cell>
          <table:table-cell office:value-type="float" office:value="526" calcext:value-type="float">
            <text:p>526</text:p>
          </table:table-cell>
          <table:table-cell office:value-type="float" office:value="1206.71" calcext:value-type="float">
            <text:p>1206.71</text:p>
          </table:table-cell>
          <table:table-cell office:value-type="float" office:value="107909" calcext:value-type="float">
            <text:p>107909</text:p>
          </table:table-cell>
          <table:table-cell office:value-type="float" office:value="53955" calcext:value-type="float">
            <text:p>53955</text:p>
          </table:table-cell>
          <table:table-cell office:value-type="float" office:value="26" calcext:value-type="float">
            <text:p>26</text:p>
          </table:table-cell>
          <table:table-cell office:value-type="float" office:value="526" calcext:value-type="float">
            <text:p>526</text:p>
          </table:table-cell>
          <table:table-cell office:value-type="float" office:value="1214.62" calcext:value-type="float">
            <text:p>1214.62</text:p>
          </table:table-cell>
          <table:table-cell office:value-type="float" office:value="107909" calcext:value-type="float">
            <text:p>107909</text:p>
          </table:table-cell>
          <table:table-cell office:value-type="float" office:value="53955" calcext:value-type="float">
            <text:p>53955</text:p>
          </table:table-cell>
          <table:table-cell office:value-type="float" office:value="26" calcext:value-type="float">
            <text:p>26</text:p>
          </table:table-cell>
          <table:table-cell office:value-type="float" office:value="526" calcext:value-type="float">
            <text:p>526</text:p>
          </table:table-cell>
          <table:table-cell office:value-type="float" office:value="1.06" calcext:value-type="float">
            <text:p>1.06</text:p>
          </table:table-cell>
          <table:table-cell office:value-type="float" office:value="1241.91" calcext:value-type="float">
            <text:p>1241.91</text:p>
          </table:table-cell>
          <table:table-cell office:value-type="float" office:value="107909" calcext:value-type="float">
            <text:p>107909</text:p>
          </table:table-cell>
          <table:table-cell office:value-type="float" office:value="53955" calcext:value-type="float">
            <text:p>53955</text:p>
          </table:table-cell>
          <table:table-cell office:value-type="float" office:value="26" calcext:value-type="float">
            <text:p>26</text:p>
          </table:table-cell>
          <table:table-cell office:value-type="float" office:value="526" calcext:value-type="float">
            <text:p>526</text:p>
          </table:table-cell>
          <table:table-cell office:value-type="float" office:value="1331.87" calcext:value-type="float">
            <text:p>1331.87</text:p>
          </table:table-cell>
          <table:table-cell office:value-type="float" office:value="107909" calcext:value-type="float">
            <text:p>107909</text:p>
          </table:table-cell>
          <table:table-cell office:value-type="float" office:value="53955" calcext:value-type="float">
            <text:p>53955</text:p>
          </table:table-cell>
          <table:table-cell office:value-type="float" office:value="26" calcext:value-type="float">
            <text:p>26</text:p>
          </table:table-cell>
          <table:table-cell office:value-type="float" office:value="526" calcext:value-type="float">
            <text:p>52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40_100_50_3 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112643" calcext:value-type="float">
            <text:p>112643</text:p>
          </table:table-cell>
          <table:table-cell office:value-type="float" office:value="56292" calcext:value-type="float">
            <text:p>56292</text:p>
          </table:table-cell>
          <table:table-cell office:value-type="float" office:value="305" calcext:value-type="float">
            <text:p>305</text:p>
          </table:table-cell>
          <table:table-cell office:value-type="float" office:value="608" calcext:value-type="float">
            <text:p>608</text:p>
          </table:table-cell>
          <table:table-cell office:value-type="float" office:value="1800" calcext:value-type="float">
            <text:p>1800</text:p>
          </table:table-cell>
          <table:table-cell office:value-type="float" office:value="125571" calcext:value-type="float">
            <text:p>125571</text:p>
          </table:table-cell>
          <table:table-cell office:value-type="float" office:value="62756" calcext:value-type="float">
            <text:p>62756</text:p>
          </table:table-cell>
          <table:table-cell office:value-type="float" office:value="62" calcext:value-type="float">
            <text:p>62</text:p>
          </table:table-cell>
          <table:table-cell office:value-type="float" office:value="630" calcext:value-type="float">
            <text:p>630</text:p>
          </table:table-cell>
          <table:table-cell office:value-type="float" office:value="1.3" calcext:value-type="float">
            <text:p>1.3</text:p>
          </table:table-cell>
          <table:table-cell office:value-type="float" office:value="1800" calcext:value-type="float">
            <text:p>1800</text:p>
          </table:table-cell>
          <table:table-cell office:value-type="float" office:value="125493" calcext:value-type="float">
            <text:p>125493</text:p>
          </table:table-cell>
          <table:table-cell office:value-type="float" office:value="62721" calcext:value-type="float">
            <text:p>62721</text:p>
          </table:table-cell>
          <table:table-cell office:value-type="float" office:value="63" calcext:value-type="float">
            <text:p>63</text:p>
          </table:table-cell>
          <table:table-cell office:value-type="float" office:value="628" calcext:value-type="float">
            <text:p>628</text:p>
          </table:table-cell>
          <table:table-cell office:value-type="float" office:value="1800" calcext:value-type="float">
            <text:p>1800</text:p>
          </table:table-cell>
          <table:table-cell office:value-type="float" office:value="116819" calcext:value-type="float">
            <text:p>116819</text:p>
          </table:table-cell>
          <table:table-cell office:value-type="float" office:value="58387" calcext:value-type="float">
            <text:p>58387</text:p>
          </table:table-cell>
          <table:table-cell office:value-type="float" office:value="23" calcext:value-type="float">
            <text:p>23</text:p>
          </table:table-cell>
          <table:table-cell office:value-type="float" office:value="612" calcext:value-type="float">
            <text:p>612</text:p>
          </table:table-cell>
          <table:table-cell office:value-type="float" office:value="1800" calcext:value-type="float">
            <text:p>1800</text:p>
          </table:table-cell>
          <table:table-cell office:value-type="float" office:value="123393" calcext:value-type="float">
            <text:p>123393</text:p>
          </table:table-cell>
          <table:table-cell office:value-type="float" office:value="61670" calcext:value-type="float">
            <text:p>61670</text:p>
          </table:table-cell>
          <table:table-cell office:value-type="float" office:value="97" calcext:value-type="float">
            <text:p>97</text:p>
          </table:table-cell>
          <table:table-cell office:value-type="float" office:value="622" calcext:value-type="float">
            <text:p>622</text:p>
          </table:table-cell>
          <table:table-cell office:value-type="float" office:value="1.14" calcext:value-type="float">
            <text:p>1.14</text:p>
          </table:table-cell>
          <table:table-cell office:value-type="float" office:value="1800" calcext:value-type="float">
            <text:p>1800</text:p>
          </table:table-cell>
          <table:table-cell office:value-type="float" office:value="123727" calcext:value-type="float">
            <text:p>123727</text:p>
          </table:table-cell>
          <table:table-cell office:value-type="float" office:value="61836" calcext:value-type="float">
            <text:p>61836</text:p>
          </table:table-cell>
          <table:table-cell office:value-type="float" office:value="100" calcext:value-type="float">
            <text:p>100</text:p>
          </table:table-cell>
          <table:table-cell office:value-type="float" office:value="614" calcext:value-type="float">
            <text:p>614</text:p>
          </table:table-cell>
          <table:table-cell office:value-type="float" office:value="1800" calcext:value-type="float">
            <text:p>1800</text:p>
          </table:table-cell>
          <table:table-cell office:value-type="float" office:value="117575" calcext:value-type="float">
            <text:p>117575</text:p>
          </table:table-cell>
          <table:table-cell office:value-type="float" office:value="58763" calcext:value-type="float">
            <text:p>58763</text:p>
          </table:table-cell>
          <table:table-cell office:value-type="float" office:value="44" calcext:value-type="float">
            <text:p>44</text:p>
          </table:table-cell>
          <table:table-cell office:value-type="float" office:value="617" calcext:value-type="float">
            <text:p>617</text:p>
          </table:table-cell>
          <table:table-cell table:number-columns-repeated="984"/>
        </table:table-row>
        <table:table-row table:style-name="ro1">
          <table:table-cell table:style-name="ce21"/>
          <table:table-cell table:style-name="ce21" table:formula="of:=AVERAGE([.B76:.B78])" office:value-type="float" office:value="40" calcext:value-type="float">
            <text:p>40</text:p>
          </table:table-cell>
          <table:table-cell table:style-name="ce21" table:formula="of:=AVERAGE([.C76:.C78])" office:value-type="float" office:value="50" calcext:value-type="float">
            <text:p>50</text:p>
          </table:table-cell>
          <table:table-cell table:style-name="ce21" table:formula="of:=AVERAGE([.D76:.D78])" office:value-type="float" office:value="1088.97333333333" calcext:value-type="float">
            <text:p>1088.97333333333</text:p>
          </table:table-cell>
          <table:table-cell table:style-name="ce21" table:formula="of:=AVERAGE([.E76:.E78])" office:value-type="float" office:value="77306.3333333333" calcext:value-type="float">
            <text:p>77306.3333333333</text:p>
          </table:table-cell>
          <table:table-cell table:style-name="ce21" table:formula="of:=AVERAGE([.F76:.F78])" office:value-type="float" office:value="38643.6666666667" calcext:value-type="float">
            <text:p>38643.6666666667</text:p>
          </table:table-cell>
          <table:table-cell table:style-name="ce21" table:formula="of:=AVERAGE([.G76:.G78])" office:value-type="float" office:value="114.666666666667" calcext:value-type="float">
            <text:p>114.666666666667</text:p>
          </table:table-cell>
          <table:table-cell table:style-name="ce21" table:formula="of:=AVERAGE([.H76:.H78])" office:value-type="float" office:value="452.333333333333" calcext:value-type="float">
            <text:p>452.333333333333</text:p>
          </table:table-cell>
          <table:table-cell table:style-name="ce21" table:formula="of:=AVERAGE([.I76:.I78])" office:value-type="float" office:value="1016.00666666667" calcext:value-type="float">
            <text:p>1016.00666666667</text:p>
          </table:table-cell>
          <table:table-cell table:style-name="ce21" table:formula="of:=AVERAGE([.J76:.J78])" office:value-type="float" office:value="81643.6666666667" calcext:value-type="float">
            <text:p>81643.6666666667</text:p>
          </table:table-cell>
          <table:table-cell table:style-name="ce21" table:formula="of:=AVERAGE([.K76:.K78])" office:value-type="float" office:value="40812.3333333333" calcext:value-type="float">
            <text:p>40812.3333333333</text:p>
          </table:table-cell>
          <table:table-cell table:style-name="ce21" table:formula="of:=AVERAGE([.L76:.L78])" office:value-type="float" office:value="29.6666666666667" calcext:value-type="float">
            <text:p>29.6666666666667</text:p>
          </table:table-cell>
          <table:table-cell table:style-name="ce21" table:formula="of:=AVERAGE([.M76:.M78])" office:value-type="float" office:value="459.666666666667" calcext:value-type="float">
            <text:p>459.666666666667</text:p>
          </table:table-cell>
          <table:table-cell table:style-name="ce21" table:formula="of:=AVERAGE([.N76:.N78])" office:value-type="float" office:value="1.18333333333333" calcext:value-type="float">
            <text:p>1.18333333333333</text:p>
          </table:table-cell>
          <table:table-cell table:style-name="ce21" table:formula="of:=AVERAGE([.O76:.O78])" office:value-type="float" office:value="1026.29" calcext:value-type="float">
            <text:p>1026.29</text:p>
          </table:table-cell>
          <table:table-cell table:style-name="ce21" table:formula="of:=AVERAGE([.P76:.P78])" office:value-type="float" office:value="81617.6666666667" calcext:value-type="float">
            <text:p>81617.6666666667</text:p>
          </table:table-cell>
          <table:table-cell table:style-name="ce21" table:formula="of:=AVERAGE([.Q76:.Q78])" office:value-type="float" office:value="40800.6666666667" calcext:value-type="float">
            <text:p>40800.6666666667</text:p>
          </table:table-cell>
          <table:table-cell table:style-name="ce21" table:formula="of:=AVERAGE([.R76:.R78])" office:value-type="float" office:value="30" calcext:value-type="float">
            <text:p>30</text:p>
          </table:table-cell>
          <table:table-cell table:style-name="ce21" table:formula="of:=AVERAGE([.S76:.S78])" office:value-type="float" office:value="459" calcext:value-type="float">
            <text:p>459</text:p>
          </table:table-cell>
          <table:table-cell table:style-name="ce21" table:formula="of:=AVERAGE([.T76:.T78])" office:value-type="float" office:value="1021.00666666667" calcext:value-type="float">
            <text:p>1021.00666666667</text:p>
          </table:table-cell>
          <table:table-cell table:style-name="ce21" table:formula="of:=AVERAGE([.U76:.U78])" office:value-type="float" office:value="78726.3333333333" calcext:value-type="float">
            <text:p>78726.3333333333</text:p>
          </table:table-cell>
          <table:table-cell table:style-name="ce21" table:formula="of:=AVERAGE([.V76:.V78])" office:value-type="float" office:value="39356" calcext:value-type="float">
            <text:p>39356</text:p>
          </table:table-cell>
          <table:table-cell table:style-name="ce21" table:formula="of:=AVERAGE([.W76:.W78])" office:value-type="float" office:value="16.6666666666667" calcext:value-type="float">
            <text:p>16.6666666666667</text:p>
          </table:table-cell>
          <table:table-cell table:style-name="ce21" table:formula="of:=AVERAGE([.X76:.X78])" office:value-type="float" office:value="453.666666666667" calcext:value-type="float">
            <text:p>453.666666666667</text:p>
          </table:table-cell>
          <table:table-cell table:style-name="ce21" table:formula="of:=AVERAGE([.Y76:.Y78])" office:value-type="float" office:value="1021.92333333333" calcext:value-type="float">
            <text:p>1021.92333333333</text:p>
          </table:table-cell>
          <table:table-cell table:style-name="ce21" table:formula="of:=AVERAGE([.Z76:.Z78])" office:value-type="float" office:value="80917.6666666667" calcext:value-type="float">
            <text:p>80917.6666666667</text:p>
          </table:table-cell>
          <table:table-cell table:style-name="ce21" table:formula="of:=AVERAGE([.AA76:.AA78])" office:value-type="float" office:value="40450.3333333333" calcext:value-type="float">
            <text:p>40450.3333333333</text:p>
          </table:table-cell>
          <table:table-cell table:style-name="ce21" table:formula="of:=AVERAGE([.AB76:.AB78])" office:value-type="float" office:value="41.3333333333333" calcext:value-type="float">
            <text:p>41.3333333333333</text:p>
          </table:table-cell>
          <table:table-cell table:style-name="ce21" table:formula="of:=AVERAGE([.AC76:.AC78])" office:value-type="float" office:value="457" calcext:value-type="float">
            <text:p>457</text:p>
          </table:table-cell>
          <table:table-cell table:style-name="ce21" table:formula="of:=AVERAGE([.AD76:.AD78])" office:value-type="float" office:value="1.11" calcext:value-type="float">
            <text:p>1.11</text:p>
          </table:table-cell>
          <table:table-cell table:style-name="ce21" table:formula="of:=AVERAGE([.AE76:.AE78])" office:value-type="float" office:value="1031.25666666667" calcext:value-type="float">
            <text:p>1031.25666666667</text:p>
          </table:table-cell>
          <table:table-cell table:style-name="ce21" table:formula="of:=AVERAGE([.AF76:.AF78])" office:value-type="float" office:value="81029" calcext:value-type="float">
            <text:p>81029</text:p>
          </table:table-cell>
          <table:table-cell table:style-name="ce21" table:formula="of:=AVERAGE([.AG76:.AG78])" office:value-type="float" office:value="40505.6666666667" calcext:value-type="float">
            <text:p>40505.6666666667</text:p>
          </table:table-cell>
          <table:table-cell table:style-name="ce21" table:formula="of:=AVERAGE([.AH76:.AH78])" office:value-type="float" office:value="42.3333333333333" calcext:value-type="float">
            <text:p>42.3333333333333</text:p>
          </table:table-cell>
          <table:table-cell table:style-name="ce21" table:formula="of:=AVERAGE([.AI76:.AI78])" office:value-type="float" office:value="454.333333333333" calcext:value-type="float">
            <text:p>454.333333333333</text:p>
          </table:table-cell>
          <table:table-cell table:style-name="ce21" table:formula="of:=AVERAGE([.AJ76:.AJ78])" office:value-type="float" office:value="1065.95" calcext:value-type="float">
            <text:p>1065.95</text:p>
          </table:table-cell>
          <table:table-cell table:style-name="ce21" table:formula="of:=AVERAGE([.AK76:.AK78])" office:value-type="float" office:value="78978.3333333333" calcext:value-type="float">
            <text:p>78978.3333333333</text:p>
          </table:table-cell>
          <table:table-cell table:style-name="ce21" table:formula="of:=AVERAGE([.AL76:.AL78])" office:value-type="float" office:value="39481.3333333333" calcext:value-type="float">
            <text:p>39481.3333333333</text:p>
          </table:table-cell>
          <table:table-cell table:style-name="ce21" table:formula="of:=AVERAGE([.AM76:.AM78])" office:value-type="float" office:value="23.6666666666667" calcext:value-type="float">
            <text:p>23.6666666666667</text:p>
          </table:table-cell>
          <table:table-cell table:style-name="ce21" table:formula="of:=AVERAGE([.AN76:.AN78])" office:value-type="float" office:value="455.333333333333" calcext:value-type="float">
            <text:p>455.333333333333</text:p>
          </table:table-cell>
          <table:table-cell table:style-name="ce29" table:number-columns-repeated="984"/>
        </table:table-row>
        <table:table-row table:style-name="ro1">
          <table:table-cell office:value-type="string" calcext:value-type="string">
            <text:p>QKP_40_100_75_1 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office:value-type="float" office:value="92735" calcext:value-type="float">
            <text:p>92735</text:p>
          </table:table-cell>
          <table:table-cell office:value-type="float" office:value="46339" calcext:value-type="float">
            <text:p>46339</text:p>
          </table:table-cell>
          <table:table-cell office:value-type="float" office:value="92" calcext:value-type="float">
            <text:p>92</text:p>
          </table:table-cell>
          <table:table-cell office:value-type="float" office:value="669" calcext:value-type="float">
            <text:p>669</text:p>
          </table:table-cell>
          <table:table-cell office:value-type="float" office:value="1800" calcext:value-type="float">
            <text:p>1800</text:p>
          </table:table-cell>
          <table:table-cell office:value-type="float" office:value="100217" calcext:value-type="float">
            <text:p>100217</text:p>
          </table:table-cell>
          <table:table-cell office:value-type="float" office:value="50084" calcext:value-type="float">
            <text:p>50084</text:p>
          </table:table-cell>
          <table:table-cell office:value-type="float" office:value="58" calcext:value-type="float">
            <text:p>58</text:p>
          </table:table-cell>
          <table:table-cell office:value-type="float" office:value="672" calcext:value-type="float">
            <text:p>672</text:p>
          </table:table-cell>
          <table:table-cell office:value-type="float" office:value="1.47" calcext:value-type="float">
            <text:p>1.47</text:p>
          </table:table-cell>
          <table:table-cell office:value-type="float" office:value="1800" calcext:value-type="float">
            <text:p>1800</text:p>
          </table:table-cell>
          <table:table-cell office:value-type="float" office:value="101687" calcext:value-type="float">
            <text:p>101687</text:p>
          </table:table-cell>
          <table:table-cell office:value-type="float" office:value="50812" calcext:value-type="float">
            <text:p>50812</text:p>
          </table:table-cell>
          <table:table-cell office:value-type="float" office:value="59" calcext:value-type="float">
            <text:p>59</text:p>
          </table:table-cell>
          <table:table-cell office:value-type="float" office:value="673" calcext:value-type="float">
            <text:p>673</text:p>
          </table:table-cell>
          <table:table-cell office:value-type="float" office:value="1800" calcext:value-type="float">
            <text:p>1800</text:p>
          </table:table-cell>
          <table:table-cell office:value-type="float" office:value="109333" calcext:value-type="float">
            <text:p>109333</text:p>
          </table:table-cell>
          <table:table-cell office:value-type="float" office:value="54661" calcext:value-type="float">
            <text:p>54661</text:p>
          </table:table-cell>
          <table:table-cell office:value-type="float" office:value="70" calcext:value-type="float">
            <text:p>70</text:p>
          </table:table-cell>
          <table:table-cell office:value-type="float" office:value="644" calcext:value-type="float">
            <text:p>644</text:p>
          </table:table-cell>
          <table:table-cell office:value-type="float" office:value="1800" calcext:value-type="float">
            <text:p>1800</text:p>
          </table:table-cell>
          <table:table-cell office:value-type="float" office:value="100961" calcext:value-type="float">
            <text:p>100961</text:p>
          </table:table-cell>
          <table:table-cell office:value-type="float" office:value="50465" calcext:value-type="float">
            <text:p>50465</text:p>
          </table:table-cell>
          <table:table-cell office:value-type="float" office:value="58" calcext:value-type="float">
            <text:p>58</text:p>
          </table:table-cell>
          <table:table-cell office:value-type="float" office:value="677" calcext:value-type="float">
            <text:p>677</text:p>
          </table:table-cell>
          <table:table-cell office:value-type="float" office:value="1.18" calcext:value-type="float">
            <text:p>1.18</text:p>
          </table:table-cell>
          <table:table-cell office:value-type="float" office:value="1800" calcext:value-type="float">
            <text:p>1800</text:p>
          </table:table-cell>
          <table:table-cell office:value-type="float" office:value="100883" calcext:value-type="float">
            <text:p>100883</text:p>
          </table:table-cell>
          <table:table-cell office:value-type="float" office:value="50424" calcext:value-type="float">
            <text:p>50424</text:p>
          </table:table-cell>
          <table:table-cell office:value-type="float" office:value="56" calcext:value-type="float">
            <text:p>56</text:p>
          </table:table-cell>
          <table:table-cell office:value-type="float" office:value="677" calcext:value-type="float">
            <text:p>677</text:p>
          </table:table-cell>
          <table:table-cell office:value-type="float" office:value="1800" calcext:value-type="float">
            <text:p>1800</text:p>
          </table:table-cell>
          <table:table-cell office:value-type="float" office:value="100579" calcext:value-type="float">
            <text:p>100579</text:p>
          </table:table-cell>
          <table:table-cell office:value-type="float" office:value="50261" calcext:value-type="float">
            <text:p>50261</text:p>
          </table:table-cell>
          <table:table-cell office:value-type="float" office:value="58" calcext:value-type="float">
            <text:p>58</text:p>
          </table:table-cell>
          <table:table-cell office:value-type="float" office:value="677" calcext:value-type="float">
            <text:p>67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40_100_75_2 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office:value-type="float" office:value="77747" calcext:value-type="float">
            <text:p>77747</text:p>
          </table:table-cell>
          <table:table-cell office:value-type="float" office:value="38844" calcext:value-type="float">
            <text:p>38844</text:p>
          </table:table-cell>
          <table:table-cell office:value-type="float" office:value="163" calcext:value-type="float">
            <text:p>163</text:p>
          </table:table-cell>
          <table:table-cell office:value-type="float" office:value="694" calcext:value-type="float">
            <text:p>694</text:p>
          </table:table-cell>
          <table:table-cell office:value-type="float" office:value="1800" calcext:value-type="float">
            <text:p>1800</text:p>
          </table:table-cell>
          <table:table-cell office:value-type="float" office:value="83407" calcext:value-type="float">
            <text:p>83407</text:p>
          </table:table-cell>
          <table:table-cell office:value-type="float" office:value="41672" calcext:value-type="float">
            <text:p>41672</text:p>
          </table:table-cell>
          <table:table-cell office:value-type="float" office:value="103" calcext:value-type="float">
            <text:p>103</text:p>
          </table:table-cell>
          <table:table-cell office:value-type="float" office:value="723" calcext:value-type="float">
            <text:p>723</text:p>
          </table:table-cell>
          <table:table-cell office:value-type="float" office:value="0.93" calcext:value-type="float">
            <text:p>0.93</text:p>
          </table:table-cell>
          <table:table-cell office:value-type="float" office:value="1800" calcext:value-type="float">
            <text:p>1800</text:p>
          </table:table-cell>
          <table:table-cell office:value-type="float" office:value="85723" calcext:value-type="float">
            <text:p>85723</text:p>
          </table:table-cell>
          <table:table-cell office:value-type="float" office:value="42827" calcext:value-type="float">
            <text:p>42827</text:p>
          </table:table-cell>
          <table:table-cell office:value-type="float" office:value="103" calcext:value-type="float">
            <text:p>103</text:p>
          </table:table-cell>
          <table:table-cell office:value-type="float" office:value="721" calcext:value-type="float">
            <text:p>721</text:p>
          </table:table-cell>
          <table:table-cell office:value-type="float" office:value="1800" calcext:value-type="float">
            <text:p>1800</text:p>
          </table:table-cell>
          <table:table-cell office:value-type="float" office:value="84203" calcext:value-type="float">
            <text:p>84203</text:p>
          </table:table-cell>
          <table:table-cell office:value-type="float" office:value="42073" calcext:value-type="float">
            <text:p>42073</text:p>
          </table:table-cell>
          <table:table-cell office:value-type="float" office:value="103" calcext:value-type="float">
            <text:p>103</text:p>
          </table:table-cell>
          <table:table-cell office:value-type="float" office:value="724" calcext:value-type="float">
            <text:p>724</text:p>
          </table:table-cell>
          <table:table-cell office:value-type="float" office:value="1800" calcext:value-type="float">
            <text:p>1800</text:p>
          </table:table-cell>
          <table:table-cell office:value-type="float" office:value="84489" calcext:value-type="float">
            <text:p>84489</text:p>
          </table:table-cell>
          <table:table-cell office:value-type="float" office:value="42210" calcext:value-type="float">
            <text:p>42210</text:p>
          </table:table-cell>
          <table:table-cell office:value-type="float" office:value="104" calcext:value-type="float">
            <text:p>104</text:p>
          </table:table-cell>
          <table:table-cell office:value-type="float" office:value="724" calcext:value-type="float">
            <text:p>724</text:p>
          </table:table-cell>
          <table:table-cell office:value-type="float" office:value="1.07" calcext:value-type="float">
            <text:p>1.07</text:p>
          </table:table-cell>
          <table:table-cell office:value-type="float" office:value="1800" calcext:value-type="float">
            <text:p>1800</text:p>
          </table:table-cell>
          <table:table-cell office:value-type="float" office:value="87357" calcext:value-type="float">
            <text:p>87357</text:p>
          </table:table-cell>
          <table:table-cell office:value-type="float" office:value="43655" calcext:value-type="float">
            <text:p>43655</text:p>
          </table:table-cell>
          <table:table-cell office:value-type="float" office:value="106" calcext:value-type="float">
            <text:p>106</text:p>
          </table:table-cell>
          <table:table-cell office:value-type="float" office:value="708" calcext:value-type="float">
            <text:p>708</text:p>
          </table:table-cell>
          <table:table-cell office:value-type="float" office:value="1800" calcext:value-type="float">
            <text:p>1800</text:p>
          </table:table-cell>
          <table:table-cell office:value-type="float" office:value="67621" calcext:value-type="float">
            <text:p>67621</text:p>
          </table:table-cell>
          <table:table-cell office:value-type="float" office:value="33782" calcext:value-type="float">
            <text:p>33782</text:p>
          </table:table-cell>
          <table:table-cell office:value-type="float" office:value="92" calcext:value-type="float">
            <text:p>92</text:p>
          </table:table-cell>
          <table:table-cell office:value-type="float" office:value="658" calcext:value-type="float">
            <text:p>65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40_100_75_3 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23.67" calcext:value-type="float">
            <text:p>23.67</text:p>
          </table:table-cell>
          <table:table-cell office:value-type="float" office:value="3767" calcext:value-type="float">
            <text:p>3767</text:p>
          </table:table-cell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7.18" calcext:value-type="float">
            <text:p>17.18</text:p>
          </table:table-cell>
          <table:table-cell office:value-type="float" office:value="3767" calcext:value-type="float">
            <text:p>3767</text:p>
          </table:table-cell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.22" calcext:value-type="float">
            <text:p>1.22</text:p>
          </table:table-cell>
          <table:table-cell office:value-type="float" office:value="18.23" calcext:value-type="float">
            <text:p>18.23</text:p>
          </table:table-cell>
          <table:table-cell office:value-type="float" office:value="3767" calcext:value-type="float">
            <text:p>3767</text:p>
          </table:table-cell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1.13" calcext:value-type="float">
            <text:p>31.13</text:p>
          </table:table-cell>
          <table:table-cell office:value-type="float" office:value="3767" calcext:value-type="float">
            <text:p>3767</text:p>
          </table:table-cell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7.77" calcext:value-type="float">
            <text:p>27.77</text:p>
          </table:table-cell>
          <table:table-cell office:value-type="float" office:value="3767" calcext:value-type="float">
            <text:p>3767</text:p>
          </table:table-cell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.27" calcext:value-type="float">
            <text:p>1.27</text:p>
          </table:table-cell>
          <table:table-cell office:value-type="float" office:value="27.45" calcext:value-type="float">
            <text:p>27.45</text:p>
          </table:table-cell>
          <table:table-cell office:value-type="float" office:value="3767" calcext:value-type="float">
            <text:p>3767</text:p>
          </table:table-cell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8.31" calcext:value-type="float">
            <text:p>58.31</text:p>
          </table:table-cell>
          <table:table-cell office:value-type="float" office:value="3767" calcext:value-type="float">
            <text:p>3767</text:p>
          </table:table-cell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984"/>
        </table:table-row>
        <table:table-row table:style-name="ro1">
          <table:table-cell table:style-name="ce21"/>
          <table:table-cell table:style-name="ce21" table:formula="of:=AVERAGE([.B80:.B82])" office:value-type="float" office:value="40" calcext:value-type="float">
            <text:p>40</text:p>
          </table:table-cell>
          <table:table-cell table:style-name="ce21" table:formula="of:=AVERAGE([.C80:.C82])" office:value-type="float" office:value="75" calcext:value-type="float">
            <text:p>75</text:p>
          </table:table-cell>
          <table:table-cell table:style-name="ce21" table:formula="of:=AVERAGE([.D80:.D82])" office:value-type="float" office:value="1207.89" calcext:value-type="float">
            <text:p>1207.89</text:p>
          </table:table-cell>
          <table:table-cell table:style-name="ce21" table:formula="of:=AVERAGE([.E80:.E82])" office:value-type="float" office:value="58083" calcext:value-type="float">
            <text:p>58083</text:p>
          </table:table-cell>
          <table:table-cell table:style-name="ce21" table:formula="of:=AVERAGE([.F80:.F82])" office:value-type="float" office:value="29022.3333333333" calcext:value-type="float">
            <text:p>29022.3333333333</text:p>
          </table:table-cell>
          <table:table-cell table:style-name="ce21" table:formula="of:=AVERAGE([.G80:.G82])" office:value-type="float" office:value="85" calcext:value-type="float">
            <text:p>85</text:p>
          </table:table-cell>
          <table:table-cell table:style-name="ce21" table:formula="of:=AVERAGE([.H80:.H82])" office:value-type="float" office:value="496" calcext:value-type="float">
            <text:p>496</text:p>
          </table:table-cell>
          <table:table-cell table:style-name="ce21" table:formula="of:=AVERAGE([.I80:.I82])" office:value-type="float" office:value="1205.72666666667" calcext:value-type="float">
            <text:p>1205.72666666667</text:p>
          </table:table-cell>
          <table:table-cell table:style-name="ce21" table:formula="of:=AVERAGE([.J80:.J82])" office:value-type="float" office:value="62463.6666666667" calcext:value-type="float">
            <text:p>62463.6666666667</text:p>
          </table:table-cell>
          <table:table-cell table:style-name="ce21" table:formula="of:=AVERAGE([.K80:.K82])" office:value-type="float" office:value="31213.3333333333" calcext:value-type="float">
            <text:p>31213.3333333333</text:p>
          </table:table-cell>
          <table:table-cell table:style-name="ce21" table:formula="of:=AVERAGE([.L80:.L82])" office:value-type="float" office:value="53.6666666666667" calcext:value-type="float">
            <text:p>53.6666666666667</text:p>
          </table:table-cell>
          <table:table-cell table:style-name="ce21" table:formula="of:=AVERAGE([.M80:.M82])" office:value-type="float" office:value="506.666666666667" calcext:value-type="float">
            <text:p>506.666666666667</text:p>
          </table:table-cell>
          <table:table-cell table:style-name="ce21" table:formula="of:=AVERAGE([.N80:.N82])" office:value-type="float" office:value="1.20666666666667" calcext:value-type="float">
            <text:p>1.20666666666667</text:p>
          </table:table-cell>
          <table:table-cell table:style-name="ce21" table:formula="of:=AVERAGE([.O80:.O82])" office:value-type="float" office:value="1206.07666666667" calcext:value-type="float">
            <text:p>1206.07666666667</text:p>
          </table:table-cell>
          <table:table-cell table:style-name="ce21" table:formula="of:=AVERAGE([.P80:.P82])" office:value-type="float" office:value="63725.6666666667" calcext:value-type="float">
            <text:p>63725.6666666667</text:p>
          </table:table-cell>
          <table:table-cell table:style-name="ce21" table:formula="of:=AVERAGE([.Q80:.Q82])" office:value-type="float" office:value="31841" calcext:value-type="float">
            <text:p>31841</text:p>
          </table:table-cell>
          <table:table-cell table:style-name="ce21" table:formula="of:=AVERAGE([.R80:.R82])" office:value-type="float" office:value="54" calcext:value-type="float">
            <text:p>54</text:p>
          </table:table-cell>
          <table:table-cell table:style-name="ce21" table:formula="of:=AVERAGE([.S80:.S82])" office:value-type="float" office:value="506.333333333333" calcext:value-type="float">
            <text:p>506.333333333333</text:p>
          </table:table-cell>
          <table:table-cell table:style-name="ce21" table:formula="of:=AVERAGE([.T80:.T82])" office:value-type="float" office:value="1210.37666666667" calcext:value-type="float">
            <text:p>1210.37666666667</text:p>
          </table:table-cell>
          <table:table-cell table:style-name="ce21" table:formula="of:=AVERAGE([.U80:.U82])" office:value-type="float" office:value="65767.6666666667" calcext:value-type="float">
            <text:p>65767.6666666667</text:p>
          </table:table-cell>
          <table:table-cell table:style-name="ce21" table:formula="of:=AVERAGE([.V80:.V82])" office:value-type="float" office:value="32872.6666666667" calcext:value-type="float">
            <text:p>32872.6666666667</text:p>
          </table:table-cell>
          <table:table-cell table:style-name="ce21" table:formula="of:=AVERAGE([.W80:.W82])" office:value-type="float" office:value="57.6666666666667" calcext:value-type="float">
            <text:p>57.6666666666667</text:p>
          </table:table-cell>
          <table:table-cell table:style-name="ce21" table:formula="of:=AVERAGE([.X80:.X82])" office:value-type="float" office:value="497.666666666667" calcext:value-type="float">
            <text:p>497.666666666667</text:p>
          </table:table-cell>
          <table:table-cell table:style-name="ce21" table:formula="of:=AVERAGE([.Y80:.Y82])" office:value-type="float" office:value="1209.25666666667" calcext:value-type="float">
            <text:p>1209.25666666667</text:p>
          </table:table-cell>
          <table:table-cell table:style-name="ce21" table:formula="of:=AVERAGE([.Z80:.Z82])" office:value-type="float" office:value="63072.3333333333" calcext:value-type="float">
            <text:p>63072.3333333333</text:p>
          </table:table-cell>
          <table:table-cell table:style-name="ce21" table:formula="of:=AVERAGE([.AA80:.AA82])" office:value-type="float" office:value="31519.6666666667" calcext:value-type="float">
            <text:p>31519.6666666667</text:p>
          </table:table-cell>
          <table:table-cell table:style-name="ce21" table:formula="of:=AVERAGE([.AB80:.AB82])" office:value-type="float" office:value="54" calcext:value-type="float">
            <text:p>54</text:p>
          </table:table-cell>
          <table:table-cell table:style-name="ce21" table:formula="of:=AVERAGE([.AC80:.AC82])" office:value-type="float" office:value="508.666666666667" calcext:value-type="float">
            <text:p>508.666666666667</text:p>
          </table:table-cell>
          <table:table-cell table:style-name="ce21" table:formula="of:=AVERAGE([.AD80:.AD82])" office:value-type="float" office:value="1.17333333333333" calcext:value-type="float">
            <text:p>1.17333333333333</text:p>
          </table:table-cell>
          <table:table-cell table:style-name="ce21" table:formula="of:=AVERAGE([.AE80:.AE82])" office:value-type="float" office:value="1209.15" calcext:value-type="float">
            <text:p>1209.15</text:p>
          </table:table-cell>
          <table:table-cell table:style-name="ce21" table:formula="of:=AVERAGE([.AF80:.AF82])" office:value-type="float" office:value="64002.3333333333" calcext:value-type="float">
            <text:p>64002.3333333333</text:p>
          </table:table-cell>
          <table:table-cell table:style-name="ce21" table:formula="of:=AVERAGE([.AG80:.AG82])" office:value-type="float" office:value="31987.6666666667" calcext:value-type="float">
            <text:p>31987.6666666667</text:p>
          </table:table-cell>
          <table:table-cell table:style-name="ce21" table:formula="of:=AVERAGE([.AH80:.AH82])" office:value-type="float" office:value="54" calcext:value-type="float">
            <text:p>54</text:p>
          </table:table-cell>
          <table:table-cell table:style-name="ce21" table:formula="of:=AVERAGE([.AI80:.AI82])" office:value-type="float" office:value="503.333333333333" calcext:value-type="float">
            <text:p>503.333333333333</text:p>
          </table:table-cell>
          <table:table-cell table:style-name="ce21" table:formula="of:=AVERAGE([.AJ80:.AJ82])" office:value-type="float" office:value="1219.43666666667" calcext:value-type="float">
            <text:p>1219.43666666667</text:p>
          </table:table-cell>
          <table:table-cell table:style-name="ce21" table:formula="of:=AVERAGE([.AK80:.AK82])" office:value-type="float" office:value="57322.3333333333" calcext:value-type="float">
            <text:p>57322.3333333333</text:p>
          </table:table-cell>
          <table:table-cell table:style-name="ce21" table:formula="of:=AVERAGE([.AL80:.AL82])" office:value-type="float" office:value="28642.3333333333" calcext:value-type="float">
            <text:p>28642.3333333333</text:p>
          </table:table-cell>
          <table:table-cell table:style-name="ce21" table:formula="of:=AVERAGE([.AM80:.AM82])" office:value-type="float" office:value="50" calcext:value-type="float">
            <text:p>50</text:p>
          </table:table-cell>
          <table:table-cell table:style-name="ce21" table:formula="of:=AVERAGE([.AN80:.AN82])" office:value-type="float" office:value="486.666666666667" calcext:value-type="float">
            <text:p>486.666666666667</text:p>
          </table:table-cell>
          <table:table-cell table:style-name="ce29" table:number-columns-repeated="984"/>
        </table:table-row>
        <table:table-row table:style-name="ro1">
          <table:table-cell office:value-type="string" calcext:value-type="string">
            <text:p>QKP_45_100_100_1 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8.78" calcext:value-type="float">
            <text:p>18.78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1.74" calcext:value-type="float">
            <text:p>21.74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.74" calcext:value-type="float">
            <text:p>1.74</text:p>
          </table:table-cell>
          <table:table-cell office:value-type="float" office:value="22.93" calcext:value-type="float">
            <text:p>22.93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6.56" calcext:value-type="float">
            <text:p>36.56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2.75" calcext:value-type="float">
            <text:p>32.75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.73" calcext:value-type="float">
            <text:p>1.73</text:p>
          </table:table-cell>
          <table:table-cell office:value-type="float" office:value="32.69" calcext:value-type="float">
            <text:p>32.69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70.21" calcext:value-type="float">
            <text:p>70.21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45_100_100_2 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40.27" calcext:value-type="float">
            <text:p>140.27</text:p>
          </table:table-cell>
          <table:table-cell office:value-type="float" office:value="22711" calcext:value-type="float">
            <text:p>22711</text:p>
          </table:table-cell>
          <table:table-cell office:value-type="float" office:value="11356" calcext:value-type="float">
            <text:p>11356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17.98" calcext:value-type="float">
            <text:p>117.98</text:p>
          </table:table-cell>
          <table:table-cell office:value-type="float" office:value="22715" calcext:value-type="float">
            <text:p>22715</text:p>
          </table:table-cell>
          <table:table-cell office:value-type="float" office:value="11358" calcext:value-type="float">
            <text:p>11358</text:p>
          </table:table-cell>
          <table:table-cell office:value-type="float" office:value="4" calcext:value-type="float">
            <text:p>4</text:p>
          </table:table-cell>
          <table:table-cell office:value-type="float" office:value="264" calcext:value-type="float">
            <text:p>264</text:p>
          </table:table-cell>
          <table:table-cell office:value-type="float" office:value="1.49" calcext:value-type="float">
            <text:p>1.49</text:p>
          </table:table-cell>
          <table:table-cell office:value-type="float" office:value="118.43" calcext:value-type="float">
            <text:p>118.43</text:p>
          </table:table-cell>
          <table:table-cell office:value-type="float" office:value="22715" calcext:value-type="float">
            <text:p>22715</text:p>
          </table:table-cell>
          <table:table-cell office:value-type="float" office:value="11358" calcext:value-type="float">
            <text:p>11358</text:p>
          </table:table-cell>
          <table:table-cell office:value-type="float" office:value="4" calcext:value-type="float">
            <text:p>4</text:p>
          </table:table-cell>
          <table:table-cell office:value-type="float" office:value="264" calcext:value-type="float">
            <text:p>264</text:p>
          </table:table-cell>
          <table:table-cell office:value-type="float" office:value="124.85" calcext:value-type="float">
            <text:p>124.85</text:p>
          </table:table-cell>
          <table:table-cell office:value-type="float" office:value="22715" calcext:value-type="float">
            <text:p>22715</text:p>
          </table:table-cell>
          <table:table-cell office:value-type="float" office:value="11358" calcext:value-type="float">
            <text:p>11358</text:p>
          </table:table-cell>
          <table:table-cell office:value-type="float" office:value="4" calcext:value-type="float">
            <text:p>4</text:p>
          </table:table-cell>
          <table:table-cell office:value-type="float" office:value="264" calcext:value-type="float">
            <text:p>264</text:p>
          </table:table-cell>
          <table:table-cell office:value-type="float" office:value="135.6" calcext:value-type="float">
            <text:p>135.6</text:p>
          </table:table-cell>
          <table:table-cell office:value-type="float" office:value="22713" calcext:value-type="float">
            <text:p>22713</text:p>
          </table:table-cell>
          <table:table-cell office:value-type="float" office:value="11357" calcext:value-type="float">
            <text:p>11357</text:p>
          </table:table-cell>
          <table:table-cell office:value-type="float" office:value="4" calcext:value-type="float">
            <text:p>4</text:p>
          </table:table-cell>
          <table:table-cell office:value-type="float" office:value="264" calcext:value-type="float">
            <text:p>264</text:p>
          </table:table-cell>
          <table:table-cell office:value-type="float" office:value="1.46" calcext:value-type="float">
            <text:p>1.46</text:p>
          </table:table-cell>
          <table:table-cell office:value-type="float" office:value="137.62" calcext:value-type="float">
            <text:p>137.62</text:p>
          </table:table-cell>
          <table:table-cell office:value-type="float" office:value="22713" calcext:value-type="float">
            <text:p>22713</text:p>
          </table:table-cell>
          <table:table-cell office:value-type="float" office:value="11357" calcext:value-type="float">
            <text:p>11357</text:p>
          </table:table-cell>
          <table:table-cell office:value-type="float" office:value="4" calcext:value-type="float">
            <text:p>4</text:p>
          </table:table-cell>
          <table:table-cell office:value-type="float" office:value="264" calcext:value-type="float">
            <text:p>264</text:p>
          </table:table-cell>
          <table:table-cell office:value-type="float" office:value="177.05" calcext:value-type="float">
            <text:p>177.05</text:p>
          </table:table-cell>
          <table:table-cell office:value-type="float" office:value="22713" calcext:value-type="float">
            <text:p>22713</text:p>
          </table:table-cell>
          <table:table-cell office:value-type="float" office:value="11357" calcext:value-type="float">
            <text:p>11357</text:p>
          </table:table-cell>
          <table:table-cell office:value-type="float" office:value="4" calcext:value-type="float">
            <text:p>4</text:p>
          </table:table-cell>
          <table:table-cell office:value-type="float" office:value="264" calcext:value-type="float">
            <text:p>264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45_100_100_3 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99623" calcext:value-type="float">
            <text:p>99623</text:p>
          </table:table-cell>
          <table:table-cell office:value-type="float" office:value="49782" calcext:value-type="float">
            <text:p>49782</text:p>
          </table:table-cell>
          <table:table-cell office:value-type="float" office:value="142" calcext:value-type="float">
            <text:p>142</text:p>
          </table:table-cell>
          <table:table-cell office:value-type="float" office:value="644" calcext:value-type="float">
            <text:p>644</text:p>
          </table:table-cell>
          <table:table-cell office:value-type="float" office:value="1800" calcext:value-type="float">
            <text:p>1800</text:p>
          </table:table-cell>
          <table:table-cell office:value-type="float" office:value="108621" calcext:value-type="float">
            <text:p>108621</text:p>
          </table:table-cell>
          <table:table-cell office:value-type="float" office:value="54270" calcext:value-type="float">
            <text:p>54270</text:p>
          </table:table-cell>
          <table:table-cell office:value-type="float" office:value="62" calcext:value-type="float">
            <text:p>62</text:p>
          </table:table-cell>
          <table:table-cell office:value-type="float" office:value="673" calcext:value-type="float">
            <text:p>673</text:p>
          </table:table-cell>
          <table:table-cell office:value-type="float" office:value="1.56" calcext:value-type="float">
            <text:p>1.56</text:p>
          </table:table-cell>
          <table:table-cell office:value-type="float" office:value="1800" calcext:value-type="float">
            <text:p>1800</text:p>
          </table:table-cell>
          <table:table-cell office:value-type="float" office:value="110723" calcext:value-type="float">
            <text:p>110723</text:p>
          </table:table-cell>
          <table:table-cell office:value-type="float" office:value="55326" calcext:value-type="float">
            <text:p>55326</text:p>
          </table:table-cell>
          <table:table-cell office:value-type="float" office:value="65" calcext:value-type="float">
            <text:p>65</text:p>
          </table:table-cell>
          <table:table-cell office:value-type="float" office:value="677" calcext:value-type="float">
            <text:p>677</text:p>
          </table:table-cell>
          <table:table-cell office:value-type="float" office:value="1800" calcext:value-type="float">
            <text:p>1800</text:p>
          </table:table-cell>
          <table:table-cell office:value-type="float" office:value="113985" calcext:value-type="float">
            <text:p>113985</text:p>
          </table:table-cell>
          <table:table-cell office:value-type="float" office:value="56960" calcext:value-type="float">
            <text:p>56960</text:p>
          </table:table-cell>
          <table:table-cell office:value-type="float" office:value="67" calcext:value-type="float">
            <text:p>67</text:p>
          </table:table-cell>
          <table:table-cell office:value-type="float" office:value="682" calcext:value-type="float">
            <text:p>682</text:p>
          </table:table-cell>
          <table:table-cell office:value-type="float" office:value="1800" calcext:value-type="float">
            <text:p>1800</text:p>
          </table:table-cell>
          <table:table-cell office:value-type="float" office:value="108557" calcext:value-type="float">
            <text:p>108557</text:p>
          </table:table-cell>
          <table:table-cell office:value-type="float" office:value="54238" calcext:value-type="float">
            <text:p>54238</text:p>
          </table:table-cell>
          <table:table-cell office:value-type="float" office:value="63" calcext:value-type="float">
            <text:p>63</text:p>
          </table:table-cell>
          <table:table-cell office:value-type="float" office:value="676" calcext:value-type="float">
            <text:p>676</text:p>
          </table:table-cell>
          <table:table-cell office:value-type="float" office:value="1.32" calcext:value-type="float">
            <text:p>1.32</text:p>
          </table:table-cell>
          <table:table-cell office:value-type="float" office:value="1800" calcext:value-type="float">
            <text:p>1800</text:p>
          </table:table-cell>
          <table:table-cell office:value-type="float" office:value="108415" calcext:value-type="float">
            <text:p>108415</text:p>
          </table:table-cell>
          <table:table-cell office:value-type="float" office:value="54169" calcext:value-type="float">
            <text:p>54169</text:p>
          </table:table-cell>
          <table:table-cell office:value-type="float" office:value="62" calcext:value-type="float">
            <text:p>62</text:p>
          </table:table-cell>
          <table:table-cell office:value-type="float" office:value="673" calcext:value-type="float">
            <text:p>673</text:p>
          </table:table-cell>
          <table:table-cell office:value-type="float" office:value="1800" calcext:value-type="float">
            <text:p>1800</text:p>
          </table:table-cell>
          <table:table-cell office:value-type="float" office:value="102729" calcext:value-type="float">
            <text:p>102729</text:p>
          </table:table-cell>
          <table:table-cell office:value-type="float" office:value="51325" calcext:value-type="float">
            <text:p>51325</text:p>
          </table:table-cell>
          <table:table-cell office:value-type="float" office:value="62" calcext:value-type="float">
            <text:p>62</text:p>
          </table:table-cell>
          <table:table-cell office:value-type="float" office:value="647" calcext:value-type="float">
            <text:p>647</text:p>
          </table:table-cell>
          <table:table-cell table:number-columns-repeated="984"/>
        </table:table-row>
        <table:table-row table:style-name="ro1">
          <table:table-cell table:style-name="ce21"/>
          <table:table-cell table:style-name="ce21" table:formula="of:=AVERAGE([.B84:.B86])" office:value-type="float" office:value="45" calcext:value-type="float">
            <text:p>45</text:p>
          </table:table-cell>
          <table:table-cell table:style-name="ce21" table:formula="of:=AVERAGE([.C84:.C86])" office:value-type="float" office:value="100" calcext:value-type="float">
            <text:p>100</text:p>
          </table:table-cell>
          <table:table-cell table:style-name="ce21" table:formula="of:=AVERAGE([.D84:.D86])" office:value-type="float" office:value="653.016666666667" calcext:value-type="float">
            <text:p>653.016666666667</text:p>
          </table:table-cell>
          <table:table-cell table:style-name="ce21" table:formula="of:=AVERAGE([.E84:.E86])" office:value-type="float" office:value="41364.3333333333" calcext:value-type="float">
            <text:p>41364.3333333333</text:p>
          </table:table-cell>
          <table:table-cell table:style-name="ce21" table:formula="of:=AVERAGE([.F84:.F86])" office:value-type="float" office:value="20672.6666666667" calcext:value-type="float">
            <text:p>20672.6666666667</text:p>
          </table:table-cell>
          <table:table-cell table:style-name="ce21" table:formula="of:=AVERAGE([.G84:.G86])" office:value-type="float" office:value="49" calcext:value-type="float">
            <text:p>49</text:p>
          </table:table-cell>
          <table:table-cell table:style-name="ce21" table:formula="of:=AVERAGE([.H84:.H86])" office:value-type="float" office:value="337" calcext:value-type="float">
            <text:p>337</text:p>
          </table:table-cell>
          <table:table-cell table:style-name="ce21" table:formula="of:=AVERAGE([.I84:.I86])" office:value-type="float" office:value="646.573333333333" calcext:value-type="float">
            <text:p>646.573333333333</text:p>
          </table:table-cell>
          <table:table-cell table:style-name="ce21" table:formula="of:=AVERAGE([.J84:.J86])" office:value-type="float" office:value="44365" calcext:value-type="float">
            <text:p>44365</text:p>
          </table:table-cell>
          <table:table-cell table:style-name="ce21" table:formula="of:=AVERAGE([.K84:.K86])" office:value-type="float" office:value="22169.3333333333" calcext:value-type="float">
            <text:p>22169.3333333333</text:p>
          </table:table-cell>
          <table:table-cell table:style-name="ce21" table:formula="of:=AVERAGE([.L84:.L86])" office:value-type="float" office:value="22" calcext:value-type="float">
            <text:p>22</text:p>
          </table:table-cell>
          <table:table-cell table:style-name="ce21" table:formula="of:=AVERAGE([.M84:.M86])" office:value-type="float" office:value="346.666666666667" calcext:value-type="float">
            <text:p>346.666666666667</text:p>
          </table:table-cell>
          <table:table-cell table:style-name="ce21" table:formula="of:=AVERAGE([.N84:.N86])" office:value-type="float" office:value="1.59666666666667" calcext:value-type="float">
            <text:p>1.59666666666667</text:p>
          </table:table-cell>
          <table:table-cell table:style-name="ce21" table:formula="of:=AVERAGE([.O84:.O86])" office:value-type="float" office:value="647.12" calcext:value-type="float">
            <text:p>647.12</text:p>
          </table:table-cell>
          <table:table-cell table:style-name="ce21" table:formula="of:=AVERAGE([.P84:.P86])" office:value-type="float" office:value="45065.6666666667" calcext:value-type="float">
            <text:p>45065.6666666667</text:p>
          </table:table-cell>
          <table:table-cell table:style-name="ce21" table:formula="of:=AVERAGE([.Q84:.Q86])" office:value-type="float" office:value="22521.3333333333" calcext:value-type="float">
            <text:p>22521.3333333333</text:p>
          </table:table-cell>
          <table:table-cell table:style-name="ce21" table:formula="of:=AVERAGE([.R84:.R86])" office:value-type="float" office:value="23" calcext:value-type="float">
            <text:p>23</text:p>
          </table:table-cell>
          <table:table-cell table:style-name="ce21" table:formula="of:=AVERAGE([.S84:.S86])" office:value-type="float" office:value="348" calcext:value-type="float">
            <text:p>348</text:p>
          </table:table-cell>
          <table:table-cell table:style-name="ce21" table:formula="of:=AVERAGE([.T84:.T86])" office:value-type="float" office:value="653.803333333333" calcext:value-type="float">
            <text:p>653.803333333333</text:p>
          </table:table-cell>
          <table:table-cell table:style-name="ce21" table:formula="of:=AVERAGE([.U84:.U86])" office:value-type="float" office:value="46153" calcext:value-type="float">
            <text:p>46153</text:p>
          </table:table-cell>
          <table:table-cell table:style-name="ce21" table:formula="of:=AVERAGE([.V84:.V86])" office:value-type="float" office:value="23066" calcext:value-type="float">
            <text:p>23066</text:p>
          </table:table-cell>
          <table:table-cell table:style-name="ce21" table:formula="of:=AVERAGE([.W84:.W86])" office:value-type="float" office:value="23.6666666666667" calcext:value-type="float">
            <text:p>23.6666666666667</text:p>
          </table:table-cell>
          <table:table-cell table:style-name="ce21" table:formula="of:=AVERAGE([.X84:.X86])" office:value-type="float" office:value="349.666666666667" calcext:value-type="float">
            <text:p>349.666666666667</text:p>
          </table:table-cell>
          <table:table-cell table:style-name="ce21" table:formula="of:=AVERAGE([.Y84:.Y86])" office:value-type="float" office:value="656.116666666667" calcext:value-type="float">
            <text:p>656.116666666667</text:p>
          </table:table-cell>
          <table:table-cell table:style-name="ce21" table:formula="of:=AVERAGE([.Z84:.Z86])" office:value-type="float" office:value="44343" calcext:value-type="float">
            <text:p>44343</text:p>
          </table:table-cell>
          <table:table-cell table:style-name="ce21" table:formula="of:=AVERAGE([.AA84:.AA86])" office:value-type="float" office:value="22158.3333333333" calcext:value-type="float">
            <text:p>22158.3333333333</text:p>
          </table:table-cell>
          <table:table-cell table:style-name="ce21" table:formula="of:=AVERAGE([.AB84:.AB86])" office:value-type="float" office:value="22.3333333333333" calcext:value-type="float">
            <text:p>22.3333333333333</text:p>
          </table:table-cell>
          <table:table-cell table:style-name="ce21" table:formula="of:=AVERAGE([.AC84:.AC86])" office:value-type="float" office:value="347.666666666667" calcext:value-type="float">
            <text:p>347.666666666667</text:p>
          </table:table-cell>
          <table:table-cell table:style-name="ce21" table:formula="of:=AVERAGE([.AD84:.AD86])" office:value-type="float" office:value="1.50333333333333" calcext:value-type="float">
            <text:p>1.50333333333333</text:p>
          </table:table-cell>
          <table:table-cell table:style-name="ce21" table:formula="of:=AVERAGE([.AE84:.AE86])" office:value-type="float" office:value="656.77" calcext:value-type="float">
            <text:p>656.77</text:p>
          </table:table-cell>
          <table:table-cell table:style-name="ce21" table:formula="of:=AVERAGE([.AF84:.AF86])" office:value-type="float" office:value="44295.6666666667" calcext:value-type="float">
            <text:p>44295.6666666667</text:p>
          </table:table-cell>
          <table:table-cell table:style-name="ce21" table:formula="of:=AVERAGE([.AG84:.AG86])" office:value-type="float" office:value="22135.3333333333" calcext:value-type="float">
            <text:p>22135.3333333333</text:p>
          </table:table-cell>
          <table:table-cell table:style-name="ce21" table:formula="of:=AVERAGE([.AH84:.AH86])" office:value-type="float" office:value="22" calcext:value-type="float">
            <text:p>22</text:p>
          </table:table-cell>
          <table:table-cell table:style-name="ce21" table:formula="of:=AVERAGE([.AI84:.AI86])" office:value-type="float" office:value="346.666666666667" calcext:value-type="float">
            <text:p>346.666666666667</text:p>
          </table:table-cell>
          <table:table-cell table:style-name="ce21" table:formula="of:=AVERAGE([.AJ84:.AJ86])" office:value-type="float" office:value="682.42" calcext:value-type="float">
            <text:p>682.42</text:p>
          </table:table-cell>
          <table:table-cell table:style-name="ce21" table:formula="of:=AVERAGE([.AK84:.AK86])" office:value-type="float" office:value="42400.3333333333" calcext:value-type="float">
            <text:p>42400.3333333333</text:p>
          </table:table-cell>
          <table:table-cell table:style-name="ce21" table:formula="of:=AVERAGE([.AL84:.AL86])" office:value-type="float" office:value="21187.3333333333" calcext:value-type="float">
            <text:p>21187.3333333333</text:p>
          </table:table-cell>
          <table:table-cell table:style-name="ce21" table:formula="of:=AVERAGE([.AM84:.AM86])" office:value-type="float" office:value="22" calcext:value-type="float">
            <text:p>22</text:p>
          </table:table-cell>
          <table:table-cell table:style-name="ce21" table:formula="of:=AVERAGE([.AN84:.AN86])" office:value-type="float" office:value="338" calcext:value-type="float">
            <text:p>338</text:p>
          </table:table-cell>
          <table:table-cell table:style-name="ce29" table:number-columns-repeated="984"/>
        </table:table-row>
        <table:table-row table:style-name="ro1">
          <table:table-cell office:value-type="string" calcext:value-type="string">
            <text:p>QKP_45_100_25_1 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82777" calcext:value-type="float">
            <text:p>82777</text:p>
          </table:table-cell>
          <table:table-cell office:value-type="float" office:value="41354" calcext:value-type="float">
            <text:p>41354</text:p>
          </table:table-cell>
          <table:table-cell office:value-type="float" office:value="128" calcext:value-type="float">
            <text:p>128</text:p>
          </table:table-cell>
          <table:table-cell office:value-type="float" office:value="650" calcext:value-type="float">
            <text:p>650</text:p>
          </table:table-cell>
          <table:table-cell office:value-type="float" office:value="1800" calcext:value-type="float">
            <text:p>1800</text:p>
          </table:table-cell>
          <table:table-cell office:value-type="float" office:value="90083" calcext:value-type="float">
            <text:p>90083</text:p>
          </table:table-cell>
          <table:table-cell office:value-type="float" office:value="45007" calcext:value-type="float">
            <text:p>45007</text:p>
          </table:table-cell>
          <table:table-cell office:value-type="float" office:value="48" calcext:value-type="float">
            <text:p>48</text:p>
          </table:table-cell>
          <table:table-cell office:value-type="float" office:value="667" calcext:value-type="float">
            <text:p>667</text:p>
          </table:table-cell>
          <table:table-cell office:value-type="float" office:value="1.55" calcext:value-type="float">
            <text:p>1.55</text:p>
          </table:table-cell>
          <table:table-cell office:value-type="float" office:value="1800" calcext:value-type="float">
            <text:p>1800</text:p>
          </table:table-cell>
          <table:table-cell office:value-type="float" office:value="108093" calcext:value-type="float">
            <text:p>108093</text:p>
          </table:table-cell>
          <table:table-cell office:value-type="float" office:value="54013" calcext:value-type="float">
            <text:p>54013</text:p>
          </table:table-cell>
          <table:table-cell office:value-type="float" office:value="93" calcext:value-type="float">
            <text:p>93</text:p>
          </table:table-cell>
          <table:table-cell office:value-type="float" office:value="610" calcext:value-type="float">
            <text:p>610</text:p>
          </table:table-cell>
          <table:table-cell office:value-type="float" office:value="1800" calcext:value-type="float">
            <text:p>1800</text:p>
          </table:table-cell>
          <table:table-cell office:value-type="float" office:value="88543" calcext:value-type="float">
            <text:p>88543</text:p>
          </table:table-cell>
          <table:table-cell office:value-type="float" office:value="44239" calcext:value-type="float">
            <text:p>44239</text:p>
          </table:table-cell>
          <table:table-cell office:value-type="float" office:value="5" calcext:value-type="float">
            <text:p>5</text:p>
          </table:table-cell>
          <table:table-cell office:value-type="float" office:value="659" calcext:value-type="float">
            <text:p>659</text:p>
          </table:table-cell>
          <table:table-cell office:value-type="float" office:value="1800" calcext:value-type="float">
            <text:p>1800</text:p>
          </table:table-cell>
          <table:table-cell office:value-type="float" office:value="88845" calcext:value-type="float">
            <text:p>88845</text:p>
          </table:table-cell>
          <table:table-cell office:value-type="float" office:value="44389" calcext:value-type="float">
            <text:p>44389</text:p>
          </table:table-cell>
          <table:table-cell office:value-type="float" office:value="48" calcext:value-type="float">
            <text:p>48</text:p>
          </table:table-cell>
          <table:table-cell office:value-type="float" office:value="662" calcext:value-type="float">
            <text:p>662</text:p>
          </table:table-cell>
          <table:table-cell office:value-type="float" office:value="1.71" calcext:value-type="float">
            <text:p>1.71</text:p>
          </table:table-cell>
          <table:table-cell office:value-type="float" office:value="1800" calcext:value-type="float">
            <text:p>1800</text:p>
          </table:table-cell>
          <table:table-cell office:value-type="float" office:value="89617" calcext:value-type="float">
            <text:p>89617</text:p>
          </table:table-cell>
          <table:table-cell office:value-type="float" office:value="44776" calcext:value-type="float">
            <text:p>44776</text:p>
          </table:table-cell>
          <table:table-cell office:value-type="float" office:value="47" calcext:value-type="float">
            <text:p>47</text:p>
          </table:table-cell>
          <table:table-cell office:value-type="float" office:value="604" calcext:value-type="float">
            <text:p>604</text:p>
          </table:table-cell>
          <table:table-cell office:value-type="float" office:value="1800" calcext:value-type="float">
            <text:p>1800</text:p>
          </table:table-cell>
          <table:table-cell office:value-type="float" office:value="83919" calcext:value-type="float">
            <text:p>83919</text:p>
          </table:table-cell>
          <table:table-cell office:value-type="float" office:value="41926" calcext:value-type="float">
            <text:p>41926</text:p>
          </table:table-cell>
          <table:table-cell office:value-type="float" office:value="5" calcext:value-type="float">
            <text:p>5</text:p>
          </table:table-cell>
          <table:table-cell office:value-type="float" office:value="650" calcext:value-type="float">
            <text:p>65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45_100_25_2 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72531" calcext:value-type="float">
            <text:p>72531</text:p>
          </table:table-cell>
          <table:table-cell office:value-type="float" office:value="36231" calcext:value-type="float">
            <text:p>36231</text:p>
          </table:table-cell>
          <table:table-cell office:value-type="float" office:value="118" calcext:value-type="float">
            <text:p>118</text:p>
          </table:table-cell>
          <table:table-cell office:value-type="float" office:value="761" calcext:value-type="float">
            <text:p>761</text:p>
          </table:table-cell>
          <table:table-cell office:value-type="float" office:value="1800" calcext:value-type="float">
            <text:p>1800</text:p>
          </table:table-cell>
          <table:table-cell office:value-type="float" office:value="81777" calcext:value-type="float">
            <text:p>81777</text:p>
          </table:table-cell>
          <table:table-cell office:value-type="float" office:value="40857" calcext:value-type="float">
            <text:p>40857</text:p>
          </table:table-cell>
          <table:table-cell office:value-type="float" office:value="3" calcext:value-type="float">
            <text:p>3</text:p>
          </table:table-cell>
          <table:table-cell office:value-type="float" office:value="803" calcext:value-type="float">
            <text:p>803</text:p>
          </table:table-cell>
          <table:table-cell office:value-type="float" office:value="1.57" calcext:value-type="float">
            <text:p>1.57</text:p>
          </table:table-cell>
          <table:table-cell office:value-type="float" office:value="1800" calcext:value-type="float">
            <text:p>1800</text:p>
          </table:table-cell>
          <table:table-cell office:value-type="float" office:value="82665" calcext:value-type="float">
            <text:p>82665</text:p>
          </table:table-cell>
          <table:table-cell office:value-type="float" office:value="41297" calcext:value-type="float">
            <text:p>41297</text:p>
          </table:table-cell>
          <table:table-cell office:value-type="float" office:value="3" calcext:value-type="float">
            <text:p>3</text:p>
          </table:table-cell>
          <table:table-cell office:value-type="float" office:value="789" calcext:value-type="float">
            <text:p>789</text:p>
          </table:table-cell>
          <table:table-cell office:value-type="float" office:value="1800" calcext:value-type="float">
            <text:p>1800</text:p>
          </table:table-cell>
          <table:table-cell office:value-type="float" office:value="81235" calcext:value-type="float">
            <text:p>81235</text:p>
          </table:table-cell>
          <table:table-cell office:value-type="float" office:value="40583" calcext:value-type="float">
            <text:p>40583</text:p>
          </table:table-cell>
          <table:table-cell office:value-type="float" office:value="2" calcext:value-type="float">
            <text:p>2</text:p>
          </table:table-cell>
          <table:table-cell office:value-type="float" office:value="798" calcext:value-type="float">
            <text:p>798</text:p>
          </table:table-cell>
          <table:table-cell office:value-type="float" office:value="1800" calcext:value-type="float">
            <text:p>1800</text:p>
          </table:table-cell>
          <table:table-cell office:value-type="float" office:value="80877" calcext:value-type="float">
            <text:p>80877</text:p>
          </table:table-cell>
          <table:table-cell office:value-type="float" office:value="40403" calcext:value-type="float">
            <text:p>40403</text:p>
          </table:table-cell>
          <table:table-cell office:value-type="float" office:value="2" calcext:value-type="float">
            <text:p>2</text:p>
          </table:table-cell>
          <table:table-cell office:value-type="float" office:value="797" calcext:value-type="float">
            <text:p>797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float" office:value="71385" calcext:value-type="float">
            <text:p>71385</text:p>
          </table:table-cell>
          <table:table-cell office:value-type="float" office:value="35658" calcext:value-type="float">
            <text:p>35658</text:p>
          </table:table-cell>
          <table:table-cell office:value-type="float" office:value="1" calcext:value-type="float">
            <text:p>1</text:p>
          </table:table-cell>
          <table:table-cell office:value-type="float" office:value="786" calcext:value-type="float">
            <text:p>786</text:p>
          </table:table-cell>
          <table:table-cell office:value-type="float" office:value="1800" calcext:value-type="float">
            <text:p>1800</text:p>
          </table:table-cell>
          <table:table-cell office:value-type="float" office:value="78031" calcext:value-type="float">
            <text:p>78031</text:p>
          </table:table-cell>
          <table:table-cell office:value-type="float" office:value="38979" calcext:value-type="float">
            <text:p>38979</text:p>
          </table:table-cell>
          <table:table-cell office:value-type="float" office:value="1" calcext:value-type="float">
            <text:p>1</text:p>
          </table:table-cell>
          <table:table-cell office:value-type="float" office:value="779" calcext:value-type="float">
            <text:p>7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45_100_25_3 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63.57" calcext:value-type="float">
            <text:p>163.57</text:p>
          </table:table-cell>
          <table:table-cell office:value-type="float" office:value="27821" calcext:value-type="float">
            <text:p>27821</text:p>
          </table:table-cell>
          <table:table-cell office:value-type="float" office:value="13911" calcext:value-type="float">
            <text:p>13911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37.04" calcext:value-type="float">
            <text:p>137.04</text:p>
          </table:table-cell>
          <table:table-cell office:value-type="float" office:value="27821" calcext:value-type="float">
            <text:p>27821</text:p>
          </table:table-cell>
          <table:table-cell office:value-type="float" office:value="13911" calcext:value-type="float">
            <text:p>13911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.44" calcext:value-type="float">
            <text:p>1.44</text:p>
          </table:table-cell>
          <table:table-cell office:value-type="float" office:value="132.64" calcext:value-type="float">
            <text:p>132.64</text:p>
          </table:table-cell>
          <table:table-cell office:value-type="float" office:value="27821" calcext:value-type="float">
            <text:p>27821</text:p>
          </table:table-cell>
          <table:table-cell office:value-type="float" office:value="13911" calcext:value-type="float">
            <text:p>13911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37.39" calcext:value-type="float">
            <text:p>137.39</text:p>
          </table:table-cell>
          <table:table-cell office:value-type="float" office:value="27821" calcext:value-type="float">
            <text:p>27821</text:p>
          </table:table-cell>
          <table:table-cell office:value-type="float" office:value="13911" calcext:value-type="float">
            <text:p>13911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35.42" calcext:value-type="float">
            <text:p>135.42</text:p>
          </table:table-cell>
          <table:table-cell office:value-type="float" office:value="27821" calcext:value-type="float">
            <text:p>27821</text:p>
          </table:table-cell>
          <table:table-cell office:value-type="float" office:value="13911" calcext:value-type="float">
            <text:p>13911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.59" calcext:value-type="float">
            <text:p>1.59</text:p>
          </table:table-cell>
          <table:table-cell office:value-type="float" office:value="149.89" calcext:value-type="float">
            <text:p>149.89</text:p>
          </table:table-cell>
          <table:table-cell office:value-type="float" office:value="27821" calcext:value-type="float">
            <text:p>27821</text:p>
          </table:table-cell>
          <table:table-cell office:value-type="float" office:value="13911" calcext:value-type="float">
            <text:p>13911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53.48" calcext:value-type="float">
            <text:p>153.48</text:p>
          </table:table-cell>
          <table:table-cell office:value-type="float" office:value="27821" calcext:value-type="float">
            <text:p>27821</text:p>
          </table:table-cell>
          <table:table-cell office:value-type="float" office:value="13911" calcext:value-type="float">
            <text:p>13911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table:number-columns-repeated="984"/>
        </table:table-row>
        <table:table-row table:style-name="ro1">
          <table:table-cell table:style-name="ce21"/>
          <table:table-cell table:style-name="ce21" table:formula="of:=AVERAGE([.B88:.B90])" office:value-type="float" office:value="45" calcext:value-type="float">
            <text:p>45</text:p>
          </table:table-cell>
          <table:table-cell table:style-name="ce21" table:formula="of:=AVERAGE([.C88:.C90])" office:value-type="float" office:value="25" calcext:value-type="float">
            <text:p>25</text:p>
          </table:table-cell>
          <table:table-cell table:style-name="ce21" table:formula="of:=AVERAGE([.D88:.D90])" office:value-type="float" office:value="1254.52333333333" calcext:value-type="float">
            <text:p>1254.52333333333</text:p>
          </table:table-cell>
          <table:table-cell table:style-name="ce21" table:formula="of:=AVERAGE([.E88:.E90])" office:value-type="float" office:value="61043" calcext:value-type="float">
            <text:p>61043</text:p>
          </table:table-cell>
          <table:table-cell table:style-name="ce21" table:formula="of:=AVERAGE([.F88:.F90])" office:value-type="float" office:value="30498.6666666667" calcext:value-type="float">
            <text:p>30498.6666666667</text:p>
          </table:table-cell>
          <table:table-cell table:style-name="ce21" table:formula="of:=AVERAGE([.G88:.G90])" office:value-type="float" office:value="82" calcext:value-type="float">
            <text:p>82</text:p>
          </table:table-cell>
          <table:table-cell table:style-name="ce21" table:formula="of:=AVERAGE([.H88:.H90])" office:value-type="float" office:value="565" calcext:value-type="float">
            <text:p>565</text:p>
          </table:table-cell>
          <table:table-cell table:style-name="ce21" table:formula="of:=AVERAGE([.I88:.I90])" office:value-type="float" office:value="1245.68" calcext:value-type="float">
            <text:p>1245.68</text:p>
          </table:table-cell>
          <table:table-cell table:style-name="ce21" table:formula="of:=AVERAGE([.J88:.J90])" office:value-type="float" office:value="66560.3333333333" calcext:value-type="float">
            <text:p>66560.3333333333</text:p>
          </table:table-cell>
          <table:table-cell table:style-name="ce21" table:formula="of:=AVERAGE([.K88:.K90])" office:value-type="float" office:value="33258.3333333333" calcext:value-type="float">
            <text:p>33258.3333333333</text:p>
          </table:table-cell>
          <table:table-cell table:style-name="ce21" table:formula="of:=AVERAGE([.L88:.L90])" office:value-type="float" office:value="17" calcext:value-type="float">
            <text:p>17</text:p>
          </table:table-cell>
          <table:table-cell table:style-name="ce21" table:formula="of:=AVERAGE([.M88:.M90])" office:value-type="float" office:value="584.666666666667" calcext:value-type="float">
            <text:p>584.666666666667</text:p>
          </table:table-cell>
          <table:table-cell table:style-name="ce21" table:formula="of:=AVERAGE([.N88:.N90])" office:value-type="float" office:value="1.52" calcext:value-type="float">
            <text:p>1.52</text:p>
          </table:table-cell>
          <table:table-cell table:style-name="ce21" table:formula="of:=AVERAGE([.O88:.O90])" office:value-type="float" office:value="1244.21333333333" calcext:value-type="float">
            <text:p>1244.21333333333</text:p>
          </table:table-cell>
          <table:table-cell table:style-name="ce21" table:formula="of:=AVERAGE([.P88:.P90])" office:value-type="float" office:value="72859.6666666667" calcext:value-type="float">
            <text:p>72859.6666666667</text:p>
          </table:table-cell>
          <table:table-cell table:style-name="ce21" table:formula="of:=AVERAGE([.Q88:.Q90])" office:value-type="float" office:value="36407" calcext:value-type="float">
            <text:p>36407</text:p>
          </table:table-cell>
          <table:table-cell table:style-name="ce21" table:formula="of:=AVERAGE([.R88:.R90])" office:value-type="float" office:value="32" calcext:value-type="float">
            <text:p>32</text:p>
          </table:table-cell>
          <table:table-cell table:style-name="ce21" table:formula="of:=AVERAGE([.S88:.S90])" office:value-type="float" office:value="561" calcext:value-type="float">
            <text:p>561</text:p>
          </table:table-cell>
          <table:table-cell table:style-name="ce21" table:formula="of:=AVERAGE([.T88:.T90])" office:value-type="float" office:value="1245.79666666667" calcext:value-type="float">
            <text:p>1245.79666666667</text:p>
          </table:table-cell>
          <table:table-cell table:style-name="ce21" table:formula="of:=AVERAGE([.U88:.U90])" office:value-type="float" office:value="65866.3333333333" calcext:value-type="float">
            <text:p>65866.3333333333</text:p>
          </table:table-cell>
          <table:table-cell table:style-name="ce21" table:formula="of:=AVERAGE([.V88:.V90])" office:value-type="float" office:value="32911" calcext:value-type="float">
            <text:p>32911</text:p>
          </table:table-cell>
          <table:table-cell table:style-name="ce21" table:formula="of:=AVERAGE([.W88:.W90])" office:value-type="float" office:value="2.33333333333333" calcext:value-type="float">
            <text:p>2.33333333333333</text:p>
          </table:table-cell>
          <table:table-cell table:style-name="ce21" table:formula="of:=AVERAGE([.X88:.X90])" office:value-type="float" office:value="580.333333333333" calcext:value-type="float">
            <text:p>580.333333333333</text:p>
          </table:table-cell>
          <table:table-cell table:style-name="ce21" table:formula="of:=AVERAGE([.Y88:.Y90])" office:value-type="float" office:value="1245.14" calcext:value-type="float">
            <text:p>1245.14</text:p>
          </table:table-cell>
          <table:table-cell table:style-name="ce21" table:formula="of:=AVERAGE([.Z88:.Z90])" office:value-type="float" office:value="65847.6666666667" calcext:value-type="float">
            <text:p>65847.6666666667</text:p>
          </table:table-cell>
          <table:table-cell table:style-name="ce21" table:formula="of:=AVERAGE([.AA88:.AA90])" office:value-type="float" office:value="32901" calcext:value-type="float">
            <text:p>32901</text:p>
          </table:table-cell>
          <table:table-cell table:style-name="ce21" table:formula="of:=AVERAGE([.AB88:.AB90])" office:value-type="float" office:value="16.6666666666667" calcext:value-type="float">
            <text:p>16.6666666666667</text:p>
          </table:table-cell>
          <table:table-cell table:style-name="ce21" table:formula="of:=AVERAGE([.AC88:.AC90])" office:value-type="float" office:value="581" calcext:value-type="float">
            <text:p>581</text:p>
          </table:table-cell>
          <table:table-cell table:style-name="ce21" table:formula="of:=AVERAGE([.AD88:.AD90])" office:value-type="float" office:value="1.76666666666667" calcext:value-type="float">
            <text:p>1.76666666666667</text:p>
          </table:table-cell>
          <table:table-cell table:style-name="ce21" table:formula="of:=AVERAGE([.AE88:.AE90])" office:value-type="float" office:value="1249.96333333333" calcext:value-type="float">
            <text:p>1249.96333333333</text:p>
          </table:table-cell>
          <table:table-cell table:style-name="ce21" table:formula="of:=AVERAGE([.AF88:.AF90])" office:value-type="float" office:value="62941" calcext:value-type="float">
            <text:p>62941</text:p>
          </table:table-cell>
          <table:table-cell table:style-name="ce21" table:formula="of:=AVERAGE([.AG88:.AG90])" office:value-type="float" office:value="31448.3333333333" calcext:value-type="float">
            <text:p>31448.3333333333</text:p>
          </table:table-cell>
          <table:table-cell table:style-name="ce21" table:formula="of:=AVERAGE([.AH88:.AH90])" office:value-type="float" office:value="16" calcext:value-type="float">
            <text:p>16</text:p>
          </table:table-cell>
          <table:table-cell table:style-name="ce21" table:formula="of:=AVERAGE([.AI88:.AI90])" office:value-type="float" office:value="558" calcext:value-type="float">
            <text:p>558</text:p>
          </table:table-cell>
          <table:table-cell table:style-name="ce21" table:formula="of:=AVERAGE([.AJ88:.AJ90])" office:value-type="float" office:value="1251.16" calcext:value-type="float">
            <text:p>1251.16</text:p>
          </table:table-cell>
          <table:table-cell table:style-name="ce21" table:formula="of:=AVERAGE([.AK88:.AK90])" office:value-type="float" office:value="63257" calcext:value-type="float">
            <text:p>63257</text:p>
          </table:table-cell>
          <table:table-cell table:style-name="ce21" table:formula="of:=AVERAGE([.AL88:.AL90])" office:value-type="float" office:value="31605.3333333333" calcext:value-type="float">
            <text:p>31605.3333333333</text:p>
          </table:table-cell>
          <table:table-cell table:style-name="ce21" table:formula="of:=AVERAGE([.AM88:.AM90])" office:value-type="float" office:value="2" calcext:value-type="float">
            <text:p>2</text:p>
          </table:table-cell>
          <table:table-cell table:style-name="ce21" table:formula="of:=AVERAGE([.AN88:.AN90])" office:value-type="float" office:value="571" calcext:value-type="float">
            <text:p>571</text:p>
          </table:table-cell>
          <table:table-cell table:style-name="ce29" table:number-columns-repeated="984"/>
        </table:table-row>
        <table:table-row table:style-name="ro1">
          <table:table-cell office:value-type="string" calcext:value-type="string">
            <text:p>QKP_45_100_50_1 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7.24" calcext:value-type="float">
            <text:p>17.24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4.17" calcext:value-type="float">
            <text:p>24.17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.46" calcext:value-type="float">
            <text:p>1.46</text:p>
          </table:table-cell>
          <table:table-cell office:value-type="float" office:value="21.82" calcext:value-type="float">
            <text:p>21.82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4.89" calcext:value-type="float">
            <text:p>34.89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0.25" calcext:value-type="float">
            <text:p>30.25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.92" calcext:value-type="float">
            <text:p>1.92</text:p>
          </table:table-cell>
          <table:table-cell office:value-type="float" office:value="36.83" calcext:value-type="float">
            <text:p>36.83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51.38" calcext:value-type="float">
            <text:p>51.38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45_100_50_2 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106325" calcext:value-type="float">
            <text:p>106325</text:p>
          </table:table-cell>
          <table:table-cell office:value-type="float" office:value="53131" calcext:value-type="float">
            <text:p>53131</text:p>
          </table:table-cell>
          <table:table-cell office:value-type="float" office:value="1432" calcext:value-type="float">
            <text:p>1432</text:p>
          </table:table-cell>
          <table:table-cell office:value-type="float" office:value="579" calcext:value-type="float">
            <text:p>579</text:p>
          </table:table-cell>
          <table:table-cell office:value-type="float" office:value="1800" calcext:value-type="float">
            <text:p>1800</text:p>
          </table:table-cell>
          <table:table-cell office:value-type="float" office:value="116217" calcext:value-type="float">
            <text:p>116217</text:p>
          </table:table-cell>
          <table:table-cell office:value-type="float" office:value="58074" calcext:value-type="float">
            <text:p>58074</text:p>
          </table:table-cell>
          <table:table-cell office:value-type="float" office:value="1048" calcext:value-type="float">
            <text:p>1048</text:p>
          </table:table-cell>
          <table:table-cell office:value-type="float" office:value="580" calcext:value-type="float">
            <text:p>580</text:p>
          </table:table-cell>
          <table:table-cell office:value-type="float" office:value="3.25" calcext:value-type="float">
            <text:p>3.25</text:p>
          </table:table-cell>
          <table:table-cell office:value-type="float" office:value="1800" calcext:value-type="float">
            <text:p>1800</text:p>
          </table:table-cell>
          <table:table-cell office:value-type="float" office:value="119725" calcext:value-type="float">
            <text:p>119725</text:p>
          </table:table-cell>
          <table:table-cell office:value-type="float" office:value="59832" calcext:value-type="float">
            <text:p>59832</text:p>
          </table:table-cell>
          <table:table-cell office:value-type="float" office:value="1076" calcext:value-type="float">
            <text:p>1076</text:p>
          </table:table-cell>
          <table:table-cell office:value-type="float" office:value="577" calcext:value-type="float">
            <text:p>577</text:p>
          </table:table-cell>
          <table:table-cell office:value-type="float" office:value="1800" calcext:value-type="float">
            <text:p>1800</text:p>
          </table:table-cell>
          <table:table-cell office:value-type="float" office:value="117047" calcext:value-type="float">
            <text:p>117047</text:p>
          </table:table-cell>
          <table:table-cell office:value-type="float" office:value="58489" calcext:value-type="float">
            <text:p>58489</text:p>
          </table:table-cell>
          <table:table-cell office:value-type="float" office:value="823" calcext:value-type="float">
            <text:p>823</text:p>
          </table:table-cell>
          <table:table-cell office:value-type="float" office:value="580" calcext:value-type="float">
            <text:p>580</text:p>
          </table:table-cell>
          <table:table-cell office:value-type="float" office:value="1800" calcext:value-type="float">
            <text:p>1800</text:p>
          </table:table-cell>
          <table:table-cell office:value-type="float" office:value="112973" calcext:value-type="float">
            <text:p>112973</text:p>
          </table:table-cell>
          <table:table-cell office:value-type="float" office:value="56452" calcext:value-type="float">
            <text:p>56452</text:p>
          </table:table-cell>
          <table:table-cell office:value-type="float" office:value="1014" calcext:value-type="float">
            <text:p>1014</text:p>
          </table:table-cell>
          <table:table-cell office:value-type="float" office:value="579" calcext:value-type="float">
            <text:p>579</text:p>
          </table:table-cell>
          <table:table-cell office:value-type="float" office:value="1.94" calcext:value-type="float">
            <text:p>1.94</text:p>
          </table:table-cell>
          <table:table-cell office:value-type="float" office:value="1800" calcext:value-type="float">
            <text:p>1800</text:p>
          </table:table-cell>
          <table:table-cell office:value-type="float" office:value="141013" calcext:value-type="float">
            <text:p>141013</text:p>
          </table:table-cell>
          <table:table-cell office:value-type="float" office:value="70473" calcext:value-type="float">
            <text:p>70473</text:p>
          </table:table-cell>
          <table:table-cell office:value-type="float" office:value="1445" calcext:value-type="float">
            <text:p>1445</text:p>
          </table:table-cell>
          <table:table-cell office:value-type="float" office:value="523" calcext:value-type="float">
            <text:p>523</text:p>
          </table:table-cell>
          <table:table-cell office:value-type="float" office:value="1800" calcext:value-type="float">
            <text:p>1800</text:p>
          </table:table-cell>
          <table:table-cell office:value-type="float" office:value="109999" calcext:value-type="float">
            <text:p>109999</text:p>
          </table:table-cell>
          <table:table-cell office:value-type="float" office:value="54966" calcext:value-type="float">
            <text:p>54966</text:p>
          </table:table-cell>
          <table:table-cell office:value-type="float" office:value="717" calcext:value-type="float">
            <text:p>717</text:p>
          </table:table-cell>
          <table:table-cell office:value-type="float" office:value="577" calcext:value-type="float">
            <text:p>57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45_100_50_3 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82563" calcext:value-type="float">
            <text:p>82563</text:p>
          </table:table-cell>
          <table:table-cell office:value-type="float" office:value="41245" calcext:value-type="float">
            <text:p>41245</text:p>
          </table:table-cell>
          <table:table-cell office:value-type="float" office:value="329" calcext:value-type="float">
            <text:p>329</text:p>
          </table:table-cell>
          <table:table-cell office:value-type="float" office:value="681" calcext:value-type="float">
            <text:p>681</text:p>
          </table:table-cell>
          <table:table-cell office:value-type="float" office:value="1800" calcext:value-type="float">
            <text:p>1800</text:p>
          </table:table-cell>
          <table:table-cell office:value-type="float" office:value="87925" calcext:value-type="float">
            <text:p>87925</text:p>
          </table:table-cell>
          <table:table-cell office:value-type="float" office:value="43930" calcext:value-type="float">
            <text:p>43930</text:p>
          </table:table-cell>
          <table:table-cell office:value-type="float" office:value="370" calcext:value-type="float">
            <text:p>370</text:p>
          </table:table-cell>
          <table:table-cell office:value-type="float" office:value="683" calcext:value-type="float">
            <text:p>683</text:p>
          </table:table-cell>
          <table:table-cell office:value-type="float" office:value="1.57" calcext:value-type="float">
            <text:p>1.57</text:p>
          </table:table-cell>
          <table:table-cell office:value-type="float" office:value="1800" calcext:value-type="float">
            <text:p>1800</text:p>
          </table:table-cell>
          <table:table-cell office:value-type="float" office:value="88693" calcext:value-type="float">
            <text:p>88693</text:p>
          </table:table-cell>
          <table:table-cell office:value-type="float" office:value="44310" calcext:value-type="float">
            <text:p>44310</text:p>
          </table:table-cell>
          <table:table-cell office:value-type="float" office:value="371" calcext:value-type="float">
            <text:p>371</text:p>
          </table:table-cell>
          <table:table-cell office:value-type="float" office:value="688" calcext:value-type="float">
            <text:p>688</text:p>
          </table:table-cell>
          <table:table-cell office:value-type="float" office:value="1800" calcext:value-type="float">
            <text:p>1800</text:p>
          </table:table-cell>
          <table:table-cell office:value-type="float" office:value="87781" calcext:value-type="float">
            <text:p>87781</text:p>
          </table:table-cell>
          <table:table-cell office:value-type="float" office:value="43854" calcext:value-type="float">
            <text:p>43854</text:p>
          </table:table-cell>
          <table:table-cell office:value-type="float" office:value="369" calcext:value-type="float">
            <text:p>369</text:p>
          </table:table-cell>
          <table:table-cell office:value-type="float" office:value="683" calcext:value-type="float">
            <text:p>683</text:p>
          </table:table-cell>
          <table:table-cell office:value-type="float" office:value="1800" calcext:value-type="float">
            <text:p>1800</text:p>
          </table:table-cell>
          <table:table-cell office:value-type="float" office:value="88605" calcext:value-type="float">
            <text:p>88605</text:p>
          </table:table-cell>
          <table:table-cell office:value-type="float" office:value="44268" calcext:value-type="float">
            <text:p>44268</text:p>
          </table:table-cell>
          <table:table-cell office:value-type="float" office:value="371" calcext:value-type="float">
            <text:p>371</text:p>
          </table:table-cell>
          <table:table-cell office:value-type="float" office:value="684" calcext:value-type="float">
            <text:p>684</text:p>
          </table:table-cell>
          <table:table-cell office:value-type="float" office:value="1.61" calcext:value-type="float">
            <text:p>1.61</text:p>
          </table:table-cell>
          <table:table-cell office:value-type="float" office:value="1800" calcext:value-type="float">
            <text:p>1800</text:p>
          </table:table-cell>
          <table:table-cell office:value-type="float" office:value="83455" calcext:value-type="float">
            <text:p>83455</text:p>
          </table:table-cell>
          <table:table-cell office:value-type="float" office:value="41691" calcext:value-type="float">
            <text:p>41691</text:p>
          </table:table-cell>
          <table:table-cell office:value-type="float" office:value="305" calcext:value-type="float">
            <text:p>305</text:p>
          </table:table-cell>
          <table:table-cell office:value-type="float" office:value="685" calcext:value-type="float">
            <text:p>685</text:p>
          </table:table-cell>
          <table:table-cell office:value-type="float" office:value="1800" calcext:value-type="float">
            <text:p>1800</text:p>
          </table:table-cell>
          <table:table-cell office:value-type="float" office:value="80795" calcext:value-type="float">
            <text:p>80795</text:p>
          </table:table-cell>
          <table:table-cell office:value-type="float" office:value="40362" calcext:value-type="float">
            <text:p>40362</text:p>
          </table:table-cell>
          <table:table-cell office:value-type="float" office:value="290" calcext:value-type="float">
            <text:p>290</text:p>
          </table:table-cell>
          <table:table-cell office:value-type="float" office:value="679" calcext:value-type="float">
            <text:p>679</text:p>
          </table:table-cell>
          <table:table-cell table:number-columns-repeated="984"/>
        </table:table-row>
        <table:table-row table:style-name="ro1">
          <table:table-cell table:style-name="ce21"/>
          <table:table-cell table:style-name="ce21" table:formula="of:=AVERAGE([.B92:.B94])" office:value-type="float" office:value="45" calcext:value-type="float">
            <text:p>45</text:p>
          </table:table-cell>
          <table:table-cell table:style-name="ce21" table:formula="of:=AVERAGE([.C92:.C94])" office:value-type="float" office:value="50" calcext:value-type="float">
            <text:p>50</text:p>
          </table:table-cell>
          <table:table-cell table:style-name="ce21" table:formula="of:=AVERAGE([.D92:.D94])" office:value-type="float" office:value="1205.74666666667" calcext:value-type="float">
            <text:p>1205.74666666667</text:p>
          </table:table-cell>
          <table:table-cell table:style-name="ce21" table:formula="of:=AVERAGE([.E92:.E94])" office:value-type="float" office:value="63622.3333333333" calcext:value-type="float">
            <text:p>63622.3333333333</text:p>
          </table:table-cell>
          <table:table-cell table:style-name="ce21" table:formula="of:=AVERAGE([.F92:.F94])" office:value-type="float" office:value="31788.6666666667" calcext:value-type="float">
            <text:p>31788.6666666667</text:p>
          </table:table-cell>
          <table:table-cell table:style-name="ce21" table:formula="of:=AVERAGE([.G92:.G94])" office:value-type="float" office:value="587" calcext:value-type="float">
            <text:p>587</text:p>
          </table:table-cell>
          <table:table-cell table:style-name="ce21" table:formula="of:=AVERAGE([.H92:.H94])" office:value-type="float" office:value="455" calcext:value-type="float">
            <text:p>455</text:p>
          </table:table-cell>
          <table:table-cell table:style-name="ce21" table:formula="of:=AVERAGE([.I92:.I94])" office:value-type="float" office:value="1208.05666666667" calcext:value-type="float">
            <text:p>1208.05666666667</text:p>
          </table:table-cell>
          <table:table-cell table:style-name="ce21" table:formula="of:=AVERAGE([.J92:.J94])" office:value-type="float" office:value="68707" calcext:value-type="float">
            <text:p>68707</text:p>
          </table:table-cell>
          <table:table-cell table:style-name="ce21" table:formula="of:=AVERAGE([.K92:.K94])" office:value-type="float" office:value="34331.3333333333" calcext:value-type="float">
            <text:p>34331.3333333333</text:p>
          </table:table-cell>
          <table:table-cell table:style-name="ce21" table:formula="of:=AVERAGE([.L92:.L94])" office:value-type="float" office:value="472.666666666667" calcext:value-type="float">
            <text:p>472.666666666667</text:p>
          </table:table-cell>
          <table:table-cell table:style-name="ce21" table:formula="of:=AVERAGE([.M92:.M94])" office:value-type="float" office:value="456" calcext:value-type="float">
            <text:p>456</text:p>
          </table:table-cell>
          <table:table-cell table:style-name="ce21" table:formula="of:=AVERAGE([.N92:.N94])" office:value-type="float" office:value="2.09333333333333" calcext:value-type="float">
            <text:p>2.09333333333333</text:p>
          </table:table-cell>
          <table:table-cell table:style-name="ce21" table:formula="of:=AVERAGE([.O92:.O94])" office:value-type="float" office:value="1207.27333333333" calcext:value-type="float">
            <text:p>1207.27333333333</text:p>
          </table:table-cell>
          <table:table-cell table:style-name="ce21" table:formula="of:=AVERAGE([.P92:.P94])" office:value-type="float" office:value="70132.3333333333" calcext:value-type="float">
            <text:p>70132.3333333333</text:p>
          </table:table-cell>
          <table:table-cell table:style-name="ce21" table:formula="of:=AVERAGE([.Q92:.Q94])" office:value-type="float" office:value="35044" calcext:value-type="float">
            <text:p>35044</text:p>
          </table:table-cell>
          <table:table-cell table:style-name="ce21" table:formula="of:=AVERAGE([.R92:.R94])" office:value-type="float" office:value="482.333333333333" calcext:value-type="float">
            <text:p>482.333333333333</text:p>
          </table:table-cell>
          <table:table-cell table:style-name="ce21" table:formula="of:=AVERAGE([.S92:.S94])" office:value-type="float" office:value="456.666666666667" calcext:value-type="float">
            <text:p>456.666666666667</text:p>
          </table:table-cell>
          <table:table-cell table:style-name="ce21" table:formula="of:=AVERAGE([.T92:.T94])" office:value-type="float" office:value="1211.63" calcext:value-type="float">
            <text:p>1211.63</text:p>
          </table:table-cell>
          <table:table-cell table:style-name="ce21" table:formula="of:=AVERAGE([.U92:.U94])" office:value-type="float" office:value="68935.6666666667" calcext:value-type="float">
            <text:p>68935.6666666667</text:p>
          </table:table-cell>
          <table:table-cell table:style-name="ce21" table:formula="of:=AVERAGE([.V92:.V94])" office:value-type="float" office:value="34444.3333333333" calcext:value-type="float">
            <text:p>34444.3333333333</text:p>
          </table:table-cell>
          <table:table-cell table:style-name="ce21" table:formula="of:=AVERAGE([.W92:.W94])" office:value-type="float" office:value="397.333333333333" calcext:value-type="float">
            <text:p>397.333333333333</text:p>
          </table:table-cell>
          <table:table-cell table:style-name="ce21" table:formula="of:=AVERAGE([.X92:.X94])" office:value-type="float" office:value="456" calcext:value-type="float">
            <text:p>456</text:p>
          </table:table-cell>
          <table:table-cell table:style-name="ce21" table:formula="of:=AVERAGE([.Y92:.Y94])" office:value-type="float" office:value="1210.08333333333" calcext:value-type="float">
            <text:p>1210.08333333333</text:p>
          </table:table-cell>
          <table:table-cell table:style-name="ce21" table:formula="of:=AVERAGE([.Z92:.Z94])" office:value-type="float" office:value="67852.3333333333" calcext:value-type="float">
            <text:p>67852.3333333333</text:p>
          </table:table-cell>
          <table:table-cell table:style-name="ce21" table:formula="of:=AVERAGE([.AA92:.AA94])" office:value-type="float" office:value="33903.3333333333" calcext:value-type="float">
            <text:p>33903.3333333333</text:p>
          </table:table-cell>
          <table:table-cell table:style-name="ce21" table:formula="of:=AVERAGE([.AB92:.AB94])" office:value-type="float" office:value="461.666666666667" calcext:value-type="float">
            <text:p>461.666666666667</text:p>
          </table:table-cell>
          <table:table-cell table:style-name="ce21" table:formula="of:=AVERAGE([.AC92:.AC94])" office:value-type="float" office:value="456" calcext:value-type="float">
            <text:p>456</text:p>
          </table:table-cell>
          <table:table-cell table:style-name="ce21" table:formula="of:=AVERAGE([.AD92:.AD94])" office:value-type="float" office:value="1.82333333333333" calcext:value-type="float">
            <text:p>1.82333333333333</text:p>
          </table:table-cell>
          <table:table-cell table:style-name="ce21" table:formula="of:=AVERAGE([.AE92:.AE94])" office:value-type="float" office:value="1212.27666666667" calcext:value-type="float">
            <text:p>1212.27666666667</text:p>
          </table:table-cell>
          <table:table-cell table:style-name="ce21" table:formula="of:=AVERAGE([.AF92:.AF94])" office:value-type="float" office:value="75482.3333333333" calcext:value-type="float">
            <text:p>75482.3333333333</text:p>
          </table:table-cell>
          <table:table-cell table:style-name="ce21" table:formula="of:=AVERAGE([.AG92:.AG94])" office:value-type="float" office:value="37718" calcext:value-type="float">
            <text:p>37718</text:p>
          </table:table-cell>
          <table:table-cell table:style-name="ce21" table:formula="of:=AVERAGE([.AH92:.AH94])" office:value-type="float" office:value="583.333333333333" calcext:value-type="float">
            <text:p>583.333333333333</text:p>
          </table:table-cell>
          <table:table-cell table:style-name="ce21" table:formula="of:=AVERAGE([.AI92:.AI94])" office:value-type="float" office:value="437.666666666667" calcext:value-type="float">
            <text:p>437.666666666667</text:p>
          </table:table-cell>
          <table:table-cell table:style-name="ce21" table:formula="of:=AVERAGE([.AJ92:.AJ94])" office:value-type="float" office:value="1217.12666666667" calcext:value-type="float">
            <text:p>1217.12666666667</text:p>
          </table:table-cell>
          <table:table-cell table:style-name="ce21" table:formula="of:=AVERAGE([.AK92:.AK94])" office:value-type="float" office:value="64257.6666666667" calcext:value-type="float">
            <text:p>64257.6666666667</text:p>
          </table:table-cell>
          <table:table-cell table:style-name="ce21" table:formula="of:=AVERAGE([.AL92:.AL94])" office:value-type="float" office:value="32106" calcext:value-type="float">
            <text:p>32106</text:p>
          </table:table-cell>
          <table:table-cell table:style-name="ce21" table:formula="of:=AVERAGE([.AM92:.AM94])" office:value-type="float" office:value="335.666666666667" calcext:value-type="float">
            <text:p>335.666666666667</text:p>
          </table:table-cell>
          <table:table-cell table:style-name="ce21" table:formula="of:=AVERAGE([.AN92:.AN94])" office:value-type="float" office:value="453.666666666667" calcext:value-type="float">
            <text:p>453.666666666667</text:p>
          </table:table-cell>
          <table:table-cell table:style-name="ce29" table:number-columns-repeated="984"/>
        </table:table-row>
        <table:table-row table:style-name="ro1">
          <table:table-cell office:value-type="string" calcext:value-type="string">
            <text:p>QKP_45_100_75_1 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office:value-type="float" office:value="89749" calcext:value-type="float">
            <text:p>89749</text:p>
          </table:table-cell>
          <table:table-cell office:value-type="float" office:value="44845" calcext:value-type="float">
            <text:p>44845</text:p>
          </table:table-cell>
          <table:table-cell office:value-type="float" office:value="2068" calcext:value-type="float">
            <text:p>2068</text:p>
          </table:table-cell>
          <table:table-cell office:value-type="float" office:value="575" calcext:value-type="float">
            <text:p>575</text:p>
          </table:table-cell>
          <table:table-cell office:value-type="float" office:value="1800" calcext:value-type="float">
            <text:p>1800</text:p>
          </table:table-cell>
          <table:table-cell office:value-type="float" office:value="96783" calcext:value-type="float">
            <text:p>96783</text:p>
          </table:table-cell>
          <table:table-cell office:value-type="float" office:value="48357" calcext:value-type="float">
            <text:p>48357</text:p>
          </table:table-cell>
          <table:table-cell office:value-type="float" office:value="1172" calcext:value-type="float">
            <text:p>1172</text:p>
          </table:table-cell>
          <table:table-cell office:value-type="float" office:value="580" calcext:value-type="float">
            <text:p>580</text:p>
          </table:table-cell>
          <table:table-cell office:value-type="float" office:value="1.43" calcext:value-type="float">
            <text:p>1.43</text:p>
          </table:table-cell>
          <table:table-cell office:value-type="float" office:value="1800" calcext:value-type="float">
            <text:p>1800</text:p>
          </table:table-cell>
          <table:table-cell office:value-type="float" office:value="104347" calcext:value-type="float">
            <text:p>104347</text:p>
          </table:table-cell>
          <table:table-cell office:value-type="float" office:value="52145" calcext:value-type="float">
            <text:p>52145</text:p>
          </table:table-cell>
          <table:table-cell office:value-type="float" office:value="1230" calcext:value-type="float">
            <text:p>1230</text:p>
          </table:table-cell>
          <table:table-cell office:value-type="float" office:value="595" calcext:value-type="float">
            <text:p>595</text:p>
          </table:table-cell>
          <table:table-cell office:value-type="float" office:value="1800" calcext:value-type="float">
            <text:p>1800</text:p>
          </table:table-cell>
          <table:table-cell office:value-type="float" office:value="97077" calcext:value-type="float">
            <text:p>97077</text:p>
          </table:table-cell>
          <table:table-cell office:value-type="float" office:value="48505" calcext:value-type="float">
            <text:p>48505</text:p>
          </table:table-cell>
          <table:table-cell office:value-type="float" office:value="1003" calcext:value-type="float">
            <text:p>1003</text:p>
          </table:table-cell>
          <table:table-cell office:value-type="float" office:value="580" calcext:value-type="float">
            <text:p>580</text:p>
          </table:table-cell>
          <table:table-cell office:value-type="float" office:value="1800" calcext:value-type="float">
            <text:p>1800</text:p>
          </table:table-cell>
          <table:table-cell office:value-type="float" office:value="97839" calcext:value-type="float">
            <text:p>97839</text:p>
          </table:table-cell>
          <table:table-cell office:value-type="float" office:value="48885" calcext:value-type="float">
            <text:p>48885</text:p>
          </table:table-cell>
          <table:table-cell office:value-type="float" office:value="1178" calcext:value-type="float">
            <text:p>1178</text:p>
          </table:table-cell>
          <table:table-cell office:value-type="float" office:value="588" calcext:value-type="float">
            <text:p>588</text:p>
          </table:table-cell>
          <table:table-cell office:value-type="float" office:value="1.59" calcext:value-type="float">
            <text:p>1.59</text:p>
          </table:table-cell>
          <table:table-cell office:value-type="float" office:value="1800" calcext:value-type="float">
            <text:p>1800</text:p>
          </table:table-cell>
          <table:table-cell office:value-type="float" office:value="90227" calcext:value-type="float">
            <text:p>90227</text:p>
          </table:table-cell>
          <table:table-cell office:value-type="float" office:value="45079" calcext:value-type="float">
            <text:p>45079</text:p>
          </table:table-cell>
          <table:table-cell office:value-type="float" office:value="1043" calcext:value-type="float">
            <text:p>1043</text:p>
          </table:table-cell>
          <table:table-cell office:value-type="float" office:value="581" calcext:value-type="float">
            <text:p>581</text:p>
          </table:table-cell>
          <table:table-cell office:value-type="float" office:value="1800" calcext:value-type="float">
            <text:p>1800</text:p>
          </table:table-cell>
          <table:table-cell office:value-type="float" office:value="91587" calcext:value-type="float">
            <text:p>91587</text:p>
          </table:table-cell>
          <table:table-cell office:value-type="float" office:value="45762" calcext:value-type="float">
            <text:p>45762</text:p>
          </table:table-cell>
          <table:table-cell office:value-type="float" office:value="935" calcext:value-type="float">
            <text:p>935</text:p>
          </table:table-cell>
          <table:table-cell office:value-type="float" office:value="574" calcext:value-type="float">
            <text:p>574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45_100_75_2 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21.23" calcext:value-type="float">
            <text:p>21.23</text:p>
          </table:table-cell>
          <table:table-cell office:value-type="float" office:value="897" calcext:value-type="float">
            <text:p>897</text:p>
          </table:table-cell>
          <table:table-cell office:value-type="float" office:value="449" calcext:value-type="float">
            <text:p>44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1.35" calcext:value-type="float">
            <text:p>21.35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.99" calcext:value-type="float">
            <text:p>1.99</text:p>
          </table:table-cell>
          <table:table-cell office:value-type="float" office:value="22.08" calcext:value-type="float">
            <text:p>22.08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6.5" calcext:value-type="float">
            <text:p>36.5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.71" calcext:value-type="float">
            <text:p>34.71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.91" calcext:value-type="float">
            <text:p>1.91</text:p>
          </table:table-cell>
          <table:table-cell office:value-type="float" office:value="37.26" calcext:value-type="float">
            <text:p>37.26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4.62" calcext:value-type="float">
            <text:p>54.62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45_100_75_3 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office:value-type="float" office:value="87161" calcext:value-type="float">
            <text:p>87161</text:p>
          </table:table-cell>
          <table:table-cell office:value-type="float" office:value="43561" calcext:value-type="float">
            <text:p>43561</text:p>
          </table:table-cell>
          <table:table-cell office:value-type="float" office:value="65" calcext:value-type="float">
            <text:p>65</text:p>
          </table:table-cell>
          <table:table-cell office:value-type="float" office:value="616" calcext:value-type="float">
            <text:p>616</text:p>
          </table:table-cell>
          <table:table-cell office:value-type="float" office:value="1800" calcext:value-type="float">
            <text:p>1800</text:p>
          </table:table-cell>
          <table:table-cell office:value-type="float" office:value="97571" calcext:value-type="float">
            <text:p>97571</text:p>
          </table:table-cell>
          <table:table-cell office:value-type="float" office:value="48754" calcext:value-type="float">
            <text:p>48754</text:p>
          </table:table-cell>
          <table:table-cell office:value-type="float" office:value="2" calcext:value-type="float">
            <text:p>2</text:p>
          </table:table-cell>
          <table:table-cell office:value-type="float" office:value="654" calcext:value-type="float">
            <text:p>654</text:p>
          </table:table-cell>
          <table:table-cell office:value-type="float" office:value="1.36" calcext:value-type="float">
            <text:p>1.36</text:p>
          </table:table-cell>
          <table:table-cell office:value-type="float" office:value="1800" calcext:value-type="float">
            <text:p>1800</text:p>
          </table:table-cell>
          <table:table-cell office:value-type="float" office:value="99099" calcext:value-type="float">
            <text:p>99099</text:p>
          </table:table-cell>
          <table:table-cell office:value-type="float" office:value="49515" calcext:value-type="float">
            <text:p>49515</text:p>
          </table:table-cell>
          <table:table-cell office:value-type="float" office:value="2" calcext:value-type="float">
            <text:p>2</text:p>
          </table:table-cell>
          <table:table-cell office:value-type="float" office:value="656" calcext:value-type="float">
            <text:p>656</text:p>
          </table:table-cell>
          <table:table-cell office:value-type="float" office:value="1800" calcext:value-type="float">
            <text:p>1800</text:p>
          </table:table-cell>
          <table:table-cell office:value-type="float" office:value="102367" calcext:value-type="float">
            <text:p>102367</text:p>
          </table:table-cell>
          <table:table-cell office:value-type="float" office:value="51158" calcext:value-type="float">
            <text:p>51158</text:p>
          </table:table-cell>
          <table:table-cell office:value-type="float" office:value="2" calcext:value-type="float">
            <text:p>2</text:p>
          </table:table-cell>
          <table:table-cell office:value-type="float" office:value="674" calcext:value-type="float">
            <text:p>674</text:p>
          </table:table-cell>
          <table:table-cell office:value-type="float" office:value="1800" calcext:value-type="float">
            <text:p>1800</text:p>
          </table:table-cell>
          <table:table-cell office:value-type="float" office:value="91757" calcext:value-type="float">
            <text:p>91757</text:p>
          </table:table-cell>
          <table:table-cell office:value-type="float" office:value="45852" calcext:value-type="float">
            <text:p>45852</text:p>
          </table:table-cell>
          <table:table-cell office:value-type="float" office:value="5" calcext:value-type="float">
            <text:p>5</text:p>
          </table:table-cell>
          <table:table-cell office:value-type="float" office:value="633" calcext:value-type="float">
            <text:p>633</text:p>
          </table:table-cell>
          <table:table-cell office:value-type="float" office:value="1.81" calcext:value-type="float">
            <text:p>1.81</text:p>
          </table:table-cell>
          <table:table-cell office:value-type="float" office:value="1800" calcext:value-type="float">
            <text:p>1800</text:p>
          </table:table-cell>
          <table:table-cell office:value-type="float" office:value="88987" calcext:value-type="float">
            <text:p>88987</text:p>
          </table:table-cell>
          <table:table-cell office:value-type="float" office:value="44474" calcext:value-type="float">
            <text:p>44474</text:p>
          </table:table-cell>
          <table:table-cell office:value-type="float" office:value="4" calcext:value-type="float">
            <text:p>4</text:p>
          </table:table-cell>
          <table:table-cell office:value-type="float" office:value="625" calcext:value-type="float">
            <text:p>625</text:p>
          </table:table-cell>
          <table:table-cell office:value-type="float" office:value="1800" calcext:value-type="float">
            <text:p>1800</text:p>
          </table:table-cell>
          <table:table-cell office:value-type="float" office:value="92203" calcext:value-type="float">
            <text:p>92203</text:p>
          </table:table-cell>
          <table:table-cell office:value-type="float" office:value="46061" calcext:value-type="float">
            <text:p>46061</text:p>
          </table:table-cell>
          <table:table-cell office:value-type="float" office:value="5" calcext:value-type="float">
            <text:p>5</text:p>
          </table:table-cell>
          <table:table-cell office:value-type="float" office:value="638" calcext:value-type="float">
            <text:p>638</text:p>
          </table:table-cell>
          <table:table-cell table:number-columns-repeated="984"/>
        </table:table-row>
        <table:table-row table:style-name="ro1">
          <table:table-cell table:style-name="ce21"/>
          <table:table-cell table:style-name="ce21" table:formula="of:=AVERAGE([.B96:.B98])" office:value-type="float" office:value="45" calcext:value-type="float">
            <text:p>45</text:p>
          </table:table-cell>
          <table:table-cell table:style-name="ce21" table:formula="of:=AVERAGE([.C96:.C98])" office:value-type="float" office:value="75" calcext:value-type="float">
            <text:p>75</text:p>
          </table:table-cell>
          <table:table-cell table:style-name="ce21" table:formula="of:=AVERAGE([.D96:.D98])" office:value-type="float" office:value="1207.07666666667" calcext:value-type="float">
            <text:p>1207.07666666667</text:p>
          </table:table-cell>
          <table:table-cell table:style-name="ce21" table:formula="of:=AVERAGE([.E96:.E98])" office:value-type="float" office:value="59269" calcext:value-type="float">
            <text:p>59269</text:p>
          </table:table-cell>
          <table:table-cell table:style-name="ce21" table:formula="of:=AVERAGE([.F96:.F98])" office:value-type="float" office:value="29618.3333333333" calcext:value-type="float">
            <text:p>29618.3333333333</text:p>
          </table:table-cell>
          <table:table-cell table:style-name="ce21" table:formula="of:=AVERAGE([.G96:.G98])" office:value-type="float" office:value="711.666666666667" calcext:value-type="float">
            <text:p>711.666666666667</text:p>
          </table:table-cell>
          <table:table-cell table:style-name="ce21" table:formula="of:=AVERAGE([.H96:.H98])" office:value-type="float" office:value="404.666666666667" calcext:value-type="float">
            <text:p>404.666666666667</text:p>
          </table:table-cell>
          <table:table-cell table:style-name="ce21" table:formula="of:=AVERAGE([.I96:.I98])" office:value-type="float" office:value="1207.11666666667" calcext:value-type="float">
            <text:p>1207.11666666667</text:p>
          </table:table-cell>
          <table:table-cell table:style-name="ce21" table:formula="of:=AVERAGE([.J96:.J98])" office:value-type="float" office:value="65090.3333333333" calcext:value-type="float">
            <text:p>65090.3333333333</text:p>
          </table:table-cell>
          <table:table-cell table:style-name="ce21" table:formula="of:=AVERAGE([.K96:.K98])" office:value-type="float" office:value="32523.3333333333" calcext:value-type="float">
            <text:p>32523.3333333333</text:p>
          </table:table-cell>
          <table:table-cell table:style-name="ce21" table:formula="of:=AVERAGE([.L96:.L98])" office:value-type="float" office:value="391.333333333333" calcext:value-type="float">
            <text:p>391.333333333333</text:p>
          </table:table-cell>
          <table:table-cell table:style-name="ce21" table:formula="of:=AVERAGE([.M96:.M98])" office:value-type="float" office:value="419.666666666667" calcext:value-type="float">
            <text:p>419.666666666667</text:p>
          </table:table-cell>
          <table:table-cell table:style-name="ce21" table:formula="of:=AVERAGE([.N96:.N98])" office:value-type="float" office:value="1.59333333333333" calcext:value-type="float">
            <text:p>1.59333333333333</text:p>
          </table:table-cell>
          <table:table-cell table:style-name="ce21" table:formula="of:=AVERAGE([.O96:.O98])" office:value-type="float" office:value="1207.36" calcext:value-type="float">
            <text:p>1207.36</text:p>
          </table:table-cell>
          <table:table-cell table:style-name="ce21" table:formula="of:=AVERAGE([.P96:.P98])" office:value-type="float" office:value="68121" calcext:value-type="float">
            <text:p>68121</text:p>
          </table:table-cell>
          <table:table-cell table:style-name="ce21" table:formula="of:=AVERAGE([.Q96:.Q98])" office:value-type="float" office:value="34039.6666666667" calcext:value-type="float">
            <text:p>34039.6666666667</text:p>
          </table:table-cell>
          <table:table-cell table:style-name="ce21" table:formula="of:=AVERAGE([.R96:.R98])" office:value-type="float" office:value="410.666666666667" calcext:value-type="float">
            <text:p>410.666666666667</text:p>
          </table:table-cell>
          <table:table-cell table:style-name="ce21" table:formula="of:=AVERAGE([.S96:.S98])" office:value-type="float" office:value="425.333333333333" calcext:value-type="float">
            <text:p>425.333333333333</text:p>
          </table:table-cell>
          <table:table-cell table:style-name="ce21" table:formula="of:=AVERAGE([.T96:.T98])" office:value-type="float" office:value="1212.16666666667" calcext:value-type="float">
            <text:p>1212.16666666667</text:p>
          </table:table-cell>
          <table:table-cell table:style-name="ce21" table:formula="of:=AVERAGE([.U96:.U98])" office:value-type="float" office:value="66787" calcext:value-type="float">
            <text:p>66787</text:p>
          </table:table-cell>
          <table:table-cell table:style-name="ce21" table:formula="of:=AVERAGE([.V96:.V98])" office:value-type="float" office:value="33374" calcext:value-type="float">
            <text:p>33374</text:p>
          </table:table-cell>
          <table:table-cell table:style-name="ce21" table:formula="of:=AVERAGE([.W96:.W98])" office:value-type="float" office:value="335" calcext:value-type="float">
            <text:p>335</text:p>
          </table:table-cell>
          <table:table-cell table:style-name="ce21" table:formula="of:=AVERAGE([.X96:.X98])" office:value-type="float" office:value="426.333333333333" calcext:value-type="float">
            <text:p>426.333333333333</text:p>
          </table:table-cell>
          <table:table-cell table:style-name="ce21" table:formula="of:=AVERAGE([.Y96:.Y98])" office:value-type="float" office:value="1211.57" calcext:value-type="float">
            <text:p>1211.57</text:p>
          </table:table-cell>
          <table:table-cell table:style-name="ce21" table:formula="of:=AVERAGE([.Z96:.Z98])" office:value-type="float" office:value="63504.3333333333" calcext:value-type="float">
            <text:p>63504.3333333333</text:p>
          </table:table-cell>
          <table:table-cell table:style-name="ce21" table:formula="of:=AVERAGE([.AA96:.AA98])" office:value-type="float" office:value="31732" calcext:value-type="float">
            <text:p>31732</text:p>
          </table:table-cell>
          <table:table-cell table:style-name="ce21" table:formula="of:=AVERAGE([.AB96:.AB98])" office:value-type="float" office:value="394.333333333333" calcext:value-type="float">
            <text:p>394.333333333333</text:p>
          </table:table-cell>
          <table:table-cell table:style-name="ce21" table:formula="of:=AVERAGE([.AC96:.AC98])" office:value-type="float" office:value="415.333333333333" calcext:value-type="float">
            <text:p>415.333333333333</text:p>
          </table:table-cell>
          <table:table-cell table:style-name="ce21" table:formula="of:=AVERAGE([.AD96:.AD98])" office:value-type="float" office:value="1.77" calcext:value-type="float">
            <text:p>1.77</text:p>
          </table:table-cell>
          <table:table-cell table:style-name="ce21" table:formula="of:=AVERAGE([.AE96:.AE98])" office:value-type="float" office:value="1212.42" calcext:value-type="float">
            <text:p>1212.42</text:p>
          </table:table-cell>
          <table:table-cell table:style-name="ce21" table:formula="of:=AVERAGE([.AF96:.AF98])" office:value-type="float" office:value="60043.6666666667" calcext:value-type="float">
            <text:p>60043.6666666667</text:p>
          </table:table-cell>
          <table:table-cell table:style-name="ce21" table:formula="of:=AVERAGE([.AG96:.AG98])" office:value-type="float" office:value="30004" calcext:value-type="float">
            <text:p>30004</text:p>
          </table:table-cell>
          <table:table-cell table:style-name="ce21" table:formula="of:=AVERAGE([.AH96:.AH98])" office:value-type="float" office:value="349" calcext:value-type="float">
            <text:p>349</text:p>
          </table:table-cell>
          <table:table-cell table:style-name="ce21" table:formula="of:=AVERAGE([.AI96:.AI98])" office:value-type="float" office:value="410.333333333333" calcext:value-type="float">
            <text:p>410.333333333333</text:p>
          </table:table-cell>
          <table:table-cell table:style-name="ce21" table:formula="of:=AVERAGE([.AJ96:.AJ98])" office:value-type="float" office:value="1218.20666666667" calcext:value-type="float">
            <text:p>1218.20666666667</text:p>
          </table:table-cell>
          <table:table-cell table:style-name="ce21" table:formula="of:=AVERAGE([.AK96:.AK98])" office:value-type="float" office:value="61569" calcext:value-type="float">
            <text:p>61569</text:p>
          </table:table-cell>
          <table:table-cell table:style-name="ce21" table:formula="of:=AVERAGE([.AL96:.AL98])" office:value-type="float" office:value="30760.6666666667" calcext:value-type="float">
            <text:p>30760.6666666667</text:p>
          </table:table-cell>
          <table:table-cell table:style-name="ce21" table:formula="of:=AVERAGE([.AM96:.AM98])" office:value-type="float" office:value="313.333333333333" calcext:value-type="float">
            <text:p>313.333333333333</text:p>
          </table:table-cell>
          <table:table-cell table:style-name="ce21" table:formula="of:=AVERAGE([.AN96:.AN98])" office:value-type="float" office:value="412.333333333333" calcext:value-type="float">
            <text:p>412.333333333333</text:p>
          </table:table-cell>
          <table:table-cell table:style-name="ce29" table:number-columns-repeated="984"/>
        </table:table-row>
        <table:table-row table:style-name="ro1">
          <table:table-cell office:value-type="string" calcext:value-type="string">
            <text:p>QKP_50_100_100_1 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24.4" calcext:value-type="float">
            <text:p>224.4</text:p>
          </table:table-cell>
          <table:table-cell office:value-type="float" office:value="23711" calcext:value-type="float">
            <text:p>23711</text:p>
          </table:table-cell>
          <table:table-cell office:value-type="float" office:value="11856" calcext:value-type="float">
            <text:p>11856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206.8" calcext:value-type="float">
            <text:p>206.8</text:p>
          </table:table-cell>
          <table:table-cell office:value-type="float" office:value="23717" calcext:value-type="float">
            <text:p>23717</text:p>
          </table:table-cell>
          <table:table-cell office:value-type="float" office:value="11859" calcext:value-type="float">
            <text:p>11859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1.79" calcext:value-type="float">
            <text:p>1.79</text:p>
          </table:table-cell>
          <table:table-cell office:value-type="float" office:value="203.85" calcext:value-type="float">
            <text:p>203.85</text:p>
          </table:table-cell>
          <table:table-cell office:value-type="float" office:value="23717" calcext:value-type="float">
            <text:p>23717</text:p>
          </table:table-cell>
          <table:table-cell office:value-type="float" office:value="11859" calcext:value-type="float">
            <text:p>11859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212.47" calcext:value-type="float">
            <text:p>212.47</text:p>
          </table:table-cell>
          <table:table-cell office:value-type="float" office:value="23717" calcext:value-type="float">
            <text:p>23717</text:p>
          </table:table-cell>
          <table:table-cell office:value-type="float" office:value="11859" calcext:value-type="float">
            <text:p>11859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230.22" calcext:value-type="float">
            <text:p>230.22</text:p>
          </table:table-cell>
          <table:table-cell office:value-type="float" office:value="23715" calcext:value-type="float">
            <text:p>23715</text:p>
          </table:table-cell>
          <table:table-cell office:value-type="float" office:value="11858" calcext:value-type="float">
            <text:p>11858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2.21" calcext:value-type="float">
            <text:p>2.21</text:p>
          </table:table-cell>
          <table:table-cell office:value-type="float" office:value="264.93" calcext:value-type="float">
            <text:p>264.93</text:p>
          </table:table-cell>
          <table:table-cell office:value-type="float" office:value="23715" calcext:value-type="float">
            <text:p>23715</text:p>
          </table:table-cell>
          <table:table-cell office:value-type="float" office:value="11858" calcext:value-type="float">
            <text:p>11858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256.2" calcext:value-type="float">
            <text:p>256.2</text:p>
          </table:table-cell>
          <table:table-cell office:value-type="float" office:value="23715" calcext:value-type="float">
            <text:p>23715</text:p>
          </table:table-cell>
          <table:table-cell office:value-type="float" office:value="11858" calcext:value-type="float">
            <text:p>11858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50_100_100_2 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8.92" calcext:value-type="float">
            <text:p>28.92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47.5" calcext:value-type="float">
            <text:p>47.5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.7" calcext:value-type="float">
            <text:p>1.7</text:p>
          </table:table-cell>
          <table:table-cell office:value-type="float" office:value="41.39" calcext:value-type="float">
            <text:p>41.39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67.74" calcext:value-type="float">
            <text:p>67.74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51.23" calcext:value-type="float">
            <text:p>51.23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.3" calcext:value-type="float">
            <text:p>2.3</text:p>
          </table:table-cell>
          <table:table-cell office:value-type="float" office:value="64.63" calcext:value-type="float">
            <text:p>64.63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82.74" calcext:value-type="float">
            <text:p>82.74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50_100_100_3 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128793" calcext:value-type="float">
            <text:p>128793</text:p>
          </table:table-cell>
          <table:table-cell office:value-type="float" office:value="64360" calcext:value-type="float">
            <text:p>64360</text:p>
          </table:table-cell>
          <table:table-cell office:value-type="float" office:value="1025" calcext:value-type="float">
            <text:p>1025</text:p>
          </table:table-cell>
          <table:table-cell office:value-type="float" office:value="474" calcext:value-type="float">
            <text:p>474</text:p>
          </table:table-cell>
          <table:table-cell office:value-type="float" office:value="1800" calcext:value-type="float">
            <text:p>1800</text:p>
          </table:table-cell>
          <table:table-cell office:value-type="float" office:value="145801" calcext:value-type="float">
            <text:p>145801</text:p>
          </table:table-cell>
          <table:table-cell office:value-type="float" office:value="72858" calcext:value-type="float">
            <text:p>72858</text:p>
          </table:table-cell>
          <table:table-cell office:value-type="float" office:value="472" calcext:value-type="float">
            <text:p>472</text:p>
          </table:table-cell>
          <table:table-cell office:value-type="float" office:value="510" calcext:value-type="float">
            <text:p>510</text:p>
          </table:table-cell>
          <table:table-cell office:value-type="float" office:value="1.76" calcext:value-type="float">
            <text:p>1.76</text:p>
          </table:table-cell>
          <table:table-cell office:value-type="float" office:value="1800" calcext:value-type="float">
            <text:p>1800</text:p>
          </table:table-cell>
          <table:table-cell office:value-type="float" office:value="147559" calcext:value-type="float">
            <text:p>147559</text:p>
          </table:table-cell>
          <table:table-cell office:value-type="float" office:value="73739" calcext:value-type="float">
            <text:p>73739</text:p>
          </table:table-cell>
          <table:table-cell office:value-type="float" office:value="476" calcext:value-type="float">
            <text:p>476</text:p>
          </table:table-cell>
          <table:table-cell office:value-type="float" office:value="520" calcext:value-type="float">
            <text:p>520</text:p>
          </table:table-cell>
          <table:table-cell office:value-type="float" office:value="1800" calcext:value-type="float">
            <text:p>1800</text:p>
          </table:table-cell>
          <table:table-cell office:value-type="float" office:value="140255" calcext:value-type="float">
            <text:p>140255</text:p>
          </table:table-cell>
          <table:table-cell office:value-type="float" office:value="70090" calcext:value-type="float">
            <text:p>70090</text:p>
          </table:table-cell>
          <table:table-cell office:value-type="float" office:value="463" calcext:value-type="float">
            <text:p>463</text:p>
          </table:table-cell>
          <table:table-cell office:value-type="float" office:value="479" calcext:value-type="float">
            <text:p>479</text:p>
          </table:table-cell>
          <table:table-cell office:value-type="float" office:value="1800" calcext:value-type="float">
            <text:p>1800</text:p>
          </table:table-cell>
          <table:table-cell office:value-type="float" office:value="139193" calcext:value-type="float">
            <text:p>139193</text:p>
          </table:table-cell>
          <table:table-cell office:value-type="float" office:value="69555" calcext:value-type="float">
            <text:p>69555</text:p>
          </table:table-cell>
          <table:table-cell office:value-type="float" office:value="922" calcext:value-type="float">
            <text:p>922</text:p>
          </table:table-cell>
          <table:table-cell office:value-type="float" office:value="481" calcext:value-type="float">
            <text:p>481</text:p>
          </table:table-cell>
          <table:table-cell office:value-type="float" office:value="2.2" calcext:value-type="float">
            <text:p>2.2</text:p>
          </table:table-cell>
          <table:table-cell office:value-type="float" office:value="1800" calcext:value-type="float">
            <text:p>1800</text:p>
          </table:table-cell>
          <table:table-cell office:value-type="float" office:value="131307" calcext:value-type="float">
            <text:p>131307</text:p>
          </table:table-cell>
          <table:table-cell office:value-type="float" office:value="65613" calcext:value-type="float">
            <text:p>65613</text:p>
          </table:table-cell>
          <table:table-cell office:value-type="float" office:value="892" calcext:value-type="float">
            <text:p>892</text:p>
          </table:table-cell>
          <table:table-cell office:value-type="float" office:value="470" calcext:value-type="float">
            <text:p>470</text:p>
          </table:table-cell>
          <table:table-cell office:value-type="float" office:value="1800" calcext:value-type="float">
            <text:p>1800</text:p>
          </table:table-cell>
          <table:table-cell office:value-type="float" office:value="129961" calcext:value-type="float">
            <text:p>129961</text:p>
          </table:table-cell>
          <table:table-cell office:value-type="float" office:value="64938" calcext:value-type="float">
            <text:p>64938</text:p>
          </table:table-cell>
          <table:table-cell office:value-type="float" office:value="864" calcext:value-type="float">
            <text:p>864</text:p>
          </table:table-cell>
          <table:table-cell office:value-type="float" office:value="474" calcext:value-type="float">
            <text:p>474</text:p>
          </table:table-cell>
          <table:table-cell table:number-columns-repeated="984"/>
        </table:table-row>
        <table:table-row table:style-name="ro1">
          <table:table-cell table:style-name="ce21"/>
          <table:table-cell table:style-name="ce21" table:formula="of:=AVERAGE([.B100:.B102])" office:value-type="float" office:value="50" calcext:value-type="float">
            <text:p>50</text:p>
          </table:table-cell>
          <table:table-cell table:style-name="ce21" table:formula="of:=AVERAGE([.C100:.C102])" office:value-type="float" office:value="100" calcext:value-type="float">
            <text:p>100</text:p>
          </table:table-cell>
          <table:table-cell table:style-name="ce21" table:formula="of:=AVERAGE([.D100:.D102])" office:value-type="float" office:value="684.44" calcext:value-type="float">
            <text:p>684.44</text:p>
          </table:table-cell>
          <table:table-cell table:style-name="ce21" table:formula="of:=AVERAGE([.E100:.E102])" office:value-type="float" office:value="51651" calcext:value-type="float">
            <text:p>51651</text:p>
          </table:table-cell>
          <table:table-cell table:style-name="ce21" table:formula="of:=AVERAGE([.F100:.F102])" office:value-type="float" office:value="25813.6666666667" calcext:value-type="float">
            <text:p>25813.6666666667</text:p>
          </table:table-cell>
          <table:table-cell table:style-name="ce21" table:formula="of:=AVERAGE([.G100:.G102])" office:value-type="float" office:value="342" calcext:value-type="float">
            <text:p>342</text:p>
          </table:table-cell>
          <table:table-cell table:style-name="ce21" table:formula="of:=AVERAGE([.H100:.H102])" office:value-type="float" office:value="346" calcext:value-type="float">
            <text:p>346</text:p>
          </table:table-cell>
          <table:table-cell table:style-name="ce21" table:formula="of:=AVERAGE([.I100:.I102])" office:value-type="float" office:value="684.766666666667" calcext:value-type="float">
            <text:p>684.766666666667</text:p>
          </table:table-cell>
          <table:table-cell table:style-name="ce21" table:formula="of:=AVERAGE([.J100:.J102])" office:value-type="float" office:value="57322.3333333333" calcext:value-type="float">
            <text:p>57322.3333333333</text:p>
          </table:table-cell>
          <table:table-cell table:style-name="ce21" table:formula="of:=AVERAGE([.K100:.K102])" office:value-type="float" office:value="28647.3333333333" calcext:value-type="float">
            <text:p>28647.3333333333</text:p>
          </table:table-cell>
          <table:table-cell table:style-name="ce21" table:formula="of:=AVERAGE([.L100:.L102])" office:value-type="float" office:value="157.333333333333" calcext:value-type="float">
            <text:p>157.333333333333</text:p>
          </table:table-cell>
          <table:table-cell table:style-name="ce21" table:formula="of:=AVERAGE([.M100:.M102])" office:value-type="float" office:value="358" calcext:value-type="float">
            <text:p>358</text:p>
          </table:table-cell>
          <table:table-cell table:style-name="ce21" table:formula="of:=AVERAGE([.N100:.N102])" office:value-type="float" office:value="1.75" calcext:value-type="float">
            <text:p>1.75</text:p>
          </table:table-cell>
          <table:table-cell table:style-name="ce21" table:formula="of:=AVERAGE([.O100:.O102])" office:value-type="float" office:value="681.746666666667" calcext:value-type="float">
            <text:p>681.746666666667</text:p>
          </table:table-cell>
          <table:table-cell table:style-name="ce21" table:formula="of:=AVERAGE([.P100:.P102])" office:value-type="float" office:value="57908.3333333333" calcext:value-type="float">
            <text:p>57908.3333333333</text:p>
          </table:table-cell>
          <table:table-cell table:style-name="ce21" table:formula="of:=AVERAGE([.Q100:.Q102])" office:value-type="float" office:value="28941" calcext:value-type="float">
            <text:p>28941</text:p>
          </table:table-cell>
          <table:table-cell table:style-name="ce21" table:formula="of:=AVERAGE([.R100:.R102])" office:value-type="float" office:value="158.666666666667" calcext:value-type="float">
            <text:p>158.666666666667</text:p>
          </table:table-cell>
          <table:table-cell table:style-name="ce21" table:formula="of:=AVERAGE([.S100:.S102])" office:value-type="float" office:value="361.333333333333" calcext:value-type="float">
            <text:p>361.333333333333</text:p>
          </table:table-cell>
          <table:table-cell table:style-name="ce21" table:formula="of:=AVERAGE([.T100:.T102])" office:value-type="float" office:value="693.403333333333" calcext:value-type="float">
            <text:p>693.403333333333</text:p>
          </table:table-cell>
          <table:table-cell table:style-name="ce21" table:formula="of:=AVERAGE([.U100:.U102])" office:value-type="float" office:value="55473.6666666667" calcext:value-type="float">
            <text:p>55473.6666666667</text:p>
          </table:table-cell>
          <table:table-cell table:style-name="ce21" table:formula="of:=AVERAGE([.V100:.V102])" office:value-type="float" office:value="27724.6666666667" calcext:value-type="float">
            <text:p>27724.6666666667</text:p>
          </table:table-cell>
          <table:table-cell table:style-name="ce21" table:formula="of:=AVERAGE([.W100:.W102])" office:value-type="float" office:value="154.333333333333" calcext:value-type="float">
            <text:p>154.333333333333</text:p>
          </table:table-cell>
          <table:table-cell table:style-name="ce21" table:formula="of:=AVERAGE([.X100:.X102])" office:value-type="float" office:value="347.666666666667" calcext:value-type="float">
            <text:p>347.666666666667</text:p>
          </table:table-cell>
          <table:table-cell table:style-name="ce21" table:formula="of:=AVERAGE([.Y100:.Y102])" office:value-type="float" office:value="693.816666666667" calcext:value-type="float">
            <text:p>693.816666666667</text:p>
          </table:table-cell>
          <table:table-cell table:style-name="ce21" table:formula="of:=AVERAGE([.Z100:.Z102])" office:value-type="float" office:value="55119" calcext:value-type="float">
            <text:p>55119</text:p>
          </table:table-cell>
          <table:table-cell table:style-name="ce21" table:formula="of:=AVERAGE([.AA100:.AA102])" office:value-type="float" office:value="27546" calcext:value-type="float">
            <text:p>27546</text:p>
          </table:table-cell>
          <table:table-cell table:style-name="ce21" table:formula="of:=AVERAGE([.AB100:.AB102])" office:value-type="float" office:value="307.666666666667" calcext:value-type="float">
            <text:p>307.666666666667</text:p>
          </table:table-cell>
          <table:table-cell table:style-name="ce21" table:formula="of:=AVERAGE([.AC100:.AC102])" office:value-type="float" office:value="348.333333333333" calcext:value-type="float">
            <text:p>348.333333333333</text:p>
          </table:table-cell>
          <table:table-cell table:style-name="ce21" table:formula="of:=AVERAGE([.AD100:.AD102])" office:value-type="float" office:value="2.23666666666667" calcext:value-type="float">
            <text:p>2.23666666666667</text:p>
          </table:table-cell>
          <table:table-cell table:style-name="ce21" table:formula="of:=AVERAGE([.AE100:.AE102])" office:value-type="float" office:value="709.853333333333" calcext:value-type="float">
            <text:p>709.853333333333</text:p>
          </table:table-cell>
          <table:table-cell table:style-name="ce21" table:formula="of:=AVERAGE([.AF100:.AF102])" office:value-type="float" office:value="52490.3333333333" calcext:value-type="float">
            <text:p>52490.3333333333</text:p>
          </table:table-cell>
          <table:table-cell table:style-name="ce21" table:formula="of:=AVERAGE([.AG100:.AG102])" office:value-type="float" office:value="26232" calcext:value-type="float">
            <text:p>26232</text:p>
          </table:table-cell>
          <table:table-cell table:style-name="ce21" table:formula="of:=AVERAGE([.AH100:.AH102])" office:value-type="float" office:value="297.666666666667" calcext:value-type="float">
            <text:p>297.666666666667</text:p>
          </table:table-cell>
          <table:table-cell table:style-name="ce21" table:formula="of:=AVERAGE([.AI100:.AI102])" office:value-type="float" office:value="344.666666666667" calcext:value-type="float">
            <text:p>344.666666666667</text:p>
          </table:table-cell>
          <table:table-cell table:style-name="ce21" table:formula="of:=AVERAGE([.AJ100:.AJ102])" office:value-type="float" office:value="712.98" calcext:value-type="float">
            <text:p>712.98</text:p>
          </table:table-cell>
          <table:table-cell table:style-name="ce21" table:formula="of:=AVERAGE([.AK100:.AK102])" office:value-type="float" office:value="52041.6666666667" calcext:value-type="float">
            <text:p>52041.6666666667</text:p>
          </table:table-cell>
          <table:table-cell table:style-name="ce21" table:formula="of:=AVERAGE([.AL100:.AL102])" office:value-type="float" office:value="26007" calcext:value-type="float">
            <text:p>26007</text:p>
          </table:table-cell>
          <table:table-cell table:style-name="ce21" table:formula="of:=AVERAGE([.AM100:.AM102])" office:value-type="float" office:value="288.333333333333" calcext:value-type="float">
            <text:p>288.333333333333</text:p>
          </table:table-cell>
          <table:table-cell table:style-name="ce21" table:formula="of:=AVERAGE([.AN100:.AN102])" office:value-type="float" office:value="346" calcext:value-type="float">
            <text:p>346</text:p>
          </table:table-cell>
          <table:table-cell table:style-name="ce29" table:number-columns-repeated="984"/>
        </table:table-row>
        <table:table-row table:style-name="ro1">
          <table:table-cell office:value-type="string" calcext:value-type="string">
            <text:p>QKP_50_100_25_1 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1.53" calcext:value-type="float">
            <text:p>31.53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3.26" calcext:value-type="float">
            <text:p>33.26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.98" calcext:value-type="float">
            <text:p>1.98</text:p>
          </table:table-cell>
          <table:table-cell office:value-type="float" office:value="42.9" calcext:value-type="float">
            <text:p>42.9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9.79" calcext:value-type="float">
            <text:p>59.79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9.19" calcext:value-type="float">
            <text:p>49.19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.96" calcext:value-type="float">
            <text:p>1.96</text:p>
          </table:table-cell>
          <table:table-cell office:value-type="float" office:value="64.46" calcext:value-type="float">
            <text:p>64.46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9.58" calcext:value-type="float">
            <text:p>89.58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50_100_25_2 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68233" calcext:value-type="float">
            <text:p>68233</text:p>
          </table:table-cell>
          <table:table-cell office:value-type="float" office:value="34077" calcext:value-type="float">
            <text:p>34077</text:p>
          </table:table-cell>
          <table:table-cell office:value-type="float" office:value="49" calcext:value-type="float">
            <text:p>49</text:p>
          </table:table-cell>
          <table:table-cell office:value-type="float" office:value="764" calcext:value-type="float">
            <text:p>764</text:p>
          </table:table-cell>
          <table:table-cell office:value-type="float" office:value="1800" calcext:value-type="float">
            <text:p>1800</text:p>
          </table:table-cell>
          <table:table-cell office:value-type="float" office:value="70593" calcext:value-type="float">
            <text:p>70593</text:p>
          </table:table-cell>
          <table:table-cell office:value-type="float" office:value="35257" calcext:value-type="float">
            <text:p>35257</text:p>
          </table:table-cell>
          <table:table-cell office:value-type="float" office:value="56" calcext:value-type="float">
            <text:p>56</text:p>
          </table:table-cell>
          <table:table-cell office:value-type="float" office:value="774" calcext:value-type="float">
            <text:p>774</text:p>
          </table:table-cell>
          <table:table-cell office:value-type="float" office:value="1.78" calcext:value-type="float">
            <text:p>1.78</text:p>
          </table:table-cell>
          <table:table-cell office:value-type="float" office:value="1800" calcext:value-type="float">
            <text:p>1800</text:p>
          </table:table-cell>
          <table:table-cell office:value-type="float" office:value="80383" calcext:value-type="float">
            <text:p>80383</text:p>
          </table:table-cell>
          <table:table-cell office:value-type="float" office:value="40152" calcext:value-type="float">
            <text:p>40152</text:p>
          </table:table-cell>
          <table:table-cell office:value-type="float" office:value="81" calcext:value-type="float">
            <text:p>81</text:p>
          </table:table-cell>
          <table:table-cell office:value-type="float" office:value="742" calcext:value-type="float">
            <text:p>742</text:p>
          </table:table-cell>
          <table:table-cell office:value-type="float" office:value="1800" calcext:value-type="float">
            <text:p>1800</text:p>
          </table:table-cell>
          <table:table-cell office:value-type="float" office:value="73303" calcext:value-type="float">
            <text:p>73303</text:p>
          </table:table-cell>
          <table:table-cell office:value-type="float" office:value="36612" calcext:value-type="float">
            <text:p>36612</text:p>
          </table:table-cell>
          <table:table-cell office:value-type="float" office:value="67" calcext:value-type="float">
            <text:p>67</text:p>
          </table:table-cell>
          <table:table-cell office:value-type="float" office:value="791" calcext:value-type="float">
            <text:p>791</text:p>
          </table:table-cell>
          <table:table-cell office:value-type="float" office:value="1800" calcext:value-type="float">
            <text:p>1800</text:p>
          </table:table-cell>
          <table:table-cell office:value-type="float" office:value="73453" calcext:value-type="float">
            <text:p>73453</text:p>
          </table:table-cell>
          <table:table-cell office:value-type="float" office:value="36687" calcext:value-type="float">
            <text:p>36687</text:p>
          </table:table-cell>
          <table:table-cell office:value-type="float" office:value="72" calcext:value-type="float">
            <text:p>72</text:p>
          </table:table-cell>
          <table:table-cell office:value-type="float" office:value="791" calcext:value-type="float">
            <text:p>791</text:p>
          </table:table-cell>
          <table:table-cell office:value-type="float" office:value="2.06" calcext:value-type="float">
            <text:p>2.06</text:p>
          </table:table-cell>
          <table:table-cell office:value-type="float" office:value="1800" calcext:value-type="float">
            <text:p>1800</text:p>
          </table:table-cell>
          <table:table-cell office:value-type="float" office:value="74861" calcext:value-type="float">
            <text:p>74861</text:p>
          </table:table-cell>
          <table:table-cell office:value-type="float" office:value="37391" calcext:value-type="float">
            <text:p>37391</text:p>
          </table:table-cell>
          <table:table-cell office:value-type="float" office:value="75" calcext:value-type="float">
            <text:p>75</text:p>
          </table:table-cell>
          <table:table-cell office:value-type="float" office:value="728" calcext:value-type="float">
            <text:p>728</text:p>
          </table:table-cell>
          <table:table-cell office:value-type="float" office:value="1800" calcext:value-type="float">
            <text:p>1800</text:p>
          </table:table-cell>
          <table:table-cell office:value-type="float" office:value="68433" calcext:value-type="float">
            <text:p>68433</text:p>
          </table:table-cell>
          <table:table-cell office:value-type="float" office:value="34178" calcext:value-type="float">
            <text:p>34178</text:p>
          </table:table-cell>
          <table:table-cell office:value-type="float" office:value="48" calcext:value-type="float">
            <text:p>48</text:p>
          </table:table-cell>
          <table:table-cell office:value-type="float" office:value="764" calcext:value-type="float">
            <text:p>764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50_100_25_3 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113229" calcext:value-type="float">
            <text:p>113229</text:p>
          </table:table-cell>
          <table:table-cell office:value-type="float" office:value="56572" calcext:value-type="float">
            <text:p>56572</text:p>
          </table:table-cell>
          <table:table-cell office:value-type="float" office:value="354" calcext:value-type="float">
            <text:p>354</text:p>
          </table:table-cell>
          <table:table-cell office:value-type="float" office:value="611" calcext:value-type="float">
            <text:p>611</text:p>
          </table:table-cell>
          <table:table-cell office:value-type="float" office:value="1800" calcext:value-type="float">
            <text:p>1800</text:p>
          </table:table-cell>
          <table:table-cell office:value-type="float" office:value="124849" calcext:value-type="float">
            <text:p>124849</text:p>
          </table:table-cell>
          <table:table-cell office:value-type="float" office:value="62384" calcext:value-type="float">
            <text:p>62384</text:p>
          </table:table-cell>
          <table:table-cell office:value-type="float" office:value="167" calcext:value-type="float">
            <text:p>167</text:p>
          </table:table-cell>
          <table:table-cell office:value-type="float" office:value="639" calcext:value-type="float">
            <text:p>639</text:p>
          </table:table-cell>
          <table:table-cell office:value-type="float" office:value="1.71" calcext:value-type="float">
            <text:p>1.71</text:p>
          </table:table-cell>
          <table:table-cell office:value-type="float" office:value="1800" calcext:value-type="float">
            <text:p>1800</text:p>
          </table:table-cell>
          <table:table-cell office:value-type="float" office:value="124093" calcext:value-type="float">
            <text:p>124093</text:p>
          </table:table-cell>
          <table:table-cell office:value-type="float" office:value="62006" calcext:value-type="float">
            <text:p>62006</text:p>
          </table:table-cell>
          <table:table-cell office:value-type="float" office:value="165" calcext:value-type="float">
            <text:p>165</text:p>
          </table:table-cell>
          <table:table-cell office:value-type="float" office:value="634" calcext:value-type="float">
            <text:p>634</text:p>
          </table:table-cell>
          <table:table-cell office:value-type="float" office:value="1800" calcext:value-type="float">
            <text:p>1800</text:p>
          </table:table-cell>
          <table:table-cell office:value-type="float" office:value="127727" calcext:value-type="float">
            <text:p>127727</text:p>
          </table:table-cell>
          <table:table-cell office:value-type="float" office:value="63822" calcext:value-type="float">
            <text:p>63822</text:p>
          </table:table-cell>
          <table:table-cell office:value-type="float" office:value="174" calcext:value-type="float">
            <text:p>174</text:p>
          </table:table-cell>
          <table:table-cell office:value-type="float" office:value="640" calcext:value-type="float">
            <text:p>640</text:p>
          </table:table-cell>
          <table:table-cell office:value-type="float" office:value="1800" calcext:value-type="float">
            <text:p>1800</text:p>
          </table:table-cell>
          <table:table-cell office:value-type="float" office:value="122787" calcext:value-type="float">
            <text:p>122787</text:p>
          </table:table-cell>
          <table:table-cell office:value-type="float" office:value="61352" calcext:value-type="float">
            <text:p>61352</text:p>
          </table:table-cell>
          <table:table-cell office:value-type="float" office:value="165" calcext:value-type="float">
            <text:p>165</text:p>
          </table:table-cell>
          <table:table-cell office:value-type="float" office:value="634" calcext:value-type="float">
            <text:p>634</text:p>
          </table:table-cell>
          <table:table-cell office:value-type="float" office:value="2.05" calcext:value-type="float">
            <text:p>2.05</text:p>
          </table:table-cell>
          <table:table-cell office:value-type="float" office:value="1800" calcext:value-type="float">
            <text:p>1800</text:p>
          </table:table-cell>
          <table:table-cell office:value-type="float" office:value="114063" calcext:value-type="float">
            <text:p>114063</text:p>
          </table:table-cell>
          <table:table-cell office:value-type="float" office:value="56989" calcext:value-type="float">
            <text:p>56989</text:p>
          </table:table-cell>
          <table:table-cell office:value-type="float" office:value="150" calcext:value-type="float">
            <text:p>150</text:p>
          </table:table-cell>
          <table:table-cell office:value-type="float" office:value="597" calcext:value-type="float">
            <text:p>597</text:p>
          </table:table-cell>
          <table:table-cell office:value-type="float" office:value="1800" calcext:value-type="float">
            <text:p>1800</text:p>
          </table:table-cell>
          <table:table-cell office:value-type="float" office:value="119077" calcext:value-type="float">
            <text:p>119077</text:p>
          </table:table-cell>
          <table:table-cell office:value-type="float" office:value="59496" calcext:value-type="float">
            <text:p>59496</text:p>
          </table:table-cell>
          <table:table-cell office:value-type="float" office:value="159" calcext:value-type="float">
            <text:p>159</text:p>
          </table:table-cell>
          <table:table-cell office:value-type="float" office:value="623" calcext:value-type="float">
            <text:p>623</text:p>
          </table:table-cell>
          <table:table-cell table:number-columns-repeated="984"/>
        </table:table-row>
        <table:table-row table:style-name="ro1">
          <table:table-cell table:style-name="ce21"/>
          <table:table-cell table:style-name="ce21" table:formula="of:=AVERAGE([.B104:.B106])" office:value-type="float" office:value="50" calcext:value-type="float">
            <text:p>50</text:p>
          </table:table-cell>
          <table:table-cell table:style-name="ce21" table:formula="of:=AVERAGE([.C104:.C106])" office:value-type="float" office:value="25" calcext:value-type="float">
            <text:p>25</text:p>
          </table:table-cell>
          <table:table-cell table:style-name="ce21" table:formula="of:=AVERAGE([.D104:.D106])" office:value-type="float" office:value="1210.51" calcext:value-type="float">
            <text:p>1210.51</text:p>
          </table:table-cell>
          <table:table-cell table:style-name="ce21" table:formula="of:=AVERAGE([.E104:.E106])" office:value-type="float" office:value="61272.3333333333" calcext:value-type="float">
            <text:p>61272.3333333333</text:p>
          </table:table-cell>
          <table:table-cell table:style-name="ce21" table:formula="of:=AVERAGE([.F104:.F106])" office:value-type="float" office:value="30609" calcext:value-type="float">
            <text:p>30609</text:p>
          </table:table-cell>
          <table:table-cell table:style-name="ce21" table:formula="of:=AVERAGE([.G104:.G106])" office:value-type="float" office:value="134.333333333333" calcext:value-type="float">
            <text:p>134.333333333333</text:p>
          </table:table-cell>
          <table:table-cell table:style-name="ce21" table:formula="of:=AVERAGE([.H104:.H106])" office:value-type="float" office:value="477.333333333333" calcext:value-type="float">
            <text:p>477.333333333333</text:p>
          </table:table-cell>
          <table:table-cell table:style-name="ce21" table:formula="of:=AVERAGE([.I104:.I106])" office:value-type="float" office:value="1211.08666666667" calcext:value-type="float">
            <text:p>1211.08666666667</text:p>
          </table:table-cell>
          <table:table-cell table:style-name="ce21" table:formula="of:=AVERAGE([.J104:.J106])" office:value-type="float" office:value="65932.3333333333" calcext:value-type="float">
            <text:p>65932.3333333333</text:p>
          </table:table-cell>
          <table:table-cell table:style-name="ce21" table:formula="of:=AVERAGE([.K104:.K106])" office:value-type="float" office:value="32939.6666666667" calcext:value-type="float">
            <text:p>32939.6666666667</text:p>
          </table:table-cell>
          <table:table-cell table:style-name="ce21" table:formula="of:=AVERAGE([.L104:.L106])" office:value-type="float" office:value="74.3333333333333" calcext:value-type="float">
            <text:p>74.3333333333333</text:p>
          </table:table-cell>
          <table:table-cell table:style-name="ce21" table:formula="of:=AVERAGE([.M104:.M106])" office:value-type="float" office:value="490" calcext:value-type="float">
            <text:p>490</text:p>
          </table:table-cell>
          <table:table-cell table:style-name="ce21" table:formula="of:=AVERAGE([.N104:.N106])" office:value-type="float" office:value="1.82333333333333" calcext:value-type="float">
            <text:p>1.82333333333333</text:p>
          </table:table-cell>
          <table:table-cell table:style-name="ce21" table:formula="of:=AVERAGE([.O104:.O106])" office:value-type="float" office:value="1214.3" calcext:value-type="float">
            <text:p>1214.3</text:p>
          </table:table-cell>
          <table:table-cell table:style-name="ce21" table:formula="of:=AVERAGE([.P104:.P106])" office:value-type="float" office:value="68943.6666666667" calcext:value-type="float">
            <text:p>68943.6666666667</text:p>
          </table:table-cell>
          <table:table-cell table:style-name="ce21" table:formula="of:=AVERAGE([.Q104:.Q106])" office:value-type="float" office:value="34445.3333333333" calcext:value-type="float">
            <text:p>34445.3333333333</text:p>
          </table:table-cell>
          <table:table-cell table:style-name="ce21" table:formula="of:=AVERAGE([.R104:.R106])" office:value-type="float" office:value="82" calcext:value-type="float">
            <text:p>82</text:p>
          </table:table-cell>
          <table:table-cell table:style-name="ce21" table:formula="of:=AVERAGE([.S104:.S106])" office:value-type="float" office:value="477.666666666667" calcext:value-type="float">
            <text:p>477.666666666667</text:p>
          </table:table-cell>
          <table:table-cell table:style-name="ce21" table:formula="of:=AVERAGE([.T104:.T106])" office:value-type="float" office:value="1219.93" calcext:value-type="float">
            <text:p>1219.93</text:p>
          </table:table-cell>
          <table:table-cell table:style-name="ce21" table:formula="of:=AVERAGE([.U104:.U106])" office:value-type="float" office:value="67795" calcext:value-type="float">
            <text:p>67795</text:p>
          </table:table-cell>
          <table:table-cell table:style-name="ce21" table:formula="of:=AVERAGE([.V104:.V106])" office:value-type="float" office:value="33870.6666666667" calcext:value-type="float">
            <text:p>33870.6666666667</text:p>
          </table:table-cell>
          <table:table-cell table:style-name="ce21" table:formula="of:=AVERAGE([.W104:.W106])" office:value-type="float" office:value="80.3333333333333" calcext:value-type="float">
            <text:p>80.3333333333333</text:p>
          </table:table-cell>
          <table:table-cell table:style-name="ce21" table:formula="of:=AVERAGE([.X104:.X106])" office:value-type="float" office:value="496" calcext:value-type="float">
            <text:p>496</text:p>
          </table:table-cell>
          <table:table-cell table:style-name="ce21" table:formula="of:=AVERAGE([.Y104:.Y106])" office:value-type="float" office:value="1216.39666666667" calcext:value-type="float">
            <text:p>1216.39666666667</text:p>
          </table:table-cell>
          <table:table-cell table:style-name="ce21" table:formula="of:=AVERAGE([.Z104:.Z106])" office:value-type="float" office:value="66198.3333333333" calcext:value-type="float">
            <text:p>66198.3333333333</text:p>
          </table:table-cell>
          <table:table-cell table:style-name="ce21" table:formula="of:=AVERAGE([.AA104:.AA106])" office:value-type="float" office:value="33072.3333333333" calcext:value-type="float">
            <text:p>33072.3333333333</text:p>
          </table:table-cell>
          <table:table-cell table:style-name="ce21" table:formula="of:=AVERAGE([.AB104:.AB106])" office:value-type="float" office:value="79" calcext:value-type="float">
            <text:p>79</text:p>
          </table:table-cell>
          <table:table-cell table:style-name="ce21" table:formula="of:=AVERAGE([.AC104:.AC106])" office:value-type="float" office:value="494" calcext:value-type="float">
            <text:p>494</text:p>
          </table:table-cell>
          <table:table-cell table:style-name="ce21" table:formula="of:=AVERAGE([.AD104:.AD106])" office:value-type="float" office:value="2.02333333333333" calcext:value-type="float">
            <text:p>2.02333333333333</text:p>
          </table:table-cell>
          <table:table-cell table:style-name="ce21" table:formula="of:=AVERAGE([.AE104:.AE106])" office:value-type="float" office:value="1221.48666666667" calcext:value-type="float">
            <text:p>1221.48666666667</text:p>
          </table:table-cell>
          <table:table-cell table:style-name="ce21" table:formula="of:=AVERAGE([.AF104:.AF106])" office:value-type="float" office:value="63759.6666666667" calcext:value-type="float">
            <text:p>63759.6666666667</text:p>
          </table:table-cell>
          <table:table-cell table:style-name="ce21" table:formula="of:=AVERAGE([.AG104:.AG106])" office:value-type="float" office:value="31852.6666666667" calcext:value-type="float">
            <text:p>31852.6666666667</text:p>
          </table:table-cell>
          <table:table-cell table:style-name="ce21" table:formula="of:=AVERAGE([.AH104:.AH106])" office:value-type="float" office:value="75" calcext:value-type="float">
            <text:p>75</text:p>
          </table:table-cell>
          <table:table-cell table:style-name="ce21" table:formula="of:=AVERAGE([.AI104:.AI106])" office:value-type="float" office:value="460.666666666667" calcext:value-type="float">
            <text:p>460.666666666667</text:p>
          </table:table-cell>
          <table:table-cell table:style-name="ce21" table:formula="of:=AVERAGE([.AJ104:.AJ106])" office:value-type="float" office:value="1229.86" calcext:value-type="float">
            <text:p>1229.86</text:p>
          </table:table-cell>
          <table:table-cell table:style-name="ce21" table:formula="of:=AVERAGE([.AK104:.AK106])" office:value-type="float" office:value="63288.3333333333" calcext:value-type="float">
            <text:p>63288.3333333333</text:p>
          </table:table-cell>
          <table:table-cell table:style-name="ce21" table:formula="of:=AVERAGE([.AL104:.AL106])" office:value-type="float" office:value="31617.3333333333" calcext:value-type="float">
            <text:p>31617.3333333333</text:p>
          </table:table-cell>
          <table:table-cell table:style-name="ce21" table:formula="of:=AVERAGE([.AM104:.AM106])" office:value-type="float" office:value="69" calcext:value-type="float">
            <text:p>69</text:p>
          </table:table-cell>
          <table:table-cell table:style-name="ce21" table:formula="of:=AVERAGE([.AN104:.AN106])" office:value-type="float" office:value="481.333333333333" calcext:value-type="float">
            <text:p>481.333333333333</text:p>
          </table:table-cell>
          <table:table-cell table:style-name="ce29" table:number-columns-repeated="984"/>
        </table:table-row>
        <table:table-row table:style-name="ro1">
          <table:table-cell office:value-type="string" calcext:value-type="string">
            <text:p>QKP_50_100_50_1 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101689" calcext:value-type="float">
            <text:p>101689</text:p>
          </table:table-cell>
          <table:table-cell office:value-type="float" office:value="50801" calcext:value-type="float">
            <text:p>50801</text:p>
          </table:table-cell>
          <table:table-cell office:value-type="float" office:value="27" calcext:value-type="float">
            <text:p>27</text:p>
          </table:table-cell>
          <table:table-cell office:value-type="float" office:value="635" calcext:value-type="float">
            <text:p>635</text:p>
          </table:table-cell>
          <table:table-cell office:value-type="float" office:value="1800" calcext:value-type="float">
            <text:p>1800</text:p>
          </table:table-cell>
          <table:table-cell office:value-type="float" office:value="111185" calcext:value-type="float">
            <text:p>111185</text:p>
          </table:table-cell>
          <table:table-cell office:value-type="float" office:value="55546" calcext:value-type="float">
            <text:p>55546</text:p>
          </table:table-cell>
          <table:table-cell office:value-type="float" office:value="16" calcext:value-type="float">
            <text:p>16</text:p>
          </table:table-cell>
          <table:table-cell office:value-type="float" office:value="645" calcext:value-type="float">
            <text:p>645</text:p>
          </table:table-cell>
          <table:table-cell office:value-type="float" office:value="1.69" calcext:value-type="float">
            <text:p>1.69</text:p>
          </table:table-cell>
          <table:table-cell office:value-type="float" office:value="1800" calcext:value-type="float">
            <text:p>1800</text:p>
          </table:table-cell>
          <table:table-cell office:value-type="float" office:value="110813" calcext:value-type="float">
            <text:p>110813</text:p>
          </table:table-cell>
          <table:table-cell office:value-type="float" office:value="55362" calcext:value-type="float">
            <text:p>55362</text:p>
          </table:table-cell>
          <table:table-cell office:value-type="float" office:value="16" calcext:value-type="float">
            <text:p>16</text:p>
          </table:table-cell>
          <table:table-cell office:value-type="float" office:value="642" calcext:value-type="float">
            <text:p>642</text:p>
          </table:table-cell>
          <table:table-cell office:value-type="float" office:value="1800" calcext:value-type="float">
            <text:p>1800</text:p>
          </table:table-cell>
          <table:table-cell office:value-type="float" office:value="116645" calcext:value-type="float">
            <text:p>116645</text:p>
          </table:table-cell>
          <table:table-cell office:value-type="float" office:value="58290" calcext:value-type="float">
            <text:p>58290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float" office:value="1800" calcext:value-type="float">
            <text:p>1800</text:p>
          </table:table-cell>
          <table:table-cell office:value-type="float" office:value="109017" calcext:value-type="float">
            <text:p>109017</text:p>
          </table:table-cell>
          <table:table-cell office:value-type="float" office:value="54482" calcext:value-type="float">
            <text:p>54482</text:p>
          </table:table-cell>
          <table:table-cell office:value-type="float" office:value="17" calcext:value-type="float">
            <text:p>17</text:p>
          </table:table-cell>
          <table:table-cell office:value-type="float" office:value="639" calcext:value-type="float">
            <text:p>639</text:p>
          </table:table-cell>
          <table:table-cell office:value-type="float" office:value="2.13" calcext:value-type="float">
            <text:p>2.13</text:p>
          </table:table-cell>
          <table:table-cell office:value-type="float" office:value="1800" calcext:value-type="float">
            <text:p>1800</text:p>
          </table:table-cell>
          <table:table-cell office:value-type="float" office:value="103199" calcext:value-type="float">
            <text:p>103199</text:p>
          </table:table-cell>
          <table:table-cell office:value-type="float" office:value="51562" calcext:value-type="float">
            <text:p>51562</text:p>
          </table:table-cell>
          <table:table-cell office:value-type="float" office:value="16" calcext:value-type="float">
            <text:p>16</text:p>
          </table:table-cell>
          <table:table-cell office:value-type="float" office:value="634" calcext:value-type="float">
            <text:p>634</text:p>
          </table:table-cell>
          <table:table-cell office:value-type="float" office:value="1800" calcext:value-type="float">
            <text:p>1800</text:p>
          </table:table-cell>
          <table:table-cell office:value-type="float" office:value="109315" calcext:value-type="float">
            <text:p>109315</text:p>
          </table:table-cell>
          <table:table-cell office:value-type="float" office:value="54612" calcext:value-type="float">
            <text:p>54612</text:p>
          </table:table-cell>
          <table:table-cell office:value-type="float" office:value="17" calcext:value-type="float">
            <text:p>17</text:p>
          </table:table-cell>
          <table:table-cell office:value-type="float" office:value="640" calcext:value-type="float">
            <text:p>64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50_100_50_2 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124873" calcext:value-type="float">
            <text:p>124873</text:p>
          </table:table-cell>
          <table:table-cell office:value-type="float" office:value="62391" calcext:value-type="float">
            <text:p>62391</text:p>
          </table:table-cell>
          <table:table-cell office:value-type="float" office:value="483" calcext:value-type="float">
            <text:p>483</text:p>
          </table:table-cell>
          <table:table-cell office:value-type="float" office:value="539" calcext:value-type="float">
            <text:p>539</text:p>
          </table:table-cell>
          <table:table-cell office:value-type="float" office:value="1800" calcext:value-type="float">
            <text:p>1800</text:p>
          </table:table-cell>
          <table:table-cell office:value-type="float" office:value="135643" calcext:value-type="float">
            <text:p>135643</text:p>
          </table:table-cell>
          <table:table-cell office:value-type="float" office:value="67778" calcext:value-type="float">
            <text:p>67778</text:p>
          </table:table-cell>
          <table:table-cell office:value-type="float" office:value="475" calcext:value-type="float">
            <text:p>475</text:p>
          </table:table-cell>
          <table:table-cell office:value-type="float" office:value="549" calcext:value-type="float">
            <text:p>549</text:p>
          </table:table-cell>
          <table:table-cell office:value-type="float" office:value="1.9" calcext:value-type="float">
            <text:p>1.9</text:p>
          </table:table-cell>
          <table:table-cell office:value-type="float" office:value="1800" calcext:value-type="float">
            <text:p>1800</text:p>
          </table:table-cell>
          <table:table-cell office:value-type="float" office:value="132571" calcext:value-type="float">
            <text:p>132571</text:p>
          </table:table-cell>
          <table:table-cell office:value-type="float" office:value="66264" calcext:value-type="float">
            <text:p>66264</text:p>
          </table:table-cell>
          <table:table-cell office:value-type="float" office:value="466" calcext:value-type="float">
            <text:p>466</text:p>
          </table:table-cell>
          <table:table-cell office:value-type="float" office:value="537" calcext:value-type="float">
            <text:p>537</text:p>
          </table:table-cell>
          <table:table-cell office:value-type="float" office:value="1800" calcext:value-type="float">
            <text:p>1800</text:p>
          </table:table-cell>
          <table:table-cell office:value-type="float" office:value="141915" calcext:value-type="float">
            <text:p>141915</text:p>
          </table:table-cell>
          <table:table-cell office:value-type="float" office:value="70919" calcext:value-type="float">
            <text:p>70919</text:p>
          </table:table-cell>
          <table:table-cell office:value-type="float" office:value="509" calcext:value-type="float">
            <text:p>509</text:p>
          </table:table-cell>
          <table:table-cell office:value-type="float" office:value="561" calcext:value-type="float">
            <text:p>561</text:p>
          </table:table-cell>
          <table:table-cell office:value-type="float" office:value="1800" calcext:value-type="float">
            <text:p>1800</text:p>
          </table:table-cell>
          <table:table-cell office:value-type="float" office:value="131423" calcext:value-type="float">
            <text:p>131423</text:p>
          </table:table-cell>
          <table:table-cell office:value-type="float" office:value="65673" calcext:value-type="float">
            <text:p>65673</text:p>
          </table:table-cell>
          <table:table-cell office:value-type="float" office:value="466" calcext:value-type="float">
            <text:p>466</text:p>
          </table:table-cell>
          <table:table-cell office:value-type="float" office:value="535" calcext:value-type="float">
            <text:p>535</text:p>
          </table:table-cell>
          <table:table-cell office:value-type="float" office:value="2.14" calcext:value-type="float">
            <text:p>2.14</text:p>
          </table:table-cell>
          <table:table-cell office:value-type="float" office:value="1800" calcext:value-type="float">
            <text:p>1800</text:p>
          </table:table-cell>
          <table:table-cell office:value-type="float" office:value="118987" calcext:value-type="float">
            <text:p>118987</text:p>
          </table:table-cell>
          <table:table-cell office:value-type="float" office:value="59453" calcext:value-type="float">
            <text:p>59453</text:p>
          </table:table-cell>
          <table:table-cell office:value-type="float" office:value="427" calcext:value-type="float">
            <text:p>427</text:p>
          </table:table-cell>
          <table:table-cell office:value-type="float" office:value="524" calcext:value-type="float">
            <text:p>524</text:p>
          </table:table-cell>
          <table:table-cell office:value-type="float" office:value="1800" calcext:value-type="float">
            <text:p>1800</text:p>
          </table:table-cell>
          <table:table-cell office:value-type="float" office:value="128845" calcext:value-type="float">
            <text:p>128845</text:p>
          </table:table-cell>
          <table:table-cell office:value-type="float" office:value="64393" calcext:value-type="float">
            <text:p>64393</text:p>
          </table:table-cell>
          <table:table-cell office:value-type="float" office:value="457" calcext:value-type="float">
            <text:p>457</text:p>
          </table:table-cell>
          <table:table-cell office:value-type="float" office:value="532" calcext:value-type="float">
            <text:p>5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50_100_50_3 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74.31" calcext:value-type="float">
            <text:p>874.31</text:p>
          </table:table-cell>
          <table:table-cell office:value-type="float" office:value="76037" calcext:value-type="float">
            <text:p>76037</text:p>
          </table:table-cell>
          <table:table-cell office:value-type="float" office:value="38019" calcext:value-type="float">
            <text:p>38019</text:p>
          </table:table-cell>
          <table:table-cell office:value-type="float" office:value="73" calcext:value-type="float">
            <text:p>73</text:p>
          </table:table-cell>
          <table:table-cell office:value-type="float" office:value="452" calcext:value-type="float">
            <text:p>452</text:p>
          </table:table-cell>
          <table:table-cell office:value-type="float" office:value="731.13" calcext:value-type="float">
            <text:p>731.13</text:p>
          </table:table-cell>
          <table:table-cell office:value-type="float" office:value="76027" calcext:value-type="float">
            <text:p>76027</text:p>
          </table:table-cell>
          <table:table-cell office:value-type="float" office:value="38014" calcext:value-type="float">
            <text:p>38014</text:p>
          </table:table-cell>
          <table:table-cell office:value-type="float" office:value="96" calcext:value-type="float">
            <text:p>96</text:p>
          </table:table-cell>
          <table:table-cell office:value-type="float" office:value="452" calcext:value-type="float">
            <text:p>452</text:p>
          </table:table-cell>
          <table:table-cell office:value-type="float" office:value="1.65" calcext:value-type="float">
            <text:p>1.65</text:p>
          </table:table-cell>
          <table:table-cell office:value-type="float" office:value="747.67" calcext:value-type="float">
            <text:p>747.67</text:p>
          </table:table-cell>
          <table:table-cell office:value-type="float" office:value="76027" calcext:value-type="float">
            <text:p>76027</text:p>
          </table:table-cell>
          <table:table-cell office:value-type="float" office:value="38014" calcext:value-type="float">
            <text:p>38014</text:p>
          </table:table-cell>
          <table:table-cell office:value-type="float" office:value="96" calcext:value-type="float">
            <text:p>96</text:p>
          </table:table-cell>
          <table:table-cell office:value-type="float" office:value="452" calcext:value-type="float">
            <text:p>452</text:p>
          </table:table-cell>
          <table:table-cell office:value-type="float" office:value="747.94" calcext:value-type="float">
            <text:p>747.94</text:p>
          </table:table-cell>
          <table:table-cell office:value-type="float" office:value="76027" calcext:value-type="float">
            <text:p>76027</text:p>
          </table:table-cell>
          <table:table-cell office:value-type="float" office:value="38014" calcext:value-type="float">
            <text:p>38014</text:p>
          </table:table-cell>
          <table:table-cell office:value-type="float" office:value="96" calcext:value-type="float">
            <text:p>96</text:p>
          </table:table-cell>
          <table:table-cell office:value-type="float" office:value="452" calcext:value-type="float">
            <text:p>452</text:p>
          </table:table-cell>
          <table:table-cell office:value-type="float" office:value="792.64" calcext:value-type="float">
            <text:p>792.64</text:p>
          </table:table-cell>
          <table:table-cell office:value-type="float" office:value="75749" calcext:value-type="float">
            <text:p>75749</text:p>
          </table:table-cell>
          <table:table-cell office:value-type="float" office:value="37875" calcext:value-type="float">
            <text:p>37875</text:p>
          </table:table-cell>
          <table:table-cell office:value-type="float" office:value="128" calcext:value-type="float">
            <text:p>128</text:p>
          </table:table-cell>
          <table:table-cell office:value-type="float" office:value="452" calcext:value-type="float">
            <text:p>452</text:p>
          </table:table-cell>
          <table:table-cell office:value-type="float" office:value="2.22" calcext:value-type="float">
            <text:p>2.22</text:p>
          </table:table-cell>
          <table:table-cell office:value-type="float" office:value="853.93" calcext:value-type="float">
            <text:p>853.93</text:p>
          </table:table-cell>
          <table:table-cell office:value-type="float" office:value="75745" calcext:value-type="float">
            <text:p>75745</text:p>
          </table:table-cell>
          <table:table-cell office:value-type="float" office:value="37873" calcext:value-type="float">
            <text:p>37873</text:p>
          </table:table-cell>
          <table:table-cell office:value-type="float" office:value="129" calcext:value-type="float">
            <text:p>129</text:p>
          </table:table-cell>
          <table:table-cell office:value-type="float" office:value="452" calcext:value-type="float">
            <text:p>452</text:p>
          </table:table-cell>
          <table:table-cell office:value-type="float" office:value="795.04" calcext:value-type="float">
            <text:p>795.04</text:p>
          </table:table-cell>
          <table:table-cell office:value-type="float" office:value="75749" calcext:value-type="float">
            <text:p>75749</text:p>
          </table:table-cell>
          <table:table-cell office:value-type="float" office:value="37875" calcext:value-type="float">
            <text:p>37875</text:p>
          </table:table-cell>
          <table:table-cell office:value-type="float" office:value="128" calcext:value-type="float">
            <text:p>128</text:p>
          </table:table-cell>
          <table:table-cell office:value-type="float" office:value="452" calcext:value-type="float">
            <text:p>452</text:p>
          </table:table-cell>
          <table:table-cell table:number-columns-repeated="984"/>
        </table:table-row>
        <table:table-row table:style-name="ro1">
          <table:table-cell table:style-name="ce21"/>
          <table:table-cell table:style-name="ce21" table:formula="of:=AVERAGE([.B108:.B110])" office:value-type="float" office:value="50" calcext:value-type="float">
            <text:p>50</text:p>
          </table:table-cell>
          <table:table-cell table:style-name="ce21" table:formula="of:=AVERAGE([.C108:.C110])" office:value-type="float" office:value="50" calcext:value-type="float">
            <text:p>50</text:p>
          </table:table-cell>
          <table:table-cell table:style-name="ce21" table:formula="of:=AVERAGE([.D108:.D110])" office:value-type="float" office:value="1491.43666666667" calcext:value-type="float">
            <text:p>1491.43666666667</text:p>
          </table:table-cell>
          <table:table-cell table:style-name="ce21" table:formula="of:=AVERAGE([.E108:.E110])" office:value-type="float" office:value="100866.333333333" calcext:value-type="float">
            <text:p>100866.333333333</text:p>
          </table:table-cell>
          <table:table-cell table:style-name="ce21" table:formula="of:=AVERAGE([.F108:.F110])" office:value-type="float" office:value="50403.6666666667" calcext:value-type="float">
            <text:p>50403.6666666667</text:p>
          </table:table-cell>
          <table:table-cell table:style-name="ce21" table:formula="of:=AVERAGE([.G108:.G110])" office:value-type="float" office:value="194.333333333333" calcext:value-type="float">
            <text:p>194.333333333333</text:p>
          </table:table-cell>
          <table:table-cell table:style-name="ce21" table:formula="of:=AVERAGE([.H108:.H110])" office:value-type="float" office:value="542" calcext:value-type="float">
            <text:p>542</text:p>
          </table:table-cell>
          <table:table-cell table:style-name="ce21" table:formula="of:=AVERAGE([.I108:.I110])" office:value-type="float" office:value="1443.71" calcext:value-type="float">
            <text:p>1443.71</text:p>
          </table:table-cell>
          <table:table-cell table:style-name="ce21" table:formula="of:=AVERAGE([.J108:.J110])" office:value-type="float" office:value="107618.333333333" calcext:value-type="float">
            <text:p>107618.333333333</text:p>
          </table:table-cell>
          <table:table-cell table:style-name="ce21" table:formula="of:=AVERAGE([.K108:.K110])" office:value-type="float" office:value="53779.3333333333" calcext:value-type="float">
            <text:p>53779.3333333333</text:p>
          </table:table-cell>
          <table:table-cell table:style-name="ce21" table:formula="of:=AVERAGE([.L108:.L110])" office:value-type="float" office:value="195.666666666667" calcext:value-type="float">
            <text:p>195.666666666667</text:p>
          </table:table-cell>
          <table:table-cell table:style-name="ce21" table:formula="of:=AVERAGE([.M108:.M110])" office:value-type="float" office:value="548.666666666667" calcext:value-type="float">
            <text:p>548.666666666667</text:p>
          </table:table-cell>
          <table:table-cell table:style-name="ce21" table:formula="of:=AVERAGE([.N108:.N110])" office:value-type="float" office:value="1.74666666666667" calcext:value-type="float">
            <text:p>1.74666666666667</text:p>
          </table:table-cell>
          <table:table-cell table:style-name="ce21" table:formula="of:=AVERAGE([.O108:.O110])" office:value-type="float" office:value="1449.22333333333" calcext:value-type="float">
            <text:p>1449.22333333333</text:p>
          </table:table-cell>
          <table:table-cell table:style-name="ce21" table:formula="of:=AVERAGE([.P108:.P110])" office:value-type="float" office:value="106470.333333333" calcext:value-type="float">
            <text:p>106470.333333333</text:p>
          </table:table-cell>
          <table:table-cell table:style-name="ce21" table:formula="of:=AVERAGE([.Q108:.Q110])" office:value-type="float" office:value="53213.3333333333" calcext:value-type="float">
            <text:p>53213.3333333333</text:p>
          </table:table-cell>
          <table:table-cell table:style-name="ce21" table:formula="of:=AVERAGE([.R108:.R110])" office:value-type="float" office:value="192.666666666667" calcext:value-type="float">
            <text:p>192.666666666667</text:p>
          </table:table-cell>
          <table:table-cell table:style-name="ce21" table:formula="of:=AVERAGE([.S108:.S110])" office:value-type="float" office:value="543.666666666667" calcext:value-type="float">
            <text:p>543.666666666667</text:p>
          </table:table-cell>
          <table:table-cell table:style-name="ce21" table:formula="of:=AVERAGE([.T108:.T110])" office:value-type="float" office:value="1449.31333333333" calcext:value-type="float">
            <text:p>1449.31333333333</text:p>
          </table:table-cell>
          <table:table-cell table:style-name="ce21" table:formula="of:=AVERAGE([.U108:.U110])" office:value-type="float" office:value="111529" calcext:value-type="float">
            <text:p>111529</text:p>
          </table:table-cell>
          <table:table-cell table:style-name="ce21" table:formula="of:=AVERAGE([.V108:.V110])" office:value-type="float" office:value="55741" calcext:value-type="float">
            <text:p>55741</text:p>
          </table:table-cell>
          <table:table-cell table:style-name="ce21" table:formula="of:=AVERAGE([.W108:.W110])" office:value-type="float" office:value="207.333333333333" calcext:value-type="float">
            <text:p>207.333333333333</text:p>
          </table:table-cell>
          <table:table-cell table:style-name="ce21" table:formula="of:=AVERAGE([.X108:.X110])" office:value-type="float" office:value="554.333333333333" calcext:value-type="float">
            <text:p>554.333333333333</text:p>
          </table:table-cell>
          <table:table-cell table:style-name="ce21" table:formula="of:=AVERAGE([.Y108:.Y110])" office:value-type="float" office:value="1464.21333333333" calcext:value-type="float">
            <text:p>1464.21333333333</text:p>
          </table:table-cell>
          <table:table-cell table:style-name="ce21" table:formula="of:=AVERAGE([.Z108:.Z110])" office:value-type="float" office:value="105396.333333333" calcext:value-type="float">
            <text:p>105396.333333333</text:p>
          </table:table-cell>
          <table:table-cell table:style-name="ce21" table:formula="of:=AVERAGE([.AA108:.AA110])" office:value-type="float" office:value="52676.6666666667" calcext:value-type="float">
            <text:p>52676.6666666667</text:p>
          </table:table-cell>
          <table:table-cell table:style-name="ce21" table:formula="of:=AVERAGE([.AB108:.AB110])" office:value-type="float" office:value="203.666666666667" calcext:value-type="float">
            <text:p>203.666666666667</text:p>
          </table:table-cell>
          <table:table-cell table:style-name="ce21" table:formula="of:=AVERAGE([.AC108:.AC110])" office:value-type="float" office:value="542" calcext:value-type="float">
            <text:p>542</text:p>
          </table:table-cell>
          <table:table-cell table:style-name="ce21" table:formula="of:=AVERAGE([.AD108:.AD110])" office:value-type="float" office:value="2.16333333333333" calcext:value-type="float">
            <text:p>2.16333333333333</text:p>
          </table:table-cell>
          <table:table-cell table:style-name="ce21" table:formula="of:=AVERAGE([.AE108:.AE110])" office:value-type="float" office:value="1484.64333333333" calcext:value-type="float">
            <text:p>1484.64333333333</text:p>
          </table:table-cell>
          <table:table-cell table:style-name="ce21" table:formula="of:=AVERAGE([.AF108:.AF110])" office:value-type="float" office:value="99310.3333333333" calcext:value-type="float">
            <text:p>99310.3333333333</text:p>
          </table:table-cell>
          <table:table-cell table:style-name="ce21" table:formula="of:=AVERAGE([.AG108:.AG110])" office:value-type="float" office:value="49629.3333333333" calcext:value-type="float">
            <text:p>49629.3333333333</text:p>
          </table:table-cell>
          <table:table-cell table:style-name="ce21" table:formula="of:=AVERAGE([.AH108:.AH110])" office:value-type="float" office:value="190.666666666667" calcext:value-type="float">
            <text:p>190.666666666667</text:p>
          </table:table-cell>
          <table:table-cell table:style-name="ce21" table:formula="of:=AVERAGE([.AI108:.AI110])" office:value-type="float" office:value="536.666666666667" calcext:value-type="float">
            <text:p>536.666666666667</text:p>
          </table:table-cell>
          <table:table-cell table:style-name="ce21" table:formula="of:=AVERAGE([.AJ108:.AJ110])" office:value-type="float" office:value="1465.01333333333" calcext:value-type="float">
            <text:p>1465.01333333333</text:p>
          </table:table-cell>
          <table:table-cell table:style-name="ce21" table:formula="of:=AVERAGE([.AK108:.AK110])" office:value-type="float" office:value="104636.333333333" calcext:value-type="float">
            <text:p>104636.333333333</text:p>
          </table:table-cell>
          <table:table-cell table:style-name="ce21" table:formula="of:=AVERAGE([.AL108:.AL110])" office:value-type="float" office:value="52293.3333333333" calcext:value-type="float">
            <text:p>52293.3333333333</text:p>
          </table:table-cell>
          <table:table-cell table:style-name="ce21" table:formula="of:=AVERAGE([.AM108:.AM110])" office:value-type="float" office:value="200.666666666667" calcext:value-type="float">
            <text:p>200.666666666667</text:p>
          </table:table-cell>
          <table:table-cell table:style-name="ce21" table:formula="of:=AVERAGE([.AN108:.AN110])" office:value-type="float" office:value="541.333333333333" calcext:value-type="float">
            <text:p>541.333333333333</text:p>
          </table:table-cell>
          <table:table-cell table:style-name="ce29" table:number-columns-repeated="984"/>
        </table:table-row>
        <table:table-row table:style-name="ro1">
          <table:table-cell office:value-type="string" calcext:value-type="string">
            <text:p>QKP_50_100_75_1 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office:value-type="float" office:value="106961" calcext:value-type="float">
            <text:p>106961</text:p>
          </table:table-cell>
          <table:table-cell office:value-type="float" office:value="53441" calcext:value-type="float">
            <text:p>53441</text:p>
          </table:table-cell>
          <table:table-cell office:value-type="float" office:value="609" calcext:value-type="float">
            <text:p>609</text:p>
          </table:table-cell>
          <table:table-cell office:value-type="float" office:value="586" calcext:value-type="float">
            <text:p>586</text:p>
          </table:table-cell>
          <table:table-cell office:value-type="float" office:value="1800" calcext:value-type="float">
            <text:p>1800</text:p>
          </table:table-cell>
          <table:table-cell office:value-type="float" office:value="117335" calcext:value-type="float">
            <text:p>117335</text:p>
          </table:table-cell>
          <table:table-cell office:value-type="float" office:value="58630" calcext:value-type="float">
            <text:p>58630</text:p>
          </table:table-cell>
          <table:table-cell office:value-type="float" office:value="340" calcext:value-type="float">
            <text:p>340</text:p>
          </table:table-cell>
          <table:table-cell office:value-type="float" office:value="618" calcext:value-type="float">
            <text:p>618</text:p>
          </table:table-cell>
          <table:table-cell office:value-type="float" office:value="1.79" calcext:value-type="float">
            <text:p>1.79</text:p>
          </table:table-cell>
          <table:table-cell office:value-type="float" office:value="1800" calcext:value-type="float">
            <text:p>1800</text:p>
          </table:table-cell>
          <table:table-cell office:value-type="float" office:value="113693" calcext:value-type="float">
            <text:p>113693</text:p>
          </table:table-cell>
          <table:table-cell office:value-type="float" office:value="56806" calcext:value-type="float">
            <text:p>56806</text:p>
          </table:table-cell>
          <table:table-cell office:value-type="float" office:value="318" calcext:value-type="float">
            <text:p>318</text:p>
          </table:table-cell>
          <table:table-cell office:value-type="float" office:value="606" calcext:value-type="float">
            <text:p>606</text:p>
          </table:table-cell>
          <table:table-cell office:value-type="float" office:value="1800" calcext:value-type="float">
            <text:p>1800</text:p>
          </table:table-cell>
          <table:table-cell office:value-type="float" office:value="114321" calcext:value-type="float">
            <text:p>114321</text:p>
          </table:table-cell>
          <table:table-cell office:value-type="float" office:value="57123" calcext:value-type="float">
            <text:p>57123</text:p>
          </table:table-cell>
          <table:table-cell office:value-type="float" office:value="322" calcext:value-type="float">
            <text:p>322</text:p>
          </table:table-cell>
          <table:table-cell office:value-type="float" office:value="600" calcext:value-type="float">
            <text:p>600</text:p>
          </table:table-cell>
          <table:table-cell office:value-type="float" office:value="1800" calcext:value-type="float">
            <text:p>1800</text:p>
          </table:table-cell>
          <table:table-cell office:value-type="float" office:value="113379" calcext:value-type="float">
            <text:p>113379</text:p>
          </table:table-cell>
          <table:table-cell office:value-type="float" office:value="56649" calcext:value-type="float">
            <text:p>56649</text:p>
          </table:table-cell>
          <table:table-cell office:value-type="float" office:value="322" calcext:value-type="float">
            <text:p>322</text:p>
          </table:table-cell>
          <table:table-cell office:value-type="float" office:value="598" calcext:value-type="float">
            <text:p>598</text:p>
          </table:table-cell>
          <table:table-cell office:value-type="float" office:value="2.17" calcext:value-type="float">
            <text:p>2.17</text:p>
          </table:table-cell>
          <table:table-cell office:value-type="float" office:value="1800" calcext:value-type="float">
            <text:p>1800</text:p>
          </table:table-cell>
          <table:table-cell office:value-type="float" office:value="105357" calcext:value-type="float">
            <text:p>105357</text:p>
          </table:table-cell>
          <table:table-cell office:value-type="float" office:value="52641" calcext:value-type="float">
            <text:p>52641</text:p>
          </table:table-cell>
          <table:table-cell office:value-type="float" office:value="301" calcext:value-type="float">
            <text:p>301</text:p>
          </table:table-cell>
          <table:table-cell office:value-type="float" office:value="584" calcext:value-type="float">
            <text:p>584</text:p>
          </table:table-cell>
          <table:table-cell office:value-type="float" office:value="1800" calcext:value-type="float">
            <text:p>1800</text:p>
          </table:table-cell>
          <table:table-cell office:value-type="float" office:value="107023" calcext:value-type="float">
            <text:p>107023</text:p>
          </table:table-cell>
          <table:table-cell office:value-type="float" office:value="53480" calcext:value-type="float">
            <text:p>53480</text:p>
          </table:table-cell>
          <table:table-cell office:value-type="float" office:value="298" calcext:value-type="float">
            <text:p>298</text:p>
          </table:table-cell>
          <table:table-cell office:value-type="float" office:value="585" calcext:value-type="float">
            <text:p>585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50_100_75_2 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412.51" calcext:value-type="float">
            <text:p>1412.51</text:p>
          </table:table-cell>
          <table:table-cell office:value-type="float" office:value="130025" calcext:value-type="float">
            <text:p>130025</text:p>
          </table:table-cell>
          <table:table-cell office:value-type="float" office:value="65013" calcext:value-type="float">
            <text:p>65013</text:p>
          </table:table-cell>
          <table:table-cell office:value-type="float" office:value="673" calcext:value-type="float">
            <text:p>673</text:p>
          </table:table-cell>
          <table:table-cell office:value-type="float" office:value="473" calcext:value-type="float">
            <text:p>473</text:p>
          </table:table-cell>
          <table:table-cell office:value-type="float" office:value="1232.07" calcext:value-type="float">
            <text:p>1232.07</text:p>
          </table:table-cell>
          <table:table-cell office:value-type="float" office:value="136253" calcext:value-type="float">
            <text:p>136253</text:p>
          </table:table-cell>
          <table:table-cell office:value-type="float" office:value="68127" calcext:value-type="float">
            <text:p>68127</text:p>
          </table:table-cell>
          <table:table-cell office:value-type="float" office:value="118" calcext:value-type="float">
            <text:p>118</text:p>
          </table:table-cell>
          <table:table-cell office:value-type="float" office:value="473" calcext:value-type="float">
            <text:p>473</text:p>
          </table:table-cell>
          <table:table-cell office:value-type="float" office:value="1.97" calcext:value-type="float">
            <text:p>1.97</text:p>
          </table:table-cell>
          <table:table-cell office:value-type="float" office:value="1265.35" calcext:value-type="float">
            <text:p>1265.35</text:p>
          </table:table-cell>
          <table:table-cell office:value-type="float" office:value="136253" calcext:value-type="float">
            <text:p>136253</text:p>
          </table:table-cell>
          <table:table-cell office:value-type="float" office:value="68127" calcext:value-type="float">
            <text:p>68127</text:p>
          </table:table-cell>
          <table:table-cell office:value-type="float" office:value="118" calcext:value-type="float">
            <text:p>118</text:p>
          </table:table-cell>
          <table:table-cell office:value-type="float" office:value="473" calcext:value-type="float">
            <text:p>473</text:p>
          </table:table-cell>
          <table:table-cell office:value-type="float" office:value="1296.24" calcext:value-type="float">
            <text:p>1296.24</text:p>
          </table:table-cell>
          <table:table-cell office:value-type="float" office:value="136293" calcext:value-type="float">
            <text:p>136293</text:p>
          </table:table-cell>
          <table:table-cell office:value-type="float" office:value="68147" calcext:value-type="float">
            <text:p>68147</text:p>
          </table:table-cell>
          <table:table-cell office:value-type="float" office:value="106" calcext:value-type="float">
            <text:p>106</text:p>
          </table:table-cell>
          <table:table-cell office:value-type="float" office:value="473" calcext:value-type="float">
            <text:p>473</text:p>
          </table:table-cell>
          <table:table-cell office:value-type="float" office:value="1399.77" calcext:value-type="float">
            <text:p>1399.77</text:p>
          </table:table-cell>
          <table:table-cell office:value-type="float" office:value="134413" calcext:value-type="float">
            <text:p>134413</text:p>
          </table:table-cell>
          <table:table-cell office:value-type="float" office:value="67207" calcext:value-type="float">
            <text:p>67207</text:p>
          </table:table-cell>
          <table:table-cell office:value-type="float" office:value="490" calcext:value-type="float">
            <text:p>490</text:p>
          </table:table-cell>
          <table:table-cell office:value-type="float" office:value="473" calcext:value-type="float">
            <text:p>473</text:p>
          </table:table-cell>
          <table:table-cell office:value-type="float" office:value="2.22" calcext:value-type="float">
            <text:p>2.22</text:p>
          </table:table-cell>
          <table:table-cell office:value-type="float" office:value="1486.06" calcext:value-type="float">
            <text:p>1486.06</text:p>
          </table:table-cell>
          <table:table-cell office:value-type="float" office:value="134417" calcext:value-type="float">
            <text:p>134417</text:p>
          </table:table-cell>
          <table:table-cell office:value-type="float" office:value="67209" calcext:value-type="float">
            <text:p>67209</text:p>
          </table:table-cell>
          <table:table-cell office:value-type="float" office:value="489" calcext:value-type="float">
            <text:p>489</text:p>
          </table:table-cell>
          <table:table-cell office:value-type="float" office:value="473" calcext:value-type="float">
            <text:p>473</text:p>
          </table:table-cell>
          <table:table-cell office:value-type="float" office:value="1514.37" calcext:value-type="float">
            <text:p>1514.37</text:p>
          </table:table-cell>
          <table:table-cell office:value-type="float" office:value="134495" calcext:value-type="float">
            <text:p>134495</text:p>
          </table:table-cell>
          <table:table-cell office:value-type="float" office:value="67248" calcext:value-type="float">
            <text:p>67248</text:p>
          </table:table-cell>
          <table:table-cell office:value-type="float" office:value="468" calcext:value-type="float">
            <text:p>468</text:p>
          </table:table-cell>
          <table:table-cell office:value-type="float" office:value="473" calcext:value-type="float">
            <text:p>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QKP_50_100_75_3 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office:value-type="float" office:value="97457" calcext:value-type="float">
            <text:p>97457</text:p>
          </table:table-cell>
          <table:table-cell office:value-type="float" office:value="48701" calcext:value-type="float">
            <text:p>48701</text:p>
          </table:table-cell>
          <table:table-cell office:value-type="float" office:value="18" calcext:value-type="float">
            <text:p>18</text:p>
          </table:table-cell>
          <table:table-cell office:value-type="float" office:value="593" calcext:value-type="float">
            <text:p>593</text:p>
          </table:table-cell>
          <table:table-cell office:value-type="float" office:value="1800" calcext:value-type="float">
            <text:p>1800</text:p>
          </table:table-cell>
          <table:table-cell office:value-type="float" office:value="106265" calcext:value-type="float">
            <text:p>106265</text:p>
          </table:table-cell>
          <table:table-cell office:value-type="float" office:value="53102" calcext:value-type="float">
            <text:p>53102</text:p>
          </table:table-cell>
          <table:table-cell office:value-type="float" office:value="7" calcext:value-type="float">
            <text:p>7</text:p>
          </table:table-cell>
          <table:table-cell office:value-type="float" office:value="610" calcext:value-type="float">
            <text:p>610</text:p>
          </table:table-cell>
          <table:table-cell office:value-type="float" office:value="1.91" calcext:value-type="float">
            <text:p>1.91</text:p>
          </table:table-cell>
          <table:table-cell office:value-type="float" office:value="1800" calcext:value-type="float">
            <text:p>1800</text:p>
          </table:table-cell>
          <table:table-cell office:value-type="float" office:value="103037" calcext:value-type="float">
            <text:p>103037</text:p>
          </table:table-cell>
          <table:table-cell office:value-type="float" office:value="51473" calcext:value-type="float">
            <text:p>51473</text:p>
          </table:table-cell>
          <table:table-cell office:value-type="float" office:value="7" calcext:value-type="float">
            <text:p>7</text:p>
          </table:table-cell>
          <table:table-cell office:value-type="float" office:value="599" calcext:value-type="float">
            <text:p>599</text:p>
          </table:table-cell>
          <table:table-cell office:value-type="float" office:value="1800" calcext:value-type="float">
            <text:p>1800</text:p>
          </table:table-cell>
          <table:table-cell office:value-type="float" office:value="112065" calcext:value-type="float">
            <text:p>112065</text:p>
          </table:table-cell>
          <table:table-cell office:value-type="float" office:value="55998" calcext:value-type="float">
            <text:p>55998</text:p>
          </table:table-cell>
          <table:table-cell office:value-type="float" office:value="8" calcext:value-type="float">
            <text:p>8</text:p>
          </table:table-cell>
          <table:table-cell office:value-type="float" office:value="616" calcext:value-type="float">
            <text:p>616</text:p>
          </table:table-cell>
          <table:table-cell office:value-type="float" office:value="1800" calcext:value-type="float">
            <text:p>1800</text:p>
          </table:table-cell>
          <table:table-cell office:value-type="float" office:value="100105" calcext:value-type="float">
            <text:p>100105</text:p>
          </table:table-cell>
          <table:table-cell office:value-type="float" office:value="50007" calcext:value-type="float">
            <text:p>50007</text:p>
          </table:table-cell>
          <table:table-cell office:value-type="float" office:value="15" calcext:value-type="float">
            <text:p>15</text:p>
          </table:table-cell>
          <table:table-cell office:value-type="float" office:value="597" calcext:value-type="float">
            <text:p>597</text:p>
          </table:table-cell>
          <table:table-cell office:value-type="float" office:value="2.2" calcext:value-type="float">
            <text:p>2.2</text:p>
          </table:table-cell>
          <table:table-cell office:value-type="float" office:value="1800" calcext:value-type="float">
            <text:p>1800</text:p>
          </table:table-cell>
          <table:table-cell office:value-type="float" office:value="93913" calcext:value-type="float">
            <text:p>93913</text:p>
          </table:table-cell>
          <table:table-cell office:value-type="float" office:value="46922" calcext:value-type="float">
            <text:p>46922</text:p>
          </table:table-cell>
          <table:table-cell office:value-type="float" office:value="13" calcext:value-type="float">
            <text:p>13</text:p>
          </table:table-cell>
          <table:table-cell office:value-type="float" office:value="589" calcext:value-type="float">
            <text:p>589</text:p>
          </table:table-cell>
          <table:table-cell office:value-type="float" office:value="1800" calcext:value-type="float">
            <text:p>1800</text:p>
          </table:table-cell>
          <table:table-cell office:value-type="float" office:value="84665" calcext:value-type="float">
            <text:p>84665</text:p>
          </table:table-cell>
          <table:table-cell office:value-type="float" office:value="42293" calcext:value-type="float">
            <text:p>42293</text:p>
          </table:table-cell>
          <table:table-cell office:value-type="float" office:value="9" calcext:value-type="float">
            <text:p>9</text:p>
          </table:table-cell>
          <table:table-cell office:value-type="float" office:value="577" calcext:value-type="float">
            <text:p>577</text:p>
          </table:table-cell>
          <table:table-cell table:number-columns-repeated="984"/>
        </table:table-row>
        <table:table-row table:style-name="ro1">
          <table:table-cell table:style-name="ce21"/>
          <table:table-cell table:style-name="ce21" table:formula="of:=AVERAGE([.B112:.B114])" office:value-type="float" office:value="50" calcext:value-type="float">
            <text:p>50</text:p>
          </table:table-cell>
          <table:table-cell table:style-name="ce21" table:formula="of:=AVERAGE([.C112:.C114])" office:value-type="float" office:value="75" calcext:value-type="float">
            <text:p>75</text:p>
          </table:table-cell>
          <table:table-cell table:style-name="ce21" table:formula="of:=AVERAGE([.D112:.D114])" office:value-type="float" office:value="1670.83666666667" calcext:value-type="float">
            <text:p>1670.83666666667</text:p>
          </table:table-cell>
          <table:table-cell table:style-name="ce21" table:formula="of:=AVERAGE([.E112:.E114])" office:value-type="float" office:value="111481" calcext:value-type="float">
            <text:p>111481</text:p>
          </table:table-cell>
          <table:table-cell table:style-name="ce21" table:formula="of:=AVERAGE([.F112:.F114])" office:value-type="float" office:value="55718.3333333333" calcext:value-type="float">
            <text:p>55718.3333333333</text:p>
          </table:table-cell>
          <table:table-cell table:style-name="ce21" table:formula="of:=AVERAGE([.G112:.G114])" office:value-type="float" office:value="433.333333333333" calcext:value-type="float">
            <text:p>433.333333333333</text:p>
          </table:table-cell>
          <table:table-cell table:style-name="ce21" table:formula="of:=AVERAGE([.H112:.H114])" office:value-type="float" office:value="550.666666666667" calcext:value-type="float">
            <text:p>550.666666666667</text:p>
          </table:table-cell>
          <table:table-cell table:style-name="ce21" table:formula="of:=AVERAGE([.I112:.I114])" office:value-type="float" office:value="1610.69" calcext:value-type="float">
            <text:p>1610.69</text:p>
          </table:table-cell>
          <table:table-cell table:style-name="ce21" table:formula="of:=AVERAGE([.J112:.J114])" office:value-type="float" office:value="119951" calcext:value-type="float">
            <text:p>119951</text:p>
          </table:table-cell>
          <table:table-cell table:style-name="ce21" table:formula="of:=AVERAGE([.K112:.K114])" office:value-type="float" office:value="59953" calcext:value-type="float">
            <text:p>59953</text:p>
          </table:table-cell>
          <table:table-cell table:style-name="ce21" table:formula="of:=AVERAGE([.L112:.L114])" office:value-type="float" office:value="155" calcext:value-type="float">
            <text:p>155</text:p>
          </table:table-cell>
          <table:table-cell table:style-name="ce21" table:formula="of:=AVERAGE([.M112:.M114])" office:value-type="float" office:value="567" calcext:value-type="float">
            <text:p>567</text:p>
          </table:table-cell>
          <table:table-cell table:style-name="ce21" table:formula="of:=AVERAGE([.N112:.N114])" office:value-type="float" office:value="1.89" calcext:value-type="float">
            <text:p>1.89</text:p>
          </table:table-cell>
          <table:table-cell table:style-name="ce21" table:formula="of:=AVERAGE([.O112:.O114])" office:value-type="float" office:value="1621.78333333333" calcext:value-type="float">
            <text:p>1621.78333333333</text:p>
          </table:table-cell>
          <table:table-cell table:style-name="ce21" table:formula="of:=AVERAGE([.P112:.P114])" office:value-type="float" office:value="117661" calcext:value-type="float">
            <text:p>117661</text:p>
          </table:table-cell>
          <table:table-cell table:style-name="ce21" table:formula="of:=AVERAGE([.Q112:.Q114])" office:value-type="float" office:value="58802" calcext:value-type="float">
            <text:p>58802</text:p>
          </table:table-cell>
          <table:table-cell table:style-name="ce21" table:formula="of:=AVERAGE([.R112:.R114])" office:value-type="float" office:value="147.666666666667" calcext:value-type="float">
            <text:p>147.666666666667</text:p>
          </table:table-cell>
          <table:table-cell table:style-name="ce21" table:formula="of:=AVERAGE([.S112:.S114])" office:value-type="float" office:value="559.333333333333" calcext:value-type="float">
            <text:p>559.333333333333</text:p>
          </table:table-cell>
          <table:table-cell table:style-name="ce21" table:formula="of:=AVERAGE([.T112:.T114])" office:value-type="float" office:value="1632.08" calcext:value-type="float">
            <text:p>1632.08</text:p>
          </table:table-cell>
          <table:table-cell table:style-name="ce21" table:formula="of:=AVERAGE([.U112:.U114])" office:value-type="float" office:value="120893" calcext:value-type="float">
            <text:p>120893</text:p>
          </table:table-cell>
          <table:table-cell table:style-name="ce21" table:formula="of:=AVERAGE([.V112:.V114])" office:value-type="float" office:value="60422.6666666667" calcext:value-type="float">
            <text:p>60422.6666666667</text:p>
          </table:table-cell>
          <table:table-cell table:style-name="ce21" table:formula="of:=AVERAGE([.W112:.W114])" office:value-type="float" office:value="145.333333333333" calcext:value-type="float">
            <text:p>145.333333333333</text:p>
          </table:table-cell>
          <table:table-cell table:style-name="ce21" table:formula="of:=AVERAGE([.X112:.X114])" office:value-type="float" office:value="563" calcext:value-type="float">
            <text:p>563</text:p>
          </table:table-cell>
          <table:table-cell table:style-name="ce21" table:formula="of:=AVERAGE([.Y112:.Y114])" office:value-type="float" office:value="1666.59" calcext:value-type="float">
            <text:p>1666.59</text:p>
          </table:table-cell>
          <table:table-cell table:style-name="ce21" table:formula="of:=AVERAGE([.Z112:.Z114])" office:value-type="float" office:value="115965.666666667" calcext:value-type="float">
            <text:p>115965.666666667</text:p>
          </table:table-cell>
          <table:table-cell table:style-name="ce21" table:formula="of:=AVERAGE([.AA112:.AA114])" office:value-type="float" office:value="57954.3333333333" calcext:value-type="float">
            <text:p>57954.3333333333</text:p>
          </table:table-cell>
          <table:table-cell table:style-name="ce21" table:formula="of:=AVERAGE([.AB112:.AB114])" office:value-type="float" office:value="275.666666666667" calcext:value-type="float">
            <text:p>275.666666666667</text:p>
          </table:table-cell>
          <table:table-cell table:style-name="ce21" table:formula="of:=AVERAGE([.AC112:.AC114])" office:value-type="float" office:value="556" calcext:value-type="float">
            <text:p>556</text:p>
          </table:table-cell>
          <table:table-cell table:style-name="ce21" table:formula="of:=AVERAGE([.AD112:.AD114])" office:value-type="float" office:value="2.19666666666667" calcext:value-type="float">
            <text:p>2.19666666666667</text:p>
          </table:table-cell>
          <table:table-cell table:style-name="ce21" table:formula="of:=AVERAGE([.AE112:.AE114])" office:value-type="float" office:value="1695.35333333333" calcext:value-type="float">
            <text:p>1695.35333333333</text:p>
          </table:table-cell>
          <table:table-cell table:style-name="ce21" table:formula="of:=AVERAGE([.AF112:.AF114])" office:value-type="float" office:value="111229" calcext:value-type="float">
            <text:p>111229</text:p>
          </table:table-cell>
          <table:table-cell table:style-name="ce21" table:formula="of:=AVERAGE([.AG112:.AG114])" office:value-type="float" office:value="55590.6666666667" calcext:value-type="float">
            <text:p>55590.6666666667</text:p>
          </table:table-cell>
          <table:table-cell table:style-name="ce21" table:formula="of:=AVERAGE([.AH112:.AH114])" office:value-type="float" office:value="267.666666666667" calcext:value-type="float">
            <text:p>267.666666666667</text:p>
          </table:table-cell>
          <table:table-cell table:style-name="ce21" table:formula="of:=AVERAGE([.AI112:.AI114])" office:value-type="float" office:value="548.666666666667" calcext:value-type="float">
            <text:p>548.666666666667</text:p>
          </table:table-cell>
          <table:table-cell table:style-name="ce21" table:formula="of:=AVERAGE([.AJ112:.AJ114])" office:value-type="float" office:value="1704.79" calcext:value-type="float">
            <text:p>1704.79</text:p>
          </table:table-cell>
          <table:table-cell table:style-name="ce21" table:formula="of:=AVERAGE([.AK112:.AK114])" office:value-type="float" office:value="108727.666666667" calcext:value-type="float">
            <text:p>108727.666666667</text:p>
          </table:table-cell>
          <table:table-cell table:style-name="ce21" table:formula="of:=AVERAGE([.AL112:.AL114])" office:value-type="float" office:value="54340.3333333333" calcext:value-type="float">
            <text:p>54340.3333333333</text:p>
          </table:table-cell>
          <table:table-cell table:style-name="ce21" table:formula="of:=AVERAGE([.AM112:.AM114])" office:value-type="float" office:value="258.333333333333" calcext:value-type="float">
            <text:p>258.333333333333</text:p>
          </table:table-cell>
          <table:table-cell table:style-name="ce21" table:formula="of:=AVERAGE([.AN112:.AN114])" office:value-type="float" office:value="545" calcext:value-type="float">
            <text:p>545</text:p>
          </table:table-cell>
          <table:table-cell table:style-name="ce29" table:number-columns-repeated="984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 style:data-style-name="N2" text:time-value="11:07:31.190823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7T12:50:01.520801812</meta:creation-date>
    <dc:date>2025-04-09T11:11:24.588877255</dc:date>
    <meta:editing-duration>PT4H49M58S</meta:editing-duration>
    <meta:editing-cycles>37</meta:editing-cycles>
    <meta:generator>LibreOffice/6.4.7.2$Linux_X86_64 LibreOffice_project/40$Build-2</meta:generator>
    <meta:document-statistic meta:table-count="2" meta:cell-count="9324" meta:object-count="0"/>
  </office:meta>
</office:document-meta>
</file>